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#92D050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ackground-color="#00B0F0"/>
    </style:style>
    <style:style style:name="ce8" style:family="table-cell" style:parent-style-name="Default" style:data-style-name="N0">
      <style:table-cell-properties fo:background-color="#FF0000"/>
    </style:style>
    <style:style style:name="ce9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378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30" table:style-name="ce1">
            <text:p>13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number-rows-repeated="1048271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float" office:value="2.7713039260691019" table:style-name="ce1">
            <text:p>2.771303926</text:p>
          </table:table-cell>
          <table:table-cell office:value-type="float" office:value="-9.2963366674487791" table:style-name="ce1">
            <text:p>-9.296336667</text:p>
          </table:table-cell>
          <table:table-cell office:value-type="float" office:value="0" table:style-name="ce1">
            <text:p>0</text:p>
          </table:table-cell>
          <table:table-cell office:value-type="float" office:value="3.3020000000000001E-2" table:style-name="ce1">
            <text:p>0.03302</text:p>
          </table:table-cell>
          <table:table-cell office:value-type="float" office:value="0.91" table:style-name="ce1">
            <text:p>0.9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76" table:style-name="ce1">
            <text:p>176</text:p>
          </table:table-cell>
          <table:table-cell office:value-type="float" office:value="3.9274126774697158" table:style-name="ce1">
            <text:p>3.927412677</text:p>
          </table:table-cell>
          <table:table-cell office:value-type="float" office:value="-13.400784468506398" table:style-name="ce1">
            <text:p>-13.40078447</text:p>
          </table:table-cell>
          <table:table-cell office:value-type="float" office:value="0" table:style-name="ce1">
            <text:p>0</text:p>
          </table:table-cell>
          <table:table-cell office:value-type="float" office:value="2.2290000000000001E-2" table:style-name="ce1">
            <text:p>0.02229</text:p>
          </table:table-cell>
          <table:table-cell office:value-type="float" office:value="0.96" table:style-name="ce1">
            <text:p>0.9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76" table:style-name="ce1">
            <text:p>176</text:p>
          </table:table-cell>
          <table:table-cell office:value-type="float" office:value="3.9211673051311728" table:style-name="ce1">
            <text:p>3.921167305</text:p>
          </table:table-cell>
          <table:table-cell office:value-type="float" office:value="-13.416370644910693" table:style-name="ce1">
            <text:p>-13.41637064</text:p>
          </table:table-cell>
          <table:table-cell office:value-type="float" office:value="0" table:style-name="ce1">
            <text:p>0</text:p>
          </table:table-cell>
          <table:table-cell office:value-type="float" office:value="2.205E-2" table:style-name="ce1">
            <text:p>0.02205</text:p>
          </table:table-cell>
          <table:table-cell office:value-type="float" office:value="0.96" table:style-name="ce1">
            <text:p>0.9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23.829848354026669" table:style-name="ce1">
            <text:p>23.82984835</text:p>
          </table:table-cell>
          <table:table-cell office:value-type="float" office:value="-125.51474920716788" table:style-name="ce1">
            <text:p>-125.5147492</text:p>
          </table:table-cell>
          <table:table-cell office:value-type="float" office:value="0" table:style-name="ce1">
            <text:p>0</text:p>
          </table:table-cell>
          <table:table-cell office:value-type="float" office:value="2.5999999999999999E-3" table:style-name="ce1">
            <text:p>0.0026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24.379913798319386" table:style-name="ce1">
            <text:p>24.3799138</text:p>
          </table:table-cell>
          <table:table-cell office:value-type="float" office:value="-131.15325890044809" table:style-name="ce1">
            <text:p>-131.1532589</text:p>
          </table:table-cell>
          <table:table-cell office:value-type="float" office:value="0" table:style-name="ce1">
            <text:p>0</text:p>
          </table:table-cell>
          <table:table-cell office:value-type="float" office:value="2.5000000000000001E-3" table:style-name="ce1">
            <text:p>0.0025</text:p>
          </table:table-cell>
          <table:table-cell office:value-type="float" office:value="1.24" table:style-name="ce1">
            <text:p>1.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22.788109601442205" table:style-name="ce1">
            <text:p>22.7881096</text:p>
          </table:table-cell>
          <table:table-cell office:value-type="float" office:value="-122.83727572832203" table:style-name="ce1">
            <text:p>-122.8372757</text:p>
          </table:table-cell>
          <table:table-cell office:value-type="float" office:value="0" table:style-name="ce1">
            <text:p>0</text:p>
          </table:table-cell>
          <table:table-cell office:value-type="float" office:value="2.65E-3" table:style-name="ce1">
            <text:p>0.00265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office:value-type="float" office:value="3.3389412075622511" table:style-name="ce1">
            <text:p>3.338941208</text:p>
          </table:table-cell>
          <table:table-cell office:value-type="float" office:value="-20.459072186877577" table:style-name="ce1">
            <text:p>-20.45907219</text:p>
          </table:table-cell>
          <table:table-cell office:value-type="float" office:value="0" table:style-name="ce1">
            <text:p>0</text:p>
          </table:table-cell>
          <table:table-cell office:value-type="float" office:value="1.6400000000000001E-2" table:style-name="ce1">
            <text:p>0.0164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1.6247717691304948" table:style-name="ce1">
            <text:p>1.624771769</text:p>
          </table:table-cell>
          <table:table-cell office:value-type="float" office:value="-8.648928082769002" table:style-name="ce1">
            <text:p>-8.648928083</text:p>
          </table:table-cell>
          <table:table-cell office:value-type="float" office:value="0" table:style-name="ce1">
            <text:p>0</text:p>
          </table:table-cell>
          <table:table-cell office:value-type="float" office:value="3.8010000000000002E-2" table:style-name="ce1">
            <text:p>0.03801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office:value-type="float" office:value="3.3649143967841826" table:style-name="ce1">
            <text:p>3.364914397</text:p>
          </table:table-cell>
          <table:table-cell office:value-type="float" office:value="-11.238401212327048" table:style-name="ce1">
            <text:p>-11.23840121</text:p>
          </table:table-cell>
          <table:table-cell office:value-type="float" office:value="0" table:style-name="ce1">
            <text:p>0</text:p>
          </table:table-cell>
          <table:table-cell office:value-type="float" office:value="2.7470000000000001E-2" table:style-name="ce1">
            <text:p>0.02747</text:p>
          </table:table-cell>
          <table:table-cell office:value-type="float" office:value="1.64" table:style-name="ce1">
            <text:p>1.6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3.8024052217250852" table:style-name="ce1">
            <text:p>3.802405222</text:p>
          </table:table-cell>
          <table:table-cell office:value-type="float" office:value="-13.147331158270136" table:style-name="ce1">
            <text:p>-13.14733116</text:p>
          </table:table-cell>
          <table:table-cell office:value-type="float" office:value="0" table:style-name="ce1">
            <text:p>0</text:p>
          </table:table-cell>
          <table:table-cell office:value-type="float" office:value="2.214E-2" table:style-name="ce1">
            <text:p>0.02214</text:p>
          </table:table-cell>
          <table:table-cell office:value-type="float" office:value="1.71" table:style-name="ce1">
            <text:p>1.7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3.9313754744446512" table:style-name="ce1">
            <text:p>3.931375474</text:p>
          </table:table-cell>
          <table:table-cell office:value-type="float" office:value="-13.421442042606564" table:style-name="ce1">
            <text:p>-13.42144204</text:p>
          </table:table-cell>
          <table:table-cell office:value-type="float" office:value="0" table:style-name="ce1">
            <text:p>0</text:p>
          </table:table-cell>
          <table:table-cell office:value-type="float" office:value="2.2040000000000001E-2" table:style-name="ce1">
            <text:p>0.02204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4" table:style-name="ce1">
            <text:p>34</text:p>
          </table:table-cell>
          <table:table-cell office:value-type="float" office:value="1.558496451566" table:style-name="ce1">
            <text:p>1.558496452</text:p>
          </table:table-cell>
          <table:table-cell office:value-type="float" office:value="-8.0215157980558516" table:style-name="ce1">
            <text:p>-8.021515798</text:p>
          </table:table-cell>
          <table:table-cell office:value-type="float" office:value="0" table:style-name="ce1">
            <text:p>0</text:p>
          </table:table-cell>
          <table:table-cell office:value-type="float" office:value="4.4350000000000001E-2" table:style-name="ce1">
            <text:p>0.04435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office:value-type="float" office:value="2.3656066832553546" table:style-name="ce1">
            <text:p>2.365606683</text:p>
          </table:table-cell>
          <table:table-cell office:value-type="float" office:value="-8.8431623550810325" table:style-name="ce1">
            <text:p>-8.843162355</text:p>
          </table:table-cell>
          <table:table-cell office:value-type="float" office:value="0" table:style-name="ce1">
            <text:p>0</text:p>
          </table:table-cell>
          <table:table-cell office:value-type="float" office:value="4.0489999999999998E-2" table:style-name="ce1">
            <text:p>0.04049</text:p>
          </table:table-cell>
          <table:table-cell office:value-type="float" office:value="1.89" table:style-name="ce1">
            <text:p>1.8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5.6639219388184276" table:style-name="ce1">
            <text:p>5.663921939</text:p>
          </table:table-cell>
          <table:table-cell office:value-type="float" office:value="-18.487190750796781" table:style-name="ce1">
            <text:p>-18.48719075</text:p>
          </table:table-cell>
          <table:table-cell office:value-type="float" office:value="0" table:style-name="ce1">
            <text:p>0</text:p>
          </table:table-cell>
          <table:table-cell office:value-type="float" office:value="1.745E-2" table:style-name="ce1">
            <text:p>0.0174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2.4187361020203815" table:style-name="ce1">
            <text:p>2.418736102</text:p>
          </table:table-cell>
          <table:table-cell office:value-type="float" office:value="-10.862639196528811" table:style-name="ce1">
            <text:p>-10.8626392</text:p>
          </table:table-cell>
          <table:table-cell office:value-type="float" office:value="0" table:style-name="ce1">
            <text:p>0</text:p>
          </table:table-cell>
          <table:table-cell office:value-type="float" office:value="3.2140000000000002E-2" table:style-name="ce1">
            <text:p>0.03214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1.6428720552114735" table:style-name="ce1">
            <text:p>1.642872055</text:p>
          </table:table-cell>
          <table:table-cell office:value-type="float" office:value="-17.189033390733474" table:style-name="ce1">
            <text:p>-17.18903339</text:p>
          </table:table-cell>
          <table:table-cell office:value-type="float" office:value="0" table:style-name="ce1">
            <text:p>0</text:p>
          </table:table-cell>
          <table:table-cell office:value-type="float" office:value="3.6089999999999997E-2" table:style-name="ce1">
            <text:p>0.03609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46" table:style-name="ce1">
            <text:p>246</text:p>
          </table:table-cell>
          <table:table-cell office:value-type="float" office:value="8.6891116165803908" table:style-name="ce1">
            <text:p>8.689111617</text:p>
          </table:table-cell>
          <table:table-cell office:value-type="float" office:value="-44.53684461294641" table:style-name="ce1">
            <text:p>-44.53684461</text:p>
          </table:table-cell>
          <table:table-cell office:value-type="float" office:value="0" table:style-name="ce1">
            <text:p>0</text:p>
          </table:table-cell>
          <table:table-cell office:value-type="float" office:value="8.1099999999999992E-3" table:style-name="ce1">
            <text:p>0.00811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11.437772529878684" table:style-name="ce1">
            <text:p>11.43777253</text:p>
          </table:table-cell>
          <table:table-cell office:value-type="float" office:value="-37.475976839508554" table:style-name="ce1">
            <text:p>-37.47597684</text:p>
          </table:table-cell>
          <table:table-cell office:value-type="float" office:value="0" table:style-name="ce1">
            <text:p>0</text:p>
          </table:table-cell>
          <table:table-cell office:value-type="float" office:value="8.5500000000000003E-3" table:style-name="ce1">
            <text:p>0.0085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4.6311138563455518" table:style-name="ce1">
            <text:p>4.631113856</text:p>
          </table:table-cell>
          <table:table-cell office:value-type="float" office:value="-23.796167518201951" table:style-name="ce1">
            <text:p>-23.79616752</text:p>
          </table:table-cell>
          <table:table-cell office:value-type="float" office:value="0" table:style-name="ce1">
            <text:p>0</text:p>
          </table:table-cell>
          <table:table-cell office:value-type="float" office:value="1.506E-2" table:style-name="ce1">
            <text:p>0.01506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11.437772529878684" table:style-name="ce1">
            <text:p>11.43777253</text:p>
          </table:table-cell>
          <table:table-cell office:value-type="float" office:value="-37.475976839508554" table:style-name="ce1">
            <text:p>-37.47597684</text:p>
          </table:table-cell>
          <table:table-cell office:value-type="float" office:value="0" table:style-name="ce1">
            <text:p>0</text:p>
          </table:table-cell>
          <table:table-cell office:value-type="float" office:value="8.5500000000000003E-3" table:style-name="ce1">
            <text:p>0.0085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4.6311138563455518" table:style-name="ce1">
            <text:p>4.631113856</text:p>
          </table:table-cell>
          <table:table-cell office:value-type="float" office:value="-23.796167518201951" table:style-name="ce1">
            <text:p>-23.79616752</text:p>
          </table:table-cell>
          <table:table-cell office:value-type="float" office:value="0" table:style-name="ce1">
            <text:p>0</text:p>
          </table:table-cell>
          <table:table-cell office:value-type="float" office:value="1.506E-2" table:style-name="ce1">
            <text:p>0.01506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float" office:value="8.8941383300357213" table:style-name="ce1">
            <text:p>8.89413833</text:p>
          </table:table-cell>
          <table:table-cell office:value-type="float" office:value="-45.6609048086992" table:style-name="ce1">
            <text:p>-45.66090481</text:p>
          </table:table-cell>
          <table:table-cell office:value-type="float" office:value="0" table:style-name="ce1">
            <text:p>0</text:p>
          </table:table-cell>
          <table:table-cell office:value-type="float" office:value="7.8799999999999999E-3" table:style-name="ce1">
            <text:p>0.00788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6" table:style-name="ce1">
            <text:p>186</text:p>
          </table:table-cell>
          <table:table-cell office:value-type="float" office:value="2.9889572513989271" table:style-name="ce1">
            <text:p>2.988957251</text:p>
          </table:table-cell>
          <table:table-cell office:value-type="float" office:value="-10.166047691271931" table:style-name="ce1">
            <text:p>-10.16604769</text:p>
          </table:table-cell>
          <table:table-cell office:value-type="float" office:value="0" table:style-name="ce1">
            <text:p>0</text:p>
          </table:table-cell>
          <table:table-cell office:value-type="float" office:value="2.9049999999999999E-2" table:style-name="ce1">
            <text:p>0.02905</text:p>
          </table:table-cell>
          <table:table-cell office:value-type="float" office:value="1.85" table:style-name="ce1">
            <text:p>1.8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float" office:value="8.8941383300357213" table:style-name="ce1">
            <text:p>8.89413833</text:p>
          </table:table-cell>
          <table:table-cell office:value-type="float" office:value="-45.6609048086992" table:style-name="ce1">
            <text:p>-45.66090481</text:p>
          </table:table-cell>
          <table:table-cell office:value-type="float" office:value="0" table:style-name="ce1">
            <text:p>0</text:p>
          </table:table-cell>
          <table:table-cell office:value-type="float" office:value="7.8799999999999999E-3" table:style-name="ce1">
            <text:p>0.00788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46" table:style-name="ce1">
            <text:p>246</text:p>
          </table:table-cell>
          <table:table-cell office:value-type="float" office:value="8.9809919945902728" table:style-name="ce1">
            <text:p>8.980991995</text:p>
          </table:table-cell>
          <table:table-cell office:value-type="float" office:value="-46.049596207556" table:style-name="ce1">
            <text:p>-46.04959621</text:p>
          </table:table-cell>
          <table:table-cell office:value-type="float" office:value="0" table:style-name="ce1">
            <text:p>0</text:p>
          </table:table-cell>
          <table:table-cell office:value-type="float" office:value="7.79E-3" table:style-name="ce1">
            <text:p>0.00779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5" table:style-name="ce1">
            <text:p>185</text:p>
          </table:table-cell>
          <table:table-cell office:value-type="float" office:value="7.1456336586285785" table:style-name="ce1">
            <text:p>7.145633659</text:p>
          </table:table-cell>
          <table:table-cell office:value-type="float" office:value="-24.297720196485685" table:style-name="ce1">
            <text:p>-24.2977202</text:p>
          </table:table-cell>
          <table:table-cell office:value-type="float" office:value="0" table:style-name="ce1">
            <text:p>0</text:p>
          </table:table-cell>
          <table:table-cell office:value-type="float" office:value="1.2659999999999999E-2" table:style-name="ce1">
            <text:p>0.01266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83" table:style-name="ce1">
            <text:p>183</text:p>
          </table:table-cell>
          <table:table-cell office:value-type="float" office:value="5.9222195901246275" table:style-name="ce1">
            <text:p>5.92221959</text:p>
          </table:table-cell>
          <table:table-cell office:value-type="float" office:value="-59.799973422234039" table:style-name="ce1">
            <text:p>-59.79997342</text:p>
          </table:table-cell>
          <table:table-cell office:value-type="float" office:value="0" table:style-name="ce1">
            <text:p>0</text:p>
          </table:table-cell>
          <table:table-cell office:value-type="float" office:value="1.111E-2" table:style-name="ce1">
            <text:p>0.01111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50" table:style-name="ce1">
            <text:p>250</text:p>
          </table:table-cell>
          <table:table-cell office:value-type="float" office:value="19.492103579343457" table:style-name="ce1">
            <text:p>19.49210358</text:p>
          </table:table-cell>
          <table:table-cell office:value-type="float" office:value="-101.06231964507423" table:style-name="ce1">
            <text:p>-101.0623196</text:p>
          </table:table-cell>
          <table:table-cell office:value-type="float" office:value="0" table:style-name="ce1">
            <text:p>0</text:p>
          </table:table-cell>
          <table:table-cell office:value-type="float" office:value="3.4199999999999999E-3" table:style-name="ce1">
            <text:p>0.00342</text:p>
          </table:table-cell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2.6636984933968177" table:style-name="ce1">
            <text:p>2.663698493</text:p>
          </table:table-cell>
          <table:table-cell office:value-type="float" office:value="-16.321306579663457" table:style-name="ce1">
            <text:p>-16.32130658</text:p>
          </table:table-cell>
          <table:table-cell office:value-type="float" office:value="0" table:style-name="ce1">
            <text:p>0</text:p>
          </table:table-cell>
          <table:table-cell office:value-type="float" office:value="2.0549999999999999E-2" table:style-name="ce1">
            <text:p>0.02055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8" table:style-name="ce1">
            <text:p>28</text:p>
          </table:table-cell>
          <table:table-cell office:value-type="float" office:value="2.5602748975218304" table:style-name="ce1">
            <text:p>2.560274898</text:p>
          </table:table-cell>
          <table:table-cell office:value-type="float" office:value="-8.3794304367168753" table:style-name="ce1">
            <text:p>-8.379430437</text:p>
          </table:table-cell>
          <table:table-cell office:value-type="float" office:value="0" table:style-name="ce1">
            <text:p>0</text:p>
          </table:table-cell>
          <table:table-cell office:value-type="float" office:value="3.8269999999999998E-2" table:style-name="ce1">
            <text:p>0.03827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55" table:style-name="ce1">
            <text:p>255</text:p>
          </table:table-cell>
          <table:table-cell office:value-type="float" office:value="19.884739026902921" table:style-name="ce1">
            <text:p>19.88473903</text:p>
          </table:table-cell>
          <table:table-cell office:value-type="float" office:value="-81.5838406174705" table:style-name="ce1">
            <text:p>-81.58384062</text:p>
          </table:table-cell>
          <table:table-cell office:value-type="float" office:value="0" table:style-name="ce1">
            <text:p>0</text:p>
          </table:table-cell>
          <table:table-cell office:value-type="float" office:value="2.7269999999999999E-2" table:style-name="ce1">
            <text:p>0.02727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1.7350211851402928" table:style-name="ce1">
            <text:p>1.735021185</text:p>
          </table:table-cell>
          <table:table-cell office:value-type="float" office:value="-8.8055949841939096" table:style-name="ce1">
            <text:p>-8.805594984</text:p>
          </table:table-cell>
          <table:table-cell office:value-type="float" office:value="0" table:style-name="ce1">
            <text:p>0</text:p>
          </table:table-cell>
          <table:table-cell office:value-type="float" office:value="4.1259999999999998E-2" table:style-name="ce1">
            <text:p>0.04126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1.6284665757390389" table:style-name="ce1">
            <text:p>1.628466576</text:p>
          </table:table-cell>
          <table:table-cell office:value-type="float" office:value="-5.3254671564636791" table:style-name="ce1">
            <text:p>-5.325467156</text:p>
          </table:table-cell>
          <table:table-cell office:value-type="float" office:value="0" table:style-name="ce1">
            <text:p>0</text:p>
          </table:table-cell>
          <table:table-cell office:value-type="float" office:value="6.0319999999999999E-2" table:style-name="ce1">
            <text:p>0.06032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1.7350211851402928" table:style-name="ce1">
            <text:p>1.735021185</text:p>
          </table:table-cell>
          <table:table-cell office:value-type="float" office:value="-8.8055949841939096" table:style-name="ce1">
            <text:p>-8.805594984</text:p>
          </table:table-cell>
          <table:table-cell office:value-type="float" office:value="0" table:style-name="ce1">
            <text:p>0</text:p>
          </table:table-cell>
          <table:table-cell office:value-type="float" office:value="4.1259999999999998E-2" table:style-name="ce1">
            <text:p>0.04126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float" office:value="2.7284157489813872" table:style-name="ce1">
            <text:p>2.728415749</text:p>
          </table:table-cell>
          <table:table-cell office:value-type="float" office:value="-9.6731985236008011" table:style-name="ce1">
            <text:p>-9.673198524</text:p>
          </table:table-cell>
          <table:table-cell office:value-type="float" office:value="0" table:style-name="ce1">
            <text:p>0</text:p>
          </table:table-cell>
          <table:table-cell office:value-type="float" office:value="3.0370000000000001E-2" table:style-name="ce1">
            <text:p>0.03037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50" table:style-name="ce1">
            <text:p>250</text:p>
          </table:table-cell>
          <table:table-cell office:value-type="float" office:value="19.010923656400426" table:style-name="ce1">
            <text:p>19.01092366</text:p>
          </table:table-cell>
          <table:table-cell office:value-type="float" office:value="-99.019463322641798" table:style-name="ce1">
            <text:p>-99.01946332</text:p>
          </table:table-cell>
          <table:table-cell office:value-type="float" office:value="0" table:style-name="ce1">
            <text:p>0</text:p>
          </table:table-cell>
          <table:table-cell office:value-type="float" office:value="3.49E-3" table:style-name="ce1">
            <text:p>0.00349</text:p>
          </table:table-cell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78" table:style-name="ce1">
            <text:p>178</text:p>
          </table:table-cell>
          <table:table-cell office:value-type="float" office:value="6.185802484746171" table:style-name="ce1">
            <text:p>6.185802485</text:p>
          </table:table-cell>
          <table:table-cell office:value-type="float" office:value="-26.438960322168974" table:style-name="ce1">
            <text:p>-26.43896032</text:p>
          </table:table-cell>
          <table:table-cell office:value-type="float" office:value="0" table:style-name="ce1">
            <text:p>0</text:p>
          </table:table-cell>
          <table:table-cell office:value-type="float" office:value="1.167E-2" table:style-name="ce1">
            <text:p>0.01167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3.6954937514682986" table:style-name="ce1">
            <text:p>3.695493751</text:p>
          </table:table-cell>
          <table:table-cell office:value-type="float" office:value="-14.558620987927311" table:style-name="ce1">
            <text:p>-14.55862099</text:p>
          </table:table-cell>
          <table:table-cell office:value-type="float" office:value="0" table:style-name="ce1">
            <text:p>0</text:p>
          </table:table-cell>
          <table:table-cell office:value-type="float" office:value="2.1909999999999999E-2" table:style-name="ce1">
            <text:p>0.02191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3.3947941916258939" table:style-name="ce1">
            <text:p>3.394794192</text:p>
          </table:table-cell>
          <table:table-cell office:value-type="float" office:value="-13.90063797765271" table:style-name="ce1">
            <text:p>-13.90063798</text:p>
          </table:table-cell>
          <table:table-cell office:value-type="float" office:value="0" table:style-name="ce1">
            <text:p>0</text:p>
          </table:table-cell>
          <table:table-cell office:value-type="float" office:value="2.3230000000000001E-2" table:style-name="ce1">
            <text:p>0.02323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84" table:style-name="ce1">
            <text:p>184</text:p>
          </table:table-cell>
          <table:table-cell office:value-type="float" office:value="10.705062933380827" table:style-name="ce1">
            <text:p>10.70506293</text:p>
          </table:table-cell>
          <table:table-cell office:value-type="float" office:value="-29.211464677163953" table:style-name="ce1">
            <text:p>-29.21146468</text:p>
          </table:table-cell>
          <table:table-cell office:value-type="float" office:value="0" table:style-name="ce1">
            <text:p>0</text:p>
          </table:table-cell>
          <table:table-cell office:value-type="float" office:value="1.0319999999999999E-2" table:style-name="ce1">
            <text:p>0.01032</text:p>
          </table:table-cell>
          <table:table-cell office:value-type="float" office:value="0.91" table:style-name="ce1">
            <text:p>0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2.6842915259899067" table:style-name="ce1">
            <text:p>2.684291526</text:p>
          </table:table-cell>
          <table:table-cell office:value-type="float" office:value="-17.060163920735853" table:style-name="ce1">
            <text:p>-17.06016392</text:p>
          </table:table-cell>
          <table:table-cell office:value-type="float" office:value="0" table:style-name="ce1">
            <text:p>0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6.9278566709375067" table:style-name="ce1">
            <text:p>6.927856671</text:p>
          </table:table-cell>
          <table:table-cell office:value-type="float" office:value="-22.067497117851133" table:style-name="ce1">
            <text:p>-22.06749712</text:p>
          </table:table-cell>
          <table:table-cell office:value-type="float" office:value="0" table:style-name="ce1">
            <text:p>0</text:p>
          </table:table-cell>
          <table:table-cell office:value-type="float" office:value="1.502E-2" table:style-name="ce1">
            <text:p>0.01502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3.3360078213555635" table:style-name="ce1">
            <text:p>3.336007821</text:p>
          </table:table-cell>
          <table:table-cell office:value-type="float" office:value="-11.876918356687417" table:style-name="ce1">
            <text:p>-11.87691836</text:p>
          </table:table-cell>
          <table:table-cell office:value-type="float" office:value="0" table:style-name="ce1">
            <text:p>0</text:p>
          </table:table-cell>
          <table:table-cell office:value-type="float" office:value="2.5329999999999998E-2" table:style-name="ce1">
            <text:p>0.02533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6.9620297466585761" table:style-name="ce1">
            <text:p>6.962029747</text:p>
          </table:table-cell>
          <table:table-cell office:value-type="float" office:value="-22.135270138061411" table:style-name="ce1">
            <text:p>-22.13527014</text:p>
          </table:table-cell>
          <table:table-cell office:value-type="float" office:value="0" table:style-name="ce1">
            <text:p>0</text:p>
          </table:table-cell>
          <table:table-cell office:value-type="float" office:value="1.508E-2" table:style-name="ce1">
            <text:p>0.01508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86" table:style-name="ce1">
            <text:p>186</text:p>
          </table:table-cell>
          <table:table-cell office:value-type="float" office:value="2.9889572513989271" table:style-name="ce1">
            <text:p>2.988957251</text:p>
          </table:table-cell>
          <table:table-cell office:value-type="float" office:value="-10.166047691271931" table:style-name="ce1">
            <text:p>-10.16604769</text:p>
          </table:table-cell>
          <table:table-cell office:value-type="float" office:value="0" table:style-name="ce1">
            <text:p>0</text:p>
          </table:table-cell>
          <table:table-cell office:value-type="float" office:value="2.9049999999999999E-2" table:style-name="ce1">
            <text:p>0.02905</text:p>
          </table:table-cell>
          <table:table-cell office:value-type="float" office:value="1.85" table:style-name="ce1">
            <text:p>1.8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51" table:style-name="ce1">
            <text:p>251</text:p>
          </table:table-cell>
          <table:table-cell office:value-type="float" office:value="3.4184202415310048" table:style-name="ce1">
            <text:p>3.418420242</text:p>
          </table:table-cell>
          <table:table-cell office:value-type="float" office:value="-23.424584605900979" table:style-name="ce1">
            <text:p>-23.42458461</text:p>
          </table:table-cell>
          <table:table-cell office:value-type="float" office:value="0" table:style-name="ce1">
            <text:p>0</text:p>
          </table:table-cell>
          <table:table-cell office:value-type="float" office:value="1.95E-2" table:style-name="ce1">
            <text:p>0.0195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3.7058020103911611" table:style-name="ce1">
            <text:p>3.70580201</text:p>
          </table:table-cell>
          <table:table-cell office:value-type="float" office:value="-15.602429421959178" table:style-name="ce1">
            <text:p>-15.60242942</text:p>
          </table:table-cell>
          <table:table-cell office:value-type="float" office:value="0" table:style-name="ce1">
            <text:p>0</text:p>
          </table:table-cell>
          <table:table-cell office:value-type="float" office:value="2.0799999999999999E-2" table:style-name="ce1">
            <text:p>0.0208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45" table:style-name="ce1">
            <text:p>245</text:p>
          </table:table-cell>
          <table:table-cell office:value-type="float" office:value="6.5832355625081469" table:style-name="ce1">
            <text:p>6.583235563</text:p>
          </table:table-cell>
          <table:table-cell office:value-type="float" office:value="-22.356928692478164" table:style-name="ce1">
            <text:p>-22.35692869</text:p>
          </table:table-cell>
          <table:table-cell office:value-type="float" office:value="0" table:style-name="ce1">
            <text:p>0</text:p>
          </table:table-cell>
          <table:table-cell office:value-type="float" office:value="1.324E-2" table:style-name="ce1">
            <text:p>0.01324</text:p>
          </table:table-cell>
          <table:table-cell office:value-type="float" office:value="0.81" table:style-name="ce1">
            <text:p>0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4" table:style-name="ce1">
            <text:p>34</text:p>
          </table:table-cell>
          <table:table-cell office:value-type="float" office:value="3.2580683480774657" table:style-name="ce1">
            <text:p>3.258068348</text:p>
          </table:table-cell>
          <table:table-cell office:value-type="float" office:value="-15.338739890797909" table:style-name="ce1">
            <text:p>-15.33873989</text:p>
          </table:table-cell>
          <table:table-cell office:value-type="float" office:value="0" table:style-name="ce1">
            <text:p>0</text:p>
          </table:table-cell>
          <table:table-cell office:value-type="float" office:value="6.2379999999999998E-2" table:style-name="ce1">
            <text:p>0.06238</text:p>
          </table:table-cell>
          <table:table-cell office:value-type="float" office:value="3.37" table:style-name="ce1">
            <text:p>3.3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float" office:value="3.0351578858396433" table:style-name="ce1">
            <text:p>3.035157886</text:p>
          </table:table-cell>
          <table:table-cell office:value-type="float" office:value="-15.713665510233092" table:style-name="ce1">
            <text:p>-15.71366551</text:p>
          </table:table-cell>
          <table:table-cell office:value-type="float" office:value="0" table:style-name="ce1">
            <text:p>0</text:p>
          </table:table-cell>
          <table:table-cell office:value-type="float" office:value="2.247E-2" table:style-name="ce1">
            <text:p>0.02247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float" office:value="2.7067760626772848" table:style-name="ce1">
            <text:p>2.706776063</text:p>
          </table:table-cell>
          <table:table-cell office:value-type="float" office:value="-12.805791815514368" table:style-name="ce1">
            <text:p>-12.80579182</text:p>
          </table:table-cell>
          <table:table-cell office:value-type="float" office:value="0" table:style-name="ce1">
            <text:p>0</text:p>
          </table:table-cell>
          <table:table-cell office:value-type="float" office:value="2.7300000000000001E-2" table:style-name="ce1">
            <text:p>0.0273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float" office:value="3.0351578858396433" table:style-name="ce1">
            <text:p>3.035157886</text:p>
          </table:table-cell>
          <table:table-cell office:value-type="float" office:value="-15.713665510233092" table:style-name="ce1">
            <text:p>-15.71366551</text:p>
          </table:table-cell>
          <table:table-cell office:value-type="float" office:value="0" table:style-name="ce1">
            <text:p>0</text:p>
          </table:table-cell>
          <table:table-cell office:value-type="float" office:value="2.247E-2" table:style-name="ce1">
            <text:p>0.02247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office:value-type="float" office:value="2.8715559507392907" table:style-name="ce1">
            <text:p>2.871555951</text:p>
          </table:table-cell>
          <table:table-cell office:value-type="float" office:value="-30.299546822155552" table:style-name="ce1">
            <text:p>-30.29954682</text:p>
          </table:table-cell>
          <table:table-cell office:value-type="float" office:value="0" table:style-name="ce1">
            <text:p>0</text:p>
          </table:table-cell>
          <table:table-cell office:value-type="float" office:value="7.5399999999999995E-2" table:style-name="ce1">
            <text:p>0.0754</text:p>
          </table:table-cell>
          <table:table-cell office:value-type="float" office:value="5.2" table:style-name="ce1">
            <text:p>5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52" table:style-name="ce1">
            <text:p>252</text:p>
          </table:table-cell>
          <table:table-cell office:value-type="float" office:value="2.824300215277729" table:style-name="ce1">
            <text:p>2.824300215</text:p>
          </table:table-cell>
          <table:table-cell office:value-type="float" office:value="-14.825298468744142" table:style-name="ce1">
            <text:p>-14.82529847</text:p>
          </table:table-cell>
          <table:table-cell office:value-type="float" office:value="0" table:style-name="ce1">
            <text:p>0</text:p>
          </table:table-cell>
          <table:table-cell office:value-type="float" office:value="2.3140000000000001E-2" table:style-name="ce1">
            <text:p>0.02314</text:p>
          </table:table-cell>
          <table:table-cell office:value-type="float" office:value="2.5299999999999998" table:style-name="ce1">
            <text:p>2.5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5" table:style-name="ce1">
            <text:p>35</text:p>
          </table:table-cell>
          <table:table-cell office:value-type="float" office:value="0.72016112602908811" table:style-name="ce1">
            <text:p>0.720161126</text:p>
          </table:table-cell>
          <table:table-cell office:value-type="float" office:value="-7.8326802882545143" table:style-name="ce1">
            <text:p>-7.832680288</text:p>
          </table:table-cell>
          <table:table-cell office:value-type="float" office:value="0" table:style-name="ce1">
            <text:p>0</text:p>
          </table:table-cell>
          <table:table-cell office:value-type="float" office:value="6.9459999999999994E-2" table:style-name="ce1">
            <text:p>0.06946</text:p>
          </table:table-cell>
          <table:table-cell office:value-type="float" office:value="2.5299999999999998" table:style-name="ce1">
            <text:p>2.5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48" table:style-name="ce1">
            <text:p>248</text:p>
          </table:table-cell>
          <table:table-cell office:value-type="float" office:value="5.0216845469070996" table:style-name="ce1">
            <text:p>5.021684547</text:p>
          </table:table-cell>
          <table:table-cell office:value-type="float" office:value="-26.021456288518603" table:style-name="ce1">
            <text:p>-26.02145629</text:p>
          </table:table-cell>
          <table:table-cell office:value-type="float" office:value="0" table:style-name="ce1">
            <text:p>0</text:p>
          </table:table-cell>
          <table:table-cell office:value-type="float" office:value="1.35E-2" table:style-name="ce1">
            <text:p>0.0135</text:p>
          </table:table-cell>
          <table:table-cell office:value-type="float" office:value="2.27" table:style-name="ce1">
            <text:p>2.2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81" table:style-name="ce1">
            <text:p>181</text:p>
          </table:table-cell>
          <table:table-cell office:value-type="float" office:value="18.685244485281512" table:style-name="ce1">
            <text:p>18.68524449</text:p>
          </table:table-cell>
          <table:table-cell office:value-type="float" office:value="-62.741279647825998" table:style-name="ce1">
            <text:p>-62.74127965</text:p>
          </table:table-cell>
          <table:table-cell office:value-type="float" office:value="0" table:style-name="ce1">
            <text:p>0</text:p>
          </table:table-cell>
          <table:table-cell office:value-type="float" office:value="4.8399999999999997E-3" table:style-name="ce1">
            <text:p>0.00484</text:p>
          </table:table-cell>
          <table:table-cell office:value-type="float" office:value="1.89" table:style-name="ce1">
            <text:p>1.8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48" table:style-name="ce1">
            <text:p>248</text:p>
          </table:table-cell>
          <table:table-cell office:value-type="float" office:value="5.0216845469070996" table:style-name="ce1">
            <text:p>5.021684547</text:p>
          </table:table-cell>
          <table:table-cell office:value-type="float" office:value="-26.021456288518603" table:style-name="ce1">
            <text:p>-26.02145629</text:p>
          </table:table-cell>
          <table:table-cell office:value-type="float" office:value="0" table:style-name="ce1">
            <text:p>0</text:p>
          </table:table-cell>
          <table:table-cell office:value-type="float" office:value="1.35E-2" table:style-name="ce1">
            <text:p>0.0135</text:p>
          </table:table-cell>
          <table:table-cell office:value-type="float" office:value="2.27" table:style-name="ce1">
            <text:p>2.2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8.0322160237825724" table:style-name="ce1">
            <text:p>8.032216024</text:p>
          </table:table-cell>
          <table:table-cell office:value-type="float" office:value="-26.208016361977187" table:style-name="ce1">
            <text:p>-26.20801636</text:p>
          </table:table-cell>
          <table:table-cell office:value-type="float" office:value="0" table:style-name="ce1">
            <text:p>0</text:p>
          </table:table-cell>
          <table:table-cell office:value-type="float" office:value="1.223E-2" table:style-name="ce1">
            <text:p>0.01223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6.7288677505128103" table:style-name="ce1">
            <text:p>6.728867751</text:p>
          </table:table-cell>
          <table:table-cell office:value-type="float" office:value="-35.913996525554481" table:style-name="ce1">
            <text:p>-35.91399653</text:p>
          </table:table-cell>
          <table:table-cell office:value-type="float" office:value="0" table:style-name="ce1">
            <text:p>0</text:p>
          </table:table-cell>
          <table:table-cell office:value-type="float" office:value="1.516E-2" table:style-name="ce1">
            <text:p>0.01516</text:p>
          </table:table-cell>
          <table:table-cell office:value-type="float" office:value="2.33" table:style-name="ce1">
            <text:p>2.3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8.0579256659762084" table:style-name="ce1">
            <text:p>8.057925666</text:p>
          </table:table-cell>
          <table:table-cell office:value-type="float" office:value="-26.299858793364599" table:style-name="ce1">
            <text:p>-26.29985879</text:p>
          </table:table-cell>
          <table:table-cell office:value-type="float" office:value="0" table:style-name="ce1">
            <text:p>0</text:p>
          </table:table-cell>
          <table:table-cell office:value-type="float" office:value="1.2189999999999999E-2" table:style-name="ce1">
            <text:p>0.01219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85" table:style-name="ce1">
            <text:p>185</text:p>
          </table:table-cell>
          <table:table-cell office:value-type="float" office:value="7.1456336586285785" table:style-name="ce1">
            <text:p>7.145633659</text:p>
          </table:table-cell>
          <table:table-cell office:value-type="float" office:value="-24.297720196485685" table:style-name="ce1">
            <text:p>-24.2977202</text:p>
          </table:table-cell>
          <table:table-cell office:value-type="float" office:value="0" table:style-name="ce1">
            <text:p>0</text:p>
          </table:table-cell>
          <table:table-cell office:value-type="float" office:value="1.2659999999999999E-2" table:style-name="ce1">
            <text:p>0.01266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4.4606092444536003" table:style-name="ce1">
            <text:p>4.460609244</text:p>
          </table:table-cell>
          <table:table-cell office:value-type="float" office:value="-14.570704325323446" table:style-name="ce1">
            <text:p>-14.57070433</text:p>
          </table:table-cell>
          <table:table-cell office:value-type="float" office:value="0" table:style-name="ce1">
            <text:p>0</text:p>
          </table:table-cell>
          <table:table-cell office:value-type="float" office:value="2.2100000000000002E-2" table:style-name="ce1">
            <text:p>0.0221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11.738884693235084" table:style-name="ce1">
            <text:p>11.73888469</text:p>
          </table:table-cell>
          <table:table-cell office:value-type="float" office:value="-38.372787687214277" table:style-name="ce1">
            <text:p>-38.37278769</text:p>
          </table:table-cell>
          <table:table-cell office:value-type="float" office:value="0" table:style-name="ce1">
            <text:p>0</text:p>
          </table:table-cell>
          <table:table-cell office:value-type="float" office:value="8.3400000000000002E-3" table:style-name="ce1">
            <text:p>0.00834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8.5723671151349716" table:style-name="ce1">
            <text:p>8.572367115</text:p>
          </table:table-cell>
          <table:table-cell office:value-type="float" office:value="-33.130090940869991" table:style-name="ce1">
            <text:p>-33.13009094</text:p>
          </table:table-cell>
          <table:table-cell office:value-type="float" office:value="0" table:style-name="ce1">
            <text:p>0</text:p>
          </table:table-cell>
          <table:table-cell office:value-type="float" office:value="9.4599999999999997E-3" table:style-name="ce1">
            <text:p>0.00946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office:value-type="float" office:value="3.4723260952250712" table:style-name="ce1">
            <text:p>3.472326095</text:p>
          </table:table-cell>
          <table:table-cell office:value-type="float" office:value="-36.379293397665748" table:style-name="ce1">
            <text:p>-36.3792934</text:p>
          </table:table-cell>
          <table:table-cell office:value-type="float" office:value="0" table:style-name="ce1">
            <text:p>0</text:p>
          </table:table-cell>
          <table:table-cell office:value-type="float" office:value="1.6400000000000001E-2" table:style-name="ce1">
            <text:p>0.0164</text:p>
          </table:table-cell>
          <table:table-cell office:value-type="float" office:value="5.2" table:style-name="ce1">
            <text:p>5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84" table:style-name="ce1">
            <text:p>184</text:p>
          </table:table-cell>
          <table:table-cell office:value-type="float" office:value="10.705062933380827" table:style-name="ce1">
            <text:p>10.70506293</text:p>
          </table:table-cell>
          <table:table-cell office:value-type="float" office:value="-29.211464677163953" table:style-name="ce1">
            <text:p>-29.21146468</text:p>
          </table:table-cell>
          <table:table-cell office:value-type="float" office:value="0" table:style-name="ce1">
            <text:p>0</text:p>
          </table:table-cell>
          <table:table-cell office:value-type="float" office:value="1.0319999999999999E-2" table:style-name="ce1">
            <text:p>0.01032</text:p>
          </table:table-cell>
          <table:table-cell office:value-type="float" office:value="0.91" table:style-name="ce1">
            <text:p>0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74" table:style-name="ce1">
            <text:p>174</text:p>
          </table:table-cell>
          <table:table-cell office:value-type="float" office:value="6.0454458794967003" table:style-name="ce1">
            <text:p>6.045445879</text:p>
          </table:table-cell>
          <table:table-cell office:value-type="float" office:value="-40.646335843431729" table:style-name="ce1">
            <text:p>-40.64633584</text:p>
          </table:table-cell>
          <table:table-cell office:value-type="float" office:value="0" table:style-name="ce1">
            <text:p>0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11.738884693235084" table:style-name="ce1">
            <text:p>11.73888469</text:p>
          </table:table-cell>
          <table:table-cell office:value-type="float" office:value="-38.372787687214277" table:style-name="ce1">
            <text:p>-38.37278769</text:p>
          </table:table-cell>
          <table:table-cell office:value-type="float" office:value="0" table:style-name="ce1">
            <text:p>0</text:p>
          </table:table-cell>
          <table:table-cell office:value-type="float" office:value="8.3400000000000002E-3" table:style-name="ce1">
            <text:p>0.00834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79" table:style-name="ce1">
            <text:p>179</text:p>
          </table:table-cell>
          <table:table-cell office:value-type="float" office:value="19.761595716980601" table:style-name="ce1">
            <text:p>19.76159572</text:p>
          </table:table-cell>
          <table:table-cell office:value-type="float" office:value="-67.17961819420205" table:style-name="ce1">
            <text:p>-67.17961819</text:p>
          </table:table-cell>
          <table:table-cell office:value-type="float" office:value="0" table:style-name="ce1">
            <text:p>0</text:p>
          </table:table-cell>
          <table:table-cell office:value-type="float" office:value="4.4000000000000003E-3" table:style-name="ce1">
            <text:p>0.0044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53" table:style-name="ce1">
            <text:p>253</text:p>
          </table:table-cell>
          <table:table-cell office:value-type="float" office:value="3.2152952567911326" table:style-name="ce1">
            <text:p>3.215295257</text:p>
          </table:table-cell>
          <table:table-cell office:value-type="float" office:value="-16.863354224893548" table:style-name="ce1">
            <text:p>-16.86335422</text:p>
          </table:table-cell>
          <table:table-cell office:value-type="float" office:value="0" table:style-name="ce1">
            <text:p>0</text:p>
          </table:table-cell>
          <table:table-cell office:value-type="float" office:value="2.036E-2" table:style-name="ce1">
            <text:p>0.02036</text:p>
          </table:table-cell>
          <table:table-cell office:value-type="float" office:value="2.5299999999999998" table:style-name="ce1">
            <text:p>2.5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31" table:style-name="ce1">
            <text:p>31</text:p>
          </table:table-cell>
          <table:table-cell office:value-type="float" office:value="248" table:style-name="ce1">
            <text:p>248</text:p>
          </table:table-cell>
          <table:table-cell office:value-type="float" office:value="5.0216845469070996" table:style-name="ce1">
            <text:p>5.021684547</text:p>
          </table:table-cell>
          <table:table-cell office:value-type="float" office:value="-26.021456288518603" table:style-name="ce1">
            <text:p>-26.02145629</text:p>
          </table:table-cell>
          <table:table-cell office:value-type="float" office:value="0" table:style-name="ce1">
            <text:p>0</text:p>
          </table:table-cell>
          <table:table-cell office:value-type="float" office:value="1.35E-2" table:style-name="ce1">
            <text:p>0.0135</text:p>
          </table:table-cell>
          <table:table-cell office:value-type="float" office:value="2.27" table:style-name="ce1">
            <text:p>2.2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54" table:style-name="ce1">
            <text:p>254</text:p>
          </table:table-cell>
          <table:table-cell office:value-type="float" office:value="1.7420319166531399" table:style-name="ce1">
            <text:p>1.742031917</text:p>
          </table:table-cell>
          <table:table-cell office:value-type="float" office:value="-9.4958914750466512" table:style-name="ce1">
            <text:p>-9.495891475</text:p>
          </table:table-cell>
          <table:table-cell office:value-type="float" office:value="0" table:style-name="ce1">
            <text:p>0</text:p>
          </table:table-cell>
          <table:table-cell office:value-type="float" office:value="3.32E-2" table:style-name="ce1">
            <text:p>0.0332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2.9329660275178049" table:style-name="ce1">
            <text:p>2.932966028</text:p>
          </table:table-cell>
          <table:table-cell office:value-type="float" office:value="-20.332417727454366" table:style-name="ce1">
            <text:p>-20.33241773</text:p>
          </table:table-cell>
          <table:table-cell office:value-type="float" office:value="0" table:style-name="ce1">
            <text:p>0</text:p>
          </table:table-cell>
          <table:table-cell office:value-type="float" office:value="2.461E-2" table:style-name="ce1">
            <text:p>0.02461</text:p>
          </table:table-cell>
          <table:table-cell office:value-type="float" office:value="5.04" table:style-name="ce1">
            <text:p>5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54" table:style-name="ce1">
            <text:p>254</text:p>
          </table:table-cell>
          <table:table-cell office:value-type="float" office:value="1.7420319166531399" table:style-name="ce1">
            <text:p>1.742031917</text:p>
          </table:table-cell>
          <table:table-cell office:value-type="float" office:value="-9.4958914750466512" table:style-name="ce1">
            <text:p>-9.495891475</text:p>
          </table:table-cell>
          <table:table-cell office:value-type="float" office:value="0" table:style-name="ce1">
            <text:p>0</text:p>
          </table:table-cell>
          <table:table-cell office:value-type="float" office:value="3.32E-2" table:style-name="ce1">
            <text:p>0.0332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84" table:style-name="ce1">
            <text:p>184</text:p>
          </table:table-cell>
          <table:table-cell office:value-type="float" office:value="4.3106618747615872" table:style-name="ce1">
            <text:p>4.310661875</text:p>
          </table:table-cell>
          <table:table-cell office:value-type="float" office:value="-28.92590964373748" table:style-name="ce1">
            <text:p>-28.92590964</text:p>
          </table:table-cell>
          <table:table-cell office:value-type="float" office:value="0" table:style-name="ce1">
            <text:p>0</text:p>
          </table:table-cell>
          <table:table-cell office:value-type="float" office:value="1.2670000000000001E-2" table:style-name="ce1">
            <text:p>0.01267</text:p>
          </table:table-cell>
          <table:table-cell office:value-type="float" office:value="2.74" table:style-name="ce1">
            <text:p>2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82" table:style-name="ce1">
            <text:p>182</text:p>
          </table:table-cell>
          <table:table-cell office:value-type="float" office:value="86.956521739130437" table:style-name="ce1">
            <text:p>86.95652174</text:p>
          </table:table-cell>
          <table:table-cell office:value-type="float" office:value="-608.69565217391312" table:style-name="ce1">
            <text:p>-608.6956522</text:p>
          </table:table-cell>
          <table:table-cell office:value-type="float" office:value="0" table:style-name="ce1">
            <text:p>0</text:p>
          </table:table-cell>
          <table:table-cell office:value-type="float" office:value="5.5999999999999995E-4" table:style-name="ce1">
            <text:p>0.00056</text:p>
          </table:table-cell>
          <table:table-cell office:value-type="float" office:value="3.06" table:style-name="ce1">
            <text:p>3.0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73" table:style-name="ce1">
            <text:p>173</text:p>
          </table:table-cell>
          <table:table-cell office:value-type="float" office:value="28.934368383909668" table:style-name="ce1">
            <text:p>28.93436838</text:p>
          </table:table-cell>
          <table:table-cell office:value-type="float" office:value="-185.60338743824983" table:style-name="ce1">
            <text:p>-185.6033874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3.06" table:style-name="ce1">
            <text:p>3.0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77" table:style-name="ce1">
            <text:p>177</text:p>
          </table:table-cell>
          <table:table-cell office:value-type="float" office:value="9.2393663798381453" table:style-name="ce1">
            <text:p>9.23936638</text:p>
          </table:table-cell>
          <table:table-cell office:value-type="float" office:value="-32.05948816136609" table:style-name="ce1">
            <text:p>-32.05948816</text:p>
          </table:table-cell>
          <table:table-cell office:value-type="float" office:value="0" table:style-name="ce1">
            <text:p>0</text:p>
          </table:table-cell>
          <table:table-cell office:value-type="float" office:value="9.3799999999999994E-3" table:style-name="ce1">
            <text:p>0.00938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1" table:style-name="ce1">
            <text:p>71</text:p>
          </table:table-cell>
          <table:table-cell office:value-type="float" office:value="8.4138867376110316" table:style-name="ce1">
            <text:p>8.413886738</text:p>
          </table:table-cell>
          <table:table-cell office:value-type="float" office:value="-45.320253563950324" table:style-name="ce1">
            <text:p>-45.32025356</text:p>
          </table:table-cell>
          <table:table-cell office:value-type="float" office:value="0" table:style-name="ce1">
            <text:p>0</text:p>
          </table:table-cell>
          <table:table-cell office:value-type="float" office:value="0.13034999999999999" table:style-name="ce1">
            <text:p>0.13035</text:p>
          </table:table-cell>
          <table:table-cell office:value-type="float" office:value="6.66" table:style-name="ce1">
            <text:p>6.6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88" table:style-name="ce1">
            <text:p>188</text:p>
          </table:table-cell>
          <table:table-cell office:value-type="float" office:value="444.99381953028438" table:style-name="ce1">
            <text:p>444.9938195</text:p>
          </table:table-cell>
          <table:table-cell office:value-type="float" office:value="-1508.034610630408" table:style-name="ce1">
            <text:p>-1508.034611</text:p>
          </table:table-cell>
          <table:table-cell office:value-type="float" office:value="0" table:style-name="ce1">
            <text:p>0</text:p>
          </table:table-cell>
          <table:table-cell office:value-type="float" office:value="9.2000000000000003E-4" table:style-name="ce1">
            <text:p>0.00092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89" table:style-name="ce1">
            <text:p>189</text:p>
          </table:table-cell>
          <table:table-cell office:value-type="float" office:value="444.99381953028438" table:style-name="ce1">
            <text:p>444.9938195</text:p>
          </table:table-cell>
          <table:table-cell office:value-type="float" office:value="-1508.034610630408" table:style-name="ce1">
            <text:p>-1508.034611</text:p>
          </table:table-cell>
          <table:table-cell office:value-type="float" office:value="0" table:style-name="ce1">
            <text:p>0</text:p>
          </table:table-cell>
          <table:table-cell office:value-type="float" office:value="9.2000000000000003E-4" table:style-name="ce1">
            <text:p>0.00092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4" table:style-name="ce1">
            <text:p>64</text:p>
          </table:table-cell>
          <table:table-cell office:value-type="float" office:value="7.7008276363175465" table:style-name="ce1">
            <text:p>7.700827636</text:p>
          </table:table-cell>
          <table:table-cell office:value-type="float" office:value="-42.225590771387125" table:style-name="ce1">
            <text:p>-42.22559077</text:p>
          </table:table-cell>
          <table:table-cell office:value-type="float" office:value="0" table:style-name="ce1">
            <text:p>0</text:p>
          </table:table-cell>
          <table:table-cell office:value-type="float" office:value="0.13769999999999999" table:style-name="ce1">
            <text:p>0.1377</text:p>
          </table:table-cell>
          <table:table-cell office:value-type="float" office:value="6.66" table:style-name="ce1">
            <text:p>6.6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87" table:style-name="ce1">
            <text:p>187</text:p>
          </table:table-cell>
          <table:table-cell office:value-type="float" office:value="295.61945713517878" table:style-name="ce1">
            <text:p>295.6194571</text:p>
          </table:table-cell>
          <table:table-cell office:value-type="float" office:value="-1612.469766191884" table:style-name="ce1">
            <text:p>-1612.469766</text:p>
          </table:table-cell>
          <table:table-cell office:value-type="float" office:value="0" table:style-name="ce1">
            <text:p>0</text:p>
          </table:table-cell>
          <table:table-cell office:value-type="float" office:value="9.3999999999999997E-4" table:style-name="ce1">
            <text:p>0.00094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13" table:style-name="ce1">
            <text:p>213</text:p>
          </table:table-cell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9" table:style-name="ce1">
            <text:p>59</text:p>
          </table:table-cell>
          <table:table-cell office:value-type="float" office:value="96.469669476537192" table:style-name="ce1">
            <text:p>96.46966948</text:p>
          </table:table-cell>
          <table:table-cell office:value-type="float" office:value="-219.35365321450718" table:style-name="ce1">
            <text:p>-219.3536532</text:p>
          </table:table-cell>
          <table:table-cell office:value-type="float" office:value="0" table:style-name="ce1">
            <text:p>0</text:p>
          </table:table-cell>
          <table:table-cell office:value-type="float" office:value="0.35975000000000001" table:style-name="ce1">
            <text:p>0.35975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14" table:style-name="ce1">
            <text:p>214</text:p>
          </table:table-cell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15" table:style-name="ce1">
            <text:p>215</text:p>
          </table:table-cell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16" table:style-name="ce1">
            <text:p>216</text:p>
          </table:table-cell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08" table:style-name="ce1">
            <text:p>208</text:p>
          </table:table-cell>
          <table:table-cell office:value-type="float" office:value="338.385618611209" table:style-name="ce1">
            <text:p>338.3856186</text:p>
          </table:table-cell>
          <table:table-cell office:value-type="float" office:value="-768.41734226295387" table:style-name="ce1">
            <text:p>-768.4173423</text:p>
          </table:table-cell>
          <table:table-cell office:value-type="float" office:value="0" table:style-name="ce1">
            <text:p>0</text:p>
          </table:table-cell>
          <table:table-cell office:value-type="float" office:value="0.10267999999999999" table:style-name="ce1">
            <text:p>0.10268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09" table:style-name="ce1">
            <text:p>209</text:p>
          </table:table-cell>
          <table:table-cell office:value-type="float" office:value="343.64261168384883" table:style-name="ce1">
            <text:p>343.6426117</text:p>
          </table:table-cell>
          <table:table-cell office:value-type="float" office:value="-773.19587628865986" table:style-name="ce1">
            <text:p>-773.1958763</text:p>
          </table:table-cell>
          <table:table-cell office:value-type="float" office:value="0" table:style-name="ce1">
            <text:p>0</text:p>
          </table:table-cell>
          <table:table-cell office:value-type="float" office:value="0.10056" table:style-name="ce1">
            <text:p>0.10056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58" table:style-name="ce1">
            <text:p>258</text:p>
          </table:table-cell>
          <table:table-cell office:value-type="float" office:value="9.6381951622173272" table:style-name="ce1">
            <text:p>9.638195162</text:p>
          </table:table-cell>
          <table:table-cell office:value-type="float" office:value="-53.512678661390687" table:style-name="ce1">
            <text:p>-53.51267866</text:p>
          </table:table-cell>
          <table:table-cell office:value-type="float" office:value="0" table:style-name="ce1">
            <text:p>0</text:p>
          </table:table-cell>
          <table:table-cell office:value-type="float" office:value="2.6290000000000001E-2" table:style-name="ce1">
            <text:p>0.0262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9" table:style-name="ce1">
            <text:p>69</text:p>
          </table:table-cell>
          <table:table-cell office:value-type="float" office:value="4.7882592719030104" table:style-name="ce1">
            <text:p>4.788259272</text:p>
          </table:table-cell>
          <table:table-cell office:value-type="float" office:value="-25.962541175893325" table:style-name="ce1">
            <text:p>-25.96254118</text:p>
          </table:table-cell>
          <table:table-cell office:value-type="float" office:value="0" table:style-name="ce1">
            <text:p>0</text:p>
          </table:table-cell>
          <table:table-cell office:value-type="float" office:value="5.6710000000000003E-2" table:style-name="ce1">
            <text:p>0.05671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99" table:style-name="ce1">
            <text:p>199</text:p>
          </table:table-cell>
          <table:table-cell office:value-type="float" office:value="3.5791230123670386" table:style-name="ce1">
            <text:p>3.579123012</text:p>
          </table:table-cell>
          <table:table-cell office:value-type="float" office:value="-19.929114505287714" table:style-name="ce1">
            <text:p>-19.92911451</text:p>
          </table:table-cell>
          <table:table-cell office:value-type="float" office:value="0" table:style-name="ce1">
            <text:p>0</text:p>
          </table:table-cell>
          <table:table-cell office:value-type="float" office:value="7.0699999999999999E-2" table:style-name="ce1">
            <text:p>0.070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8" table:style-name="ce1">
            <text:p>78</text:p>
          </table:table-cell>
          <table:table-cell office:value-type="float" office:value="4.79117852287966" table:style-name="ce1">
            <text:p>4.791178523</text:p>
          </table:table-cell>
          <table:table-cell office:value-type="float" office:value="-26.55536181298195" table:style-name="ce1">
            <text:p>-26.55536181</text:p>
          </table:table-cell>
          <table:table-cell office:value-type="float" office:value="0" table:style-name="ce1">
            <text:p>0</text:p>
          </table:table-cell>
          <table:table-cell office:value-type="float" office:value="5.3319999999999999E-2" table:style-name="ce1">
            <text:p>0.05332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58" table:style-name="ce1">
            <text:p>258</text:p>
          </table:table-cell>
          <table:table-cell office:value-type="float" office:value="13.59119607622169" table:style-name="ce1">
            <text:p>13.59119608</text:p>
          </table:table-cell>
          <table:table-cell office:value-type="float" office:value="-74.015388631757304" table:style-name="ce1">
            <text:p>-74.01538863</text:p>
          </table:table-cell>
          <table:table-cell office:value-type="float" office:value="0" table:style-name="ce1">
            <text:p>0</text:p>
          </table:table-cell>
          <table:table-cell office:value-type="float" office:value="2.0070000000000001E-2" table:style-name="ce1">
            <text:p>0.02007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1" table:style-name="ce1">
            <text:p>71</text:p>
          </table:table-cell>
          <table:table-cell office:value-type="float" office:value="17.503168264747377" table:style-name="ce1">
            <text:p>17.50316826</text:p>
          </table:table-cell>
          <table:table-cell office:value-type="float" office:value="-96.219602591999234" table:style-name="ce1">
            <text:p>-96.21960259</text:p>
          </table:table-cell>
          <table:table-cell office:value-type="float" office:value="0" table:style-name="ce1">
            <text:p>0</text:p>
          </table:table-cell>
          <table:table-cell office:value-type="float" office:value="5.9569999999999998E-2" table:style-name="ce1">
            <text:p>0.05957</text:p>
          </table:table-cell>
          <table:table-cell office:value-type="float" office:value="6.84" table:style-name="ce1">
            <text:p>6.8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5" table:style-name="ce1">
            <text:p>45</text:p>
          </table:table-cell>
          <table:table-cell office:value-type="float" office:value="1.9440480727325238" table:style-name="ce1">
            <text:p>1.944048073</text:p>
          </table:table-cell>
          <table:table-cell office:value-type="float" office:value="-10.528349969368062" table:style-name="ce1">
            <text:p>-10.52834997</text:p>
          </table:table-cell>
          <table:table-cell office:value-type="float" office:value="0" table:style-name="ce1">
            <text:p>0</text:p>
          </table:table-cell>
          <table:table-cell office:value-type="float" office:value="0.14133000000000001" table:style-name="ce1">
            <text:p>0.1413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95" table:style-name="ce1">
            <text:p>195</text:p>
          </table:table-cell>
          <table:table-cell office:value-type="float" office:value="6.7482667829673746" table:style-name="ce1">
            <text:p>6.748266783</text:p>
          </table:table-cell>
          <table:table-cell office:value-type="float" office:value="-36.725071707305922" table:style-name="ce1">
            <text:p>-36.72507171</text:p>
          </table:table-cell>
          <table:table-cell office:value-type="float" office:value="0" table:style-name="ce1">
            <text:p>0</text:p>
          </table:table-cell>
          <table:table-cell office:value-type="float" office:value="4.0460000000000003E-2" table:style-name="ce1">
            <text:p>0.04046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9" table:style-name="ce1">
            <text:p>69</text:p>
          </table:table-cell>
          <table:table-cell office:value-type="float" office:value="4.8242998377052473" table:style-name="ce1">
            <text:p>4.824299838</text:p>
          </table:table-cell>
          <table:table-cell office:value-type="float" office:value="-25.978610269321599" table:style-name="ce1">
            <text:p>-25.97861027</text:p>
          </table:table-cell>
          <table:table-cell office:value-type="float" office:value="0" table:style-name="ce1">
            <text:p>0</text:p>
          </table:table-cell>
          <table:table-cell office:value-type="float" office:value="5.799E-2" table:style-name="ce1">
            <text:p>0.05799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office:value-type="float" office:value="3.0977371850238717" table:style-name="ce1">
            <text:p>3.097737185</text:p>
          </table:table-cell>
          <table:table-cell office:value-type="float" office:value="-17.848085327695802" table:style-name="ce1">
            <text:p>-17.84808533</text:p>
          </table:table-cell>
          <table:table-cell office:value-type="float" office:value="0" table:style-name="ce1">
            <text:p>0</text:p>
          </table:table-cell>
          <table:table-cell office:value-type="float" office:value="7.9750000000000001E-2" table:style-name="ce1">
            <text:p>0.07975</text:p>
          </table:table-cell>
          <table:table-cell office:value-type="float" office:value="3.33" table:style-name="ce1">
            <text:p>3.3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6.5350943397251795" table:style-name="ce1">
            <text:p>6.53509434</text:p>
          </table:table-cell>
          <table:table-cell office:value-type="float" office:value="-36.275887499098197" table:style-name="ce1">
            <text:p>-36.2758875</text:p>
          </table:table-cell>
          <table:table-cell office:value-type="float" office:value="0" table:style-name="ce1">
            <text:p>0</text:p>
          </table:table-cell>
          <table:table-cell office:value-type="float" office:value="3.9390000000000001E-2" table:style-name="ce1">
            <text:p>0.03939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4.7576052963776663" table:style-name="ce1">
            <text:p>4.757605296</text:p>
          </table:table-cell>
          <table:table-cell office:value-type="float" office:value="-27.065487908281831" table:style-name="ce1">
            <text:p>-27.06548791</text:p>
          </table:table-cell>
          <table:table-cell office:value-type="float" office:value="0" table:style-name="ce1">
            <text:p>0</text:p>
          </table:table-cell>
          <table:table-cell office:value-type="float" office:value="5.4969999999999998E-2" table:style-name="ce1">
            <text:p>0.05497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1" table:style-name="ce1">
            <text:p>51</text:p>
          </table:table-cell>
          <table:table-cell office:value-type="float" office:value="3.6088077205362419" table:style-name="ce1">
            <text:p>3.608807721</text:p>
          </table:table-cell>
          <table:table-cell office:value-type="float" office:value="-19.997089005213983" table:style-name="ce1">
            <text:p>-19.99708901</text:p>
          </table:table-cell>
          <table:table-cell office:value-type="float" office:value="0" table:style-name="ce1">
            <text:p>0</text:p>
          </table:table-cell>
          <table:table-cell office:value-type="float" office:value="7.2720000000000007E-2" table:style-name="ce1">
            <text:p>0.0727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4.6878869718019187" table:style-name="ce1">
            <text:p>4.687886972</text:p>
          </table:table-cell>
          <table:table-cell office:value-type="float" office:value="-26.741594235373206" table:style-name="ce1">
            <text:p>-26.74159424</text:p>
          </table:table-cell>
          <table:table-cell office:value-type="float" office:value="0" table:style-name="ce1">
            <text:p>0</text:p>
          </table:table-cell>
          <table:table-cell office:value-type="float" office:value="5.5640000000000002E-2" table:style-name="ce1">
            <text:p>0.05564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96" table:style-name="ce1">
            <text:p>196</text:p>
          </table:table-cell>
          <table:table-cell office:value-type="float" office:value="198.36639439906654" table:style-name="ce1">
            <text:p>198.3663944</text:p>
          </table:table-cell>
          <table:table-cell office:value-type="float" office:value="-1061.8436406067678" table:style-name="ce1">
            <text:p>-1061.843641</text:p>
          </table:table-cell>
          <table:table-cell office:value-type="float" office:value="0" table:style-name="ce1">
            <text:p>0</text:p>
          </table:table-cell>
          <table:table-cell office:value-type="float" office:value="1.3500000000000001E-3" table:style-name="ce1">
            <text:p>0.00135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98" table:style-name="ce1">
            <text:p>198</text:p>
          </table:table-cell>
          <table:table-cell office:value-type="float" office:value="8.577082116743707" table:style-name="ce1">
            <text:p>8.577082117</text:p>
          </table:table-cell>
          <table:table-cell office:value-type="float" office:value="-62.724922956560285" table:style-name="ce1">
            <text:p>-62.72492296</text:p>
          </table:table-cell>
          <table:table-cell office:value-type="float" office:value="0" table:style-name="ce1">
            <text:p>0</text:p>
          </table:table-cell>
          <table:table-cell office:value-type="float" office:value="2.877E-2" table:style-name="ce1">
            <text:p>0.02877</text:p>
          </table:table-cell>
          <table:table-cell office:value-type="float" office:value="4.3899999999999997" table:style-name="ce1">
            <text:p>4.3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office:value-type="float" office:value="3.1350906752568357" table:style-name="ce1">
            <text:p>3.135090675</text:p>
          </table:table-cell>
          <table:table-cell office:value-type="float" office:value="-17.562873447783982" table:style-name="ce1">
            <text:p>-17.56287345</text:p>
          </table:table-cell>
          <table:table-cell office:value-type="float" office:value="0" table:style-name="ce1">
            <text:p>0</text:p>
          </table:table-cell>
          <table:table-cell office:value-type="float" office:value="7.9820000000000002E-2" table:style-name="ce1">
            <text:p>0.07982</text:p>
          </table:table-cell>
          <table:table-cell office:value-type="float" office:value="3.33" table:style-name="ce1">
            <text:p>3.3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3" table:style-name="ce1">
            <text:p>53</text:p>
          </table:table-cell>
          <table:table-cell office:value-type="float" office:value="25.641025641025646" table:style-name="ce1">
            <text:p>25.64102564</text:p>
          </table:table-cell>
          <table:table-cell office:value-type="float" office:value="-179.4871794871795" table:style-name="ce1">
            <text:p>-179.4871795</text:p>
          </table:table-cell>
          <table:table-cell office:value-type="float" office:value="0" table:style-name="ce1">
            <text:p>0</text:p>
          </table:table-cell>
          <table:table-cell office:value-type="float" office:value="9.0200000000000002E-3" table:style-name="ce1">
            <text:p>0.00902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11" table:style-name="ce1">
            <text:p>211</text:p>
          </table:table-cell>
          <table:table-cell office:value-type="float" office:value="4.0934946775307894" table:style-name="ce1">
            <text:p>4.093494678</text:p>
          </table:table-cell>
          <table:table-cell office:value-type="float" office:value="-42.842774611442152" table:style-name="ce1">
            <text:p>-42.84277461</text:p>
          </table:table-cell>
          <table:table-cell office:value-type="float" office:value="0" table:style-name="ce1">
            <text:p>0</text:p>
          </table:table-cell>
          <table:table-cell office:value-type="float" office:value="6.7019999999999996E-2" table:style-name="ce1">
            <text:p>0.0670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7" table:style-name="ce1">
            <text:p>57</text:p>
          </table:table-cell>
          <table:table-cell office:value-type="float" office:value="11.131631897236137" table:style-name="ce1">
            <text:p>11.1316319</text:p>
          </table:table-cell>
          <table:table-cell office:value-type="float" office:value="-58.108518708842723" table:style-name="ce1">
            <text:p>-58.10851871</text:p>
          </table:table-cell>
          <table:table-cell office:value-type="float" office:value="0" table:style-name="ce1">
            <text:p>0</text:p>
          </table:table-cell>
          <table:table-cell office:value-type="float" office:value="2.7980000000000001E-2" table:style-name="ce1">
            <text:p>0.0279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3" table:style-name="ce1">
            <text:p>53</text:p>
          </table:table-cell>
          <table:table-cell office:value-type="float" office:value="19.726549214339165" table:style-name="ce1">
            <text:p>19.72654921</text:p>
          </table:table-cell>
          <table:table-cell office:value-type="float" office:value="-114.95816611114891" table:style-name="ce1">
            <text:p>-114.9581661</text:p>
          </table:table-cell>
          <table:table-cell office:value-type="float" office:value="0" table:style-name="ce1">
            <text:p>0</text:p>
          </table:table-cell>
          <table:table-cell office:value-type="float" office:value="1.465E-2" table:style-name="ce1">
            <text:p>0.0146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10" table:style-name="ce1">
            <text:p>210</text:p>
          </table:table-cell>
          <table:table-cell office:value-type="float" office:value="16.160123740376068" table:style-name="ce1">
            <text:p>16.16012374</text:p>
          </table:table-cell>
          <table:table-cell office:value-type="float" office:value="-169.1041519975067" table:style-name="ce1">
            <text:p>-169.104152</text:p>
          </table:table-cell>
          <table:table-cell office:value-type="float" office:value="0" table:style-name="ce1">
            <text:p>0</text:p>
          </table:table-cell>
          <table:table-cell office:value-type="float" office:value="1.7149999999999999E-2" table:style-name="ce1">
            <text:p>0.01715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8" table:style-name="ce1">
            <text:p>68</text:p>
          </table:table-cell>
          <table:table-cell office:value-type="float" office:value="95.561451634662944" table:style-name="ce1">
            <text:p>95.56145163</text:p>
          </table:table-cell>
          <table:table-cell office:value-type="float" office:value="-216.98070782929352" table:style-name="ce1">
            <text:p>-216.9807078</text:p>
          </table:table-cell>
          <table:table-cell office:value-type="float" office:value="0" table:style-name="ce1">
            <text:p>0</text:p>
          </table:table-cell>
          <table:table-cell office:value-type="float" office:value="0.36132999999999998" table:style-name="ce1">
            <text:p>0.36133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8" table:style-name="ce1">
            <text:p>68</text:p>
          </table:table-cell>
          <table:table-cell office:value-type="float" office:value="25.131641933939683" table:style-name="ce1">
            <text:p>25.13164193</text:p>
          </table:table-cell>
          <table:table-cell office:value-type="float" office:value="-171.13451412158926" table:style-name="ce1">
            <text:p>-171.1345141</text:p>
          </table:table-cell>
          <table:table-cell office:value-type="float" office:value="0" table:style-name="ce1">
            <text:p>0</text:p>
          </table:table-cell>
          <table:table-cell office:value-type="float" office:value="9.9500000000000005E-3" table:style-name="ce1">
            <text:p>0.00995</text:p>
          </table:table-cell>
          <table:table-cell office:value-type="float" office:value="4.01" table:style-name="ce1">
            <text:p>4.0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57" table:style-name="ce1">
            <text:p>257</text:p>
          </table:table-cell>
          <table:table-cell office:value-type="float" office:value="11.23309693633561" table:style-name="ce1">
            <text:p>11.23309694</text:p>
          </table:table-cell>
          <table:table-cell office:value-type="float" office:value="-62.799523814369003" table:style-name="ce1">
            <text:p>-62.79952381</text:p>
          </table:table-cell>
          <table:table-cell office:value-type="float" office:value="0" table:style-name="ce1">
            <text:p>0</text:p>
          </table:table-cell>
          <table:table-cell office:value-type="float" office:value="2.23E-2" table:style-name="ce1">
            <text:p>0.022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8" table:style-name="ce1">
            <text:p>78</text:p>
          </table:table-cell>
          <table:table-cell office:value-type="float" office:value="6.982812461764035" table:style-name="ce1">
            <text:p>6.982812462</text:p>
          </table:table-cell>
          <table:table-cell office:value-type="float" office:value="-38.857480953521744" table:style-name="ce1">
            <text:p>-38.85748095</text:p>
          </table:table-cell>
          <table:table-cell office:value-type="float" office:value="0" table:style-name="ce1">
            <text:p>0</text:p>
          </table:table-cell>
          <table:table-cell office:value-type="float" office:value="3.6170000000000001E-2" table:style-name="ce1">
            <text:p>0.0361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8" table:style-name="ce1">
            <text:p>78</text:p>
          </table:table-cell>
          <table:table-cell office:value-type="float" office:value="6.977388899098858" table:style-name="ce1">
            <text:p>6.977388899</text:p>
          </table:table-cell>
          <table:table-cell office:value-type="float" office:value="-38.842874808822664" table:style-name="ce1">
            <text:p>-38.84287481</text:p>
          </table:table-cell>
          <table:table-cell office:value-type="float" office:value="0" table:style-name="ce1">
            <text:p>0</text:p>
          </table:table-cell>
          <table:table-cell office:value-type="float" office:value="3.619E-2" table:style-name="ce1">
            <text:p>0.0361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57" table:style-name="ce1">
            <text:p>257</text:p>
          </table:table-cell>
          <table:table-cell office:value-type="float" office:value="11.427846910227171" table:style-name="ce1">
            <text:p>11.42784691</text:p>
          </table:table-cell>
          <table:table-cell office:value-type="float" office:value="-63.562185004329237" table:style-name="ce1">
            <text:p>-63.562185</text:p>
          </table:table-cell>
          <table:table-cell office:value-type="float" office:value="0" table:style-name="ce1">
            <text:p>0</text:p>
          </table:table-cell>
          <table:table-cell office:value-type="float" office:value="2.2370000000000001E-2" table:style-name="ce1">
            <text:p>0.0223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8" table:style-name="ce1">
            <text:p>58</text:p>
          </table:table-cell>
          <table:table-cell office:value-type="float" office:value="77.583531602358519" table:style-name="ce1">
            <text:p>77.5835316</text:p>
          </table:table-cell>
          <table:table-cell office:value-type="float" office:value="-175.85600496534602" table:style-name="ce1">
            <text:p>-175.856005</text:p>
          </table:table-cell>
          <table:table-cell office:value-type="float" office:value="0" table:style-name="ce1">
            <text:p>0</text:p>
          </table:table-cell>
          <table:table-cell office:value-type="float" office:value="0.44633" table:style-name="ce1">
            <text:p>0.44633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19" table:style-name="ce1">
            <text:p>219</text:p>
          </table:table-cell>
          <table:table-cell office:value-type="float" office:value="40.50479713440761" table:style-name="ce1">
            <text:p>40.50479713</text:p>
          </table:table-cell>
          <table:table-cell office:value-type="float" office:value="-217.16427379290826" table:style-name="ce1">
            <text:p>-217.1642738</text:p>
          </table:table-cell>
          <table:table-cell office:value-type="float" office:value="0" table:style-name="ce1">
            <text:p>0</text:p>
          </table:table-cell>
          <table:table-cell office:value-type="float" office:value="6.7600000000000004E-3" table:style-name="ce1">
            <text:p>0.00676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6" table:style-name="ce1">
            <text:p>76</text:p>
          </table:table-cell>
          <table:table-cell office:value-type="float" office:value="97.573611950608736" table:style-name="ce1">
            <text:p>97.57361195</text:p>
          </table:table-cell>
          <table:table-cell office:value-type="float" office:value="-277.17813660305671" table:style-name="ce1">
            <text:p>-277.1781366</text:p>
          </table:table-cell>
          <table:table-cell office:value-type="float" office:value="0" table:style-name="ce1">
            <text:p>0</text:p>
          </table:table-cell>
          <table:table-cell office:value-type="float" office:value="0.34651999999999999" table:style-name="ce1">
            <text:p>0.34652</text:p>
          </table:table-cell>
          <table:table-cell office:value-type="float" office:value="4.46" table:style-name="ce1">
            <text:p>4.4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05" table:style-name="ce1">
            <text:p>205</text:p>
          </table:table-cell>
          <table:table-cell office:value-type="float" office:value="55.169756464932185" table:style-name="ce1">
            <text:p>55.16975646</text:p>
          </table:table-cell>
          <table:table-cell office:value-type="float" office:value="-290.73585946599178" table:style-name="ce1">
            <text:p>-290.7358595</text:p>
          </table:table-cell>
          <table:table-cell office:value-type="float" office:value="0" table:style-name="ce1">
            <text:p>0</text:p>
          </table:table-cell>
          <table:table-cell office:value-type="float" office:value="5.3299999999999997E-3" table:style-name="ce1">
            <text:p>0.0053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04" table:style-name="ce1">
            <text:p>204</text:p>
          </table:table-cell>
          <table:table-cell office:value-type="float" office:value="23.710652091653039" table:style-name="ce1">
            <text:p>23.71065209</text:p>
          </table:table-cell>
          <table:table-cell office:value-type="float" office:value="-125.21173125112666" table:style-name="ce1">
            <text:p>-125.2117313</text:p>
          </table:table-cell>
          <table:table-cell office:value-type="float" office:value="0" table:style-name="ce1">
            <text:p>0</text:p>
          </table:table-cell>
          <table:table-cell office:value-type="float" office:value="1.235E-2" table:style-name="ce1">
            <text:p>0.012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6" table:style-name="ce1">
            <text:p>76</text:p>
          </table:table-cell>
          <table:table-cell office:value-type="float" office:value="98.116680704008886" table:style-name="ce1">
            <text:p>98.1166807</text:p>
          </table:table-cell>
          <table:table-cell office:value-type="float" office:value="-277.85254712639687" table:style-name="ce1">
            <text:p>-277.8525471</text:p>
          </table:table-cell>
          <table:table-cell office:value-type="float" office:value="0" table:style-name="ce1">
            <text:p>0</text:p>
          </table:table-cell>
          <table:table-cell office:value-type="float" office:value="0.34510999999999997" table:style-name="ce1">
            <text:p>0.34511</text:p>
          </table:table-cell>
          <table:table-cell office:value-type="float" office:value="4.46" table:style-name="ce1">
            <text:p>4.4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93" table:style-name="ce1">
            <text:p>193</text:p>
          </table:table-cell>
          <table:table-cell office:value-type="float" office:value="6.7482418419915255" table:style-name="ce1">
            <text:p>6.748241842</text:p>
          </table:table-cell>
          <table:table-cell office:value-type="float" office:value="-35.963844419819914" table:style-name="ce1">
            <text:p>-35.96384442</text:p>
          </table:table-cell>
          <table:table-cell office:value-type="float" office:value="0" table:style-name="ce1">
            <text:p>0</text:p>
          </table:table-cell>
          <table:table-cell office:value-type="float" office:value="4.2340000000000003E-2" table:style-name="ce1">
            <text:p>0.0423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6" table:style-name="ce1">
            <text:p>66</text:p>
          </table:table-cell>
          <table:table-cell office:value-type="float" office:value="3.2452892956271757" table:style-name="ce1">
            <text:p>3.245289296</text:p>
          </table:table-cell>
          <table:table-cell office:value-type="float" office:value="-32.139842541902581" table:style-name="ce1">
            <text:p>-32.13984254</text:p>
          </table:table-cell>
          <table:table-cell office:value-type="float" office:value="0" table:style-name="ce1">
            <text:p>0</text:p>
          </table:table-cell>
          <table:table-cell office:value-type="float" office:value="9.461E-2" table:style-name="ce1">
            <text:p>0.09461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6" table:style-name="ce1">
            <text:p>66</text:p>
          </table:table-cell>
          <table:table-cell office:value-type="float" office:value="4.6259780915102793" table:style-name="ce1">
            <text:p>4.625978092</text:p>
          </table:table-cell>
          <table:table-cell office:value-type="float" office:value="-23.925629949544177" table:style-name="ce1">
            <text:p>-23.92562995</text:p>
          </table:table-cell>
          <table:table-cell office:value-type="float" office:value="0" table:style-name="ce1">
            <text:p>0</text:p>
          </table:table-cell>
          <table:table-cell office:value-type="float" office:value="6.8339999999999998E-2" table:style-name="ce1">
            <text:p>0.0683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8" table:style-name="ce1">
            <text:p>48</text:p>
          </table:table-cell>
          <table:table-cell office:value-type="float" office:value="8.3683122445525147" table:style-name="ce1">
            <text:p>8.368312245</text:p>
          </table:table-cell>
          <table:table-cell office:value-type="float" office:value="-45.201565381560172" table:style-name="ce1">
            <text:p>-45.20156538</text:p>
          </table:table-cell>
          <table:table-cell office:value-type="float" office:value="0" table:style-name="ce1">
            <text:p>0</text:p>
          </table:table-cell>
          <table:table-cell office:value-type="float" office:value="3.3110000000000001E-2" table:style-name="ce1">
            <text:p>0.03311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4" table:style-name="ce1">
            <text:p>74</text:p>
          </table:table-cell>
          <table:table-cell office:value-type="float" office:value="5.3318459969983349" table:style-name="ce1">
            <text:p>5.331845997</text:p>
          </table:table-cell>
          <table:table-cell office:value-type="float" office:value="-29.689101515709158" table:style-name="ce1">
            <text:p>-29.68910152</text:p>
          </table:table-cell>
          <table:table-cell office:value-type="float" office:value="0" table:style-name="ce1">
            <text:p>0</text:p>
          </table:table-cell>
          <table:table-cell office:value-type="float" office:value="4.7750000000000001E-2" table:style-name="ce1">
            <text:p>0.0477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99" table:style-name="ce1">
            <text:p>199</text:p>
          </table:table-cell>
          <table:table-cell office:value-type="float" office:value="3.5791230123670386" table:style-name="ce1">
            <text:p>3.579123012</text:p>
          </table:table-cell>
          <table:table-cell office:value-type="float" office:value="-19.929114505287714" table:style-name="ce1">
            <text:p>-19.92911451</text:p>
          </table:table-cell>
          <table:table-cell office:value-type="float" office:value="0" table:style-name="ce1">
            <text:p>0</text:p>
          </table:table-cell>
          <table:table-cell office:value-type="float" office:value="7.0699999999999999E-2" table:style-name="ce1">
            <text:p>0.070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5.9432654333003487" table:style-name="ce1">
            <text:p>5.943265433</text:p>
          </table:table-cell>
          <table:table-cell office:value-type="float" office:value="-30.539091925183389" table:style-name="ce1">
            <text:p>-30.53909193</text:p>
          </table:table-cell>
          <table:table-cell office:value-type="float" office:value="0" table:style-name="ce1">
            <text:p>0</text:p>
          </table:table-cell>
          <table:table-cell office:value-type="float" office:value="5.4170000000000003E-2" table:style-name="ce1">
            <text:p>0.0541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5.9473822958754221" table:style-name="ce1">
            <text:p>5.947382296</text:p>
          </table:table-cell>
          <table:table-cell office:value-type="float" office:value="-30.705317478212088" table:style-name="ce1">
            <text:p>-30.70531748</text:p>
          </table:table-cell>
          <table:table-cell office:value-type="float" office:value="0" table:style-name="ce1">
            <text:p>0</text:p>
          </table:table-cell>
          <table:table-cell office:value-type="float" office:value="5.4199999999999998E-2" table:style-name="ce1">
            <text:p>0.0542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5.100999795960008" table:style-name="ce1">
            <text:p>5.100999796</text:p>
          </table:table-cell>
          <table:table-cell office:value-type="float" office:value="-27.545398898184043" table:style-name="ce1">
            <text:p>-27.5453989</text:p>
          </table:table-cell>
          <table:table-cell office:value-type="float" office:value="0" table:style-name="ce1">
            <text:p>0</text:p>
          </table:table-cell>
          <table:table-cell office:value-type="float" office:value="5.2699999999999997E-2" table:style-name="ce1">
            <text:p>0.052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0" table:style-name="ce1">
            <text:p>50</text:p>
          </table:table-cell>
          <table:table-cell office:value-type="float" office:value="8.019416006126912" table:style-name="ce1">
            <text:p>8.019416006</text:p>
          </table:table-cell>
          <table:table-cell office:value-type="float" office:value="-43.547977871901892" table:style-name="ce1">
            <text:p>-43.54797787</text:p>
          </table:table-cell>
          <table:table-cell office:value-type="float" office:value="0" table:style-name="ce1">
            <text:p>0</text:p>
          </table:table-cell>
          <table:table-cell office:value-type="float" office:value="3.3279999999999997E-2" table:style-name="ce1">
            <text:p>0.0332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14" table:style-name="ce1">
            <text:p>214</text:p>
          </table:table-cell>
          <table:table-cell office:value-type="float" office:value="7.039540968800222" table:style-name="ce1">
            <text:p>7.039540969</text:p>
          </table:table-cell>
          <table:table-cell office:value-type="float" office:value="-37.765587713123203" table:style-name="ce1">
            <text:p>-37.76558771</text:p>
          </table:table-cell>
          <table:table-cell office:value-type="float" office:value="0" table:style-name="ce1">
            <text:p>0</text:p>
          </table:table-cell>
          <table:table-cell office:value-type="float" office:value="4.0009999999999997E-2" table:style-name="ce1">
            <text:p>0.04001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60" table:style-name="ce1">
            <text:p>260</text:p>
          </table:table-cell>
          <table:table-cell office:value-type="float" office:value="3.6924525905062389" table:style-name="ce1">
            <text:p>3.692452591</text:p>
          </table:table-cell>
          <table:table-cell office:value-type="float" office:value="-19.768574219490137" table:style-name="ce1">
            <text:p>-19.76857422</text:p>
          </table:table-cell>
          <table:table-cell office:value-type="float" office:value="0" table:style-name="ce1">
            <text:p>0</text:p>
          </table:table-cell>
          <table:table-cell office:value-type="float" office:value="7.5310000000000002E-2" table:style-name="ce1">
            <text:p>0.07531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22" table:style-name="ce1">
            <text:p>222</text:p>
          </table:table-cell>
          <table:table-cell office:value-type="float" office:value="1257.8616352201257" table:style-name="ce1">
            <text:p>1257.861635</text:p>
          </table:table-cell>
          <table:table-cell office:value-type="float" office:value="-4402.5157232704405" table:style-name="ce1">
            <text:p>-4402.515723</text:p>
          </table:table-cell>
          <table:table-cell office:value-type="float" office:value="0" table:style-name="ce1">
            <text:p>0</text:p>
          </table:table-cell>
          <table:table-cell office:value-type="float" office:value="2.068E-2" table:style-name="ce1">
            <text:p>0.02068</text:p>
          </table:table-cell>
          <table:table-cell office:value-type="float" office:value="4.38" table:style-name="ce1">
            <text:p>4.3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16" table:style-name="ce1">
            <text:p>216</text:p>
          </table:table-cell>
          <table:table-cell office:value-type="float" office:value="7.0595726210644605" table:style-name="ce1">
            <text:p>7.059572621</text:p>
          </table:table-cell>
          <table:table-cell office:value-type="float" office:value="-38.319056549605804" table:style-name="ce1">
            <text:p>-38.31905655</text:p>
          </table:table-cell>
          <table:table-cell office:value-type="float" office:value="0" table:style-name="ce1">
            <text:p>0</text:p>
          </table:table-cell>
          <table:table-cell office:value-type="float" office:value="3.7969999999999997E-2" table:style-name="ce1">
            <text:p>0.0379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4" table:style-name="ce1">
            <text:p>64</text:p>
          </table:table-cell>
          <table:table-cell office:value-type="float" office:value="11.673688567213913" table:style-name="ce1">
            <text:p>11.67368857</text:p>
          </table:table-cell>
          <table:table-cell office:value-type="float" office:value="-64.099162678156404" table:style-name="ce1">
            <text:p>-64.09916268</text:p>
          </table:table-cell>
          <table:table-cell office:value-type="float" office:value="0" table:style-name="ce1">
            <text:p>0</text:p>
          </table:table-cell>
          <table:table-cell office:value-type="float" office:value="9.0649999999999994E-2" table:style-name="ce1">
            <text:p>0.09065</text:p>
          </table:table-cell>
          <table:table-cell office:value-type="float" office:value="6.66" table:style-name="ce1">
            <text:p>6.6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11" table:style-name="ce1">
            <text:p>211</text:p>
          </table:table-cell>
          <table:table-cell office:value-type="float" office:value="4.0934946775307894" table:style-name="ce1">
            <text:p>4.093494678</text:p>
          </table:table-cell>
          <table:table-cell office:value-type="float" office:value="-42.842774611442152" table:style-name="ce1">
            <text:p>-42.84277461</text:p>
          </table:table-cell>
          <table:table-cell office:value-type="float" office:value="0" table:style-name="ce1">
            <text:p>0</text:p>
          </table:table-cell>
          <table:table-cell office:value-type="float" office:value="6.7019999999999996E-2" table:style-name="ce1">
            <text:p>0.0670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7" table:style-name="ce1">
            <text:p>57</text:p>
          </table:table-cell>
          <table:table-cell office:value-type="float" office:value="3.4167208201406258" table:style-name="ce1">
            <text:p>3.41672082</text:p>
          </table:table-cell>
          <table:table-cell office:value-type="float" office:value="-17.907871380270127" table:style-name="ce1">
            <text:p>-17.90787138</text:p>
          </table:table-cell>
          <table:table-cell office:value-type="float" office:value="0" table:style-name="ce1">
            <text:p>0</text:p>
          </table:table-cell>
          <table:table-cell office:value-type="float" office:value="8.9539999999999995E-2" table:style-name="ce1">
            <text:p>0.0895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7" table:style-name="ce1">
            <text:p>67</text:p>
          </table:table-cell>
          <table:table-cell office:value-type="float" office:value="4.415238336132262" table:style-name="ce1">
            <text:p>4.415238336</text:p>
          </table:table-cell>
          <table:table-cell office:value-type="float" office:value="-23.240158187525076" table:style-name="ce1">
            <text:p>-23.24015819</text:p>
          </table:table-cell>
          <table:table-cell office:value-type="float" office:value="0" table:style-name="ce1">
            <text:p>0</text:p>
          </table:table-cell>
          <table:table-cell office:value-type="float" office:value="6.8559999999999996E-2" table:style-name="ce1">
            <text:p>0.06856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5" table:style-name="ce1">
            <text:p>75</text:p>
          </table:table-cell>
          <table:table-cell office:value-type="float" office:value="4.5315319200419966" table:style-name="ce1">
            <text:p>4.53153192</text:p>
          </table:table-cell>
          <table:table-cell office:value-type="float" office:value="-24.604215438791556" table:style-name="ce1">
            <text:p>-24.60421544</text:p>
          </table:table-cell>
          <table:table-cell office:value-type="float" office:value="0" table:style-name="ce1">
            <text:p>0</text:p>
          </table:table-cell>
          <table:table-cell office:value-type="float" office:value="5.9569999999999998E-2" table:style-name="ce1">
            <text:p>0.0595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97" table:style-name="ce1">
            <text:p>197</text:p>
          </table:table-cell>
          <table:table-cell office:value-type="float" office:value="4.0086581742012521" table:style-name="ce1">
            <text:p>4.008658174</text:p>
          </table:table-cell>
          <table:table-cell office:value-type="float" office:value="-36.091109943384296" table:style-name="ce1">
            <text:p>-36.09110994</text:p>
          </table:table-cell>
          <table:table-cell office:value-type="float" office:value="0" table:style-name="ce1">
            <text:p>0</text:p>
          </table:table-cell>
          <table:table-cell office:value-type="float" office:value="7.4329999999999993E-2" table:style-name="ce1">
            <text:p>0.07433</text:p>
          </table:table-cell>
          <table:table-cell office:value-type="float" office:value="7.62" table:style-name="ce1">
            <text:p>7.62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24" table:style-name="ce1">
            <text:p>224</text:p>
          </table:table-cell>
          <table:table-cell office:value-type="float" office:value="21.311824784012853" table:style-name="ce1">
            <text:p>21.31182478</text:p>
          </table:table-cell>
          <table:table-cell office:value-type="float" office:value="-232.79070148690963" table:style-name="ce1">
            <text:p>-232.7907015</text:p>
          </table:table-cell>
          <table:table-cell office:value-type="float" office:value="0" table:style-name="ce1">
            <text:p>0</text:p>
          </table:table-cell>
          <table:table-cell office:value-type="float" office:value="1.0699999999999999E-2" table:style-name="ce1">
            <text:p>0.0107</text:p>
          </table:table-cell>
          <table:table-cell office:value-type="float" office:value="7.5" table:style-name="ce1">
            <text:p>7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1" table:style-name="ce1">
            <text:p>61</text:p>
          </table:table-cell>
          <table:table-cell office:value-type="float" office:value="99.183197199533268" table:style-name="ce1">
            <text:p>99.1831972</text:p>
          </table:table-cell>
          <table:table-cell office:value-type="float" office:value="-530.92182030338392" table:style-name="ce1">
            <text:p>-530.9218203</text:p>
          </table:table-cell>
          <table:table-cell office:value-type="float" office:value="0" table:style-name="ce1">
            <text:p>0</text:p>
          </table:table-cell>
          <table:table-cell office:value-type="float" office:value="2.8500000000000001E-3" table:style-name="ce1">
            <text:p>0.00285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6" table:style-name="ce1">
            <text:p>66</text:p>
          </table:table-cell>
          <table:table-cell office:value-type="float" office:value="6.1013727391363322" table:style-name="ce1">
            <text:p>6.101372739</text:p>
          </table:table-cell>
          <table:table-cell office:value-type="float" office:value="-33.54011757170943" table:style-name="ce1">
            <text:p>-33.54011757</text:p>
          </table:table-cell>
          <table:table-cell office:value-type="float" office:value="0" table:style-name="ce1">
            <text:p>0</text:p>
          </table:table-cell>
          <table:table-cell office:value-type="float" office:value="4.4299999999999999E-2" table:style-name="ce1">
            <text:p>0.044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6" table:style-name="ce1">
            <text:p>66</text:p>
          </table:table-cell>
          <table:table-cell office:value-type="float" office:value="3.2241701363832758" table:style-name="ce1">
            <text:p>3.224170136</text:p>
          </table:table-cell>
          <table:table-cell office:value-type="float" office:value="-16.806096650956963" table:style-name="ce1">
            <text:p>-16.80609665</text:p>
          </table:table-cell>
          <table:table-cell office:value-type="float" office:value="0" table:style-name="ce1">
            <text:p>0</text:p>
          </table:table-cell>
          <table:table-cell office:value-type="float" office:value="9.5350000000000004E-2" table:style-name="ce1">
            <text:p>0.095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9" table:style-name="ce1">
            <text:p>69</text:p>
          </table:table-cell>
          <table:table-cell office:value-type="float" office:value="9.5530865289809963" table:style-name="ce1">
            <text:p>9.553086529</text:p>
          </table:table-cell>
          <table:table-cell office:value-type="float" office:value="-51.212142841440738" table:style-name="ce1">
            <text:p>-51.21214284</text:p>
          </table:table-cell>
          <table:table-cell office:value-type="float" office:value="0" table:style-name="ce1">
            <text:p>0</text:p>
          </table:table-cell>
          <table:table-cell office:value-type="float" office:value="2.971E-2" table:style-name="ce1">
            <text:p>0.02971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9" table:style-name="ce1">
            <text:p>69</text:p>
          </table:table-cell>
          <table:table-cell office:value-type="float" office:value="9.4829849510447684" table:style-name="ce1">
            <text:p>9.482984951</text:p>
          </table:table-cell>
          <table:table-cell office:value-type="float" office:value="-51.181024492924479" table:style-name="ce1">
            <text:p>-51.18102449</text:p>
          </table:table-cell>
          <table:table-cell office:value-type="float" office:value="0" table:style-name="ce1">
            <text:p>0</text:p>
          </table:table-cell>
          <table:table-cell office:value-type="float" office:value="2.9000000000000001E-2" table:style-name="ce1">
            <text:p>0.029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93" table:style-name="ce1">
            <text:p>193</text:p>
          </table:table-cell>
          <table:table-cell office:value-type="float" office:value="15.322877884945894" table:style-name="ce1">
            <text:p>15.32287788</text:p>
          </table:table-cell>
          <table:table-cell office:value-type="float" office:value="-202.92459901685103" table:style-name="ce1">
            <text:p>-202.924599</text:p>
          </table:table-cell>
          <table:table-cell office:value-type="float" office:value="0" table:style-name="ce1">
            <text:p>0</text:p>
          </table:table-cell>
          <table:table-cell office:value-type="float" office:value="1.932E-2" table:style-name="ce1">
            <text:p>0.0193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7" table:style-name="ce1">
            <text:p>57</text:p>
          </table:table-cell>
          <table:table-cell office:value-type="float" office:value="21.421011604104216" table:style-name="ce1">
            <text:p>21.4210116</text:p>
          </table:table-cell>
          <table:table-cell office:value-type="float" office:value="-110.52734981525963" table:style-name="ce1">
            <text:p>-110.5273498</text:p>
          </table:table-cell>
          <table:table-cell office:value-type="float" office:value="0" table:style-name="ce1">
            <text:p>0</text:p>
          </table:table-cell>
          <table:table-cell office:value-type="float" office:value="5.96E-2" table:style-name="ce1">
            <text:p>0.0596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21" table:style-name="ce1">
            <text:p>221</text:p>
          </table:table-cell>
          <table:table-cell office:value-type="float" office:value="10.318775105110797" table:style-name="ce1">
            <text:p>10.31877511</text:p>
          </table:table-cell>
          <table:table-cell office:value-type="float" office:value="-136.5830595731029" table:style-name="ce1">
            <text:p>-136.5830596</text:p>
          </table:table-cell>
          <table:table-cell office:value-type="float" office:value="0" table:style-name="ce1">
            <text:p>0</text:p>
          </table:table-cell>
          <table:table-cell office:value-type="float" office:value="2.8819999999999998E-2" table:style-name="ce1">
            <text:p>0.0288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6" table:style-name="ce1">
            <text:p>56</text:p>
          </table:table-cell>
          <table:table-cell office:value-type="float" office:value="7.9419356261995633" table:style-name="ce1">
            <text:p>7.941935626</text:p>
          </table:table-cell>
          <table:table-cell office:value-type="float" office:value="-69.565473170229509" table:style-name="ce1">
            <text:p>-69.56547317</text:p>
          </table:table-cell>
          <table:table-cell office:value-type="float" office:value="0" table:style-name="ce1">
            <text:p>0</text:p>
          </table:table-cell>
          <table:table-cell office:value-type="float" office:value="6.0900000000000003E-2" table:style-name="ce1">
            <text:p>0.0609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4" table:style-name="ce1">
            <text:p>204</text:p>
          </table:table-cell>
          <table:table-cell office:value-type="float" office:value="23.710652091653039" table:style-name="ce1">
            <text:p>23.71065209</text:p>
          </table:table-cell>
          <table:table-cell office:value-type="float" office:value="-125.21173125112666" table:style-name="ce1">
            <text:p>-125.2117313</text:p>
          </table:table-cell>
          <table:table-cell office:value-type="float" office:value="0" table:style-name="ce1">
            <text:p>0</text:p>
          </table:table-cell>
          <table:table-cell office:value-type="float" office:value="1.235E-2" table:style-name="ce1">
            <text:p>0.012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15" table:style-name="ce1">
            <text:p>215</text:p>
          </table:table-cell>
          <table:table-cell office:value-type="float" office:value="10.355970085666156" table:style-name="ce1">
            <text:p>10.35597009</text:p>
          </table:table-cell>
          <table:table-cell office:value-type="float" office:value="-56.302394326501449" table:style-name="ce1">
            <text:p>-56.30239433</text:p>
          </table:table-cell>
          <table:table-cell office:value-type="float" office:value="0" table:style-name="ce1">
            <text:p>0</text:p>
          </table:table-cell>
          <table:table-cell office:value-type="float" office:value="2.5819999999999999E-2" table:style-name="ce1">
            <text:p>0.02582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13" table:style-name="ce1">
            <text:p>213</text:p>
          </table:table-cell>
          <table:table-cell office:value-type="float" office:value="17.133500153793563" table:style-name="ce1">
            <text:p>17.13350015</text:p>
          </table:table-cell>
          <table:table-cell office:value-type="float" office:value="-88.686260319874293" table:style-name="ce1">
            <text:p>-88.68626032</text:p>
          </table:table-cell>
          <table:table-cell office:value-type="float" office:value="0" table:style-name="ce1">
            <text:p>0</text:p>
          </table:table-cell>
          <table:table-cell office:value-type="float" office:value="1.848E-2" table:style-name="ce1">
            <text:p>0.0184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10.865425935177779" table:style-name="ce1">
            <text:p>10.86542594</text:p>
          </table:table-cell>
          <table:table-cell office:value-type="float" office:value="-58.100332251449025" table:style-name="ce1">
            <text:p>-58.10033225</text:p>
          </table:table-cell>
          <table:table-cell office:value-type="float" office:value="0" table:style-name="ce1">
            <text:p>0</text:p>
          </table:table-cell>
          <table:table-cell office:value-type="float" office:value="2.615E-2" table:style-name="ce1">
            <text:p>0.0261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17" table:style-name="ce1">
            <text:p>217</text:p>
          </table:table-cell>
          <table:table-cell office:value-type="float" office:value="19.373491103096775" table:style-name="ce1">
            <text:p>19.3734911</text:p>
          </table:table-cell>
          <table:table-cell office:value-type="float" office:value="-101.33826115466006" table:style-name="ce1">
            <text:p>-101.3382612</text:p>
          </table:table-cell>
          <table:table-cell office:value-type="float" office:value="0" table:style-name="ce1">
            <text:p>0</text:p>
          </table:table-cell>
          <table:table-cell office:value-type="float" office:value="1.558E-2" table:style-name="ce1">
            <text:p>0.01558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12.859550742409423" table:style-name="ce1">
            <text:p>12.85955074</text:p>
          </table:table-cell>
          <table:table-cell office:value-type="float" office:value="-70.26825941388006" table:style-name="ce1">
            <text:p>-70.26825941</text:p>
          </table:table-cell>
          <table:table-cell office:value-type="float" office:value="0" table:style-name="ce1">
            <text:p>0</text:p>
          </table:table-cell>
          <table:table-cell office:value-type="float" office:value="2.0619999999999999E-2" table:style-name="ce1">
            <text:p>0.02062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97" table:style-name="ce1">
            <text:p>197</text:p>
          </table:table-cell>
          <table:table-cell office:value-type="float" office:value="78.354554358472086" table:style-name="ce1">
            <text:p>78.35455436</text:p>
          </table:table-cell>
          <table:table-cell office:value-type="float" office:value="-695.39666993143976" table:style-name="ce1">
            <text:p>-695.3966699</text:p>
          </table:table-cell>
          <table:table-cell office:value-type="float" office:value="0" table:style-name="ce1">
            <text:p>0</text:p>
          </table:table-cell>
          <table:table-cell office:value-type="float" office:value="4.0400000000000002E-3" table:style-name="ce1">
            <text:p>0.00404</text:p>
          </table:table-cell>
          <table:table-cell office:value-type="float" office:value="8.25" table:style-name="ce1">
            <text:p>8.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94" table:style-name="ce1">
            <text:p>194</text:p>
          </table:table-cell>
          <table:table-cell office:value-type="float" office:value="7.6299818992596791" table:style-name="ce1">
            <text:p>7.629981899</text:p>
          </table:table-cell>
          <table:table-cell office:value-type="float" office:value="-39.738124612667896" table:style-name="ce1">
            <text:p>-39.73812461</text:p>
          </table:table-cell>
          <table:table-cell office:value-type="float" office:value="0" table:style-name="ce1">
            <text:p>0</text:p>
          </table:table-cell>
          <table:table-cell office:value-type="float" office:value="4.0550000000000003E-2" table:style-name="ce1">
            <text:p>0.04055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6" table:style-name="ce1">
            <text:p>66</text:p>
          </table:table-cell>
          <table:table-cell office:value-type="float" office:value="4.864376469945225" table:style-name="ce1">
            <text:p>4.86437647</text:p>
          </table:table-cell>
          <table:table-cell office:value-type="float" office:value="-25.681448245118119" table:style-name="ce1">
            <text:p>-25.68144825</text:p>
          </table:table-cell>
          <table:table-cell office:value-type="float" office:value="0" table:style-name="ce1">
            <text:p>0</text:p>
          </table:table-cell>
          <table:table-cell office:value-type="float" office:value="6.4079999999999998E-2" table:style-name="ce1">
            <text:p>0.06408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6" table:style-name="ce1">
            <text:p>66</text:p>
          </table:table-cell>
          <table:table-cell office:value-type="float" office:value="4.8730238037960234" table:style-name="ce1">
            <text:p>4.873023804</text:p>
          </table:table-cell>
          <table:table-cell office:value-type="float" office:value="-25.722163622568885" table:style-name="ce1">
            <text:p>-25.72216362</text:p>
          </table:table-cell>
          <table:table-cell office:value-type="float" office:value="0" table:style-name="ce1">
            <text:p>0</text:p>
          </table:table-cell>
          <table:table-cell office:value-type="float" office:value="6.3990000000000005E-2" table:style-name="ce1">
            <text:p>0.0639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94" table:style-name="ce1">
            <text:p>194</text:p>
          </table:table-cell>
          <table:table-cell office:value-type="float" office:value="7.6451229294664262" table:style-name="ce1">
            <text:p>7.645122929</text:p>
          </table:table-cell>
          <table:table-cell office:value-type="float" office:value="-39.820403731543408" table:style-name="ce1">
            <text:p>-39.82040373</text:p>
          </table:table-cell>
          <table:table-cell office:value-type="float" office:value="0" table:style-name="ce1">
            <text:p>0</text:p>
          </table:table-cell>
          <table:table-cell office:value-type="float" office:value="4.0460000000000003E-2" table:style-name="ce1">
            <text:p>0.0404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24" table:style-name="ce1">
            <text:p>224</text:p>
          </table:table-cell>
          <table:table-cell office:value-type="float" office:value="21.311824784012853" table:style-name="ce1">
            <text:p>21.31182478</text:p>
          </table:table-cell>
          <table:table-cell office:value-type="float" office:value="-232.79070148690963" table:style-name="ce1">
            <text:p>-232.7907015</text:p>
          </table:table-cell>
          <table:table-cell office:value-type="float" office:value="0" table:style-name="ce1">
            <text:p>0</text:p>
          </table:table-cell>
          <table:table-cell office:value-type="float" office:value="1.0699999999999999E-2" table:style-name="ce1">
            <text:p>0.0107</text:p>
          </table:table-cell>
          <table:table-cell office:value-type="float" office:value="7.5" table:style-name="ce1">
            <text:p>7.5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99" table:style-name="ce1">
            <text:p>199</text:p>
          </table:table-cell>
          <table:table-cell office:value-type="float" office:value="57.017105131539466" table:style-name="ce1">
            <text:p>57.01710513</text:p>
          </table:table-cell>
          <table:table-cell office:value-type="float" office:value="-311.09332799839956" table:style-name="ce1">
            <text:p>-311.093328</text:p>
          </table:table-cell>
          <table:table-cell office:value-type="float" office:value="0" table:style-name="ce1">
            <text:p>0</text:p>
          </table:table-cell>
          <table:table-cell office:value-type="float" office:value="4.6899999999999997E-3" table:style-name="ce1">
            <text:p>0.00469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90" table:style-name="ce1">
            <text:p>190</text:p>
          </table:table-cell>
          <table:table-cell office:value-type="float" office:value="15.003041156991282" table:style-name="ce1">
            <text:p>15.00304116</text:p>
          </table:table-cell>
          <table:table-cell office:value-type="float" office:value="-80.827194701628699" table:style-name="ce1">
            <text:p>-80.8271947</text:p>
          </table:table-cell>
          <table:table-cell office:value-type="float" office:value="0" table:style-name="ce1">
            <text:p>0</text:p>
          </table:table-cell>
          <table:table-cell office:value-type="float" office:value="2.035E-2" table:style-name="ce1">
            <text:p>0.020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68" table:style-name="ce1">
            <text:p>68</text:p>
          </table:table-cell>
          <table:table-cell office:value-type="float" office:value="25.733317057560154" table:style-name="ce1">
            <text:p>25.73331706</text:p>
          </table:table-cell>
          <table:table-cell office:value-type="float" office:value="-179.80330508167029" table:style-name="ce1">
            <text:p>-179.8033051</text:p>
          </table:table-cell>
          <table:table-cell office:value-type="float" office:value="0" table:style-name="ce1">
            <text:p>0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4.01" table:style-name="ce1">
            <text:p>4.0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7" table:style-name="ce1">
            <text:p>77</text:p>
          </table:table-cell>
          <table:table-cell office:value-type="float" office:value="4.0772105725403716" table:style-name="ce1">
            <text:p>4.077210573</text:p>
          </table:table-cell>
          <table:table-cell office:value-type="float" office:value="-24.988941527928251" table:style-name="ce1">
            <text:p>-24.98894153</text:p>
          </table:table-cell>
          <table:table-cell office:value-type="float" office:value="0" table:style-name="ce1">
            <text:p>0</text:p>
          </table:table-cell>
          <table:table-cell office:value-type="float" office:value="6.2489999999999997E-2" table:style-name="ce1">
            <text:p>0.06249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91" table:style-name="ce1">
            <text:p>191</text:p>
          </table:table-cell>
          <table:table-cell office:value-type="float" office:value="11.018243062441957" table:style-name="ce1">
            <text:p>11.01824306</text:p>
          </table:table-cell>
          <table:table-cell office:value-type="float" office:value="-75.553666713887708" table:style-name="ce1">
            <text:p>-75.55366671</text:p>
          </table:table-cell>
          <table:table-cell office:value-type="float" office:value="0" table:style-name="ce1">
            <text:p>0</text:p>
          </table:table-cell>
          <table:table-cell office:value-type="float" office:value="2.104E-2" table:style-name="ce1">
            <text:p>0.02104</text:p>
          </table:table-cell>
          <table:table-cell office:value-type="float" office:value="2.29" table:style-name="ce1">
            <text:p>2.2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0" table:style-name="ce1">
            <text:p>200</text:p>
          </table:table-cell>
          <table:table-cell office:value-type="float" office:value="475.81284694686758" table:style-name="ce1">
            <text:p>475.8128469</text:p>
          </table:table-cell>
          <table:table-cell office:value-type="float" office:value="-2775.5749405233942" table:style-name="ce1">
            <text:p>-2775.574941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2" table:style-name="ce1">
            <text:p>202</text:p>
          </table:table-cell>
          <table:table-cell office:value-type="float" office:value="475.81284694686758" table:style-name="ce1">
            <text:p>475.8128469</text:p>
          </table:table-cell>
          <table:table-cell office:value-type="float" office:value="-2775.5749405233942" table:style-name="ce1">
            <text:p>-2775.574941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92" table:style-name="ce1">
            <text:p>192</text:p>
          </table:table-cell>
          <table:table-cell office:value-type="float" office:value="10.095515336852062" table:style-name="ce1">
            <text:p>10.09551534</text:p>
          </table:table-cell>
          <table:table-cell office:value-type="float" office:value="-56.260444692748386" table:style-name="ce1">
            <text:p>-56.26044469</text:p>
          </table:table-cell>
          <table:table-cell office:value-type="float" office:value="0" table:style-name="ce1">
            <text:p>0</text:p>
          </table:table-cell>
          <table:table-cell office:value-type="float" office:value="2.5159999999999998E-2" table:style-name="ce1">
            <text:p>0.02516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91" table:style-name="ce1">
            <text:p>191</text:p>
          </table:table-cell>
          <table:table-cell office:value-type="float" office:value="13.333235818809765" table:style-name="ce1">
            <text:p>13.33323582</text:p>
          </table:table-cell>
          <table:table-cell office:value-type="float" office:value="-73.810993224803426" table:style-name="ce1">
            <text:p>-73.81099322</text:p>
          </table:table-cell>
          <table:table-cell office:value-type="float" office:value="0" table:style-name="ce1">
            <text:p>0</text:p>
          </table:table-cell>
          <table:table-cell office:value-type="float" office:value="1.925E-2" table:style-name="ce1">
            <text:p>0.01925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3" table:style-name="ce1">
            <text:p>203</text:p>
          </table:table-cell>
          <table:table-cell office:value-type="float" office:value="423.37002540220146" table:style-name="ce1">
            <text:p>423.3700254</text:p>
          </table:table-cell>
          <table:table-cell office:value-type="float" office:value="-2878.9161727349701" table:style-name="ce1">
            <text:p>-2878.916173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3" table:style-name="ce1">
            <text:p>63</text:p>
          </table:table-cell>
          <table:table-cell office:value-type="float" office:value="8.5358385052503696" table:style-name="ce1">
            <text:p>8.535838505</text:p>
          </table:table-cell>
          <table:table-cell office:value-type="float" office:value="-44.709561879442468" table:style-name="ce1">
            <text:p>-44.70956188</text:p>
          </table:table-cell>
          <table:table-cell office:value-type="float" office:value="0" table:style-name="ce1">
            <text:p>0</text:p>
          </table:table-cell>
          <table:table-cell office:value-type="float" office:value="3.5200000000000002E-2" table:style-name="ce1">
            <text:p>0.035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1" table:style-name="ce1">
            <text:p>201</text:p>
          </table:table-cell>
          <table:table-cell office:value-type="float" office:value="475.81284694686758" table:style-name="ce1">
            <text:p>475.8128469</text:p>
          </table:table-cell>
          <table:table-cell office:value-type="float" office:value="-2775.5749405233942" table:style-name="ce1">
            <text:p>-2775.574941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7" table:style-name="ce1">
            <text:p>77</text:p>
          </table:table-cell>
          <table:table-cell office:value-type="float" office:value="4.9504340730453418" table:style-name="ce1">
            <text:p>4.950434073</text:p>
          </table:table-cell>
          <table:table-cell office:value-type="float" office:value="-27.5686613830132" table:style-name="ce1">
            <text:p>-27.56866138</text:p>
          </table:table-cell>
          <table:table-cell office:value-type="float" office:value="0" table:style-name="ce1">
            <text:p>0</text:p>
          </table:table-cell>
          <table:table-cell office:value-type="float" office:value="5.1819999999999998E-2" table:style-name="ce1">
            <text:p>0.0518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4" table:style-name="ce1">
            <text:p>204</text:p>
          </table:table-cell>
          <table:table-cell office:value-type="float" office:value="79.063578687544606" table:style-name="ce1">
            <text:p>79.06357869</text:p>
          </table:table-cell>
          <table:table-cell office:value-type="float" office:value="-431.95711282951197" table:style-name="ce1">
            <text:p>-431.9571128</text:p>
          </table:table-cell>
          <table:table-cell office:value-type="float" office:value="0" table:style-name="ce1">
            <text:p>0</text:p>
          </table:table-cell>
          <table:table-cell office:value-type="float" office:value="3.3999999999999998E-3" table:style-name="ce1">
            <text:p>0.003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8" table:style-name="ce1">
            <text:p>58</text:p>
          </table:table-cell>
          <table:table-cell office:value-type="float" office:value="145.27127186480877" table:style-name="ce1">
            <text:p>145.2712719</text:p>
          </table:table-cell>
          <table:table-cell office:value-type="float" office:value="-524.75541061369699" table:style-name="ce1">
            <text:p>-524.7554106</text:p>
          </table:table-cell>
          <table:table-cell office:value-type="float" office:value="0" table:style-name="ce1">
            <text:p>0</text:p>
          </table:table-cell>
          <table:table-cell office:value-type="float" office:value="0.22417999999999999" table:style-name="ce1">
            <text:p>0.22418</text:p>
          </table:table-cell>
          <table:table-cell office:value-type="float" office:value="3.64" table:style-name="ce1">
            <text:p>3.6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5" table:style-name="ce1">
            <text:p>205</text:p>
          </table:table-cell>
          <table:table-cell office:value-type="float" office:value="55.169756464932185" table:style-name="ce1">
            <text:p>55.16975646</text:p>
          </table:table-cell>
          <table:table-cell office:value-type="float" office:value="-290.73585946599178" table:style-name="ce1">
            <text:p>-290.7358595</text:p>
          </table:table-cell>
          <table:table-cell office:value-type="float" office:value="0" table:style-name="ce1">
            <text:p>0</text:p>
          </table:table-cell>
          <table:table-cell office:value-type="float" office:value="5.3299999999999997E-3" table:style-name="ce1">
            <text:p>0.0053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74" table:style-name="ce1">
            <text:p>74</text:p>
          </table:table-cell>
          <table:table-cell office:value-type="float" office:value="4.3362819849798191" table:style-name="ce1">
            <text:p>4.336281985</text:p>
          </table:table-cell>
          <table:table-cell office:value-type="float" office:value="-24.17220889540906" table:style-name="ce1">
            <text:p>-24.1722089</text:p>
          </table:table-cell>
          <table:table-cell office:value-type="float" office:value="0" table:style-name="ce1">
            <text:p>0</text:p>
          </table:table-cell>
          <table:table-cell office:value-type="float" office:value="5.8569999999999997E-2" table:style-name="ce1">
            <text:p>0.0585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05" table:style-name="ce1">
            <text:p>205</text:p>
          </table:table-cell>
          <table:table-cell office:value-type="float" office:value="22.945391561513567" table:style-name="ce1">
            <text:p>22.94539156</text:p>
          </table:table-cell>
          <table:table-cell office:value-type="float" office:value="-124.12819462791019" table:style-name="ce1">
            <text:p>-124.1281946</text:p>
          </table:table-cell>
          <table:table-cell office:value-type="float" office:value="0" table:style-name="ce1">
            <text:p>0</text:p>
          </table:table-cell>
          <table:table-cell office:value-type="float" office:value="1.17E-2" table:style-name="ce1">
            <text:p>0.011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90" table:style-name="ce1">
            <text:p>190</text:p>
          </table:table-cell>
          <table:table-cell office:value-type="float" office:value="15.003041156991282" table:style-name="ce1">
            <text:p>15.00304116</text:p>
          </table:table-cell>
          <table:table-cell office:value-type="float" office:value="-80.827194701628699" table:style-name="ce1">
            <text:p>-80.8271947</text:p>
          </table:table-cell>
          <table:table-cell office:value-type="float" office:value="0" table:style-name="ce1">
            <text:p>0</text:p>
          </table:table-cell>
          <table:table-cell office:value-type="float" office:value="2.035E-2" table:style-name="ce1">
            <text:p>0.020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20" table:style-name="ce1">
            <text:p>220</text:p>
          </table:table-cell>
          <table:table-cell office:value-type="float" office:value="13.177173370815073" table:style-name="ce1">
            <text:p>13.17717337</text:p>
          </table:table-cell>
          <table:table-cell office:value-type="float" office:value="-176.63687161354488" table:style-name="ce1">
            <text:p>-176.6368716</text:p>
          </table:table-cell>
          <table:table-cell office:value-type="float" office:value="0" table:style-name="ce1">
            <text:p>0</text:p>
          </table:table-cell>
          <table:table-cell office:value-type="float" office:value="2.1520000000000001E-2" table:style-name="ce1">
            <text:p>0.0215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21" table:style-name="ce1">
            <text:p>221</text:p>
          </table:table-cell>
          <table:table-cell office:value-type="float" office:value="10.318775105110797" table:style-name="ce1">
            <text:p>10.31877511</text:p>
          </table:table-cell>
          <table:table-cell office:value-type="float" office:value="-136.5830595731029" table:style-name="ce1">
            <text:p>-136.5830596</text:p>
          </table:table-cell>
          <table:table-cell office:value-type="float" office:value="0" table:style-name="ce1">
            <text:p>0</text:p>
          </table:table-cell>
          <table:table-cell office:value-type="float" office:value="2.8819999999999998E-2" table:style-name="ce1">
            <text:p>0.0288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0" table:style-name="ce1">
            <text:p>60</text:p>
          </table:table-cell>
          <table:table-cell office:value-type="float" office:value="10.850422749163267" table:style-name="ce1">
            <text:p>10.85042275</text:p>
          </table:table-cell>
          <table:table-cell office:value-type="float" office:value="-54.530329713743598" table:style-name="ce1">
            <text:p>-54.53032971</text:p>
          </table:table-cell>
          <table:table-cell office:value-type="float" office:value="0" table:style-name="ce1">
            <text:p>0</text:p>
          </table:table-cell>
          <table:table-cell office:value-type="float" office:value="2.8420000000000001E-2" table:style-name="ce1">
            <text:p>0.02842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7" table:style-name="ce1">
            <text:p>67</text:p>
          </table:table-cell>
          <table:table-cell office:value-type="float" office:value="14.233435196712936" table:style-name="ce1">
            <text:p>14.2334352</text:p>
          </table:table-cell>
          <table:table-cell office:value-type="float" office:value="-74.253945062369894" table:style-name="ce1">
            <text:p>-74.25394506</text:p>
          </table:table-cell>
          <table:table-cell office:value-type="float" office:value="0" table:style-name="ce1">
            <text:p>0</text:p>
          </table:table-cell>
          <table:table-cell office:value-type="float" office:value="2.1770000000000001E-2" table:style-name="ce1">
            <text:p>0.0217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10" table:style-name="ce1">
            <text:p>210</text:p>
          </table:table-cell>
          <table:table-cell office:value-type="float" office:value="16.160123740376068" table:style-name="ce1">
            <text:p>16.16012374</text:p>
          </table:table-cell>
          <table:table-cell office:value-type="float" office:value="-169.1041519975067" table:style-name="ce1">
            <text:p>-169.104152</text:p>
          </table:table-cell>
          <table:table-cell office:value-type="float" office:value="0" table:style-name="ce1">
            <text:p>0</text:p>
          </table:table-cell>
          <table:table-cell office:value-type="float" office:value="1.7149999999999999E-2" table:style-name="ce1">
            <text:p>0.01715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19" table:style-name="ce1">
            <text:p>219</text:p>
          </table:table-cell>
          <table:table-cell office:value-type="float" office:value="185.47442405310429" table:style-name="ce1">
            <text:p>185.4744241</text:p>
          </table:table-cell>
          <table:table-cell office:value-type="float" office:value="-673.56501366653652" table:style-name="ce1">
            <text:p>-673.5650137</text:p>
          </table:table-cell>
          <table:table-cell office:value-type="float" office:value="0" table:style-name="ce1">
            <text:p>0</text:p>
          </table:table-cell>
          <table:table-cell office:value-type="float" office:value="0.17477000000000001" table:style-name="ce1">
            <text:p>0.17477</text:p>
          </table:table-cell>
          <table:table-cell office:value-type="float" office:value="3.64" table:style-name="ce1">
            <text:p>3.6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17" table:style-name="ce1">
            <text:p>217</text:p>
          </table:table-cell>
          <table:table-cell office:value-type="float" office:value="79.981180898612095" table:style-name="ce1">
            <text:p>79.9811809</text:p>
          </table:table-cell>
          <table:table-cell office:value-type="float" office:value="-181.13385085862151" table:style-name="ce1">
            <text:p>-181.1338509</text:p>
          </table:table-cell>
          <table:table-cell office:value-type="float" office:value="0" table:style-name="ce1">
            <text:p>0</text:p>
          </table:table-cell>
          <table:table-cell office:value-type="float" office:value="0.43235000000000001" table:style-name="ce1">
            <text:p>0.43235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6" table:style-name="ce1">
            <text:p>206</text:p>
          </table:table-cell>
          <table:table-cell office:value-type="float" office:value="961.53846153846155" table:style-name="ce1">
            <text:p>961.5384615</text:p>
          </table:table-cell>
          <table:table-cell office:value-type="float" office:value="-4807.6923076923076" table:style-name="ce1">
            <text:p>-4807.692308</text:p>
          </table:table-cell>
          <table:table-cell office:value-type="float" office:value="0" table:style-name="ce1">
            <text:p>0</text:p>
          </table:table-cell>
          <table:table-cell office:value-type="float" office:value="3.1E-4" table:style-name="ce1">
            <text:p>0.00031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6" table:style-name="ce1">
            <text:p>66</text:p>
          </table:table-cell>
          <table:table-cell office:value-type="float" office:value="16.385213148330354" table:style-name="ce1">
            <text:p>16.38521315</text:p>
          </table:table-cell>
          <table:table-cell office:value-type="float" office:value="-88.110680508423528" table:style-name="ce1">
            <text:p>-88.11068051</text:p>
          </table:table-cell>
          <table:table-cell office:value-type="float" office:value="0" table:style-name="ce1">
            <text:p>0</text:p>
          </table:table-cell>
          <table:table-cell office:value-type="float" office:value="1.7080000000000001E-2" table:style-name="ce1">
            <text:p>0.0170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7" table:style-name="ce1">
            <text:p>207</text:p>
          </table:table-cell>
          <table:table-cell office:value-type="float" office:value="675.67567567567573" table:style-name="ce1">
            <text:p>675.6756757</text:p>
          </table:table-cell>
          <table:table-cell office:value-type="float" office:value="-4054.0540540540542" table:style-name="ce1">
            <text:p>-4054.054054</text:p>
          </table:table-cell>
          <table:table-cell office:value-type="float" office:value="0" table:style-name="ce1">
            <text:p>0</text:p>
          </table:table-cell>
          <table:table-cell office:value-type="float" office:value="3.6000000000000002E-4" table:style-name="ce1">
            <text:p>0.00036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62" table:style-name="ce1">
            <text:p>62</text:p>
          </table:table-cell>
          <table:table-cell office:value-type="float" office:value="261" table:style-name="ce1">
            <text:p>261</text:p>
          </table:table-cell>
          <table:table-cell office:value-type="float" office:value="8.2440542594910617" table:style-name="ce1">
            <text:p>8.244054259</text:p>
          </table:table-cell>
          <table:table-cell office:value-type="float" office:value="-42.695125041125728" table:style-name="ce1">
            <text:p>-42.69512504</text:p>
          </table:table-cell>
          <table:table-cell office:value-type="float" office:value="0" table:style-name="ce1">
            <text:p>0</text:p>
          </table:table-cell>
          <table:table-cell office:value-type="float" office:value="3.8159999999999999E-2" table:style-name="ce1">
            <text:p>0.03816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59" table:style-name="ce1">
            <text:p>259</text:p>
          </table:table-cell>
          <table:table-cell office:value-type="float" office:value="5.6740410439913909" table:style-name="ce1">
            <text:p>5.674041044</text:p>
          </table:table-cell>
          <table:table-cell office:value-type="float" office:value="-33.412521046499911" table:style-name="ce1">
            <text:p>-33.41252105</text:p>
          </table:table-cell>
          <table:table-cell office:value-type="float" office:value="0" table:style-name="ce1">
            <text:p>0</text:p>
          </table:table-cell>
          <table:table-cell office:value-type="float" office:value="5.1360000000000003E-2" table:style-name="ce1">
            <text:p>0.05136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59" table:style-name="ce1">
            <text:p>259</text:p>
          </table:table-cell>
          <table:table-cell office:value-type="float" office:value="5.6702512449300606" table:style-name="ce1">
            <text:p>5.670251245</text:p>
          </table:table-cell>
          <table:table-cell office:value-type="float" office:value="-33.401682434709471" table:style-name="ce1">
            <text:p>-33.40168243</text:p>
          </table:table-cell>
          <table:table-cell office:value-type="float" office:value="0" table:style-name="ce1">
            <text:p>0</text:p>
          </table:table-cell>
          <table:table-cell office:value-type="float" office:value="5.1380000000000002E-2" table:style-name="ce1">
            <text:p>0.05138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12" table:style-name="ce1">
            <text:p>212</text:p>
          </table:table-cell>
          <table:table-cell office:value-type="float" office:value="17.080841669095662" table:style-name="ce1">
            <text:p>17.08084167</text:p>
          </table:table-cell>
          <table:table-cell office:value-type="float" office:value="-90.587946364457579" table:style-name="ce1">
            <text:p>-90.58794636</text:p>
          </table:table-cell>
          <table:table-cell office:value-type="float" office:value="0" table:style-name="ce1">
            <text:p>0</text:p>
          </table:table-cell>
          <table:table-cell office:value-type="float" office:value="1.6639999999999999E-2" table:style-name="ce1">
            <text:p>0.01664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94" table:style-name="ce1">
            <text:p>194</text:p>
          </table:table-cell>
          <table:table-cell office:value-type="float" office:value="2.6314891336529986" table:style-name="ce1">
            <text:p>2.631489134</text:p>
          </table:table-cell>
          <table:table-cell office:value-type="float" office:value="-14.686915240870416" table:style-name="ce1">
            <text:p>-14.68691524</text:p>
          </table:table-cell>
          <table:table-cell office:value-type="float" office:value="0" table:style-name="ce1">
            <text:p>0</text:p>
          </table:table-cell>
          <table:table-cell office:value-type="float" office:value="9.5890000000000003E-2" table:style-name="ce1">
            <text:p>0.09589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59" table:style-name="ce1">
            <text:p>259</text:p>
          </table:table-cell>
          <table:table-cell office:value-type="float" office:value="5.6702512449300606" table:style-name="ce1">
            <text:p>5.670251245</text:p>
          </table:table-cell>
          <table:table-cell office:value-type="float" office:value="-33.401682434709471" table:style-name="ce1">
            <text:p>-33.40168243</text:p>
          </table:table-cell>
          <table:table-cell office:value-type="float" office:value="0" table:style-name="ce1">
            <text:p>0</text:p>
          </table:table-cell>
          <table:table-cell office:value-type="float" office:value="5.1380000000000002E-2" table:style-name="ce1">
            <text:p>0.05138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57" table:style-name="ce1">
            <text:p>257</text:p>
          </table:table-cell>
          <table:table-cell office:value-type="float" office:value="11.23309693633561" table:style-name="ce1">
            <text:p>11.23309694</text:p>
          </table:table-cell>
          <table:table-cell office:value-type="float" office:value="-62.799523814369003" table:style-name="ce1">
            <text:p>-62.79952381</text:p>
          </table:table-cell>
          <table:table-cell office:value-type="float" office:value="0" table:style-name="ce1">
            <text:p>0</text:p>
          </table:table-cell>
          <table:table-cell office:value-type="float" office:value="2.23E-2" table:style-name="ce1">
            <text:p>0.022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57" table:style-name="ce1">
            <text:p>257</text:p>
          </table:table-cell>
          <table:table-cell office:value-type="float" office:value="11.427846910227171" table:style-name="ce1">
            <text:p>11.42784691</text:p>
          </table:table-cell>
          <table:table-cell office:value-type="float" office:value="-63.562185004329237" table:style-name="ce1">
            <text:p>-63.562185</text:p>
          </table:table-cell>
          <table:table-cell office:value-type="float" office:value="0" table:style-name="ce1">
            <text:p>0</text:p>
          </table:table-cell>
          <table:table-cell office:value-type="float" office:value="2.2370000000000001E-2" table:style-name="ce1">
            <text:p>0.0223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59" table:style-name="ce1">
            <text:p>259</text:p>
          </table:table-cell>
          <table:table-cell office:value-type="float" office:value="5.6740410439913909" table:style-name="ce1">
            <text:p>5.674041044</text:p>
          </table:table-cell>
          <table:table-cell office:value-type="float" office:value="-33.412521046499911" table:style-name="ce1">
            <text:p>-33.41252105</text:p>
          </table:table-cell>
          <table:table-cell office:value-type="float" office:value="0" table:style-name="ce1">
            <text:p>0</text:p>
          </table:table-cell>
          <table:table-cell office:value-type="float" office:value="5.1360000000000003E-2" table:style-name="ce1">
            <text:p>0.05136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18" table:style-name="ce1">
            <text:p>218</text:p>
          </table:table-cell>
          <table:table-cell office:value-type="float" office:value="675.67567567567573" table:style-name="ce1">
            <text:p>675.6756757</text:p>
          </table:table-cell>
          <table:table-cell office:value-type="float" office:value="-4054.0540540540542" table:style-name="ce1">
            <text:p>-4054.054054</text:p>
          </table:table-cell>
          <table:table-cell office:value-type="float" office:value="0" table:style-name="ce1">
            <text:p>0</text:p>
          </table:table-cell>
          <table:table-cell office:value-type="float" office:value="3.6000000000000002E-4" table:style-name="ce1">
            <text:p>0.00036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0" table:style-name="ce1">
            <text:p>70</text:p>
          </table:table-cell>
          <table:table-cell office:value-type="float" office:value="4.0086581742012521" table:style-name="ce1">
            <text:p>4.008658174</text:p>
          </table:table-cell>
          <table:table-cell office:value-type="float" office:value="-36.091109943384296" table:style-name="ce1">
            <text:p>-36.09110994</text:p>
          </table:table-cell>
          <table:table-cell office:value-type="float" office:value="0" table:style-name="ce1">
            <text:p>0</text:p>
          </table:table-cell>
          <table:table-cell office:value-type="float" office:value="7.4329999999999993E-2" table:style-name="ce1">
            <text:p>0.07433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97" table:style-name="ce1">
            <text:p>197</text:p>
          </table:table-cell>
          <table:table-cell office:value-type="float" office:value="4.0086581742012521" table:style-name="ce1">
            <text:p>4.008658174</text:p>
          </table:table-cell>
          <table:table-cell office:value-type="float" office:value="-36.091109943384296" table:style-name="ce1">
            <text:p>-36.09110994</text:p>
          </table:table-cell>
          <table:table-cell office:value-type="float" office:value="0" table:style-name="ce1">
            <text:p>0</text:p>
          </table:table-cell>
          <table:table-cell office:value-type="float" office:value="7.4329999999999993E-2" table:style-name="ce1">
            <text:p>0.07433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71" table:style-name="ce1">
            <text:p>71</text:p>
          </table:table-cell>
          <table:table-cell office:value-type="float" office:value="78" table:style-name="ce1">
            <text:p>78</text:p>
          </table:table-cell>
          <table:table-cell office:value-type="float" office:value="3.0373462805930895" table:style-name="ce1">
            <text:p>3.037346281</text:p>
          </table:table-cell>
          <table:table-cell office:value-type="float" office:value="-16.660948577870876" table:style-name="ce1">
            <text:p>-16.66094858</text:p>
          </table:table-cell>
          <table:table-cell office:value-type="float" office:value="0" table:style-name="ce1">
            <text:p>0</text:p>
          </table:table-cell>
          <table:table-cell office:value-type="float" office:value="8.7059999999999998E-2" table:style-name="ce1">
            <text:p>0.0870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72" table:style-name="ce1">
            <text:p>72</text:p>
          </table:table-cell>
          <table:table-cell office:value-type="float" office:value="261" table:style-name="ce1">
            <text:p>261</text:p>
          </table:table-cell>
          <table:table-cell office:value-type="float" office:value="8.2440542594910617" table:style-name="ce1">
            <text:p>8.244054259</text:p>
          </table:table-cell>
          <table:table-cell office:value-type="float" office:value="-42.695125041125728" table:style-name="ce1">
            <text:p>-42.69512504</text:p>
          </table:table-cell>
          <table:table-cell office:value-type="float" office:value="0" table:style-name="ce1">
            <text:p>0</text:p>
          </table:table-cell>
          <table:table-cell office:value-type="float" office:value="3.8159999999999999E-2" table:style-name="ce1">
            <text:p>0.03816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9" table:style-name="ce1">
            <text:p>79</text:p>
          </table:table-cell>
          <table:table-cell office:value-type="float" office:value="2.6732103766909292" table:style-name="ce1">
            <text:p>2.673210377</text:p>
          </table:table-cell>
          <table:table-cell office:value-type="float" office:value="-28.643904376864729" table:style-name="ce1">
            <text:p>-28.64390438</text:p>
          </table:table-cell>
          <table:table-cell office:value-type="float" office:value="0" table:style-name="ce1">
            <text:p>0</text:p>
          </table:table-cell>
          <table:table-cell office:value-type="float" office:value="9.2619999999999994E-2" table:style-name="ce1">
            <text:p>0.0926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7" table:style-name="ce1">
            <text:p>77</text:p>
          </table:table-cell>
          <table:table-cell office:value-type="float" office:value="4.5526724187097827" table:style-name="ce1">
            <text:p>4.552672419</text:p>
          </table:table-cell>
          <table:table-cell office:value-type="float" office:value="-24.589433997756682" table:style-name="ce1">
            <text:p>-24.589434</text:p>
          </table:table-cell>
          <table:table-cell office:value-type="float" office:value="0" table:style-name="ce1">
            <text:p>0</text:p>
          </table:table-cell>
          <table:table-cell office:value-type="float" office:value="6.0499999999999998E-2" table:style-name="ce1">
            <text:p>0.0605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67" table:style-name="ce1">
            <text:p>267</text:p>
          </table:table-cell>
          <table:table-cell office:value-type="float" office:value="493.65303244005645" table:style-name="ce1">
            <text:p>493.6530324</text:p>
          </table:table-cell>
          <table:table-cell office:value-type="float" office:value="-2609.308885754584" table:style-name="ce1">
            <text:p>-2609.308886</text:p>
          </table:table-cell>
          <table:table-cell office:value-type="float" office:value="0" table:style-name="ce1">
            <text:p>0</text:p>
          </table:table-cell>
          <table:table-cell office:value-type="float" office:value="5.9999999999999995E-4" table:style-name="ce1">
            <text:p>0.000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9" table:style-name="ce1">
            <text:p>79</text:p>
          </table:table-cell>
          <table:table-cell office:value-type="float" office:value="4.1586739962945796" table:style-name="ce1">
            <text:p>4.158673996</text:p>
          </table:table-cell>
          <table:table-cell office:value-type="float" office:value="-45.640396939131925" table:style-name="ce1">
            <text:p>-45.64039694</text:p>
          </table:table-cell>
          <table:table-cell office:value-type="float" office:value="0" table:style-name="ce1">
            <text:p>0</text:p>
          </table:table-cell>
          <table:table-cell office:value-type="float" office:value="6.1510000000000002E-2" table:style-name="ce1">
            <text:p>0.06151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92" table:style-name="ce1">
            <text:p>192</text:p>
          </table:table-cell>
          <table:table-cell office:value-type="float" office:value="7.6297283632853796" table:style-name="ce1">
            <text:p>7.629728363</text:p>
          </table:table-cell>
          <table:table-cell office:value-type="float" office:value="-42.193317093349272" table:style-name="ce1">
            <text:p>-42.19331709</text:p>
          </table:table-cell>
          <table:table-cell office:value-type="float" office:value="0" table:style-name="ce1">
            <text:p>0</text:p>
          </table:table-cell>
          <table:table-cell office:value-type="float" office:value="3.3910000000000003E-2" table:style-name="ce1">
            <text:p>0.03391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92" table:style-name="ce1">
            <text:p>192</text:p>
          </table:table-cell>
          <table:table-cell office:value-type="float" office:value="7.5301408786428414" table:style-name="ce1">
            <text:p>7.530140879</text:p>
          </table:table-cell>
          <table:table-cell office:value-type="float" office:value="-41.822077397930023" table:style-name="ce1">
            <text:p>-41.8220774</text:p>
          </table:table-cell>
          <table:table-cell office:value-type="float" office:value="0" table:style-name="ce1">
            <text:p>0</text:p>
          </table:table-cell>
          <table:table-cell office:value-type="float" office:value="3.3849999999999998E-2" table:style-name="ce1">
            <text:p>0.03385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58" table:style-name="ce1">
            <text:p>258</text:p>
          </table:table-cell>
          <table:table-cell office:value-type="float" office:value="9.6381951622173272" table:style-name="ce1">
            <text:p>9.638195162</text:p>
          </table:table-cell>
          <table:table-cell office:value-type="float" office:value="-53.512678661390687" table:style-name="ce1">
            <text:p>-53.51267866</text:p>
          </table:table-cell>
          <table:table-cell office:value-type="float" office:value="0" table:style-name="ce1">
            <text:p>0</text:p>
          </table:table-cell>
          <table:table-cell office:value-type="float" office:value="2.6290000000000001E-2" table:style-name="ce1">
            <text:p>0.0262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23" table:style-name="ce1">
            <text:p>223</text:p>
          </table:table-cell>
          <table:table-cell office:value-type="float" office:value="15.924279293659636" table:style-name="ce1">
            <text:p>15.92427929</text:p>
          </table:table-cell>
          <table:table-cell office:value-type="float" office:value="-85.611958678770137" table:style-name="ce1">
            <text:p>-85.61195868</text:p>
          </table:table-cell>
          <table:table-cell office:value-type="float" office:value="0" table:style-name="ce1">
            <text:p>0</text:p>
          </table:table-cell>
          <table:table-cell office:value-type="float" office:value="1.7670000000000002E-2" table:style-name="ce1">
            <text:p>0.01767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7" table:style-name="ce1">
            <text:p>87</text:p>
          </table:table-cell>
          <table:table-cell office:value-type="float" office:value="7.1209210069759132" table:style-name="ce1">
            <text:p>7.120921007</text:p>
          </table:table-cell>
          <table:table-cell office:value-type="float" office:value="-80.142729151238001" table:style-name="ce1">
            <text:p>-80.14272915</text:p>
          </table:table-cell>
          <table:table-cell office:value-type="float" office:value="0" table:style-name="ce1">
            <text:p>0</text:p>
          </table:table-cell>
          <table:table-cell office:value-type="float" office:value="0.32679000000000002" table:style-name="ce1">
            <text:p>0.32679</text:p>
          </table:table-cell>
          <table:table-cell office:value-type="float" office:value="13.61" table:style-name="ce1">
            <text:p>13.6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05" table:style-name="ce1">
            <text:p>105</text:p>
          </table:table-cell>
          <table:table-cell office:value-type="float" office:value="6.8969369619961665" table:style-name="ce1">
            <text:p>6.896936962</text:p>
          </table:table-cell>
          <table:table-cell office:value-type="float" office:value="-75.182312833660703" table:style-name="ce1">
            <text:p>-75.18231283</text:p>
          </table:table-cell>
          <table:table-cell office:value-type="float" office:value="0" table:style-name="ce1">
            <text:p>0</text:p>
          </table:table-cell>
          <table:table-cell office:value-type="float" office:value="0.34994999999999998" table:style-name="ce1">
            <text:p>0.34995</text:p>
          </table:table-cell>
          <table:table-cell office:value-type="float" office:value="13.61" table:style-name="ce1">
            <text:p>13.6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4" table:style-name="ce1">
            <text:p>94</text:p>
          </table:table-cell>
          <table:table-cell office:value-type="float" office:value="13.626388823920616" table:style-name="ce1">
            <text:p>13.62638882</text:p>
          </table:table-cell>
          <table:table-cell office:value-type="float" office:value="-141.95849849397896" table:style-name="ce1">
            <text:p>-141.9584985</text:p>
          </table:table-cell>
          <table:table-cell office:value-type="float" office:value="0" table:style-name="ce1">
            <text:p>0</text:p>
          </table:table-cell>
          <table:table-cell office:value-type="float" office:value="0.22053" table:style-name="ce1">
            <text:p>0.2205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3" table:style-name="ce1">
            <text:p>93</text:p>
          </table:table-cell>
          <table:table-cell office:value-type="float" office:value="26.106562240417706" table:style-name="ce1">
            <text:p>26.10656224</text:p>
          </table:table-cell>
          <table:table-cell office:value-type="float" office:value="-280.05221312448083" table:style-name="ce1">
            <text:p>-280.0522131</text:p>
          </table:table-cell>
          <table:table-cell office:value-type="float" office:value="0" table:style-name="ce1">
            <text:p>0</text:p>
          </table:table-cell>
          <table:table-cell office:value-type="float" office:value="0.11277" table:style-name="ce1">
            <text:p>0.11277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5" table:style-name="ce1">
            <text:p>85</text:p>
          </table:table-cell>
          <table:table-cell office:value-type="float" office:value="6.3186665164554734" table:style-name="ce1">
            <text:p>6.318666516</text:p>
          </table:table-cell>
          <table:table-cell office:value-type="float" office:value="-69.701259324931314" table:style-name="ce1">
            <text:p>-69.70125932</text:p>
          </table:table-cell>
          <table:table-cell office:value-type="float" office:value="0" table:style-name="ce1">
            <text:p>0</text:p>
          </table:table-cell>
          <table:table-cell office:value-type="float" office:value="0.39180999999999999" table:style-name="ce1">
            <text:p>0.3918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00" table:style-name="ce1">
            <text:p>100</text:p>
          </table:table-cell>
          <table:table-cell office:value-type="float" office:value="12.297470764026697" table:style-name="ce1">
            <text:p>12.29747076</text:p>
          </table:table-cell>
          <table:table-cell office:value-type="float" office:value="-129.20767227408874" table:style-name="ce1">
            <text:p>-129.2076723</text:p>
          </table:table-cell>
          <table:table-cell office:value-type="float" office:value="0" table:style-name="ce1">
            <text:p>0</text:p>
          </table:table-cell>
          <table:table-cell office:value-type="float" office:value="0.23726" table:style-name="ce1">
            <text:p>0.23726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9" table:style-name="ce1">
            <text:p>89</text:p>
          </table:table-cell>
          <table:table-cell office:value-type="float" office:value="28.781245094105948" table:style-name="ce1">
            <text:p>28.78124509</text:p>
          </table:table-cell>
          <table:table-cell office:value-type="float" office:value="-293.91756353677891" table:style-name="ce1">
            <text:p>-293.9175635</text:p>
          </table:table-cell>
          <table:table-cell office:value-type="float" office:value="0" table:style-name="ce1">
            <text:p>0</text:p>
          </table:table-cell>
          <table:table-cell office:value-type="float" office:value="0.1105" table:style-name="ce1">
            <text:p>0.110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5" table:style-name="ce1">
            <text:p>95</text:p>
          </table:table-cell>
          <table:table-cell office:value-type="float" office:value="8.4032958246015603" table:style-name="ce1">
            <text:p>8.403295825</text:p>
          </table:table-cell>
          <table:table-cell office:value-type="float" office:value="-92.696149817769779" table:style-name="ce1">
            <text:p>-92.69614982</text:p>
          </table:table-cell>
          <table:table-cell office:value-type="float" office:value="0" table:style-name="ce1">
            <text:p>0</text:p>
          </table:table-cell>
          <table:table-cell office:value-type="float" office:value="0.29713000000000001" table:style-name="ce1">
            <text:p>0.2971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00" table:style-name="ce1">
            <text:p>100</text:p>
          </table:table-cell>
          <table:table-cell office:value-type="float" office:value="5.1911100136512154" table:style-name="ce1">
            <text:p>5.191110014</text:p>
          </table:table-cell>
          <table:table-cell office:value-type="float" office:value="-58.996263803792878" table:style-name="ce1">
            <text:p>-58.9962638</text:p>
          </table:table-cell>
          <table:table-cell office:value-type="float" office:value="0" table:style-name="ce1">
            <text:p>0</text:p>
          </table:table-cell>
          <table:table-cell office:value-type="float" office:value="0.44535999999999998" table:style-name="ce1">
            <text:p>0.44536</text:p>
          </table:table-cell>
          <table:table-cell office:value-type="float" office:value="13.63" table:style-name="ce1">
            <text:p>13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01" table:style-name="ce1">
            <text:p>101</text:p>
          </table:table-cell>
          <table:table-cell office:value-type="float" office:value="4.1772800522809801" table:style-name="ce1">
            <text:p>4.177280052</text:p>
          </table:table-cell>
          <table:table-cell office:value-type="float" office:value="-47.992306378428154" table:style-name="ce1">
            <text:p>-47.99230638</text:p>
          </table:table-cell>
          <table:table-cell office:value-type="float" office:value="0" table:style-name="ce1">
            <text:p>0</text:p>
          </table:table-cell>
          <table:table-cell office:value-type="float" office:value="0.54757999999999996" table:style-name="ce1">
            <text:p>0.5475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9" table:style-name="ce1">
            <text:p>99</text:p>
          </table:table-cell>
          <table:table-cell office:value-type="float" office:value="7.7627032623697332" table:style-name="ce1">
            <text:p>7.762703262</text:p>
          </table:table-cell>
          <table:table-cell office:value-type="float" office:value="-72.755267128003226" table:style-name="ce1">
            <text:p>-72.75526713</text:p>
          </table:table-cell>
          <table:table-cell office:value-type="float" office:value="0" table:style-name="ce1">
            <text:p>0</text:p>
          </table:table-cell>
          <table:table-cell office:value-type="float" office:value="0.36482999999999999" table:style-name="ce1">
            <text:p>0.3648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6" table:style-name="ce1">
            <text:p>86</text:p>
          </table:table-cell>
          <table:table-cell office:value-type="float" office:value="17.349005268092174" table:style-name="ce1">
            <text:p>17.34900527</text:p>
          </table:table-cell>
          <table:table-cell office:value-type="float" office:value="-181.83092059827379" table:style-name="ce1">
            <text:p>-181.8309206</text:p>
          </table:table-cell>
          <table:table-cell office:value-type="float" office:value="0" table:style-name="ce1">
            <text:p>0</text:p>
          </table:table-cell>
          <table:table-cell office:value-type="float" office:value="0.17093" table:style-name="ce1">
            <text:p>0.17093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00" table:style-name="ce1">
            <text:p>100</text:p>
          </table:table-cell>
          <table:table-cell office:value-type="float" office:value="5.3601386674834499" table:style-name="ce1">
            <text:p>5.360138667</text:p>
          </table:table-cell>
          <table:table-cell office:value-type="float" office:value="-58.752688770857553" table:style-name="ce1">
            <text:p>-58.75268877</text:p>
          </table:table-cell>
          <table:table-cell office:value-type="float" office:value="0" table:style-name="ce1">
            <text:p>0</text:p>
          </table:table-cell>
          <table:table-cell office:value-type="float" office:value="0.47566000000000003" table:style-name="ce1">
            <text:p>0.47566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5" table:style-name="ce1">
            <text:p>95</text:p>
          </table:table-cell>
          <table:table-cell office:value-type="float" office:value="4.8481759514933778" table:style-name="ce1">
            <text:p>4.848175951</text:p>
          </table:table-cell>
          <table:table-cell office:value-type="float" office:value="-55.536477085376063" table:style-name="ce1">
            <text:p>-55.53647709</text:p>
          </table:table-cell>
          <table:table-cell office:value-type="float" office:value="0" table:style-name="ce1">
            <text:p>0</text:p>
          </table:table-cell>
          <table:table-cell office:value-type="float" office:value="0.47431000000000001" table:style-name="ce1">
            <text:p>0.4743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9" table:style-name="ce1">
            <text:p>99</text:p>
          </table:table-cell>
          <table:table-cell office:value-type="float" office:value="5.4261943053666108" table:style-name="ce1">
            <text:p>5.426194305</text:p>
          </table:table-cell>
          <table:table-cell office:value-type="float" office:value="-58.917967844722625" table:style-name="ce1">
            <text:p>-58.91796784</text:p>
          </table:table-cell>
          <table:table-cell office:value-type="float" office:value="0" table:style-name="ce1">
            <text:p>0</text:p>
          </table:table-cell>
          <table:table-cell office:value-type="float" office:value="0.44571" table:style-name="ce1">
            <text:p>0.4457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7" table:style-name="ce1">
            <text:p>87</text:p>
          </table:table-cell>
          <table:table-cell office:value-type="float" office:value="4.4124751891755256" table:style-name="ce1">
            <text:p>4.412475189</text:p>
          </table:table-cell>
          <table:table-cell office:value-type="float" office:value="-49.733830522063123" table:style-name="ce1">
            <text:p>-49.73383052</text:p>
          </table:table-cell>
          <table:table-cell office:value-type="float" office:value="0" table:style-name="ce1">
            <text:p>0</text:p>
          </table:table-cell>
          <table:table-cell office:value-type="float" office:value="0.52617999999999998" table:style-name="ce1">
            <text:p>0.52618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97" table:style-name="ce1">
            <text:p>97</text:p>
          </table:table-cell>
          <table:table-cell office:value-type="float" office:value="27.073200332346875" table:style-name="ce1">
            <text:p>27.07320033</text:p>
          </table:table-cell>
          <table:table-cell office:value-type="float" office:value="-304.34011408086485" table:style-name="ce1">
            <text:p>-304.3401141</text:p>
          </table:table-cell>
          <table:table-cell office:value-type="float" office:value="0" table:style-name="ce1">
            <text:p>0</text:p>
          </table:table-cell>
          <table:table-cell office:value-type="float" office:value="8.8190000000000004E-2" table:style-name="ce1">
            <text:p>0.08819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26" table:style-name="ce1">
            <text:p>226</text:p>
          </table:table-cell>
          <table:table-cell office:value-type="float" office:value="8.61753023564488" table:style-name="ce1">
            <text:p>8.617530236</text:p>
          </table:table-cell>
          <table:table-cell office:value-type="float" office:value="-99.151123745753154" table:style-name="ce1">
            <text:p>-99.15112375</text:p>
          </table:table-cell>
          <table:table-cell office:value-type="float" office:value="0" table:style-name="ce1">
            <text:p>0</text:p>
          </table:table-cell>
          <table:table-cell office:value-type="float" office:value="0.27166000000000001" table:style-name="ce1">
            <text:p>0.27166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26" table:style-name="ce1">
            <text:p>226</text:p>
          </table:table-cell>
          <table:table-cell office:value-type="float" office:value="8.61753023564488" table:style-name="ce1">
            <text:p>8.617530236</text:p>
          </table:table-cell>
          <table:table-cell office:value-type="float" office:value="-99.151123745753154" table:style-name="ce1">
            <text:p>-99.15112375</text:p>
          </table:table-cell>
          <table:table-cell office:value-type="float" office:value="0" table:style-name="ce1">
            <text:p>0</text:p>
          </table:table-cell>
          <table:table-cell office:value-type="float" office:value="0.27166000000000001" table:style-name="ce1">
            <text:p>0.27166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02" table:style-name="ce1">
            <text:p>102</text:p>
          </table:table-cell>
          <table:table-cell office:value-type="float" office:value="4.7525825735942453" table:style-name="ce1">
            <text:p>4.752582574</text:p>
          </table:table-cell>
          <table:table-cell office:value-type="float" office:value="-50.053795189981955" table:style-name="ce1">
            <text:p>-50.05379519</text:p>
          </table:table-cell>
          <table:table-cell office:value-type="float" office:value="0" table:style-name="ce1">
            <text:p>0</text:p>
          </table:table-cell>
          <table:table-cell office:value-type="float" office:value="0.56096000000000001" table:style-name="ce1">
            <text:p>0.56096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34" table:style-name="ce1">
            <text:p>234</text:p>
          </table:table-cell>
          <table:table-cell office:value-type="float" office:value="43.426766679826301" table:style-name="ce1">
            <text:p>43.42676668</text:p>
          </table:table-cell>
          <table:table-cell office:value-type="float" office:value="-442.16344255823134" table:style-name="ce1">
            <text:p>-442.1634426</text:p>
          </table:table-cell>
          <table:table-cell office:value-type="float" office:value="0" table:style-name="ce1">
            <text:p>0</text:p>
          </table:table-cell>
          <table:table-cell office:value-type="float" office:value="7.4950000000000003E-2" table:style-name="ce1">
            <text:p>0.07495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35" table:style-name="ce1">
            <text:p>235</text:p>
          </table:table-cell>
          <table:table-cell office:value-type="float" office:value="45.004500450045001" table:style-name="ce1">
            <text:p>45.00450045</text:p>
          </table:table-cell>
          <table:table-cell office:value-type="float" office:value="-450.04500450045003" table:style-name="ce1">
            <text:p>-450.0450045</text:p>
          </table:table-cell>
          <table:table-cell office:value-type="float" office:value="0" table:style-name="ce1">
            <text:p>0</text:p>
          </table:table-cell>
          <table:table-cell office:value-type="float" office:value="7.3039999999999994E-2" table:style-name="ce1">
            <text:p>0.07304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36" table:style-name="ce1">
            <text:p>236</text:p>
          </table:table-cell>
          <table:table-cell office:value-type="float" office:value="45.004500450045001" table:style-name="ce1">
            <text:p>45.00450045</text:p>
          </table:table-cell>
          <table:table-cell office:value-type="float" office:value="-450.04500450045003" table:style-name="ce1">
            <text:p>-450.0450045</text:p>
          </table:table-cell>
          <table:table-cell office:value-type="float" office:value="0" table:style-name="ce1">
            <text:p>0</text:p>
          </table:table-cell>
          <table:table-cell office:value-type="float" office:value="7.3039999999999994E-2" table:style-name="ce1">
            <text:p>0.07304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04" table:style-name="ce1">
            <text:p>104</text:p>
          </table:table-cell>
          <table:table-cell office:value-type="float" office:value="19.808517662594912" table:style-name="ce1">
            <text:p>19.80851766</text:p>
          </table:table-cell>
          <table:table-cell office:value-type="float" office:value="-224.49653350940903" table:style-name="ce1">
            <text:p>-224.4965335</text:p>
          </table:table-cell>
          <table:table-cell office:value-type="float" office:value="0" table:style-name="ce1">
            <text:p>0</text:p>
          </table:table-cell>
          <table:table-cell office:value-type="float" office:value="0.11663" table:style-name="ce1">
            <text:p>0.11663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6" table:style-name="ce1">
            <text:p>96</text:p>
          </table:table-cell>
          <table:table-cell office:value-type="float" office:value="7.0304790440593727" table:style-name="ce1">
            <text:p>7.030479044</text:p>
          </table:table-cell>
          <table:table-cell office:value-type="float" office:value="-79.636153535436165" table:style-name="ce1">
            <text:p>-79.63615354</text:p>
          </table:table-cell>
          <table:table-cell office:value-type="float" office:value="0" table:style-name="ce1">
            <text:p>0</text:p>
          </table:table-cell>
          <table:table-cell office:value-type="float" office:value="0.32750000000000001" table:style-name="ce1">
            <text:p>0.3275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3" table:style-name="ce1">
            <text:p>93</text:p>
          </table:table-cell>
          <table:table-cell office:value-type="float" office:value="14.306151645207441" table:style-name="ce1">
            <text:p>14.30615165</text:p>
          </table:table-cell>
          <table:table-cell office:value-type="float" office:value="-162.136385312351" table:style-name="ce1">
            <text:p>-162.1363853</text:p>
          </table:table-cell>
          <table:table-cell office:value-type="float" office:value="0" table:style-name="ce1">
            <text:p>0</text:p>
          </table:table-cell>
          <table:table-cell office:value-type="float" office:value="0.16169" table:style-name="ce1">
            <text:p>0.1616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3" table:style-name="ce1">
            <text:p>93</text:p>
          </table:table-cell>
          <table:table-cell office:value-type="float" office:value="11.526026728855983" table:style-name="ce1">
            <text:p>11.52602673</text:p>
          </table:table-cell>
          <table:table-cell office:value-type="float" office:value="-138.12022030079089" table:style-name="ce1">
            <text:p>-138.1202203</text:p>
          </table:table-cell>
          <table:table-cell office:value-type="float" office:value="0" table:style-name="ce1">
            <text:p>0</text:p>
          </table:table-cell>
          <table:table-cell office:value-type="float" office:value="0.18512000000000001" table:style-name="ce1">
            <text:p>0.1851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26" table:style-name="ce1">
            <text:p>226</text:p>
          </table:table-cell>
          <table:table-cell office:value-type="float" office:value="5.3604714472306778" table:style-name="ce1">
            <text:p>5.360471447</text:p>
          </table:table-cell>
          <table:table-cell office:value-type="float" office:value="-55.568142967513367" table:style-name="ce1">
            <text:p>-55.56814297</text:p>
          </table:table-cell>
          <table:table-cell office:value-type="float" office:value="0" table:style-name="ce1">
            <text:p>0</text:p>
          </table:table-cell>
          <table:table-cell office:value-type="float" office:value="0.57194" table:style-name="ce1">
            <text:p>0.57194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00" table:style-name="ce1">
            <text:p>100</text:p>
          </table:table-cell>
          <table:table-cell office:value-type="float" office:value="19.441300234159659" table:style-name="ce1">
            <text:p>19.44130023</text:p>
          </table:table-cell>
          <table:table-cell office:value-type="float" office:value="-206.94184027027728" table:style-name="ce1">
            <text:p>-206.9418403</text:p>
          </table:table-cell>
          <table:table-cell office:value-type="float" office:value="0" table:style-name="ce1">
            <text:p>0</text:p>
          </table:table-cell>
          <table:table-cell office:value-type="float" office:value="0.14279" table:style-name="ce1">
            <text:p>0.1427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97" table:style-name="ce1">
            <text:p>97</text:p>
          </table:table-cell>
          <table:table-cell office:value-type="float" office:value="8.0790560364975459" table:style-name="ce1">
            <text:p>8.079056036</text:p>
          </table:table-cell>
          <table:table-cell office:value-type="float" office:value="-90.435964000385809" table:style-name="ce1">
            <text:p>-90.435964</text:p>
          </table:table-cell>
          <table:table-cell office:value-type="float" office:value="0" table:style-name="ce1">
            <text:p>0</text:p>
          </table:table-cell>
          <table:table-cell office:value-type="float" office:value="0.30363000000000001" table:style-name="ce1">
            <text:p>0.30363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68" table:style-name="ce1">
            <text:p>268</text:p>
          </table:table-cell>
          <table:table-cell office:value-type="float" office:value="29.349256148163143" table:style-name="ce1">
            <text:p>29.34925615</text:p>
          </table:table-cell>
          <table:table-cell office:value-type="float" office:value="-316.76955773707118" table:style-name="ce1">
            <text:p>-316.7695577</text:p>
          </table:table-cell>
          <table:table-cell office:value-type="float" office:value="0" table:style-name="ce1">
            <text:p>0</text:p>
          </table:table-cell>
          <table:table-cell office:value-type="float" office:value="8.8650000000000007E-2" table:style-name="ce1">
            <text:p>0.0886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3" table:style-name="ce1">
            <text:p>93</text:p>
          </table:table-cell>
          <table:table-cell office:value-type="float" office:value="6.5972385844210919" table:style-name="ce1">
            <text:p>6.597238584</text:p>
          </table:table-cell>
          <table:table-cell office:value-type="float" office:value="-68.328542481504172" table:style-name="ce1">
            <text:p>-68.32854248</text:p>
          </table:table-cell>
          <table:table-cell office:value-type="float" office:value="0" table:style-name="ce1">
            <text:p>0</text:p>
          </table:table-cell>
          <table:table-cell office:value-type="float" office:value="0.44012000000000001" table:style-name="ce1">
            <text:p>0.4401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31" table:style-name="ce1">
            <text:p>231</text:p>
          </table:table-cell>
          <table:table-cell office:value-type="float" office:value="10.523854069223571" table:style-name="ce1">
            <text:p>10.52385407</text:p>
          </table:table-cell>
          <table:table-cell office:value-type="float" office:value="-120.43966323666977" table:style-name="ce1">
            <text:p>-120.4396632</text:p>
          </table:table-cell>
          <table:table-cell office:value-type="float" office:value="0" table:style-name="ce1">
            <text:p>0</text:p>
          </table:table-cell>
          <table:table-cell office:value-type="float" office:value="0.22026999999999999" table:style-name="ce1">
            <text:p>0.22027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03" table:style-name="ce1">
            <text:p>103</text:p>
          </table:table-cell>
          <table:table-cell office:value-type="float" office:value="9.7897095091966797" table:style-name="ce1">
            <text:p>9.789709509</text:p>
          </table:table-cell>
          <table:table-cell office:value-type="float" office:value="-86.224749138693838" table:style-name="ce1">
            <text:p>-86.22474914</text:p>
          </table:table-cell>
          <table:table-cell office:value-type="float" office:value="0" table:style-name="ce1">
            <text:p>0</text:p>
          </table:table-cell>
          <table:table-cell office:value-type="float" office:value="0.38502999999999998" table:style-name="ce1">
            <text:p>0.3850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06" table:style-name="ce1">
            <text:p>106</text:p>
          </table:table-cell>
          <table:table-cell office:value-type="float" office:value="5.1255178842371549" table:style-name="ce1">
            <text:p>5.125517884</text:p>
          </table:table-cell>
          <table:table-cell office:value-type="float" office:value="-56.189683637755138" table:style-name="ce1">
            <text:p>-56.18968364</text:p>
          </table:table-cell>
          <table:table-cell office:value-type="float" office:value="0" table:style-name="ce1">
            <text:p>0</text:p>
          </table:table-cell>
          <table:table-cell office:value-type="float" office:value="0.49690000000000001" table:style-name="ce1">
            <text:p>0.496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04" table:style-name="ce1">
            <text:p>104</text:p>
          </table:table-cell>
          <table:table-cell office:value-type="float" office:value="16.315197755028787" table:style-name="ce1">
            <text:p>16.31519776</text:p>
          </table:table-cell>
          <table:table-cell office:value-type="float" office:value="-171.45789640739346" table:style-name="ce1">
            <text:p>-171.4578964</text:p>
          </table:table-cell>
          <table:table-cell office:value-type="float" office:value="0" table:style-name="ce1">
            <text:p>0</text:p>
          </table:table-cell>
          <table:table-cell office:value-type="float" office:value="0.21834000000000001" table:style-name="ce1">
            <text:p>0.21834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30" table:style-name="ce1">
            <text:p>230</text:p>
          </table:table-cell>
          <table:table-cell office:value-type="float" office:value="69.344120196475004" table:style-name="ce1">
            <text:p>69.3441202</text:p>
          </table:table-cell>
          <table:table-cell office:value-type="float" office:value="-757.00664547818553" table:style-name="ce1">
            <text:p>-757.0066455</text:p>
          </table:table-cell>
          <table:table-cell office:value-type="float" office:value="0" table:style-name="ce1">
            <text:p>0</text:p>
          </table:table-cell>
          <table:table-cell office:value-type="float" office:value="3.755E-2" table:style-name="ce1">
            <text:p>0.03755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29" table:style-name="ce1">
            <text:p>229</text:p>
          </table:table-cell>
          <table:table-cell office:value-type="float" office:value="257.51072961373387" table:style-name="ce1">
            <text:p>257.5107296</text:p>
          </table:table-cell>
          <table:table-cell office:value-type="float" office:value="-2918.4549356223174" table:style-name="ce1">
            <text:p>-2918.454936</text:p>
          </table:table-cell>
          <table:table-cell office:value-type="float" office:value="0" table:style-name="ce1">
            <text:p>0</text:p>
          </table:table-cell>
          <table:table-cell office:value-type="float" office:value="9.7599999999999996E-3" table:style-name="ce1">
            <text:p>0.00976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29" table:style-name="ce1">
            <text:p>229</text:p>
          </table:table-cell>
          <table:table-cell office:value-type="float" office:value="145.20813165537268" table:style-name="ce1">
            <text:p>145.2081317</text:p>
          </table:table-cell>
          <table:table-cell office:value-type="float" office:value="-1548.8867376573087" table:style-name="ce1">
            <text:p>-1548.886738</text:p>
          </table:table-cell>
          <table:table-cell office:value-type="float" office:value="0" table:style-name="ce1">
            <text:p>0</text:p>
          </table:table-cell>
          <table:table-cell office:value-type="float" office:value="1.7729999999999999E-2" table:style-name="ce1">
            <text:p>0.01773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04" table:style-name="ce1">
            <text:p>104</text:p>
          </table:table-cell>
          <table:table-cell office:value-type="float" office:value="20.102592541244974" table:style-name="ce1">
            <text:p>20.10259254</text:p>
          </table:table-cell>
          <table:table-cell office:value-type="float" office:value="-185.08248994870374" table:style-name="ce1">
            <text:p>-185.0824899</text:p>
          </table:table-cell>
          <table:table-cell office:value-type="float" office:value="0" table:style-name="ce1">
            <text:p>0</text:p>
          </table:table-cell>
          <table:table-cell office:value-type="float" office:value="0.23072000000000001" table:style-name="ce1">
            <text:p>0.2307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3" table:style-name="ce1">
            <text:p>93</text:p>
          </table:table-cell>
          <table:table-cell office:value-type="float" office:value="18.4705504663814" table:style-name="ce1">
            <text:p>18.47055047</text:p>
          </table:table-cell>
          <table:table-cell office:value-type="float" office:value="-208.89313027455154" table:style-name="ce1">
            <text:p>-208.8931303</text:p>
          </table:table-cell>
          <table:table-cell office:value-type="float" office:value="0" table:style-name="ce1">
            <text:p>0</text:p>
          </table:table-cell>
          <table:table-cell office:value-type="float" office:value="0.12570999999999999" table:style-name="ce1">
            <text:p>0.1257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5" table:style-name="ce1">
            <text:p>95</text:p>
          </table:table-cell>
          <table:table-cell office:value-type="float" office:value="3.8077666810661528" table:style-name="ce1">
            <text:p>3.807766681</text:p>
          </table:table-cell>
          <table:table-cell office:value-type="float" office:value="-43.142184071192858" table:style-name="ce1">
            <text:p>-43.14218407</text:p>
          </table:table-cell>
          <table:table-cell office:value-type="float" office:value="0" table:style-name="ce1">
            <text:p>0</text:p>
          </table:table-cell>
          <table:table-cell office:value-type="float" office:value="0.61990000000000001" table:style-name="ce1">
            <text:p>0.619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4" table:style-name="ce1">
            <text:p>94</text:p>
          </table:table-cell>
          <table:table-cell office:value-type="float" office:value="10.695628194191372" table:style-name="ce1">
            <text:p>10.69562819</text:p>
          </table:table-cell>
          <table:table-cell office:value-type="float" office:value="-113.01284248561244" table:style-name="ce1">
            <text:p>-113.0128425</text:p>
          </table:table-cell>
          <table:table-cell office:value-type="float" office:value="0" table:style-name="ce1">
            <text:p>0</text:p>
          </table:table-cell>
          <table:table-cell office:value-type="float" office:value="0.26932" table:style-name="ce1">
            <text:p>0.2693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01" table:style-name="ce1">
            <text:p>101</text:p>
          </table:table-cell>
          <table:table-cell office:value-type="float" office:value="4.8841179584260068" table:style-name="ce1">
            <text:p>4.884117958</text:p>
          </table:table-cell>
          <table:table-cell office:value-type="float" office:value="-56.103926418542898" table:style-name="ce1">
            <text:p>-56.10392642</text:p>
          </table:table-cell>
          <table:table-cell office:value-type="float" office:value="0" table:style-name="ce1">
            <text:p>0</text:p>
          </table:table-cell>
          <table:table-cell office:value-type="float" office:value="0.46840999999999999" table:style-name="ce1">
            <text:p>0.4684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42" table:style-name="ce1">
            <text:p>242</text:p>
          </table:table-cell>
          <table:table-cell office:value-type="float" office:value="43.339031613415834" table:style-name="ce1">
            <text:p>43.33903161</text:p>
          </table:table-cell>
          <table:table-cell office:value-type="float" office:value="-488.76796764018968" table:style-name="ce1">
            <text:p>-488.7679676</text:p>
          </table:table-cell>
          <table:table-cell office:value-type="float" office:value="0" table:style-name="ce1">
            <text:p>0</text:p>
          </table:table-cell>
          <table:table-cell office:value-type="float" office:value="5.5989999999999998E-2" table:style-name="ce1">
            <text:p>0.05599</text:p>
          </table:table-cell>
          <table:table-cell office:value-type="float" office:value="5.28" table:style-name="ce1">
            <text:p>5.2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41" table:style-name="ce1">
            <text:p>241</text:p>
          </table:table-cell>
          <table:table-cell office:value-type="float" office:value="40.228779318909268" table:style-name="ce1">
            <text:p>40.22877932</text:p>
          </table:table-cell>
          <table:table-cell office:value-type="float" office:value="-416.28041208262636" table:style-name="ce1">
            <text:p>-416.2804121</text:p>
          </table:table-cell>
          <table:table-cell office:value-type="float" office:value="0" table:style-name="ce1">
            <text:p>0</text:p>
          </table:table-cell>
          <table:table-cell office:value-type="float" office:value="7.5509999999999994E-2" table:style-name="ce1">
            <text:p>0.07551</text:p>
          </table:table-cell>
          <table:table-cell office:value-type="float" office:value="5.28" table:style-name="ce1">
            <text:p>5.2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01" table:style-name="ce1">
            <text:p>101</text:p>
          </table:table-cell>
          <table:table-cell office:value-type="float" office:value="7.7785102175346079" table:style-name="ce1">
            <text:p>7.778510218</text:p>
          </table:table-cell>
          <table:table-cell office:value-type="float" office:value="-80.817402768622287" table:style-name="ce1">
            <text:p>-80.81740277</text:p>
          </table:table-cell>
          <table:table-cell office:value-type="float" office:value="0" table:style-name="ce1">
            <text:p>0</text:p>
          </table:table-cell>
          <table:table-cell office:value-type="float" office:value="0.38323000000000002" table:style-name="ce1">
            <text:p>0.3832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9.8424766295860451" table:style-name="ce1">
            <text:p>9.84247663</text:p>
          </table:table-cell>
          <table:table-cell office:value-type="float" office:value="-104.1115305707324" table:style-name="ce1">
            <text:p>-104.1115306</text:p>
          </table:table-cell>
          <table:table-cell office:value-type="float" office:value="0" table:style-name="ce1">
            <text:p>0</text:p>
          </table:table-cell>
          <table:table-cell office:value-type="float" office:value="0.28795999999999999" table:style-name="ce1">
            <text:p>0.2879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33" table:style-name="ce1">
            <text:p>233</text:p>
          </table:table-cell>
          <table:table-cell office:value-type="float" office:value="0" table:style-name="ce1">
            <text:p>0</text:p>
          </table:table-cell>
          <table:table-cell office:value-type="float" office:value="-12499.999999999998" table:style-name="ce1">
            <text:p>-12500</text:p>
          </table:table-cell>
          <table:table-cell office:value-type="float" office:value="0" table:style-name="ce1">
            <text:p>0</text:p>
          </table:table-cell>
          <table:table-cell office:value-type="float" office:value="2.3600000000000001E-3" table:style-name="ce1">
            <text:p>0.00236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32" table:style-name="ce1">
            <text:p>232</text:p>
          </table:table-cell>
          <table:table-cell office:value-type="float" office:value="0" table:style-name="ce1">
            <text:p>0</text:p>
          </table:table-cell>
          <table:table-cell office:value-type="float" office:value="-11111.111111111109" table:style-name="ce1">
            <text:p>-11111.11111</text:p>
          </table:table-cell>
          <table:table-cell office:value-type="float" office:value="0" table:style-name="ce1">
            <text:p>0</text:p>
          </table:table-cell>
          <table:table-cell office:value-type="float" office:value="2.47E-3" table:style-name="ce1">
            <text:p>0.00247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9.8424766295860451" table:style-name="ce1">
            <text:p>9.84247663</text:p>
          </table:table-cell>
          <table:table-cell office:value-type="float" office:value="-104.1115305707324" table:style-name="ce1">
            <text:p>-104.1115306</text:p>
          </table:table-cell>
          <table:table-cell office:value-type="float" office:value="0" table:style-name="ce1">
            <text:p>0</text:p>
          </table:table-cell>
          <table:table-cell office:value-type="float" office:value="0.28795999999999999" table:style-name="ce1">
            <text:p>0.2879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04" table:style-name="ce1">
            <text:p>104</text:p>
          </table:table-cell>
          <table:table-cell office:value-type="float" office:value="10.849888082661284" table:style-name="ce1">
            <text:p>10.84988808</text:p>
          </table:table-cell>
          <table:table-cell office:value-type="float" office:value="-121.42956936348315" table:style-name="ce1">
            <text:p>-121.4295694</text:p>
          </table:table-cell>
          <table:table-cell office:value-type="float" office:value="0" table:style-name="ce1">
            <text:p>0</text:p>
          </table:table-cell>
          <table:table-cell office:value-type="float" office:value="0.21485000000000001" table:style-name="ce1">
            <text:p>0.2148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99" table:style-name="ce1">
            <text:p>99</text:p>
          </table:table-cell>
          <table:table-cell office:value-type="float" office:value="10.4708533326632" table:style-name="ce1">
            <text:p>10.47085333</text:p>
          </table:table-cell>
          <table:table-cell office:value-type="float" office:value="-117.69239145913436" table:style-name="ce1">
            <text:p>-117.6923915</text:p>
          </table:table-cell>
          <table:table-cell office:value-type="float" office:value="0" table:style-name="ce1">
            <text:p>0</text:p>
          </table:table-cell>
          <table:table-cell office:value-type="float" office:value="0.22417999999999999" table:style-name="ce1">
            <text:p>0.2241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" table:style-name="ce1">
            <text:p>3</text:p>
          </table:table-cell>
          <table:table-cell office:value-type="float" office:value="15.817779183802596" table:style-name="ce1">
            <text:p>15.81777918</text:p>
          </table:table-cell>
          <table:table-cell office:value-type="float" office:value="-177.15912685858908" table:style-name="ce1">
            <text:p>-177.1591269</text:p>
          </table:table-cell>
          <table:table-cell office:value-type="float" office:value="0" table:style-name="ce1">
            <text:p>0</text:p>
          </table:table-cell>
          <table:table-cell office:value-type="float" office:value="0.14990000000000001" table:style-name="ce1">
            <text:p>0.149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37" table:style-name="ce1">
            <text:p>237</text:p>
          </table:table-cell>
          <table:table-cell office:value-type="float" office:value="0" table:style-name="ce1">
            <text:p>0</text:p>
          </table:table-cell>
          <table:table-cell office:value-type="float" office:value="-24999.999999999996" table:style-name="ce1">
            <text:p>-25000</text:p>
          </table:table-cell>
          <table:table-cell office:value-type="float" office:value="0" table:style-name="ce1">
            <text:p>0</text:p>
          </table:table-cell>
          <table:table-cell office:value-type="float" office:value="1.08E-3" table:style-name="ce1">
            <text:p>0.00108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44" table:style-name="ce1">
            <text:p>244</text:p>
          </table:table-cell>
          <table:table-cell office:value-type="float" office:value="0" table:style-name="ce1">
            <text:p>0</text:p>
          </table:table-cell>
          <table:table-cell office:value-type="float" office:value="-24999.999999999996" table:style-name="ce1">
            <text:p>-25000</text:p>
          </table:table-cell>
          <table:table-cell office:value-type="float" office:value="0" table:style-name="ce1">
            <text:p>0</text:p>
          </table:table-cell>
          <table:table-cell office:value-type="float" office:value="1.1199999999999999E-3" table:style-name="ce1">
            <text:p>0.00112</text:p>
          </table:table-cell>
          <table:table-cell office:value-type="float" office:value="5.05" table:style-name="ce1">
            <text:p>5.0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38" table:style-name="ce1">
            <text:p>238</text:p>
          </table:table-cell>
          <table:table-cell office:value-type="float" office:value="0" table:style-name="ce1">
            <text:p>0</text:p>
          </table:table-cell>
          <table:table-cell office:value-type="float" office:value="-24999.999999999996" table:style-name="ce1">
            <text:p>-25000</text:p>
          </table:table-cell>
          <table:table-cell office:value-type="float" office:value="0" table:style-name="ce1">
            <text:p>0</text:p>
          </table:table-cell>
          <table:table-cell office:value-type="float" office:value="1.01E-3" table:style-name="ce1">
            <text:p>0.00101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43" table:style-name="ce1">
            <text:p>243</text:p>
          </table:table-cell>
          <table:table-cell office:value-type="float" office:value="0" table:style-name="ce1">
            <text:p>0</text:p>
          </table:table-cell>
          <table:table-cell office:value-type="float" office:value="-33333.333333333336" table:style-name="ce1">
            <text:p>-33333.33333</text:p>
          </table:table-cell>
          <table:table-cell office:value-type="float" office:value="0" table:style-name="ce1">
            <text:p>0</text:p>
          </table:table-cell>
          <table:table-cell office:value-type="float" office:value="8.4999999999999995E-4" table:style-name="ce1">
            <text:p>0.00085</text:p>
          </table:table-cell>
          <table:table-cell office:value-type="float" office:value="5.05" table:style-name="ce1">
            <text:p>5.0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39" table:style-name="ce1">
            <text:p>239</text:p>
          </table:table-cell>
          <table:table-cell office:value-type="float" office:value="2702.7027027027029" table:style-name="ce1">
            <text:p>2702.702703</text:p>
          </table:table-cell>
          <table:table-cell office:value-type="float" office:value="-16216.216216216217" table:style-name="ce1">
            <text:p>-16216.21622</text:p>
          </table:table-cell>
          <table:table-cell office:value-type="float" office:value="0" table:style-name="ce1">
            <text:p>0</text:p>
          </table:table-cell>
          <table:table-cell office:value-type="float" office:value="1.89E-3" table:style-name="ce1">
            <text:p>0.00189</text:p>
          </table:table-cell>
          <table:table-cell office:value-type="float" office:value="4.38" table:style-name="ce1">
            <text:p>4.3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office:value-type="float" office:value="-20000" table:style-name="ce1">
            <text:p>-20000</text:p>
          </table:table-cell>
          <table:table-cell office:value-type="float" office:value="0" table:style-name="ce1">
            <text:p>0</text:p>
          </table:table-cell>
          <table:table-cell office:value-type="float" office:value="1.47E-3" table:style-name="ce1">
            <text:p>0.00147</text:p>
          </table:table-cell>
          <table:table-cell office:value-type="float" office:value="4.38" table:style-name="ce1">
            <text:p>4.3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03" table:style-name="ce1">
            <text:p>103</text:p>
          </table:table-cell>
          <table:table-cell office:value-type="float" office:value="8.635722208646726" table:style-name="ce1">
            <text:p>8.635722209</text:p>
          </table:table-cell>
          <table:table-cell office:value-type="float" office:value="-79.512612632206512" table:style-name="ce1">
            <text:p>-79.51261263</text:p>
          </table:table-cell>
          <table:table-cell office:value-type="float" office:value="0" table:style-name="ce1">
            <text:p>0</text:p>
          </table:table-cell>
          <table:table-cell office:value-type="float" office:value="0.34410000000000002" table:style-name="ce1">
            <text:p>0.344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07" table:style-name="ce1">
            <text:p>107</text:p>
          </table:table-cell>
          <table:table-cell office:value-type="float" office:value="6.0426217139161569" table:style-name="ce1">
            <text:p>6.042621714</text:p>
          </table:table-cell>
          <table:table-cell office:value-type="float" office:value="-63.610842096495766" table:style-name="ce1">
            <text:p>-63.6108421</text:p>
          </table:table-cell>
          <table:table-cell office:value-type="float" office:value="0" table:style-name="ce1">
            <text:p>0</text:p>
          </table:table-cell>
          <table:table-cell office:value-type="float" office:value="0.48415999999999998" table:style-name="ce1">
            <text:p>0.48416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27" table:style-name="ce1">
            <text:p>227</text:p>
          </table:table-cell>
          <table:table-cell office:value-type="float" office:value="317.96502384737681" table:style-name="ce1">
            <text:p>317.9650238</text:p>
          </table:table-cell>
          <table:table-cell office:value-type="float" office:value="-3974.56279809221" table:style-name="ce1">
            <text:p>-3974.562798</text:p>
          </table:table-cell>
          <table:table-cell office:value-type="float" office:value="0" table:style-name="ce1">
            <text:p>0</text:p>
          </table:table-cell>
          <table:table-cell office:value-type="float" office:value="7.2899999999999996E-3" table:style-name="ce1">
            <text:p>0.0072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28" table:style-name="ce1">
            <text:p>228</text:p>
          </table:table-cell>
          <table:table-cell office:value-type="float" office:value="769.23076923076917" table:style-name="ce1">
            <text:p>769.2307692</text:p>
          </table:table-cell>
          <table:table-cell office:value-type="float" office:value="-6153.8461538461534" table:style-name="ce1">
            <text:p>-6153.846154</text:p>
          </table:table-cell>
          <table:table-cell office:value-type="float" office:value="0" table:style-name="ce1">
            <text:p>0</text:p>
          </table:table-cell>
          <table:table-cell office:value-type="float" office:value="4.8999999999999998E-3" table:style-name="ce1">
            <text:p>0.004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" table:style-name="ce1">
            <text:p>4</text:p>
          </table:table-cell>
          <table:table-cell office:value-type="float" office:value="6.4974699245899705" table:style-name="ce1">
            <text:p>6.497469925</text:p>
          </table:table-cell>
          <table:table-cell office:value-type="float" office:value="-62.415089881667292" table:style-name="ce1">
            <text:p>-62.41508988</text:p>
          </table:table-cell>
          <table:table-cell office:value-type="float" office:value="0" table:style-name="ce1">
            <text:p>0</text:p>
          </table:table-cell>
          <table:table-cell office:value-type="float" office:value="0.47305999999999998" table:style-name="ce1">
            <text:p>0.47306</text:p>
          </table:table-cell>
          <table:table-cell office:value-type="float" office:value="12.8" table:style-name="ce1">
            <text:p>12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225" table:style-name="ce1">
            <text:p>225</text:p>
          </table:table-cell>
          <table:table-cell office:value-type="float" office:value="16.134236850596963" table:style-name="ce1">
            <text:p>16.13423685</text:p>
          </table:table-cell>
          <table:table-cell office:value-type="float" office:value="-172.09852640636763" table:style-name="ce1">
            <text:p>-172.0985264</text:p>
          </table:table-cell>
          <table:table-cell office:value-type="float" office:value="0" table:style-name="ce1">
            <text:p>0</text:p>
          </table:table-cell>
          <table:table-cell office:value-type="float" office:value="0.17268" table:style-name="ce1">
            <text:p>0.1726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2" table:style-name="ce1">
            <text:p>2</text:p>
          </table:table-cell>
          <table:table-cell office:value-type="float" office:value="85.758039816232753" table:style-name="ce1">
            <text:p>85.75803982</text:p>
          </table:table-cell>
          <table:table-cell office:value-type="float" office:value="-777.9479326186829" table:style-name="ce1">
            <text:p>-777.9479326</text:p>
          </table:table-cell>
          <table:table-cell office:value-type="float" office:value="0" table:style-name="ce1">
            <text:p>0</text:p>
          </table:table-cell>
          <table:table-cell office:value-type="float" office:value="3.4799999999999998E-2" table:style-name="ce1">
            <text:p>0.0348</text:p>
          </table:table-cell>
          <table:table-cell office:value-type="float" office:value="14.69" table:style-name="ce1">
            <text:p>14.6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7" table:style-name="ce1">
            <text:p>7</text:p>
          </table:table-cell>
          <table:table-cell office:value-type="float" office:value="9.4624164646046491" table:style-name="ce1">
            <text:p>9.462416465</text:p>
          </table:table-cell>
          <table:table-cell office:value-type="float" office:value="-85.457448695960736" table:style-name="ce1">
            <text:p>-85.4574487</text:p>
          </table:table-cell>
          <table:table-cell office:value-type="float" office:value="0" table:style-name="ce1">
            <text:p>0</text:p>
          </table:table-cell>
          <table:table-cell office:value-type="float" office:value="0.34478999999999999" table:style-name="ce1">
            <text:p>0.3447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69" table:style-name="ce1">
            <text:p>269</text:p>
          </table:table-cell>
          <table:table-cell office:value-type="float" office:value="2.5118504355160431" table:style-name="ce1">
            <text:p>2.511850436</text:p>
          </table:table-cell>
          <table:table-cell office:value-type="float" office:value="-6.7266241034847729" table:style-name="ce1">
            <text:p>-6.726624103</text:p>
          </table:table-cell>
          <table:table-cell office:value-type="float" office:value="0" table:style-name="ce1">
            <text:p>0</text:p>
          </table:table-cell>
          <table:table-cell office:value-type="float" office:value="6.5799999999999999E-3" table:style-name="ce1">
            <text:p>0.00658</text:p>
          </table:table-cell>
          <table:table-cell office:value-type="float" office:value="0.68400000000000005" table:style-name="ce1">
            <text:p>0.68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79" table:style-name="ce1">
            <text:p>279</text:p>
          </table:table-cell>
          <table:table-cell office:value-type="float" office:value="34.867156135125171" table:style-name="ce1">
            <text:p>34.86715614</text:p>
          </table:table-cell>
          <table:table-cell office:value-type="float" office:value="-153.91358922505256" table:style-name="ce1">
            <text:p>-153.9135892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80" table:style-name="ce1">
            <text:p>280</text:p>
          </table:table-cell>
          <table:table-cell office:value-type="float" office:value="12.064528605801627" table:style-name="ce1">
            <text:p>12.06452861</text:p>
          </table:table-cell>
          <table:table-cell office:value-type="float" office:value="-40.518942739781167" table:style-name="ce1">
            <text:p>-40.51894274</text:p>
          </table:table-cell>
          <table:table-cell office:value-type="float" office:value="0" table:style-name="ce1">
            <text:p>0</text:p>
          </table:table-cell>
          <table:table-cell office:value-type="float" office:value="1.24E-3" table:style-name="ce1">
            <text:p>0.00124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80" table:style-name="ce1">
            <text:p>280</text:p>
          </table:table-cell>
          <table:table-cell office:value-type="float" office:value="10.65077786227457" table:style-name="ce1">
            <text:p>10.65077786</text:p>
          </table:table-cell>
          <table:table-cell office:value-type="float" office:value="-35.786055984893743" table:style-name="ce1">
            <text:p>-35.78605598</text:p>
          </table:table-cell>
          <table:table-cell office:value-type="float" office:value="0" table:style-name="ce1">
            <text:p>0</text:p>
          </table:table-cell>
          <table:table-cell office:value-type="float" office:value="1.41E-3" table:style-name="ce1">
            <text:p>0.00141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83" table:style-name="ce1">
            <text:p>283</text:p>
          </table:table-cell>
          <table:table-cell office:value-type="float" office:value="405.40540540540536" table:style-name="ce1">
            <text:p>405.4054054</text:p>
          </table:table-cell>
          <table:table-cell office:value-type="float" office:value="-2567.567567567567" table:style-name="ce1">
            <text:p>-2567.5675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8199999999999998" table:style-name="ce1">
            <text:p>0.9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87" table:style-name="ce1">
            <text:p>287</text:p>
          </table:table-cell>
          <table:table-cell office:value-type="float" office:value="8.7281870244449173" table:style-name="ce1">
            <text:p>8.728187024</text:p>
          </table:table-cell>
          <table:table-cell office:value-type="float" office:value="-29.331203605752663" table:style-name="ce1">
            <text:p>-29.33120361</text:p>
          </table:table-cell>
          <table:table-cell office:value-type="float" office:value="0" table:style-name="ce1">
            <text:p>0</text:p>
          </table:table-cell>
          <table:table-cell office:value-type="float" office:value="1.72E-3" table:style-name="ce1">
            <text:p>0.00172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88" table:style-name="ce1">
            <text:p>288</text:p>
          </table:table-cell>
          <table:table-cell office:value-type="float" office:value="8.9820608614926591" table:style-name="ce1">
            <text:p>8.982060861</text:p>
          </table:table-cell>
          <table:table-cell office:value-type="float" office:value="-30.178138258701601" table:style-name="ce1">
            <text:p>-30.17813826</text:p>
          </table:table-cell>
          <table:table-cell office:value-type="float" office:value="0" table:style-name="ce1">
            <text:p>0</text:p>
          </table:table-cell>
          <table:table-cell office:value-type="float" office:value="1.67E-3" table:style-name="ce1">
            <text:p>0.00167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286" table:style-name="ce1">
            <text:p>286</text:p>
          </table:table-cell>
          <table:table-cell office:value-type="float" office:value="211.71489061397318" table:style-name="ce1">
            <text:p>211.7148906</text:p>
          </table:table-cell>
          <table:table-cell office:value-type="float" office:value="-705.71630204657731" table:style-name="ce1">
            <text:p>-705.716302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72" table:style-name="ce1">
            <text:p>172</text:p>
          </table:table-cell>
          <table:table-cell office:value-type="float" office:value="3.8777095356758893" table:style-name="ce1">
            <text:p>3.877709536</text:p>
          </table:table-cell>
          <table:table-cell office:value-type="float" office:value="-13.030434807681132" table:style-name="ce1">
            <text:p>-13.03043481</text:p>
          </table:table-cell>
          <table:table-cell office:value-type="float" office:value="0" table:style-name="ce1">
            <text:p>0</text:p>
          </table:table-cell>
          <table:table-cell office:value-type="float" office:value="9.7000000000000005E-4" table:style-name="ce1">
            <text:p>0.00097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294" table:style-name="ce1">
            <text:p>294</text:p>
          </table:table-cell>
          <table:table-cell office:value-type="float" office:value="2.7599990020680196" table:style-name="ce1">
            <text:p>2.759999002</text:p>
          </table:table-cell>
          <table:table-cell office:value-type="float" office:value="-7.3911204669724109" table:style-name="ce1">
            <text:p>-7.391120467</text:p>
          </table:table-cell>
          <table:table-cell office:value-type="float" office:value="0" table:style-name="ce1">
            <text:p>0</text:p>
          </table:table-cell>
          <table:table-cell office:value-type="float" office:value="1.5E-3" table:style-name="ce1">
            <text:p>0.0015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72" table:style-name="ce1">
            <text:p>272</text:p>
          </table:table-cell>
          <table:table-cell office:value-type="float" office:value="2.2962799131521541" table:style-name="ce1">
            <text:p>2.296279913</text:p>
          </table:table-cell>
          <table:table-cell office:value-type="float" office:value="-7.7149562432005352" table:style-name="ce1">
            <text:p>-7.714956243</text:p>
          </table:table-cell>
          <table:table-cell office:value-type="float" office:value="0" table:style-name="ce1">
            <text:p>0</text:p>
          </table:table-cell>
          <table:table-cell office:value-type="float" office:value="1.6299999999999999E-3" table:style-name="ce1">
            <text:p>0.00163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98" table:style-name="ce1">
            <text:p>298</text:p>
          </table:table-cell>
          <table:table-cell office:value-type="float" office:value="0.74352498293694402" table:style-name="ce1">
            <text:p>0.743524983</text:p>
          </table:table-cell>
          <table:table-cell office:value-type="float" office:value="-2.497841853703211" table:style-name="ce1">
            <text:p>-2.497841854</text:p>
          </table:table-cell>
          <table:table-cell office:value-type="float" office:value="0" table:style-name="ce1">
            <text:p>0</text:p>
          </table:table-cell>
          <table:table-cell office:value-type="float" office:value="5.0400000000000002E-3" table:style-name="ce1">
            <text:p>0.00504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300" table:style-name="ce1">
            <text:p>300</text:p>
          </table:table-cell>
          <table:table-cell office:value-type="float" office:value="0.86742235623393227" table:style-name="ce1">
            <text:p>0.867422356</text:p>
          </table:table-cell>
          <table:table-cell office:value-type="float" office:value="-2.9143061277818991" table:style-name="ce1">
            <text:p>-2.914306128</text:p>
          </table:table-cell>
          <table:table-cell office:value-type="float" office:value="0" table:style-name="ce1">
            <text:p>0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297" table:style-name="ce1">
            <text:p>297</text:p>
          </table:table-cell>
          <table:table-cell office:value-type="float" office:value="17.475425183335936" table:style-name="ce1">
            <text:p>17.47542518</text:p>
          </table:table-cell>
          <table:table-cell office:value-type="float" office:value="-46.809174598221254" table:style-name="ce1">
            <text:p>-46.8091746</text:p>
          </table:table-cell>
          <table:table-cell office:value-type="float" office:value="0" table:style-name="ce1">
            <text:p>0</text:p>
          </table:table-cell>
          <table:table-cell office:value-type="float" office:value="2.4000000000000001E-4" table:style-name="ce1">
            <text:p>0.00024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304" table:style-name="ce1">
            <text:p>304</text:p>
          </table:table-cell>
          <table:table-cell office:value-type="float" office:value="2.504944587195884" table:style-name="ce1">
            <text:p>2.504944587</text:p>
          </table:table-cell>
          <table:table-cell office:value-type="float" office:value="-8.4143015564361434" table:style-name="ce1">
            <text:p>-8.414301556</text:p>
          </table:table-cell>
          <table:table-cell office:value-type="float" office:value="0" table:style-name="ce1">
            <text:p>0</text:p>
          </table:table-cell>
          <table:table-cell office:value-type="float" office:value="1.5E-3" table:style-name="ce1">
            <text:p>0.0015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74" table:style-name="ce1">
            <text:p>174</text:p>
          </table:table-cell>
          <table:table-cell office:value-type="float" office:value="10.315155134504193" table:style-name="ce1">
            <text:p>10.31515513</text:p>
          </table:table-cell>
          <table:table-cell office:value-type="float" office:value="-69.491571432449305" table:style-name="ce1">
            <text:p>-69.49157143</text:p>
          </table:table-cell>
          <table:table-cell office:value-type="float" office:value="0" table:style-name="ce1">
            <text:p>0</text:p>
          </table:table-cell>
          <table:table-cell office:value-type="float" office:value="5.2199999999999998E-3" table:style-name="ce1">
            <text:p>0.00522</text:p>
          </table:table-cell>
          <table:table-cell office:value-type="float" office:value="2.74" table:style-name="ce1">
            <text:p>2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76" table:style-name="ce1">
            <text:p>176</text:p>
          </table:table-cell>
          <table:table-cell office:value-type="float" office:value="13.724310996699494" table:style-name="ce1">
            <text:p>13.724311</text:p>
          </table:table-cell>
          <table:table-cell office:value-type="float" office:value="-46.843742047762504" table:style-name="ce1">
            <text:p>-46.84374205</text:p>
          </table:table-cell>
          <table:table-cell office:value-type="float" office:value="0" table:style-name="ce1">
            <text:p>0</text:p>
          </table:table-cell>
          <table:table-cell office:value-type="float" office:value="6.3200000000000001E-3" table:style-name="ce1">
            <text:p>0.00632</text:p>
          </table:table-cell>
          <table:table-cell office:value-type="float" office:value="0.96" table:style-name="ce1">
            <text:p>0.9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249" table:style-name="ce1">
            <text:p>249</text:p>
          </table:table-cell>
          <table:table-cell office:value-type="float" office:value="20.291398558255082" table:style-name="ce1">
            <text:p>20.29139856</text:p>
          </table:table-cell>
          <table:table-cell office:value-type="float" office:value="-106.38322827940671" table:style-name="ce1">
            <text:p>-106.3832283</text:p>
          </table:table-cell>
          <table:table-cell office:value-type="float" office:value="0" table:style-name="ce1">
            <text:p>0</text:p>
          </table:table-cell>
          <table:table-cell office:value-type="float" office:value="3.0999999999999999E-3" table:style-name="ce1">
            <text:p>0.0031</text:p>
          </table:table-cell>
          <table:table-cell office:value-type="float" office:value="1.36" table:style-name="ce1">
            <text:p>1.3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247" table:style-name="ce1">
            <text:p>247</text:p>
          </table:table-cell>
          <table:table-cell office:value-type="float" office:value="17.376110743745805" table:style-name="ce1">
            <text:p>17.37611074</text:p>
          </table:table-cell>
          <table:table-cell office:value-type="float" office:value="-58.403038888701175" table:style-name="ce1">
            <text:p>-58.40303889</text:p>
          </table:table-cell>
          <table:table-cell office:value-type="float" office:value="0" table:style-name="ce1">
            <text:p>0</text:p>
          </table:table-cell>
          <table:table-cell office:value-type="float" office:value="5.2500000000000003E-3" table:style-name="ce1">
            <text:p>0.00525</text:p>
          </table:table-cell>
          <table:table-cell office:value-type="float" office:value="1.71" table:style-name="ce1">
            <text:p>1.7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247" table:style-name="ce1">
            <text:p>247</text:p>
          </table:table-cell>
          <table:table-cell office:value-type="float" office:value="21.286317689933014" table:style-name="ce1">
            <text:p>21.28631769</text:p>
          </table:table-cell>
          <table:table-cell office:value-type="float" office:value="-71.548774643649196" table:style-name="ce1">
            <text:p>-71.54877464</text:p>
          </table:table-cell>
          <table:table-cell office:value-type="float" office:value="0" table:style-name="ce1">
            <text:p>0</text:p>
          </table:table-cell>
          <table:table-cell office:value-type="float" office:value="4.28E-3" table:style-name="ce1">
            <text:p>0.00428</text:p>
          </table:table-cell>
          <table:table-cell office:value-type="float" office:value="1.71" table:style-name="ce1">
            <text:p>1.7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256" table:style-name="ce1">
            <text:p>256</text:p>
          </table:table-cell>
          <table:table-cell office:value-type="float" office:value="113.27834613614642" table:style-name="ce1">
            <text:p>113.2783461</text:p>
          </table:table-cell>
          <table:table-cell office:value-type="float" office:value="-584.091472264505" table:style-name="ce1">
            <text:p>-584.0914723</text:p>
          </table:table-cell>
          <table:table-cell office:value-type="float" office:value="0" table:style-name="ce1">
            <text:p>0</text:p>
          </table:table-cell>
          <table:table-cell office:value-type="float" office:value="2.5999999999999999E-3" table:style-name="ce1">
            <text:p>0.002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220" table:style-name="ce1">
            <text:p>220</text:p>
          </table:table-cell>
          <table:table-cell office:value-type="float" office:value="15.322877884945894" table:style-name="ce1">
            <text:p>15.32287788</text:p>
          </table:table-cell>
          <table:table-cell office:value-type="float" office:value="-202.92459901685103" table:style-name="ce1">
            <text:p>-202.924599</text:p>
          </table:table-cell>
          <table:table-cell office:value-type="float" office:value="0" table:style-name="ce1">
            <text:p>0</text:p>
          </table:table-cell>
          <table:table-cell office:value-type="float" office:value="1.932E-2" table:style-name="ce1">
            <text:p>0.0193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258" table:style-name="ce1">
            <text:p>258</text:p>
          </table:table-cell>
          <table:table-cell office:value-type="float" office:value="13.59119607622169" table:style-name="ce1">
            <text:p>13.59119608</text:p>
          </table:table-cell>
          <table:table-cell office:value-type="float" office:value="-74.015388631757304" table:style-name="ce1">
            <text:p>-74.01538863</text:p>
          </table:table-cell>
          <table:table-cell office:value-type="float" office:value="0" table:style-name="ce1">
            <text:p>0</text:p>
          </table:table-cell>
          <table:table-cell office:value-type="float" office:value="2.0070000000000001E-2" table:style-name="ce1">
            <text:p>0.02007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210" table:style-name="ce1">
            <text:p>210</text:p>
          </table:table-cell>
          <table:table-cell office:value-type="float" office:value="61.786726757287212" table:style-name="ce1">
            <text:p>61.78672676</text:p>
          </table:table-cell>
          <table:table-cell office:value-type="float" office:value="-599.69470087955233" table:style-name="ce1">
            <text:p>-599.6947009</text:p>
          </table:table-cell>
          <table:table-cell office:value-type="float" office:value="0" table:style-name="ce1">
            <text:p>0</text:p>
          </table:table-cell>
          <table:table-cell office:value-type="float" office:value="4.9199999999999999E-3" table:style-name="ce1">
            <text:p>0.00492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211" table:style-name="ce1">
            <text:p>211</text:p>
          </table:table-cell>
          <table:table-cell office:value-type="float" office:value="58.927519151443732" table:style-name="ce1">
            <text:p>58.92751915</text:p>
          </table:table-cell>
          <table:table-cell office:value-type="float" office:value="-604.00707130229819" table:style-name="ce1">
            <text:p>-604.0070713</text:p>
          </table:table-cell>
          <table:table-cell office:value-type="float" office:value="0" table:style-name="ce1">
            <text:p>0</text:p>
          </table:table-cell>
          <table:table-cell office:value-type="float" office:value="4.8399999999999997E-3" table:style-name="ce1">
            <text:p>0.00484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266" table:style-name="ce1">
            <text:p>266</text:p>
          </table:table-cell>
          <table:table-cell office:value-type="float" office:value="2702.7027027027029" table:style-name="ce1">
            <text:p>2702.702703</text:p>
          </table:table-cell>
          <table:table-cell office:value-type="float" office:value="-16216.216216216217" table:style-name="ce1">
            <text:p>-16216.21622</text:p>
          </table:table-cell>
          <table:table-cell office:value-type="float" office:value="0" table:style-name="ce1">
            <text:p>0</text:p>
          </table:table-cell>
          <table:table-cell office:value-type="float" office:value="1E-4" table:style-name="ce1">
            <text:p>0.0001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263" table:style-name="ce1">
            <text:p>263</text:p>
          </table:table-cell>
          <table:table-cell office:value-type="float" office:value="17.080841669095662" table:style-name="ce1">
            <text:p>17.08084167</text:p>
          </table:table-cell>
          <table:table-cell office:value-type="float" office:value="-90.587946364457579" table:style-name="ce1">
            <text:p>-90.58794636</text:p>
          </table:table-cell>
          <table:table-cell office:value-type="float" office:value="0" table:style-name="ce1">
            <text:p>0</text:p>
          </table:table-cell>
          <table:table-cell office:value-type="float" office:value="1.6639999999999999E-2" table:style-name="ce1">
            <text:p>0.01664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221" table:style-name="ce1">
            <text:p>221</text:p>
          </table:table-cell>
          <table:table-cell office:value-type="float" office:value="161.46393972012919" table:style-name="ce1">
            <text:p>161.4639397</text:p>
          </table:table-cell>
          <table:table-cell office:value-type="float" office:value="-2314.3164693218514" table:style-name="ce1">
            <text:p>-2314.316469</text:p>
          </table:table-cell>
          <table:table-cell office:value-type="float" office:value="0" table:style-name="ce1">
            <text:p>0</text:p>
          </table:table-cell>
          <table:table-cell office:value-type="float" office:value="1.7099999999999999E-3" table:style-name="ce1">
            <text:p>0.00171</text:p>
          </table:table-cell>
          <table:table-cell office:value-type="float" office:value="12.04" table:style-name="ce1">
            <text:p>12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262" table:style-name="ce1">
            <text:p>262</text:p>
          </table:table-cell>
          <table:table-cell office:value-type="float" office:value="15.924279293659636" table:style-name="ce1">
            <text:p>15.92427929</text:p>
          </table:table-cell>
          <table:table-cell office:value-type="float" office:value="-85.611958678770137" table:style-name="ce1">
            <text:p>-85.61195868</text:p>
          </table:table-cell>
          <table:table-cell office:value-type="float" office:value="0" table:style-name="ce1">
            <text:p>0</text:p>
          </table:table-cell>
          <table:table-cell office:value-type="float" office:value="1.7670000000000002E-2" table:style-name="ce1">
            <text:p>0.01767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265" table:style-name="ce1">
            <text:p>265</text:p>
          </table:table-cell>
          <table:table-cell office:value-type="float" office:value="2000.0000000000005" table:style-name="ce1">
            <text:p>2000</text:p>
          </table:table-cell>
          <table:table-cell office:value-type="float" office:value="-14000" table:style-name="ce1">
            <text:p>-14000</text:p>
          </table:table-cell>
          <table:table-cell office:value-type="float" office:value="0" table:style-name="ce1">
            <text:p>0</text:p>
          </table:table-cell>
          <table:table-cell office:value-type="float" office:value="1.1E-4" table:style-name="ce1">
            <text:p>0.00011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264" table:style-name="ce1">
            <text:p>264</text:p>
          </table:table-cell>
          <table:table-cell office:value-type="float" office:value="60.172841299318378" table:style-name="ce1">
            <text:p>60.1728413</text:p>
          </table:table-cell>
          <table:table-cell office:value-type="float" office:value="-316.42614821193285" table:style-name="ce1">
            <text:p>-316.4261482</text:p>
          </table:table-cell>
          <table:table-cell office:value-type="float" office:value="0" table:style-name="ce1">
            <text:p>0</text:p>
          </table:table-cell>
          <table:table-cell office:value-type="float" office:value="4.81E-3" table:style-name="ce1">
            <text:p>0.00481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270" table:style-name="ce1">
            <text:p>270</text:p>
          </table:table-cell>
          <table:table-cell office:value-type="float" office:value="684.93150684931516" table:style-name="ce1">
            <text:p>684.9315068</text:p>
          </table:table-cell>
          <table:table-cell office:value-type="float" office:value="-1826.4840182648402" table:style-name="ce1">
            <text:p>-1826.484018</text:p>
          </table:table-cell>
          <table:table-cell office:value-type="float" office:value="0" table:style-name="ce1">
            <text:p>0</text:p>
          </table:table-cell>
          <table:table-cell office:value-type="float" office:value="2.0000000000000002E-5" table:style-name="ce1">
            <text:p>0.00002</text:p>
          </table:table-cell>
          <table:table-cell office:value-type="float" office:value="0.68400000000000005" table:style-name="ce1">
            <text:p>0.68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271" table:style-name="ce1">
            <text:p>271</text:p>
          </table:table-cell>
          <table:table-cell office:value-type="float" office:value="2.6920790381586177" table:style-name="ce1">
            <text:p>2.692079038</text:p>
          </table:table-cell>
          <table:table-cell office:value-type="float" office:value="-9.0430353404812305" table:style-name="ce1">
            <text:p>-9.04303534</text:p>
          </table:table-cell>
          <table:table-cell office:value-type="float" office:value="0" table:style-name="ce1">
            <text:p>0</text:p>
          </table:table-cell>
          <table:table-cell office:value-type="float" office:value="1.39E-3" table:style-name="ce1">
            <text:p>0.00139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272" table:style-name="ce1">
            <text:p>272</text:p>
          </table:table-cell>
          <table:table-cell office:value-type="float" office:value="1.2794108568242868" table:style-name="ce1">
            <text:p>1.279410857</text:p>
          </table:table-cell>
          <table:table-cell office:value-type="float" office:value="-4.2984262570652154" table:style-name="ce1">
            <text:p>-4.298426257</text:p>
          </table:table-cell>
          <table:table-cell office:value-type="float" office:value="0" table:style-name="ce1">
            <text:p>0</text:p>
          </table:table-cell>
          <table:table-cell office:value-type="float" office:value="2.9299999999999999E-3" table:style-name="ce1">
            <text:p>0.00293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274" table:style-name="ce1">
            <text:p>274</text:p>
          </table:table-cell>
          <table:table-cell office:value-type="float" office:value="40.522069407652019" table:style-name="ce1">
            <text:p>40.52206941</text:p>
          </table:table-cell>
          <table:table-cell office:value-type="float" office:value="-136.08157636898065" table:style-name="ce1">
            <text:p>-136.0815764</text:p>
          </table:table-cell>
          <table:table-cell office:value-type="float" office:value="0" table:style-name="ce1">
            <text:p>0</text:p>
          </table:table-cell>
          <table:table-cell office:value-type="float" office:value="9.0000000000000006E-5" table:style-name="ce1">
            <text:p>0.00009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282" table:style-name="ce1">
            <text:p>282</text:p>
          </table:table-cell>
          <table:table-cell office:value-type="float" office:value="26.846310771123395" table:style-name="ce1">
            <text:p>26.84631077</text:p>
          </table:table-cell>
          <table:table-cell office:value-type="float" office:value="-118.44828323742905" table:style-name="ce1">
            <text:p>-118.4482832</text:p>
          </table:table-cell>
          <table:table-cell office:value-type="float" office:value="0" table:style-name="ce1">
            <text:p>0</text:p>
          </table:table-cell>
          <table:table-cell office:value-type="float" office:value="9.0000000000000006E-5" table:style-name="ce1">
            <text:p>0.00009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275" table:style-name="ce1">
            <text:p>275</text:p>
          </table:table-cell>
          <table:table-cell office:value-type="float" office:value="28.966175547393711" table:style-name="ce1">
            <text:p>28.96617555</text:p>
          </table:table-cell>
          <table:table-cell office:value-type="float" office:value="-97.309856643201655" table:style-name="ce1">
            <text:p>-97.30985664</text:p>
          </table:table-cell>
          <table:table-cell office:value-type="float" office:value="0" table:style-name="ce1">
            <text:p>0</text:p>
          </table:table-cell>
          <table:table-cell office:value-type="float" office:value="1.2999999999999999E-4" table:style-name="ce1">
            <text:p>0.00013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276" table:style-name="ce1">
            <text:p>276</text:p>
          </table:table-cell>
          <table:table-cell office:value-type="float" office:value="3.1309172831402652" table:style-name="ce1">
            <text:p>3.130917283</text:p>
          </table:table-cell>
          <table:table-cell office:value-type="float" office:value="-10.517473673441184" table:style-name="ce1">
            <text:p>-10.51747367</text:p>
          </table:table-cell>
          <table:table-cell office:value-type="float" office:value="0" table:style-name="ce1">
            <text:p>0</text:p>
          </table:table-cell>
          <table:table-cell office:value-type="float" office:value="4.79E-3" table:style-name="ce1">
            <text:p>0.00479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277" table:style-name="ce1">
            <text:p>277</text:p>
          </table:table-cell>
          <table:table-cell office:value-type="float" office:value="35.391421427197535" table:style-name="ce1">
            <text:p>35.39142143</text:p>
          </table:table-cell>
          <table:table-cell office:value-type="float" office:value="-156.18388151567606" table:style-name="ce1">
            <text:p>-156.1838815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278" table:style-name="ce1">
            <text:p>278</text:p>
          </table:table-cell>
          <table:table-cell office:value-type="float" office:value="18.49148867385836" table:style-name="ce1">
            <text:p>18.49148867</text:p>
          </table:table-cell>
          <table:table-cell office:value-type="float" office:value="-62.057603712721935" table:style-name="ce1">
            <text:p>-62.05760371</text:p>
          </table:table-cell>
          <table:table-cell office:value-type="float" office:value="0" table:style-name="ce1">
            <text:p>0</text:p>
          </table:table-cell>
          <table:table-cell office:value-type="float" office:value="2.0000000000000001E-4" table:style-name="ce1">
            <text:p>0.0002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279" table:style-name="ce1">
            <text:p>279</text:p>
          </table:table-cell>
          <table:table-cell office:value-type="float" office:value="9.0060133839531797" table:style-name="ce1">
            <text:p>9.006013384</text:p>
          </table:table-cell>
          <table:table-cell office:value-type="float" office:value="-30.269380531891361" table:style-name="ce1">
            <text:p>-30.26938053</text:p>
          </table:table-cell>
          <table:table-cell office:value-type="float" office:value="0" table:style-name="ce1">
            <text:p>0</text:p>
          </table:table-cell>
          <table:table-cell office:value-type="float" office:value="1.66E-3" table:style-name="ce1">
            <text:p>0.00166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281" table:style-name="ce1">
            <text:p>281</text:p>
          </table:table-cell>
          <table:table-cell office:value-type="float" office:value="15.104192255592132" table:style-name="ce1">
            <text:p>15.10419226</text:p>
          </table:table-cell>
          <table:table-cell office:value-type="float" office:value="-50.787144591758668" table:style-name="ce1">
            <text:p>-50.78714459</text:p>
          </table:table-cell>
          <table:table-cell office:value-type="float" office:value="0" table:style-name="ce1">
            <text:p>0</text:p>
          </table:table-cell>
          <table:table-cell office:value-type="float" office:value="9.8999999999999999E-4" table:style-name="ce1">
            <text:p>0.00099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282" table:style-name="ce1">
            <text:p>282</text:p>
          </table:table-cell>
          <table:table-cell office:value-type="float" office:value="13.753154823049828" table:style-name="ce1">
            <text:p>13.75315482</text:p>
          </table:table-cell>
          <table:table-cell office:value-type="float" office:value="-60.614325610576344" table:style-name="ce1">
            <text:p>-60.61432561</text:p>
          </table:table-cell>
          <table:table-cell office:value-type="float" office:value="0" table:style-name="ce1">
            <text:p>0</text:p>
          </table:table-cell>
          <table:table-cell office:value-type="float" office:value="1.7000000000000001E-4" table:style-name="ce1">
            <text:p>0.00017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284" table:style-name="ce1">
            <text:p>284</text:p>
          </table:table-cell>
          <table:table-cell office:value-type="float" office:value="2.5577740306587073" table:style-name="ce1">
            <text:p>2.557774031</text:p>
          </table:table-cell>
          <table:table-cell office:value-type="float" office:value="-11.450788152324613" table:style-name="ce1">
            <text:p>-11.45078815</text:p>
          </table:table-cell>
          <table:table-cell office:value-type="float" office:value="0" table:style-name="ce1">
            <text:p>0</text:p>
          </table:table-cell>
          <table:table-cell office:value-type="float" office:value="4.4200000000000003E-3" table:style-name="ce1">
            <text:p>0.00442</text:p>
          </table:table-cell>
          <table:table-cell office:value-type="float" office:value="0.89500000000000002" table:style-name="ce1">
            <text:p>0.8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285" table:style-name="ce1">
            <text:p>285</text:p>
          </table:table-cell>
          <table:table-cell office:value-type="float" office:value="204.54080589077518" table:style-name="ce1">
            <text:p>204.5408059</text:p>
          </table:table-cell>
          <table:table-cell office:value-type="float" office:value="-685.2116997340969" table:style-name="ce1">
            <text:p>-685.2116997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286" table:style-name="ce1">
            <text:p>286</text:p>
          </table:table-cell>
          <table:table-cell office:value-type="float" office:value="7.4116759837610173" table:style-name="ce1">
            <text:p>7.411675984</text:p>
          </table:table-cell>
          <table:table-cell office:value-type="float" office:value="-33.213573002229062" table:style-name="ce1">
            <text:p>-33.213573</text:p>
          </table:table-cell>
          <table:table-cell office:value-type="float" office:value="0" table:style-name="ce1">
            <text:p>0</text:p>
          </table:table-cell>
          <table:table-cell office:value-type="float" office:value="1.5200000000000001E-3" table:style-name="ce1">
            <text:p>0.00152</text:p>
          </table:table-cell>
          <table:table-cell office:value-type="float" office:value="0.89500000000000002" table:style-name="ce1">
            <text:p>0.8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289" table:style-name="ce1">
            <text:p>289</text:p>
          </table:table-cell>
          <table:table-cell office:value-type="float" office:value="9.7691928775488961" table:style-name="ce1">
            <text:p>9.769192878</text:p>
          </table:table-cell>
          <table:table-cell office:value-type="float" office:value="-26.157735119055509" table:style-name="ce1">
            <text:p>-26.15773512</text:p>
          </table:table-cell>
          <table:table-cell office:value-type="float" office:value="0" table:style-name="ce1">
            <text:p>0</text:p>
          </table:table-cell>
          <table:table-cell office:value-type="float" office:value="4.2000000000000002E-4" table:style-name="ce1">
            <text:p>0.00042</text:p>
          </table:table-cell>
          <table:table-cell office:value-type="float" office:value="0.53200000000000003" table:style-name="ce1">
            <text:p>0.53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288" table:style-name="ce1">
            <text:p>288</text:p>
          </table:table-cell>
          <table:table-cell office:value-type="float" office:value="5000" table:style-name="ce1">
            <text:p>5000</text:p>
          </table:table-cell>
          <table:table-cell office:value-type="float" office:value="-15000" table:style-name="ce1">
            <text:p>-15000</text:p>
          </table:table-cell>
          <table:table-cell office:value-type="float" office:value="0" table:style-name="ce1">
            <text:p>0</text:p>
          </table:table-cell>
          <table:table-cell office:value-type="float" office:value="3.5E-4" table:style-name="ce1">
            <text:p>0.00035</text:p>
          </table:table-cell>
          <table:table-cell office:value-type="float" office:value="1.2809999999999999" table:style-name="ce1">
            <text:p>1.2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290" table:style-name="ce1">
            <text:p>290</text:p>
          </table:table-cell>
          <table:table-cell office:value-type="float" office:value="9.7220163112535527" table:style-name="ce1">
            <text:p>9.722016311</text:p>
          </table:table-cell>
          <table:table-cell office:value-type="float" office:value="-29.592963821679977" table:style-name="ce1">
            <text:p>-29.59296382</text:p>
          </table:table-cell>
          <table:table-cell office:value-type="float" office:value="0" table:style-name="ce1">
            <text:p>0</text:p>
          </table:table-cell>
          <table:table-cell office:value-type="float" office:value="1.3600000000000001E-3" table:style-name="ce1">
            <text:p>0.00136</text:p>
          </table:table-cell>
          <table:table-cell office:value-type="float" office:value="0.60599999999999998" table:style-name="ce1">
            <text:p>0.60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291" table:style-name="ce1">
            <text:p>291</text:p>
          </table:table-cell>
          <table:table-cell office:value-type="float" office:value="151.71305134130415" table:style-name="ce1">
            <text:p>151.7130513</text:p>
          </table:table-cell>
          <table:table-cell office:value-type="float" office:value="-278.30804782477645" table:style-name="ce1">
            <text:p>-278.3080478</text:p>
          </table:table-cell>
          <table:table-cell office:value-type="float" office:value="0" table:style-name="ce1">
            <text:p>0</text:p>
          </table:table-cell>
          <table:table-cell office:value-type="float" office:value="2.5600000000000002E-3" table:style-name="ce1">
            <text:p>0.00256</text:p>
          </table:table-cell>
          <table:table-cell office:value-type="float" office:value="0.622" table:style-name="ce1">
            <text:p>0.6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292" table:style-name="ce1">
            <text:p>292</text:p>
          </table:table-cell>
          <table:table-cell office:value-type="float" office:value="1003.0527692978631" table:style-name="ce1">
            <text:p>1003.052769</text:p>
          </table:table-cell>
          <table:table-cell office:value-type="float" office:value="-1831.6615787178368" table:style-name="ce1">
            <text:p>-1831.661579</text:p>
          </table:table-cell>
          <table:table-cell office:value-type="float" office:value="0" table:style-name="ce1">
            <text:p>0</text:p>
          </table:table-cell>
          <table:table-cell office:value-type="float" office:value="3.8000000000000002E-4" table:style-name="ce1">
            <text:p>0.00038</text:p>
          </table:table-cell>
          <table:table-cell office:value-type="float" office:value="0.622" table:style-name="ce1">
            <text:p>0.6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293" table:style-name="ce1">
            <text:p>293</text:p>
          </table:table-cell>
          <table:table-cell office:value-type="float" office:value="5.5764134028816761" table:style-name="ce1">
            <text:p>5.576413403</text:p>
          </table:table-cell>
          <table:table-cell office:value-type="float" office:value="-15.756999795717762" table:style-name="ce1">
            <text:p>-15.7569998</text:p>
          </table:table-cell>
          <table:table-cell office:value-type="float" office:value="0" table:style-name="ce1">
            <text:p>0</text:p>
          </table:table-cell>
          <table:table-cell office:value-type="float" office:value="4.5519999999999998E-2" table:style-name="ce1">
            <text:p>0.04552</text:p>
          </table:table-cell>
          <table:table-cell office:value-type="float" office:value="0.8" table:style-name="ce1">
            <text:p>0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295" table:style-name="ce1">
            <text:p>295</text:p>
          </table:table-cell>
          <table:table-cell office:value-type="float" office:value="2.1383280811404899" table:style-name="ce1">
            <text:p>2.138328081</text:p>
          </table:table-cell>
          <table:table-cell office:value-type="float" office:value="-5.7263701155965663" table:style-name="ce1">
            <text:p>-5.726370116</text:p>
          </table:table-cell>
          <table:table-cell office:value-type="float" office:value="0" table:style-name="ce1">
            <text:p>0</text:p>
          </table:table-cell>
          <table:table-cell office:value-type="float" office:value="1.9300000000000001E-3" table:style-name="ce1">
            <text:p>0.00193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296" table:style-name="ce1">
            <text:p>296</text:p>
          </table:table-cell>
          <table:table-cell office:value-type="float" office:value="11.006243728919117" table:style-name="ce1">
            <text:p>11.00624373</text:p>
          </table:table-cell>
          <table:table-cell office:value-type="float" office:value="-28.530203582780139" table:style-name="ce1">
            <text:p>-28.53020358</text:p>
          </table:table-cell>
          <table:table-cell office:value-type="float" office:value="0" table:style-name="ce1">
            <text:p>0</text:p>
          </table:table-cell>
          <table:table-cell office:value-type="float" office:value="3.8999999999999999E-4" table:style-name="ce1">
            <text:p>0.00039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297" table:style-name="ce1">
            <text:p>297</text:p>
          </table:table-cell>
          <table:table-cell office:value-type="float" office:value="29.63111769580393" table:style-name="ce1">
            <text:p>29.6311177</text:p>
          </table:table-cell>
          <table:table-cell office:value-type="float" office:value="-79.351128744695274" table:style-name="ce1">
            <text:p>-79.35112874</text:p>
          </table:table-cell>
          <table:table-cell office:value-type="float" office:value="0" table:style-name="ce1">
            <text:p>0</text:p>
          </table:table-cell>
          <table:table-cell office:value-type="float" office:value="1.3999999999999999E-4" table:style-name="ce1">
            <text:p>0.00014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299" table:style-name="ce1">
            <text:p>299</text:p>
          </table:table-cell>
          <table:table-cell office:value-type="float" office:value="369.1275167785235" table:style-name="ce1">
            <text:p>369.1275168</text:p>
          </table:table-cell>
          <table:table-cell office:value-type="float" office:value="-1241.6107382550335" table:style-name="ce1">
            <text:p>-1241.610738</text:p>
          </table:table-cell>
          <table:table-cell office:value-type="float" office:value="0" table:style-name="ce1">
            <text:p>0</text:p>
          </table:table-cell>
          <table:table-cell office:value-type="float" office:value="1.0000000000000001E-5" table:style-name="ce1">
            <text:p>0.0000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301" table:style-name="ce1">
            <text:p>301</text:p>
          </table:table-cell>
          <table:table-cell office:value-type="float" office:value="1.6501080178373868" table:style-name="ce1">
            <text:p>1.650108018</text:p>
          </table:table-cell>
          <table:table-cell office:value-type="float" office:value="-5.5438543908283648" table:style-name="ce1">
            <text:p>-5.543854391</text:p>
          </table:table-cell>
          <table:table-cell office:value-type="float" office:value="0" table:style-name="ce1">
            <text:p>0</text:p>
          </table:table-cell>
          <table:table-cell office:value-type="float" office:value="2.2699999999999999E-3" table:style-name="ce1">
            <text:p>0.00227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300" table:style-name="ce1">
            <text:p>300</text:p>
          </table:table-cell>
          <table:table-cell office:value-type="float" office:value="119.48309773717396" table:style-name="ce1">
            <text:p>119.4830977</text:p>
          </table:table-cell>
          <table:table-cell office:value-type="float" office:value="-411.75713681733794" table:style-name="ce1">
            <text:p>-411.7571368</text:p>
          </table:table-cell>
          <table:table-cell office:value-type="float" office:value="0" table:style-name="ce1">
            <text:p>0</text:p>
          </table:table-cell>
          <table:table-cell office:value-type="float" office:value="3.0699999999999998E-3" table:style-name="ce1">
            <text:p>0.00307</text:p>
          </table:table-cell>
          <table:table-cell office:value-type="float" office:value="0.753" table:style-name="ce1">
            <text:p>0.75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302" table:style-name="ce1">
            <text:p>302</text:p>
          </table:table-cell>
          <table:table-cell office:value-type="float" office:value="1.7560858110441213" table:style-name="ce1">
            <text:p>1.756085811</text:p>
          </table:table-cell>
          <table:table-cell office:value-type="float" office:value="-5.8994632500038859" table:style-name="ce1">
            <text:p>-5.89946325</text:p>
          </table:table-cell>
          <table:table-cell office:value-type="float" office:value="0" table:style-name="ce1">
            <text:p>0</text:p>
          </table:table-cell>
          <table:table-cell office:value-type="float" office:value="2.1299999999999999E-3" table:style-name="ce1">
            <text:p>0.00213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303" table:style-name="ce1">
            <text:p>303</text:p>
          </table:table-cell>
          <table:table-cell office:value-type="float" office:value="1.5281511859705619" table:style-name="ce1">
            <text:p>1.528151186</text:p>
          </table:table-cell>
          <table:table-cell office:value-type="float" office:value="-5.1339108468965948" table:style-name="ce1">
            <text:p>-5.133910847</text:p>
          </table:table-cell>
          <table:table-cell office:value-type="float" office:value="0" table:style-name="ce1">
            <text:p>0</text:p>
          </table:table-cell>
          <table:table-cell office:value-type="float" office:value="2.4499999999999999E-3" table:style-name="ce1">
            <text:p>0.00245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304" table:style-name="ce1">
            <text:p>304</text:p>
          </table:table-cell>
          <table:table-cell office:value-type="float" office:value="1511.3350125944582" table:style-name="ce1">
            <text:p>1511.335013</text:p>
          </table:table-cell>
          <table:table-cell office:value-type="float" office:value="-4785.8942065491183" table:style-name="ce1">
            <text:p>-4785.894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223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5356700000000001" table:style-name="ce1">
            <text:p>2.53567</text:p>
          </table:table-cell>
          <table:table-cell office:value-type="float" office:value="-0.38482999999999995" table:style-name="ce1">
            <text:p>-0.38483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30999999999999" table:style-name="ce1">
            <text:p>1.0431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3128000000000001" table:style-name="ce1">
            <text:p>0.23128</text:p>
          </table:table-cell>
          <table:table-cell office:value-type="float" office:value="-0.20796000000000001" table:style-name="ce1">
            <text:p>-0.20796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8" table:style-name="ce1">
            <text:p>1.048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.0690000000000003E-2" table:style-name="ce1">
            <text:p>0.07069</text:p>
          </table:table-cell>
          <table:table-cell office:value-type="float" office:value="-0.22469" table:style-name="ce1">
            <text:p>-0.22469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27999999999999" table:style-name="ce1">
            <text:p>1.0428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10859000000000001" table:style-name="ce1">
            <text:p>0.10859</text:p>
          </table:table-cell>
          <table:table-cell office:value-type="float" office:value="-0.40018999999999999" table:style-name="ce1">
            <text:p>-0.40019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30999999999999" table:style-name="ce1">
            <text:p>1.0431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61065000000000003" table:style-name="ce1">
            <text:p>0.61065</text:p>
          </table:table-cell>
          <table:table-cell office:value-type="float" office:value="-8.6639999999999995E-2" table:style-name="ce1">
            <text:p>-0.08664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10999999999999" table:style-name="ce1">
            <text:p>1.0411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9311000000000001" table:style-name="ce1">
            <text:p>0.39311</text:p>
          </table:table-cell>
          <table:table-cell office:value-type="float" office:value="-4.9680000000000002E-2" table:style-name="ce1">
            <text:p>-0.04968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07999999999999" table:style-name="ce1">
            <text:p>1.0408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.36618000000000001" table:style-name="ce1">
            <text:p>0.36618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371999999999999" table:style-name="ce1">
            <text:p>1.0372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3063" table:style-name="ce1">
            <text:p>0.23063</text:p>
          </table:table-cell>
          <table:table-cell office:value-type="float" office:value="-0.23063" table:style-name="ce1">
            <text:p>-0.23063</text:p>
          </table:table-cell>
          <table:table-cell office:value-type="float" office:value="1.0306999999999999" table:style-name="ce1">
            <text:p>1.0307</text:p>
          </table:table-cell>
          <table:table-cell office:value-type="float" office:value="0.57657999999999998" table:style-name="ce1">
            <text:p>0.576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7120999999999997" table:style-name="ce1">
            <text:p>0.17121</text:p>
          </table:table-cell>
          <table:table-cell office:value-type="float" office:value="-0.17120999999999997" table:style-name="ce1">
            <text:p>-0.17121</text:p>
          </table:table-cell>
          <table:table-cell office:value-type="float" office:value="1.0306999999999999" table:style-name="ce1">
            <text:p>1.0307</text:p>
          </table:table-cell>
          <table:table-cell office:value-type="float" office:value="0.42802999999999997" table:style-name="ce1">
            <text:p>0.428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30" table:style-name="ce1">
            <text:p>30</text:p>
          </table:table-cell>
          <table:table-cell office:value-type="float" office:value="0.31" table:style-name="ce1">
            <text:p>0.31</text:p>
          </table:table-cell>
          <table:table-cell office:value-type="float" office:value="1.512E-2" table:style-name="ce1">
            <text:p>0.01512</text:p>
          </table:table-cell>
          <table:table-cell office:value-type="float" office:value="0.155" table:style-name="ce1">
            <text:p>0.155</text:p>
          </table:table-cell>
          <table:table-cell office:value-type="float" office:value="-0.124" table:style-name="ce1">
            <text:p>-0.124</text:p>
          </table:table-cell>
          <table:table-cell office:value-type="float" office:value="1.0348999999999999" table:style-name="ce1">
            <text:p>1.0349</text:p>
          </table:table-cell>
          <table:table-cell office:value-type="float" office:value="0.31" table:style-name="ce1">
            <text:p>0.31</text:p>
          </table:table-cell>
          <table:table-cell office:value-type="float" office:value="0.155" table:style-name="ce1">
            <text:p>0.15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0.49" table:style-name="ce1">
            <text:p>0.49</text:p>
          </table:table-cell>
          <table:table-cell office:value-type="float" office:value="1E-3" table:style-name="ce1">
            <text:p>0.001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297000000000001" table:style-name="ce1">
            <text:p>1.0297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297000000000001" table:style-name="ce1">
            <text:p>1.0297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0.49" table:style-name="ce1">
            <text:p>0.49</text:p>
          </table:table-cell>
          <table:table-cell office:value-type="float" office:value="1E-3" table:style-name="ce1">
            <text:p>0.001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297000000000001" table:style-name="ce1">
            <text:p>1.0297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2.7400000000000002E-3" table:style-name="ce1">
            <text:p>0.00274</text:p>
          </table:table-cell>
          <table:table-cell office:value-type="float" office:value="-2.4499999999999999E-3" table:style-name="ce1">
            <text:p>-0.00245</text:p>
          </table:table-cell>
          <table:table-cell office:value-type="float" office:value="5.3849999999999995E-2" table:style-name="ce1">
            <text:p>0.05385</text:p>
          </table:table-cell>
          <table:table-cell office:value-type="float" office:value="-5.3849999999999995E-2" table:style-name="ce1">
            <text:p>-0.05385</text:p>
          </table:table-cell>
          <table:table-cell office:value-type="float" office:value="1.0161" table:style-name="ce1">
            <text:p>1.0161</text:p>
          </table:table-cell>
          <table:table-cell office:value-type="float" office:value="0.13463" table:style-name="ce1">
            <text:p>0.13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4.9960000000000004E-2" table:style-name="ce1">
            <text:p>0.04996</text:p>
          </table:table-cell>
          <table:table-cell office:value-type="float" office:value="-4.0600000000000002E-3" table:style-name="ce1">
            <text:p>-0.00406</text:p>
          </table:table-cell>
          <table:table-cell office:value-type="float" office:value="8.9130000000000001E-2" table:style-name="ce1">
            <text:p>0.08913</text:p>
          </table:table-cell>
          <table:table-cell office:value-type="float" office:value="-8.9130000000000001E-2" table:style-name="ce1">
            <text:p>-0.08913</text:p>
          </table:table-cell>
          <table:table-cell office:value-type="float" office:value="1.0161" table:style-name="ce1">
            <text:p>1.0161</text:p>
          </table:table-cell>
          <table:table-cell office:value-type="float" office:value="0.22283" table:style-name="ce1">
            <text:p>0.222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0.155" table:style-name="ce1">
            <text:p>0.155</text:p>
          </table:table-cell>
          <table:table-cell office:value-type="float" office:value="2.6160000000000003E-2" table:style-name="ce1">
            <text:p>0.02616</text:p>
          </table:table-cell>
          <table:table-cell office:value-type="float" office:value="7.7499999999999999E-2" table:style-name="ce1">
            <text:p>0.0775</text:p>
          </table:table-cell>
          <table:table-cell office:value-type="float" office:value="-6.2E-2" table:style-name="ce1">
            <text:p>-0.062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0.155" table:style-name="ce1">
            <text:p>0.155</text:p>
          </table:table-cell>
          <table:table-cell office:value-type="float" office:value="7.7499999999999999E-2" table:style-name="ce1">
            <text:p>0.077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7.7400000000000004E-3" table:style-name="ce1">
            <text:p>0.00774</text:p>
          </table:table-cell>
          <table:table-cell office:value-type="float" office:value="4.4400000000000002E-2" table:style-name="ce1">
            <text:p>0.0444</text:p>
          </table:table-cell>
          <table:table-cell office:value-type="float" office:value="0.15227000000000002" table:style-name="ce1">
            <text:p>0.15227</text:p>
          </table:table-cell>
          <table:table-cell office:value-type="float" office:value="-0.15227000000000002" table:style-name="ce1">
            <text:p>-0.15227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0.38069999999999998" table:style-name="ce1">
            <text:p>0.38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0.28560999999999998" table:style-name="ce1">
            <text:p>0.28561</text:p>
          </table:table-cell>
          <table:table-cell office:value-type="float" office:value="6.8659999999999999E-2" table:style-name="ce1">
            <text:p>0.06866</text:p>
          </table:table-cell>
          <table:table-cell office:value-type="float" office:value="0.23546" table:style-name="ce1">
            <text:p>0.23546</text:p>
          </table:table-cell>
          <table:table-cell office:value-type="float" office:value="-0.23546" table:style-name="ce1">
            <text:p>-0.23546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0.58865000000000001" table:style-name="ce1">
            <text:p>0.588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3.1850000000000003E-2" table:style-name="ce1">
            <text:p>0.031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0.153" table:style-name="ce1">
            <text:p>0.1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0.3" table:style-name="ce1">
            <text:p>0.3</text:p>
          </table:table-cell>
          <table:table-cell office:value-type="float" office:value="5.0620000000000005E-2" table:style-name="ce1">
            <text:p>0.05062</text:p>
          </table:table-cell>
          <table:table-cell office:value-type="float" office:value="0.15" table:style-name="ce1">
            <text:p>0.15</text:p>
          </table:table-cell>
          <table:table-cell office:value-type="float" office:value="-0.12" table:style-name="ce1">
            <text:p>-0.12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0.3" table:style-name="ce1">
            <text:p>0.3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74E-2" table:style-name="ce1">
            <text:p>0.01374</text:p>
          </table:table-cell>
          <table:table-cell office:value-type="float" office:value="-1.374E-2" table:style-name="ce1">
            <text:p>-0.01374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3.44E-2" table:style-name="ce1">
            <text:p>0.03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7.8380000000000005E-2" table:style-name="ce1">
            <text:p>0.07838</text:p>
          </table:table-cell>
          <table:table-cell office:value-type="float" office:value="-2.5670000000000002E-2" table:style-name="ce1">
            <text:p>-0.02567</text:p>
          </table:table-cell>
          <table:table-cell office:value-type="float" office:value="6.4619999999999997E-2" table:style-name="ce1">
            <text:p>0.06462</text:p>
          </table:table-cell>
          <table:table-cell office:value-type="float" office:value="-6.4619999999999997E-2" table:style-name="ce1">
            <text:p>-0.06462</text:p>
          </table:table-cell>
          <table:table-cell office:value-type="float" office:value="1.0230999999999999" table:style-name="ce1">
            <text:p>1.0231</text:p>
          </table:table-cell>
          <table:table-cell office:value-type="float" office:value="0.16155999999999998" table:style-name="ce1">
            <text:p>0.16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2.5680000000000001E-2" table:style-name="ce1">
            <text:p>0.02568</text:p>
          </table:table-cell>
          <table:table-cell office:value-type="float" office:value="1.5880000000000002E-2" table:style-name="ce1">
            <text:p>0.01588</text:p>
          </table:table-cell>
          <table:table-cell office:value-type="float" office:value="2.1170000000000001E-2" table:style-name="ce1">
            <text:p>0.02117</text:p>
          </table:table-cell>
          <table:table-cell office:value-type="float" office:value="-2.1170000000000001E-2" table:style-name="ce1">
            <text:p>-0.02117</text:p>
          </table:table-cell>
          <table:table-cell office:value-type="float" office:value="1.0239" table:style-name="ce1">
            <text:p>1.0239</text:p>
          </table:table-cell>
          <table:table-cell office:value-type="float" office:value="5.2919999999999995E-2" table:style-name="ce1">
            <text:p>0.052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6930000000000002E-2" table:style-name="ce1">
            <text:p>0.09693</text:p>
          </table:table-cell>
          <table:table-cell office:value-type="float" office:value="-9.6930000000000002E-2" table:style-name="ce1">
            <text:p>-0.09693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0.24233000000000002" table:style-name="ce1">
            <text:p>0.242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0.93881000000000003" table:style-name="ce1">
            <text:p>0.93881</text:p>
          </table:table-cell>
          <table:table-cell office:value-type="float" office:value="0.18129000000000001" table:style-name="ce1">
            <text:p>0.18129</text:p>
          </table:table-cell>
          <table:table-cell office:value-type="float" office:value="0.77398" table:style-name="ce1">
            <text:p>0.77398</text:p>
          </table:table-cell>
          <table:table-cell office:value-type="float" office:value="-0.77398" table:style-name="ce1">
            <text:p>-0.77398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.9349499999999999" table:style-name="ce1">
            <text:p>1.934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.7000000000000001E-3" table:style-name="ce1">
            <text:p>0.0027</text:p>
          </table:table-cell>
          <table:table-cell office:value-type="float" office:value="-1.67E-3" table:style-name="ce1">
            <text:p>-0.00167</text:p>
          </table:table-cell>
          <table:table-cell office:value-type="float" office:value="2.2300000000000002E-3" table:style-name="ce1">
            <text:p>0.00223</text:p>
          </table:table-cell>
          <table:table-cell office:value-type="float" office:value="-2.2300000000000002E-3" table:style-name="ce1">
            <text:p>-0.00223</text:p>
          </table:table-cell>
          <table:table-cell office:value-type="float" office:value="1.0298" table:style-name="ce1">
            <text:p>1.0298</text:p>
          </table:table-cell>
          <table:table-cell office:value-type="float" office:value="5.5700000000000003E-3" table:style-name="ce1">
            <text:p>0.005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6935" table:style-name="ce1">
            <text:p>0.16935</text:p>
          </table:table-cell>
          <table:table-cell office:value-type="float" office:value="-0.16935" table:style-name="ce1">
            <text:p>-0.16935</text:p>
          </table:table-cell>
          <table:table-cell office:value-type="float" office:value="1.0298" table:style-name="ce1">
            <text:p>1.0298</text:p>
          </table:table-cell>
          <table:table-cell office:value-type="float" office:value="0.42338999999999999" table:style-name="ce1">
            <text:p>0.423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.312E-2" table:style-name="ce1">
            <text:p>0.013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98" table:style-name="ce1">
            <text:p>1.0298</text:p>
          </table:table-cell>
          <table:table-cell office:value-type="float" office:value="6.3E-2" table:style-name="ce1">
            <text:p>0.0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229999999999999E-2" table:style-name="ce1">
            <text:p>0.01523</text:p>
          </table:table-cell>
          <table:table-cell office:value-type="float" office:value="-1.5229999999999999E-2" table:style-name="ce1">
            <text:p>-0.01523</text:p>
          </table:table-cell>
          <table:table-cell office:value-type="float" office:value="1.0274000000000001" table:style-name="ce1">
            <text:p>1.0274</text:p>
          </table:table-cell>
          <table:table-cell office:value-type="float" office:value="3.807E-2" table:style-name="ce1">
            <text:p>0.038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0.12567999999999999" table:style-name="ce1">
            <text:p>0.12568</text:p>
          </table:table-cell>
          <table:table-cell office:value-type="float" office:value="2.4390000000000002E-2" table:style-name="ce1">
            <text:p>0.02439</text:p>
          </table:table-cell>
          <table:table-cell office:value-type="float" office:value="0.10362" table:style-name="ce1">
            <text:p>0.10362</text:p>
          </table:table-cell>
          <table:table-cell office:value-type="float" office:value="-0.10362" table:style-name="ce1">
            <text:p>-0.10362</text:p>
          </table:table-cell>
          <table:table-cell office:value-type="float" office:value="1.0274000000000001" table:style-name="ce1">
            <text:p>1.0274</text:p>
          </table:table-cell>
          <table:table-cell office:value-type="float" office:value="0.25905" table:style-name="ce1">
            <text:p>0.25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.7269999999999999E-2" table:style-name="ce1">
            <text:p>0.027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74000000000001" table:style-name="ce1">
            <text:p>1.0274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5.4130000000000005E-2" table:style-name="ce1">
            <text:p>0.05413</text:p>
          </table:table-cell>
          <table:table-cell office:value-type="float" office:value="2.273E-2" table:style-name="ce1">
            <text:p>0.02273</text:p>
          </table:table-cell>
          <table:table-cell office:value-type="float" office:value="9.6560000000000007E-2" table:style-name="ce1">
            <text:p>0.09656</text:p>
          </table:table-cell>
          <table:table-cell office:value-type="float" office:value="-9.6560000000000007E-2" table:style-name="ce1">
            <text:p>-0.09656</text:p>
          </table:table-cell>
          <table:table-cell office:value-type="float" office:value="1.0274000000000001" table:style-name="ce1">
            <text:p>1.0274</text:p>
          </table:table-cell>
          <table:table-cell office:value-type="float" office:value="0.2414" table:style-name="ce1">
            <text:p>0.24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.4009999999999997E-2" table:style-name="ce1">
            <text:p>0.02401</text:p>
          </table:table-cell>
          <table:table-cell office:value-type="float" office:value="0.11122" table:style-name="ce1">
            <text:p>0.11122</text:p>
          </table:table-cell>
          <table:table-cell office:value-type="float" office:value="0.47241" table:style-name="ce1">
            <text:p>0.47241</text:p>
          </table:table-cell>
          <table:table-cell office:value-type="float" office:value="-0.47241" table:style-name="ce1">
            <text:p>-0.47241</text:p>
          </table:table-cell>
          <table:table-cell office:value-type="float" office:value="1.0274000000000001" table:style-name="ce1">
            <text:p>1.0274</text:p>
          </table:table-cell>
          <table:table-cell office:value-type="float" office:value="1.18102" table:style-name="ce1">
            <text:p>1.18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.0400000000000001E-2" table:style-name="ce1">
            <text:p>0.02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14000000000001" table:style-name="ce1">
            <text:p>1.0114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0.15" table:style-name="ce1">
            <text:p>0.15</text:p>
          </table:table-cell>
          <table:table-cell office:value-type="float" office:value="9.8999999999999991E-3" table:style-name="ce1">
            <text:p>0.0099</text:p>
          </table:table-cell>
          <table:table-cell office:value-type="float" office:value="0.09" table:style-name="ce1">
            <text:p>0.09</text:p>
          </table:table-cell>
          <table:table-cell office:value-type="float" office:value="-7.2000000000000008E-2" table:style-name="ce1">
            <text:p>-0.072</text:p>
          </table:table-cell>
          <table:table-cell office:value-type="float" office:value="1.0114000000000001" table:style-name="ce1">
            <text:p>1.0114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4.5000000000000005E-3" table:style-name="ce1">
            <text:p>0.0045</text:p>
          </table:table-cell>
          <table:table-cell office:value-type="float" office:value="1.4000000000000001E-4" table:style-name="ce1">
            <text:p>0.00014</text:p>
          </table:table-cell>
          <table:table-cell office:value-type="float" office:value="3.7099999999999998E-3" table:style-name="ce1">
            <text:p>0.00371</text:p>
          </table:table-cell>
          <table:table-cell office:value-type="float" office:value="-3.7099999999999998E-3" table:style-name="ce1">
            <text:p>-0.00371</text:p>
          </table:table-cell>
          <table:table-cell office:value-type="float" office:value="1.0114000000000001" table:style-name="ce1">
            <text:p>1.0114</text:p>
          </table:table-cell>
          <table:table-cell office:value-type="float" office:value="9.2800000000000001E-3" table:style-name="ce1">
            <text:p>0.009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.57E-3" table:style-name="ce1">
            <text:p>0.00157</text:p>
          </table:table-cell>
          <table:table-cell office:value-type="float" office:value="1.1999999999999999E-3" table:style-name="ce1">
            <text:p>0.0012</text:p>
          </table:table-cell>
          <table:table-cell office:value-type="float" office:value="3.0830000000000003E-2" table:style-name="ce1">
            <text:p>0.03083</text:p>
          </table:table-cell>
          <table:table-cell office:value-type="float" office:value="-3.0830000000000003E-2" table:style-name="ce1">
            <text:p>-0.03083</text:p>
          </table:table-cell>
          <table:table-cell office:value-type="float" office:value="1.0114000000000001" table:style-name="ce1">
            <text:p>1.0114</text:p>
          </table:table-cell>
          <table:table-cell office:value-type="float" office:value="7.7060000000000003E-2" table:style-name="ce1">
            <text:p>0.077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0.15" table:style-name="ce1">
            <text:p>0.15</text:p>
          </table:table-cell>
          <table:table-cell office:value-type="float" office:value="9.8999999999999991E-3" table:style-name="ce1">
            <text:p>0.0099</text:p>
          </table:table-cell>
          <table:table-cell office:value-type="float" office:value="0.09" table:style-name="ce1">
            <text:p>0.09</text:p>
          </table:table-cell>
          <table:table-cell office:value-type="float" office:value="-7.2000000000000008E-2" table:style-name="ce1">
            <text:p>-0.072</text:p>
          </table:table-cell>
          <table:table-cell office:value-type="float" office:value="1.0114000000000001" table:style-name="ce1">
            <text:p>1.0114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.9099999999999998E-3" table:style-name="ce1">
            <text:p>0.002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6" table:style-name="ce1">
            <text:p>1.0206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43E-3" table:style-name="ce1">
            <text:p>0.00743</text:p>
          </table:table-cell>
          <table:table-cell office:value-type="float" office:value="-7.43E-3" table:style-name="ce1">
            <text:p>-0.00743</text:p>
          </table:table-cell>
          <table:table-cell office:value-type="float" office:value="1.0206" table:style-name="ce1">
            <text:p>1.0206</text:p>
          </table:table-cell>
          <table:table-cell office:value-type="float" office:value="1.857E-2" table:style-name="ce1">
            <text:p>0.018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0.30902999999999997" table:style-name="ce1">
            <text:p>0.30903</text:p>
          </table:table-cell>
          <table:table-cell office:value-type="float" office:value="1.9480000000000001E-2" table:style-name="ce1">
            <text:p>0.01948</text:p>
          </table:table-cell>
          <table:table-cell office:value-type="float" office:value="0.25477" table:style-name="ce1">
            <text:p>0.25477</text:p>
          </table:table-cell>
          <table:table-cell office:value-type="float" office:value="-0.25477" table:style-name="ce1">
            <text:p>-0.25477</text:p>
          </table:table-cell>
          <table:table-cell office:value-type="float" office:value="1.0206" table:style-name="ce1">
            <text:p>1.0206</text:p>
          </table:table-cell>
          <table:table-cell office:value-type="float" office:value="0.63694000000000006" table:style-name="ce1">
            <text:p>0.636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9790000000000003E-2" table:style-name="ce1">
            <text:p>0.05979</text:p>
          </table:table-cell>
          <table:table-cell office:value-type="float" office:value="-5.9790000000000003E-2" table:style-name="ce1">
            <text:p>-0.05979</text:p>
          </table:table-cell>
          <table:table-cell office:value-type="float" office:value="1.0157" table:style-name="ce1">
            <text:p>1.0157</text:p>
          </table:table-cell>
          <table:table-cell office:value-type="float" office:value="0.14948" table:style-name="ce1">
            <text:p>0.149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2.5000000000000001E-4" table:style-name="ce1">
            <text:p>0.00025</text:p>
          </table:table-cell>
          <table:table-cell office:value-type="float" office:value="1.1200000000000001E-3" table:style-name="ce1">
            <text:p>0.00112</text:p>
          </table:table-cell>
          <table:table-cell office:value-type="float" office:value="4.8300000000000001E-3" table:style-name="ce1">
            <text:p>0.00483</text:p>
          </table:table-cell>
          <table:table-cell office:value-type="float" office:value="-4.8300000000000001E-3" table:style-name="ce1">
            <text:p>-0.00483</text:p>
          </table:table-cell>
          <table:table-cell office:value-type="float" office:value="1.0234000000000001" table:style-name="ce1">
            <text:p>1.0234</text:p>
          </table:table-cell>
          <table:table-cell office:value-type="float" office:value="1.2070000000000001E-2" table:style-name="ce1">
            <text:p>0.01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5.0170000000000006E-2" table:style-name="ce1">
            <text:p>0.05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4000000000001" table:style-name="ce1">
            <text:p>1.0234</text:p>
          </table:table-cell>
          <table:table-cell office:value-type="float" office:value="0.24100000000000002" table:style-name="ce1">
            <text:p>0.2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0.17434000000000002" table:style-name="ce1">
            <text:p>0.17434</text:p>
          </table:table-cell>
          <table:table-cell office:value-type="float" office:value="3.3340000000000002E-2" table:style-name="ce1">
            <text:p>0.03334</text:p>
          </table:table-cell>
          <table:table-cell office:value-type="float" office:value="0.14373" table:style-name="ce1">
            <text:p>0.14373</text:p>
          </table:table-cell>
          <table:table-cell office:value-type="float" office:value="-0.14373" table:style-name="ce1">
            <text:p>-0.14373</text:p>
          </table:table-cell>
          <table:table-cell office:value-type="float" office:value="1.0234000000000001" table:style-name="ce1">
            <text:p>1.0234</text:p>
          </table:table-cell>
          <table:table-cell office:value-type="float" office:value="0.35932000000000003" table:style-name="ce1">
            <text:p>0.359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0.16341999999999998" table:style-name="ce1">
            <text:p>0.16342</text:p>
          </table:table-cell>
          <table:table-cell office:value-type="float" office:value="6.7629999999999996E-2" table:style-name="ce1">
            <text:p>0.06763</text:p>
          </table:table-cell>
          <table:table-cell office:value-type="float" office:value="0.29154000000000002" table:style-name="ce1">
            <text:p>0.29154</text:p>
          </table:table-cell>
          <table:table-cell office:value-type="float" office:value="-0.29154000000000002" table:style-name="ce1">
            <text:p>-0.29154</text:p>
          </table:table-cell>
          <table:table-cell office:value-type="float" office:value="1.0234000000000001" table:style-name="ce1">
            <text:p>1.0234</text:p>
          </table:table-cell>
          <table:table-cell office:value-type="float" office:value="0.72885" table:style-name="ce1">
            <text:p>0.728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43E-3" table:style-name="ce1">
            <text:p>0.00743</text:p>
          </table:table-cell>
          <table:table-cell office:value-type="float" office:value="-7.43E-3" table:style-name="ce1">
            <text:p>-0.00743</text:p>
          </table:table-cell>
          <table:table-cell office:value-type="float" office:value="1.0347999999999999" table:style-name="ce1">
            <text:p>1.0348</text:p>
          </table:table-cell>
          <table:table-cell office:value-type="float" office:value="1.857E-2" table:style-name="ce1">
            <text:p>0.018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.3429999999999999E-2" table:style-name="ce1">
            <text:p>0.02343</text:p>
          </table:table-cell>
          <table:table-cell office:value-type="float" office:value="-4.5100000000000001E-3" table:style-name="ce1">
            <text:p>-0.00451</text:p>
          </table:table-cell>
          <table:table-cell office:value-type="float" office:value="1.9310000000000001E-2" table:style-name="ce1">
            <text:p>0.01931</text:p>
          </table:table-cell>
          <table:table-cell office:value-type="float" office:value="-1.9310000000000001E-2" table:style-name="ce1">
            <text:p>-0.01931</text:p>
          </table:table-cell>
          <table:table-cell office:value-type="float" office:value="1.0347999999999999" table:style-name="ce1">
            <text:p>1.0348</text:p>
          </table:table-cell>
          <table:table-cell office:value-type="float" office:value="4.8280000000000003E-2" table:style-name="ce1">
            <text:p>0.048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6.8700000000000002E-3" table:style-name="ce1">
            <text:p>0.00687</text:p>
          </table:table-cell>
          <table:table-cell office:value-type="float" office:value="-3.1549999999999995E-2" table:style-name="ce1">
            <text:p>-0.03155</text:p>
          </table:table-cell>
          <table:table-cell office:value-type="float" office:value="0.13519" table:style-name="ce1">
            <text:p>0.13519</text:p>
          </table:table-cell>
          <table:table-cell office:value-type="float" office:value="-0.13519" table:style-name="ce1">
            <text:p>-0.13519</text:p>
          </table:table-cell>
          <table:table-cell office:value-type="float" office:value="1.0347999999999999" table:style-name="ce1">
            <text:p>1.0348</text:p>
          </table:table-cell>
          <table:table-cell office:value-type="float" office:value="0.33796999999999999" table:style-name="ce1">
            <text:p>0.337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34E-2" table:style-name="ce1">
            <text:p>0.01634</text:p>
          </table:table-cell>
          <table:table-cell office:value-type="float" office:value="-1.634E-2" table:style-name="ce1">
            <text:p>-0.01634</text:p>
          </table:table-cell>
          <table:table-cell office:value-type="float" office:value="1.0239" table:style-name="ce1">
            <text:p>1.0239</text:p>
          </table:table-cell>
          <table:table-cell office:value-type="float" office:value="4.0849999999999997E-2" table:style-name="ce1">
            <text:p>0.040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0.12388" table:style-name="ce1">
            <text:p>0.12388</text:p>
          </table:table-cell>
          <table:table-cell office:value-type="float" office:value="2.6840000000000003E-2" table:style-name="ce1">
            <text:p>0.02684</text:p>
          </table:table-cell>
          <table:table-cell office:value-type="float" office:value="0.10213" table:style-name="ce1">
            <text:p>0.10213</text:p>
          </table:table-cell>
          <table:table-cell office:value-type="float" office:value="-0.10213" table:style-name="ce1">
            <text:p>-0.10213</text:p>
          </table:table-cell>
          <table:table-cell office:value-type="float" office:value="1.0239" table:style-name="ce1">
            <text:p>1.0239</text:p>
          </table:table-cell>
          <table:table-cell office:value-type="float" office:value="0.25533" table:style-name="ce1">
            <text:p>0.255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4.0800000000000003E-2" table:style-name="ce1">
            <text:p>0.04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9" table:style-name="ce1">
            <text:p>1.0239</text:p>
          </table:table-cell>
          <table:table-cell office:value-type="float" office:value="0.19600000000000001" table:style-name="ce1">
            <text:p>0.1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8.2899999999999988E-3" table:style-name="ce1">
            <text:p>0.00829</text:p>
          </table:table-cell>
          <table:table-cell office:value-type="float" office:value="4.2839999999999996E-2" table:style-name="ce1">
            <text:p>0.04284</text:p>
          </table:table-cell>
          <table:table-cell office:value-type="float" office:value="0.16303999999999999" table:style-name="ce1">
            <text:p>0.16304</text:p>
          </table:table-cell>
          <table:table-cell office:value-type="float" office:value="-0.16303999999999999" table:style-name="ce1">
            <text:p>-0.16304</text:p>
          </table:table-cell>
          <table:table-cell office:value-type="float" office:value="1.0239" table:style-name="ce1">
            <text:p>1.0239</text:p>
          </table:table-cell>
          <table:table-cell office:value-type="float" office:value="0.40759999999999996" table:style-name="ce1">
            <text:p>0.40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.23E-3" table:style-name="ce1">
            <text:p>0.00123</text:p>
          </table:table-cell>
          <table:table-cell office:value-type="float" office:value="-5.2999999999999998E-4" table:style-name="ce1">
            <text:p>-0.00053</text:p>
          </table:table-cell>
          <table:table-cell office:value-type="float" office:value="2.4140000000000002E-2" table:style-name="ce1">
            <text:p>0.02414</text:p>
          </table:table-cell>
          <table:table-cell office:value-type="float" office:value="-2.4140000000000002E-2" table:style-name="ce1">
            <text:p>-0.02414</text:p>
          </table:table-cell>
          <table:table-cell office:value-type="float" office:value="1.0199" table:style-name="ce1">
            <text:p>1.0199</text:p>
          </table:table-cell>
          <table:table-cell office:value-type="float" office:value="6.0350000000000001E-2" table:style-name="ce1">
            <text:p>0.060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4279999999999999E-2" table:style-name="ce1">
            <text:p>0.07428</text:p>
          </table:table-cell>
          <table:table-cell office:value-type="float" office:value="-7.4279999999999999E-2" table:style-name="ce1">
            <text:p>-0.07428</text:p>
          </table:table-cell>
          <table:table-cell office:value-type="float" office:value="1.0199" table:style-name="ce1">
            <text:p>1.0199</text:p>
          </table:table-cell>
          <table:table-cell office:value-type="float" office:value="0.18568999999999999" table:style-name="ce1">
            <text:p>0.185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.25E-3" table:style-name="ce1">
            <text:p>0.00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99" table:style-name="ce1">
            <text:p>1.0199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.7080000000000003E-2" table:style-name="ce1">
            <text:p>0.02708</text:p>
          </table:table-cell>
          <table:table-cell office:value-type="float" office:value="3.3530000000000004E-2" table:style-name="ce1">
            <text:p>0.03353</text:p>
          </table:table-cell>
          <table:table-cell office:value-type="float" office:value="0.53295000000000003" table:style-name="ce1">
            <text:p>0.53295</text:p>
          </table:table-cell>
          <table:table-cell office:value-type="float" office:value="-0.53295000000000003" table:style-name="ce1">
            <text:p>-0.53295</text:p>
          </table:table-cell>
          <table:table-cell office:value-type="float" office:value="1.034" table:style-name="ce1">
            <text:p>1.034</text:p>
          </table:table-cell>
          <table:table-cell office:value-type="float" office:value="1.33236" table:style-name="ce1">
            <text:p>1.332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9.5950000000000008E-2" table:style-name="ce1">
            <text:p>0.09595</text:p>
          </table:table-cell>
          <table:table-cell office:value-type="float" office:value="4.9800000000000001E-3" table:style-name="ce1">
            <text:p>0.00498</text:p>
          </table:table-cell>
          <table:table-cell office:value-type="float" office:value="7.911E-2" table:style-name="ce1">
            <text:p>0.07911</text:p>
          </table:table-cell>
          <table:table-cell office:value-type="float" office:value="-7.911E-2" table:style-name="ce1">
            <text:p>-0.07911</text:p>
          </table:table-cell>
          <table:table-cell office:value-type="float" office:value="1.034" table:style-name="ce1">
            <text:p>1.034</text:p>
          </table:table-cell>
          <table:table-cell office:value-type="float" office:value="0.19777" table:style-name="ce1">
            <text:p>0.197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6999999999999999E-4" table:style-name="ce1">
            <text:p>0.00037</text:p>
          </table:table-cell>
          <table:table-cell office:value-type="float" office:value="-3.6999999999999999E-4" table:style-name="ce1">
            <text:p>-0.00037</text:p>
          </table:table-cell>
          <table:table-cell office:value-type="float" office:value="1.034" table:style-name="ce1">
            <text:p>1.034</text:p>
          </table:table-cell>
          <table:table-cell office:value-type="float" office:value="9.2999999999999995E-4" table:style-name="ce1">
            <text:p>0.000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0.20001000000000002" table:style-name="ce1">
            <text:p>0.20001</text:p>
          </table:table-cell>
          <table:table-cell office:value-type="float" office:value="6.1550000000000001E-2" table:style-name="ce1">
            <text:p>0.06155</text:p>
          </table:table-cell>
          <table:table-cell office:value-type="float" office:value="0.16489999999999999" table:style-name="ce1">
            <text:p>0.1649</text:p>
          </table:table-cell>
          <table:table-cell office:value-type="float" office:value="-0.16489999999999999" table:style-name="ce1">
            <text:p>-0.1649</text:p>
          </table:table-cell>
          <table:table-cell office:value-type="float" office:value="1.0268999999999999" table:style-name="ce1">
            <text:p>1.0269</text:p>
          </table:table-cell>
          <table:table-cell office:value-type="float" office:value="0.41223999999999994" table:style-name="ce1">
            <text:p>0.412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0559999999999998E-2" table:style-name="ce1">
            <text:p>0.07056</text:p>
          </table:table-cell>
          <table:table-cell office:value-type="float" office:value="-7.0559999999999998E-2" table:style-name="ce1">
            <text:p>-0.07056</text:p>
          </table:table-cell>
          <table:table-cell office:value-type="float" office:value="1.0268999999999999" table:style-name="ce1">
            <text:p>1.0269</text:p>
          </table:table-cell>
          <table:table-cell office:value-type="float" office:value="0.17640999999999998" table:style-name="ce1">
            <text:p>0.176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.8699999999999999E-3" table:style-name="ce1">
            <text:p>0.001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98" table:style-name="ce1">
            <text:p>1.0298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4.4999999999999999E-4" table:style-name="ce1">
            <text:p>0.00045</text:p>
          </table:table-cell>
          <table:table-cell office:value-type="float" office:value="1.6000000000000001E-4" table:style-name="ce1">
            <text:p>0.00016</text:p>
          </table:table-cell>
          <table:table-cell office:value-type="float" office:value="3.6999999999999999E-4" table:style-name="ce1">
            <text:p>0.00037</text:p>
          </table:table-cell>
          <table:table-cell office:value-type="float" office:value="-3.6999999999999999E-4" table:style-name="ce1">
            <text:p>-0.00037</text:p>
          </table:table-cell>
          <table:table-cell office:value-type="float" office:value="1.0298" table:style-name="ce1">
            <text:p>1.0298</text:p>
          </table:table-cell>
          <table:table-cell office:value-type="float" office:value="9.2999999999999995E-4" table:style-name="ce1">
            <text:p>0.000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4.122E-2" table:style-name="ce1">
            <text:p>0.04122</text:p>
          </table:table-cell>
          <table:table-cell office:value-type="float" office:value="0.35627000000000003" table:style-name="ce1">
            <text:p>0.35627</text:p>
          </table:table-cell>
          <table:table-cell office:value-type="float" office:value="0.81111999999999995" table:style-name="ce1">
            <text:p>0.81112</text:p>
          </table:table-cell>
          <table:table-cell office:value-type="float" office:value="-0.81111999999999995" table:style-name="ce1">
            <text:p>-0.81112</text:p>
          </table:table-cell>
          <table:table-cell office:value-type="float" office:value="1.0298" table:style-name="ce1">
            <text:p>1.0298</text:p>
          </table:table-cell>
          <table:table-cell office:value-type="float" office:value="2.02779" table:style-name="ce1">
            <text:p>2.027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3.2300000000000002E-3" table:style-name="ce1">
            <text:p>0.00323</text:p>
          </table:table-cell>
          <table:table-cell office:value-type="float" office:value="-1.4950000000000001E-2" table:style-name="ce1">
            <text:p>-0.01495</text:p>
          </table:table-cell>
          <table:table-cell office:value-type="float" office:value="6.3509999999999997E-2" table:style-name="ce1">
            <text:p>0.06351</text:p>
          </table:table-cell>
          <table:table-cell office:value-type="float" office:value="-6.3509999999999997E-2" table:style-name="ce1">
            <text:p>-0.06351</text:p>
          </table:table-cell>
          <table:table-cell office:value-type="float" office:value="1.0228999999999999" table:style-name="ce1">
            <text:p>1.0229</text:p>
          </table:table-cell>
          <table:table-cell office:value-type="float" office:value="0.15876999999999999" table:style-name="ce1">
            <text:p>0.158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0.16172" table:style-name="ce1">
            <text:p>0.16172</text:p>
          </table:table-cell>
          <table:table-cell office:value-type="float" office:value="7.1199999999999996E-3" table:style-name="ce1">
            <text:p>0.00712</text:p>
          </table:table-cell>
          <table:table-cell office:value-type="float" office:value="0.13333" table:style-name="ce1">
            <text:p>0.13333</text:p>
          </table:table-cell>
          <table:table-cell office:value-type="float" office:value="-0.13333" table:style-name="ce1">
            <text:p>-0.13333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0.33332000000000001" table:style-name="ce1">
            <text:p>0.333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3.8300000000000001E-3" table:style-name="ce1">
            <text:p>0.00383</text:p>
          </table:table-cell>
          <table:table-cell office:value-type="float" office:value="4.0300000000000006E-3" table:style-name="ce1">
            <text:p>0.00403</text:p>
          </table:table-cell>
          <table:table-cell office:value-type="float" office:value="7.5389999999999999E-2" table:style-name="ce1">
            <text:p>0.07539</text:p>
          </table:table-cell>
          <table:table-cell office:value-type="float" office:value="-7.5389999999999999E-2" table:style-name="ce1">
            <text:p>-0.07539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0.18847999999999998" table:style-name="ce1">
            <text:p>0.188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9080000000000003E-2" table:style-name="ce1">
            <text:p>0.06908</text:p>
          </table:table-cell>
          <table:table-cell office:value-type="float" office:value="-6.9080000000000003E-2" table:style-name="ce1">
            <text:p>-0.06908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0.17269999999999999" table:style-name="ce1">
            <text:p>0.17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6.3949999999999993E-2" table:style-name="ce1">
            <text:p>0.06395</text:p>
          </table:table-cell>
          <table:table-cell office:value-type="float" office:value="8.6700000000000006E-3" table:style-name="ce1">
            <text:p>0.00867</text:p>
          </table:table-cell>
          <table:table-cell office:value-type="float" office:value="1.25827" table:style-name="ce1">
            <text:p>1.25827</text:p>
          </table:table-cell>
          <table:table-cell office:value-type="float" office:value="-1.25827" table:style-name="ce1">
            <text:p>-1.25827</text:p>
          </table:table-cell>
          <table:table-cell office:value-type="float" office:value="1.0219" table:style-name="ce1">
            <text:p>1.0219</text:p>
          </table:table-cell>
          <table:table-cell office:value-type="float" office:value="3.14568" table:style-name="ce1">
            <text:p>3.145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6.2039999999999998E-2" table:style-name="ce1">
            <text:p>0.06204</text:p>
          </table:table-cell>
          <table:table-cell office:value-type="float" office:value="7.5999999999999993E-4" table:style-name="ce1">
            <text:p>0.00076</text:p>
          </table:table-cell>
          <table:table-cell office:value-type="float" office:value="0.11067" table:style-name="ce1">
            <text:p>0.11067</text:p>
          </table:table-cell>
          <table:table-cell office:value-type="float" office:value="-0.11067" table:style-name="ce1">
            <text:p>-0.11067</text:p>
          </table:table-cell>
          <table:table-cell office:value-type="float" office:value="1.0219" table:style-name="ce1">
            <text:p>1.0219</text:p>
          </table:table-cell>
          <table:table-cell office:value-type="float" office:value="0.27668999999999999" table:style-name="ce1">
            <text:p>0.276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4.0500000000000006E-3" table:style-name="ce1">
            <text:p>0.00405</text:p>
          </table:table-cell>
          <table:table-cell office:value-type="float" office:value="2.0000000000000002E-5" table:style-name="ce1">
            <text:p>0.00002</text:p>
          </table:table-cell>
          <table:table-cell office:value-type="float" office:value="3.3400000000000001E-3" table:style-name="ce1">
            <text:p>0.00334</text:p>
          </table:table-cell>
          <table:table-cell office:value-type="float" office:value="-3.3400000000000001E-3" table:style-name="ce1">
            <text:p>-0.00334</text:p>
          </table:table-cell>
          <table:table-cell office:value-type="float" office:value="1.0219" table:style-name="ce1">
            <text:p>1.0219</text:p>
          </table:table-cell>
          <table:table-cell office:value-type="float" office:value="8.3599999999999994E-3" table:style-name="ce1">
            <text:p>0.008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9.4719999999999999E-2" table:style-name="ce1">
            <text:p>0.094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19" table:style-name="ce1">
            <text:p>1.0219</text:p>
          </table:table-cell>
          <table:table-cell office:value-type="float" office:value="0.45500000000000002" table:style-name="ce1">
            <text:p>0.4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6600000000000002E-3" table:style-name="ce1">
            <text:p>0.00966</text:p>
          </table:table-cell>
          <table:table-cell office:value-type="float" office:value="-9.6600000000000002E-3" table:style-name="ce1">
            <text:p>-0.00966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2.4140000000000002E-2" table:style-name="ce1">
            <text:p>0.024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.2000000000000002E-4" table:style-name="ce1">
            <text:p>0.00042</text:p>
          </table:table-cell>
          <table:table-cell office:value-type="float" office:value="4.4099999999999999E-3" table:style-name="ce1">
            <text:p>0.00441</text:p>
          </table:table-cell>
          <table:table-cell office:value-type="float" office:value="8.1700000000000002E-3" table:style-name="ce1">
            <text:p>0.00817</text:p>
          </table:table-cell>
          <table:table-cell office:value-type="float" office:value="-8.1700000000000002E-3" table:style-name="ce1">
            <text:p>-0.00817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2.043E-2" table:style-name="ce1">
            <text:p>0.020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9.3679999999999999E-2" table:style-name="ce1">
            <text:p>0.093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0.45" table:style-name="ce1">
            <text:p>0.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0.72798000000000007" table:style-name="ce1">
            <text:p>0.72798</text:p>
          </table:table-cell>
          <table:table-cell office:value-type="float" office:value="0.32402000000000003" table:style-name="ce1">
            <text:p>0.32402</text:p>
          </table:table-cell>
          <table:table-cell office:value-type="float" office:value="0.60016999999999998" table:style-name="ce1">
            <text:p>0.60017</text:p>
          </table:table-cell>
          <table:table-cell office:value-type="float" office:value="-0.60016999999999998" table:style-name="ce1">
            <text:p>-0.60017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1.5004200000000001" table:style-name="ce1">
            <text:p>1.500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3.7260000000000001E-2" table:style-name="ce1">
            <text:p>0.037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27999999999999" table:style-name="ce1">
            <text:p>1.0328</text:p>
          </table:table-cell>
          <table:table-cell office:value-type="float" office:value="0.17899999999999999" table:style-name="ce1">
            <text:p>0.1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6.4900000000000001E-3" table:style-name="ce1">
            <text:p>0.00649</text:p>
          </table:table-cell>
          <table:table-cell office:value-type="float" office:value="4.8039999999999999E-2" table:style-name="ce1">
            <text:p>0.04804</text:p>
          </table:table-cell>
          <table:table-cell office:value-type="float" office:value="0.12775999999999998" table:style-name="ce1">
            <text:p>0.12776</text:p>
          </table:table-cell>
          <table:table-cell office:value-type="float" office:value="-0.12775999999999998" table:style-name="ce1">
            <text:p>-0.12776</text:p>
          </table:table-cell>
          <table:table-cell office:value-type="float" office:value="1.0327999999999999" table:style-name="ce1">
            <text:p>1.0328</text:p>
          </table:table-cell>
          <table:table-cell office:value-type="float" office:value="0.31940000000000002" table:style-name="ce1">
            <text:p>0.31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0.63" table:style-name="ce1">
            <text:p>0.63</text:p>
          </table:table-cell>
          <table:table-cell office:value-type="float" office:value="0.15503999999999998" table:style-name="ce1">
            <text:p>0.15504</text:p>
          </table:table-cell>
          <table:table-cell office:value-type="float" office:value="0.375" table:style-name="ce1">
            <text:p>0.375</text:p>
          </table:table-cell>
          <table:table-cell office:value-type="float" office:value="-0.3" table:style-name="ce1">
            <text:p>-0.3</text:p>
          </table:table-cell>
          <table:table-cell office:value-type="float" office:value="1.0327999999999999" table:style-name="ce1">
            <text:p>1.0328</text:p>
          </table:table-cell>
          <table:table-cell office:value-type="float" office:value="0.75" table:style-name="ce1">
            <text:p>0.75</text:p>
          </table:table-cell>
          <table:table-cell office:value-type="float" office:value="0.375" table:style-name="ce1">
            <text:p>0.37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0.32118999999999998" table:style-name="ce1">
            <text:p>0.32119</text:p>
          </table:table-cell>
          <table:table-cell office:value-type="float" office:value="9.9570000000000006E-2" table:style-name="ce1">
            <text:p>0.09957</text:p>
          </table:table-cell>
          <table:table-cell office:value-type="float" office:value="0.26479999999999998" table:style-name="ce1">
            <text:p>0.2648</text:p>
          </table:table-cell>
          <table:table-cell office:value-type="float" office:value="-0.26479999999999998" table:style-name="ce1">
            <text:p>-0.2648</text:p>
          </table:table-cell>
          <table:table-cell office:value-type="float" office:value="1.0327999999999999" table:style-name="ce1">
            <text:p>1.0328</text:p>
          </table:table-cell>
          <table:table-cell office:value-type="float" office:value="0.66200000000000003" table:style-name="ce1">
            <text:p>0.6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3.8740000000000004E-2" table:style-name="ce1">
            <text:p>0.03874</text:p>
          </table:table-cell>
          <table:table-cell office:value-type="float" office:value="2.3949999999999999E-2" table:style-name="ce1">
            <text:p>0.02395</text:p>
          </table:table-cell>
          <table:table-cell office:value-type="float" office:value="3.1939999999999996E-2" table:style-name="ce1">
            <text:p>0.03194</text:p>
          </table:table-cell>
          <table:table-cell office:value-type="float" office:value="-3.1939999999999996E-2" table:style-name="ce1">
            <text:p>-0.03194</text:p>
          </table:table-cell>
          <table:table-cell office:value-type="float" office:value="1.0208999999999999" table:style-name="ce1">
            <text:p>1.0209</text:p>
          </table:table-cell>
          <table:table-cell office:value-type="float" office:value="7.9850000000000004E-2" table:style-name="ce1">
            <text:p>0.079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0.38020999999999999" table:style-name="ce1">
            <text:p>0.38021</text:p>
          </table:table-cell>
          <table:table-cell office:value-type="float" office:value="-5.2290000000000003E-2" table:style-name="ce1">
            <text:p>-0.05229</text:p>
          </table:table-cell>
          <table:table-cell office:value-type="float" office:value="0.31345000000000001" table:style-name="ce1">
            <text:p>0.31345</text:p>
          </table:table-cell>
          <table:table-cell office:value-type="float" office:value="-0.31345000000000001" table:style-name="ce1">
            <text:p>-0.31345</text:p>
          </table:table-cell>
          <table:table-cell office:value-type="float" office:value="1.0276000000000001" table:style-name="ce1">
            <text:p>1.0276</text:p>
          </table:table-cell>
          <table:table-cell office:value-type="float" office:value="0.78363000000000005" table:style-name="ce1">
            <text:p>0.783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7960000000000007E-2" table:style-name="ce1">
            <text:p>0.06796</text:p>
          </table:table-cell>
          <table:table-cell office:value-type="float" office:value="-6.7960000000000007E-2" table:style-name="ce1">
            <text:p>-0.06796</text:p>
          </table:table-cell>
          <table:table-cell office:value-type="float" office:value="1.0276000000000001" table:style-name="ce1">
            <text:p>1.0276</text:p>
          </table:table-cell>
          <table:table-cell office:value-type="float" office:value="0.16991000000000001" table:style-name="ce1">
            <text:p>0.169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.11E-2" table:style-name="ce1">
            <text:p>0.0111</text:p>
          </table:table-cell>
          <table:table-cell office:value-type="float" office:value="-3.6429999999999997E-2" table:style-name="ce1">
            <text:p>-0.03643</text:p>
          </table:table-cell>
          <table:table-cell office:value-type="float" office:value="0.21838000000000002" table:style-name="ce1">
            <text:p>0.21838</text:p>
          </table:table-cell>
          <table:table-cell office:value-type="float" office:value="-0.21838000000000002" table:style-name="ce1">
            <text:p>-0.21838</text:p>
          </table:table-cell>
          <table:table-cell office:value-type="float" office:value="1.0276000000000001" table:style-name="ce1">
            <text:p>1.0276</text:p>
          </table:table-cell>
          <table:table-cell office:value-type="float" office:value="0.54593999999999998" table:style-name="ce1">
            <text:p>0.545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4.0600000000000002E-3" table:style-name="ce1">
            <text:p>0.00406</text:p>
          </table:table-cell>
          <table:table-cell office:value-type="float" office:value="-2.5700000000000002E-3" table:style-name="ce1">
            <text:p>-0.00257</text:p>
          </table:table-cell>
          <table:table-cell office:value-type="float" office:value="7.9850000000000004E-2" table:style-name="ce1">
            <text:p>0.07985</text:p>
          </table:table-cell>
          <table:table-cell office:value-type="float" office:value="-7.9850000000000004E-2" table:style-name="ce1">
            <text:p>-0.07985</text:p>
          </table:table-cell>
          <table:table-cell office:value-type="float" office:value="1.0122" table:style-name="ce1">
            <text:p>1.0122</text:p>
          </table:table-cell>
          <table:table-cell office:value-type="float" office:value="0.19961999999999999" table:style-name="ce1">
            <text:p>0.199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0.14956" table:style-name="ce1">
            <text:p>0.14956</text:p>
          </table:table-cell>
          <table:table-cell office:value-type="float" office:value="-3.9700000000000004E-3" table:style-name="ce1">
            <text:p>-0.00397</text:p>
          </table:table-cell>
          <table:table-cell office:value-type="float" office:value="0.12330000000000001" table:style-name="ce1">
            <text:p>0.1233</text:p>
          </table:table-cell>
          <table:table-cell office:value-type="float" office:value="-0.12330000000000001" table:style-name="ce1">
            <text:p>-0.1233</text:p>
          </table:table-cell>
          <table:table-cell office:value-type="float" office:value="1.0122" table:style-name="ce1">
            <text:p>1.0122</text:p>
          </table:table-cell>
          <table:table-cell office:value-type="float" office:value="0.30824999999999997" table:style-name="ce1">
            <text:p>0.308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0.61760999999999999" table:style-name="ce1">
            <text:p>0.61761</text:p>
          </table:table-cell>
          <table:table-cell office:value-type="float" office:value="7.1139999999999995E-2" table:style-name="ce1">
            <text:p>0.07114</text:p>
          </table:table-cell>
          <table:table-cell office:value-type="float" office:value="0.50917999999999997" table:style-name="ce1">
            <text:p>0.50918</text:p>
          </table:table-cell>
          <table:table-cell office:value-type="float" office:value="-0.50917999999999997" table:style-name="ce1">
            <text:p>-0.50918</text:p>
          </table:table-cell>
          <table:table-cell office:value-type="float" office:value="1.0066999999999999" table:style-name="ce1">
            <text:p>1.0067</text:p>
          </table:table-cell>
          <table:table-cell office:value-type="float" office:value="1.27294" table:style-name="ce1">
            <text:p>1.272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.3730000000000001E-2" table:style-name="ce1">
            <text:p>0.02373</text:p>
          </table:table-cell>
          <table:table-cell office:value-type="float" office:value="6.5229999999999996E-2" table:style-name="ce1">
            <text:p>0.06523</text:p>
          </table:table-cell>
          <table:table-cell office:value-type="float" office:value="0.46683999999999998" table:style-name="ce1">
            <text:p>0.46684</text:p>
          </table:table-cell>
          <table:table-cell office:value-type="float" office:value="-0.46683999999999998" table:style-name="ce1">
            <text:p>-0.46684</text:p>
          </table:table-cell>
          <table:table-cell office:value-type="float" office:value="1.0066999999999999" table:style-name="ce1">
            <text:p>1.0067</text:p>
          </table:table-cell>
          <table:table-cell office:value-type="float" office:value="1.1671" table:style-name="ce1">
            <text:p>1.16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3.3929999999999995E-2" table:style-name="ce1">
            <text:p>0.033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66999999999999" table:style-name="ce1">
            <text:p>1.0067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0.83609999999999995" table:style-name="ce1">
            <text:p>0.8361</text:p>
          </table:table-cell>
          <table:table-cell office:value-type="float" office:value="0.13058999999999998" table:style-name="ce1">
            <text:p>0.13059</text:p>
          </table:table-cell>
          <table:table-cell office:value-type="float" office:value="0.68930000000000002" table:style-name="ce1">
            <text:p>0.6893</text:p>
          </table:table-cell>
          <table:table-cell office:value-type="float" office:value="-0.68930000000000002" table:style-name="ce1">
            <text:p>-0.6893</text:p>
          </table:table-cell>
          <table:table-cell office:value-type="float" office:value="1.022" table:style-name="ce1">
            <text:p>1.022</text:p>
          </table:table-cell>
          <table:table-cell office:value-type="float" office:value="1.7232499999999999" table:style-name="ce1">
            <text:p>1.723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4600000000000004E-3" table:style-name="ce1">
            <text:p>0.00446</text:p>
          </table:table-cell>
          <table:table-cell office:value-type="float" office:value="-4.4600000000000004E-3" table:style-name="ce1">
            <text:p>-0.00446</text:p>
          </table:table-cell>
          <table:table-cell office:value-type="float" office:value="1.022" table:style-name="ce1">
            <text:p>1.022</text:p>
          </table:table-cell>
          <table:table-cell office:value-type="float" office:value="1.1140000000000001E-2" table:style-name="ce1">
            <text:p>0.011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2.4329999999999997E-2" table:style-name="ce1">
            <text:p>0.02433</text:p>
          </table:table-cell>
          <table:table-cell office:value-type="float" office:value="-1.504E-2" table:style-name="ce1">
            <text:p>-0.01504</text:p>
          </table:table-cell>
          <table:table-cell office:value-type="float" office:value="2.0059999999999998E-2" table:style-name="ce1">
            <text:p>0.02006</text:p>
          </table:table-cell>
          <table:table-cell office:value-type="float" office:value="-2.0059999999999998E-2" table:style-name="ce1">
            <text:p>-0.02006</text:p>
          </table:table-cell>
          <table:table-cell office:value-type="float" office:value="1.0281" table:style-name="ce1">
            <text:p>1.0281</text:p>
          </table:table-cell>
          <table:table-cell office:value-type="float" office:value="5.0140000000000004E-2" table:style-name="ce1">
            <text:p>0.05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86E-2" table:style-name="ce1">
            <text:p>0.01486</text:p>
          </table:table-cell>
          <table:table-cell office:value-type="float" office:value="-1.486E-2" table:style-name="ce1">
            <text:p>-0.01486</text:p>
          </table:table-cell>
          <table:table-cell office:value-type="float" office:value="1.0281" table:style-name="ce1">
            <text:p>1.0281</text:p>
          </table:table-cell>
          <table:table-cell office:value-type="float" office:value="3.7139999999999999E-2" table:style-name="ce1">
            <text:p>0.037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0.12704000000000001" table:style-name="ce1">
            <text:p>0.12704</text:p>
          </table:table-cell>
          <table:table-cell office:value-type="float" office:value="4.011E-2" table:style-name="ce1">
            <text:p>0.04011</text:p>
          </table:table-cell>
          <table:table-cell office:value-type="float" office:value="0.10473" table:style-name="ce1">
            <text:p>0.10473</text:p>
          </table:table-cell>
          <table:table-cell office:value-type="float" office:value="-0.10473" table:style-name="ce1">
            <text:p>-0.10473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0.26183000000000001" table:style-name="ce1">
            <text:p>0.261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9.3699999999999999E-3" table:style-name="ce1">
            <text:p>0.009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8.1499999999999993E-3" table:style-name="ce1">
            <text:p>0.00815</text:p>
          </table:table-cell>
          <table:table-cell office:value-type="float" office:value="6.1440000000000002E-2" table:style-name="ce1">
            <text:p>0.06144</text:p>
          </table:table-cell>
          <table:table-cell office:value-type="float" office:value="0.16044" table:style-name="ce1">
            <text:p>0.16044</text:p>
          </table:table-cell>
          <table:table-cell office:value-type="float" office:value="-0.16044" table:style-name="ce1">
            <text:p>-0.16044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0.40110000000000001" table:style-name="ce1">
            <text:p>0.4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154E-2" table:style-name="ce1">
            <text:p>0.02154</text:p>
          </table:table-cell>
          <table:table-cell office:value-type="float" office:value="-2.154E-2" table:style-name="ce1">
            <text:p>-0.02154</text:p>
          </table:table-cell>
          <table:table-cell office:value-type="float" office:value="1.0238" table:style-name="ce1">
            <text:p>1.0238</text:p>
          </table:table-cell>
          <table:table-cell office:value-type="float" office:value="5.3849999999999995E-2" table:style-name="ce1">
            <text:p>0.053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.291E-2" table:style-name="ce1">
            <text:p>0.012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8" table:style-name="ce1">
            <text:p>1.0238</text:p>
          </table:table-cell>
          <table:table-cell office:value-type="float" office:value="6.2E-2" table:style-name="ce1">
            <text:p>0.0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.4329999999999997E-2" table:style-name="ce1">
            <text:p>0.02433</text:p>
          </table:table-cell>
          <table:table-cell office:value-type="float" office:value="-1.504E-2" table:style-name="ce1">
            <text:p>-0.01504</text:p>
          </table:table-cell>
          <table:table-cell office:value-type="float" office:value="2.0059999999999998E-2" table:style-name="ce1">
            <text:p>0.02006</text:p>
          </table:table-cell>
          <table:table-cell office:value-type="float" office:value="-2.0059999999999998E-2" table:style-name="ce1">
            <text:p>-0.02006</text:p>
          </table:table-cell>
          <table:table-cell office:value-type="float" office:value="1.0238" table:style-name="ce1">
            <text:p>1.0238</text:p>
          </table:table-cell>
          <table:table-cell office:value-type="float" office:value="5.0140000000000004E-2" table:style-name="ce1">
            <text:p>0.05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3.9190000000000003E-2" table:style-name="ce1">
            <text:p>0.03919</text:p>
          </table:table-cell>
          <table:table-cell office:value-type="float" office:value="9.1400000000000006E-3" table:style-name="ce1">
            <text:p>0.00914</text:p>
          </table:table-cell>
          <table:table-cell office:value-type="float" office:value="3.2309999999999998E-2" table:style-name="ce1">
            <text:p>0.03231</text:p>
          </table:table-cell>
          <table:table-cell office:value-type="float" office:value="-3.2309999999999998E-2" table:style-name="ce1">
            <text:p>-0.03231</text:p>
          </table:table-cell>
          <table:table-cell office:value-type="float" office:value="1.0225" table:style-name="ce1">
            <text:p>1.0225</text:p>
          </table:table-cell>
          <table:table-cell office:value-type="float" office:value="8.0779999999999991E-2" table:style-name="ce1">
            <text:p>0.080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.353E-2" table:style-name="ce1">
            <text:p>0.013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1" table:style-name="ce1">
            <text:p>1.0201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7064999999999998" table:style-name="ce1">
            <text:p>0.37065</text:p>
          </table:table-cell>
          <table:table-cell office:value-type="float" office:value="-0.37064999999999998" table:style-name="ce1">
            <text:p>-0.37065</text:p>
          </table:table-cell>
          <table:table-cell office:value-type="float" office:value="1.0201" table:style-name="ce1">
            <text:p>1.0201</text:p>
          </table:table-cell>
          <table:table-cell office:value-type="float" office:value="0.92662000000000011" table:style-name="ce1">
            <text:p>0.926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5.4960000000000002E-2" table:style-name="ce1">
            <text:p>0.05496</text:p>
          </table:table-cell>
          <table:table-cell office:value-type="float" office:value="2.4399999999999999E-3" table:style-name="ce1">
            <text:p>0.00244</text:p>
          </table:table-cell>
          <table:table-cell office:value-type="float" office:value="4.5309999999999996E-2" table:style-name="ce1">
            <text:p>0.04531</text:p>
          </table:table-cell>
          <table:table-cell office:value-type="float" office:value="-4.5309999999999996E-2" table:style-name="ce1">
            <text:p>-0.04531</text:p>
          </table:table-cell>
          <table:table-cell office:value-type="float" office:value="1.0189999999999999" table:style-name="ce1">
            <text:p>1.019</text:p>
          </table:table-cell>
          <table:table-cell office:value-type="float" office:value="0.11327" table:style-name="ce1">
            <text:p>0.113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5.663E-2" table:style-name="ce1">
            <text:p>0.056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0.27200000000000002" table:style-name="ce1">
            <text:p>0.2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6999999999999999E-4" table:style-name="ce1">
            <text:p>0.00037</text:p>
          </table:table-cell>
          <table:table-cell office:value-type="float" office:value="-3.6999999999999999E-4" table:style-name="ce1">
            <text:p>-0.00037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9.2999999999999995E-4" table:style-name="ce1">
            <text:p>0.000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8.4239999999999995E-2" table:style-name="ce1">
            <text:p>0.08424</text:p>
          </table:table-cell>
          <table:table-cell office:value-type="float" office:value="2.0560000000000002E-2" table:style-name="ce1">
            <text:p>0.02056</text:p>
          </table:table-cell>
          <table:table-cell office:value-type="float" office:value="6.9449999999999998E-2" table:style-name="ce1">
            <text:p>0.06945</text:p>
          </table:table-cell>
          <table:table-cell office:value-type="float" office:value="-6.9449999999999998E-2" table:style-name="ce1">
            <text:p>-0.06945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0.17362" table:style-name="ce1">
            <text:p>0.173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.1160000000000002E-2" table:style-name="ce1">
            <text:p>0.02116</text:p>
          </table:table-cell>
          <table:table-cell office:value-type="float" office:value="0.12325" table:style-name="ce1">
            <text:p>0.12325</text:p>
          </table:table-cell>
          <table:table-cell office:value-type="float" office:value="0.41633000000000003" table:style-name="ce1">
            <text:p>0.41633</text:p>
          </table:table-cell>
          <table:table-cell office:value-type="float" office:value="-0.41633000000000003" table:style-name="ce1">
            <text:p>-0.41633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1.0408199999999999" table:style-name="ce1">
            <text:p>1.040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4.5000000000000005E-3" table:style-name="ce1">
            <text:p>0.0045</text:p>
          </table:table-cell>
          <table:table-cell office:value-type="float" office:value="1.4000000000000001E-4" table:style-name="ce1">
            <text:p>0.00014</text:p>
          </table:table-cell>
          <table:table-cell office:value-type="float" office:value="3.7099999999999998E-3" table:style-name="ce1">
            <text:p>0.00371</text:p>
          </table:table-cell>
          <table:table-cell office:value-type="float" office:value="-3.7099999999999998E-3" table:style-name="ce1">
            <text:p>-0.00371</text:p>
          </table:table-cell>
          <table:table-cell office:value-type="float" office:value="1.0212000000000001" table:style-name="ce1">
            <text:p>1.0212</text:p>
          </table:table-cell>
          <table:table-cell office:value-type="float" office:value="9.2800000000000001E-3" table:style-name="ce1">
            <text:p>0.009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2.078E-2" table:style-name="ce1">
            <text:p>0.02078</text:p>
          </table:table-cell>
          <table:table-cell office:value-type="float" office:value="1.5910000000000001E-2" table:style-name="ce1">
            <text:p>0.01591</text:p>
          </table:table-cell>
          <table:table-cell office:value-type="float" office:value="0.40889999999999999" table:style-name="ce1">
            <text:p>0.4089</text:p>
          </table:table-cell>
          <table:table-cell office:value-type="float" office:value="-0.40889999999999999" table:style-name="ce1">
            <text:p>-0.4089</text:p>
          </table:table-cell>
          <table:table-cell office:value-type="float" office:value="1.0212000000000001" table:style-name="ce1">
            <text:p>1.0212</text:p>
          </table:table-cell>
          <table:table-cell office:value-type="float" office:value="1.0222499999999999" table:style-name="ce1">
            <text:p>1.022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.8163499999999999" table:style-name="ce1">
            <text:p>1.81635</text:p>
          </table:table-cell>
          <table:table-cell office:value-type="float" office:value="8.2479999999999998E-2" table:style-name="ce1">
            <text:p>0.08248</text:p>
          </table:table-cell>
          <table:table-cell office:value-type="float" office:value="1.4974499999999999" table:style-name="ce1">
            <text:p>1.49745</text:p>
          </table:table-cell>
          <table:table-cell office:value-type="float" office:value="-1.4974499999999999" table:style-name="ce1">
            <text:p>-1.49745</text:p>
          </table:table-cell>
          <table:table-cell office:value-type="float" office:value="1.0178" table:style-name="ce1">
            <text:p>1.0178</text:p>
          </table:table-cell>
          <table:table-cell office:value-type="float" office:value="3.7436200000000004" table:style-name="ce1">
            <text:p>3.743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.57E-3" table:style-name="ce1">
            <text:p>0.00157</text:p>
          </table:table-cell>
          <table:table-cell office:value-type="float" office:value="1.7000000000000001E-3" table:style-name="ce1">
            <text:p>0.0017</text:p>
          </table:table-cell>
          <table:table-cell office:value-type="float" office:value="3.0830000000000003E-2" table:style-name="ce1">
            <text:p>0.03083</text:p>
          </table:table-cell>
          <table:table-cell office:value-type="float" office:value="-3.0830000000000003E-2" table:style-name="ce1">
            <text:p>-0.03083</text:p>
          </table:table-cell>
          <table:table-cell office:value-type="float" office:value="1.0178" table:style-name="ce1">
            <text:p>1.0178</text:p>
          </table:table-cell>
          <table:table-cell office:value-type="float" office:value="7.7060000000000003E-2" table:style-name="ce1">
            <text:p>0.077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2740000000000002E-2" table:style-name="ce1">
            <text:p>0.05274</text:p>
          </table:table-cell>
          <table:table-cell office:value-type="float" office:value="-5.2740000000000002E-2" table:style-name="ce1">
            <text:p>-0.05274</text:p>
          </table:table-cell>
          <table:table-cell office:value-type="float" office:value="1.0156000000000001" table:style-name="ce1">
            <text:p>1.0156</text:p>
          </table:table-cell>
          <table:table-cell office:value-type="float" office:value="0.13183999999999998" table:style-name="ce1">
            <text:p>0.131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86E-2" table:style-name="ce1">
            <text:p>0.01486</text:p>
          </table:table-cell>
          <table:table-cell office:value-type="float" office:value="-1.486E-2" table:style-name="ce1">
            <text:p>-0.01486</text:p>
          </table:table-cell>
          <table:table-cell office:value-type="float" office:value="1.0254000000000001" table:style-name="ce1">
            <text:p>1.0254</text:p>
          </table:table-cell>
          <table:table-cell office:value-type="float" office:value="3.7139999999999999E-2" table:style-name="ce1">
            <text:p>0.037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2.2069999999999999E-2" table:style-name="ce1">
            <text:p>0.02207</text:p>
          </table:table-cell>
          <table:table-cell office:value-type="float" office:value="9.8999999999999999E-4" table:style-name="ce1">
            <text:p>0.00099</text:p>
          </table:table-cell>
          <table:table-cell office:value-type="float" office:value="1.8200000000000001E-2" table:style-name="ce1">
            <text:p>0.0182</text:p>
          </table:table-cell>
          <table:table-cell office:value-type="float" office:value="-1.8200000000000001E-2" table:style-name="ce1">
            <text:p>-0.0182</text:p>
          </table:table-cell>
          <table:table-cell office:value-type="float" office:value="1.0254000000000001" table:style-name="ce1">
            <text:p>1.0254</text:p>
          </table:table-cell>
          <table:table-cell office:value-type="float" office:value="4.5490000000000003E-2" table:style-name="ce1">
            <text:p>0.045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4.96E-3" table:style-name="ce1">
            <text:p>0.00496</text:p>
          </table:table-cell>
          <table:table-cell office:value-type="float" office:value="3.0599999999999998E-3" table:style-name="ce1">
            <text:p>0.00306</text:p>
          </table:table-cell>
          <table:table-cell office:value-type="float" office:value="4.0899999999999999E-3" table:style-name="ce1">
            <text:p>0.00409</text:p>
          </table:table-cell>
          <table:table-cell office:value-type="float" office:value="-4.0899999999999999E-3" table:style-name="ce1">
            <text:p>-0.00409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1.0209999999999999E-2" table:style-name="ce1">
            <text:p>0.010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8280000000000003E-2" table:style-name="ce1">
            <text:p>0.04828</text:p>
          </table:table-cell>
          <table:table-cell office:value-type="float" office:value="-4.8280000000000003E-2" table:style-name="ce1">
            <text:p>-0.04828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0.1207" table:style-name="ce1">
            <text:p>0.1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-3.5200000000000002E-2" table:style-name="ce1">
            <text:p>-0.0352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.157E-2" table:style-name="ce1">
            <text:p>0.01157</text:p>
          </table:table-cell>
          <table:table-cell office:value-type="float" office:value="2.8450000000000003E-2" table:style-name="ce1">
            <text:p>0.02845</text:p>
          </table:table-cell>
          <table:table-cell office:value-type="float" office:value="0.22765999999999997" table:style-name="ce1">
            <text:p>0.22766</text:p>
          </table:table-cell>
          <table:table-cell office:value-type="float" office:value="-0.22765999999999997" table:style-name="ce1">
            <text:p>-0.22766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0.56916" table:style-name="ce1">
            <text:p>0.569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-3.5200000000000002E-2" table:style-name="ce1">
            <text:p>-0.0352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6.7500000000000004E-2" table:style-name="ce1">
            <text:p>0.0675</text:p>
          </table:table-cell>
          <table:table-cell office:value-type="float" office:value="8.2500000000000004E-3" table:style-name="ce1">
            <text:p>0.00825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-3.5200000000000002E-2" table:style-name="ce1">
            <text:p>-0.0352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.23694999999999999" table:style-name="ce1">
            <text:p>0.23695</text:p>
          </table:table-cell>
          <table:table-cell office:value-type="float" office:value="2.4409999999999998E-2" table:style-name="ce1">
            <text:p>0.02441</text:p>
          </table:table-cell>
          <table:table-cell office:value-type="float" office:value="0.19535" table:style-name="ce1">
            <text:p>0.19535</text:p>
          </table:table-cell>
          <table:table-cell office:value-type="float" office:value="-0.19535" table:style-name="ce1">
            <text:p>-0.19535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0.48838000000000004" table:style-name="ce1">
            <text:p>0.488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25" table:style-name="ce1">
            <text:p>0.125</text:p>
          </table:table-cell>
          <table:table-cell office:value-type="float" office:value="-0.1" table:style-name="ce1">
            <text:p>-0.1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0.25" table:style-name="ce1">
            <text:p>0.25</text:p>
          </table:table-cell>
          <table:table-cell office:value-type="float" office:value="0.125" table:style-name="ce1">
            <text:p>0.12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4" table:style-name="ce1">
            <text:p>0.04</text:p>
          </table:table-cell>
          <table:table-cell office:value-type="float" office:value="-3.2000000000000001E-2" table:style-name="ce1">
            <text:p>-0.032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0.08" table:style-name="ce1">
            <text:p>0.08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6.7500000000000004E-2" table:style-name="ce1">
            <text:p>0.0675</text:p>
          </table:table-cell>
          <table:table-cell office:value-type="float" office:value="8.2500000000000004E-3" table:style-name="ce1">
            <text:p>0.00825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-3.5200000000000002E-2" table:style-name="ce1">
            <text:p>-0.0352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9130000000000001E-2" table:style-name="ce1">
            <text:p>0.08913</text:p>
          </table:table-cell>
          <table:table-cell office:value-type="float" office:value="-8.9130000000000001E-2" table:style-name="ce1">
            <text:p>-0.08913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0.22283" table:style-name="ce1">
            <text:p>0.222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4" table:style-name="ce1">
            <text:p>0.04</text:p>
          </table:table-cell>
          <table:table-cell office:value-type="float" office:value="-3.2000000000000001E-2" table:style-name="ce1">
            <text:p>-0.032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0.08" table:style-name="ce1">
            <text:p>0.08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.0829999999999999E-2" table:style-name="ce1">
            <text:p>0.010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.2280000000000001E-2" table:style-name="ce1">
            <text:p>0.022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71999999999999" table:style-name="ce1">
            <text:p>1.0272</text:p>
          </table:table-cell>
          <table:table-cell office:value-type="float" office:value="0.107" table:style-name="ce1">
            <text:p>0.1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0.12163" table:style-name="ce1">
            <text:p>0.12163</text:p>
          </table:table-cell>
          <table:table-cell office:value-type="float" office:value="5.6200000000000009E-3" table:style-name="ce1">
            <text:p>0.00562</text:p>
          </table:table-cell>
          <table:table-cell office:value-type="float" office:value="0.10028000000000001" table:style-name="ce1">
            <text:p>0.10028</text:p>
          </table:table-cell>
          <table:table-cell office:value-type="float" office:value="-0.10028000000000001" table:style-name="ce1">
            <text:p>-0.10028</text:p>
          </table:table-cell>
          <table:table-cell office:value-type="float" office:value="1.0271999999999999" table:style-name="ce1">
            <text:p>1.0272</text:p>
          </table:table-cell>
          <table:table-cell office:value-type="float" office:value="0.25068999999999997" table:style-name="ce1">
            <text:p>0.250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6.6619999999999999E-2" table:style-name="ce1">
            <text:p>0.06662</text:p>
          </table:table-cell>
          <table:table-cell office:value-type="float" office:value="1.093E-2" table:style-name="ce1">
            <text:p>0.01093</text:p>
          </table:table-cell>
          <table:table-cell office:value-type="float" office:value="0.11885" table:style-name="ce1">
            <text:p>0.11885</text:p>
          </table:table-cell>
          <table:table-cell office:value-type="float" office:value="-0.11885" table:style-name="ce1">
            <text:p>-0.11885</text:p>
          </table:table-cell>
          <table:table-cell office:value-type="float" office:value="1.0205" table:style-name="ce1">
            <text:p>1.0205</text:p>
          </table:table-cell>
          <table:table-cell office:value-type="float" office:value="0.29710999999999999" table:style-name="ce1">
            <text:p>0.297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6999999999999999E-4" table:style-name="ce1">
            <text:p>0.00037</text:p>
          </table:table-cell>
          <table:table-cell office:value-type="float" office:value="-3.6999999999999999E-4" table:style-name="ce1">
            <text:p>-0.00037</text:p>
          </table:table-cell>
          <table:table-cell office:value-type="float" office:value="1.0205" table:style-name="ce1">
            <text:p>1.0205</text:p>
          </table:table-cell>
          <table:table-cell office:value-type="float" office:value="9.2999999999999995E-4" table:style-name="ce1">
            <text:p>0.000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5.4960000000000002E-2" table:style-name="ce1">
            <text:p>0.054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5" table:style-name="ce1">
            <text:p>1.0205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.831E-2" table:style-name="ce1">
            <text:p>0.01831</text:p>
          </table:table-cell>
          <table:table-cell office:value-type="float" office:value="3.3140000000000003E-2" table:style-name="ce1">
            <text:p>0.03314</text:p>
          </table:table-cell>
          <table:table-cell office:value-type="float" office:value="0.36024999999999996" table:style-name="ce1">
            <text:p>0.36025</text:p>
          </table:table-cell>
          <table:table-cell office:value-type="float" office:value="-0.36024999999999996" table:style-name="ce1">
            <text:p>-0.36025</text:p>
          </table:table-cell>
          <table:table-cell office:value-type="float" office:value="1.0205" table:style-name="ce1">
            <text:p>1.0205</text:p>
          </table:table-cell>
          <table:table-cell office:value-type="float" office:value="0.90061999999999998" table:style-name="ce1">
            <text:p>0.900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0.11487" table:style-name="ce1">
            <text:p>0.11487</text:p>
          </table:table-cell>
          <table:table-cell office:value-type="float" office:value="8.7100000000000007E-3" table:style-name="ce1">
            <text:p>0.00871</text:p>
          </table:table-cell>
          <table:table-cell office:value-type="float" office:value="9.4700000000000006E-2" table:style-name="ce1">
            <text:p>0.0947</text:p>
          </table:table-cell>
          <table:table-cell office:value-type="float" office:value="-9.4700000000000006E-2" table:style-name="ce1">
            <text:p>-0.0947</text:p>
          </table:table-cell>
          <table:table-cell office:value-type="float" office:value="1.0205" table:style-name="ce1">
            <text:p>1.0205</text:p>
          </table:table-cell>
          <table:table-cell office:value-type="float" office:value="0.23675999999999997" table:style-name="ce1">
            <text:p>0.236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8.1000000000000006E-4" table:style-name="ce1">
            <text:p>0.00081</text:p>
          </table:table-cell>
          <table:table-cell office:value-type="float" office:value="-1.1979999999999999E-2" table:style-name="ce1">
            <text:p>-0.01198</text:p>
          </table:table-cell>
          <table:table-cell office:value-type="float" office:value="1.5969999999999998E-2" table:style-name="ce1">
            <text:p>0.01597</text:p>
          </table:table-cell>
          <table:table-cell office:value-type="float" office:value="-1.5969999999999998E-2" table:style-name="ce1">
            <text:p>-0.01597</text:p>
          </table:table-cell>
          <table:table-cell office:value-type="float" office:value="1.026" table:style-name="ce1">
            <text:p>1.026</text:p>
          </table:table-cell>
          <table:table-cell office:value-type="float" office:value="3.9919999999999997E-2" table:style-name="ce1">
            <text:p>0.039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6999999999999999E-4" table:style-name="ce1">
            <text:p>0.00037</text:p>
          </table:table-cell>
          <table:table-cell office:value-type="float" office:value="-3.6999999999999999E-4" table:style-name="ce1">
            <text:p>-0.00037</text:p>
          </table:table-cell>
          <table:table-cell office:value-type="float" office:value="1.026" table:style-name="ce1">
            <text:p>1.026</text:p>
          </table:table-cell>
          <table:table-cell office:value-type="float" office:value="9.2999999999999995E-4" table:style-name="ce1">
            <text:p>0.000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.847E-2" table:style-name="ce1">
            <text:p>0.01847</text:p>
          </table:table-cell>
          <table:table-cell office:value-type="float" office:value="1.142E-2" table:style-name="ce1">
            <text:p>0.01142</text:p>
          </table:table-cell>
          <table:table-cell office:value-type="float" office:value="1.5229999999999999E-2" table:style-name="ce1">
            <text:p>0.01523</text:p>
          </table:table-cell>
          <table:table-cell office:value-type="float" office:value="-1.5229999999999999E-2" table:style-name="ce1">
            <text:p>-0.01523</text:p>
          </table:table-cell>
          <table:table-cell office:value-type="float" office:value="1.0176000000000001" table:style-name="ce1">
            <text:p>1.0176</text:p>
          </table:table-cell>
          <table:table-cell office:value-type="float" office:value="3.807E-2" table:style-name="ce1">
            <text:p>0.038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3099999999999996E-3" table:style-name="ce1">
            <text:p>0.00631</text:p>
          </table:table-cell>
          <table:table-cell office:value-type="float" office:value="-6.3099999999999996E-3" table:style-name="ce1">
            <text:p>-0.00631</text:p>
          </table:table-cell>
          <table:table-cell office:value-type="float" office:value="1.0176000000000001" table:style-name="ce1">
            <text:p>1.0176</text:p>
          </table:table-cell>
          <table:table-cell office:value-type="float" office:value="1.5780000000000002E-2" table:style-name="ce1">
            <text:p>0.015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4.8719999999999999E-2" table:style-name="ce1">
            <text:p>0.04872</text:p>
          </table:table-cell>
          <table:table-cell office:value-type="float" office:value="9.1069999999999998E-2" table:style-name="ce1">
            <text:p>0.09107</text:p>
          </table:table-cell>
          <table:table-cell office:value-type="float" office:value="0.95855999999999997" table:style-name="ce1">
            <text:p>0.95856</text:p>
          </table:table-cell>
          <table:table-cell office:value-type="float" office:value="-0.95855999999999997" table:style-name="ce1">
            <text:p>-0.95856</text:p>
          </table:table-cell>
          <table:table-cell office:value-type="float" office:value="1.0233000000000001" table:style-name="ce1">
            <text:p>1.0233</text:p>
          </table:table-cell>
          <table:table-cell office:value-type="float" office:value="2.3963999999999999" table:style-name="ce1">
            <text:p>2.39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.3500000000000001E-3" table:style-name="ce1">
            <text:p>0.00135</text:p>
          </table:table-cell>
          <table:table-cell office:value-type="float" office:value="1.0999999999999999E-4" table:style-name="ce1">
            <text:p>0.00011</text:p>
          </table:table-cell>
          <table:table-cell office:value-type="float" office:value="1.1100000000000001E-3" table:style-name="ce1">
            <text:p>0.00111</text:p>
          </table:table-cell>
          <table:table-cell office:value-type="float" office:value="-1.1100000000000001E-3" table:style-name="ce1">
            <text:p>-0.00111</text:p>
          </table:table-cell>
          <table:table-cell office:value-type="float" office:value="1.0233000000000001" table:style-name="ce1">
            <text:p>1.0233</text:p>
          </table:table-cell>
          <table:table-cell office:value-type="float" office:value="2.7800000000000004E-3" table:style-name="ce1">
            <text:p>0.002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-0.16" table:style-name="ce1">
            <text:p>-0.16</text:p>
          </table:table-cell>
          <table:table-cell office:value-type="float" office:value="1.0233000000000001" table:style-name="ce1">
            <text:p>1.0233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4.122E-2" table:style-name="ce1">
            <text:p>0.041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3000000000001" table:style-name="ce1">
            <text:p>1.0233</text:p>
          </table:table-cell>
          <table:table-cell office:value-type="float" office:value="0.19800000000000001" table:style-name="ce1">
            <text:p>0.1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.9359999999999999E-2" table:style-name="ce1">
            <text:p>0.019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95000000000001" table:style-name="ce1">
            <text:p>1.0195</text:p>
          </table:table-cell>
          <table:table-cell office:value-type="float" office:value="9.3000000000000013E-2" table:style-name="ce1">
            <text:p>0.0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4.3560000000000001E-2" table:style-name="ce1">
            <text:p>0.04356</text:p>
          </table:table-cell>
          <table:table-cell office:value-type="float" office:value="-3.7859999999999998E-2" table:style-name="ce1">
            <text:p>-0.03786</text:p>
          </table:table-cell>
          <table:table-cell office:value-type="float" office:value="0.85716999999999999" table:style-name="ce1">
            <text:p>0.85717</text:p>
          </table:table-cell>
          <table:table-cell office:value-type="float" office:value="-0.85716999999999999" table:style-name="ce1">
            <text:p>-0.85717</text:p>
          </table:table-cell>
          <table:table-cell office:value-type="float" office:value="1.0195000000000001" table:style-name="ce1">
            <text:p>1.0195</text:p>
          </table:table-cell>
          <table:table-cell office:value-type="float" office:value="2.1429200000000002" table:style-name="ce1">
            <text:p>2.142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8.0189999999999997E-2" table:style-name="ce1">
            <text:p>0.08019</text:p>
          </table:table-cell>
          <table:table-cell office:value-type="float" office:value="-1.272E-2" table:style-name="ce1">
            <text:p>-0.01272</text:p>
          </table:table-cell>
          <table:table-cell office:value-type="float" office:value="6.6110000000000002E-2" table:style-name="ce1">
            <text:p>0.06611</text:p>
          </table:table-cell>
          <table:table-cell office:value-type="float" office:value="-6.6110000000000002E-2" table:style-name="ce1">
            <text:p>-0.06611</text:p>
          </table:table-cell>
          <table:table-cell office:value-type="float" office:value="1.0183" table:style-name="ce1">
            <text:p>1.0183</text:p>
          </table:table-cell>
          <table:table-cell office:value-type="float" office:value="0.16527" table:style-name="ce1">
            <text:p>0.165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.1819999999999999E-2" table:style-name="ce1">
            <text:p>0.01182</text:p>
          </table:table-cell>
          <table:table-cell office:value-type="float" office:value="5.9269999999999996E-2" table:style-name="ce1">
            <text:p>0.05927</text:p>
          </table:table-cell>
          <table:table-cell office:value-type="float" office:value="0.23248999999999997" table:style-name="ce1">
            <text:p>0.23249</text:p>
          </table:table-cell>
          <table:table-cell office:value-type="float" office:value="-0.23248999999999997" table:style-name="ce1">
            <text:p>-0.23249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0.58123000000000002" table:style-name="ce1">
            <text:p>0.581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.261E-2" table:style-name="ce1">
            <text:p>0.01261</text:p>
          </table:table-cell>
          <table:table-cell office:value-type="float" office:value="2.65E-3" table:style-name="ce1">
            <text:p>0.00265</text:p>
          </table:table-cell>
          <table:table-cell office:value-type="float" office:value="1.04E-2" table:style-name="ce1">
            <text:p>0.0104</text:p>
          </table:table-cell>
          <table:table-cell office:value-type="float" office:value="-1.04E-2" table:style-name="ce1">
            <text:p>-0.0104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3.1629999999999998E-2" table:style-name="ce1">
            <text:p>0.03163</text:p>
          </table:table-cell>
          <table:table-cell office:value-type="float" office:value="0.37031999999999998" table:style-name="ce1">
            <text:p>0.37032</text:p>
          </table:table-cell>
          <table:table-cell office:value-type="float" office:value="0.62244999999999995" table:style-name="ce1">
            <text:p>0.62245</text:p>
          </table:table-cell>
          <table:table-cell office:value-type="float" office:value="-0.62244999999999995" table:style-name="ce1">
            <text:p>-0.62245</text:p>
          </table:table-cell>
          <table:table-cell office:value-type="float" office:value="1.0288999999999999" table:style-name="ce1">
            <text:p>1.0289</text:p>
          </table:table-cell>
          <table:table-cell office:value-type="float" office:value="1.55613" table:style-name="ce1">
            <text:p>1.556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4.79E-3" table:style-name="ce1">
            <text:p>0.004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88999999999999" table:style-name="ce1">
            <text:p>1.0289</text:p>
          </table:table-cell>
          <table:table-cell office:value-type="float" office:value="2.3E-2" table:style-name="ce1">
            <text:p>0.0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3.1980000000000001E-2" table:style-name="ce1">
            <text:p>0.03198</text:p>
          </table:table-cell>
          <table:table-cell office:value-type="float" office:value="1.5689999999999999E-2" table:style-name="ce1">
            <text:p>0.01569</text:p>
          </table:table-cell>
          <table:table-cell office:value-type="float" office:value="2.6370000000000001E-2" table:style-name="ce1">
            <text:p>0.02637</text:p>
          </table:table-cell>
          <table:table-cell office:value-type="float" office:value="-2.6370000000000001E-2" table:style-name="ce1">
            <text:p>-0.02637</text:p>
          </table:table-cell>
          <table:table-cell office:value-type="float" office:value="1.0288999999999999" table:style-name="ce1">
            <text:p>1.0289</text:p>
          </table:table-cell>
          <table:table-cell office:value-type="float" office:value="6.5919999999999992E-2" table:style-name="ce1">
            <text:p>0.06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34E-2" table:style-name="ce1">
            <text:p>0.01634</text:p>
          </table:table-cell>
          <table:table-cell office:value-type="float" office:value="-1.634E-2" table:style-name="ce1">
            <text:p>-0.01634</text:p>
          </table:table-cell>
          <table:table-cell office:value-type="float" office:value="1.0288999999999999" table:style-name="ce1">
            <text:p>1.0289</text:p>
          </table:table-cell>
          <table:table-cell office:value-type="float" office:value="4.0849999999999997E-2" table:style-name="ce1">
            <text:p>0.040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3.6389999999999999E-2" table:style-name="ce1">
            <text:p>0.03639</text:p>
          </table:table-cell>
          <table:table-cell office:value-type="float" office:value="8.4920000000000009E-2" table:style-name="ce1">
            <text:p>0.08492</text:p>
          </table:table-cell>
          <table:table-cell office:value-type="float" office:value="0.71604000000000001" table:style-name="ce1">
            <text:p>0.71604</text:p>
          </table:table-cell>
          <table:table-cell office:value-type="float" office:value="-0.71604000000000001" table:style-name="ce1">
            <text:p>-0.71604</text:p>
          </table:table-cell>
          <table:table-cell office:value-type="float" office:value="1.0282" table:style-name="ce1">
            <text:p>1.0282</text:p>
          </table:table-cell>
          <table:table-cell office:value-type="float" office:value="1.7900999999999998" table:style-name="ce1">
            <text:p>1.79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0.11848" table:style-name="ce1">
            <text:p>0.11848</text:p>
          </table:table-cell>
          <table:table-cell office:value-type="float" office:value="1.158E-2" table:style-name="ce1">
            <text:p>0.01158</text:p>
          </table:table-cell>
          <table:table-cell office:value-type="float" office:value="9.7680000000000003E-2" table:style-name="ce1">
            <text:p>0.09768</text:p>
          </table:table-cell>
          <table:table-cell office:value-type="float" office:value="-9.7680000000000003E-2" table:style-name="ce1">
            <text:p>-0.09768</text:p>
          </table:table-cell>
          <table:table-cell office:value-type="float" office:value="1.0282" table:style-name="ce1">
            <text:p>1.0282</text:p>
          </table:table-cell>
          <table:table-cell office:value-type="float" office:value="0.24419000000000002" table:style-name="ce1">
            <text:p>0.244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0.11429" table:style-name="ce1">
            <text:p>0.114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82" table:style-name="ce1">
            <text:p>1.0282</text:p>
          </table:table-cell>
          <table:table-cell office:value-type="float" office:value="0.54899999999999993" table:style-name="ce1">
            <text:p>0.5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4.2199999999999994E-2" table:style-name="ce1">
            <text:p>0.0422</text:p>
          </table:table-cell>
          <table:table-cell office:value-type="float" office:value="8.8219999999999993E-2" table:style-name="ce1">
            <text:p>0.08822</text:p>
          </table:table-cell>
          <table:table-cell office:value-type="float" office:value="0.83043000000000011" table:style-name="ce1">
            <text:p>0.83043</text:p>
          </table:table-cell>
          <table:table-cell office:value-type="float" office:value="-0.83043000000000011" table:style-name="ce1">
            <text:p>-0.83043</text:p>
          </table:table-cell>
          <table:table-cell office:value-type="float" office:value="1.0185" table:style-name="ce1">
            <text:p>1.0185</text:p>
          </table:table-cell>
          <table:table-cell office:value-type="float" office:value="2.0760700000000001" table:style-name="ce1">
            <text:p>2.076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7.980000000000001E-3" table:style-name="ce1">
            <text:p>0.00798</text:p>
          </table:table-cell>
          <table:table-cell office:value-type="float" office:value="6.3090000000000007E-2" table:style-name="ce1">
            <text:p>0.06309</text:p>
          </table:table-cell>
          <table:table-cell office:value-type="float" office:value="0.15710000000000002" table:style-name="ce1">
            <text:p>0.1571</text:p>
          </table:table-cell>
          <table:table-cell office:value-type="float" office:value="-0.15710000000000002" table:style-name="ce1">
            <text:p>-0.1571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0.39274999999999999" table:style-name="ce1">
            <text:p>0.392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5.8299999999999992E-3" table:style-name="ce1">
            <text:p>0.005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0.26443" table:style-name="ce1">
            <text:p>0.26443</text:p>
          </table:table-cell>
          <table:table-cell office:value-type="float" office:value="8.7550000000000003E-2" table:style-name="ce1">
            <text:p>0.08755</text:p>
          </table:table-cell>
          <table:table-cell office:value-type="float" office:value="0.21800999999999998" table:style-name="ce1">
            <text:p>0.21801</text:p>
          </table:table-cell>
          <table:table-cell office:value-type="float" office:value="-0.21800999999999998" table:style-name="ce1">
            <text:p>-0.21801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0.54502000000000006" table:style-name="ce1">
            <text:p>0.545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1.3950000000000001E-2" table:style-name="ce1">
            <text:p>0.013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26999999999999" table:style-name="ce1">
            <text:p>1.0227</text:p>
          </table:table-cell>
          <table:table-cell office:value-type="float" office:value="6.7000000000000004E-2" table:style-name="ce1">
            <text:p>0.0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4.0730000000000002E-2" table:style-name="ce1">
            <text:p>0.04073</text:p>
          </table:table-cell>
          <table:table-cell office:value-type="float" office:value="-2.6339999999999999E-2" table:style-name="ce1">
            <text:p>-0.02634</text:p>
          </table:table-cell>
          <table:table-cell office:value-type="float" office:value="0.80146000000000006" table:style-name="ce1">
            <text:p>0.80146</text:p>
          </table:table-cell>
          <table:table-cell office:value-type="float" office:value="-0.80146000000000006" table:style-name="ce1">
            <text:p>-0.80146</text:p>
          </table:table-cell>
          <table:table-cell office:value-type="float" office:value="1.0226999999999999" table:style-name="ce1">
            <text:p>1.0227</text:p>
          </table:table-cell>
          <table:table-cell office:value-type="float" office:value="2.0036499999999999" table:style-name="ce1">
            <text:p>2.003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7083999999999999" table:style-name="ce1">
            <text:p>0.17084</text:p>
          </table:table-cell>
          <table:table-cell office:value-type="float" office:value="-0.17083999999999999" table:style-name="ce1">
            <text:p>-0.17084</text:p>
          </table:table-cell>
          <table:table-cell office:value-type="float" office:value="1.0276000000000001" table:style-name="ce1">
            <text:p>1.0276</text:p>
          </table:table-cell>
          <table:table-cell office:value-type="float" office:value="0.42710000000000004" table:style-name="ce1">
            <text:p>0.42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2.7269999999999999E-2" table:style-name="ce1">
            <text:p>0.027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76000000000001" table:style-name="ce1">
            <text:p>1.0276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1.4079999999999999E-2" table:style-name="ce1">
            <text:p>0.01408</text:p>
          </table:table-cell>
          <table:table-cell office:value-type="float" office:value="-2.0889999999999999E-2" table:style-name="ce1">
            <text:p>-0.02089</text:p>
          </table:table-cell>
          <table:table-cell office:value-type="float" office:value="0.27705999999999997" table:style-name="ce1">
            <text:p>0.27706</text:p>
          </table:table-cell>
          <table:table-cell office:value-type="float" office:value="-0.27705999999999997" table:style-name="ce1">
            <text:p>-0.27706</text:p>
          </table:table-cell>
          <table:table-cell office:value-type="float" office:value="1.0098" table:style-name="ce1">
            <text:p>1.0098</text:p>
          </table:table-cell>
          <table:table-cell office:value-type="float" office:value="0.69263999999999992" table:style-name="ce1">
            <text:p>0.692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4.3090000000000003E-2" table:style-name="ce1">
            <text:p>0.043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98" table:style-name="ce1">
            <text:p>1.0098</text:p>
          </table:table-cell>
          <table:table-cell office:value-type="float" office:value="0.20699999999999999" table:style-name="ce1">
            <text:p>0.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4.4219999999999995E-2" table:style-name="ce1">
            <text:p>0.04422</text:p>
          </table:table-cell>
          <table:table-cell office:value-type="float" office:value="9.3520000000000006E-2" table:style-name="ce1">
            <text:p>0.09352</text:p>
          </table:table-cell>
          <table:table-cell office:value-type="float" office:value="0.87017" table:style-name="ce1">
            <text:p>0.87017</text:p>
          </table:table-cell>
          <table:table-cell office:value-type="float" office:value="-0.87017" table:style-name="ce1">
            <text:p>-0.87017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2.1754199999999999" table:style-name="ce1">
            <text:p>2.17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8.6039999999999991E-2" table:style-name="ce1">
            <text:p>0.08604</text:p>
          </table:table-cell>
          <table:table-cell office:value-type="float" office:value="7.62E-3" table:style-name="ce1">
            <text:p>0.00762</text:p>
          </table:table-cell>
          <table:table-cell office:value-type="float" office:value="7.0940000000000003E-2" table:style-name="ce1">
            <text:p>0.07094</text:p>
          </table:table-cell>
          <table:table-cell office:value-type="float" office:value="-7.0940000000000003E-2" table:style-name="ce1">
            <text:p>-0.07094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0.17734000000000003" table:style-name="ce1">
            <text:p>0.177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3999999999999999E-4" table:style-name="ce1">
            <text:p>0.00074</text:p>
          </table:table-cell>
          <table:table-cell office:value-type="float" office:value="-7.3999999999999999E-4" table:style-name="ce1">
            <text:p>-0.00074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1.8599999999999999E-3" table:style-name="ce1">
            <text:p>0.001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7.6819999999999999E-2" table:style-name="ce1">
            <text:p>0.076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97" table:style-name="ce1">
            <text:p>1.0097</text:p>
          </table:table-cell>
          <table:table-cell office:value-type="float" office:value="0.36899999999999999" table:style-name="ce1">
            <text:p>0.3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2.197E-2" table:style-name="ce1">
            <text:p>0.02197</text:p>
          </table:table-cell>
          <table:table-cell office:value-type="float" office:value="-1.401E-2" table:style-name="ce1">
            <text:p>-0.01401</text:p>
          </table:table-cell>
          <table:table-cell office:value-type="float" office:value="0.43229999999999996" table:style-name="ce1">
            <text:p>0.4323</text:p>
          </table:table-cell>
          <table:table-cell office:value-type="float" office:value="-0.43229999999999996" table:style-name="ce1">
            <text:p>-0.4323</text:p>
          </table:table-cell>
          <table:table-cell office:value-type="float" office:value="1.0097" table:style-name="ce1">
            <text:p>1.0097</text:p>
          </table:table-cell>
          <table:table-cell office:value-type="float" office:value="1.0807500000000001" table:style-name="ce1">
            <text:p>1.080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4.0500000000000006E-3" table:style-name="ce1">
            <text:p>0.00405</text:p>
          </table:table-cell>
          <table:table-cell office:value-type="float" office:value="-1.0999999999999999E-4" table:style-name="ce1">
            <text:p>-0.00011</text:p>
          </table:table-cell>
          <table:table-cell office:value-type="float" office:value="3.3400000000000001E-3" table:style-name="ce1">
            <text:p>0.00334</text:p>
          </table:table-cell>
          <table:table-cell office:value-type="float" office:value="-3.3400000000000001E-3" table:style-name="ce1">
            <text:p>-0.00334</text:p>
          </table:table-cell>
          <table:table-cell office:value-type="float" office:value="1.0097" table:style-name="ce1">
            <text:p>1.0097</text:p>
          </table:table-cell>
          <table:table-cell office:value-type="float" office:value="8.3599999999999994E-3" table:style-name="ce1">
            <text:p>0.008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2.0720000000000002E-2" table:style-name="ce1">
            <text:p>0.02072</text:p>
          </table:table-cell>
          <table:table-cell office:value-type="float" office:value="-1.2809999999999998E-2" table:style-name="ce1">
            <text:p>-0.01281</text:p>
          </table:table-cell>
          <table:table-cell office:value-type="float" office:value="1.7079999999999998E-2" table:style-name="ce1">
            <text:p>0.01708</text:p>
          </table:table-cell>
          <table:table-cell office:value-type="float" office:value="-1.7079999999999998E-2" table:style-name="ce1">
            <text:p>-0.01708</text:p>
          </table:table-cell>
          <table:table-cell office:value-type="float" office:value="1.03" table:style-name="ce1">
            <text:p>1.03</text:p>
          </table:table-cell>
          <table:table-cell office:value-type="float" office:value="4.2709999999999998E-2" table:style-name="ce1">
            <text:p>0.042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4510000000000001E-2" table:style-name="ce1">
            <text:p>0.02451</text:p>
          </table:table-cell>
          <table:table-cell office:value-type="float" office:value="-2.4510000000000001E-2" table:style-name="ce1">
            <text:p>-0.02451</text:p>
          </table:table-cell>
          <table:table-cell office:value-type="float" office:value="1.0271999999999999" table:style-name="ce1">
            <text:p>1.0272</text:p>
          </table:table-cell>
          <table:table-cell office:value-type="float" office:value="6.1280000000000001E-2" table:style-name="ce1">
            <text:p>0.06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2.8799999999999999E-2" table:style-name="ce1">
            <text:p>0.0288</text:p>
          </table:table-cell>
          <table:table-cell office:value-type="float" office:value="0.33445999999999998" table:style-name="ce1">
            <text:p>0.33446</text:p>
          </table:table-cell>
          <table:table-cell office:value-type="float" office:value="0.56674000000000002" table:style-name="ce1">
            <text:p>0.56674</text:p>
          </table:table-cell>
          <table:table-cell office:value-type="float" office:value="-0.56674000000000002" table:style-name="ce1">
            <text:p>-0.56674</text:p>
          </table:table-cell>
          <table:table-cell office:value-type="float" office:value="1.0271999999999999" table:style-name="ce1">
            <text:p>1.0272</text:p>
          </table:table-cell>
          <table:table-cell office:value-type="float" office:value="1.41686" table:style-name="ce1">
            <text:p>1.416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7.4900000000000001E-3" table:style-name="ce1">
            <text:p>0.007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1" table:style-name="ce1">
            <text:p>1.0201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1.7589999999999998E-2" table:style-name="ce1">
            <text:p>0.01759</text:p>
          </table:table-cell>
          <table:table-cell office:value-type="float" office:value="0.13805999999999999" table:style-name="ce1">
            <text:p>0.13806</text:p>
          </table:table-cell>
          <table:table-cell office:value-type="float" office:value="0.34613999999999995" table:style-name="ce1">
            <text:p>0.34614</text:p>
          </table:table-cell>
          <table:table-cell office:value-type="float" office:value="-0.34613999999999995" table:style-name="ce1">
            <text:p>-0.34614</text:p>
          </table:table-cell>
          <table:table-cell office:value-type="float" office:value="1.0201" table:style-name="ce1">
            <text:p>1.0201</text:p>
          </table:table-cell>
          <table:table-cell office:value-type="float" office:value="0.86534000000000011" table:style-name="ce1">
            <text:p>0.865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4569999999999999E-2" table:style-name="ce1">
            <text:p>0.04457</text:p>
          </table:table-cell>
          <table:table-cell office:value-type="float" office:value="-4.4569999999999999E-2" table:style-name="ce1">
            <text:p>-0.04457</text:p>
          </table:table-cell>
          <table:table-cell office:value-type="float" office:value="1.0161" table:style-name="ce1">
            <text:p>1.0161</text:p>
          </table:table-cell>
          <table:table-cell office:value-type="float" office:value="0.11141999999999999" table:style-name="ce1">
            <text:p>0.111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.25E-3" table:style-name="ce1">
            <text:p>0.00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61" table:style-name="ce1">
            <text:p>1.0161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6.8699999999999997E-2" table:style-name="ce1">
            <text:p>0.06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89999999999999" table:style-name="ce1">
            <text:p>1.009</text:p>
          </table:table-cell>
          <table:table-cell office:value-type="float" office:value="0.33" table:style-name="ce1">
            <text:p>0.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.0120000000000001E-2" table:style-name="ce1">
            <text:p>0.01012</text:p>
          </table:table-cell>
          <table:table-cell office:value-type="float" office:value="-2.35E-2" table:style-name="ce1">
            <text:p>-0.0235</text:p>
          </table:table-cell>
          <table:table-cell office:value-type="float" office:value="0.19907" table:style-name="ce1">
            <text:p>0.19907</text:p>
          </table:table-cell>
          <table:table-cell office:value-type="float" office:value="-0.19907" table:style-name="ce1">
            <text:p>-0.19907</text:p>
          </table:table-cell>
          <table:table-cell office:value-type="float" office:value="1.0089999999999999" table:style-name="ce1">
            <text:p>1.009</text:p>
          </table:table-cell>
          <table:table-cell office:value-type="float" office:value="0.49765999999999999" table:style-name="ce1">
            <text:p>0.497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3" table:style-name="ro1">
          <table:table-cell office:value-type="float" office:value="173" table:style-name="ce1">
            <text:p>173</text:p>
          </table:table-cell>
          <table:table-cell office:value-type="float" office:value="0.3" table:style-name="ce1">
            <text:p>0.3</text:p>
          </table:table-cell>
          <table:table-cell office:value-type="float" office:value="4.3E-3" table:style-name="ce1">
            <text:p>0.0043</text:p>
          </table:table-cell>
          <table:table-cell office:value-type="float" office:value="0.15" table:style-name="ce1">
            <text:p>0.15</text:p>
          </table:table-cell>
          <table:table-cell office:value-type="float" office:value="-0.12" table:style-name="ce1">
            <text:p>-0.12</text:p>
          </table:table-cell>
          <table:table-cell office:value-type="float" office:value="1.0379" table:style-name="ce1">
            <text:p>1.0379</text:p>
          </table:table-cell>
          <table:table-cell office:value-type="float" office:value="0.3" table:style-name="ce1">
            <text:p>0.3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0.54" table:style-name="ce1">
            <text:p>0.54</text:p>
          </table:table-cell>
          <table:table-cell office:value-type="float" office:value="7.7400000000000004E-3" table:style-name="ce1">
            <text:p>0.00774</text:p>
          </table:table-cell>
          <table:table-cell office:value-type="float" office:value="0.27" table:style-name="ce1">
            <text:p>0.27</text:p>
          </table:table-cell>
          <table:table-cell office:value-type="float" office:value="-0.21600000000000003" table:style-name="ce1">
            <text:p>-0.216</text:p>
          </table:table-cell>
          <table:table-cell office:value-type="float" office:value="1.0379" table:style-name="ce1">
            <text:p>1.0379</text:p>
          </table:table-cell>
          <table:table-cell office:value-type="float" office:value="0.54" table:style-name="ce1">
            <text:p>0.54</text:p>
          </table:table-cell>
          <table:table-cell office:value-type="float" office:value="0.27" table:style-name="ce1">
            <text:p>0.27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74" table:style-name="ce1">
            <text:p>1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05" table:style-name="ce1">
            <text:p>0.105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1.0367999999999999" table:style-name="ce1">
            <text:p>1.0368</text:p>
          </table:table-cell>
          <table:table-cell office:value-type="float" office:value="0.21" table:style-name="ce1">
            <text:p>0.21</text:p>
          </table:table-cell>
          <table:table-cell office:value-type="float" office:value="0.105" table:style-name="ce1">
            <text:p>0.10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75" table:style-name="ce1">
            <text:p>1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7" table:style-name="ce1">
            <text:p>0.27</text:p>
          </table:table-cell>
          <table:table-cell office:value-type="float" office:value="-0.21600000000000003" table:style-name="ce1">
            <text:p>-0.216</text:p>
          </table:table-cell>
          <table:table-cell office:value-type="float" office:value="1.0081" table:style-name="ce1">
            <text:p>1.0081</text:p>
          </table:table-cell>
          <table:table-cell office:value-type="float" office:value="0.54" table:style-name="ce1">
            <text:p>0.54</text:p>
          </table:table-cell>
          <table:table-cell office:value-type="float" office:value="0.27" table:style-name="ce1">
            <text:p>0.27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76" table:style-name="ce1">
            <text:p>1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1" table:style-name="ce1">
            <text:p>0.11</text:p>
          </table:table-cell>
          <table:table-cell office:value-type="float" office:value="-8.8000000000000009E-2" table:style-name="ce1">
            <text:p>-0.088</text:p>
          </table:table-cell>
          <table:table-cell office:value-type="float" office:value="1.0081" table:style-name="ce1">
            <text:p>1.0081</text:p>
          </table:table-cell>
          <table:table-cell office:value-type="float" office:value="0.22" table:style-name="ce1">
            <text:p>0.22</text:p>
          </table:table-cell>
          <table:table-cell office:value-type="float" office:value="0.11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0.31" table:style-name="ce1">
            <text:p>0.31</text:p>
          </table:table-cell>
          <table:table-cell office:value-type="float" office:value="-2.65E-3" table:style-name="ce1">
            <text:p>-0.00265</text:p>
          </table:table-cell>
          <table:table-cell office:value-type="float" office:value="0.17" table:style-name="ce1">
            <text:p>0.17</text:p>
          </table:table-cell>
          <table:table-cell office:value-type="float" office:value="-0.13600000000000001" table:style-name="ce1">
            <text:p>-0.136</text:p>
          </table:table-cell>
          <table:table-cell office:value-type="float" office:value="1.0396000000000001" table:style-name="ce1">
            <text:p>1.0396</text:p>
          </table:table-cell>
          <table:table-cell office:value-type="float" office:value="0.34" table:style-name="ce1">
            <text:p>0.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7" table:style-name="ce1">
            <text:p>0.17</text:p>
          </table:table-cell>
          <table:table-cell office:value-type="float" office:value="-0.13600000000000001" table:style-name="ce1">
            <text:p>-0.136</text:p>
          </table:table-cell>
          <table:table-cell office:value-type="float" office:value="1.0396000000000001" table:style-name="ce1">
            <text:p>1.0396</text:p>
          </table:table-cell>
          <table:table-cell office:value-type="float" office:value="0.34" table:style-name="ce1">
            <text:p>0.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78" table:style-name="ce1">
            <text:p>178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4.7299999999999998E-3" table:style-name="ce1">
            <text:p>0.00473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-0.11599999999999999" table:style-name="ce1">
            <text:p>-0.116</text:p>
          </table:table-cell>
          <table:table-cell office:value-type="float" office:value="1.0266999999999999" table:style-name="ce1">
            <text:p>1.0267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125" table:style-name="ce1">
            <text:p>0.3125</text:p>
          </table:table-cell>
          <table:table-cell office:value-type="float" office:value="-0.25" table:style-name="ce1">
            <text:p>-0.25</text:p>
          </table:table-cell>
          <table:table-cell office:value-type="float" office:value="1.0348999999999999" table:style-name="ce1">
            <text:p>1.0349</text:p>
          </table:table-cell>
          <table:table-cell office:value-type="float" office:value="0.625" table:style-name="ce1">
            <text:p>0.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125" table:style-name="ce1">
            <text:p>0.3125</text:p>
          </table:table-cell>
          <table:table-cell office:value-type="float" office:value="-0.25" table:style-name="ce1">
            <text:p>-0.25</text:p>
          </table:table-cell>
          <table:table-cell office:value-type="float" office:value="1.0348999999999999" table:style-name="ce1">
            <text:p>1.0349</text:p>
          </table:table-cell>
          <table:table-cell office:value-type="float" office:value="0.625" table:style-name="ce1">
            <text:p>0.625</text:p>
          </table:table-cell>
          <table:table-cell office:value-type="float" office:value="0.3125" table:style-name="ce1">
            <text:p>0.312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3" table:style-name="ro1">
          <table:table-cell office:value-type="float" office:value="181" table:style-name="ce1">
            <text:p>181</text:p>
          </table:table-cell>
          <table:table-cell office:value-type="float" office:value="0.41" table:style-name="ce1">
            <text:p>0.41</text:p>
          </table:table-cell>
          <table:table-cell office:value-type="float" office:value="2.0400000000000001E-2" table:style-name="ce1">
            <text:p>0.0204</text:p>
          </table:table-cell>
          <table:table-cell office:value-type="float" office:value="0.22" table:style-name="ce1">
            <text:p>0.22</text:p>
          </table:table-cell>
          <table:table-cell office:value-type="float" office:value="-0.17600000000000002" table:style-name="ce1">
            <text:p>-0.176</text:p>
          </table:table-cell>
          <table:table-cell office:value-type="float" office:value="1.0359" table:style-name="ce1">
            <text:p>1.0359</text:p>
          </table:table-cell>
          <table:table-cell office:value-type="float" office:value="0.44" table:style-name="ce1">
            <text:p>0.44</text:p>
          </table:table-cell>
          <table:table-cell office:value-type="float" office:value="0.22" table:style-name="ce1">
            <text:p>0.2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0.86" table:style-name="ce1">
            <text:p>0.86</text:p>
          </table:table-cell>
          <table:table-cell office:value-type="float" office:value="1.057E-2" table:style-name="ce1">
            <text:p>0.01057</text:p>
          </table:table-cell>
          <table:table-cell office:value-type="float" office:value="0.47749999999999998" table:style-name="ce1">
            <text:p>0.4775</text:p>
          </table:table-cell>
          <table:table-cell office:value-type="float" office:value="-0.38200000000000001" table:style-name="ce1">
            <text:p>-0.382</text:p>
          </table:table-cell>
          <table:table-cell office:value-type="float" office:value="1.0373000000000001" table:style-name="ce1">
            <text:p>1.0373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7749999999999998" table:style-name="ce1">
            <text:p>0.4775</text:p>
          </table:table-cell>
          <table:table-cell office:value-type="float" office:value="-0.38200000000000001" table:style-name="ce1">
            <text:p>-0.382</text:p>
          </table:table-cell>
          <table:table-cell office:value-type="float" office:value="1.0373000000000001" table:style-name="ce1">
            <text:p>1.0373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2.95" table:style-name="ce1">
            <text:p>2.95</text:p>
          </table:table-cell>
          <table:table-cell office:value-type="float" office:value="3.5159999999999997E-2" table:style-name="ce1">
            <text:p>0.03516</text:p>
          </table:table-cell>
          <table:table-cell office:value-type="float" office:value="1.77" table:style-name="ce1">
            <text:p>1.77</text:p>
          </table:table-cell>
          <table:table-cell office:value-type="float" office:value="-0.88500000000000001" table:style-name="ce1">
            <text:p>-0.885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2.95" table:style-name="ce1">
            <text:p>2.95</text:p>
          </table:table-cell>
          <table:table-cell office:value-type="float" office:value="1.18" table:style-name="ce1">
            <text:p>1.1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-0.21199999999999999" table:style-name="ce1">
            <text:p>-0.212</text:p>
          </table:table-cell>
          <table:table-cell office:value-type="float" office:value="1.0164" table:style-name="ce1">
            <text:p>1.0164</text:p>
          </table:table-cell>
          <table:table-cell office:value-type="float" office:value="0.53" table:style-name="ce1">
            <text:p>0.53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-0.21199999999999999" table:style-name="ce1">
            <text:p>-0.212</text:p>
          </table:table-cell>
          <table:table-cell office:value-type="float" office:value="1.0164" table:style-name="ce1">
            <text:p>1.0164</text:p>
          </table:table-cell>
          <table:table-cell office:value-type="float" office:value="0.53" table:style-name="ce1">
            <text:p>0.53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-0.21199999999999999" table:style-name="ce1">
            <text:p>-0.212</text:p>
          </table:table-cell>
          <table:table-cell office:value-type="float" office:value="1.0164" table:style-name="ce1">
            <text:p>1.0164</text:p>
          </table:table-cell>
          <table:table-cell office:value-type="float" office:value="0.53" table:style-name="ce1">
            <text:p>0.53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0.59" table:style-name="ce1">
            <text:p>0.59</text:p>
          </table:table-cell>
          <table:table-cell office:value-type="float" office:value="-1.4710000000000001E-2" table:style-name="ce1">
            <text:p>-0.01471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454000000000001" table:style-name="ce1">
            <text:p>1.0454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4499999999999995" table:style-name="ce1">
            <text:p>0.945</text:p>
          </table:table-cell>
          <table:table-cell office:value-type="float" office:value="-0.75599999999999989" table:style-name="ce1">
            <text:p>-0.756</text:p>
          </table:table-cell>
          <table:table-cell office:value-type="float" office:value="1.0454000000000001" table:style-name="ce1">
            <text:p>1.0454</text:p>
          </table:table-cell>
          <table:table-cell office:value-type="float" office:value="1.89" table:style-name="ce1">
            <text:p>1.89</text:p>
          </table:table-cell>
          <table:table-cell office:value-type="float" office:value="0.94499999999999995" table:style-name="ce1">
            <text:p>0.94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91" table:style-name="ce1">
            <text:p>191</text:p>
          </table:table-cell>
          <table:table-cell office:value-type="float" office:value="0.6" table:style-name="ce1">
            <text:p>0.6</text:p>
          </table:table-cell>
          <table:table-cell office:value-type="float" office:value="-1.4710000000000001E-2" table:style-name="ce1">
            <text:p>-0.01471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454000000000001" table:style-name="ce1">
            <text:p>1.0454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0.6" table:style-name="ce1">
            <text:p>0.6</text:p>
          </table:table-cell>
          <table:table-cell office:value-type="float" office:value="9.7199999999999995E-3" table:style-name="ce1">
            <text:p>0.00972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21" table:style-name="ce1">
            <text:p>1.042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9.7199999999999995E-3" table:style-name="ce1">
            <text:p>0.00972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21" table:style-name="ce1">
            <text:p>1.042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0.6" table:style-name="ce1">
            <text:p>0.6</text:p>
          </table:table-cell>
          <table:table-cell office:value-type="float" office:value="9.7199999999999995E-3" table:style-name="ce1">
            <text:p>0.00972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21" table:style-name="ce1">
            <text:p>1.042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0.79" table:style-name="ce1">
            <text:p>0.79</text:p>
          </table:table-cell>
          <table:table-cell office:value-type="float" office:value="5.5549999999999995E-2" table:style-name="ce1">
            <text:p>0.05555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390999999999999" table:style-name="ce1">
            <text:p>1.039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0.78" table:style-name="ce1">
            <text:p>0.78</text:p>
          </table:table-cell>
          <table:table-cell office:value-type="float" office:value="5.5549999999999995E-2" table:style-name="ce1">
            <text:p>0.05555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390999999999999" table:style-name="ce1">
            <text:p>1.039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390999999999999" table:style-name="ce1">
            <text:p>1.039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0.7" table:style-name="ce1">
            <text:p>0.7</text:p>
          </table:table-cell>
          <table:table-cell office:value-type="float" office:value="2.6269999999999998E-2" table:style-name="ce1">
            <text:p>0.02627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-0.44799999999999995" table:style-name="ce1">
            <text:p>-0.448</text:p>
          </table:table-cell>
          <table:table-cell office:value-type="float" office:value="1.0307999999999999" table:style-name="ce1">
            <text:p>1.0308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95" table:style-name="ce1">
            <text:p>195</text:p>
          </table:table-cell>
          <table:table-cell office:value-type="float" office:value="0.71" table:style-name="ce1">
            <text:p>0.71</text:p>
          </table:table-cell>
          <table:table-cell office:value-type="float" office:value="2.6269999999999998E-2" table:style-name="ce1">
            <text:p>0.02627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-0.44799999999999995" table:style-name="ce1">
            <text:p>-0.448</text:p>
          </table:table-cell>
          <table:table-cell office:value-type="float" office:value="1.0307999999999999" table:style-name="ce1">
            <text:p>1.0308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1" table:style-name="ce1">
            <text:p>0.31</text:p>
          </table:table-cell>
          <table:table-cell office:value-type="float" office:value="-0.248" table:style-name="ce1">
            <text:p>-0.248</text:p>
          </table:table-cell>
          <table:table-cell office:value-type="float" office:value="1.0399" table:style-name="ce1">
            <text:p>1.0399</text:p>
          </table:table-cell>
          <table:table-cell office:value-type="float" office:value="0.62" table:style-name="ce1">
            <text:p>0.62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0.4" table:style-name="ce1">
            <text:p>0.4</text:p>
          </table:table-cell>
          <table:table-cell office:value-type="float" office:value="2.8699999999999997E-3" table:style-name="ce1">
            <text:p>0.00287</text:p>
          </table:table-cell>
          <table:table-cell office:value-type="float" office:value="0.31" table:style-name="ce1">
            <text:p>0.31</text:p>
          </table:table-cell>
          <table:table-cell office:value-type="float" office:value="-0.248" table:style-name="ce1">
            <text:p>-0.248</text:p>
          </table:table-cell>
          <table:table-cell office:value-type="float" office:value="1.0399" table:style-name="ce1">
            <text:p>1.0399</text:p>
          </table:table-cell>
          <table:table-cell office:value-type="float" office:value="0.62" table:style-name="ce1">
            <text:p>0.62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0.42" table:style-name="ce1">
            <text:p>0.42</text:p>
          </table:table-cell>
          <table:table-cell office:value-type="float" office:value="2.8699999999999997E-3" table:style-name="ce1">
            <text:p>0.00287</text:p>
          </table:table-cell>
          <table:table-cell office:value-type="float" office:value="0.31" table:style-name="ce1">
            <text:p>0.31</text:p>
          </table:table-cell>
          <table:table-cell office:value-type="float" office:value="-0.248" table:style-name="ce1">
            <text:p>-0.248</text:p>
          </table:table-cell>
          <table:table-cell office:value-type="float" office:value="1.0399" table:style-name="ce1">
            <text:p>1.0399</text:p>
          </table:table-cell>
          <table:table-cell office:value-type="float" office:value="0.62" table:style-name="ce1">
            <text:p>0.62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98" table:style-name="ce1">
            <text:p>198</text:p>
          </table:table-cell>
          <table:table-cell office:value-type="float" office:value="0.75" table:style-name="ce1">
            <text:p>0.75</text:p>
          </table:table-cell>
          <table:table-cell office:value-type="float" office:value="-4.3400000000000001E-3" table:style-name="ce1">
            <text:p>-0.00434</text:p>
          </table:table-cell>
          <table:table-cell office:value-type="float" office:value="0.38250000000000001" table:style-name="ce1">
            <text:p>0.3825</text:p>
          </table:table-cell>
          <table:table-cell office:value-type="float" office:value="-0.30599999999999999" table:style-name="ce1">
            <text:p>-0.306</text:p>
          </table:table-cell>
          <table:table-cell office:value-type="float" office:value="1.0427" table:style-name="ce1">
            <text:p>1.0427</text:p>
          </table:table-cell>
          <table:table-cell office:value-type="float" office:value="0.76500000000000001" table:style-name="ce1">
            <text:p>0.7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-0.26" table:style-name="ce1">
            <text:p>-0.26</text:p>
          </table:table-cell>
          <table:table-cell office:value-type="float" office:value="1.0438000000000001" table:style-name="ce1">
            <text:p>1.0438</text:p>
          </table:table-cell>
          <table:table-cell office:value-type="float" office:value="0.65" table:style-name="ce1">
            <text:p>0.6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0.45" table:style-name="ce1">
            <text:p>0.45</text:p>
          </table:table-cell>
          <table:table-cell office:value-type="float" office:value="-1.0160000000000001E-2" table:style-name="ce1">
            <text:p>-0.01016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-0.26" table:style-name="ce1">
            <text:p>-0.26</text:p>
          </table:table-cell>
          <table:table-cell office:value-type="float" office:value="1.0438000000000001" table:style-name="ce1">
            <text:p>1.0438</text:p>
          </table:table-cell>
          <table:table-cell office:value-type="float" office:value="0.65" table:style-name="ce1">
            <text:p>0.6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0.44" table:style-name="ce1">
            <text:p>0.44</text:p>
          </table:table-cell>
          <table:table-cell office:value-type="float" office:value="-8.4499999999999992E-3" table:style-name="ce1">
            <text:p>-0.0084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-0.26" table:style-name="ce1">
            <text:p>-0.26</text:p>
          </table:table-cell>
          <table:table-cell office:value-type="float" office:value="1.0438000000000001" table:style-name="ce1">
            <text:p>1.0438</text:p>
          </table:table-cell>
          <table:table-cell office:value-type="float" office:value="0.65" table:style-name="ce1">
            <text:p>0.6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1.5" table:style-name="ce1">
            <text:p>1.5</text:p>
          </table:table-cell>
          <table:table-cell office:value-type="float" office:value="-0.15130000000000002" table:style-name="ce1">
            <text:p>-0.1513</text:p>
          </table:table-cell>
          <table:table-cell office:value-type="float" office:value="1.2250000000000001" table:style-name="ce1">
            <text:p>1.225</text:p>
          </table:table-cell>
          <table:table-cell office:value-type="float" office:value="-0.98" table:style-name="ce1">
            <text:p>-0.98</text:p>
          </table:table-cell>
          <table:table-cell office:value-type="float" office:value="1.0438000000000001" table:style-name="ce1">
            <text:p>1.0438</text:p>
          </table:table-cell>
          <table:table-cell office:value-type="float" office:value="2.4500000000000002" table:style-name="ce1">
            <text:p>2.45</text:p>
          </table:table-cell>
          <table:table-cell office:value-type="float" office:value="1.2250000000000001" table:style-name="ce1">
            <text:p>1.22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-0.28000000000000003" table:style-name="ce1">
            <text:p>-0.28</text:p>
          </table:table-cell>
          <table:table-cell office:value-type="float" office:value="1.0295000000000001" table:style-name="ce1">
            <text:p>1.0295</text:p>
          </table:table-cell>
          <table:table-cell office:value-type="float" office:value="0.7" table:style-name="ce1">
            <text:p>0.7</text:p>
          </table:table-cell>
          <table:table-cell office:value-type="float" office:value="0.35" table:style-name="ce1">
            <text:p>0.3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0.63" table:style-name="ce1">
            <text:p>0.63</text:p>
          </table:table-cell>
          <table:table-cell office:value-type="float" office:value="4.2359999999999995E-2" table:style-name="ce1">
            <text:p>0.04236</text:p>
          </table:table-cell>
          <table:table-cell office:value-type="float" office:value="0.35" table:style-name="ce1">
            <text:p>0.35</text:p>
          </table:table-cell>
          <table:table-cell office:value-type="float" office:value="-0.28000000000000003" table:style-name="ce1">
            <text:p>-0.28</text:p>
          </table:table-cell>
          <table:table-cell office:value-type="float" office:value="1.0296000000000001" table:style-name="ce1">
            <text:p>1.0296</text:p>
          </table:table-cell>
          <table:table-cell office:value-type="float" office:value="0.7" table:style-name="ce1">
            <text:p>0.7</text:p>
          </table:table-cell>
          <table:table-cell office:value-type="float" office:value="0.35" table:style-name="ce1">
            <text:p>0.3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0.49" table:style-name="ce1">
            <text:p>0.49</text:p>
          </table:table-cell>
          <table:table-cell office:value-type="float" office:value="1.261E-2" table:style-name="ce1">
            <text:p>0.01261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-0.26800000000000002" table:style-name="ce1">
            <text:p>-0.268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0.67" table:style-name="ce1">
            <text:p>0.67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218" table:style-name="ce1">
            <text:p>218</text:p>
          </table:table-cell>
          <table:table-cell office:value-type="float" office:value="0.51" table:style-name="ce1">
            <text:p>0.51</text:p>
          </table:table-cell>
          <table:table-cell office:value-type="float" office:value="1.261E-2" table:style-name="ce1">
            <text:p>0.01261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-0.26800000000000002" table:style-name="ce1">
            <text:p>-0.268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0.67" table:style-name="ce1">
            <text:p>0.67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3" table:style-name="ro1">
          <table:table-cell office:value-type="float" office:value="220" table:style-name="ce1">
            <text:p>220</text:p>
          </table:table-cell>
          <table:table-cell office:value-type="float" office:value="2.8" table:style-name="ce1">
            <text:p>2.8</text:p>
          </table:table-cell>
          <table:table-cell office:value-type="float" office:value="0.26377" table:style-name="ce1">
            <text:p>0.26377</text:p>
          </table:table-cell>
          <table:table-cell office:value-type="float" office:value="1.98" table:style-name="ce1">
            <text:p>1.98</text:p>
          </table:table-cell>
          <table:table-cell office:value-type="float" office:value="-0.99" table:style-name="ce1">
            <text:p>-0.99</text:p>
          </table:table-cell>
          <table:table-cell office:value-type="float" office:value="1.0305" table:style-name="ce1">
            <text:p>1.0305</text:p>
          </table:table-cell>
          <table:table-cell office:value-type="float" office:value="3.3" table:style-name="ce1">
            <text:p>3.3</text:p>
          </table:table-cell>
          <table:table-cell office:value-type="float" office:value="1.98" table:style-name="ce1">
            <text:p>1.9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2.37" table:style-name="ce1">
            <text:p>2.37</text:p>
          </table:table-cell>
          <table:table-cell office:value-type="float" office:value="0.26257999999999998" table:style-name="ce1">
            <text:p>0.26258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-1.1759999999999999" table:style-name="ce1">
            <text:p>-1.176</text:p>
          </table:table-cell>
          <table:table-cell office:value-type="float" office:value="1.024" table:style-name="ce1">
            <text:p>1.024</text:p>
          </table:table-cell>
          <table:table-cell office:value-type="float" office:value="3.92" table:style-name="ce1">
            <text:p>3.92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1.91" table:style-name="ce1">
            <text:p>1.91</text:p>
          </table:table-cell>
          <table:table-cell office:value-type="float" office:value="-0.24568000000000001" table:style-name="ce1">
            <text:p>-0.24568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-0.76400000000000001" table:style-name="ce1">
            <text:p>-0.764</text:p>
          </table:table-cell>
          <table:table-cell office:value-type="float" office:value="1.0483" table:style-name="ce1">
            <text:p>1.0483</text:p>
          </table:table-cell>
          <table:table-cell office:value-type="float" office:value="1.91" table:style-name="ce1">
            <text:p>1.91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1.04" table:style-name="ce1">
            <text:p>1.04</text:p>
          </table:table-cell>
          <table:table-cell office:value-type="float" office:value="-8.6120000000000002E-2" table:style-name="ce1">
            <text:p>-0.08612</text:p>
          </table:table-cell>
          <table:table-cell office:value-type="float" office:value="0.6" table:style-name="ce1">
            <text:p>0.6</text:p>
          </table:table-cell>
          <table:table-cell office:value-type="float" office:value="-0.48" table:style-name="ce1">
            <text:p>-0.48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1.06" table:style-name="ce1">
            <text:p>1.06</text:p>
          </table:table-cell>
          <table:table-cell office:value-type="float" office:value="-8.6120000000000002E-2" table:style-name="ce1">
            <text:p>-0.08612</text:p>
          </table:table-cell>
          <table:table-cell office:value-type="float" office:value="0.6" table:style-name="ce1">
            <text:p>0.6</text:p>
          </table:table-cell>
          <table:table-cell office:value-type="float" office:value="-0.48" table:style-name="ce1">
            <text:p>-0.48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1.05" table:style-name="ce1">
            <text:p>1.05</text:p>
          </table:table-cell>
          <table:table-cell office:value-type="float" office:value="-0.13239000000000001" table:style-name="ce1">
            <text:p>-0.13239</text:p>
          </table:table-cell>
          <table:table-cell office:value-type="float" office:value="0.64" table:style-name="ce1">
            <text:p>0.64</text:p>
          </table:table-cell>
          <table:table-cell office:value-type="float" office:value="-0.51200000000000001" table:style-name="ce1">
            <text:p>-0.512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1.28" table:style-name="ce1">
            <text:p>1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1.04" table:style-name="ce1">
            <text:p>1.04</text:p>
          </table:table-cell>
          <table:table-cell office:value-type="float" office:value="-0.13239000000000001" table:style-name="ce1">
            <text:p>-0.13239</text:p>
          </table:table-cell>
          <table:table-cell office:value-type="float" office:value="0.64" table:style-name="ce1">
            <text:p>0.64</text:p>
          </table:table-cell>
          <table:table-cell office:value-type="float" office:value="-0.51200000000000001" table:style-name="ce1">
            <text:p>-0.512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1.28" table:style-name="ce1">
            <text:p>1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229" table:style-name="ce1">
            <text:p>2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95" table:style-name="ce1">
            <text:p>1.95</text:p>
          </table:table-cell>
          <table:table-cell office:value-type="float" office:value="-1.56" table:style-name="ce1">
            <text:p>-1.56</text:p>
          </table:table-cell>
          <table:table-cell office:value-type="float" office:value="1.0385" table:style-name="ce1">
            <text:p>1.0385</text:p>
          </table:table-cell>
          <table:table-cell office:value-type="float" office:value="3.9" table:style-name="ce1">
            <text:p>3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-0.88" table:style-name="ce1">
            <text:p>-0.88</text:p>
          </table:table-cell>
          <table:table-cell office:value-type="float" office:value="1.0385" table:style-name="ce1">
            <text:p>1.0385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231" table:style-name="ce1">
            <text:p>2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5249999999999997" table:style-name="ce1">
            <text:p>0.6525</text:p>
          </table:table-cell>
          <table:table-cell office:value-type="float" office:value="-0.52200000000000002" table:style-name="ce1">
            <text:p>-0.522</text:p>
          </table:table-cell>
          <table:table-cell office:value-type="float" office:value="1.0429999999999999" table:style-name="ce1">
            <text:p>1.043</text:p>
          </table:table-cell>
          <table:table-cell office:value-type="float" office:value="1.3049999999999999" table:style-name="ce1">
            <text:p>1.3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75" table:style-name="ce1">
            <text:p>1.575</text:p>
          </table:table-cell>
          <table:table-cell office:value-type="float" office:value="-1.26" table:style-name="ce1">
            <text:p>-1.26</text:p>
          </table:table-cell>
          <table:table-cell office:value-type="float" office:value="1.0424" table:style-name="ce1">
            <text:p>1.0424</text:p>
          </table:table-cell>
          <table:table-cell office:value-type="float" office:value="3.15" table:style-name="ce1">
            <text:p>3.15</text:p>
          </table:table-cell>
          <table:table-cell office:value-type="float" office:value="1.575" table:style-name="ce1">
            <text:p>1.57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1.91" table:style-name="ce1">
            <text:p>1.91</text:p>
          </table:table-cell>
          <table:table-cell office:value-type="float" office:value="3.7989999999999996E-2" table:style-name="ce1">
            <text:p>0.03799</text:p>
          </table:table-cell>
          <table:table-cell office:value-type="float" office:value="1.575" table:style-name="ce1">
            <text:p>1.575</text:p>
          </table:table-cell>
          <table:table-cell office:value-type="float" office:value="-1.26" table:style-name="ce1">
            <text:p>-1.26</text:p>
          </table:table-cell>
          <table:table-cell office:value-type="float" office:value="1.0424" table:style-name="ce1">
            <text:p>1.0424</text:p>
          </table:table-cell>
          <table:table-cell office:value-type="float" office:value="3.15" table:style-name="ce1">
            <text:p>3.15</text:p>
          </table:table-cell>
          <table:table-cell office:value-type="float" office:value="1.575" table:style-name="ce1">
            <text:p>1.57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2.95" table:style-name="ce1">
            <text:p>2.95</text:p>
          </table:table-cell>
          <table:table-cell office:value-type="float" office:value="-0.11541" table:style-name="ce1">
            <text:p>-0.11541</text:p>
          </table:table-cell>
          <table:table-cell office:value-type="float" office:value="1.77" table:style-name="ce1">
            <text:p>1.77</text:p>
          </table:table-cell>
          <table:table-cell office:value-type="float" office:value="-0.88500000000000001" table:style-name="ce1">
            <text:p>-0.885</text:p>
          </table:table-cell>
          <table:table-cell office:value-type="float" office:value="1.0456000000000001" table:style-name="ce1">
            <text:p>1.0456</text:p>
          </table:table-cell>
          <table:table-cell office:value-type="float" office:value="2.95" table:style-name="ce1">
            <text:p>2.95</text:p>
          </table:table-cell>
          <table:table-cell office:value-type="float" office:value="1.18" table:style-name="ce1">
            <text:p>1.1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2.95" table:style-name="ce1">
            <text:p>2.95</text:p>
          </table:table-cell>
          <table:table-cell office:value-type="float" office:value="-0.11603999999999999" table:style-name="ce1">
            <text:p>-0.11604</text:p>
          </table:table-cell>
          <table:table-cell office:value-type="float" office:value="1.77" table:style-name="ce1">
            <text:p>1.77</text:p>
          </table:table-cell>
          <table:table-cell office:value-type="float" office:value="-0.88500000000000001" table:style-name="ce1">
            <text:p>-0.885</text:p>
          </table:table-cell>
          <table:table-cell office:value-type="float" office:value="1.0456000000000001" table:style-name="ce1">
            <text:p>1.0456</text:p>
          </table:table-cell>
          <table:table-cell office:value-type="float" office:value="2.95" table:style-name="ce1">
            <text:p>2.95</text:p>
          </table:table-cell>
          <table:table-cell office:value-type="float" office:value="1.18" table:style-name="ce1">
            <text:p>1.1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2.95" table:style-name="ce1">
            <text:p>2.95</text:p>
          </table:table-cell>
          <table:table-cell office:value-type="float" office:value="-0.11603999999999999" table:style-name="ce1">
            <text:p>-0.11604</text:p>
          </table:table-cell>
          <table:table-cell office:value-type="float" office:value="1.77" table:style-name="ce1">
            <text:p>1.77</text:p>
          </table:table-cell>
          <table:table-cell office:value-type="float" office:value="-0.88500000000000001" table:style-name="ce1">
            <text:p>-0.885</text:p>
          </table:table-cell>
          <table:table-cell office:value-type="float" office:value="1.0456000000000001" table:style-name="ce1">
            <text:p>1.0456</text:p>
          </table:table-cell>
          <table:table-cell office:value-type="float" office:value="2.95" table:style-name="ce1">
            <text:p>2.95</text:p>
          </table:table-cell>
          <table:table-cell office:value-type="float" office:value="1.18" table:style-name="ce1">
            <text:p>1.1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2.88" table:style-name="ce1">
            <text:p>2.88</text:p>
          </table:table-cell>
          <table:table-cell office:value-type="float" office:value="-7.1429999999999993E-2" table:style-name="ce1">
            <text:p>-0.07143</text:p>
          </table:table-cell>
          <table:table-cell office:value-type="float" office:value="1.7280000000000002" table:style-name="ce1">
            <text:p>1.728</text:p>
          </table:table-cell>
          <table:table-cell office:value-type="float" office:value="-0.8640000000000001" table:style-name="ce1">
            <text:p>-0.864</text:p>
          </table:table-cell>
          <table:table-cell office:value-type="float" office:value="1.0452999999999999" table:style-name="ce1">
            <text:p>1.0453</text:p>
          </table:table-cell>
          <table:table-cell office:value-type="float" office:value="2.88" table:style-name="ce1">
            <text:p>2.88</text:p>
          </table:table-cell>
          <table:table-cell office:value-type="float" office:value="1.1520000000000001" table:style-name="ce1">
            <text:p>1.15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2.88" table:style-name="ce1">
            <text:p>2.88</text:p>
          </table:table-cell>
          <table:table-cell office:value-type="float" office:value="-7.1390000000000009E-2" table:style-name="ce1">
            <text:p>-0.07139</text:p>
          </table:table-cell>
          <table:table-cell office:value-type="float" office:value="1.7280000000000002" table:style-name="ce1">
            <text:p>1.728</text:p>
          </table:table-cell>
          <table:table-cell office:value-type="float" office:value="-0.8640000000000001" table:style-name="ce1">
            <text:p>-0.864</text:p>
          </table:table-cell>
          <table:table-cell office:value-type="float" office:value="1.0452999999999999" table:style-name="ce1">
            <text:p>1.0453</text:p>
          </table:table-cell>
          <table:table-cell office:value-type="float" office:value="2.88" table:style-name="ce1">
            <text:p>2.88</text:p>
          </table:table-cell>
          <table:table-cell office:value-type="float" office:value="1.1520000000000001" table:style-name="ce1">
            <text:p>1.15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2.3755600000000001" table:style-name="ce1">
            <text:p>2.37556</text:p>
          </table:table-cell>
          <table:table-cell office:value-type="float" office:value="-0.61407999999999996" table:style-name="ce1">
            <text:p>-0.61408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-1.1759999999999999" table:style-name="ce1">
            <text:p>-1.176</text:p>
          </table:table-cell>
          <table:table-cell office:value-type="float" office:value="1.0414000000000001" table:style-name="ce1">
            <text:p>1.0414</text:p>
          </table:table-cell>
          <table:table-cell office:value-type="float" office:value="3.92" table:style-name="ce1">
            <text:p>3.92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2.38" table:style-name="ce1">
            <text:p>2.38</text:p>
          </table:table-cell>
          <table:table-cell office:value-type="float" office:value="-0.26143" table:style-name="ce1">
            <text:p>-0.26143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-1.1759999999999999" table:style-name="ce1">
            <text:p>-1.176</text:p>
          </table:table-cell>
          <table:table-cell office:value-type="float" office:value="1.0414000000000001" table:style-name="ce1">
            <text:p>1.0414</text:p>
          </table:table-cell>
          <table:table-cell office:value-type="float" office:value="3.92" table:style-name="ce1">
            <text:p>3.92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2.73" table:style-name="ce1">
            <text:p>2.73</text:p>
          </table:table-cell>
          <table:table-cell office:value-type="float" office:value="-7.9199999999999993E-2" table:style-name="ce1">
            <text:p>-0.0792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-1.2390000000000001" table:style-name="ce1">
            <text:p>-1.239</text:p>
          </table:table-cell>
          <table:table-cell office:value-type="float" office:value="1.0438000000000001" table:style-name="ce1">
            <text:p>1.0438</text:p>
          </table:table-cell>
          <table:table-cell office:value-type="float" office:value="4.13" table:style-name="ce1">
            <text:p>4.13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2.73" table:style-name="ce1">
            <text:p>2.73</text:p>
          </table:table-cell>
          <table:table-cell office:value-type="float" office:value="-0.11333" table:style-name="ce1">
            <text:p>-0.11333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-1.2390000000000001" table:style-name="ce1">
            <text:p>-1.239</text:p>
          </table:table-cell>
          <table:table-cell office:value-type="float" office:value="1.0436000000000001" table:style-name="ce1">
            <text:p>1.0436</text:p>
          </table:table-cell>
          <table:table-cell office:value-type="float" office:value="4.13" table:style-name="ce1">
            <text:p>4.13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5110000000000001" table:style-name="ce1">
            <text:p>2.511</text:p>
          </table:table-cell>
          <table:table-cell office:value-type="float" office:value="-1.2555000000000001" table:style-name="ce1">
            <text:p>-1.2555</text:p>
          </table:table-cell>
          <table:table-cell office:value-type="float" office:value="1.0452999999999999" table:style-name="ce1">
            <text:p>1.0453</text:p>
          </table:table-cell>
          <table:table-cell office:value-type="float" office:value="4.1849999999999996" table:style-name="ce1">
            <text:p>4.185</text:p>
          </table:table-cell>
          <table:table-cell office:value-type="float" office:value="2.5110000000000001" table:style-name="ce1">
            <text:p>2.5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5110000000000001" table:style-name="ce1">
            <text:p>2.511</text:p>
          </table:table-cell>
          <table:table-cell office:value-type="float" office:value="-1.2555000000000001" table:style-name="ce1">
            <text:p>-1.2555</text:p>
          </table:table-cell>
          <table:table-cell office:value-type="float" office:value="1.0452999999999999" table:style-name="ce1">
            <text:p>1.0453</text:p>
          </table:table-cell>
          <table:table-cell office:value-type="float" office:value="4.1849999999999996" table:style-name="ce1">
            <text:p>4.185</text:p>
          </table:table-cell>
          <table:table-cell office:value-type="float" office:value="2.5110000000000001" table:style-name="ce1">
            <text:p>2.5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0.22704000000000002" table:style-name="ce1">
            <text:p>0.22704</text:p>
          </table:table-cell>
          <table:table-cell office:value-type="float" office:value="1.6070000000000001E-2" table:style-name="ce1">
            <text:p>0.01607</text:p>
          </table:table-cell>
          <table:table-cell office:value-type="float" office:value="0.18718000000000001" table:style-name="ce1">
            <text:p>0.18718</text:p>
          </table:table-cell>
          <table:table-cell office:value-type="float" office:value="-0.18718000000000001" table:style-name="ce1">
            <text:p>-0.18718</text:p>
          </table:table-cell>
          <table:table-cell office:value-type="float" office:value="1.0407" table:style-name="ce1">
            <text:p>1.0407</text:p>
          </table:table-cell>
          <table:table-cell office:value-type="float" office:value="0.46795000000000003" table:style-name="ce1">
            <text:p>0.467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2.1520000000000001E-2" table:style-name="ce1">
            <text:p>0.02152</text:p>
          </table:table-cell>
          <table:table-cell office:value-type="float" office:value="2.3959999999999999E-2" table:style-name="ce1">
            <text:p>0.02396</text:p>
          </table:table-cell>
          <table:table-cell office:value-type="float" office:value="0.42338999999999999" table:style-name="ce1">
            <text:p>0.42339</text:p>
          </table:table-cell>
          <table:table-cell office:value-type="float" office:value="-0.42338999999999999" table:style-name="ce1">
            <text:p>-0.42339</text:p>
          </table:table-cell>
          <table:table-cell office:value-type="float" office:value="1.0261" table:style-name="ce1">
            <text:p>1.0261</text:p>
          </table:table-cell>
          <table:table-cell office:value-type="float" office:value="1.05846" table:style-name="ce1">
            <text:p>1.058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3.4089999999999995E-2" table:style-name="ce1">
            <text:p>0.03409</text:p>
          </table:table-cell>
          <table:table-cell office:value-type="float" office:value="-1.0249999999999999E-2" table:style-name="ce1">
            <text:p>-0.01025</text:p>
          </table:table-cell>
          <table:table-cell office:value-type="float" office:value="0.67072999999999994" table:style-name="ce1">
            <text:p>0.67073</text:p>
          </table:table-cell>
          <table:table-cell office:value-type="float" office:value="-0.67072999999999994" table:style-name="ce1">
            <text:p>-0.67073</text:p>
          </table:table-cell>
          <table:table-cell office:value-type="float" office:value="1.0305" table:style-name="ce1">
            <text:p>1.0305</text:p>
          </table:table-cell>
          <table:table-cell office:value-type="float" office:value="1.6768299999999998" table:style-name="ce1">
            <text:p>1.676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2.3140000000000001E-2" table:style-name="ce1">
            <text:p>0.02314</text:p>
          </table:table-cell>
          <table:table-cell office:value-type="float" office:value="4.3150000000000001E-2" table:style-name="ce1">
            <text:p>0.04315</text:p>
          </table:table-cell>
          <table:table-cell office:value-type="float" office:value="0.45531999999999995" table:style-name="ce1">
            <text:p>0.45532</text:p>
          </table:table-cell>
          <table:table-cell office:value-type="float" office:value="-0.45531999999999995" table:style-name="ce1">
            <text:p>-0.45532</text:p>
          </table:table-cell>
          <table:table-cell office:value-type="float" office:value="1.0275000000000001" table:style-name="ce1">
            <text:p>1.0275</text:p>
          </table:table-cell>
          <table:table-cell office:value-type="float" office:value="1.1383099999999999" table:style-name="ce1">
            <text:p>1.138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4.87E-2" table:style-name="ce1">
            <text:p>0.0487</text:p>
          </table:table-cell>
          <table:table-cell office:value-type="float" office:value="-2.1080000000000002E-2" table:style-name="ce1">
            <text:p>-0.02108</text:p>
          </table:table-cell>
          <table:table-cell office:value-type="float" office:value="0.95818999999999999" table:style-name="ce1">
            <text:p>0.95819</text:p>
          </table:table-cell>
          <table:table-cell office:value-type="float" office:value="-0.95818999999999999" table:style-name="ce1">
            <text:p>-0.95819</text:p>
          </table:table-cell>
          <table:table-cell office:value-type="float" office:value="1.0327" table:style-name="ce1">
            <text:p>1.0327</text:p>
          </table:table-cell>
          <table:table-cell office:value-type="float" office:value="2.39547" table:style-name="ce1">
            <text:p>2.395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0.91358000000000006" table:style-name="ce1">
            <text:p>0.91358</text:p>
          </table:table-cell>
          <table:table-cell office:value-type="float" office:value="8.3239999999999995E-2" table:style-name="ce1">
            <text:p>0.08324</text:p>
          </table:table-cell>
          <table:table-cell office:value-type="float" office:value="0.75317999999999996" table:style-name="ce1">
            <text:p>0.75318</text:p>
          </table:table-cell>
          <table:table-cell office:value-type="float" office:value="-0.75317999999999996" table:style-name="ce1">
            <text:p>-0.75318</text:p>
          </table:table-cell>
          <table:table-cell office:value-type="float" office:value="1.0398000000000001" table:style-name="ce1">
            <text:p>1.0398</text:p>
          </table:table-cell>
          <table:table-cell office:value-type="float" office:value="1.8829499999999999" table:style-name="ce1">
            <text:p>1.882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4.5019999999999998E-2" table:style-name="ce1">
            <text:p>0.04502</text:p>
          </table:table-cell>
          <table:table-cell office:value-type="float" office:value="2.8319999999999998E-2" table:style-name="ce1">
            <text:p>0.02832</text:p>
          </table:table-cell>
          <table:table-cell office:value-type="float" office:value="0.88576999999999995" table:style-name="ce1">
            <text:p>0.88577</text:p>
          </table:table-cell>
          <table:table-cell office:value-type="float" office:value="-0.88576999999999995" table:style-name="ce1">
            <text:p>-0.88577</text:p>
          </table:table-cell>
          <table:table-cell office:value-type="float" office:value="1.0261" table:style-name="ce1">
            <text:p>1.0261</text:p>
          </table:table-cell>
          <table:table-cell office:value-type="float" office:value="2.2144200000000001" table:style-name="ce1">
            <text:p>2.214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2.5099999999999997E-2" table:style-name="ce1">
            <text:p>0.0251</text:p>
          </table:table-cell>
          <table:table-cell office:value-type="float" office:value="-1.3560000000000001E-2" table:style-name="ce1">
            <text:p>-0.01356</text:p>
          </table:table-cell>
          <table:table-cell office:value-type="float" office:value="0.49395000000000006" table:style-name="ce1">
            <text:p>0.49395</text:p>
          </table:table-cell>
          <table:table-cell office:value-type="float" office:value="-0.49395000000000006" table:style-name="ce1">
            <text:p>-0.49395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1.2348699999999999" table:style-name="ce1">
            <text:p>1.234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5.1920000000000001E-2" table:style-name="ce1">
            <text:p>0.05192</text:p>
          </table:table-cell>
          <table:table-cell office:value-type="float" office:value="-6.6529999999999992E-2" table:style-name="ce1">
            <text:p>-0.06653</text:p>
          </table:table-cell>
          <table:table-cell office:value-type="float" office:value="1.0217000000000001" table:style-name="ce1">
            <text:p>1.0217</text:p>
          </table:table-cell>
          <table:table-cell office:value-type="float" office:value="-1.0217000000000001" table:style-name="ce1">
            <text:p>-1.0217</text:p>
          </table:table-cell>
          <table:table-cell office:value-type="float" office:value="1.0289999999999999" table:style-name="ce1">
            <text:p>1.029</text:p>
          </table:table-cell>
          <table:table-cell office:value-type="float" office:value="2.5542400000000001" table:style-name="ce1">
            <text:p>2.554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2.0649999999999998E-2" table:style-name="ce1">
            <text:p>0.02065</text:p>
          </table:table-cell>
          <table:table-cell office:value-type="float" office:value="8.5169999999999996E-2" table:style-name="ce1">
            <text:p>0.08517</text:p>
          </table:table-cell>
          <table:table-cell office:value-type="float" office:value="0.40630000000000005" table:style-name="ce1">
            <text:p>0.4063</text:p>
          </table:table-cell>
          <table:table-cell office:value-type="float" office:value="-0.40630000000000005" table:style-name="ce1">
            <text:p>-0.4063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1.0157499999999999" table:style-name="ce1">
            <text:p>1.015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2.6419999999999999E-2" table:style-name="ce1">
            <text:p>0.02642</text:p>
          </table:table-cell>
          <table:table-cell office:value-type="float" office:value="-1.805E-2" table:style-name="ce1">
            <text:p>-0.01805</text:p>
          </table:table-cell>
          <table:table-cell office:value-type="float" office:value="0.51995000000000002" table:style-name="ce1">
            <text:p>0.51995</text:p>
          </table:table-cell>
          <table:table-cell office:value-type="float" office:value="-0.51995000000000002" table:style-name="ce1">
            <text:p>-0.51995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1.2998699999999999" table:style-name="ce1">
            <text:p>1.299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3.397E-2" table:style-name="ce1">
            <text:p>0.03397</text:p>
          </table:table-cell>
          <table:table-cell office:value-type="float" office:value="-5.178E-2" table:style-name="ce1">
            <text:p>-0.05178</text:p>
          </table:table-cell>
          <table:table-cell office:value-type="float" office:value="0.66849999999999998" table:style-name="ce1">
            <text:p>0.6685</text:p>
          </table:table-cell>
          <table:table-cell office:value-type="float" office:value="-0.66849999999999998" table:style-name="ce1">
            <text:p>-0.6685</text:p>
          </table:table-cell>
          <table:table-cell office:value-type="float" office:value="1.0305" table:style-name="ce1">
            <text:p>1.0305</text:p>
          </table:table-cell>
          <table:table-cell office:value-type="float" office:value="1.67126" table:style-name="ce1">
            <text:p>1.671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2.9520000000000001E-2" table:style-name="ce1">
            <text:p>0.02952</text:p>
          </table:table-cell>
          <table:table-cell office:value-type="float" office:value="0.30864999999999998" table:style-name="ce1">
            <text:p>0.30865</text:p>
          </table:table-cell>
          <table:table-cell office:value-type="float" office:value="0.58085999999999993" table:style-name="ce1">
            <text:p>0.58086</text:p>
          </table:table-cell>
          <table:table-cell office:value-type="float" office:value="-0.58085999999999993" table:style-name="ce1">
            <text:p>-0.58086</text:p>
          </table:table-cell>
          <table:table-cell office:value-type="float" office:value="1.0430999999999999" table:style-name="ce1">
            <text:p>1.0431</text:p>
          </table:table-cell>
          <table:table-cell office:value-type="float" office:value="1.45214" table:style-name="ce1">
            <text:p>1.452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0.32" table:style-name="ce1">
            <text:p>0.32</text:p>
          </table:table-cell>
          <table:table-cell office:value-type="float" office:value="1.0840000000000001E-2" table:style-name="ce1">
            <text:p>0.01084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-0.156" table:style-name="ce1">
            <text:p>-0.156</text:p>
          </table:table-cell>
          <table:table-cell office:value-type="float" office:value="1.0311999999999999" table:style-name="ce1">
            <text:p>1.0312</text:p>
          </table:table-cell>
          <table:table-cell office:value-type="float" office:value="0.39" table:style-name="ce1">
            <text:p>0.39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1.0840000000000001E-2" table:style-name="ce1">
            <text:p>0.01084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-0.156" table:style-name="ce1">
            <text:p>-0.156</text:p>
          </table:table-cell>
          <table:table-cell office:value-type="float" office:value="1.0311999999999999" table:style-name="ce1">
            <text:p>1.0312</text:p>
          </table:table-cell>
          <table:table-cell office:value-type="float" office:value="0.39" table:style-name="ce1">
            <text:p>0.39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0.31" table:style-name="ce1">
            <text:p>0.31</text:p>
          </table:table-cell>
          <table:table-cell office:value-type="float" office:value="1.0840000000000001E-2" table:style-name="ce1">
            <text:p>0.01084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-0.156" table:style-name="ce1">
            <text:p>-0.156</text:p>
          </table:table-cell>
          <table:table-cell office:value-type="float" office:value="1.0311999999999999" table:style-name="ce1">
            <text:p>1.0312</text:p>
          </table:table-cell>
          <table:table-cell office:value-type="float" office:value="0.39" table:style-name="ce1">
            <text:p>0.39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22" table:style-name="ce1">
            <text:p>1.0122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-0.1" table:style-name="ce1">
            <text:p>-0.1</text:p>
          </table:table-cell>
          <table:table-cell office:value-type="float" office:value="1.0122" table:style-name="ce1">
            <text:p>1.0122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298" table:style-name="ro1">
          <table:table-cell table:number-columns-repeated="16384"/>
        </table:table-row>
      </table:table>
      <table:table table:name="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0.31" table:style-name="ce1">
            <text:p>0.31</text:p>
          </table:table-cell>
          <table:table-cell table:number-columns-repeated="16382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0.28000000000000003" table:style-name="ce1">
            <text:p>0.28</text:p>
          </table:table-cell>
          <table:table-cell table:number-columns-repeated="16382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0.41" table:style-name="ce1">
            <text:p>0.41</text:p>
          </table:table-cell>
          <table:table-cell table:number-columns-repeated="16382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0.86" table:style-name="ce1">
            <text:p>0.86</text:p>
          </table:table-cell>
          <table:table-cell table:number-columns-repeated="16382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2.95" table:style-name="ce1">
            <text:p>2.95</text:p>
          </table:table-cell>
          <table:table-cell table:number-columns-repeated="16382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0.6" table:style-name="ce1">
            <text:p>0.6</text:p>
          </table:table-cell>
          <table:table-cell table:number-columns-repeated="1638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0.6" table:style-name="ce1">
            <text:p>0.6</text:p>
          </table:table-cell>
          <table:table-cell table:number-columns-repeated="16382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0.78" table:style-name="ce1">
            <text:p>0.78</text:p>
          </table:table-cell>
          <table:table-cell table:number-columns-repeated="16382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0.7" table:style-name="ce1">
            <text:p>0.7</text:p>
          </table:table-cell>
          <table:table-cell table:number-columns-repeated="16382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0.4" table:style-name="ce1">
            <text:p>0.4</text:p>
          </table:table-cell>
          <table:table-cell table:number-columns-repeated="16382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0.75" table:style-name="ce1">
            <text:p>0.75</text:p>
          </table:table-cell>
          <table:table-cell table:number-columns-repeated="16382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0.45" table:style-name="ce1">
            <text:p>0.45</text:p>
          </table:table-cell>
          <table:table-cell table:number-columns-repeated="16382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0.44" table:style-name="ce1">
            <text:p>0.44</text:p>
          </table:table-cell>
          <table:table-cell table:number-columns-repeated="16382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1.5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0.63" table:style-name="ce1">
            <text:p>0.63</text:p>
          </table:table-cell>
          <table:table-cell table:number-columns-repeated="16382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0.49" table:style-name="ce1">
            <text:p>0.49</text:p>
          </table:table-cell>
          <table:table-cell table:number-columns-repeated="16382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2.8" table:style-name="ce1">
            <text:p>2.8</text:p>
          </table:table-cell>
          <table:table-cell table:number-columns-repeated="16382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2.37" table:style-name="ce1">
            <text:p>2.37</text:p>
          </table:table-cell>
          <table:table-cell table:number-columns-repeated="16382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1.91" table:style-name="ce1">
            <text:p>1.91</text:p>
          </table:table-cell>
          <table:table-cell table:number-columns-repeated="16382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1.04" table:style-name="ce1">
            <text:p>1.04</text:p>
          </table:table-cell>
          <table:table-cell table:number-columns-repeated="16382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1.05" table:style-name="ce1">
            <text:p>1.05</text:p>
          </table:table-cell>
          <table:table-cell table:number-columns-repeated="16382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1.91" table:style-name="ce1">
            <text:p>1.91</text:p>
          </table:table-cell>
          <table:table-cell table:number-columns-repeated="16382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2.95" table:style-name="ce1">
            <text:p>2.95</text:p>
          </table:table-cell>
          <table:table-cell table:number-columns-repeated="16382"/>
        </table:table-row>
        <table:table-row table:number-rows-repeated="1048551" table:style-name="ro1">
          <table:table-cell table:number-columns-repeated="16384"/>
        </table:table-row>
      </table:table>
      <table:table table:name="Dimension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 office:value-type="string" table:style-name="ce1">
            <text:p>ShFr</text:p>
          </table:table-cell>
          <table:table-cell office:value-type="string" table:style-name="ce1">
            <text:p>ShFrMin</text:p>
          </table:table-cell>
          <table:table-cell office:value-type="string" table:style-name="ce1">
            <text:p>ShFrMax</text:p>
          </table:table-cell>
          <table:table-cell office:value-type="string" table:style-name="ce1">
            <text:p>ShFrOK</text:p>
          </table:table-cell>
          <table:table-cell office:value-type="string" table:style-name="ce1">
            <text:p>ShCost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.6699999999999998E-3" table:style-name="ce1">
            <text:p>0.0096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.2890000000000003E-2" table:style-name="ce1">
            <text:p>0.03289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9300000000000001E-3" table:style-name="ce1">
            <text:p>0.0019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0.16515000000000002" table:style-name="ce1">
            <text:p>0.16515</text:p>
          </table:table-cell>
          <table:table-cell office:value-type="float" office:value="1.651E-2" table:style-name="ce1">
            <text:p>0.0165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.8803800000000002" table:style-name="ce1">
            <text:p>2.88038</text:p>
          </table:table-cell>
          <table:table-cell office:value-type="float" office:value="0.28803999999999996" table:style-name="ce1">
            <text:p>0.288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.8056899999999998" table:style-name="ce1">
            <text:p>1.80569</text:p>
          </table:table-cell>
          <table:table-cell office:value-type="float" office:value="0.18056999999999998" table:style-name="ce1">
            <text:p>0.1805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.7140600000000001" table:style-name="ce1">
            <text:p>1.71406</text:p>
          </table:table-cell>
          <table:table-cell office:value-type="float" office:value="0.17140999999999998" table:style-name="ce1">
            <text:p>0.1714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.2743600000000002" table:style-name="ce1">
            <text:p>2.27436</text:p>
          </table:table-cell>
          <table:table-cell office:value-type="float" office:value="0.22744" table:style-name="ce1">
            <text:p>0.2274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0.78734999999999999" table:style-name="ce1">
            <text:p>0.78735</text:p>
          </table:table-cell>
          <table:table-cell office:value-type="float" office:value="7.8739999999999991E-2" table:style-name="ce1">
            <text:p>0.0787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.7589699999999999" table:style-name="ce1">
            <text:p>1.75897</text:p>
          </table:table-cell>
          <table:table-cell office:value-type="float" office:value="0.1759" table:style-name="ce1">
            <text:p>0.175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0.64576999999999996" table:style-name="ce1">
            <text:p>0.64577</text:p>
          </table:table-cell>
          <table:table-cell office:value-type="float" office:value="6.4579999999999999E-2" table:style-name="ce1">
            <text:p>0.064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3.4799799999999999" table:style-name="ce1">
            <text:p>3.47998</text:p>
          </table:table-cell>
          <table:table-cell office:value-type="float" office:value="0.34799999999999998" table:style-name="ce1">
            <text:p>0.3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0.57952000000000004" table:style-name="ce1">
            <text:p>0.57952</text:p>
          </table:table-cell>
          <table:table-cell office:value-type="float" office:value="5.7950000000000002E-2" table:style-name="ce1">
            <text:p>0.0579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.3043400000000001" table:style-name="ce1">
            <text:p>1.30434</text:p>
          </table:table-cell>
          <table:table-cell office:value-type="float" office:value="0.13042999999999999" table:style-name="ce1">
            <text:p>0.1304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.6337700000000002" table:style-name="ce1">
            <text:p>2.63377</text:p>
          </table:table-cell>
          <table:table-cell office:value-type="float" office:value="0.26338" table:style-name="ce1">
            <text:p>0.263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.5092400000000001" table:style-name="ce1">
            <text:p>1.50924</text:p>
          </table:table-cell>
          <table:table-cell office:value-type="float" office:value="0.15092" table:style-name="ce1">
            <text:p>0.1509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.2881800000000001" table:style-name="ce1">
            <text:p>1.28818</text:p>
          </table:table-cell>
          <table:table-cell office:value-type="float" office:value="0.12881999999999999" table:style-name="ce1">
            <text:p>0.1288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.4042300000000001" table:style-name="ce1">
            <text:p>2.40423</text:p>
          </table:table-cell>
          <table:table-cell office:value-type="float" office:value="0.24042000000000002" table:style-name="ce1">
            <text:p>0.2404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2.0830000000000002" table:style-name="ce1">
            <text:p>2.083</text:p>
          </table:table-cell>
          <table:table-cell office:value-type="float" office:value="0.20829999999999999" table:style-name="ce1">
            <text:p>0.208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.4198200000000001" table:style-name="ce1">
            <text:p>1.41982</text:p>
          </table:table-cell>
          <table:table-cell office:value-type="float" office:value="0.14198" table:style-name="ce1">
            <text:p>0.1419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.3575999999999999" table:style-name="ce1">
            <text:p>1.3576</text:p>
          </table:table-cell>
          <table:table-cell office:value-type="float" office:value="0.13575999999999999" table:style-name="ce1">
            <text:p>0.1357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.0067200000000001" table:style-name="ce1">
            <text:p>1.00672</text:p>
          </table:table-cell>
          <table:table-cell office:value-type="float" office:value="0.10067" table:style-name="ce1">
            <text:p>0.100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0.88985000000000003" table:style-name="ce1">
            <text:p>0.88985</text:p>
          </table:table-cell>
          <table:table-cell office:value-type="float" office:value="8.8989999999999986E-2" table:style-name="ce1">
            <text:p>0.0889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.3756200000000001" table:style-name="ce1">
            <text:p>3.37562</text:p>
          </table:table-cell>
          <table:table-cell office:value-type="float" office:value="0.33756000000000003" table:style-name="ce1">
            <text:p>0.3375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3.0523599999999997" table:style-name="ce1">
            <text:p>3.05236</text:p>
          </table:table-cell>
          <table:table-cell office:value-type="float" office:value="0.30524000000000001" table:style-name="ce1">
            <text:p>0.305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3.6839200000000001" table:style-name="ce1">
            <text:p>3.68392</text:p>
          </table:table-cell>
          <table:table-cell office:value-type="float" office:value="0.36839" table:style-name="ce1">
            <text:p>0.368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.5927699999999998" table:style-name="ce1">
            <text:p>1.59277</text:p>
          </table:table-cell>
          <table:table-cell office:value-type="float" office:value="0.15928" table:style-name="ce1">
            <text:p>0.159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0.11766" table:style-name="ce1">
            <text:p>0.11766</text:p>
          </table:table-cell>
          <table:table-cell office:value-type="float" office:value="1.1770000000000001E-2" table:style-name="ce1">
            <text:p>0.0117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.4108500000000002" table:style-name="ce1">
            <text:p>1.41085</text:p>
          </table:table-cell>
          <table:table-cell office:value-type="float" office:value="0.14108000000000001" table:style-name="ce1">
            <text:p>0.1410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.9611799999999999" table:style-name="ce1">
            <text:p>1.96118</text:p>
          </table:table-cell>
          <table:table-cell office:value-type="float" office:value="0.19611999999999999" table:style-name="ce1">
            <text:p>0.196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.1391" table:style-name="ce1">
            <text:p>2.1391</text:p>
          </table:table-cell>
          <table:table-cell office:value-type="float" office:value="0.12576999999999999" table:style-name="ce1">
            <text:p>0.1257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2.4257900000000001" table:style-name="ce1">
            <text:p>2.42579</text:p>
          </table:table-cell>
          <table:table-cell office:value-type="float" office:value="0.24257999999999999" table:style-name="ce1">
            <text:p>0.242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.3588800000000001" table:style-name="ce1">
            <text:p>1.35888</text:p>
          </table:table-cell>
          <table:table-cell office:value-type="float" office:value="0.13589000000000001" table:style-name="ce1">
            <text:p>0.1358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.3759800000000002" table:style-name="ce1">
            <text:p>1.37598</text:p>
          </table:table-cell>
          <table:table-cell office:value-type="float" office:value="0.1376" table:style-name="ce1">
            <text:p>0.137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.6932800000000001" table:style-name="ce1">
            <text:p>1.69328</text:p>
          </table:table-cell>
          <table:table-cell office:value-type="float" office:value="0.16933000000000001" table:style-name="ce1">
            <text:p>0.169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0.93316999999999994" table:style-name="ce1">
            <text:p>0.93317</text:p>
          </table:table-cell>
          <table:table-cell office:value-type="float" office:value="9.3320000000000014E-2" table:style-name="ce1">
            <text:p>0.0933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.2228600000000001" table:style-name="ce1">
            <text:p>1.22286</text:p>
          </table:table-cell>
          <table:table-cell office:value-type="float" office:value="0.12229" table:style-name="ce1">
            <text:p>0.122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.4793000000000001" table:style-name="ce1">
            <text:p>1.4793</text:p>
          </table:table-cell>
          <table:table-cell office:value-type="float" office:value="0.14793000000000001" table:style-name="ce1">
            <text:p>0.1479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0.48568" table:style-name="ce1">
            <text:p>0.48568</text:p>
          </table:table-cell>
          <table:table-cell office:value-type="float" office:value="3.9670000000000004E-2" table:style-name="ce1">
            <text:p>0.039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0.73555999999999999" table:style-name="ce1">
            <text:p>0.73556</text:p>
          </table:table-cell>
          <table:table-cell office:value-type="float" office:value="7.356E-2" table:style-name="ce1">
            <text:p>0.0735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2.1380500000000002" table:style-name="ce1">
            <text:p>2.13805</text:p>
          </table:table-cell>
          <table:table-cell office:value-type="float" office:value="0.21379999999999999" table:style-name="ce1">
            <text:p>0.21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0.15479999999999999" table:style-name="ce1">
            <text:p>0.1548</text:p>
          </table:table-cell>
          <table:table-cell office:value-type="float" office:value="1.5480000000000001E-2" table:style-name="ce1">
            <text:p>0.015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0.80501999999999996" table:style-name="ce1">
            <text:p>0.80502</text:p>
          </table:table-cell>
          <table:table-cell office:value-type="float" office:value="8.0500000000000002E-2" table:style-name="ce1">
            <text:p>0.08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.5363200000000001" table:style-name="ce1">
            <text:p>1.53632</text:p>
          </table:table-cell>
          <table:table-cell office:value-type="float" office:value="0.15362999999999999" table:style-name="ce1">
            <text:p>0.1536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.87107000000000001" table:style-name="ce1">
            <text:p>0.87107</text:p>
          </table:table-cell>
          <table:table-cell office:value-type="float" office:value="8.7110000000000007E-2" table:style-name="ce1">
            <text:p>0.087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.0896699999999999" table:style-name="ce1">
            <text:p>2.08967</text:p>
          </table:table-cell>
          <table:table-cell office:value-type="float" office:value="0.20896999999999999" table:style-name="ce1">
            <text:p>0.2089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0.9382299999999999" table:style-name="ce1">
            <text:p>0.93823</text:p>
          </table:table-cell>
          <table:table-cell office:value-type="float" office:value="9.3820000000000001E-2" table:style-name="ce1">
            <text:p>0.0938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0.1014" table:style-name="ce1">
            <text:p>0.1014</text:p>
          </table:table-cell>
          <table:table-cell office:value-type="float" office:value="1.014E-2" table:style-name="ce1">
            <text:p>0.010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0.97180999999999995" table:style-name="ce1">
            <text:p>0.97181</text:p>
          </table:table-cell>
          <table:table-cell office:value-type="float" office:value="9.7180000000000002E-2" table:style-name="ce1">
            <text:p>0.097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0.54110000000000003" table:style-name="ce1">
            <text:p>0.5411</text:p>
          </table:table-cell>
          <table:table-cell office:value-type="float" office:value="5.4109999999999998E-2" table:style-name="ce1">
            <text:p>0.054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0.18858" table:style-name="ce1">
            <text:p>0.18858</text:p>
          </table:table-cell>
          <table:table-cell office:value-type="float" office:value="1.8859999999999998E-2" table:style-name="ce1">
            <text:p>0.0188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0.92122000000000004" table:style-name="ce1">
            <text:p>0.92122</text:p>
          </table:table-cell>
          <table:table-cell office:value-type="float" office:value="9.2119999999999994E-2" table:style-name="ce1">
            <text:p>0.092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0.98433999999999999" table:style-name="ce1">
            <text:p>0.98434</text:p>
          </table:table-cell>
          <table:table-cell office:value-type="float" office:value="9.8430000000000004E-2" table:style-name="ce1">
            <text:p>0.0984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0.91949999999999998" table:style-name="ce1">
            <text:p>0.9195</text:p>
          </table:table-cell>
          <table:table-cell office:value-type="float" office:value="9.1950000000000004E-2" table:style-name="ce1">
            <text:p>0.0919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0.93570999999999993" table:style-name="ce1">
            <text:p>0.93571</text:p>
          </table:table-cell>
          <table:table-cell office:value-type="float" office:value="9.3569999999999987E-2" table:style-name="ce1">
            <text:p>0.0935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0.20821000000000001" table:style-name="ce1">
            <text:p>0.20821</text:p>
          </table:table-cell>
          <table:table-cell office:value-type="float" office:value="2.0819999999999998E-2" table:style-name="ce1">
            <text:p>0.0208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0.71521000000000001" table:style-name="ce1">
            <text:p>0.71521</text:p>
          </table:table-cell>
          <table:table-cell office:value-type="float" office:value="7.152E-2" table:style-name="ce1">
            <text:p>0.0715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7.3220000000000007E-2" table:style-name="ce1">
            <text:p>0.07322</text:p>
          </table:table-cell>
          <table:table-cell office:value-type="float" office:value="7.3200000000000001E-3" table:style-name="ce1">
            <text:p>0.0073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0.32921" table:style-name="ce1">
            <text:p>0.32921</text:p>
          </table:table-cell>
          <table:table-cell office:value-type="float" office:value="3.2919999999999998E-2" table:style-name="ce1">
            <text:p>0.0329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0.41619" table:style-name="ce1">
            <text:p>0.41619</text:p>
          </table:table-cell>
          <table:table-cell office:value-type="float" office:value="4.1619999999999997E-2" table:style-name="ce1">
            <text:p>0.0416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1.3141" table:style-name="ce1">
            <text:p>1.3141</text:p>
          </table:table-cell>
          <table:table-cell office:value-type="float" office:value="0.13141" table:style-name="ce1">
            <text:p>0.1314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0.13433" table:style-name="ce1">
            <text:p>0.13433</text:p>
          </table:table-cell>
          <table:table-cell office:value-type="float" office:value="1.3429999999999999E-2" table:style-name="ce1">
            <text:p>0.0134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.5873699999999999" table:style-name="ce1">
            <text:p>1.58737</text:p>
          </table:table-cell>
          <table:table-cell office:value-type="float" office:value="0.15873999999999999" table:style-name="ce1">
            <text:p>0.1587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0.28617999999999999" table:style-name="ce1">
            <text:p>0.28618</text:p>
          </table:table-cell>
          <table:table-cell office:value-type="float" office:value="2.862E-2" table:style-name="ce1">
            <text:p>0.0286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0.31547999999999998" table:style-name="ce1">
            <text:p>0.31548</text:p>
          </table:table-cell>
          <table:table-cell office:value-type="float" office:value="3.1549999999999995E-2" table:style-name="ce1">
            <text:p>0.0315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0.64265000000000005" table:style-name="ce1">
            <text:p>0.64265</text:p>
          </table:table-cell>
          <table:table-cell office:value-type="float" office:value="6.4259999999999998E-2" table:style-name="ce1">
            <text:p>0.0642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2.92E-2" table:style-name="ce1">
            <text:p>0.029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0.35023000000000004" table:style-name="ce1">
            <text:p>0.35023</text:p>
          </table:table-cell>
          <table:table-cell office:value-type="float" office:value="0.11029" table:style-name="ce1">
            <text:p>0.110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0.15770000000000001" table:style-name="ce1">
            <text:p>0.1577</text:p>
          </table:table-cell>
          <table:table-cell office:value-type="float" office:value="3.5799999999999998E-2" table:style-name="ce1">
            <text:p>0.03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.7410000000000002E-2" table:style-name="ce1">
            <text:p>0.01741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6.7700000000000008E-3" table:style-name="ce1">
            <text:p>0.00677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-7.7400000000000004E-3" table:style-name="ce1">
            <text:p>-0.0077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0.33866000000000002" table:style-name="ce1">
            <text:p>0.33866</text:p>
          </table:table-cell>
          <table:table-cell office:value-type="float" office:value="3.3869999999999997E-2" table:style-name="ce1">
            <text:p>0.033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1.20991" table:style-name="ce1">
            <text:p>1.20991</text:p>
          </table:table-cell>
          <table:table-cell office:value-type="float" office:value="0.12099" table:style-name="ce1">
            <text:p>0.1209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7.3529999999999998E-2" table:style-name="ce1">
            <text:p>0.07353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8.7100000000000007E-3" table:style-name="ce1">
            <text:p>0.00871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9.7000000000000005E-4" table:style-name="ce1">
            <text:p>0.00097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1.06036" table:style-name="ce1">
            <text:p>1.06036</text:p>
          </table:table-cell>
          <table:table-cell office:value-type="float" office:value="0.33667999999999998" table:style-name="ce1">
            <text:p>0.3366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7.7400000000000004E-3" table:style-name="ce1">
            <text:p>0.00774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492" table:style-name="ro1">
          <table:table-cell table:number-columns-repeated="16384"/>
        </table:table-row>
      </table:table>
      <table:table table:name="Transform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9" table:style-name="ce1">
            <text:p>109</text:p>
          </table:table-cell>
          <table:table-cell office:value-type="float" office:value="0.17432324844995808" table:style-name="ce1">
            <text:p>0.174323248</text:p>
          </table:table-cell>
          <table:table-cell office:value-type="float" office:value="-10.308456484559107" table:style-name="ce1">
            <text:p>-10.30845648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6" table:style-name="ce1">
            <text:p>36</text:p>
          </table:table-cell>
          <table:table-cell office:value-type="float" office:value="16.62104028157998" table:style-name="ce1">
            <text:p>16.62104028</text:p>
          </table:table-cell>
          <table:table-cell office:value-type="float" office:value="-155.45561204536568" table:style-name="ce1">
            <text:p>-155.45561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2" table:style-name="ce1">
            <text:p>112</text:p>
          </table:table-cell>
          <table:table-cell office:value-type="float" office:value="0.24431045513066532" table:style-name="ce1">
            <text:p>0.244310455</text:p>
          </table:table-cell>
          <table:table-cell office:value-type="float" office:value="-10.236922632792641" table:style-name="ce1">
            <text:p>-10.2369226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2" table:style-name="ce1">
            <text:p>112</text:p>
          </table:table-cell>
          <table:table-cell office:value-type="float" office:value="0.24861745494573384" table:style-name="ce1">
            <text:p>0.248617455</text:p>
          </table:table-cell>
          <table:table-cell office:value-type="float" office:value="-10.700861885682738" table:style-name="ce1">
            <text:p>-10.7008618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2" table:style-name="ce1">
            <text:p>112</text:p>
          </table:table-cell>
          <table:table-cell office:value-type="float" office:value="0.25027233523198456" table:style-name="ce1">
            <text:p>0.250272335</text:p>
          </table:table-cell>
          <table:table-cell office:value-type="float" office:value="-10.543695402951029" table:style-name="ce1">
            <text:p>-10.543695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2" table:style-name="ce1">
            <text:p>112</text:p>
          </table:table-cell>
          <table:table-cell office:value-type="float" office:value="0.31698171209896764" table:style-name="ce1">
            <text:p>0.316981712</text:p>
          </table:table-cell>
          <table:table-cell office:value-type="float" office:value="-9.9789431440967462" table:style-name="ce1">
            <text:p>-9.97894314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3" table:style-name="ce1">
            <text:p>113</text:p>
          </table:table-cell>
          <table:table-cell office:value-type="float" office:value="0.27245193002921492" table:style-name="ce1">
            <text:p>0.27245193</text:p>
          </table:table-cell>
          <table:table-cell office:value-type="float" office:value="-6.0905829815262162" table:style-name="ce1">
            <text:p>-6.090582982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0" table:style-name="ce1">
            <text:p>80</text:p>
          </table:table-cell>
          <table:table-cell office:value-type="float" office:value="0.38825142464279777" table:style-name="ce1">
            <text:p>0.388251425</text:p>
          </table:table-cell>
          <table:table-cell office:value-type="float" office:value="-20.882691795113182" table:style-name="ce1">
            <text:p>-20.8826918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3" table:style-name="ce1">
            <text:p>113</text:p>
          </table:table-cell>
          <table:table-cell office:value-type="float" office:value="0.24986937593712458" table:style-name="ce1">
            <text:p>0.249869376</text:p>
          </table:table-cell>
          <table:table-cell office:value-type="float" office:value="-10.374964217251383" table:style-name="ce1">
            <text:p>-10.3749642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0" table:style-name="ce1">
            <text:p>80</text:p>
          </table:table-cell>
          <table:table-cell office:value-type="float" office:value="0.39085895955452965" table:style-name="ce1">
            <text:p>0.39085896</text:p>
          </table:table-cell>
          <table:table-cell office:value-type="float" office:value="-20.952675236344508" table:style-name="ce1">
            <text:p>-20.95267524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3" table:style-name="ce1">
            <text:p>113</text:p>
          </table:table-cell>
          <table:table-cell office:value-type="float" office:value="0.1674066438913914" table:style-name="ce1">
            <text:p>0.167406644</text:p>
          </table:table-cell>
          <table:table-cell office:value-type="float" office:value="-4.3884455934386164" table:style-name="ce1">
            <text:p>-4.38844559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7" table:style-name="ce1">
            <text:p>117</text:p>
          </table:table-cell>
          <table:table-cell office:value-type="float" office:value="0.25878787911078704" table:style-name="ce1">
            <text:p>0.258787879</text:p>
          </table:table-cell>
          <table:table-cell office:value-type="float" office:value="-10.424367214433255" table:style-name="ce1">
            <text:p>-10.4243672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7" table:style-name="ce1">
            <text:p>117</text:p>
          </table:table-cell>
          <table:table-cell office:value-type="float" office:value="0.21186419702974316" table:style-name="ce1">
            <text:p>0.211864197</text:p>
          </table:table-cell>
          <table:table-cell office:value-type="float" office:value="-9.947717064275043" table:style-name="ce1">
            <text:p>-9.94771706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float" office:value="0.23030352902210488" table:style-name="ce1">
            <text:p>0.230303529</text:p>
          </table:table-cell>
          <table:table-cell office:value-type="float" office:value="-6.1101470370263966" table:style-name="ce1">
            <text:p>-6.110147037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float" office:value="0.33991226971659327" table:style-name="ce1">
            <text:p>0.33991227</text:p>
          </table:table-cell>
          <table:table-cell office:value-type="float" office:value="-13.371075283483254" table:style-name="ce1">
            <text:p>-13.3710752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float" office:value="0.2146645412556385" table:style-name="ce1">
            <text:p>0.214664541</text:p>
          </table:table-cell>
          <table:table-cell office:value-type="float" office:value="-9.8310558150724159" table:style-name="ce1">
            <text:p>-9.831055815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float" office:value="0.22376832801190213" table:style-name="ce1">
            <text:p>0.223768328</text:p>
          </table:table-cell>
          <table:table-cell office:value-type="float" office:value="-10.082797434463572" table:style-name="ce1">
            <text:p>-10.08279743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3" table:style-name="ce1">
            <text:p>123</text:p>
          </table:table-cell>
          <table:table-cell office:value-type="float" office:value="0.33836917698334523" table:style-name="ce1">
            <text:p>0.338369177</text:p>
          </table:table-cell>
          <table:table-cell office:value-type="float" office:value="-10.425252263197473" table:style-name="ce1">
            <text:p>-10.4252522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3" table:style-name="ce1">
            <text:p>123</text:p>
          </table:table-cell>
          <table:table-cell office:value-type="float" office:value="0.32831283695042057" table:style-name="ce1">
            <text:p>0.328312837</text:p>
          </table:table-cell>
          <table:table-cell office:value-type="float" office:value="-10.709197398288367" table:style-name="ce1">
            <text:p>-10.709197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3" table:style-name="ce1">
            <text:p>123</text:p>
          </table:table-cell>
          <table:table-cell office:value-type="float" office:value="0.23846328914894738" table:style-name="ce1">
            <text:p>0.238463289</text:p>
          </table:table-cell>
          <table:table-cell office:value-type="float" office:value="-10.29207555966857" table:style-name="ce1">
            <text:p>-10.2920755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3" table:style-name="ce1">
            <text:p>123</text:p>
          </table:table-cell>
          <table:table-cell office:value-type="float" office:value="0.24964537662686281" table:style-name="ce1">
            <text:p>0.249645377</text:p>
          </table:table-cell>
          <table:table-cell office:value-type="float" office:value="-10.282004494970788" table:style-name="ce1">
            <text:p>-10.2820044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4" table:style-name="ce1">
            <text:p>84</text:p>
          </table:table-cell>
          <table:table-cell office:value-type="float" office:value="0.55403321006973838" table:style-name="ce1">
            <text:p>0.55403321</text:p>
          </table:table-cell>
          <table:table-cell office:value-type="float" office:value="-36.315557793380705" table:style-name="ce1">
            <text:p>-36.31555779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6" table:style-name="ce1">
            <text:p>86</text:p>
          </table:table-cell>
          <table:table-cell office:value-type="float" office:value="0.53375749262080274" table:style-name="ce1">
            <text:p>0.533757493</text:p>
          </table:table-cell>
          <table:table-cell office:value-type="float" office:value="-35.227994512972977" table:style-name="ce1">
            <text:p>-35.2279945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6" table:style-name="ce1">
            <text:p>86</text:p>
          </table:table-cell>
          <table:table-cell office:value-type="float" office:value="0.53263108608433152" table:style-name="ce1">
            <text:p>0.532631086</text:p>
          </table:table-cell>
          <table:table-cell office:value-type="float" office:value="-35.190811989897348" table:style-name="ce1">
            <text:p>-35.1908119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6" table:style-name="ce1">
            <text:p>126</text:p>
          </table:table-cell>
          <table:table-cell office:value-type="float" office:value="0.33410621806049295" table:style-name="ce1">
            <text:p>0.334106218</text:p>
          </table:table-cell>
          <table:table-cell office:value-type="float" office:value="-10.359441352917472" table:style-name="ce1">
            <text:p>-10.3594413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6" table:style-name="ce1">
            <text:p>126</text:p>
          </table:table-cell>
          <table:table-cell office:value-type="float" office:value="3.4601841801306943" table:style-name="ce1">
            <text:p>3.46018418</text:p>
          </table:table-cell>
          <table:table-cell office:value-type="float" office:value="-30.260377468059858" table:style-name="ce1">
            <text:p>-30.2603774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7" table:style-name="ce1">
            <text:p>87</text:p>
          </table:table-cell>
          <table:table-cell office:value-type="float" office:value="0.48344440324615651" table:style-name="ce1">
            <text:p>0.483444403</text:p>
          </table:table-cell>
          <table:table-cell office:value-type="float" office:value="-29.377880432976262" table:style-name="ce1">
            <text:p>-29.37788043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6" table:style-name="ce1">
            <text:p>126</text:p>
          </table:table-cell>
          <table:table-cell office:value-type="float" office:value="0.33992310722802965" table:style-name="ce1">
            <text:p>0.339923107</text:p>
          </table:table-cell>
          <table:table-cell office:value-type="float" office:value="-10.399048942778514" table:style-name="ce1">
            <text:p>-10.39904894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7" table:style-name="ce1">
            <text:p>87</text:p>
          </table:table-cell>
          <table:table-cell office:value-type="float" office:value="0.45304978010306046" table:style-name="ce1">
            <text:p>0.45304978</text:p>
          </table:table-cell>
          <table:table-cell office:value-type="float" office:value="-28.961626683625273" table:style-name="ce1">
            <text:p>-28.9616266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7" table:style-name="ce1">
            <text:p>47</text:p>
          </table:table-cell>
          <table:table-cell office:value-type="float" office:value="0.27133141355591123" table:style-name="ce1">
            <text:p>0.271331414</text:p>
          </table:table-cell>
          <table:table-cell office:value-type="float" office:value="-11.363618010591615" table:style-name="ce1">
            <text:p>-11.3636180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28" table:style-name="ce1">
            <text:p>128</text:p>
          </table:table-cell>
          <table:table-cell office:value-type="float" office:value="0.31509819247422977" table:style-name="ce1">
            <text:p>0.315098192</text:p>
          </table:table-cell>
          <table:table-cell office:value-type="float" office:value="-10.455133080846318" table:style-name="ce1">
            <text:p>-10.45513308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8" table:style-name="ce1">
            <text:p>88</text:p>
          </table:table-cell>
          <table:table-cell office:value-type="float" office:value="0.30185088928290488" table:style-name="ce1">
            <text:p>0.301850889</text:p>
          </table:table-cell>
          <table:table-cell office:value-type="float" office:value="-22.427521073719834" table:style-name="ce1">
            <text:p>-22.42752107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28" table:style-name="ce1">
            <text:p>128</text:p>
          </table:table-cell>
          <table:table-cell office:value-type="float" office:value="0.34229667376227535" table:style-name="ce1">
            <text:p>0.342296674</text:p>
          </table:table-cell>
          <table:table-cell office:value-type="float" office:value="-10.570926689717327" table:style-name="ce1">
            <text:p>-10.5709266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8" table:style-name="ce1">
            <text:p>88</text:p>
          </table:table-cell>
          <table:table-cell office:value-type="float" office:value="0.30185088928290488" table:style-name="ce1">
            <text:p>0.301850889</text:p>
          </table:table-cell>
          <table:table-cell office:value-type="float" office:value="-22.427521073719834" table:style-name="ce1">
            <text:p>-22.42752107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3" table:style-name="ce1">
            <text:p>133</text:p>
          </table:table-cell>
          <table:table-cell office:value-type="float" office:value="0.20584554325861049" table:style-name="ce1">
            <text:p>0.205845543</text:p>
          </table:table-cell>
          <table:table-cell office:value-type="float" office:value="-10.812738905828716" table:style-name="ce1">
            <text:p>-10.81273891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3" table:style-name="ce1">
            <text:p>133</text:p>
          </table:table-cell>
          <table:table-cell office:value-type="float" office:value="0.34676158239614485" table:style-name="ce1">
            <text:p>0.346761582</text:p>
          </table:table-cell>
          <table:table-cell office:value-type="float" office:value="-10.570635334334094" table:style-name="ce1">
            <text:p>-10.57063533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3" table:style-name="ce1">
            <text:p>133</text:p>
          </table:table-cell>
          <table:table-cell office:value-type="float" office:value="0.34348555039084061" table:style-name="ce1">
            <text:p>0.34348555</text:p>
          </table:table-cell>
          <table:table-cell office:value-type="float" office:value="-10.571970572127208" table:style-name="ce1">
            <text:p>-10.57197057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40" table:style-name="ce1">
            <text:p>140</text:p>
          </table:table-cell>
          <table:table-cell office:value-type="float" office:value="0.2626258561839207" table:style-name="ce1">
            <text:p>0.262625856</text:p>
          </table:table-cell>
          <table:table-cell office:value-type="float" office:value="-5.8040989347382173" table:style-name="ce1">
            <text:p>-5.804098935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40" table:style-name="ce1">
            <text:p>140</text:p>
          </table:table-cell>
          <table:table-cell office:value-type="float" office:value="0.26064749104046719" table:style-name="ce1">
            <text:p>0.260647491</text:p>
          </table:table-cell>
          <table:table-cell office:value-type="float" office:value="-6.2457703887553029" table:style-name="ce1">
            <text:p>-6.24577038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40" table:style-name="ce1">
            <text:p>140</text:p>
          </table:table-cell>
          <table:table-cell office:value-type="float" office:value="0.23067538754146777" table:style-name="ce1">
            <text:p>0.230675388</text:p>
          </table:table-cell>
          <table:table-cell office:value-type="float" office:value="-5.2166448161269035" table:style-name="ce1">
            <text:p>-5.216644816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41" table:style-name="ce1">
            <text:p>141</text:p>
          </table:table-cell>
          <table:table-cell office:value-type="float" office:value="0.19016316130386879" table:style-name="ce1">
            <text:p>0.190163161</text:p>
          </table:table-cell>
          <table:table-cell office:value-type="float" office:value="-10.452416521322995" table:style-name="ce1">
            <text:p>-10.4524165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41" table:style-name="ce1">
            <text:p>141</text:p>
          </table:table-cell>
          <table:table-cell office:value-type="float" office:value="0.19441242903765815" table:style-name="ce1">
            <text:p>0.194412429</text:p>
          </table:table-cell>
          <table:table-cell office:value-type="float" office:value="-10.538264582007001" table:style-name="ce1">
            <text:p>-10.53826458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42" table:style-name="ce1">
            <text:p>142</text:p>
          </table:table-cell>
          <table:table-cell office:value-type="float" office:value="0.19806904412977178" table:style-name="ce1">
            <text:p>0.198069044</text:p>
          </table:table-cell>
          <table:table-cell office:value-type="float" office:value="-10.6368735813234" table:style-name="ce1">
            <text:p>-10.6368735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42" table:style-name="ce1">
            <text:p>142</text:p>
          </table:table-cell>
          <table:table-cell office:value-type="float" office:value="0.16288805082466662" table:style-name="ce1">
            <text:p>0.162888051</text:p>
          </table:table-cell>
          <table:table-cell office:value-type="float" office:value="-9.6740523978281896" table:style-name="ce1">
            <text:p>-9.67405239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46" table:style-name="ce1">
            <text:p>146</text:p>
          </table:table-cell>
          <table:table-cell office:value-type="float" office:value="0.18828334746555897" table:style-name="ce1">
            <text:p>0.188283347</text:p>
          </table:table-cell>
          <table:table-cell office:value-type="float" office:value="-10.141578994360737" table:style-name="ce1">
            <text:p>-10.14157899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49" table:style-name="ce1">
            <text:p>149</text:p>
          </table:table-cell>
          <table:table-cell office:value-type="float" office:value="0.30642521154031993" table:style-name="ce1">
            <text:p>0.306425212</text:p>
          </table:table-cell>
          <table:table-cell office:value-type="float" office:value="-10.401132798785559" table:style-name="ce1">
            <text:p>-10.4011328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49" table:style-name="ce1">
            <text:p>149</text:p>
          </table:table-cell>
          <table:table-cell office:value-type="float" office:value="0.24057085846125509" table:style-name="ce1">
            <text:p>0.240570858</text:p>
          </table:table-cell>
          <table:table-cell office:value-type="float" office:value="-10.526360834514364" table:style-name="ce1">
            <text:p>-10.52636083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49" table:style-name="ce1">
            <text:p>149</text:p>
          </table:table-cell>
          <table:table-cell office:value-type="float" office:value="0.25074533765378626" table:style-name="ce1">
            <text:p>0.250745338</text:p>
          </table:table-cell>
          <table:table-cell office:value-type="float" office:value="-10.697322784015181" table:style-name="ce1">
            <text:p>-10.69732278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50" table:style-name="ce1">
            <text:p>150</text:p>
          </table:table-cell>
          <table:table-cell office:value-type="float" office:value="0.40432451664049696" table:style-name="ce1">
            <text:p>0.404324517</text:p>
          </table:table-cell>
          <table:table-cell office:value-type="float" office:value="-7.1745655609234547" table:style-name="ce1">
            <text:p>-7.17456556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8" table:style-name="ce1">
            <text:p>98</text:p>
          </table:table-cell>
          <table:table-cell office:value-type="float" office:value="0.23807143095214287" table:style-name="ce1">
            <text:p>0.238071431</text:p>
          </table:table-cell>
          <table:table-cell office:value-type="float" office:value="-23.807143095214286" table:style-name="ce1">
            <text:p>-23.807143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50" table:style-name="ce1">
            <text:p>150</text:p>
          </table:table-cell>
          <table:table-cell office:value-type="float" office:value="0.24730485026918955" table:style-name="ce1">
            <text:p>0.24730485</text:p>
          </table:table-cell>
          <table:table-cell office:value-type="float" office:value="-5.4365602772949027" table:style-name="ce1">
            <text:p>-5.43656027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8" table:style-name="ce1">
            <text:p>98</text:p>
          </table:table-cell>
          <table:table-cell office:value-type="float" office:value="0.24849005315024744" table:style-name="ce1">
            <text:p>0.248490053</text:p>
          </table:table-cell>
          <table:table-cell office:value-type="float" office:value="-24.322443059539694" table:style-name="ce1">
            <text:p>-24.3224430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1" table:style-name="ce1">
            <text:p>151</text:p>
          </table:table-cell>
          <table:table-cell office:value-type="float" office:value="0.19693799893789304" table:style-name="ce1">
            <text:p>0.196937999</text:p>
          </table:table-cell>
          <table:table-cell office:value-type="float" office:value="-10.636915597806428" table:style-name="ce1">
            <text:p>-10.6369156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1" table:style-name="ce1">
            <text:p>151</text:p>
          </table:table-cell>
          <table:table-cell office:value-type="float" office:value="0.22216880077408743" table:style-name="ce1">
            <text:p>0.222168801</text:p>
          </table:table-cell>
          <table:table-cell office:value-type="float" office:value="-9.9344013537248621" table:style-name="ce1">
            <text:p>-9.934401354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1" table:style-name="ce1">
            <text:p>151</text:p>
          </table:table-cell>
          <table:table-cell office:value-type="float" office:value="0.25617538911889354" table:style-name="ce1">
            <text:p>0.256175389</text:p>
          </table:table-cell>
          <table:table-cell office:value-type="float" office:value="-10.349914465824419" table:style-name="ce1">
            <text:p>-10.34991447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02" table:style-name="ce1">
            <text:p>102</text:p>
          </table:table-cell>
          <table:table-cell office:value-type="float" office:value="0.35338613360477766" table:style-name="ce1">
            <text:p>0.353386134</text:p>
          </table:table-cell>
          <table:table-cell office:value-type="float" office:value="-28.66536823287127" table:style-name="ce1">
            <text:p>-28.66536823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59" table:style-name="ce1">
            <text:p>159</text:p>
          </table:table-cell>
          <table:table-cell office:value-type="float" office:value="0.20371772289588111" table:style-name="ce1">
            <text:p>0.203717723</text:p>
          </table:table-cell>
          <table:table-cell office:value-type="float" office:value="-10.881132094444533" table:style-name="ce1">
            <text:p>-10.88113209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59" table:style-name="ce1">
            <text:p>159</text:p>
          </table:table-cell>
          <table:table-cell office:value-type="float" office:value="0.19983014437727936" table:style-name="ce1">
            <text:p>0.199830144</text:p>
          </table:table-cell>
          <table:table-cell office:value-type="float" office:value="-10.391167507618526" table:style-name="ce1">
            <text:p>-10.39116751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62" table:style-name="ce1">
            <text:p>162</text:p>
          </table:table-cell>
          <table:table-cell office:value-type="float" office:value="0.19154693091545139" table:style-name="ce1">
            <text:p>0.191546931</text:p>
          </table:table-cell>
          <table:table-cell office:value-type="float" office:value="-6.1741451974958546" table:style-name="ce1">
            <text:p>-6.174145197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2" table:style-name="ce1">
            <text:p>72</text:p>
          </table:table-cell>
          <table:table-cell office:value-type="float" office:value="0.30629559975741388" table:style-name="ce1">
            <text:p>0.3062956</text:p>
          </table:table-cell>
          <table:table-cell office:value-type="float" office:value="-24.748684460399041" table:style-name="ce1">
            <text:p>-24.7486844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2" table:style-name="ce1">
            <text:p>72</text:p>
          </table:table-cell>
          <table:table-cell office:value-type="float" office:value="0.41486363676297033" table:style-name="ce1">
            <text:p>0.414863637</text:p>
          </table:table-cell>
          <table:table-cell office:value-type="float" office:value="-24.696588259066232" table:style-name="ce1">
            <text:p>-24.6965882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62" table:style-name="ce1">
            <text:p>162</text:p>
          </table:table-cell>
          <table:table-cell office:value-type="float" office:value="0.27155683662227004" table:style-name="ce1">
            <text:p>0.271556837</text:p>
          </table:table-cell>
          <table:table-cell office:value-type="float" office:value="-10.315965005333057" table:style-name="ce1">
            <text:p>-10.31596501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2" table:style-name="ro1">
          <table:table-cell office:value-type="float" office:value="32" table:style-name="ce1">
            <text:p>32</text:p>
          </table:table-cell>
          <table:table-cell office:value-type="float" office:value="104" table:style-name="ce1">
            <text:p>104</text:p>
          </table:table-cell>
          <table:table-cell office:value-type="float" office:value="0.24849005315024744" table:style-name="ce1">
            <text:p>0.248490053</text:p>
          </table:table-cell>
          <table:table-cell office:value-type="float" office:value="-24.322443059539694" table:style-name="ce1">
            <text:p>-24.3224430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08" table:style-name="ce1">
            <text:p>108</text:p>
          </table:table-cell>
          <table:table-cell office:value-type="float" office:value="0" table:style-name="ce1">
            <text:p>0</text:p>
          </table:table-cell>
          <table:table-cell office:value-type="float" office:value="-8.5888516705316498" table:style-name="ce1">
            <text:p>-8.588851671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63" table:style-name="ce1">
            <text:p>163</text:p>
          </table:table-cell>
          <table:table-cell office:value-type="float" office:value="0.19133531153636366" table:style-name="ce1">
            <text:p>0.191335312</text:p>
          </table:table-cell>
          <table:table-cell office:value-type="float" office:value="-10.454561422346909" table:style-name="ce1">
            <text:p>-10.45456142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63" table:style-name="ce1">
            <text:p>163</text:p>
          </table:table-cell>
          <table:table-cell office:value-type="float" office:value="0.18458638178471001" table:style-name="ce1">
            <text:p>0.184586382</text:p>
          </table:table-cell>
          <table:table-cell office:value-type="float" office:value="-10.44933677239243" table:style-name="ce1">
            <text:p>-10.44933677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07" table:style-name="ce1">
            <text:p>107</text:p>
          </table:table-cell>
          <table:table-cell office:value-type="float" office:value="0.63197117213605847" table:style-name="ce1">
            <text:p>0.631971172</text:p>
          </table:table-cell>
          <table:table-cell office:value-type="float" office:value="-28.829527023627822" table:style-name="ce1">
            <text:p>-28.8295270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9" table:style-name="ce1">
            <text:p>169</text:p>
          </table:table-cell>
          <table:table-cell office:value-type="float" office:value="0.26434950243023059" table:style-name="ce1">
            <text:p>0.264349502</text:p>
          </table:table-cell>
          <table:table-cell office:value-type="float" office:value="-10.198270765015076" table:style-name="ce1">
            <text:p>-10.19827077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9" table:style-name="ce1">
            <text:p>169</text:p>
          </table:table-cell>
          <table:table-cell office:value-type="float" office:value="0.26505595716695729" table:style-name="ce1">
            <text:p>0.265055957</text:p>
          </table:table-cell>
          <table:table-cell office:value-type="float" office:value="-10.272766339920958" table:style-name="ce1">
            <text:p>-10.27276634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07" table:style-name="ce1">
            <text:p>107</text:p>
          </table:table-cell>
          <table:table-cell office:value-type="float" office:value="0.36368385293286232" table:style-name="ce1">
            <text:p>0.363683853</text:p>
          </table:table-cell>
          <table:table-cell office:value-type="float" office:value="-28.747555465920342" table:style-name="ce1">
            <text:p>-28.7475554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71" table:style-name="ce1">
            <text:p>171</text:p>
          </table:table-cell>
          <table:table-cell office:value-type="float" office:value="0.27924746861411909" table:style-name="ce1">
            <text:p>0.279247469</text:p>
          </table:table-cell>
          <table:table-cell office:value-type="float" office:value="-6.1491277722368229" table:style-name="ce1">
            <text:p>-6.149127772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71" table:style-name="ce1">
            <text:p>171</text:p>
          </table:table-cell>
          <table:table-cell office:value-type="float" office:value="0.28098265383633819" table:style-name="ce1">
            <text:p>0.280982654</text:p>
          </table:table-cell>
          <table:table-cell office:value-type="float" office:value="-6.3659624954423553" table:style-name="ce1">
            <text:p>-6.365962495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09" table:style-name="ce1">
            <text:p>109</text:p>
          </table:table-cell>
          <table:table-cell office:value-type="float" office:value="0.20629983758258552" table:style-name="ce1">
            <text:p>0.206299838</text:p>
          </table:table-cell>
          <table:table-cell office:value-type="float" office:value="-10.794027095210872" table:style-name="ce1">
            <text:p>-10.7940271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09" table:style-name="ce1">
            <text:p>109</text:p>
          </table:table-cell>
          <table:table-cell office:value-type="float" office:value="0.17288869149193842" table:style-name="ce1">
            <text:p>0.172888691</text:p>
          </table:table-cell>
          <table:table-cell office:value-type="float" office:value="-10.628699556687405" table:style-name="ce1">
            <text:p>-10.62869956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10" table:style-name="ce1">
            <text:p>110</text:p>
          </table:table-cell>
          <table:table-cell office:value-type="float" office:value="0.21609130430500112" table:style-name="ce1">
            <text:p>0.216091304</text:p>
          </table:table-cell>
          <table:table-cell office:value-type="float" office:value="-11.206595548840756" table:style-name="ce1">
            <text:p>-11.20659555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10" table:style-name="ce1">
            <text:p>110</text:p>
          </table:table-cell>
          <table:table-cell office:value-type="float" office:value="0.21626915815365802" table:style-name="ce1">
            <text:p>0.216269158</text:p>
          </table:table-cell>
          <table:table-cell office:value-type="float" office:value="-11.146562128287385" table:style-name="ce1">
            <text:p>-11.14656213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10" table:style-name="ce1">
            <text:p>110</text:p>
          </table:table-cell>
          <table:table-cell office:value-type="float" office:value="0.15272882464074988" table:style-name="ce1">
            <text:p>0.152728825</text:p>
          </table:table-cell>
          <table:table-cell office:value-type="float" office:value="-9.7996193017920135" table:style-name="ce1">
            <text:p>-9.79961930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11" table:style-name="ce1">
            <text:p>111</text:p>
          </table:table-cell>
          <table:table-cell office:value-type="float" office:value="0.17368561546210518" table:style-name="ce1">
            <text:p>0.173685615</text:p>
          </table:table-cell>
          <table:table-cell office:value-type="float" office:value="-9.7141231995680677" table:style-name="ce1">
            <text:p>-9.7141232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11" table:style-name="ce1">
            <text:p>111</text:p>
          </table:table-cell>
          <table:table-cell office:value-type="float" office:value="0.17462895076526466" table:style-name="ce1">
            <text:p>0.174628951</text:p>
          </table:table-cell>
          <table:table-cell office:value-type="float" office:value="-9.7140893639207491" table:style-name="ce1">
            <text:p>-9.71408936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11" table:style-name="ce1">
            <text:p>111</text:p>
          </table:table-cell>
          <table:table-cell office:value-type="float" office:value="0.17425634855203195" table:style-name="ce1">
            <text:p>0.174256349</text:p>
          </table:table-cell>
          <table:table-cell office:value-type="float" office:value="-9.7037237988272071" table:style-name="ce1">
            <text:p>-9.703723799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14" table:style-name="ce1">
            <text:p>114</text:p>
          </table:table-cell>
          <table:table-cell office:value-type="float" office:value="0.26345066654946325" table:style-name="ce1">
            <text:p>0.263450667</text:p>
          </table:table-cell>
          <table:table-cell office:value-type="float" office:value="-10.345257881576485" table:style-name="ce1">
            <text:p>-10.3452578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14" table:style-name="ce1">
            <text:p>114</text:p>
          </table:table-cell>
          <table:table-cell office:value-type="float" office:value="0.17532324086179554" table:style-name="ce1">
            <text:p>0.175323241</text:p>
          </table:table-cell>
          <table:table-cell office:value-type="float" office:value="-9.6297913406682518" table:style-name="ce1">
            <text:p>-9.62979134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14" table:style-name="ce1">
            <text:p>114</text:p>
          </table:table-cell>
          <table:table-cell office:value-type="float" office:value="0.36628859766097854" table:style-name="ce1">
            <text:p>0.366288598</text:p>
          </table:table-cell>
          <table:table-cell office:value-type="float" office:value="-11.174927557991424" table:style-name="ce1">
            <text:p>-11.1749275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15" table:style-name="ce1">
            <text:p>115</text:p>
          </table:table-cell>
          <table:table-cell office:value-type="float" office:value="0.18093743665251102" table:style-name="ce1">
            <text:p>0.180937437</text:p>
          </table:table-cell>
          <table:table-cell office:value-type="float" office:value="-10.166616083452233" table:style-name="ce1">
            <text:p>-10.16661608</text:p>
          </table:table-cell>
          <table:table-cell office:value-type="float" office:value="0" table:style-name="ce1">
            <text:p>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15" table:style-name="ce1">
            <text:p>115</text:p>
          </table:table-cell>
          <table:table-cell office:value-type="float" office:value="0.45808452254355897" table:style-name="ce1">
            <text:p>0.458084523</text:p>
          </table:table-cell>
          <table:table-cell office:value-type="float" office:value="-12.186833044551696" table:style-name="ce1">
            <text:p>-12.18683304</text:p>
          </table:table-cell>
          <table:table-cell office:value-type="float" office:value="0" table:style-name="ce1">
            <text:p>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1" table:style-name="ce1">
            <text:p>81</text:p>
          </table:table-cell>
          <table:table-cell office:value-type="float" office:value="0.27459325873549806" table:style-name="ce1">
            <text:p>0.274593259</text:p>
          </table:table-cell>
          <table:table-cell office:value-type="float" office:value="-28.008512391020801" table:style-name="ce1">
            <text:p>-28.0085123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16" table:style-name="ce1">
            <text:p>116</text:p>
          </table:table-cell>
          <table:table-cell office:value-type="float" office:value="0.16942795983267511" table:style-name="ce1">
            <text:p>0.16942796</text:p>
          </table:table-cell>
          <table:table-cell office:value-type="float" office:value="-9.5426199312209921" table:style-name="ce1">
            <text:p>-9.54261993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16" table:style-name="ce1">
            <text:p>116</text:p>
          </table:table-cell>
          <table:table-cell office:value-type="float" office:value="0.1717989154107922" table:style-name="ce1">
            <text:p>0.171798915</text:p>
          </table:table-cell>
          <table:table-cell office:value-type="float" office:value="-9.7141903213871572" table:style-name="ce1">
            <text:p>-9.71419032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1" table:style-name="ce1">
            <text:p>81</text:p>
          </table:table-cell>
          <table:table-cell office:value-type="float" office:value="0.30081473295567884" table:style-name="ce1">
            <text:p>0.300814733</text:p>
          </table:table-cell>
          <table:table-cell office:value-type="float" office:value="-28.134093708539019" table:style-name="ce1">
            <text:p>-28.13409371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8" table:style-name="ce1">
            <text:p>118</text:p>
          </table:table-cell>
          <table:table-cell office:value-type="float" office:value="0.20210890790010339" table:style-name="ce1">
            <text:p>0.202108908</text:p>
          </table:table-cell>
          <table:table-cell office:value-type="float" office:value="-5.4201666945436742" table:style-name="ce1">
            <text:p>-5.42016669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8" table:style-name="ce1">
            <text:p>118</text:p>
          </table:table-cell>
          <table:table-cell office:value-type="float" office:value="0.20702657635854949" table:style-name="ce1">
            <text:p>0.207026576</text:p>
          </table:table-cell>
          <table:table-cell office:value-type="float" office:value="-5.5673698652823127" table:style-name="ce1">
            <text:p>-5.56736986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8" table:style-name="ce1">
            <text:p>118</text:p>
          </table:table-cell>
          <table:table-cell office:value-type="float" office:value="0.28214772093617863" table:style-name="ce1">
            <text:p>0.282147721</text:p>
          </table:table-cell>
          <table:table-cell office:value-type="float" office:value="-11.169803801840665" table:style-name="ce1">
            <text:p>-11.169803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8" table:style-name="ce1">
            <text:p>118</text:p>
          </table:table-cell>
          <table:table-cell office:value-type="float" office:value="0.28132530185663879" table:style-name="ce1">
            <text:p>0.281325302</text:p>
          </table:table-cell>
          <table:table-cell office:value-type="float" office:value="-10.398215964778073" table:style-name="ce1">
            <text:p>-10.3982159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2" table:style-name="ce1">
            <text:p>82</text:p>
          </table:table-cell>
          <table:table-cell office:value-type="float" office:value="0.49981856586059253" table:style-name="ce1">
            <text:p>0.499818566</text:p>
          </table:table-cell>
          <table:table-cell office:value-type="float" office:value="-37.786283579060793" table:style-name="ce1">
            <text:p>-37.78628358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19" table:style-name="ce1">
            <text:p>119</text:p>
          </table:table-cell>
          <table:table-cell office:value-type="float" office:value="0.15062550794663235" table:style-name="ce1">
            <text:p>0.150625508</text:p>
          </table:table-cell>
          <table:table-cell office:value-type="float" office:value="-9.731923541734302" table:style-name="ce1">
            <text:p>-9.731923542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2" table:style-name="ce1">
            <text:p>82</text:p>
          </table:table-cell>
          <table:table-cell office:value-type="float" office:value="0.26809911498116562" table:style-name="ce1">
            <text:p>0.268099115</text:p>
          </table:table-cell>
          <table:table-cell office:value-type="float" office:value="-28.079439660233263" table:style-name="ce1">
            <text:p>-28.07943966</text:p>
          </table:table-cell>
          <table:table-cell office:value-type="float" office:value="0" table:style-name="ce1">
            <text:p>0</text:p>
          </table:table-cell>
          <table:table-cell office:value-type="float" office:value="0.97083333299999997" table:style-name="ce1">
            <text:p>0.97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0" table:style-name="ce1">
            <text:p>120</text:p>
          </table:table-cell>
          <table:table-cell office:value-type="float" office:value="0.26204482340264107" table:style-name="ce1">
            <text:p>0.262044823</text:p>
          </table:table-cell>
          <table:table-cell office:value-type="float" office:value="-10.556503587884267" table:style-name="ce1">
            <text:p>-10.5565035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0" table:style-name="ce1">
            <text:p>120</text:p>
          </table:table-cell>
          <table:table-cell office:value-type="float" office:value="0.1458462961108544" table:style-name="ce1">
            <text:p>0.145846296</text:p>
          </table:table-cell>
          <table:table-cell office:value-type="float" office:value="-9.5763228389768553" table:style-name="ce1">
            <text:p>-9.5763228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0" table:style-name="ce1">
            <text:p>120</text:p>
          </table:table-cell>
          <table:table-cell office:value-type="float" office:value="0.24284259086913224" table:style-name="ce1">
            <text:p>0.242842591</text:p>
          </table:table-cell>
          <table:table-cell office:value-type="float" office:value="-10.674813043698054" table:style-name="ce1">
            <text:p>-10.6748130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0" table:style-name="ce1">
            <text:p>120</text:p>
          </table:table-cell>
          <table:table-cell office:value-type="float" office:value="0.37884635483477275" table:style-name="ce1">
            <text:p>0.378846355</text:p>
          </table:table-cell>
          <table:table-cell office:value-type="float" office:value="-11.175342308624417" table:style-name="ce1">
            <text:p>-11.1753423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24" table:style-name="ce1">
            <text:p>124</text:p>
          </table:table-cell>
          <table:table-cell office:value-type="float" office:value="0.25624998457754722" table:style-name="ce1">
            <text:p>0.256249985</text:p>
          </table:table-cell>
          <table:table-cell office:value-type="float" office:value="-10.265817283384454" table:style-name="ce1">
            <text:p>-10.2658172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24" table:style-name="ce1">
            <text:p>124</text:p>
          </table:table-cell>
          <table:table-cell office:value-type="float" office:value="0.21540869643597427" table:style-name="ce1">
            <text:p>0.215408696</text:p>
          </table:table-cell>
          <table:table-cell office:value-type="float" office:value="-10.223547694439418" table:style-name="ce1">
            <text:p>-10.2235476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24" table:style-name="ce1">
            <text:p>124</text:p>
          </table:table-cell>
          <table:table-cell office:value-type="float" office:value="0.37225489135531448" table:style-name="ce1">
            <text:p>0.372254891</text:p>
          </table:table-cell>
          <table:table-cell office:value-type="float" office:value="-11.096154079405764" table:style-name="ce1">
            <text:p>-11.0961540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office:value-type="float" office:value="0.53384568630550411" table:style-name="ce1">
            <text:p>0.533845686</text:p>
          </table:table-cell>
          <table:table-cell office:value-type="float" office:value="-36.08015601835492" table:style-name="ce1">
            <text:p>-36.08015602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office:value-type="float" office:value="0.53866678431833259" table:style-name="ce1">
            <text:p>0.538666784</text:p>
          </table:table-cell>
          <table:table-cell office:value-type="float" office:value="-35.808515757542487" table:style-name="ce1">
            <text:p>-35.80851576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25" table:style-name="ce1">
            <text:p>125</text:p>
          </table:table-cell>
          <table:table-cell office:value-type="float" office:value="0.34252854759704343" table:style-name="ce1">
            <text:p>0.342528548</text:p>
          </table:table-cell>
          <table:table-cell office:value-type="float" office:value="-11.517190505443224" table:style-name="ce1">
            <text:p>-11.5171905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25" table:style-name="ce1">
            <text:p>125</text:p>
          </table:table-cell>
          <table:table-cell office:value-type="float" office:value="0.13809668821386112" table:style-name="ce1">
            <text:p>0.138096688</text:p>
          </table:table-cell>
          <table:table-cell office:value-type="float" office:value="-9.318486590229659" table:style-name="ce1">
            <text:p>-9.3184865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25" table:style-name="ce1">
            <text:p>125</text:p>
          </table:table-cell>
          <table:table-cell office:value-type="float" office:value="0.42271453472993925" table:style-name="ce1">
            <text:p>0.422714535</text:p>
          </table:table-cell>
          <table:table-cell office:value-type="float" office:value="-11.823409519416545" table:style-name="ce1">
            <text:p>-11.82340952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27" table:style-name="ce1">
            <text:p>127</text:p>
          </table:table-cell>
          <table:table-cell office:value-type="float" office:value="0.33388138546653817" table:style-name="ce1">
            <text:p>0.333881385</text:p>
          </table:table-cell>
          <table:table-cell office:value-type="float" office:value="-10.934316197160429" table:style-name="ce1">
            <text:p>-10.934316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27" table:style-name="ce1">
            <text:p>127</text:p>
          </table:table-cell>
          <table:table-cell office:value-type="float" office:value="0.3593213665903594" table:style-name="ce1">
            <text:p>0.359321367</text:p>
          </table:table-cell>
          <table:table-cell office:value-type="float" office:value="-11.425112834422192" table:style-name="ce1">
            <text:p>-11.4251128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27" table:style-name="ce1">
            <text:p>127</text:p>
          </table:table-cell>
          <table:table-cell office:value-type="float" office:value="0.13952077404530916" table:style-name="ce1">
            <text:p>0.139520774</text:p>
          </table:table-cell>
          <table:table-cell office:value-type="float" office:value="-9.308028782737054" table:style-name="ce1">
            <text:p>-9.30802878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29" table:style-name="ce1">
            <text:p>129</text:p>
          </table:table-cell>
          <table:table-cell office:value-type="float" office:value="0.16507723519066894" table:style-name="ce1">
            <text:p>0.165077235</text:p>
          </table:table-cell>
          <table:table-cell office:value-type="float" office:value="-9.2468911380638428" table:style-name="ce1">
            <text:p>-9.246891138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29" table:style-name="ce1">
            <text:p>129</text:p>
          </table:table-cell>
          <table:table-cell office:value-type="float" office:value="0.30248993202092955" table:style-name="ce1">
            <text:p>0.302489932</text:p>
          </table:table-cell>
          <table:table-cell office:value-type="float" office:value="-10.740701670193541" table:style-name="ce1">
            <text:p>-10.74070167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29" table:style-name="ce1">
            <text:p>129</text:p>
          </table:table-cell>
          <table:table-cell office:value-type="float" office:value="0.37626729888906651" table:style-name="ce1">
            <text:p>0.376267299</text:p>
          </table:table-cell>
          <table:table-cell office:value-type="float" office:value="-11.1742637367753" table:style-name="ce1">
            <text:p>-11.1742637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30" table:style-name="ce1">
            <text:p>130</text:p>
          </table:table-cell>
          <table:table-cell office:value-type="float" office:value="0.28506245166582217" table:style-name="ce1">
            <text:p>0.285062452</text:p>
          </table:table-cell>
          <table:table-cell office:value-type="float" office:value="-10.717428626339217" table:style-name="ce1">
            <text:p>-10.71742863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30" table:style-name="ce1">
            <text:p>130</text:p>
          </table:table-cell>
          <table:table-cell office:value-type="float" office:value="0.25904022218893491" table:style-name="ce1">
            <text:p>0.259040222</text:p>
          </table:table-cell>
          <table:table-cell office:value-type="float" office:value="-10.609386491390293" table:style-name="ce1">
            <text:p>-10.60938649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30" table:style-name="ce1">
            <text:p>130</text:p>
          </table:table-cell>
          <table:table-cell office:value-type="float" office:value="0.24956347469923812" table:style-name="ce1">
            <text:p>0.249563475</text:p>
          </table:table-cell>
          <table:table-cell office:value-type="float" office:value="-10.599702715941964" table:style-name="ce1">
            <text:p>-10.59970272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30" table:style-name="ce1">
            <text:p>130</text:p>
          </table:table-cell>
          <table:table-cell office:value-type="float" office:value="0.28952645696091606" table:style-name="ce1">
            <text:p>0.289526457</text:p>
          </table:table-cell>
          <table:table-cell office:value-type="float" office:value="-10.528335643739672" table:style-name="ce1">
            <text:p>-10.5283356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9" table:style-name="ce1">
            <text:p>89</text:p>
          </table:table-cell>
          <table:table-cell office:value-type="float" office:value="0.55472154711839494" table:style-name="ce1">
            <text:p>0.554721547</text:p>
          </table:table-cell>
          <table:table-cell office:value-type="float" office:value="-37.235683850322253" table:style-name="ce1">
            <text:p>-37.23568385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9" table:style-name="ce1">
            <text:p>89</text:p>
          </table:table-cell>
          <table:table-cell office:value-type="float" office:value="0.58660307107238807" table:style-name="ce1">
            <text:p>0.586603071</text:p>
          </table:table-cell>
          <table:table-cell office:value-type="float" office:value="-38.290515464250134" table:style-name="ce1">
            <text:p>-38.29051546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9" table:style-name="ce1">
            <text:p>89</text:p>
          </table:table-cell>
          <table:table-cell office:value-type="float" office:value="0.27895138825737398" table:style-name="ce1">
            <text:p>0.278951388</text:p>
          </table:table-cell>
          <table:table-cell office:value-type="float" office:value="-28.229880491646245" table:style-name="ce1">
            <text:p>-28.22988049</text:p>
          </table:table-cell>
          <table:table-cell office:value-type="float" office:value="0" table:style-name="ce1">
            <text:p>0</text:p>
          </table:table-cell>
          <table:table-cell office:value-type="float" office:value="0.96666666700000003" table:style-name="ce1">
            <text:p>0.96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90" table:style-name="ce1">
            <text:p>90</text:p>
          </table:table-cell>
          <table:table-cell office:value-type="float" office:value="0.27895138825737398" table:style-name="ce1">
            <text:p>0.278951388</text:p>
          </table:table-cell>
          <table:table-cell office:value-type="float" office:value="-28.229880491646245" table:style-name="ce1">
            <text:p>-28.22988049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32" table:style-name="ce1">
            <text:p>132</text:p>
          </table:table-cell>
          <table:table-cell office:value-type="float" office:value="0.28482240991552915" table:style-name="ce1">
            <text:p>0.28482241</text:p>
          </table:table-cell>
          <table:table-cell office:value-type="float" office:value="-10.503102356342421" table:style-name="ce1">
            <text:p>-10.50310236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34" table:style-name="ce1">
            <text:p>134</text:p>
          </table:table-cell>
          <table:table-cell office:value-type="float" office:value="0.25394941847026065" table:style-name="ce1">
            <text:p>0.253949418</text:p>
          </table:table-cell>
          <table:table-cell office:value-type="float" office:value="-10.740906085753524" table:style-name="ce1">
            <text:p>-10.7409060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34" table:style-name="ce1">
            <text:p>134</text:p>
          </table:table-cell>
          <table:table-cell office:value-type="float" office:value="0.16784210231042535" table:style-name="ce1">
            <text:p>0.167842102</text:p>
          </table:table-cell>
          <table:table-cell office:value-type="float" office:value="-9.6282019242494279" table:style-name="ce1">
            <text:p>-9.62820192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34" table:style-name="ce1">
            <text:p>134</text:p>
          </table:table-cell>
          <table:table-cell office:value-type="float" office:value="0.17095802404215785" table:style-name="ce1">
            <text:p>0.170958024</text:p>
          </table:table-cell>
          <table:table-cell office:value-type="float" office:value="-9.5855980254605591" table:style-name="ce1">
            <text:p>-9.58559802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35" table:style-name="ce1">
            <text:p>135</text:p>
          </table:table-cell>
          <table:table-cell office:value-type="float" office:value="0.35447778373644512" table:style-name="ce1">
            <text:p>0.354477784</text:p>
          </table:table-cell>
          <table:table-cell office:value-type="float" office:value="-14.268749409712999" table:style-name="ce1">
            <text:p>-14.2687494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35" table:style-name="ce1">
            <text:p>135</text:p>
          </table:table-cell>
          <table:table-cell office:value-type="float" office:value="0.34331507519706744" table:style-name="ce1">
            <text:p>0.343315075</text:p>
          </table:table-cell>
          <table:table-cell office:value-type="float" office:value="-10.384741221133936" table:style-name="ce1">
            <text:p>-10.3847412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35" table:style-name="ce1">
            <text:p>135</text:p>
          </table:table-cell>
          <table:table-cell office:value-type="float" office:value="0.32372315803669166" table:style-name="ce1">
            <text:p>0.323723158</text:p>
          </table:table-cell>
          <table:table-cell office:value-type="float" office:value="-10.164700310493949" table:style-name="ce1">
            <text:p>-10.1647003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35" table:style-name="ce1">
            <text:p>135</text:p>
          </table:table-cell>
          <table:table-cell office:value-type="float" office:value="0.14342954163804661" table:style-name="ce1">
            <text:p>0.143429542</text:p>
          </table:table-cell>
          <table:table-cell office:value-type="float" office:value="-9.8433368541732378" table:style-name="ce1">
            <text:p>-9.84333685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36" table:style-name="ce1">
            <text:p>136</text:p>
          </table:table-cell>
          <table:table-cell office:value-type="float" office:value="0.20784273529947203" table:style-name="ce1">
            <text:p>0.207842735</text:p>
          </table:table-cell>
          <table:table-cell office:value-type="float" office:value="-11.120823497660441" table:style-name="ce1">
            <text:p>-11.1208235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36" table:style-name="ce1">
            <text:p>136</text:p>
          </table:table-cell>
          <table:table-cell office:value-type="float" office:value="0.21643073430682452" table:style-name="ce1">
            <text:p>0.216430734</text:p>
          </table:table-cell>
          <table:table-cell office:value-type="float" office:value="-11.215390319050739" table:style-name="ce1">
            <text:p>-11.21539032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36" table:style-name="ce1">
            <text:p>136</text:p>
          </table:table-cell>
          <table:table-cell office:value-type="float" office:value="0.21161295324708557" table:style-name="ce1">
            <text:p>0.211612953</text:p>
          </table:table-cell>
          <table:table-cell office:value-type="float" office:value="-11.187939273743842" table:style-name="ce1">
            <text:p>-11.18793927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38" table:style-name="ce1">
            <text:p>138</text:p>
          </table:table-cell>
          <table:table-cell office:value-type="float" office:value="1.4534823703324427" table:style-name="ce1">
            <text:p>1.45348237</text:p>
          </table:table-cell>
          <table:table-cell office:value-type="float" office:value="-40.614922143721323" table:style-name="ce1">
            <text:p>-40.6149221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93" table:style-name="ce1">
            <text:p>93</text:p>
          </table:table-cell>
          <table:table-cell office:value-type="float" office:value="0.52274886911994656" table:style-name="ce1">
            <text:p>0.522748869</text:p>
          </table:table-cell>
          <table:table-cell office:value-type="float" office:value="-38.102584238076098" table:style-name="ce1">
            <text:p>-38.10258424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38" table:style-name="ce1">
            <text:p>138</text:p>
          </table:table-cell>
          <table:table-cell office:value-type="float" office:value="0.33388138546653817" table:style-name="ce1">
            <text:p>0.333881385</text:p>
          </table:table-cell>
          <table:table-cell office:value-type="float" office:value="-10.934316197160429" table:style-name="ce1">
            <text:p>-10.934316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93" table:style-name="ce1">
            <text:p>93</text:p>
          </table:table-cell>
          <table:table-cell office:value-type="float" office:value="0.54554689970857473" table:style-name="ce1">
            <text:p>0.5455469</text:p>
          </table:table-cell>
          <table:table-cell office:value-type="float" office:value="-38.394706130841314" table:style-name="ce1">
            <text:p>-38.39470613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38" table:style-name="ce1">
            <text:p>138</text:p>
          </table:table-cell>
          <table:table-cell office:value-type="float" office:value="0.17027376831651064" table:style-name="ce1">
            <text:p>0.170273768</text:p>
          </table:table-cell>
          <table:table-cell office:value-type="float" office:value="-9.6709886982844537" table:style-name="ce1">
            <text:p>-9.67098869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39" table:style-name="ce1">
            <text:p>139</text:p>
          </table:table-cell>
          <table:table-cell office:value-type="float" office:value="0.21484041975238186" table:style-name="ce1">
            <text:p>0.21484042</text:p>
          </table:table-cell>
          <table:table-cell office:value-type="float" office:value="-11.340229342019438" table:style-name="ce1">
            <text:p>-11.3402293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39" table:style-name="ce1">
            <text:p>139</text:p>
          </table:table-cell>
          <table:table-cell office:value-type="float" office:value="0.218406243948327" table:style-name="ce1">
            <text:p>0.218406244</text:p>
          </table:table-cell>
          <table:table-cell office:value-type="float" office:value="-11.201478856292358" table:style-name="ce1">
            <text:p>-11.2014788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39" table:style-name="ce1">
            <text:p>139</text:p>
          </table:table-cell>
          <table:table-cell office:value-type="float" office:value="0.21445394663837206" table:style-name="ce1">
            <text:p>0.214453947</text:p>
          </table:table-cell>
          <table:table-cell office:value-type="float" office:value="-11.16407347790688" table:style-name="ce1">
            <text:p>-11.1640734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43" table:style-name="ce1">
            <text:p>143</text:p>
          </table:table-cell>
          <table:table-cell office:value-type="float" office:value="0.13713391780525064" table:style-name="ce1">
            <text:p>0.137133918</text:p>
          </table:table-cell>
          <table:table-cell office:value-type="float" office:value="-9.0880134323829047" table:style-name="ce1">
            <text:p>-9.08801343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43" table:style-name="ce1">
            <text:p>143</text:p>
          </table:table-cell>
          <table:table-cell office:value-type="float" office:value="0.13613491957301588" table:style-name="ce1">
            <text:p>0.13613492</text:p>
          </table:table-cell>
          <table:table-cell office:value-type="float" office:value="-9.0822617858167192" table:style-name="ce1">
            <text:p>-9.082261786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44" table:style-name="ce1">
            <text:p>144</text:p>
          </table:table-cell>
          <table:table-cell office:value-type="float" office:value="0.17108919826415109" table:style-name="ce1">
            <text:p>0.171089198</text:p>
          </table:table-cell>
          <table:table-cell office:value-type="float" office:value="-9.5892736123858864" table:style-name="ce1">
            <text:p>-9.58927361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44" table:style-name="ce1">
            <text:p>144</text:p>
          </table:table-cell>
          <table:table-cell office:value-type="float" office:value="0.25786057562002351" table:style-name="ce1">
            <text:p>0.257860576</text:p>
          </table:table-cell>
          <table:table-cell office:value-type="float" office:value="-10.608316519284898" table:style-name="ce1">
            <text:p>-10.6083165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52" table:style-name="ce1">
            <text:p>152</text:p>
          </table:table-cell>
          <table:table-cell office:value-type="float" office:value="0.20104469290829621" table:style-name="ce1">
            <text:p>0.201044693</text:p>
          </table:table-cell>
          <table:table-cell office:value-type="float" office:value="-5.3941165214656346" table:style-name="ce1">
            <text:p>-5.39411652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52" table:style-name="ce1">
            <text:p>152</text:p>
          </table:table-cell>
          <table:table-cell office:value-type="float" office:value="0.20767962300770612" table:style-name="ce1">
            <text:p>0.207679623</text:p>
          </table:table-cell>
          <table:table-cell office:value-type="float" office:value="-10.452843341172073" table:style-name="ce1">
            <text:p>-10.4528433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52" table:style-name="ce1">
            <text:p>152</text:p>
          </table:table-cell>
          <table:table-cell office:value-type="float" office:value="0.26128772581695647" table:style-name="ce1">
            <text:p>0.261287726</text:p>
          </table:table-cell>
          <table:table-cell office:value-type="float" office:value="-10.474563832015047" table:style-name="ce1">
            <text:p>-10.4745638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53" table:style-name="ce1">
            <text:p>153</text:p>
          </table:table-cell>
          <table:table-cell office:value-type="float" office:value="0.2029890126224923" table:style-name="ce1">
            <text:p>0.202989013</text:p>
          </table:table-cell>
          <table:table-cell office:value-type="float" office:value="-5.4201008239953596" table:style-name="ce1">
            <text:p>-5.420100824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53" table:style-name="ce1">
            <text:p>153</text:p>
          </table:table-cell>
          <table:table-cell office:value-type="float" office:value="0.15120080730905194" table:style-name="ce1">
            <text:p>0.151200807</text:p>
          </table:table-cell>
          <table:table-cell office:value-type="float" office:value="-5.5415710516195631" table:style-name="ce1">
            <text:p>-5.541571052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54" table:style-name="ce1">
            <text:p>154</text:p>
          </table:table-cell>
          <table:table-cell office:value-type="float" office:value="0.23933998133884568" table:style-name="ce1">
            <text:p>0.239339981</text:p>
          </table:table-cell>
          <table:table-cell office:value-type="float" office:value="-10.724272240759818" table:style-name="ce1">
            <text:p>-10.7242722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54" table:style-name="ce1">
            <text:p>154</text:p>
          </table:table-cell>
          <table:table-cell office:value-type="float" office:value="0.26635738984492618" table:style-name="ce1">
            <text:p>0.26635739</text:p>
          </table:table-cell>
          <table:table-cell office:value-type="float" office:value="-10.642961236782369" table:style-name="ce1">
            <text:p>-10.6429612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5" table:style-name="ce1">
            <text:p>155</text:p>
          </table:table-cell>
          <table:table-cell office:value-type="float" office:value="0.21261725054374025" table:style-name="ce1">
            <text:p>0.212617251</text:p>
          </table:table-cell>
          <table:table-cell office:value-type="float" office:value="-10.157118265053144" table:style-name="ce1">
            <text:p>-10.1571182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5" table:style-name="ce1">
            <text:p>155</text:p>
          </table:table-cell>
          <table:table-cell office:value-type="float" office:value="0.22173952890776127" table:style-name="ce1">
            <text:p>0.221739529</text:p>
          </table:table-cell>
          <table:table-cell office:value-type="float" office:value="-10.322614703912752" table:style-name="ce1">
            <text:p>-10.322614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5" table:style-name="ce1">
            <text:p>155</text:p>
          </table:table-cell>
          <table:table-cell office:value-type="float" office:value="0.16565406558926563" table:style-name="ce1">
            <text:p>0.165654066</text:p>
          </table:table-cell>
          <table:table-cell office:value-type="float" office:value="-8.3411694202594919" table:style-name="ce1">
            <text:p>-8.3411694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56" table:style-name="ce1">
            <text:p>156</text:p>
          </table:table-cell>
          <table:table-cell office:value-type="float" office:value="0.1735352482256656" table:style-name="ce1">
            <text:p>0.173535248</text:p>
          </table:table-cell>
          <table:table-cell office:value-type="float" office:value="-10.285137882643108" table:style-name="ce1">
            <text:p>-10.28513788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56" table:style-name="ce1">
            <text:p>156</text:p>
          </table:table-cell>
          <table:table-cell office:value-type="float" office:value="0.24671002272243359" table:style-name="ce1">
            <text:p>0.246710023</text:p>
          </table:table-cell>
          <table:table-cell office:value-type="float" office:value="-10.491784269883494" table:style-name="ce1">
            <text:p>-10.4917842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57" table:style-name="ce1">
            <text:p>157</text:p>
          </table:table-cell>
          <table:table-cell office:value-type="float" office:value="0.15691961890811743" table:style-name="ce1">
            <text:p>0.156919619</text:p>
          </table:table-cell>
          <table:table-cell office:value-type="float" office:value="-9.2841233868275186" table:style-name="ce1">
            <text:p>-9.28412338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57" table:style-name="ce1">
            <text:p>157</text:p>
          </table:table-cell>
          <table:table-cell office:value-type="float" office:value="0.15803409143881578" table:style-name="ce1">
            <text:p>0.158034091</text:p>
          </table:table-cell>
          <table:table-cell office:value-type="float" office:value="-9.2411502766762652" table:style-name="ce1">
            <text:p>-9.24115027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01" table:style-name="ce1">
            <text:p>101</text:p>
          </table:table-cell>
          <table:table-cell office:value-type="float" office:value="0.28180805795519592" table:style-name="ce1">
            <text:p>0.281808058</text:p>
          </table:table-cell>
          <table:table-cell office:value-type="float" office:value="-28.374045606688867" table:style-name="ce1">
            <text:p>-28.37404561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61" table:style-name="ce1">
            <text:p>161</text:p>
          </table:table-cell>
          <table:table-cell office:value-type="float" office:value="0.24216634836747067" table:style-name="ce1">
            <text:p>0.242166348</text:p>
          </table:table-cell>
          <table:table-cell office:value-type="float" office:value="-10.39477428371978" table:style-name="ce1">
            <text:p>-10.39477428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61" table:style-name="ce1">
            <text:p>161</text:p>
          </table:table-cell>
          <table:table-cell office:value-type="float" office:value="0.15685461333920275" table:style-name="ce1">
            <text:p>0.156854613</text:p>
          </table:table-cell>
          <table:table-cell office:value-type="float" office:value="-9.8691753610318251" table:style-name="ce1">
            <text:p>-9.869175361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65" table:style-name="ce1">
            <text:p>165</text:p>
          </table:table-cell>
          <table:table-cell office:value-type="float" office:value="0.22852061566661164" table:style-name="ce1">
            <text:p>0.228520616</text:p>
          </table:table-cell>
          <table:table-cell office:value-type="float" office:value="-10.008802052836772" table:style-name="ce1">
            <text:p>-10.00880205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65" table:style-name="ce1">
            <text:p>165</text:p>
          </table:table-cell>
          <table:table-cell office:value-type="float" office:value="0.23197959789866826" table:style-name="ce1">
            <text:p>0.231979598</text:p>
          </table:table-cell>
          <table:table-cell office:value-type="float" office:value="-10.583648901231996" table:style-name="ce1">
            <text:p>-10.5836489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66" table:style-name="ce1">
            <text:p>166</text:p>
          </table:table-cell>
          <table:table-cell office:value-type="float" office:value="0.15568469864543191" table:style-name="ce1">
            <text:p>0.155684699</text:p>
          </table:table-cell>
          <table:table-cell office:value-type="float" office:value="-9.8323106573090158" table:style-name="ce1">
            <text:p>-9.832310657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66" table:style-name="ce1">
            <text:p>166</text:p>
          </table:table-cell>
          <table:table-cell office:value-type="float" office:value="0.15728896044375104" table:style-name="ce1">
            <text:p>0.15728896</text:p>
          </table:table-cell>
          <table:table-cell office:value-type="float" office:value="-9.8828268562048773" table:style-name="ce1">
            <text:p>-9.88282685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67" table:style-name="ce1">
            <text:p>167</text:p>
          </table:table-cell>
          <table:table-cell office:value-type="float" office:value="0.46181605471979226" table:style-name="ce1">
            <text:p>0.461816055</text:p>
          </table:table-cell>
          <table:table-cell office:value-type="float" office:value="-12.216454470160459" table:style-name="ce1">
            <text:p>-12.21645447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67" table:style-name="ce1">
            <text:p>167</text:p>
          </table:table-cell>
          <table:table-cell office:value-type="float" office:value="0.1754760218783131" table:style-name="ce1">
            <text:p>0.175476022</text:p>
          </table:table-cell>
          <table:table-cell office:value-type="float" office:value="-9.6595816511630961" table:style-name="ce1">
            <text:p>-9.659581651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67" table:style-name="ce1">
            <text:p>167</text:p>
          </table:table-cell>
          <table:table-cell office:value-type="float" office:value="0.49429261299398014" table:style-name="ce1">
            <text:p>0.494292613</text:p>
          </table:table-cell>
          <table:table-cell office:value-type="float" office:value="-12.597309487428573" table:style-name="ce1">
            <text:p>-12.59730949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68" table:style-name="ce1">
            <text:p>168</text:p>
          </table:table-cell>
          <table:table-cell office:value-type="float" office:value="9.8017710753542087" table:style-name="ce1">
            <text:p>9.801771075</text:p>
          </table:table-cell>
          <table:table-cell office:value-type="float" office:value="-68.279327636569363" table:style-name="ce1">
            <text:p>-68.2793276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68" table:style-name="ce1">
            <text:p>168</text:p>
          </table:table-cell>
          <table:table-cell office:value-type="float" office:value="0.16367993084081248" table:style-name="ce1">
            <text:p>0.163679931</text:p>
          </table:table-cell>
          <table:table-cell office:value-type="float" office:value="-9.3046411479031175" table:style-name="ce1">
            <text:p>-9.304641148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68" table:style-name="ce1">
            <text:p>168</text:p>
          </table:table-cell>
          <table:table-cell office:value-type="float" office:value="0.16427769653735383" table:style-name="ce1">
            <text:p>0.164277697</text:p>
          </table:table-cell>
          <table:table-cell office:value-type="float" office:value="-9.3965075992521889" table:style-name="ce1">
            <text:p>-9.39650759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06" table:style-name="ce1">
            <text:p>106</text:p>
          </table:table-cell>
          <table:table-cell office:value-type="float" office:value="0.27895138825737398" table:style-name="ce1">
            <text:p>0.278951388</text:p>
          </table:table-cell>
          <table:table-cell office:value-type="float" office:value="-28.229880491646245" table:style-name="ce1">
            <text:p>-28.2298804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06" table:style-name="ce1">
            <text:p>106</text:p>
          </table:table-cell>
          <table:table-cell office:value-type="float" office:value="0.27169386218724745" table:style-name="ce1">
            <text:p>0.271693862</text:p>
          </table:table-cell>
          <table:table-cell office:value-type="float" office:value="-27.860264896858027" table:style-name="ce1">
            <text:p>-27.860264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06" table:style-name="ce1">
            <text:p>106</text:p>
          </table:table-cell>
          <table:table-cell office:value-type="float" office:value="0.27033646617252771" table:style-name="ce1">
            <text:p>0.270336466</text:p>
          </table:table-cell>
          <table:table-cell office:value-type="float" office:value="-27.790588722535844" table:style-name="ce1">
            <text:p>-27.79058872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70" table:style-name="ce1">
            <text:p>170</text:p>
          </table:table-cell>
          <table:table-cell office:value-type="float" office:value="0.24551988922314141" table:style-name="ce1">
            <text:p>0.245519889</text:p>
          </table:table-cell>
          <table:table-cell office:value-type="float" office:value="-10.351504499779173" table:style-name="ce1">
            <text:p>-10.3515045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70" table:style-name="ce1">
            <text:p>170</text:p>
          </table:table-cell>
          <table:table-cell office:value-type="float" office:value="0.24560915585526297" table:style-name="ce1">
            <text:p>0.245609156</text:p>
          </table:table-cell>
          <table:table-cell office:value-type="float" office:value="-10.155629003242195" table:style-name="ce1">
            <text:p>-10.155629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72" table:style-name="ce1">
            <text:p>172</text:p>
          </table:table-cell>
          <table:table-cell office:value-type="float" office:value="0.23196023798111895" table:style-name="ce1">
            <text:p>0.231960238</text:p>
          </table:table-cell>
          <table:table-cell office:value-type="float" office:value="-10.039844213487127" table:style-name="ce1">
            <text:p>-10.03984421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72" table:style-name="ce1">
            <text:p>172</text:p>
          </table:table-cell>
          <table:table-cell office:value-type="float" office:value="0.26748939755901874" table:style-name="ce1">
            <text:p>0.267489398</text:p>
          </table:table-cell>
          <table:table-cell office:value-type="float" office:value="-10.642904419827058" table:style-name="ce1">
            <text:p>-10.64290442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16" table:style-name="ce1">
            <text:p>116</text:p>
          </table:table-cell>
          <table:table-cell office:value-type="float" office:value="0.19500820775617289" table:style-name="ce1">
            <text:p>0.195008208</text:p>
          </table:table-cell>
          <table:table-cell office:value-type="float" office:value="-10.349364168774033" table:style-name="ce1">
            <text:p>-10.34936417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16" table:style-name="ce1">
            <text:p>116</text:p>
          </table:table-cell>
          <table:table-cell office:value-type="float" office:value="0.19573679874939243" table:style-name="ce1">
            <text:p>0.195736799</text:p>
          </table:table-cell>
          <table:table-cell office:value-type="float" office:value="-10.368672949136771" table:style-name="ce1">
            <text:p>-10.3686729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19" table:style-name="ce1">
            <text:p>119</text:p>
          </table:table-cell>
          <table:table-cell office:value-type="float" office:value="0.17338313509363987" table:style-name="ce1">
            <text:p>0.173383135</text:p>
          </table:table-cell>
          <table:table-cell office:value-type="float" office:value="-10.714159162640751" table:style-name="ce1">
            <text:p>-10.7141591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19" table:style-name="ce1">
            <text:p>119</text:p>
          </table:table-cell>
          <table:table-cell office:value-type="float" office:value="0.17927613303243656" table:style-name="ce1">
            <text:p>0.179276133</text:p>
          </table:table-cell>
          <table:table-cell office:value-type="float" office:value="-10.787999511763569" table:style-name="ce1">
            <text:p>-10.7879995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19" table:style-name="ce1">
            <text:p>119</text:p>
          </table:table-cell>
          <table:table-cell office:value-type="float" office:value="0.17504118108108863" table:style-name="ce1">
            <text:p>0.175041181</text:p>
          </table:table-cell>
          <table:table-cell office:value-type="float" office:value="-10.837281177671427" table:style-name="ce1">
            <text:p>-10.8372811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22" table:style-name="ce1">
            <text:p>122</text:p>
          </table:table-cell>
          <table:table-cell office:value-type="float" office:value="0.17821832502837914" table:style-name="ce1">
            <text:p>0.178218325</text:p>
          </table:table-cell>
          <table:table-cell office:value-type="float" office:value="-10.898644636568815" table:style-name="ce1">
            <text:p>-10.8986446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22" table:style-name="ce1">
            <text:p>122</text:p>
          </table:table-cell>
          <table:table-cell office:value-type="float" office:value="0.17462459257826499" table:style-name="ce1">
            <text:p>0.174624593</text:p>
          </table:table-cell>
          <table:table-cell office:value-type="float" office:value="-10.824380785589632" table:style-name="ce1">
            <text:p>-10.8243807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22" table:style-name="ce1">
            <text:p>122</text:p>
          </table:table-cell>
          <table:table-cell office:value-type="float" office:value="0.17696730243127176" table:style-name="ce1">
            <text:p>0.176967302</text:p>
          </table:table-cell>
          <table:table-cell office:value-type="float" office:value="-10.824304670564411" table:style-name="ce1">
            <text:p>-10.8243046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28" table:style-name="ce1">
            <text:p>128</text:p>
          </table:table-cell>
          <table:table-cell office:value-type="float" office:value="0.22362286871374329" table:style-name="ce1">
            <text:p>0.223622869</text:p>
          </table:table-cell>
          <table:table-cell office:value-type="float" office:value="-10.467523398762426" table:style-name="ce1">
            <text:p>-10.467523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28" table:style-name="ce1">
            <text:p>128</text:p>
          </table:table-cell>
          <table:table-cell office:value-type="float" office:value="0.22248109181971112" table:style-name="ce1">
            <text:p>0.222481092</text:p>
          </table:table-cell>
          <table:table-cell office:value-type="float" office:value="-10.46647500925242" table:style-name="ce1">
            <text:p>-10.4664750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31" table:style-name="ce1">
            <text:p>131</text:p>
          </table:table-cell>
          <table:table-cell office:value-type="float" office:value="0.17696730243127176" table:style-name="ce1">
            <text:p>0.176967302</text:p>
          </table:table-cell>
          <table:table-cell office:value-type="float" office:value="-10.824304670564411" table:style-name="ce1">
            <text:p>-10.82430467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31" table:style-name="ce1">
            <text:p>131</text:p>
          </table:table-cell>
          <table:table-cell office:value-type="float" office:value="0.22362286871374329" table:style-name="ce1">
            <text:p>0.223622869</text:p>
          </table:table-cell>
          <table:table-cell office:value-type="float" office:value="-10.467523398762426" table:style-name="ce1">
            <text:p>-10.4675234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31" table:style-name="ce1">
            <text:p>131</text:p>
          </table:table-cell>
          <table:table-cell office:value-type="float" office:value="0.17536914770071596" table:style-name="ce1">
            <text:p>0.175369148</text:p>
          </table:table-cell>
          <table:table-cell office:value-type="float" office:value="-10.77533081037909" table:style-name="ce1">
            <text:p>-10.7753308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37" table:style-name="ce1">
            <text:p>137</text:p>
          </table:table-cell>
          <table:table-cell office:value-type="float" office:value="0.17888995183852691" table:style-name="ce1">
            <text:p>0.178889952</text:p>
          </table:table-cell>
          <table:table-cell office:value-type="float" office:value="-10.776377163675418" table:style-name="ce1">
            <text:p>-10.77637716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37" table:style-name="ce1">
            <text:p>137</text:p>
          </table:table-cell>
          <table:table-cell office:value-type="float" office:value="0.17579595368343856" table:style-name="ce1">
            <text:p>0.175795954</text:p>
          </table:table-cell>
          <table:table-cell office:value-type="float" office:value="-10.824342854801591" table:style-name="ce1">
            <text:p>-10.8243428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45" table:style-name="ce1">
            <text:p>145</text:p>
          </table:table-cell>
          <table:table-cell office:value-type="float" office:value="0.23284605973152514" table:style-name="ce1">
            <text:p>0.23284606</text:p>
          </table:table-cell>
          <table:table-cell office:value-type="float" office:value="-10.502350476137085" table:style-name="ce1">
            <text:p>-10.50235048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45" table:style-name="ce1">
            <text:p>145</text:p>
          </table:table-cell>
          <table:table-cell office:value-type="float" office:value="0.18043961469553305" table:style-name="ce1">
            <text:p>0.180439615</text:p>
          </table:table-cell>
          <table:table-cell office:value-type="float" office:value="-10.78796070570003" table:style-name="ce1">
            <text:p>-10.78796071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45" table:style-name="ce1">
            <text:p>145</text:p>
          </table:table-cell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47" table:style-name="ce1">
            <text:p>147</text:p>
          </table:table-cell>
          <table:table-cell office:value-type="float" office:value="0.20918275477288106" table:style-name="ce1">
            <text:p>0.209182755</text:p>
          </table:table-cell>
          <table:table-cell office:value-type="float" office:value="-10.224853053298427" table:style-name="ce1">
            <text:p>-10.2248530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58" table:style-name="ce1">
            <text:p>158</text:p>
          </table:table-cell>
          <table:table-cell office:value-type="float" office:value="0.17696730243127176" table:style-name="ce1">
            <text:p>0.176967302</text:p>
          </table:table-cell>
          <table:table-cell office:value-type="float" office:value="-10.824304670564411" table:style-name="ce1">
            <text:p>-10.8243046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58" table:style-name="ce1">
            <text:p>158</text:p>
          </table:table-cell>
          <table:table-cell office:value-type="float" office:value="0.1768892260703272" table:style-name="ce1">
            <text:p>0.176889226</text:p>
          </table:table-cell>
          <table:table-cell office:value-type="float" office:value="-10.750934073385443" table:style-name="ce1">
            <text:p>-10.7509340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60" table:style-name="ce1">
            <text:p>160</text:p>
          </table:table-cell>
          <table:table-cell office:value-type="float" office:value="0.1768892260703272" table:style-name="ce1">
            <text:p>0.176889226</text:p>
          </table:table-cell>
          <table:table-cell office:value-type="float" office:value="-10.750934073385443" table:style-name="ce1">
            <text:p>-10.75093407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60" table:style-name="ce1">
            <text:p>160</text:p>
          </table:table-cell>
          <table:table-cell office:value-type="float" office:value="0.17578561326303616" table:style-name="ce1">
            <text:p>0.175785613</text:p>
          </table:table-cell>
          <table:table-cell office:value-type="float" office:value="-10.788114424559973" table:style-name="ce1">
            <text:p>-10.78811442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64" table:style-name="ce1">
            <text:p>164</text:p>
          </table:table-cell>
          <table:table-cell office:value-type="float" office:value="0.22166608396997983" table:style-name="ce1">
            <text:p>0.221666084</text:p>
          </table:table-cell>
          <table:table-cell office:value-type="float" office:value="-10.973675863492099" table:style-name="ce1">
            <text:p>-10.97367586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64" table:style-name="ce1">
            <text:p>164</text:p>
          </table:table-cell>
          <table:table-cell office:value-type="float" office:value="0.22519939674278519" table:style-name="ce1">
            <text:p>0.225199397</text:p>
          </table:table-cell>
          <table:table-cell office:value-type="float" office:value="-11.121385592989853" table:style-name="ce1">
            <text:p>-11.12138559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1048370" table:style-name="ro1">
          <table:table-cell table:number-columns-repeated="16384"/>
        </table:table-row>
      </table:table>
      <table:table table:name="P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Bus</text:p>
          </table:table-cell>
          <table:table-cell office:value-type="string" table:style-name="ce3">
            <text:p>t1</text:p>
          </table:table-cell>
          <table:table-cell office:value-type="string" table:style-name="ce3">
            <text:p>t2</text:p>
          </table:table-cell>
          <table:table-cell office:value-type="string" table:style-name="ce3">
            <text:p>t3</text:p>
          </table:table-cell>
          <table:table-cell office:value-type="string" table:style-name="ce3">
            <text:p>t4</text:p>
          </table:table-cell>
          <table:table-cell office:value-type="string" table:style-name="ce3">
            <text:p>t5</text:p>
          </table:table-cell>
          <table:table-cell office:value-type="string" table:style-name="ce3">
            <text:p>t6</text:p>
          </table:table-cell>
          <table:table-cell office:value-type="string" table:style-name="ce3">
            <text:p>t7</text:p>
          </table:table-cell>
          <table:table-cell office:value-type="string" table:style-name="ce3">
            <text:p>t8</text:p>
          </table:table-cell>
          <table:table-cell office:value-type="string" table:style-name="ce3">
            <text:p>t9</text:p>
          </table:table-cell>
          <table:table-cell office:value-type="string" table:style-name="ce3">
            <text:p>t10</text:p>
          </table:table-cell>
          <table:table-cell office:value-type="string" table:style-name="ce3">
            <text:p>t11</text:p>
          </table:table-cell>
          <table:table-cell office:value-type="string" table:style-name="ce3">
            <text:p>t12</text:p>
          </table:table-cell>
          <table:table-cell office:value-type="string" table:style-name="ce3">
            <text:p>t13</text:p>
          </table:table-cell>
          <table:table-cell office:value-type="string" table:style-name="ce3">
            <text:p>t14</text:p>
          </table:table-cell>
          <table:table-cell office:value-type="string" table:style-name="ce3">
            <text:p>t15</text:p>
          </table:table-cell>
          <table:table-cell office:value-type="string" table:style-name="ce3">
            <text:p>t16</text:p>
          </table:table-cell>
          <table:table-cell office:value-type="string" table:style-name="ce3">
            <text:p>t17</text:p>
          </table:table-cell>
          <table:table-cell office:value-type="string" table:style-name="ce3">
            <text:p>t18</text:p>
          </table:table-cell>
          <table:table-cell office:value-type="string" table:style-name="ce3">
            <text:p>t19</text:p>
          </table:table-cell>
          <table:table-cell office:value-type="string" table:style-name="ce3">
            <text:p>t20</text:p>
          </table:table-cell>
          <table:table-cell office:value-type="string" table:style-name="ce3">
            <text:p>t21</text:p>
          </table:table-cell>
          <table:table-cell office:value-type="string" table:style-name="ce3">
            <text:p>t22</text:p>
          </table:table-cell>
          <table:table-cell office:value-type="string" table:style-name="ce3">
            <text:p>t23</text:p>
          </table:table-cell>
          <table:table-cell office:value-type="string" table:style-name="ce3">
            <text:p>t24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.5844249999999996E-3" table:formula="of:=0.5775*[.U2]" table:style-name="ce1">
            <text:p>0.005584425</text:p>
          </table:table-cell>
          <table:table-cell office:value-type="float" office:value="5.4957833333333338E-3" table:style-name="ce1">
            <text:p>0.005495783</text:p>
          </table:table-cell>
          <table:table-cell office:value-type="float" office:value="5.3185000000000003E-3" table:style-name="ce1">
            <text:p>0.0053185</text:p>
          </table:table-cell>
          <table:table-cell office:value-type="float" office:value="5.141216666666666E-3" table:style-name="ce1">
            <text:p>0.005141217</text:p>
          </table:table-cell>
          <table:table-cell office:value-type="float" office:value="5.2298583333333336E-3" table:style-name="ce1">
            <text:p>0.005229858</text:p>
          </table:table-cell>
          <table:table-cell office:value-type="float" office:value="5.7617083333333331E-3" table:style-name="ce1">
            <text:p>0.005761708</text:p>
          </table:table-cell>
          <table:table-cell office:value-type="float" office:value="6.3822000000000002E-3" table:style-name="ce1">
            <text:p>0.0063822</text:p>
          </table:table-cell>
          <table:table-cell office:value-type="float" office:value="7.5345416666666668E-3" table:style-name="ce1">
            <text:p>0.007534542</text:p>
          </table:table-cell>
          <table:table-cell office:value-type="float" office:value="8.4209583333333341E-3" table:style-name="ce1">
            <text:p>0.008420958</text:p>
          </table:table-cell>
          <table:table-cell office:value-type="float" office:value="8.7755249999999993E-3" table:style-name="ce1">
            <text:p>0.008775525</text:p>
          </table:table-cell>
          <table:table-cell office:value-type="float" office:value="8.864166666666666E-3" table:style-name="ce1">
            <text:p>0.008864167</text:p>
          </table:table-cell>
          <table:table-cell office:value-type="float" office:value="8.7755249999999993E-3" table:style-name="ce1">
            <text:p>0.008775525</text:p>
          </table:table-cell>
          <table:table-cell office:value-type="float" office:value="8.2436750000000007E-3" table:style-name="ce1">
            <text:p>0.008243675</text:p>
          </table:table-cell>
          <table:table-cell office:value-type="float" office:value="8.1550333333333339E-3" table:style-name="ce1">
            <text:p>0.008155033</text:p>
          </table:table-cell>
          <table:table-cell office:value-type="float" office:value="7.9777499999999987E-3" table:style-name="ce1">
            <text:p>0.00797775</text:p>
          </table:table-cell>
          <table:table-cell office:value-type="float" office:value="7.8004666666666661E-3" table:style-name="ce1">
            <text:p>0.007800467</text:p>
          </table:table-cell>
          <table:table-cell office:value-type="float" office:value="8.058333333333334E-3" table:style-name="ce1">
            <text:p>0.008058333</text:p>
          </table:table-cell>
          <table:table-cell office:value-type="float" office:value="8.864166666666666E-3" table:style-name="ce1">
            <text:p>0.008864167</text:p>
          </table:table-cell>
          <table:table-cell office:value-type="float" office:value="9.5088333333333309E-3" table:style-name="ce1">
            <text:p>0.009508833</text:p>
          </table:table-cell>
          <table:table-cell office:value-type="float" office:value="9.6699999999999998E-3" table:style-name="ce1">
            <text:p>0.00967</text:p>
          </table:table-cell>
          <table:table-cell office:value-type="float" office:value="9.4282499999999991E-3" table:style-name="ce1">
            <text:p>0.00942825</text:p>
          </table:table-cell>
          <table:table-cell office:value-type="float" office:value="8.46125E-3" table:style-name="ce1">
            <text:p>0.00846125</text:p>
          </table:table-cell>
          <table:table-cell office:value-type="float" office:value="7.2525000000000003E-3" table:style-name="ce1">
            <text:p>0.0072525</text:p>
          </table:table-cell>
          <table:table-cell office:value-type="float" office:value="6.2049166666666667E-3" table:style-name="ce1">
            <text:p>0.006204917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.2349250000000001E-2" table:formula="of:=0.5775*[.U3]" table:style-name="ce1">
            <text:p>0.02234925</text:p>
          </table:table-cell>
          <table:table-cell office:value-type="float" office:value="2.19945E-2" table:style-name="ce1">
            <text:p>0.0219945</text:p>
          </table:table-cell>
          <table:table-cell office:value-type="float" office:value="2.1285000000000002E-2" table:style-name="ce1">
            <text:p>0.021285</text:p>
          </table:table-cell>
          <table:table-cell office:value-type="float" office:value="2.0575499999999997E-2" table:style-name="ce1">
            <text:p>0.0205755</text:p>
          </table:table-cell>
          <table:table-cell office:value-type="float" office:value="2.0930250000000001E-2" table:style-name="ce1">
            <text:p>0.02093025</text:p>
          </table:table-cell>
          <table:table-cell office:value-type="float" office:value="2.3058749999999999E-2" table:style-name="ce1">
            <text:p>0.02305875</text:p>
          </table:table-cell>
          <table:table-cell office:value-type="float" office:value="2.5541999999999999E-2" table:style-name="ce1">
            <text:p>0.025542</text:p>
          </table:table-cell>
          <table:table-cell office:value-type="float" office:value="3.015375E-2" table:style-name="ce1">
            <text:p>0.03015375</text:p>
          </table:table-cell>
          <table:table-cell office:value-type="float" office:value="3.3701250000000002E-2" table:style-name="ce1">
            <text:p>0.03370125</text:p>
          </table:table-cell>
          <table:table-cell office:value-type="float" office:value="3.5120249999999999E-2" table:style-name="ce1">
            <text:p>0.03512025</text:p>
          </table:table-cell>
          <table:table-cell office:value-type="float" office:value="3.5475E-2" table:style-name="ce1">
            <text:p>0.035475</text:p>
          </table:table-cell>
          <table:table-cell office:value-type="float" office:value="3.5120249999999999E-2" table:style-name="ce1">
            <text:p>0.03512025</text:p>
          </table:table-cell>
          <table:table-cell office:value-type="float" office:value="3.299175E-2" table:style-name="ce1">
            <text:p>0.03299175</text:p>
          </table:table-cell>
          <table:table-cell office:value-type="float" office:value="3.2636999999999999E-2" table:style-name="ce1">
            <text:p>0.032637</text:p>
          </table:table-cell>
          <table:table-cell office:value-type="float" office:value="3.1927499999999998E-2" table:style-name="ce1">
            <text:p>0.0319275</text:p>
          </table:table-cell>
          <table:table-cell office:value-type="float" office:value="3.1217999999999999E-2" table:style-name="ce1">
            <text:p>0.031218</text:p>
          </table:table-cell>
          <table:table-cell office:value-type="float" office:value="3.2250000000000001E-2" table:style-name="ce1">
            <text:p>0.03225</text:p>
          </table:table-cell>
          <table:table-cell office:value-type="float" office:value="3.5475E-2" table:style-name="ce1">
            <text:p>0.035475</text:p>
          </table:table-cell>
          <table:table-cell office:value-type="float" office:value="3.8054999999999992E-2" table:style-name="ce1">
            <text:p>0.038055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7732499999999995E-2" table:style-name="ce1">
            <text:p>0.0377325</text:p>
          </table:table-cell>
          <table:table-cell office:value-type="float" office:value="3.3862499999999997E-2" table:style-name="ce1">
            <text:p>0.0338625</text:p>
          </table:table-cell>
          <table:table-cell office:value-type="float" office:value="2.9024999999999999E-2" table:style-name="ce1">
            <text:p>0.029025</text:p>
          </table:table-cell>
          <table:table-cell office:value-type="float" office:value="2.48325E-2" table:style-name="ce1">
            <text:p>0.0248325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.8993975000000003E-2" table:formula="of:=0.5775*[.U4]" table:style-name="ce1">
            <text:p>0.018993975</text:p>
          </table:table-cell>
          <table:table-cell office:value-type="float" office:value="1.8692483333333336E-2" table:style-name="ce1">
            <text:p>0.018692483</text:p>
          </table:table-cell>
          <table:table-cell office:value-type="float" office:value="1.8089500000000001E-2" table:style-name="ce1">
            <text:p>0.0180895</text:p>
          </table:table-cell>
          <table:table-cell office:value-type="float" office:value="1.7486516666666667E-2" table:style-name="ce1">
            <text:p>0.017486517</text:p>
          </table:table-cell>
          <table:table-cell office:value-type="float" office:value="1.7788008333333338E-2" table:style-name="ce1">
            <text:p>0.017788008</text:p>
          </table:table-cell>
          <table:table-cell office:value-type="float" office:value="1.9596958333333334E-2" table:style-name="ce1">
            <text:p>0.019596958</text:p>
          </table:table-cell>
          <table:table-cell office:value-type="float" office:value="2.1707400000000002E-2" table:style-name="ce1">
            <text:p>0.0217074</text:p>
          </table:table-cell>
          <table:table-cell office:value-type="float" office:value="2.5626791666666669E-2" table:style-name="ce1">
            <text:p>0.025626792</text:p>
          </table:table-cell>
          <table:table-cell office:value-type="float" office:value="2.8641708333333335E-2" table:style-name="ce1">
            <text:p>0.028641708</text:p>
          </table:table-cell>
          <table:table-cell office:value-type="float" office:value="2.9847675000000001E-2" table:style-name="ce1">
            <text:p>0.029847675</text:p>
          </table:table-cell>
          <table:table-cell office:value-type="float" office:value="3.0149166666666668E-2" table:style-name="ce1">
            <text:p>0.030149167</text:p>
          </table:table-cell>
          <table:table-cell office:value-type="float" office:value="2.9847675000000001E-2" table:style-name="ce1">
            <text:p>0.029847675</text:p>
          </table:table-cell>
          <table:table-cell office:value-type="float" office:value="2.8038725000000004E-2" table:style-name="ce1">
            <text:p>0.028038725</text:p>
          </table:table-cell>
          <table:table-cell office:value-type="float" office:value="2.7737233333333337E-2" table:style-name="ce1">
            <text:p>0.027737233</text:p>
          </table:table-cell>
          <table:table-cell office:value-type="float" office:value="2.7134250000000002E-2" table:style-name="ce1">
            <text:p>0.02713425</text:p>
          </table:table-cell>
          <table:table-cell office:value-type="float" office:value="2.6531266666666668E-2" table:style-name="ce1">
            <text:p>0.026531267</text:p>
          </table:table-cell>
          <table:table-cell office:value-type="float" office:value="2.7408333333333337E-2" table:style-name="ce1">
            <text:p>0.027408333</text:p>
          </table:table-cell>
          <table:table-cell office:value-type="float" office:value="3.0149166666666668E-2" table:style-name="ce1">
            <text:p>0.030149167</text:p>
          </table:table-cell>
          <table:table-cell office:value-type="float" office:value="3.2341833333333334E-2" table:style-name="ce1">
            <text:p>0.032341833</text:p>
          </table:table-cell>
          <table:table-cell office:value-type="float" office:value="3.2890000000000003E-2" table:style-name="ce1">
            <text:p>0.03289</text:p>
          </table:table-cell>
          <table:table-cell office:value-type="float" office:value="3.2067749999999999E-2" table:style-name="ce1">
            <text:p>0.03206775</text:p>
          </table:table-cell>
          <table:table-cell office:value-type="float" office:value="2.8778750000000002E-2" table:style-name="ce1">
            <text:p>0.02877875</text:p>
          </table:table-cell>
          <table:table-cell office:value-type="float" office:value="2.4667500000000002E-2" table:style-name="ce1">
            <text:p>0.0246675</text:p>
          </table:table-cell>
          <table:table-cell office:value-type="float" office:value="2.1104416666666671E-2" table:style-name="ce1">
            <text:p>0.021104417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" table:formula="of:=0.5775*[.U5]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114575E-3" table:formula="of:=0.5775*[.U6]" table:style-name="ce1">
            <text:p>0.001114575</text:p>
          </table:table-cell>
          <table:table-cell office:value-type="float" office:value="1.0968833333333335E-3" table:style-name="ce1">
            <text:p>0.001096883</text:p>
          </table:table-cell>
          <table:table-cell office:value-type="float" office:value="1.0615000000000002E-3" table:style-name="ce1">
            <text:p>0.0010615</text:p>
          </table:table-cell>
          <table:table-cell office:value-type="float" office:value="1.0261166666666666E-3" table:style-name="ce1">
            <text:p>0.001026117</text:p>
          </table:table-cell>
          <table:table-cell office:value-type="float" office:value="1.0438083333333334E-3" table:style-name="ce1">
            <text:p>0.001043808</text:p>
          </table:table-cell>
          <table:table-cell office:value-type="float" office:value="1.1499583333333333E-3" table:style-name="ce1">
            <text:p>0.001149958</text:p>
          </table:table-cell>
          <table:table-cell office:value-type="float" office:value="1.2738000000000001E-3" table:style-name="ce1">
            <text:p>0.0012738</text:p>
          </table:table-cell>
          <table:table-cell office:value-type="float" office:value="1.5037916666666667E-3" table:style-name="ce1">
            <text:p>0.001503792</text:p>
          </table:table-cell>
          <table:table-cell office:value-type="float" office:value="1.6807083333333335E-3" table:style-name="ce1">
            <text:p>0.001680708</text:p>
          </table:table-cell>
          <table:table-cell office:value-type="float" office:value="1.751475E-3" table:style-name="ce1">
            <text:p>0.001751475</text:p>
          </table:table-cell>
          <table:table-cell office:value-type="float" office:value="1.7691666666666667E-3" table:style-name="ce1">
            <text:p>0.001769167</text:p>
          </table:table-cell>
          <table:table-cell office:value-type="float" office:value="1.751475E-3" table:style-name="ce1">
            <text:p>0.001751475</text:p>
          </table:table-cell>
          <table:table-cell office:value-type="float" office:value="1.6453250000000002E-3" table:style-name="ce1">
            <text:p>0.001645325</text:p>
          </table:table-cell>
          <table:table-cell office:value-type="float" office:value="1.6276333333333334E-3" table:style-name="ce1">
            <text:p>0.001627633</text:p>
          </table:table-cell>
          <table:table-cell office:value-type="float" office:value="1.5922499999999999E-3" table:style-name="ce1">
            <text:p>0.00159225</text:p>
          </table:table-cell>
          <table:table-cell office:value-type="float" office:value="1.5568666666666666E-3" table:style-name="ce1">
            <text:p>0.001556867</text:p>
          </table:table-cell>
          <table:table-cell office:value-type="float" office:value="1.6083333333333334E-3" table:style-name="ce1">
            <text:p>0.001608333</text:p>
          </table:table-cell>
          <table:table-cell office:value-type="float" office:value="1.7691666666666667E-3" table:style-name="ce1">
            <text:p>0.001769167</text:p>
          </table:table-cell>
          <table:table-cell office:value-type="float" office:value="1.8978333333333332E-3" table:style-name="ce1">
            <text:p>0.001897833</text:p>
          </table:table-cell>
          <table:table-cell office:value-type="float" office:value="1.9300000000000001E-3" table:style-name="ce1">
            <text:p>0.00193</text:p>
          </table:table-cell>
          <table:table-cell office:value-type="float" office:value="1.88175E-3" table:style-name="ce1">
            <text:p>0.00188175</text:p>
          </table:table-cell>
          <table:table-cell office:value-type="float" office:value="1.6887500000000001E-3" table:style-name="ce1">
            <text:p>0.00168875</text:p>
          </table:table-cell>
          <table:table-cell office:value-type="float" office:value="1.4475E-3" table:style-name="ce1">
            <text:p>0.0014475</text:p>
          </table:table-cell>
          <table:table-cell office:value-type="float" office:value="1.2384166666666667E-3" table:style-name="ce1">
            <text:p>0.001238417</text:p>
          </table:table-cell>
          <table:table-cell table:number-columns-repeated="1635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.7047750000000005E-3" table:formula="of:=0.5775*[.U7]" table:style-name="ce1">
            <text:p>0.006704775</text:p>
          </table:table-cell>
          <table:table-cell office:value-type="float" office:value="6.5983500000000002E-3" table:style-name="ce1">
            <text:p>0.00659835</text:p>
          </table:table-cell>
          <table:table-cell office:value-type="float" office:value="6.3855000000000006E-3" table:style-name="ce1">
            <text:p>0.0063855</text:p>
          </table:table-cell>
          <table:table-cell office:value-type="float" office:value="6.17265E-3" table:style-name="ce1">
            <text:p>0.00617265</text:p>
          </table:table-cell>
          <table:table-cell office:value-type="float" office:value="6.2790750000000011E-3" table:style-name="ce1">
            <text:p>0.006279075</text:p>
          </table:table-cell>
          <table:table-cell office:value-type="float" office:value="6.9176250000000002E-3" table:style-name="ce1">
            <text:p>0.006917625</text:p>
          </table:table-cell>
          <table:table-cell office:value-type="float" office:value="7.6626000000000003E-3" table:style-name="ce1">
            <text:p>0.0076626</text:p>
          </table:table-cell>
          <table:table-cell office:value-type="float" office:value="9.0461250000000003E-3" table:style-name="ce1">
            <text:p>0.009046125</text:p>
          </table:table-cell>
          <table:table-cell office:value-type="float" office:value="1.0110375000000001E-2" table:style-name="ce1">
            <text:p>0.010110375</text:p>
          </table:table-cell>
          <table:table-cell office:value-type="float" office:value="1.0536075000000001E-2" table:style-name="ce1">
            <text:p>0.010536075</text:p>
          </table:table-cell>
          <table:table-cell office:value-type="float" office:value="1.0642500000000001E-2" table:style-name="ce1">
            <text:p>0.0106425</text:p>
          </table:table-cell>
          <table:table-cell office:value-type="float" office:value="1.0536075000000001E-2" table:style-name="ce1">
            <text:p>0.010536075</text:p>
          </table:table-cell>
          <table:table-cell office:value-type="float" office:value="9.8975250000000008E-3" table:style-name="ce1">
            <text:p>0.009897525</text:p>
          </table:table-cell>
          <table:table-cell office:value-type="float" office:value="9.7911000000000005E-3" table:style-name="ce1">
            <text:p>0.0097911</text:p>
          </table:table-cell>
          <table:table-cell office:value-type="float" office:value="9.57825E-3" table:style-name="ce1">
            <text:p>0.00957825</text:p>
          </table:table-cell>
          <table:table-cell office:value-type="float" office:value="9.3653999999999994E-3" table:style-name="ce1">
            <text:p>0.0093654</text:p>
          </table:table-cell>
          <table:table-cell office:value-type="float" office:value="9.6750000000000013E-3" table:style-name="ce1">
            <text:p>0.009675</text:p>
          </table:table-cell>
          <table:table-cell office:value-type="float" office:value="1.0642500000000001E-2" table:style-name="ce1">
            <text:p>0.0106425</text:p>
          </table:table-cell>
          <table:table-cell office:value-type="float" office:value="1.1416499999999998E-2" table:style-name="ce1">
            <text:p>0.0114165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31975E-2" table:style-name="ce1">
            <text:p>0.01131975</text:p>
          </table:table-cell>
          <table:table-cell office:value-type="float" office:value="1.0158750000000001E-2" table:style-name="ce1">
            <text:p>0.01015875</text:p>
          </table:table-cell>
          <table:table-cell office:value-type="float" office:value="8.7075E-3" table:style-name="ce1">
            <text:p>0.0087075</text:p>
          </table:table-cell>
          <table:table-cell office:value-type="float" office:value="7.4497500000000006E-3" table:style-name="ce1">
            <text:p>0.00744975</text:p>
          </table:table-cell>
          <table:table-cell table:number-columns-repeated="1635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9.5374125000000018E-2" table:formula="of:=0.5775*[.U8]" table:style-name="ce1">
            <text:p>0.095374125</text:p>
          </table:table-cell>
          <table:table-cell office:value-type="float" office:value="9.386025000000002E-2" table:style-name="ce1">
            <text:p>0.09386025</text:p>
          </table:table-cell>
          <table:table-cell office:value-type="float" office:value="9.0832500000000024E-2" table:style-name="ce1">
            <text:p>0.0908325</text:p>
          </table:table-cell>
          <table:table-cell office:value-type="float" office:value="8.7804750000000001E-2" table:style-name="ce1">
            <text:p>0.08780475</text:p>
          </table:table-cell>
          <table:table-cell office:value-type="float" office:value="8.9318625000000013E-2" table:style-name="ce1">
            <text:p>0.089318625</text:p>
          </table:table-cell>
          <table:table-cell office:value-type="float" office:value="9.8401875000000014E-2" table:style-name="ce1">
            <text:p>0.098401875</text:p>
          </table:table-cell>
          <table:table-cell office:value-type="float" office:value="0.10899900000000001" table:style-name="ce1">
            <text:p>0.108999</text:p>
          </table:table-cell>
          <table:table-cell office:value-type="float" office:value="0.12867937500000001" table:style-name="ce1">
            <text:p>0.128679375</text:p>
          </table:table-cell>
          <table:table-cell office:value-type="float" office:value="0.14381812500000002" table:style-name="ce1">
            <text:p>0.143818125</text:p>
          </table:table-cell>
          <table:table-cell office:value-type="float" office:value="0.14987362500000001" table:style-name="ce1">
            <text:p>0.149873625</text:p>
          </table:table-cell>
          <table:table-cell office:value-type="float" office:value="0.15138750000000001" table:style-name="ce1">
            <text:p>0.1513875</text:p>
          </table:table-cell>
          <table:table-cell office:value-type="float" office:value="0.14987362500000001" table:style-name="ce1">
            <text:p>0.149873625</text:p>
          </table:table-cell>
          <table:table-cell office:value-type="float" office:value="0.14079037500000002" table:style-name="ce1">
            <text:p>0.140790375</text:p>
          </table:table-cell>
          <table:table-cell office:value-type="float" office:value="0.13927650000000003" table:style-name="ce1">
            <text:p>0.1392765</text:p>
          </table:table-cell>
          <table:table-cell office:value-type="float" office:value="0.13624875" table:style-name="ce1">
            <text:p>0.13624875</text:p>
          </table:table-cell>
          <table:table-cell office:value-type="float" office:value="0.13322100000000001" table:style-name="ce1">
            <text:p>0.133221</text:p>
          </table:table-cell>
          <table:table-cell office:value-type="float" office:value="0.13762500000000003" table:style-name="ce1">
            <text:p>0.137625</text:p>
          </table:table-cell>
          <table:table-cell office:value-type="float" office:value="0.15138750000000001" table:style-name="ce1">
            <text:p>0.1513875</text:p>
          </table:table-cell>
          <table:table-cell office:value-type="float" office:value="0.1623975" table:style-name="ce1">
            <text:p>0.1623975</text:p>
          </table:table-cell>
          <table:table-cell office:value-type="float" office:value="0.16515000000000002" table:style-name="ce1">
            <text:p>0.16515</text:p>
          </table:table-cell>
          <table:table-cell office:value-type="float" office:value="0.16102125" table:style-name="ce1">
            <text:p>0.16102125</text:p>
          </table:table-cell>
          <table:table-cell office:value-type="float" office:value="0.14450625" table:style-name="ce1">
            <text:p>0.14450625</text:p>
          </table:table-cell>
          <table:table-cell office:value-type="float" office:value="0.12386250000000001" table:style-name="ce1">
            <text:p>0.1238625</text:p>
          </table:table-cell>
          <table:table-cell office:value-type="float" office:value="0.10597125000000002" table:style-name="ce1">
            <text:p>0.10597125</text:p>
          </table:table-cell>
          <table:table-cell table:number-columns-repeated="1635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.6634194500000001" table:formula="of:=0.5775*[.U9]" table:style-name="ce1">
            <text:p>1.66341945</text:p>
          </table:table-cell>
          <table:table-cell office:value-type="float" office:value="1.6370159666666668" table:style-name="ce1">
            <text:p>1.637015967</text:p>
          </table:table-cell>
          <table:table-cell office:value-type="float" office:value="1.5842090000000002" table:style-name="ce1">
            <text:p>1.584209</text:p>
          </table:table-cell>
          <table:table-cell office:value-type="float" office:value="1.5314020333333334" table:style-name="ce1">
            <text:p>1.531402033</text:p>
          </table:table-cell>
          <table:table-cell office:value-type="float" office:value="1.5578055166666669" table:style-name="ce1">
            <text:p>1.557805517</text:p>
          </table:table-cell>
          <table:table-cell office:value-type="float" office:value="1.7162264166666668" table:style-name="ce1">
            <text:p>1.716226417</text:p>
          </table:table-cell>
          <table:table-cell office:value-type="float" office:value="1.9010508000000002" table:style-name="ce1">
            <text:p>1.9010508</text:p>
          </table:table-cell>
          <table:table-cell office:value-type="float" office:value="2.2442960833333334" table:style-name="ce1">
            <text:p>2.244296083</text:p>
          </table:table-cell>
          <table:table-cell office:value-type="float" office:value="2.508330916666667" table:style-name="ce1">
            <text:p>2.508330917</text:p>
          </table:table-cell>
          <table:table-cell office:value-type="float" office:value="2.6139448500000002" table:style-name="ce1">
            <text:p>2.61394485</text:p>
          </table:table-cell>
          <table:table-cell office:value-type="float" office:value="2.6403483333333333" table:style-name="ce1">
            <text:p>2.640348333</text:p>
          </table:table-cell>
          <table:table-cell office:value-type="float" office:value="2.6139448500000002" table:style-name="ce1">
            <text:p>2.61394485</text:p>
          </table:table-cell>
          <table:table-cell office:value-type="float" office:value="2.4555239500000003" table:style-name="ce1">
            <text:p>2.45552395</text:p>
          </table:table-cell>
          <table:table-cell office:value-type="float" office:value="2.4291204666666668" table:style-name="ce1">
            <text:p>2.429120467</text:p>
          </table:table-cell>
          <table:table-cell office:value-type="float" office:value="2.3763135000000002" table:style-name="ce1">
            <text:p>2.3763135</text:p>
          </table:table-cell>
          <table:table-cell office:value-type="float" office:value="2.3235065333333336" table:style-name="ce1">
            <text:p>2.323506533</text:p>
          </table:table-cell>
          <table:table-cell office:value-type="float" office:value="2.4003166666666669" table:style-name="ce1">
            <text:p>2.400316667</text:p>
          </table:table-cell>
          <table:table-cell office:value-type="float" office:value="2.6403483333333333" table:style-name="ce1">
            <text:p>2.640348333</text:p>
          </table:table-cell>
          <table:table-cell office:value-type="float" office:value="2.8323736666666663" table:style-name="ce1">
            <text:p>2.832373667</text:p>
          </table:table-cell>
          <table:table-cell office:value-type="float" office:value="2.8803800000000002" table:style-name="ce1">
            <text:p>2.88038</text:p>
          </table:table-cell>
          <table:table-cell office:value-type="float" office:value="2.8083705000000001" table:style-name="ce1">
            <text:p>2.8083705</text:p>
          </table:table-cell>
          <table:table-cell office:value-type="float" office:value="2.5203325000000003" table:style-name="ce1">
            <text:p>2.5203325</text:p>
          </table:table-cell>
          <table:table-cell office:value-type="float" office:value="2.160285" table:style-name="ce1">
            <text:p>2.160285</text:p>
          </table:table-cell>
          <table:table-cell office:value-type="float" office:value="1.8482438333333335" table:style-name="ce1">
            <text:p>1.848243833</text:p>
          </table:table-cell>
          <table:table-cell table:number-columns-repeated="1635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.0427859749999999" table:formula="of:=0.5775*[.U10]" table:style-name="ce1">
            <text:p>1.042785975</text:p>
          </table:table-cell>
          <table:table-cell office:value-type="float" office:value="1.0262338166666667" table:style-name="ce1">
            <text:p>1.026233817</text:p>
          </table:table-cell>
          <table:table-cell office:value-type="float" office:value="0.9931295" table:style-name="ce1">
            <text:p>0.9931295</text:p>
          </table:table-cell>
          <table:table-cell office:value-type="float" office:value="0.96002518333333309" table:style-name="ce1">
            <text:p>0.960025183</text:p>
          </table:table-cell>
          <table:table-cell office:value-type="float" office:value="0.97657734166666665" table:style-name="ce1">
            <text:p>0.976577342</text:p>
          </table:table-cell>
          <table:table-cell office:value-type="float" office:value="1.0758902916666666" table:style-name="ce1">
            <text:p>1.075890292</text:p>
          </table:table-cell>
          <table:table-cell office:value-type="float" office:value="1.1917553999999999" table:style-name="ce1">
            <text:p>1.1917554</text:p>
          </table:table-cell>
          <table:table-cell office:value-type="float" office:value="1.4069334583333333" table:style-name="ce1">
            <text:p>1.406933458</text:p>
          </table:table-cell>
          <table:table-cell office:value-type="float" office:value="1.5724550416666665" table:style-name="ce1">
            <text:p>1.572455042</text:p>
          </table:table-cell>
          <table:table-cell office:value-type="float" office:value="1.6386636749999999" table:style-name="ce1">
            <text:p>1.638663675</text:p>
          </table:table-cell>
          <table:table-cell office:value-type="float" office:value="1.6552158333333331" table:style-name="ce1">
            <text:p>1.655215833</text:p>
          </table:table-cell>
          <table:table-cell office:value-type="float" office:value="1.6386636749999999" table:style-name="ce1">
            <text:p>1.638663675</text:p>
          </table:table-cell>
          <table:table-cell office:value-type="float" office:value="1.5393507249999998" table:style-name="ce1">
            <text:p>1.539350725</text:p>
          </table:table-cell>
          <table:table-cell office:value-type="float" office:value="1.5227985666666666" table:style-name="ce1">
            <text:p>1.522798567</text:p>
          </table:table-cell>
          <table:table-cell office:value-type="float" office:value="1.4896942499999997" table:style-name="ce1">
            <text:p>1.48969425</text:p>
          </table:table-cell>
          <table:table-cell office:value-type="float" office:value="1.4565899333333332" table:style-name="ce1">
            <text:p>1.456589933</text:p>
          </table:table-cell>
          <table:table-cell office:value-type="float" office:value="1.5047416666666666" table:style-name="ce1">
            <text:p>1.504741667</text:p>
          </table:table-cell>
          <table:table-cell office:value-type="float" office:value="1.6552158333333331" table:style-name="ce1">
            <text:p>1.655215833</text:p>
          </table:table-cell>
          <table:table-cell office:value-type="float" office:value="1.7755951666666663" table:style-name="ce1">
            <text:p>1.775595167</text:p>
          </table:table-cell>
          <table:table-cell office:value-type="float" office:value="1.8056899999999998" table:style-name="ce1">
            <text:p>1.80569</text:p>
          </table:table-cell>
          <table:table-cell office:value-type="float" office:value="1.7605477499999997" table:style-name="ce1">
            <text:p>1.76054775</text:p>
          </table:table-cell>
          <table:table-cell office:value-type="float" office:value="1.5799787499999998" table:style-name="ce1">
            <text:p>1.57997875</text:p>
          </table:table-cell>
          <table:table-cell office:value-type="float" office:value="1.3542674999999997" table:style-name="ce1">
            <text:p>1.3542675</text:p>
          </table:table-cell>
          <table:table-cell office:value-type="float" office:value="1.1586510833333332" table:style-name="ce1">
            <text:p>1.158651083</text:p>
          </table:table-cell>
          <table:table-cell table:number-columns-repeated="1635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0.98986965000000016" table:formula="of:=0.5775*[.U11]" table:style-name="ce1">
            <text:p>0.98986965</text:p>
          </table:table-cell>
          <table:table-cell office:value-type="float" office:value="0.97415743333333349" table:style-name="ce1">
            <text:p>0.974157433</text:p>
          </table:table-cell>
          <table:table-cell office:value-type="float" office:value="0.94273300000000015" table:style-name="ce1">
            <text:p>0.942733</text:p>
          </table:table-cell>
          <table:table-cell office:value-type="float" office:value="0.91130856666666671" table:style-name="ce1">
            <text:p>0.911308567</text:p>
          </table:table-cell>
          <table:table-cell office:value-type="float" office:value="0.92702078333333349" table:style-name="ce1">
            <text:p>0.927020783</text:p>
          </table:table-cell>
          <table:table-cell office:value-type="float" office:value="1.0212940833333335" table:style-name="ce1">
            <text:p>1.021294083</text:p>
          </table:table-cell>
          <table:table-cell office:value-type="float" office:value="1.1312796000000001" table:style-name="ce1">
            <text:p>1.1312796</text:p>
          </table:table-cell>
          <table:table-cell office:value-type="float" office:value="1.3355384166666668" table:style-name="ce1">
            <text:p>1.335538417</text:p>
          </table:table-cell>
          <table:table-cell office:value-type="float" office:value="1.4926605833333335" table:style-name="ce1">
            <text:p>1.492660583</text:p>
          </table:table-cell>
          <table:table-cell office:value-type="float" office:value="1.5555094500000002" table:style-name="ce1">
            <text:p>1.55550945</text:p>
          </table:table-cell>
          <table:table-cell office:value-type="float" office:value="1.5712216666666667" table:style-name="ce1">
            <text:p>1.571221667</text:p>
          </table:table-cell>
          <table:table-cell office:value-type="float" office:value="1.5555094500000002" table:style-name="ce1">
            <text:p>1.55550945</text:p>
          </table:table-cell>
          <table:table-cell office:value-type="float" office:value="1.4612361500000002" table:style-name="ce1">
            <text:p>1.46123615</text:p>
          </table:table-cell>
          <table:table-cell office:value-type="float" office:value="1.4455239333333336" table:style-name="ce1">
            <text:p>1.445523933</text:p>
          </table:table-cell>
          <table:table-cell office:value-type="float" office:value="1.4140995000000001" table:style-name="ce1">
            <text:p>1.4140995</text:p>
          </table:table-cell>
          <table:table-cell office:value-type="float" office:value="1.3826750666666667" table:style-name="ce1">
            <text:p>1.382675067</text:p>
          </table:table-cell>
          <table:table-cell office:value-type="float" office:value="1.4283833333333336" table:style-name="ce1">
            <text:p>1.428383333</text:p>
          </table:table-cell>
          <table:table-cell office:value-type="float" office:value="1.5712216666666667" table:style-name="ce1">
            <text:p>1.571221667</text:p>
          </table:table-cell>
          <table:table-cell office:value-type="float" office:value="1.6854923333333331" table:style-name="ce1">
            <text:p>1.685492333</text:p>
          </table:table-cell>
          <table:table-cell office:value-type="float" office:value="1.7140600000000001" table:style-name="ce1">
            <text:p>1.71406</text:p>
          </table:table-cell>
          <table:table-cell office:value-type="float" office:value="1.6712085000000001" table:style-name="ce1">
            <text:p>1.6712085</text:p>
          </table:table-cell>
          <table:table-cell office:value-type="float" office:value="1.4998025000000001" table:style-name="ce1">
            <text:p>1.4998025</text:p>
          </table:table-cell>
          <table:table-cell office:value-type="float" office:value="1.2855450000000002" table:style-name="ce1">
            <text:p>1.285545</text:p>
          </table:table-cell>
          <table:table-cell office:value-type="float" office:value="1.0998551666666669" table:style-name="ce1">
            <text:p>1.099855167</text:p>
          </table:table-cell>
          <table:table-cell table:number-columns-repeated="1635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.3134429000000001" table:formula="of:=0.5775*[.U12]" table:style-name="ce1">
            <text:p>1.3134429</text:p>
          </table:table-cell>
          <table:table-cell office:value-type="float" office:value="1.2925946000000001" table:style-name="ce1">
            <text:p>1.2925946</text:p>
          </table:table-cell>
          <table:table-cell office:value-type="float" office:value="1.2508980000000003" table:style-name="ce1">
            <text:p>1.250898</text:p>
          </table:table-cell>
          <table:table-cell office:value-type="float" office:value="1.2092014" table:style-name="ce1">
            <text:p>1.2092014</text:p>
          </table:table-cell>
          <table:table-cell office:value-type="float" office:value="1.2300497000000001" table:style-name="ce1">
            <text:p>1.2300497</text:p>
          </table:table-cell>
          <table:table-cell office:value-type="float" office:value="1.3551395000000002" table:style-name="ce1">
            <text:p>1.3551395</text:p>
          </table:table-cell>
          <table:table-cell office:value-type="float" office:value="1.5010776000000001" table:style-name="ce1">
            <text:p>1.5010776</text:p>
          </table:table-cell>
          <table:table-cell office:value-type="float" office:value="1.7721055000000001" table:style-name="ce1">
            <text:p>1.7721055</text:p>
          </table:table-cell>
          <table:table-cell office:value-type="float" office:value="1.9805885000000001" table:style-name="ce1">
            <text:p>1.9805885</text:p>
          </table:table-cell>
          <table:table-cell office:value-type="float" office:value="2.0639817000000003" table:style-name="ce1">
            <text:p>2.0639817</text:p>
          </table:table-cell>
          <table:table-cell office:value-type="float" office:value="2.0848300000000002" table:style-name="ce1">
            <text:p>2.08483</text:p>
          </table:table-cell>
          <table:table-cell office:value-type="float" office:value="2.0639817000000003" table:style-name="ce1">
            <text:p>2.0639817</text:p>
          </table:table-cell>
          <table:table-cell office:value-type="float" office:value="1.9388919000000002" table:style-name="ce1">
            <text:p>1.9388919</text:p>
          </table:table-cell>
          <table:table-cell office:value-type="float" office:value="1.9180436000000003" table:style-name="ce1">
            <text:p>1.9180436</text:p>
          </table:table-cell>
          <table:table-cell office:value-type="float" office:value="1.876347" table:style-name="ce1">
            <text:p>1.876347</text:p>
          </table:table-cell>
          <table:table-cell office:value-type="float" office:value="1.8346504000000001" table:style-name="ce1">
            <text:p>1.8346504</text:p>
          </table:table-cell>
          <table:table-cell office:value-type="float" office:value="1.8953000000000002" table:style-name="ce1">
            <text:p>1.8953</text:p>
          </table:table-cell>
          <table:table-cell office:value-type="float" office:value="2.0848300000000002" table:style-name="ce1">
            <text:p>2.08483</text:p>
          </table:table-cell>
          <table:table-cell office:value-type="float" office:value="2.2364539999999997" table:style-name="ce1">
            <text:p>2.236454</text:p>
          </table:table-cell>
          <table:table-cell office:value-type="float" office:value="2.2743600000000002" table:style-name="ce1">
            <text:p>2.27436</text:p>
          </table:table-cell>
          <table:table-cell office:value-type="float" office:value="2.2175009999999999" table:style-name="ce1">
            <text:p>2.217501</text:p>
          </table:table-cell>
          <table:table-cell office:value-type="float" office:value="1.9900650000000002" table:style-name="ce1">
            <text:p>1.990065</text:p>
          </table:table-cell>
          <table:table-cell office:value-type="float" office:value="1.7057700000000002" table:style-name="ce1">
            <text:p>1.70577</text:p>
          </table:table-cell>
          <table:table-cell office:value-type="float" office:value="1.4593810000000003" table:style-name="ce1">
            <text:p>1.459381</text:p>
          </table:table-cell>
          <table:table-cell table:number-columns-repeated="1635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0.45469462500000002" table:formula="of:=0.5775*[.U13]" table:style-name="ce1">
            <text:p>0.454694625</text:p>
          </table:table-cell>
          <table:table-cell office:value-type="float" office:value="0.44747724999999999" table:style-name="ce1">
            <text:p>0.44747725</text:p>
          </table:table-cell>
          <table:table-cell office:value-type="float" office:value="0.43304250000000005" table:style-name="ce1">
            <text:p>0.4330425</text:p>
          </table:table-cell>
          <table:table-cell office:value-type="float" office:value="0.41860774999999995" table:style-name="ce1">
            <text:p>0.41860775</text:p>
          </table:table-cell>
          <table:table-cell office:value-type="float" office:value="0.42582512500000003" table:style-name="ce1">
            <text:p>0.425825125</text:p>
          </table:table-cell>
          <table:table-cell office:value-type="float" office:value="0.46912937500000002" table:style-name="ce1">
            <text:p>0.469129375</text:p>
          </table:table-cell>
          <table:table-cell office:value-type="float" office:value="0.51965099999999997" table:style-name="ce1">
            <text:p>0.519651</text:p>
          </table:table-cell>
          <table:table-cell office:value-type="float" office:value="0.61347687500000003" table:style-name="ce1">
            <text:p>0.613476875</text:p>
          </table:table-cell>
          <table:table-cell office:value-type="float" office:value="0.68565062499999996" table:style-name="ce1">
            <text:p>0.685650625</text:p>
          </table:table-cell>
          <table:table-cell office:value-type="float" office:value="0.71452012499999995" table:style-name="ce1">
            <text:p>0.714520125</text:p>
          </table:table-cell>
          <table:table-cell office:value-type="float" office:value="0.72173749999999992" table:style-name="ce1">
            <text:p>0.7217375</text:p>
          </table:table-cell>
          <table:table-cell office:value-type="float" office:value="0.71452012499999995" table:style-name="ce1">
            <text:p>0.714520125</text:p>
          </table:table-cell>
          <table:table-cell office:value-type="float" office:value="0.67121587500000002" table:style-name="ce1">
            <text:p>0.671215875</text:p>
          </table:table-cell>
          <table:table-cell office:value-type="float" office:value="0.66399850000000005" table:style-name="ce1">
            <text:p>0.6639985</text:p>
          </table:table-cell>
          <table:table-cell office:value-type="float" office:value="0.64956375" table:style-name="ce1">
            <text:p>0.64956375</text:p>
          </table:table-cell>
          <table:table-cell office:value-type="float" office:value="0.63512899999999994" table:style-name="ce1">
            <text:p>0.635129</text:p>
          </table:table-cell>
          <table:table-cell office:value-type="float" office:value="0.65612500000000007" table:style-name="ce1">
            <text:p>0.656125</text:p>
          </table:table-cell>
          <table:table-cell office:value-type="float" office:value="0.72173749999999992" table:style-name="ce1">
            <text:p>0.7217375</text:p>
          </table:table-cell>
          <table:table-cell office:value-type="float" office:value="0.77422749999999985" table:style-name="ce1">
            <text:p>0.7742275</text:p>
          </table:table-cell>
          <table:table-cell office:value-type="float" office:value="0.78734999999999999" table:style-name="ce1">
            <text:p>0.78735</text:p>
          </table:table-cell>
          <table:table-cell office:value-type="float" office:value="0.76766624999999999" table:style-name="ce1">
            <text:p>0.76766625</text:p>
          </table:table-cell>
          <table:table-cell office:value-type="float" office:value="0.68893125" table:style-name="ce1">
            <text:p>0.68893125</text:p>
          </table:table-cell>
          <table:table-cell office:value-type="float" office:value="0.5905125" table:style-name="ce1">
            <text:p>0.5905125</text:p>
          </table:table-cell>
          <table:table-cell office:value-type="float" office:value="0.50521625000000003" table:style-name="ce1">
            <text:p>0.50521625</text:p>
          </table:table-cell>
          <table:table-cell table:number-columns-repeated="1635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.0158051749999999" table:formula="of:=0.5775*[.U14]" table:style-name="ce1">
            <text:p>1.015805175</text:p>
          </table:table-cell>
          <table:table-cell office:value-type="float" office:value="0.99968128333333328" table:style-name="ce1">
            <text:p>0.999681283</text:p>
          </table:table-cell>
          <table:table-cell office:value-type="float" office:value="0.96743350000000006" table:style-name="ce1">
            <text:p>0.9674335</text:p>
          </table:table-cell>
          <table:table-cell office:value-type="float" office:value="0.9351857166666665" table:style-name="ce1">
            <text:p>0.935185717</text:p>
          </table:table-cell>
          <table:table-cell office:value-type="float" office:value="0.95130960833333333" table:style-name="ce1">
            <text:p>0.951309608</text:p>
          </table:table-cell>
          <table:table-cell office:value-type="float" office:value="1.0480529583333333" table:style-name="ce1">
            <text:p>1.048052958</text:p>
          </table:table-cell>
          <table:table-cell office:value-type="float" office:value="1.1609202000000001" table:style-name="ce1">
            <text:p>1.1609202</text:p>
          </table:table-cell>
          <table:table-cell office:value-type="float" office:value="1.3705307916666667" table:style-name="ce1">
            <text:p>1.370530792</text:p>
          </table:table-cell>
          <table:table-cell office:value-type="float" office:value="1.5317697083333333" table:style-name="ce1">
            <text:p>1.531769708</text:p>
          </table:table-cell>
          <table:table-cell office:value-type="float" office:value="1.5962652749999999" table:style-name="ce1">
            <text:p>1.596265275</text:p>
          </table:table-cell>
          <table:table-cell office:value-type="float" office:value="1.6123891666666665" table:style-name="ce1">
            <text:p>1.612389167</text:p>
          </table:table-cell>
          <table:table-cell office:value-type="float" office:value="1.5962652749999999" table:style-name="ce1">
            <text:p>1.596265275</text:p>
          </table:table-cell>
          <table:table-cell office:value-type="float" office:value="1.499521925" table:style-name="ce1">
            <text:p>1.499521925</text:p>
          </table:table-cell>
          <table:table-cell office:value-type="float" office:value="1.4833980333333334" table:style-name="ce1">
            <text:p>1.483398033</text:p>
          </table:table-cell>
          <table:table-cell office:value-type="float" office:value="1.4511502499999998" table:style-name="ce1">
            <text:p>1.45115025</text:p>
          </table:table-cell>
          <table:table-cell office:value-type="float" office:value="1.4189024666666665" table:style-name="ce1">
            <text:p>1.418902467</text:p>
          </table:table-cell>
          <table:table-cell office:value-type="float" office:value="1.4658083333333334" table:style-name="ce1">
            <text:p>1.465808333</text:p>
          </table:table-cell>
          <table:table-cell office:value-type="float" office:value="1.6123891666666665" table:style-name="ce1">
            <text:p>1.612389167</text:p>
          </table:table-cell>
          <table:table-cell office:value-type="float" office:value="1.7296538333333329" table:style-name="ce1">
            <text:p>1.729653833</text:p>
          </table:table-cell>
          <table:table-cell office:value-type="float" office:value="1.7589699999999999" table:style-name="ce1">
            <text:p>1.75897</text:p>
          </table:table-cell>
          <table:table-cell office:value-type="float" office:value="1.7149957499999999" table:style-name="ce1">
            <text:p>1.71499575</text:p>
          </table:table-cell>
          <table:table-cell office:value-type="float" office:value="1.53909875" table:style-name="ce1">
            <text:p>1.53909875</text:p>
          </table:table-cell>
          <table:table-cell office:value-type="float" office:value="1.3192275" table:style-name="ce1">
            <text:p>1.3192275</text:p>
          </table:table-cell>
          <table:table-cell office:value-type="float" office:value="1.1286724166666666" table:style-name="ce1">
            <text:p>1.128672417</text:p>
          </table:table-cell>
          <table:table-cell table:number-columns-repeated="1635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0.37293217499999998" table:formula="of:=0.5775*[.U15]" table:style-name="ce1">
            <text:p>0.372932175</text:p>
          </table:table-cell>
          <table:table-cell office:value-type="float" office:value="0.36701261666666668" table:style-name="ce1">
            <text:p>0.367012617</text:p>
          </table:table-cell>
          <table:table-cell office:value-type="float" office:value="0.35517350000000003" table:style-name="ce1">
            <text:p>0.3551735</text:p>
          </table:table-cell>
          <table:table-cell office:value-type="float" office:value="0.34333438333333327" table:style-name="ce1">
            <text:p>0.343334383</text:p>
          </table:table-cell>
          <table:table-cell office:value-type="float" office:value="0.34925394166666668" table:style-name="ce1">
            <text:p>0.349253942</text:p>
          </table:table-cell>
          <table:table-cell office:value-type="float" office:value="0.38477129166666663" table:style-name="ce1">
            <text:p>0.384771292</text:p>
          </table:table-cell>
          <table:table-cell office:value-type="float" office:value="0.42620819999999998" table:style-name="ce1">
            <text:p>0.4262082</text:p>
          </table:table-cell>
          <table:table-cell office:value-type="float" office:value="0.50316245833333328" table:style-name="ce1">
            <text:p>0.503162458</text:p>
          </table:table-cell>
          <table:table-cell office:value-type="float" office:value="0.56235804166666659" table:style-name="ce1">
            <text:p>0.562358042</text:p>
          </table:table-cell>
          <table:table-cell office:value-type="float" office:value="0.586036275" table:style-name="ce1">
            <text:p>0.586036275</text:p>
          </table:table-cell>
          <table:table-cell office:value-type="float" office:value="0.59195583333333324" table:style-name="ce1">
            <text:p>0.591955833</text:p>
          </table:table-cell>
          <table:table-cell office:value-type="float" office:value="0.586036275" table:style-name="ce1">
            <text:p>0.586036275</text:p>
          </table:table-cell>
          <table:table-cell office:value-type="float" office:value="0.55051892499999999" table:style-name="ce1">
            <text:p>0.550518925</text:p>
          </table:table-cell>
          <table:table-cell office:value-type="float" office:value="0.54459936666666664" table:style-name="ce1">
            <text:p>0.544599367</text:p>
          </table:table-cell>
          <table:table-cell office:value-type="float" office:value="0.53276024999999994" table:style-name="ce1">
            <text:p>0.53276025</text:p>
          </table:table-cell>
          <table:table-cell office:value-type="float" office:value="0.52092113333333323" table:style-name="ce1">
            <text:p>0.520921133</text:p>
          </table:table-cell>
          <table:table-cell office:value-type="float" office:value="0.53814166666666663" table:style-name="ce1">
            <text:p>0.538141667</text:p>
          </table:table-cell>
          <table:table-cell office:value-type="float" office:value="0.59195583333333324" table:style-name="ce1">
            <text:p>0.591955833</text:p>
          </table:table-cell>
          <table:table-cell office:value-type="float" office:value="0.63500716666666657" table:style-name="ce1">
            <text:p>0.635007167</text:p>
          </table:table-cell>
          <table:table-cell office:value-type="float" office:value="0.64576999999999996" table:style-name="ce1">
            <text:p>0.64577</text:p>
          </table:table-cell>
          <table:table-cell office:value-type="float" office:value="0.62962574999999998" table:style-name="ce1">
            <text:p>0.62962575</text:p>
          </table:table-cell>
          <table:table-cell office:value-type="float" office:value="0.56504874999999999" table:style-name="ce1">
            <text:p>0.56504875</text:p>
          </table:table-cell>
          <table:table-cell office:value-type="float" office:value="0.48432749999999997" table:style-name="ce1">
            <text:p>0.4843275</text:p>
          </table:table-cell>
          <table:table-cell office:value-type="float" office:value="0.41436908333333333" table:style-name="ce1">
            <text:p>0.414369083</text:p>
          </table:table-cell>
          <table:table-cell table:number-columns-repeated="1635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.0096884500000001" table:formula="of:=0.5775*[.U16]" table:style-name="ce1">
            <text:p>2.00968845</text:p>
          </table:table-cell>
          <table:table-cell office:value-type="float" office:value="1.9777886333333334" table:style-name="ce1">
            <text:p>1.977788633</text:p>
          </table:table-cell>
          <table:table-cell office:value-type="float" office:value="1.9139890000000002" table:style-name="ce1">
            <text:p>1.913989</text:p>
          </table:table-cell>
          <table:table-cell office:value-type="float" office:value="1.8501893666666664" table:style-name="ce1">
            <text:p>1.850189367</text:p>
          </table:table-cell>
          <table:table-cell office:value-type="float" office:value="1.8820891833333335" table:style-name="ce1">
            <text:p>1.882089183</text:p>
          </table:table-cell>
          <table:table-cell office:value-type="float" office:value="2.0734880833333333" table:style-name="ce1">
            <text:p>2.073488083</text:p>
          </table:table-cell>
          <table:table-cell office:value-type="float" office:value="2.2967868" table:style-name="ce1">
            <text:p>2.2967868</text:p>
          </table:table-cell>
          <table:table-cell office:value-type="float" office:value="2.7114844166666665" table:style-name="ce1">
            <text:p>2.711484417</text:p>
          </table:table-cell>
          <table:table-cell office:value-type="float" office:value="3.0304825833333333" table:style-name="ce1">
            <text:p>3.030482583</text:p>
          </table:table-cell>
          <table:table-cell office:value-type="float" office:value="3.1580818499999999" table:style-name="ce1">
            <text:p>3.15808185</text:p>
          </table:table-cell>
          <table:table-cell office:value-type="float" office:value="3.1899816666666663" table:style-name="ce1">
            <text:p>3.189981667</text:p>
          </table:table-cell>
          <table:table-cell office:value-type="float" office:value="3.1580818499999999" table:style-name="ce1">
            <text:p>3.15808185</text:p>
          </table:table-cell>
          <table:table-cell office:value-type="float" office:value="2.96668295" table:style-name="ce1">
            <text:p>2.96668295</text:p>
          </table:table-cell>
          <table:table-cell office:value-type="float" office:value="2.9347831333333332" table:style-name="ce1">
            <text:p>2.934783133</text:p>
          </table:table-cell>
          <table:table-cell office:value-type="float" office:value="2.8709834999999999" table:style-name="ce1">
            <text:p>2.8709835</text:p>
          </table:table-cell>
          <table:table-cell office:value-type="float" office:value="2.8071838666666666" table:style-name="ce1">
            <text:p>2.807183867</text:p>
          </table:table-cell>
          <table:table-cell office:value-type="float" office:value="2.8999833333333331" table:style-name="ce1">
            <text:p>2.899983333</text:p>
          </table:table-cell>
          <table:table-cell office:value-type="float" office:value="3.1899816666666663" table:style-name="ce1">
            <text:p>3.189981667</text:p>
          </table:table-cell>
          <table:table-cell office:value-type="float" office:value="3.4219803333333325" table:style-name="ce1">
            <text:p>3.421980333</text:p>
          </table:table-cell>
          <table:table-cell office:value-type="float" office:value="3.4799799999999999" table:style-name="ce1">
            <text:p>3.47998</text:p>
          </table:table-cell>
          <table:table-cell office:value-type="float" office:value="3.3929804999999997" table:style-name="ce1">
            <text:p>3.3929805</text:p>
          </table:table-cell>
          <table:table-cell office:value-type="float" office:value="3.0449824999999997" table:style-name="ce1">
            <text:p>3.0449825</text:p>
          </table:table-cell>
          <table:table-cell office:value-type="float" office:value="2.609985" table:style-name="ce1">
            <text:p>2.609985</text:p>
          </table:table-cell>
          <table:table-cell office:value-type="float" office:value="2.2329871666666667" table:style-name="ce1">
            <text:p>2.232987167</text:p>
          </table:table-cell>
          <table:table-cell table:number-columns-repeated="1635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0.33467280000000005" table:formula="of:=0.5775*[.U17]" table:style-name="ce1">
            <text:p>0.3346728</text:p>
          </table:table-cell>
          <table:table-cell office:value-type="float" office:value="0.32936053333333337" table:style-name="ce1">
            <text:p>0.329360533</text:p>
          </table:table-cell>
          <table:table-cell office:value-type="float" office:value="0.31873600000000002" table:style-name="ce1">
            <text:p>0.318736</text:p>
          </table:table-cell>
          <table:table-cell office:value-type="float" office:value="0.30811146666666667" table:style-name="ce1">
            <text:p>0.308111467</text:p>
          </table:table-cell>
          <table:table-cell office:value-type="float" office:value="0.3134237333333334" table:style-name="ce1">
            <text:p>0.313423733</text:p>
          </table:table-cell>
          <table:table-cell office:value-type="float" office:value="0.34529733333333334" table:style-name="ce1">
            <text:p>0.345297333</text:p>
          </table:table-cell>
          <table:table-cell office:value-type="float" office:value="0.38248320000000002" table:style-name="ce1">
            <text:p>0.3824832</text:p>
          </table:table-cell>
          <table:table-cell office:value-type="float" office:value="0.4515426666666667" table:style-name="ce1">
            <text:p>0.451542667</text:p>
          </table:table-cell>
          <table:table-cell office:value-type="float" office:value="0.50466533333333341" table:style-name="ce1">
            <text:p>0.504665333</text:p>
          </table:table-cell>
          <table:table-cell office:value-type="float" office:value="0.5259144" table:style-name="ce1">
            <text:p>0.5259144</text:p>
          </table:table-cell>
          <table:table-cell office:value-type="float" office:value="0.53122666666666662" table:style-name="ce1">
            <text:p>0.531226667</text:p>
          </table:table-cell>
          <table:table-cell office:value-type="float" office:value="0.5259144" table:style-name="ce1">
            <text:p>0.5259144</text:p>
          </table:table-cell>
          <table:table-cell office:value-type="float" office:value="0.49404080000000006" table:style-name="ce1">
            <text:p>0.4940408</text:p>
          </table:table-cell>
          <table:table-cell office:value-type="float" office:value="0.48872853333333338" table:style-name="ce1">
            <text:p>0.488728533</text:p>
          </table:table-cell>
          <table:table-cell office:value-type="float" office:value="0.47810400000000003" table:style-name="ce1">
            <text:p>0.478104</text:p>
          </table:table-cell>
          <table:table-cell office:value-type="float" office:value="0.46747946666666668" table:style-name="ce1">
            <text:p>0.467479467</text:p>
          </table:table-cell>
          <table:table-cell office:value-type="float" office:value="0.48293333333333338" table:style-name="ce1">
            <text:p>0.482933333</text:p>
          </table:table-cell>
          <table:table-cell office:value-type="float" office:value="0.53122666666666662" table:style-name="ce1">
            <text:p>0.531226667</text:p>
          </table:table-cell>
          <table:table-cell office:value-type="float" office:value="0.56986133333333322" table:style-name="ce1">
            <text:p>0.569861333</text:p>
          </table:table-cell>
          <table:table-cell office:value-type="float" office:value="0.57952000000000004" table:style-name="ce1">
            <text:p>0.57952</text:p>
          </table:table-cell>
          <table:table-cell office:value-type="float" office:value="0.56503199999999998" table:style-name="ce1">
            <text:p>0.565032</text:p>
          </table:table-cell>
          <table:table-cell office:value-type="float" office:value="0.50707999999999998" table:style-name="ce1">
            <text:p>0.50708</text:p>
          </table:table-cell>
          <table:table-cell office:value-type="float" office:value="0.43464000000000003" table:style-name="ce1">
            <text:p>0.43464</text:p>
          </table:table-cell>
          <table:table-cell office:value-type="float" office:value="0.37185866666666673" table:style-name="ce1">
            <text:p>0.371858667</text:p>
          </table:table-cell>
          <table:table-cell table:number-columns-repeated="1635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0.75325635000000002" table:formula="of:=0.5775*[.U18]" table:style-name="ce1">
            <text:p>0.75325635</text:p>
          </table:table-cell>
          <table:table-cell office:value-type="float" office:value="0.74129990000000001" table:style-name="ce1">
            <text:p>0.7412999</text:p>
          </table:table-cell>
          <table:table-cell office:value-type="float" office:value="0.71738700000000011" table:style-name="ce1">
            <text:p>0.717387</text:p>
          </table:table-cell>
          <table:table-cell office:value-type="float" office:value="0.69347409999999998" table:style-name="ce1">
            <text:p>0.6934741</text:p>
          </table:table-cell>
          <table:table-cell office:value-type="float" office:value="0.7054305500000001" table:style-name="ce1">
            <text:p>0.70543055</text:p>
          </table:table-cell>
          <table:table-cell office:value-type="float" office:value="0.77716925000000003" table:style-name="ce1">
            <text:p>0.77716925</text:p>
          </table:table-cell>
          <table:table-cell office:value-type="float" office:value="0.86086440000000009" table:style-name="ce1">
            <text:p>0.8608644</text:p>
          </table:table-cell>
          <table:table-cell office:value-type="float" office:value="1.01629825" table:style-name="ce1">
            <text:p>1.01629825</text:p>
          </table:table-cell>
          <table:table-cell office:value-type="float" office:value="1.13586275" table:style-name="ce1">
            <text:p>1.13586275</text:p>
          </table:table-cell>
          <table:table-cell office:value-type="float" office:value="1.1836885500000001" table:style-name="ce1">
            <text:p>1.18368855</text:p>
          </table:table-cell>
          <table:table-cell office:value-type="float" office:value="1.1956450000000001" table:style-name="ce1">
            <text:p>1.195645</text:p>
          </table:table-cell>
          <table:table-cell office:value-type="float" office:value="1.1836885500000001" table:style-name="ce1">
            <text:p>1.18368855</text:p>
          </table:table-cell>
          <table:table-cell office:value-type="float" office:value="1.11194985" table:style-name="ce1">
            <text:p>1.11194985</text:p>
          </table:table-cell>
          <table:table-cell office:value-type="float" office:value="1.0999934" table:style-name="ce1">
            <text:p>1.0999934</text:p>
          </table:table-cell>
          <table:table-cell office:value-type="float" office:value="1.0760805" table:style-name="ce1">
            <text:p>1.0760805</text:p>
          </table:table-cell>
          <table:table-cell office:value-type="float" office:value="1.0521676" table:style-name="ce1">
            <text:p>1.0521676</text:p>
          </table:table-cell>
          <table:table-cell office:value-type="float" office:value="1.0869500000000001" table:style-name="ce1">
            <text:p>1.08695</text:p>
          </table:table-cell>
          <table:table-cell office:value-type="float" office:value="1.1956450000000001" table:style-name="ce1">
            <text:p>1.195645</text:p>
          </table:table-cell>
          <table:table-cell office:value-type="float" office:value="1.2826009999999999" table:style-name="ce1">
            <text:p>1.282601</text:p>
          </table:table-cell>
          <table:table-cell office:value-type="float" office:value="1.3043400000000001" table:style-name="ce1">
            <text:p>1.30434</text:p>
          </table:table-cell>
          <table:table-cell office:value-type="float" office:value="1.2717315" table:style-name="ce1">
            <text:p>1.2717315</text:p>
          </table:table-cell>
          <table:table-cell office:value-type="float" office:value="1.1412975000000001" table:style-name="ce1">
            <text:p>1.1412975</text:p>
          </table:table-cell>
          <table:table-cell office:value-type="float" office:value="0.9782550000000001" table:style-name="ce1">
            <text:p>0.978255</text:p>
          </table:table-cell>
          <table:table-cell office:value-type="float" office:value="0.83695150000000007" table:style-name="ce1">
            <text:p>0.8369515</text:p>
          </table:table-cell>
          <table:table-cell table:number-columns-repeated="1635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.5210021750000002" table:formula="of:=0.5775*[.U19]" table:style-name="ce1">
            <text:p>1.521002175</text:p>
          </table:table-cell>
          <table:table-cell office:value-type="float" office:value="1.4968592833333334" table:style-name="ce1">
            <text:p>1.496859283</text:p>
          </table:table-cell>
          <table:table-cell office:value-type="float" office:value="1.4485735000000002" table:style-name="ce1">
            <text:p>1.4485735</text:p>
          </table:table-cell>
          <table:table-cell office:value-type="float" office:value="1.4002877166666667" table:style-name="ce1">
            <text:p>1.400287717</text:p>
          </table:table-cell>
          <table:table-cell office:value-type="float" office:value="1.4244306083333336" table:style-name="ce1">
            <text:p>1.424430608</text:p>
          </table:table-cell>
          <table:table-cell office:value-type="float" office:value="1.5692879583333335" table:style-name="ce1">
            <text:p>1.569287958</text:p>
          </table:table-cell>
          <table:table-cell office:value-type="float" office:value="1.7382882000000002" table:style-name="ce1">
            <text:p>1.7382882</text:p>
          </table:table-cell>
          <table:table-cell office:value-type="float" office:value="2.0521457916666668" table:style-name="ce1">
            <text:p>2.052145792</text:p>
          </table:table-cell>
          <table:table-cell office:value-type="float" office:value="2.2935747083333333" table:style-name="ce1">
            <text:p>2.293574708</text:p>
          </table:table-cell>
          <table:table-cell office:value-type="float" office:value="2.3901462750000002" table:style-name="ce1">
            <text:p>2.390146275</text:p>
          </table:table-cell>
          <table:table-cell office:value-type="float" office:value="2.4142891666666668" table:style-name="ce1">
            <text:p>2.414289167</text:p>
          </table:table-cell>
          <table:table-cell office:value-type="float" office:value="2.3901462750000002" table:style-name="ce1">
            <text:p>2.390146275</text:p>
          </table:table-cell>
          <table:table-cell office:value-type="float" office:value="2.2452889250000001" table:style-name="ce1">
            <text:p>2.245288925</text:p>
          </table:table-cell>
          <table:table-cell office:value-type="float" office:value="2.2211460333333335" table:style-name="ce1">
            <text:p>2.221146033</text:p>
          </table:table-cell>
          <table:table-cell office:value-type="float" office:value="2.1728602499999998" table:style-name="ce1">
            <text:p>2.17286025</text:p>
          </table:table-cell>
          <table:table-cell office:value-type="float" office:value="2.1245744666666666" table:style-name="ce1">
            <text:p>2.124574467</text:p>
          </table:table-cell>
          <table:table-cell office:value-type="float" office:value="2.1948083333333335" table:style-name="ce1">
            <text:p>2.194808333</text:p>
          </table:table-cell>
          <table:table-cell office:value-type="float" office:value="2.4142891666666668" table:style-name="ce1">
            <text:p>2.414289167</text:p>
          </table:table-cell>
          <table:table-cell office:value-type="float" office:value="2.5898738333333329" table:style-name="ce1">
            <text:p>2.589873833</text:p>
          </table:table-cell>
          <table:table-cell office:value-type="float" office:value="2.6337700000000002" table:style-name="ce1">
            <text:p>2.63377</text:p>
          </table:table-cell>
          <table:table-cell office:value-type="float" office:value="2.5679257500000001" table:style-name="ce1">
            <text:p>2.56792575</text:p>
          </table:table-cell>
          <table:table-cell office:value-type="float" office:value="2.3045487500000004" table:style-name="ce1">
            <text:p>2.30454875</text:p>
          </table:table-cell>
          <table:table-cell office:value-type="float" office:value="1.9753275000000001" table:style-name="ce1">
            <text:p>1.9753275</text:p>
          </table:table-cell>
          <table:table-cell office:value-type="float" office:value="1.690002416666667" table:style-name="ce1">
            <text:p>1.690002417</text:p>
          </table:table-cell>
          <table:table-cell table:number-columns-repeated="1635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0.87158610000000014" table:formula="of:=0.5775*[.U20]" table:style-name="ce1">
            <text:p>0.8715861</text:p>
          </table:table-cell>
          <table:table-cell office:value-type="float" office:value="0.85775140000000016" table:style-name="ce1">
            <text:p>0.8577514</text:p>
          </table:table-cell>
          <table:table-cell office:value-type="float" office:value="0.8300820000000001" table:style-name="ce1">
            <text:p>0.830082</text:p>
          </table:table-cell>
          <table:table-cell office:value-type="float" office:value="0.80241260000000003" table:style-name="ce1">
            <text:p>0.8024126</text:p>
          </table:table-cell>
          <table:table-cell office:value-type="float" office:value="0.81624730000000012" table:style-name="ce1">
            <text:p>0.8162473</text:p>
          </table:table-cell>
          <table:table-cell office:value-type="float" office:value="0.8992555000000001" table:style-name="ce1">
            <text:p>0.8992555</text:p>
          </table:table-cell>
          <table:table-cell office:value-type="float" office:value="0.99609840000000016" table:style-name="ce1">
            <text:p>0.9960984</text:p>
          </table:table-cell>
          <table:table-cell office:value-type="float" office:value="1.1759495000000002" table:style-name="ce1">
            <text:p>1.1759495</text:p>
          </table:table-cell>
          <table:table-cell office:value-type="float" office:value="1.3142965000000002" table:style-name="ce1">
            <text:p>1.3142965</text:p>
          </table:table-cell>
          <table:table-cell office:value-type="float" office:value="1.3696353000000001" table:style-name="ce1">
            <text:p>1.3696353</text:p>
          </table:table-cell>
          <table:table-cell office:value-type="float" office:value="1.38347" table:style-name="ce1">
            <text:p>1.38347</text:p>
          </table:table-cell>
          <table:table-cell office:value-type="float" office:value="1.3696353000000001" table:style-name="ce1">
            <text:p>1.3696353</text:p>
          </table:table-cell>
          <table:table-cell office:value-type="float" office:value="1.2866271000000002" table:style-name="ce1">
            <text:p>1.2866271</text:p>
          </table:table-cell>
          <table:table-cell office:value-type="float" office:value="1.2727924000000002" table:style-name="ce1">
            <text:p>1.2727924</text:p>
          </table:table-cell>
          <table:table-cell office:value-type="float" office:value="1.245123" table:style-name="ce1">
            <text:p>1.245123</text:p>
          </table:table-cell>
          <table:table-cell office:value-type="float" office:value="1.2174536" table:style-name="ce1">
            <text:p>1.2174536</text:p>
          </table:table-cell>
          <table:table-cell office:value-type="float" office:value="1.2577000000000003" table:style-name="ce1">
            <text:p>1.2577</text:p>
          </table:table-cell>
          <table:table-cell office:value-type="float" office:value="1.38347" table:style-name="ce1">
            <text:p>1.38347</text:p>
          </table:table-cell>
          <table:table-cell office:value-type="float" office:value="1.4840859999999998" table:style-name="ce1">
            <text:p>1.484086</text:p>
          </table:table-cell>
          <table:table-cell office:value-type="float" office:value="1.5092400000000001" table:style-name="ce1">
            <text:p>1.50924</text:p>
          </table:table-cell>
          <table:table-cell office:value-type="float" office:value="1.4715090000000002" table:style-name="ce1">
            <text:p>1.471509</text:p>
          </table:table-cell>
          <table:table-cell office:value-type="float" office:value="1.3205850000000001" table:style-name="ce1">
            <text:p>1.320585</text:p>
          </table:table-cell>
          <table:table-cell office:value-type="float" office:value="1.1319300000000001" table:style-name="ce1">
            <text:p>1.13193</text:p>
          </table:table-cell>
          <table:table-cell office:value-type="float" office:value="0.96842900000000021" table:style-name="ce1">
            <text:p>0.968429</text:p>
          </table:table-cell>
          <table:table-cell table:number-columns-repeated="1635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0.74392395000000011" table:formula="of:=0.5775*[.U21]" table:style-name="ce1">
            <text:p>0.74392395</text:p>
          </table:table-cell>
          <table:table-cell office:value-type="float" office:value="0.7321156333333334" table:style-name="ce1">
            <text:p>0.732115633</text:p>
          </table:table-cell>
          <table:table-cell office:value-type="float" office:value="0.7084990000000001" table:style-name="ce1">
            <text:p>0.708499</text:p>
          </table:table-cell>
          <table:table-cell office:value-type="float" office:value="0.68488236666666669" table:style-name="ce1">
            <text:p>0.684882367</text:p>
          </table:table-cell>
          <table:table-cell office:value-type="float" office:value="0.6966906833333335" table:style-name="ce1">
            <text:p>0.696690683</text:p>
          </table:table-cell>
          <table:table-cell office:value-type="float" office:value="0.76754058333333341" table:style-name="ce1">
            <text:p>0.767540583</text:p>
          </table:table-cell>
          <table:table-cell office:value-type="float" office:value="0.85019880000000014" table:style-name="ce1">
            <text:p>0.8501988</text:p>
          </table:table-cell>
          <table:table-cell office:value-type="float" office:value="1.0037069166666668" table:style-name="ce1">
            <text:p>1.003706917</text:p>
          </table:table-cell>
          <table:table-cell office:value-type="float" office:value="1.1217900833333334" table:style-name="ce1">
            <text:p>1.121790083</text:p>
          </table:table-cell>
          <table:table-cell office:value-type="float" office:value="1.16902335" table:style-name="ce1">
            <text:p>1.16902335</text:p>
          </table:table-cell>
          <table:table-cell office:value-type="float" office:value="1.1808316666666667" table:style-name="ce1">
            <text:p>1.180831667</text:p>
          </table:table-cell>
          <table:table-cell office:value-type="float" office:value="1.16902335" table:style-name="ce1">
            <text:p>1.16902335</text:p>
          </table:table-cell>
          <table:table-cell office:value-type="float" office:value="1.0981734500000002" table:style-name="ce1">
            <text:p>1.09817345</text:p>
          </table:table-cell>
          <table:table-cell office:value-type="float" office:value="1.0863651333333335" table:style-name="ce1">
            <text:p>1.086365133</text:p>
          </table:table-cell>
          <table:table-cell office:value-type="float" office:value="1.0627485000000001" table:style-name="ce1">
            <text:p>1.0627485</text:p>
          </table:table-cell>
          <table:table-cell office:value-type="float" office:value="1.0391318666666667" table:style-name="ce1">
            <text:p>1.039131867</text:p>
          </table:table-cell>
          <table:table-cell office:value-type="float" office:value="1.0734833333333336" table:style-name="ce1">
            <text:p>1.073483333</text:p>
          </table:table-cell>
          <table:table-cell office:value-type="float" office:value="1.1808316666666667" table:style-name="ce1">
            <text:p>1.180831667</text:p>
          </table:table-cell>
          <table:table-cell office:value-type="float" office:value="1.2667103333333332" table:style-name="ce1">
            <text:p>1.266710333</text:p>
          </table:table-cell>
          <table:table-cell office:value-type="float" office:value="1.2881800000000001" table:style-name="ce1">
            <text:p>1.28818</text:p>
          </table:table-cell>
          <table:table-cell office:value-type="float" office:value="1.2559755000000001" table:style-name="ce1">
            <text:p>1.2559755</text:p>
          </table:table-cell>
          <table:table-cell office:value-type="float" office:value="1.1271575" table:style-name="ce1">
            <text:p>1.1271575</text:p>
          </table:table-cell>
          <table:table-cell office:value-type="float" office:value="0.96613500000000008" table:style-name="ce1">
            <text:p>0.966135</text:p>
          </table:table-cell>
          <table:table-cell office:value-type="float" office:value="0.82658216666666684" table:style-name="ce1">
            <text:p>0.826582167</text:p>
          </table:table-cell>
          <table:table-cell table:number-columns-repeated="1635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.388442825" table:formula="of:=0.5775*[.U22]" table:style-name="ce1">
            <text:p>1.388442825</text:p>
          </table:table-cell>
          <table:table-cell office:value-type="float" office:value="1.3664040500000001" table:style-name="ce1">
            <text:p>1.36640405</text:p>
          </table:table-cell>
          <table:table-cell office:value-type="float" office:value="1.3223265000000002" table:style-name="ce1">
            <text:p>1.3223265</text:p>
          </table:table-cell>
          <table:table-cell office:value-type="float" office:value="1.2782489499999998" table:style-name="ce1">
            <text:p>1.27824895</text:p>
          </table:table-cell>
          <table:table-cell office:value-type="float" office:value="1.3002877250000002" table:style-name="ce1">
            <text:p>1.300287725</text:p>
          </table:table-cell>
          <table:table-cell office:value-type="float" office:value="1.432520375" table:style-name="ce1">
            <text:p>1.432520375</text:p>
          </table:table-cell>
          <table:table-cell office:value-type="float" office:value="1.5867918000000001" table:style-name="ce1">
            <text:p>1.5867918</text:p>
          </table:table-cell>
          <table:table-cell office:value-type="float" office:value="1.8732958750000002" table:style-name="ce1">
            <text:p>1.873295875</text:p>
          </table:table-cell>
          <table:table-cell office:value-type="float" office:value="2.0936836250000002" table:style-name="ce1">
            <text:p>2.093683625</text:p>
          </table:table-cell>
          <table:table-cell office:value-type="float" office:value="2.181838725" table:style-name="ce1">
            <text:p>2.181838725</text:p>
          </table:table-cell>
          <table:table-cell office:value-type="float" office:value="2.2038774999999999" table:style-name="ce1">
            <text:p>2.2038775</text:p>
          </table:table-cell>
          <table:table-cell office:value-type="float" office:value="2.181838725" table:style-name="ce1">
            <text:p>2.181838725</text:p>
          </table:table-cell>
          <table:table-cell office:value-type="float" office:value="2.0496060750000002" table:style-name="ce1">
            <text:p>2.049606075</text:p>
          </table:table-cell>
          <table:table-cell office:value-type="float" office:value="2.0275673000000003" table:style-name="ce1">
            <text:p>2.0275673</text:p>
          </table:table-cell>
          <table:table-cell office:value-type="float" office:value="1.9834897499999999" table:style-name="ce1">
            <text:p>1.98348975</text:p>
          </table:table-cell>
          <table:table-cell office:value-type="float" office:value="1.9394122" table:style-name="ce1">
            <text:p>1.9394122</text:p>
          </table:table-cell>
          <table:table-cell office:value-type="float" office:value="2.0035250000000002" table:style-name="ce1">
            <text:p>2.003525</text:p>
          </table:table-cell>
          <table:table-cell office:value-type="float" office:value="2.2038774999999999" table:style-name="ce1">
            <text:p>2.2038775</text:p>
          </table:table-cell>
          <table:table-cell office:value-type="float" office:value="2.3641594999999995" table:style-name="ce1">
            <text:p>2.3641595</text:p>
          </table:table-cell>
          <table:table-cell office:value-type="float" office:value="2.4042300000000001" table:style-name="ce1">
            <text:p>2.40423</text:p>
          </table:table-cell>
          <table:table-cell office:value-type="float" office:value="2.3441242500000001" table:style-name="ce1">
            <text:p>2.34412425</text:p>
          </table:table-cell>
          <table:table-cell office:value-type="float" office:value="2.1037012500000003" table:style-name="ce1">
            <text:p>2.10370125</text:p>
          </table:table-cell>
          <table:table-cell office:value-type="float" office:value="1.8031725000000001" table:style-name="ce1">
            <text:p>1.8031725</text:p>
          </table:table-cell>
          <table:table-cell office:value-type="float" office:value="1.5427142500000002" table:style-name="ce1">
            <text:p>1.54271425</text:p>
          </table:table-cell>
          <table:table-cell table:number-columns-repeated="1635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.2029325000000002" table:formula="of:=0.5775*[.U23]" table:style-name="ce1">
            <text:p>1.2029325</text:p>
          </table:table-cell>
          <table:table-cell office:value-type="float" office:value="1.1838383333333335" table:style-name="ce1">
            <text:p>1.183838333</text:p>
          </table:table-cell>
          <table:table-cell office:value-type="float" office:value="1.1456500000000003" table:style-name="ce1">
            <text:p>1.14565</text:p>
          </table:table-cell>
          <table:table-cell office:value-type="float" office:value="1.1074616666666666" table:style-name="ce1">
            <text:p>1.107461667</text:p>
          </table:table-cell>
          <table:table-cell office:value-type="float" office:value="1.1265558333333336" table:style-name="ce1">
            <text:p>1.126555833</text:p>
          </table:table-cell>
          <table:table-cell office:value-type="float" office:value="1.2411208333333335" table:style-name="ce1">
            <text:p>1.241120833</text:p>
          </table:table-cell>
          <table:table-cell office:value-type="float" office:value="1.3747800000000001" table:style-name="ce1">
            <text:p>1.37478</text:p>
          </table:table-cell>
          <table:table-cell office:value-type="float" office:value="1.6230041666666668" table:style-name="ce1">
            <text:p>1.623004167</text:p>
          </table:table-cell>
          <table:table-cell office:value-type="float" office:value="1.8139458333333336" table:style-name="ce1">
            <text:p>1.813945833</text:p>
          </table:table-cell>
          <table:table-cell office:value-type="float" office:value="1.8903225000000001" table:style-name="ce1">
            <text:p>1.8903225</text:p>
          </table:table-cell>
          <table:table-cell office:value-type="float" office:value="1.9094166666666668" table:style-name="ce1">
            <text:p>1.909416667</text:p>
          </table:table-cell>
          <table:table-cell office:value-type="float" office:value="1.8903225000000001" table:style-name="ce1">
            <text:p>1.8903225</text:p>
          </table:table-cell>
          <table:table-cell office:value-type="float" office:value="1.7757575000000003" table:style-name="ce1">
            <text:p>1.7757575</text:p>
          </table:table-cell>
          <table:table-cell office:value-type="float" office:value="1.7566633333333337" table:style-name="ce1">
            <text:p>1.756663333</text:p>
          </table:table-cell>
          <table:table-cell office:value-type="float" office:value="1.718475" table:style-name="ce1">
            <text:p>1.718475</text:p>
          </table:table-cell>
          <table:table-cell office:value-type="float" office:value="1.6802866666666667" table:style-name="ce1">
            <text:p>1.680286667</text:p>
          </table:table-cell>
          <table:table-cell office:value-type="float" office:value="1.7358333333333336" table:style-name="ce1">
            <text:p>1.735833333</text:p>
          </table:table-cell>
          <table:table-cell office:value-type="float" office:value="1.9094166666666668" table:style-name="ce1">
            <text:p>1.909416667</text:p>
          </table:table-cell>
          <table:table-cell office:value-type="float" office:value="2.048283333333333" table:style-name="ce1">
            <text:p>2.048283333</text:p>
          </table:table-cell>
          <table:table-cell office:value-type="float" office:value="2.0830000000000002" table:style-name="ce1">
            <text:p>2.083</text:p>
          </table:table-cell>
          <table:table-cell office:value-type="float" office:value="2.0309250000000003" table:style-name="ce1">
            <text:p>2.030925</text:p>
          </table:table-cell>
          <table:table-cell office:value-type="float" office:value="1.8226250000000002" table:style-name="ce1">
            <text:p>1.822625</text:p>
          </table:table-cell>
          <table:table-cell office:value-type="float" office:value="1.5622500000000001" table:style-name="ce1">
            <text:p>1.56225</text:p>
          </table:table-cell>
          <table:table-cell office:value-type="float" office:value="1.3365916666666668" table:style-name="ce1">
            <text:p>1.336591667</text:p>
          </table:table-cell>
          <table:table-cell table:number-columns-repeated="1635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0.81994605000000009" table:formula="of:=0.5775*[.U24]" table:style-name="ce1">
            <text:p>0.81994605</text:p>
          </table:table-cell>
          <table:table-cell office:value-type="float" office:value="0.80693103333333338" table:style-name="ce1">
            <text:p>0.806931033</text:p>
          </table:table-cell>
          <table:table-cell office:value-type="float" office:value="0.78090100000000007" table:style-name="ce1">
            <text:p>0.780901</text:p>
          </table:table-cell>
          <table:table-cell office:value-type="float" office:value="0.75487096666666664" table:style-name="ce1">
            <text:p>0.754870967</text:p>
          </table:table-cell>
          <table:table-cell office:value-type="float" office:value="0.76788598333333347" table:style-name="ce1">
            <text:p>0.767885983</text:p>
          </table:table-cell>
          <table:table-cell office:value-type="float" office:value="0.84597608333333341" table:style-name="ce1">
            <text:p>0.845976083</text:p>
          </table:table-cell>
          <table:table-cell office:value-type="float" office:value="0.93708120000000006" table:style-name="ce1">
            <text:p>0.9370812</text:p>
          </table:table-cell>
          <table:table-cell office:value-type="float" office:value="1.1062764166666668" table:style-name="ce1">
            <text:p>1.106276417</text:p>
          </table:table-cell>
          <table:table-cell office:value-type="float" office:value="1.2364265833333334" table:style-name="ce1">
            <text:p>1.236426583</text:p>
          </table:table-cell>
          <table:table-cell office:value-type="float" office:value="1.2884866500000001" table:style-name="ce1">
            <text:p>1.28848665</text:p>
          </table:table-cell>
          <table:table-cell office:value-type="float" office:value="1.3015016666666668" table:style-name="ce1">
            <text:p>1.301501667</text:p>
          </table:table-cell>
          <table:table-cell office:value-type="float" office:value="1.2884866500000001" table:style-name="ce1">
            <text:p>1.28848665</text:p>
          </table:table-cell>
          <table:table-cell office:value-type="float" office:value="1.21039655" table:style-name="ce1">
            <text:p>1.21039655</text:p>
          </table:table-cell>
          <table:table-cell office:value-type="float" office:value="1.1973815333333335" table:style-name="ce1">
            <text:p>1.197381533</text:p>
          </table:table-cell>
          <table:table-cell office:value-type="float" office:value="1.1713515000000001" table:style-name="ce1">
            <text:p>1.1713515</text:p>
          </table:table-cell>
          <table:table-cell office:value-type="float" office:value="1.1453214666666667" table:style-name="ce1">
            <text:p>1.145321467</text:p>
          </table:table-cell>
          <table:table-cell office:value-type="float" office:value="1.1831833333333335" table:style-name="ce1">
            <text:p>1.183183333</text:p>
          </table:table-cell>
          <table:table-cell office:value-type="float" office:value="1.3015016666666668" table:style-name="ce1">
            <text:p>1.301501667</text:p>
          </table:table-cell>
          <table:table-cell office:value-type="float" office:value="1.3961563333333331" table:style-name="ce1">
            <text:p>1.396156333</text:p>
          </table:table-cell>
          <table:table-cell office:value-type="float" office:value="1.4198200000000001" table:style-name="ce1">
            <text:p>1.41982</text:p>
          </table:table-cell>
          <table:table-cell office:value-type="float" office:value="1.3843245" table:style-name="ce1">
            <text:p>1.3843245</text:p>
          </table:table-cell>
          <table:table-cell office:value-type="float" office:value="1.2423425000000001" table:style-name="ce1">
            <text:p>1.2423425</text:p>
          </table:table-cell>
          <table:table-cell office:value-type="float" office:value="1.0648650000000002" table:style-name="ce1">
            <text:p>1.064865</text:p>
          </table:table-cell>
          <table:table-cell office:value-type="float" office:value="0.91105116666666675" table:style-name="ce1">
            <text:p>0.911051167</text:p>
          </table:table-cell>
          <table:table-cell table:number-columns-repeated="1635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0.78401399999999999" table:formula="of:=0.5775*[.U25]" table:style-name="ce1">
            <text:p>0.784014</text:p>
          </table:table-cell>
          <table:table-cell office:value-type="float" office:value="0.77156933333333333" table:style-name="ce1">
            <text:p>0.771569333</text:p>
          </table:table-cell>
          <table:table-cell office:value-type="float" office:value="0.74668000000000001" table:style-name="ce1">
            <text:p>0.74668</text:p>
          </table:table-cell>
          <table:table-cell office:value-type="float" office:value="0.72179066666666658" table:style-name="ce1">
            <text:p>0.721790667</text:p>
          </table:table-cell>
          <table:table-cell office:value-type="float" office:value="0.73423533333333335" table:style-name="ce1">
            <text:p>0.734235333</text:p>
          </table:table-cell>
          <table:table-cell office:value-type="float" office:value="0.80890333333333331" table:style-name="ce1">
            <text:p>0.808903333</text:p>
          </table:table-cell>
          <table:table-cell office:value-type="float" office:value="0.89601600000000003" table:style-name="ce1">
            <text:p>0.896016</text:p>
          </table:table-cell>
          <table:table-cell office:value-type="float" office:value="1.0577966666666667" table:style-name="ce1">
            <text:p>1.057796667</text:p>
          </table:table-cell>
          <table:table-cell office:value-type="float" office:value="1.1822433333333333" table:style-name="ce1">
            <text:p>1.182243333</text:p>
          </table:table-cell>
          <table:table-cell office:value-type="float" office:value="1.232022" table:style-name="ce1">
            <text:p>1.232022</text:p>
          </table:table-cell>
          <table:table-cell office:value-type="float" office:value="1.2444666666666666" table:style-name="ce1">
            <text:p>1.244466667</text:p>
          </table:table-cell>
          <table:table-cell office:value-type="float" office:value="1.232022" table:style-name="ce1">
            <text:p>1.232022</text:p>
          </table:table-cell>
          <table:table-cell office:value-type="float" office:value="1.157354" table:style-name="ce1">
            <text:p>1.157354</text:p>
          </table:table-cell>
          <table:table-cell office:value-type="float" office:value="1.1449093333333333" table:style-name="ce1">
            <text:p>1.144909333</text:p>
          </table:table-cell>
          <table:table-cell office:value-type="float" office:value="1.1200199999999998" table:style-name="ce1">
            <text:p>1.12002</text:p>
          </table:table-cell>
          <table:table-cell office:value-type="float" office:value="1.0951306666666665" table:style-name="ce1">
            <text:p>1.095130667</text:p>
          </table:table-cell>
          <table:table-cell office:value-type="float" office:value="1.1313333333333333" table:style-name="ce1">
            <text:p>1.131333333</text:p>
          </table:table-cell>
          <table:table-cell office:value-type="float" office:value="1.2444666666666666" table:style-name="ce1">
            <text:p>1.244466667</text:p>
          </table:table-cell>
          <table:table-cell office:value-type="float" office:value="1.3349733333333331" table:style-name="ce1">
            <text:p>1.334973333</text:p>
          </table:table-cell>
          <table:table-cell office:value-type="float" office:value="1.3575999999999999" table:style-name="ce1">
            <text:p>1.3576</text:p>
          </table:table-cell>
          <table:table-cell office:value-type="float" office:value="1.3236599999999998" table:style-name="ce1">
            <text:p>1.32366</text:p>
          </table:table-cell>
          <table:table-cell office:value-type="float" office:value="1.1879" table:style-name="ce1">
            <text:p>1.1879</text:p>
          </table:table-cell>
          <table:table-cell office:value-type="float" office:value="1.0182" table:style-name="ce1">
            <text:p>1.0182</text:p>
          </table:table-cell>
          <table:table-cell office:value-type="float" office:value="0.87112666666666672" table:style-name="ce1">
            <text:p>0.871126667</text:p>
          </table:table-cell>
          <table:table-cell table:number-columns-repeated="1635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0.58138080000000003" table:formula="of:=0.5775*[.U26]" table:style-name="ce1">
            <text:p>0.5813808</text:p>
          </table:table-cell>
          <table:table-cell office:value-type="float" office:value="0.57215253333333338" table:style-name="ce1">
            <text:p>0.572152533</text:p>
          </table:table-cell>
          <table:table-cell office:value-type="float" office:value="0.55369600000000008" table:style-name="ce1">
            <text:p>0.553696</text:p>
          </table:table-cell>
          <table:table-cell office:value-type="float" office:value="0.53523946666666666" table:style-name="ce1">
            <text:p>0.535239467</text:p>
          </table:table-cell>
          <table:table-cell office:value-type="float" office:value="0.54446773333333343" table:style-name="ce1">
            <text:p>0.544467733</text:p>
          </table:table-cell>
          <table:table-cell office:value-type="float" office:value="0.59983733333333333" table:style-name="ce1">
            <text:p>0.599837333</text:p>
          </table:table-cell>
          <table:table-cell office:value-type="float" office:value="0.66443520000000011" table:style-name="ce1">
            <text:p>0.6644352</text:p>
          </table:table-cell>
          <table:table-cell office:value-type="float" office:value="0.78440266666666669" table:style-name="ce1">
            <text:p>0.784402667</text:p>
          </table:table-cell>
          <table:table-cell office:value-type="float" office:value="0.87668533333333343" table:style-name="ce1">
            <text:p>0.876685333</text:p>
          </table:table-cell>
          <table:table-cell office:value-type="float" office:value="0.91359840000000003" table:style-name="ce1">
            <text:p>0.9135984</text:p>
          </table:table-cell>
          <table:table-cell office:value-type="float" office:value="0.92282666666666668" table:style-name="ce1">
            <text:p>0.922826667</text:p>
          </table:table-cell>
          <table:table-cell office:value-type="float" office:value="0.91359840000000003" table:style-name="ce1">
            <text:p>0.9135984</text:p>
          </table:table-cell>
          <table:table-cell office:value-type="float" office:value="0.85822880000000012" table:style-name="ce1">
            <text:p>0.8582288</text:p>
          </table:table-cell>
          <table:table-cell office:value-type="float" office:value="0.84900053333333347" table:style-name="ce1">
            <text:p>0.849000533</text:p>
          </table:table-cell>
          <table:table-cell office:value-type="float" office:value="0.83054399999999995" table:style-name="ce1">
            <text:p>0.830544</text:p>
          </table:table-cell>
          <table:table-cell office:value-type="float" office:value="0.81208746666666665" table:style-name="ce1">
            <text:p>0.812087467</text:p>
          </table:table-cell>
          <table:table-cell office:value-type="float" office:value="0.83893333333333342" table:style-name="ce1">
            <text:p>0.838933333</text:p>
          </table:table-cell>
          <table:table-cell office:value-type="float" office:value="0.92282666666666668" table:style-name="ce1">
            <text:p>0.922826667</text:p>
          </table:table-cell>
          <table:table-cell office:value-type="float" office:value="0.98994133333333323" table:style-name="ce1">
            <text:p>0.989941333</text:p>
          </table:table-cell>
          <table:table-cell office:value-type="float" office:value="1.0067200000000001" table:style-name="ce1">
            <text:p>1.00672</text:p>
          </table:table-cell>
          <table:table-cell office:value-type="float" office:value="0.98155199999999998" table:style-name="ce1">
            <text:p>0.981552</text:p>
          </table:table-cell>
          <table:table-cell office:value-type="float" office:value="0.88088000000000011" table:style-name="ce1">
            <text:p>0.88088</text:p>
          </table:table-cell>
          <table:table-cell office:value-type="float" office:value="0.75504000000000004" table:style-name="ce1">
            <text:p>0.75504</text:p>
          </table:table-cell>
          <table:table-cell office:value-type="float" office:value="0.64597866666666681" table:style-name="ce1">
            <text:p>0.645978667</text:p>
          </table:table-cell>
          <table:table-cell table:number-columns-repeated="1635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0.51388837500000006" table:formula="of:=0.5775*[.U27]" table:style-name="ce1">
            <text:p>0.513888375</text:p>
          </table:table-cell>
          <table:table-cell office:value-type="float" office:value="0.50573141666666666" table:style-name="ce1">
            <text:p>0.505731417</text:p>
          </table:table-cell>
          <table:table-cell office:value-type="float" office:value="0.48941750000000006" table:style-name="ce1">
            <text:p>0.4894175</text:p>
          </table:table-cell>
          <table:table-cell office:value-type="float" office:value="0.4731035833333333" table:style-name="ce1">
            <text:p>0.473103583</text:p>
          </table:table-cell>
          <table:table-cell office:value-type="float" office:value="0.48126054166666671" table:style-name="ce1">
            <text:p>0.481260542</text:p>
          </table:table-cell>
          <table:table-cell office:value-type="float" office:value="0.53020229166666666" table:style-name="ce1">
            <text:p>0.530202292</text:p>
          </table:table-cell>
          <table:table-cell office:value-type="float" office:value="0.58730100000000007" table:style-name="ce1">
            <text:p>0.587301</text:p>
          </table:table-cell>
          <table:table-cell office:value-type="float" office:value="0.69334145833333338" table:style-name="ce1">
            <text:p>0.693341458</text:p>
          </table:table-cell>
          <table:table-cell office:value-type="float" office:value="0.77491104166666669" table:style-name="ce1">
            <text:p>0.774911042</text:p>
          </table:table-cell>
          <table:table-cell office:value-type="float" office:value="0.80753887499999999" table:style-name="ce1">
            <text:p>0.807538875</text:p>
          </table:table-cell>
          <table:table-cell office:value-type="float" office:value="0.81569583333333329" table:style-name="ce1">
            <text:p>0.815695833</text:p>
          </table:table-cell>
          <table:table-cell office:value-type="float" office:value="0.80753887499999999" table:style-name="ce1">
            <text:p>0.807538875</text:p>
          </table:table-cell>
          <table:table-cell office:value-type="float" office:value="0.75859712500000009" table:style-name="ce1">
            <text:p>0.758597125</text:p>
          </table:table-cell>
          <table:table-cell office:value-type="float" office:value="0.75044016666666669" table:style-name="ce1">
            <text:p>0.750440167</text:p>
          </table:table-cell>
          <table:table-cell office:value-type="float" office:value="0.73412624999999998" table:style-name="ce1">
            <text:p>0.73412625</text:p>
          </table:table-cell>
          <table:table-cell office:value-type="float" office:value="0.71781233333333339" table:style-name="ce1">
            <text:p>0.717812333</text:p>
          </table:table-cell>
          <table:table-cell office:value-type="float" office:value="0.74154166666666677" table:style-name="ce1">
            <text:p>0.741541667</text:p>
          </table:table-cell>
          <table:table-cell office:value-type="float" office:value="0.81569583333333329" table:style-name="ce1">
            <text:p>0.815695833</text:p>
          </table:table-cell>
          <table:table-cell office:value-type="float" office:value="0.87501916666666657" table:style-name="ce1">
            <text:p>0.875019167</text:p>
          </table:table-cell>
          <table:table-cell office:value-type="float" office:value="0.88985000000000003" table:style-name="ce1">
            <text:p>0.88985</text:p>
          </table:table-cell>
          <table:table-cell office:value-type="float" office:value="0.86760375000000001" table:style-name="ce1">
            <text:p>0.86760375</text:p>
          </table:table-cell>
          <table:table-cell office:value-type="float" office:value="0.77861875000000003" table:style-name="ce1">
            <text:p>0.77861875</text:p>
          </table:table-cell>
          <table:table-cell office:value-type="float" office:value="0.66738750000000002" table:style-name="ce1">
            <text:p>0.6673875</text:p>
          </table:table-cell>
          <table:table-cell office:value-type="float" office:value="0.57098708333333337" table:style-name="ce1">
            <text:p>0.570987083</text:p>
          </table:table-cell>
          <table:table-cell table:number-columns-repeated="1635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.9494205500000001" table:formula="of:=0.5775*[.U28]" table:style-name="ce1">
            <text:p>1.94942055</text:p>
          </table:table-cell>
          <table:table-cell office:value-type="float" office:value="1.9184773666666668" table:style-name="ce1">
            <text:p>1.918477367</text:p>
          </table:table-cell>
          <table:table-cell office:value-type="float" office:value="1.8565910000000001" table:style-name="ce1">
            <text:p>1.856591</text:p>
          </table:table-cell>
          <table:table-cell office:value-type="float" office:value="1.7947046333333332" table:style-name="ce1">
            <text:p>1.794704633</text:p>
          </table:table-cell>
          <table:table-cell office:value-type="float" office:value="1.825647816666667" table:style-name="ce1">
            <text:p>1.825647817</text:p>
          </table:table-cell>
          <table:table-cell office:value-type="float" office:value="2.0113069166666668" table:style-name="ce1">
            <text:p>2.011306917</text:p>
          </table:table-cell>
          <table:table-cell office:value-type="float" office:value="2.2279092" table:style-name="ce1">
            <text:p>2.2279092</text:p>
          </table:table-cell>
          <table:table-cell office:value-type="float" office:value="2.6301705833333333" table:style-name="ce1">
            <text:p>2.630170583</text:p>
          </table:table-cell>
          <table:table-cell office:value-type="float" office:value="2.9396024166666668" table:style-name="ce1">
            <text:p>2.939602417</text:p>
          </table:table-cell>
          <table:table-cell office:value-type="float" office:value="3.0633751500000002" table:style-name="ce1">
            <text:p>3.06337515</text:p>
          </table:table-cell>
          <table:table-cell office:value-type="float" office:value="3.0943183333333333" table:style-name="ce1">
            <text:p>3.094318333</text:p>
          </table:table-cell>
          <table:table-cell office:value-type="float" office:value="3.0633751500000002" table:style-name="ce1">
            <text:p>3.06337515</text:p>
          </table:table-cell>
          <table:table-cell office:value-type="float" office:value="2.8777160500000001" table:style-name="ce1">
            <text:p>2.87771605</text:p>
          </table:table-cell>
          <table:table-cell office:value-type="float" office:value="2.846772866666667" table:style-name="ce1">
            <text:p>2.846772867</text:p>
          </table:table-cell>
          <table:table-cell office:value-type="float" office:value="2.7848864999999998" table:style-name="ce1">
            <text:p>2.7848865</text:p>
          </table:table-cell>
          <table:table-cell office:value-type="float" office:value="2.7230001333333331" table:style-name="ce1">
            <text:p>2.723000133</text:p>
          </table:table-cell>
          <table:table-cell office:value-type="float" office:value="2.8130166666666669" table:style-name="ce1">
            <text:p>2.813016667</text:p>
          </table:table-cell>
          <table:table-cell office:value-type="float" office:value="3.0943183333333333" table:style-name="ce1">
            <text:p>3.094318333</text:p>
          </table:table-cell>
          <table:table-cell office:value-type="float" office:value="3.3193596666666663" table:style-name="ce1">
            <text:p>3.319359667</text:p>
          </table:table-cell>
          <table:table-cell office:value-type="float" office:value="3.3756200000000001" table:style-name="ce1">
            <text:p>3.37562</text:p>
          </table:table-cell>
          <table:table-cell office:value-type="float" office:value="3.2912295" table:style-name="ce1">
            <text:p>3.2912295</text:p>
          </table:table-cell>
          <table:table-cell office:value-type="float" office:value="2.9536674999999999" table:style-name="ce1">
            <text:p>2.9536675</text:p>
          </table:table-cell>
          <table:table-cell office:value-type="float" office:value="2.5317150000000002" table:style-name="ce1">
            <text:p>2.531715</text:p>
          </table:table-cell>
          <table:table-cell office:value-type="float" office:value="2.1660228333333333" table:style-name="ce1">
            <text:p>2.166022833</text:p>
          </table:table-cell>
          <table:table-cell table:number-columns-repeated="1635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.7627378999999999" table:formula="of:=0.5775*[.U29]" table:style-name="ce1">
            <text:p>1.7627379</text:p>
          </table:table-cell>
          <table:table-cell office:value-type="float" office:value="1.7347579333333332" table:style-name="ce1">
            <text:p>1.734757933</text:p>
          </table:table-cell>
          <table:table-cell office:value-type="float" office:value="1.678798" table:style-name="ce1">
            <text:p>1.678798</text:p>
          </table:table-cell>
          <table:table-cell office:value-type="float" office:value="1.6228380666666664" table:style-name="ce1">
            <text:p>1.622838067</text:p>
          </table:table-cell>
          <table:table-cell office:value-type="float" office:value="1.6508180333333333" table:style-name="ce1">
            <text:p>1.650818033</text:p>
          </table:table-cell>
          <table:table-cell office:value-type="float" office:value="1.8186978333333332" table:style-name="ce1">
            <text:p>1.818697833</text:p>
          </table:table-cell>
          <table:table-cell office:value-type="float" office:value="2.0145575999999998" table:style-name="ce1">
            <text:p>2.0145576</text:p>
          </table:table-cell>
          <table:table-cell office:value-type="float" office:value="2.3782971666666666" table:style-name="ce1">
            <text:p>2.378297167</text:p>
          </table:table-cell>
          <table:table-cell office:value-type="float" office:value="2.658096833333333" table:style-name="ce1">
            <text:p>2.658096833</text:p>
          </table:table-cell>
          <table:table-cell office:value-type="float" office:value="2.7700166999999998" table:style-name="ce1">
            <text:p>2.7700167</text:p>
          </table:table-cell>
          <table:table-cell office:value-type="float" office:value="2.7979966666666662" table:style-name="ce1">
            <text:p>2.797996667</text:p>
          </table:table-cell>
          <table:table-cell office:value-type="float" office:value="2.7700166999999998" table:style-name="ce1">
            <text:p>2.7700167</text:p>
          </table:table-cell>
          <table:table-cell office:value-type="float" office:value="2.6021369000000001" table:style-name="ce1">
            <text:p>2.6021369</text:p>
          </table:table-cell>
          <table:table-cell office:value-type="float" office:value="2.5741569333333332" table:style-name="ce1">
            <text:p>2.574156933</text:p>
          </table:table-cell>
          <table:table-cell office:value-type="float" office:value="2.5181969999999998" table:style-name="ce1">
            <text:p>2.518197</text:p>
          </table:table-cell>
          <table:table-cell office:value-type="float" office:value="2.4622370666666664" table:style-name="ce1">
            <text:p>2.462237067</text:p>
          </table:table-cell>
          <table:table-cell office:value-type="float" office:value="2.5436333333333332" table:style-name="ce1">
            <text:p>2.543633333</text:p>
          </table:table-cell>
          <table:table-cell office:value-type="float" office:value="2.7979966666666662" table:style-name="ce1">
            <text:p>2.797996667</text:p>
          </table:table-cell>
          <table:table-cell office:value-type="float" office:value="3.0014873333333325" table:style-name="ce1">
            <text:p>3.001487333</text:p>
          </table:table-cell>
          <table:table-cell office:value-type="float" office:value="3.0523599999999997" table:style-name="ce1">
            <text:p>3.05236</text:p>
          </table:table-cell>
          <table:table-cell office:value-type="float" office:value="2.9760509999999996" table:style-name="ce1">
            <text:p>2.976051</text:p>
          </table:table-cell>
          <table:table-cell office:value-type="float" office:value="2.6708149999999997" table:style-name="ce1">
            <text:p>2.670815</text:p>
          </table:table-cell>
          <table:table-cell office:value-type="float" office:value="2.2892699999999997" table:style-name="ce1">
            <text:p>2.28927</text:p>
          </table:table-cell>
          <table:table-cell office:value-type="float" office:value="1.9585976666666667" table:style-name="ce1">
            <text:p>1.958597667</text:p>
          </table:table-cell>
          <table:table-cell table:number-columns-repeated="1635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.1274638000000001" table:formula="of:=0.5775*[.U30]" table:style-name="ce1">
            <text:p>2.1274638</text:p>
          </table:table-cell>
          <table:table-cell office:value-type="float" office:value="2.0936945333333337" table:style-name="ce1">
            <text:p>2.093694533</text:p>
          </table:table-cell>
          <table:table-cell office:value-type="float" office:value="2.0261560000000003" table:style-name="ce1">
            <text:p>2.026156</text:p>
          </table:table-cell>
          <table:table-cell office:value-type="float" office:value="1.9586174666666665" table:style-name="ce1">
            <text:p>1.958617467</text:p>
          </table:table-cell>
          <table:table-cell office:value-type="float" office:value="1.9923867333333336" table:style-name="ce1">
            <text:p>1.992386733</text:p>
          </table:table-cell>
          <table:table-cell office:value-type="float" office:value="2.1950023333333335" table:style-name="ce1">
            <text:p>2.195002333</text:p>
          </table:table-cell>
          <table:table-cell office:value-type="float" office:value="2.4313872000000001" table:style-name="ce1">
            <text:p>2.4313872</text:p>
          </table:table-cell>
          <table:table-cell office:value-type="float" office:value="2.8703876666666668" table:style-name="ce1">
            <text:p>2.870387667</text:p>
          </table:table-cell>
          <table:table-cell office:value-type="float" office:value="3.2080803333333336" table:style-name="ce1">
            <text:p>3.208080333</text:p>
          </table:table-cell>
          <table:table-cell office:value-type="float" office:value="3.3431573999999999" table:style-name="ce1">
            <text:p>3.3431574</text:p>
          </table:table-cell>
          <table:table-cell office:value-type="float" office:value="3.3769266666666664" table:style-name="ce1">
            <text:p>3.376926667</text:p>
          </table:table-cell>
          <table:table-cell office:value-type="float" office:value="3.3431573999999999" table:style-name="ce1">
            <text:p>3.3431574</text:p>
          </table:table-cell>
          <table:table-cell office:value-type="float" office:value="3.1405418000000003" table:style-name="ce1">
            <text:p>3.1405418</text:p>
          </table:table-cell>
          <table:table-cell office:value-type="float" office:value="3.1067725333333334" table:style-name="ce1">
            <text:p>3.106772533</text:p>
          </table:table-cell>
          <table:table-cell office:value-type="float" office:value="3.039234" table:style-name="ce1">
            <text:p>3.039234</text:p>
          </table:table-cell>
          <table:table-cell office:value-type="float" office:value="2.9716954666666666" table:style-name="ce1">
            <text:p>2.971695467</text:p>
          </table:table-cell>
          <table:table-cell office:value-type="float" office:value="3.0699333333333336" table:style-name="ce1">
            <text:p>3.069933333</text:p>
          </table:table-cell>
          <table:table-cell office:value-type="float" office:value="3.3769266666666664" table:style-name="ce1">
            <text:p>3.376926667</text:p>
          </table:table-cell>
          <table:table-cell office:value-type="float" office:value="3.6225213333333328" table:style-name="ce1">
            <text:p>3.622521333</text:p>
          </table:table-cell>
          <table:table-cell office:value-type="float" office:value="3.6839200000000001" table:style-name="ce1">
            <text:p>3.68392</text:p>
          </table:table-cell>
          <table:table-cell office:value-type="float" office:value="3.5918220000000001" table:style-name="ce1">
            <text:p>3.591822</text:p>
          </table:table-cell>
          <table:table-cell office:value-type="float" office:value="3.22343" table:style-name="ce1">
            <text:p>3.22343</text:p>
          </table:table-cell>
          <table:table-cell office:value-type="float" office:value="2.76294" table:style-name="ce1">
            <text:p>2.76294</text:p>
          </table:table-cell>
          <table:table-cell office:value-type="float" office:value="2.3638486666666667" table:style-name="ce1">
            <text:p>2.363848667</text:p>
          </table:table-cell>
          <table:table-cell table:number-columns-repeated="1635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0.91982467499999987" table:formula="of:=0.5775*[.U31]" table:style-name="ce1">
            <text:p>0.919824675</text:p>
          </table:table-cell>
          <table:table-cell office:value-type="float" office:value="0.90522428333333327" table:style-name="ce1">
            <text:p>0.905224283</text:p>
          </table:table-cell>
          <table:table-cell office:value-type="float" office:value="0.87602349999999996" table:style-name="ce1">
            <text:p>0.8760235</text:p>
          </table:table-cell>
          <table:table-cell office:value-type="float" office:value="0.84682271666666653" table:style-name="ce1">
            <text:p>0.846822717</text:p>
          </table:table-cell>
          <table:table-cell office:value-type="float" office:value="0.86142310833333335" table:style-name="ce1">
            <text:p>0.861423108</text:p>
          </table:table-cell>
          <table:table-cell office:value-type="float" office:value="0.94902545833333318" table:style-name="ce1">
            <text:p>0.949025458</text:p>
          </table:table-cell>
          <table:table-cell office:value-type="float" office:value="1.0512281999999999" table:style-name="ce1">
            <text:p>1.0512282</text:p>
          </table:table-cell>
          <table:table-cell office:value-type="float" office:value="1.2410332916666664" table:style-name="ce1">
            <text:p>1.241033292</text:p>
          </table:table-cell>
          <table:table-cell office:value-type="float" office:value="1.3870372083333331" table:style-name="ce1">
            <text:p>1.387037208</text:p>
          </table:table-cell>
          <table:table-cell office:value-type="float" office:value="1.4454387749999997" table:style-name="ce1">
            <text:p>1.445438775</text:p>
          </table:table-cell>
          <table:table-cell office:value-type="float" office:value="1.4600391666666663" table:style-name="ce1">
            <text:p>1.460039167</text:p>
          </table:table-cell>
          <table:table-cell office:value-type="float" office:value="1.4454387749999997" table:style-name="ce1">
            <text:p>1.445438775</text:p>
          </table:table-cell>
          <table:table-cell office:value-type="float" office:value="1.3578364249999999" table:style-name="ce1">
            <text:p>1.357836425</text:p>
          </table:table-cell>
          <table:table-cell office:value-type="float" office:value="1.3432360333333333" table:style-name="ce1">
            <text:p>1.343236033</text:p>
          </table:table-cell>
          <table:table-cell office:value-type="float" office:value="1.3140352499999997" table:style-name="ce1">
            <text:p>1.31403525</text:p>
          </table:table-cell>
          <table:table-cell office:value-type="float" office:value="1.2848344666666665" table:style-name="ce1">
            <text:p>1.284834467</text:p>
          </table:table-cell>
          <table:table-cell office:value-type="float" office:value="1.3273083333333333" table:style-name="ce1">
            <text:p>1.327308333</text:p>
          </table:table-cell>
          <table:table-cell office:value-type="float" office:value="1.4600391666666663" table:style-name="ce1">
            <text:p>1.460039167</text:p>
          </table:table-cell>
          <table:table-cell office:value-type="float" office:value="1.5662238333333329" table:style-name="ce1">
            <text:p>1.566223833</text:p>
          </table:table-cell>
          <table:table-cell office:value-type="float" office:value="1.5927699999999998" table:style-name="ce1">
            <text:p>1.59277</text:p>
          </table:table-cell>
          <table:table-cell office:value-type="float" office:value="1.5529507499999997" table:style-name="ce1">
            <text:p>1.55295075</text:p>
          </table:table-cell>
          <table:table-cell office:value-type="float" office:value="1.3936737499999998" table:style-name="ce1">
            <text:p>1.39367375</text:p>
          </table:table-cell>
          <table:table-cell office:value-type="float" office:value="1.1945774999999998" table:style-name="ce1">
            <text:p>1.1945775</text:p>
          </table:table-cell>
          <table:table-cell office:value-type="float" office:value="1.0220274166666665" table:style-name="ce1">
            <text:p>1.022027417</text:p>
          </table:table-cell>
          <table:table-cell table:number-columns-repeated="1635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6.7948649999999999E-2" table:formula="of:=0.5775*[.U32]" table:style-name="ce1">
            <text:p>0.06794865</text:p>
          </table:table-cell>
          <table:table-cell office:value-type="float" office:value="6.6870100000000002E-2" table:style-name="ce1">
            <text:p>0.0668701</text:p>
          </table:table-cell>
          <table:table-cell office:value-type="float" office:value="6.4713000000000007E-2" table:style-name="ce1">
            <text:p>0.064713</text:p>
          </table:table-cell>
          <table:table-cell office:value-type="float" office:value="6.2555899999999998E-2" table:style-name="ce1">
            <text:p>0.0625559</text:p>
          </table:table-cell>
          <table:table-cell office:value-type="float" office:value="6.3634450000000009E-2" table:style-name="ce1">
            <text:p>0.06363445</text:p>
          </table:table-cell>
          <table:table-cell office:value-type="float" office:value="7.0105749999999994E-2" table:style-name="ce1">
            <text:p>0.07010575</text:p>
          </table:table-cell>
          <table:table-cell office:value-type="float" office:value="7.7655600000000005E-2" table:style-name="ce1">
            <text:p>0.0776556</text:p>
          </table:table-cell>
          <table:table-cell office:value-type="float" office:value="9.1676750000000001E-2" table:style-name="ce1">
            <text:p>0.09167675</text:p>
          </table:table-cell>
          <table:table-cell office:value-type="float" office:value="0.10246225" table:style-name="ce1">
            <text:p>0.10246225</text:p>
          </table:table-cell>
          <table:table-cell office:value-type="float" office:value="0.10677644999999999" table:style-name="ce1">
            <text:p>0.10677645</text:p>
          </table:table-cell>
          <table:table-cell office:value-type="float" office:value="0.10785499999999999" table:style-name="ce1">
            <text:p>0.107855</text:p>
          </table:table-cell>
          <table:table-cell office:value-type="float" office:value="0.10677644999999999" table:style-name="ce1">
            <text:p>0.10677645</text:p>
          </table:table-cell>
          <table:table-cell office:value-type="float" office:value="0.10030515000000001" table:style-name="ce1">
            <text:p>0.10030515</text:p>
          </table:table-cell>
          <table:table-cell office:value-type="float" office:value="9.9226600000000012E-2" table:style-name="ce1">
            <text:p>0.0992266</text:p>
          </table:table-cell>
          <table:table-cell office:value-type="float" office:value="9.7069499999999989E-2" table:style-name="ce1">
            <text:p>0.0970695</text:p>
          </table:table-cell>
          <table:table-cell office:value-type="float" office:value="9.4912399999999994E-2" table:style-name="ce1">
            <text:p>0.0949124</text:p>
          </table:table-cell>
          <table:table-cell office:value-type="float" office:value="9.8049999999999998E-2" table:style-name="ce1">
            <text:p>0.09805</text:p>
          </table:table-cell>
          <table:table-cell office:value-type="float" office:value="0.10785499999999999" table:style-name="ce1">
            <text:p>0.107855</text:p>
          </table:table-cell>
          <table:table-cell office:value-type="float" office:value="0.11569899999999998" table:style-name="ce1">
            <text:p>0.115699</text:p>
          </table:table-cell>
          <table:table-cell office:value-type="float" office:value="0.11766" table:style-name="ce1">
            <text:p>0.11766</text:p>
          </table:table-cell>
          <table:table-cell office:value-type="float" office:value="0.1147185" table:style-name="ce1">
            <text:p>0.1147185</text:p>
          </table:table-cell>
          <table:table-cell office:value-type="float" office:value="0.1029525" table:style-name="ce1">
            <text:p>0.1029525</text:p>
          </table:table-cell>
          <table:table-cell office:value-type="float" office:value="8.8245000000000004E-2" table:style-name="ce1">
            <text:p>0.088245</text:p>
          </table:table-cell>
          <table:table-cell office:value-type="float" office:value="7.549850000000001E-2" table:style-name="ce1">
            <text:p>0.0754985</text:p>
          </table:table-cell>
          <table:table-cell table:number-columns-repeated="1635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0.81476587500000008" table:formula="of:=0.5775*[.U33]" table:style-name="ce1">
            <text:p>0.814765875</text:p>
          </table:table-cell>
          <table:table-cell office:value-type="float" office:value="0.80183308333333347" table:style-name="ce1">
            <text:p>0.801833083</text:p>
          </table:table-cell>
          <table:table-cell office:value-type="float" office:value="0.77596750000000014" table:style-name="ce1">
            <text:p>0.7759675</text:p>
          </table:table-cell>
          <table:table-cell office:value-type="float" office:value="0.7501019166666667" table:style-name="ce1">
            <text:p>0.750101917</text:p>
          </table:table-cell>
          <table:table-cell office:value-type="float" office:value="0.76303470833333353" table:style-name="ce1">
            <text:p>0.763034708</text:p>
          </table:table-cell>
          <table:table-cell office:value-type="float" office:value="0.84063145833333341" table:style-name="ce1">
            <text:p>0.840631458</text:p>
          </table:table-cell>
          <table:table-cell office:value-type="float" office:value="0.93116100000000013" table:style-name="ce1">
            <text:p>0.931161</text:p>
          </table:table-cell>
          <table:table-cell office:value-type="float" office:value="1.0992872916666667" table:style-name="ce1">
            <text:p>1.099287292</text:p>
          </table:table-cell>
          <table:table-cell office:value-type="float" office:value="1.2286152083333335" table:style-name="ce1">
            <text:p>1.228615208</text:p>
          </table:table-cell>
          <table:table-cell office:value-type="float" office:value="1.2803463750000001" table:style-name="ce1">
            <text:p>1.280346375</text:p>
          </table:table-cell>
          <table:table-cell office:value-type="float" office:value="1.2932791666666668" table:style-name="ce1">
            <text:p>1.293279167</text:p>
          </table:table-cell>
          <table:table-cell office:value-type="float" office:value="1.2803463750000001" table:style-name="ce1">
            <text:p>1.280346375</text:p>
          </table:table-cell>
          <table:table-cell office:value-type="float" office:value="1.2027496250000003" table:style-name="ce1">
            <text:p>1.202749625</text:p>
          </table:table-cell>
          <table:table-cell office:value-type="float" office:value="1.1898168333333334" table:style-name="ce1">
            <text:p>1.189816833</text:p>
          </table:table-cell>
          <table:table-cell office:value-type="float" office:value="1.16395125" table:style-name="ce1">
            <text:p>1.16395125</text:p>
          </table:table-cell>
          <table:table-cell office:value-type="float" office:value="1.1380856666666668" table:style-name="ce1">
            <text:p>1.138085667</text:p>
          </table:table-cell>
          <table:table-cell office:value-type="float" office:value="1.1757083333333336" table:style-name="ce1">
            <text:p>1.175708333</text:p>
          </table:table-cell>
          <table:table-cell office:value-type="float" office:value="1.2932791666666668" table:style-name="ce1">
            <text:p>1.293279167</text:p>
          </table:table-cell>
          <table:table-cell office:value-type="float" office:value="1.3873358333333332" table:style-name="ce1">
            <text:p>1.387335833</text:p>
          </table:table-cell>
          <table:table-cell office:value-type="float" office:value="1.4108500000000002" table:style-name="ce1">
            <text:p>1.41085</text:p>
          </table:table-cell>
          <table:table-cell office:value-type="float" office:value="1.3755787500000001" table:style-name="ce1">
            <text:p>1.37557875</text:p>
          </table:table-cell>
          <table:table-cell office:value-type="float" office:value="1.2344937500000002" table:style-name="ce1">
            <text:p>1.23449375</text:p>
          </table:table-cell>
          <table:table-cell office:value-type="float" office:value="1.0581375000000002" table:style-name="ce1">
            <text:p>1.0581375</text:p>
          </table:table-cell>
          <table:table-cell office:value-type="float" office:value="0.9052954166666668" table:style-name="ce1">
            <text:p>0.905295417</text:p>
          </table:table-cell>
          <table:table-cell table:number-columns-repeated="1635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.13258145" table:formula="of:=0.5775*[.U34]" table:style-name="ce1">
            <text:p>1.13258145</text:p>
          </table:table-cell>
          <table:table-cell office:value-type="float" office:value="1.1146039666666667" table:style-name="ce1">
            <text:p>1.114603967</text:p>
          </table:table-cell>
          <table:table-cell office:value-type="float" office:value="1.078649" table:style-name="ce1">
            <text:p>1.078649</text:p>
          </table:table-cell>
          <table:table-cell office:value-type="float" office:value="1.0426940333333332" table:style-name="ce1">
            <text:p>1.042694033</text:p>
          </table:table-cell>
          <table:table-cell office:value-type="float" office:value="1.0606715166666667" table:style-name="ce1">
            <text:p>1.060671517</text:p>
          </table:table-cell>
          <table:table-cell office:value-type="float" office:value="1.1685364166666665" table:style-name="ce1">
            <text:p>1.168536417</text:p>
          </table:table-cell>
          <table:table-cell office:value-type="float" office:value="1.2943788000000001" table:style-name="ce1">
            <text:p>1.2943788</text:p>
          </table:table-cell>
          <table:table-cell office:value-type="float" office:value="1.5280860833333332" table:style-name="ce1">
            <text:p>1.528086083</text:p>
          </table:table-cell>
          <table:table-cell office:value-type="float" office:value="1.7078609166666667" table:style-name="ce1">
            <text:p>1.707860917</text:p>
          </table:table-cell>
          <table:table-cell office:value-type="float" office:value="1.7797708499999998" table:style-name="ce1">
            <text:p>1.77977085</text:p>
          </table:table-cell>
          <table:table-cell office:value-type="float" office:value="1.7977483333333333" table:style-name="ce1">
            <text:p>1.797748333</text:p>
          </table:table-cell>
          <table:table-cell office:value-type="float" office:value="1.7797708499999998" table:style-name="ce1">
            <text:p>1.77977085</text:p>
          </table:table-cell>
          <table:table-cell office:value-type="float" office:value="1.67190595" table:style-name="ce1">
            <text:p>1.67190595</text:p>
          </table:table-cell>
          <table:table-cell office:value-type="float" office:value="1.6539284666666667" table:style-name="ce1">
            <text:p>1.653928467</text:p>
          </table:table-cell>
          <table:table-cell office:value-type="float" office:value="1.6179735" table:style-name="ce1">
            <text:p>1.6179735</text:p>
          </table:table-cell>
          <table:table-cell office:value-type="float" office:value="1.5820185333333332" table:style-name="ce1">
            <text:p>1.582018533</text:p>
          </table:table-cell>
          <table:table-cell office:value-type="float" office:value="1.6343166666666666" table:style-name="ce1">
            <text:p>1.634316667</text:p>
          </table:table-cell>
          <table:table-cell office:value-type="float" office:value="1.7977483333333333" table:style-name="ce1">
            <text:p>1.797748333</text:p>
          </table:table-cell>
          <table:table-cell office:value-type="float" office:value="1.9284936666666663" table:style-name="ce1">
            <text:p>1.928493667</text:p>
          </table:table-cell>
          <table:table-cell office:value-type="float" office:value="1.9611799999999999" table:style-name="ce1">
            <text:p>1.96118</text:p>
          </table:table-cell>
          <table:table-cell office:value-type="float" office:value="1.9121504999999999" table:style-name="ce1">
            <text:p>1.9121505</text:p>
          </table:table-cell>
          <table:table-cell office:value-type="float" office:value="1.7160324999999998" table:style-name="ce1">
            <text:p>1.7160325</text:p>
          </table:table-cell>
          <table:table-cell office:value-type="float" office:value="1.470885" table:style-name="ce1">
            <text:p>1.470885</text:p>
          </table:table-cell>
          <table:table-cell office:value-type="float" office:value="1.2584238333333333" table:style-name="ce1">
            <text:p>1.258423833</text:p>
          </table:table-cell>
          <table:table-cell table:number-columns-repeated="1635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.2353302500000001" table:formula="of:=0.5775*[.U35]" table:style-name="ce1">
            <text:p>1.23533025</text:p>
          </table:table-cell>
          <table:table-cell office:value-type="float" office:value="1.2157218333333333" table:style-name="ce1">
            <text:p>1.215721833</text:p>
          </table:table-cell>
          <table:table-cell office:value-type="float" office:value="1.1765050000000001" table:style-name="ce1">
            <text:p>1.176505</text:p>
          </table:table-cell>
          <table:table-cell office:value-type="float" office:value="1.1372881666666665" table:style-name="ce1">
            <text:p>1.137288167</text:p>
          </table:table-cell>
          <table:table-cell office:value-type="float" office:value="1.1568965833333336" table:style-name="ce1">
            <text:p>1.156896583</text:p>
          </table:table-cell>
          <table:table-cell office:value-type="float" office:value="1.2745470833333332" table:style-name="ce1">
            <text:p>1.274547083</text:p>
          </table:table-cell>
          <table:table-cell office:value-type="float" office:value="1.4118060000000001" table:style-name="ce1">
            <text:p>1.411806</text:p>
          </table:table-cell>
          <table:table-cell office:value-type="float" office:value="1.6667154166666667" table:style-name="ce1">
            <text:p>1.666715417</text:p>
          </table:table-cell>
          <table:table-cell office:value-type="float" office:value="1.8627995833333333" table:style-name="ce1">
            <text:p>1.862799583</text:p>
          </table:table-cell>
          <table:table-cell office:value-type="float" office:value="1.94123325" table:style-name="ce1">
            <text:p>1.94123325</text:p>
          </table:table-cell>
          <table:table-cell office:value-type="float" office:value="1.9608416666666666" table:style-name="ce1">
            <text:p>1.960841667</text:p>
          </table:table-cell>
          <table:table-cell office:value-type="float" office:value="1.94123325" table:style-name="ce1">
            <text:p>1.94123325</text:p>
          </table:table-cell>
          <table:table-cell office:value-type="float" office:value="1.8235827500000001" table:style-name="ce1">
            <text:p>1.82358275</text:p>
          </table:table-cell>
          <table:table-cell office:value-type="float" office:value="1.8039743333333333" table:style-name="ce1">
            <text:p>1.803974333</text:p>
          </table:table-cell>
          <table:table-cell office:value-type="float" office:value="1.7647575" table:style-name="ce1">
            <text:p>1.7647575</text:p>
          </table:table-cell>
          <table:table-cell office:value-type="float" office:value="1.7255406666666666" table:style-name="ce1">
            <text:p>1.725540667</text:p>
          </table:table-cell>
          <table:table-cell office:value-type="float" office:value="1.7825833333333334" table:style-name="ce1">
            <text:p>1.782583333</text:p>
          </table:table-cell>
          <table:table-cell office:value-type="float" office:value="1.9608416666666666" table:style-name="ce1">
            <text:p>1.960841667</text:p>
          </table:table-cell>
          <table:table-cell office:value-type="float" office:value="2.1034483333333331" table:style-name="ce1">
            <text:p>2.103448333</text:p>
          </table:table-cell>
          <table:table-cell office:value-type="float" office:value="2.1391" table:style-name="ce1">
            <text:p>2.1391</text:p>
          </table:table-cell>
          <table:table-cell office:value-type="float" office:value="2.0856224999999999" table:style-name="ce1">
            <text:p>2.0856225</text:p>
          </table:table-cell>
          <table:table-cell office:value-type="float" office:value="1.8717125000000001" table:style-name="ce1">
            <text:p>1.8717125</text:p>
          </table:table-cell>
          <table:table-cell office:value-type="float" office:value="1.604325" table:style-name="ce1">
            <text:p>1.604325</text:p>
          </table:table-cell>
          <table:table-cell office:value-type="float" office:value="1.3725891666666667" table:style-name="ce1">
            <text:p>1.372589167</text:p>
          </table:table-cell>
          <table:table-cell table:number-columns-repeated="1635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.4008937250000002" table:formula="of:=0.5775*[.U36]" table:style-name="ce1">
            <text:p>1.400893725</text:p>
          </table:table-cell>
          <table:table-cell office:value-type="float" office:value="1.3786573166666667" table:style-name="ce1">
            <text:p>1.378657317</text:p>
          </table:table-cell>
          <table:table-cell office:value-type="float" office:value="1.3341845000000001" table:style-name="ce1">
            <text:p>1.3341845</text:p>
          </table:table-cell>
          <table:table-cell office:value-type="float" office:value="1.2897116833333333" table:style-name="ce1">
            <text:p>1.289711683</text:p>
          </table:table-cell>
          <table:table-cell office:value-type="float" office:value="1.3119480916666668" table:style-name="ce1">
            <text:p>1.311948092</text:p>
          </table:table-cell>
          <table:table-cell office:value-type="float" office:value="1.4453665416666668" table:style-name="ce1">
            <text:p>1.445366542</text:p>
          </table:table-cell>
          <table:table-cell office:value-type="float" office:value="1.6010214" table:style-name="ce1">
            <text:p>1.6010214</text:p>
          </table:table-cell>
          <table:table-cell office:value-type="float" office:value="1.8900947083333335" table:style-name="ce1">
            <text:p>1.890094708</text:p>
          </table:table-cell>
          <table:table-cell office:value-type="float" office:value="2.1124587916666666" table:style-name="ce1">
            <text:p>2.112458792</text:p>
          </table:table-cell>
          <table:table-cell office:value-type="float" office:value="2.2014044250000002" table:style-name="ce1">
            <text:p>2.201404425</text:p>
          </table:table-cell>
          <table:table-cell office:value-type="float" office:value="2.2236408333333335" table:style-name="ce1">
            <text:p>2.223640833</text:p>
          </table:table-cell>
          <table:table-cell office:value-type="float" office:value="2.2014044250000002" table:style-name="ce1">
            <text:p>2.201404425</text:p>
          </table:table-cell>
          <table:table-cell office:value-type="float" office:value="2.067985975" table:style-name="ce1">
            <text:p>2.067985975</text:p>
          </table:table-cell>
          <table:table-cell office:value-type="float" office:value="2.0457495666666667" table:style-name="ce1">
            <text:p>2.045749567</text:p>
          </table:table-cell>
          <table:table-cell office:value-type="float" office:value="2.0012767500000002" table:style-name="ce1">
            <text:p>2.00127675</text:p>
          </table:table-cell>
          <table:table-cell office:value-type="float" office:value="1.9568039333333334" table:style-name="ce1">
            <text:p>1.956803933</text:p>
          </table:table-cell>
          <table:table-cell office:value-type="float" office:value="2.0214916666666669" table:style-name="ce1">
            <text:p>2.021491667</text:p>
          </table:table-cell>
          <table:table-cell office:value-type="float" office:value="2.2236408333333335" table:style-name="ce1">
            <text:p>2.223640833</text:p>
          </table:table-cell>
          <table:table-cell office:value-type="float" office:value="2.3853601666666662" table:style-name="ce1">
            <text:p>2.385360167</text:p>
          </table:table-cell>
          <table:table-cell office:value-type="float" office:value="2.4257900000000001" table:style-name="ce1">
            <text:p>2.42579</text:p>
          </table:table-cell>
          <table:table-cell office:value-type="float" office:value="2.3651452499999999" table:style-name="ce1">
            <text:p>2.36514525</text:p>
          </table:table-cell>
          <table:table-cell office:value-type="float" office:value="2.1225662500000002" table:style-name="ce1">
            <text:p>2.12256625</text:p>
          </table:table-cell>
          <table:table-cell office:value-type="float" office:value="1.8193425000000001" table:style-name="ce1">
            <text:p>1.8193425</text:p>
          </table:table-cell>
          <table:table-cell office:value-type="float" office:value="1.5565485833333335" table:style-name="ce1">
            <text:p>1.556548583</text:p>
          </table:table-cell>
          <table:table-cell table:number-columns-repeated="1635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0.78475320000000004" table:formula="of:=0.5775*[.U37]" table:style-name="ce1">
            <text:p>0.7847532</text:p>
          </table:table-cell>
          <table:table-cell office:value-type="float" office:value="0.77229680000000012" table:style-name="ce1">
            <text:p>0.7722968</text:p>
          </table:table-cell>
          <table:table-cell office:value-type="float" office:value="0.74738400000000016" table:style-name="ce1">
            <text:p>0.747384</text:p>
          </table:table-cell>
          <table:table-cell office:value-type="float" office:value="0.72247119999999998" table:style-name="ce1">
            <text:p>0.7224712</text:p>
          </table:table-cell>
          <table:table-cell office:value-type="float" office:value="0.73492760000000013" table:style-name="ce1">
            <text:p>0.7349276</text:p>
          </table:table-cell>
          <table:table-cell office:value-type="float" office:value="0.809666" table:style-name="ce1">
            <text:p>0.809666</text:p>
          </table:table-cell>
          <table:table-cell office:value-type="float" office:value="0.89686080000000012" table:style-name="ce1">
            <text:p>0.8968608</text:p>
          </table:table-cell>
          <table:table-cell office:value-type="float" office:value="1.058794" table:style-name="ce1">
            <text:p>1.058794</text:p>
          </table:table-cell>
          <table:table-cell office:value-type="float" office:value="1.1833580000000001" table:style-name="ce1">
            <text:p>1.183358</text:p>
          </table:table-cell>
          <table:table-cell office:value-type="float" office:value="1.2331836" table:style-name="ce1">
            <text:p>1.2331836</text:p>
          </table:table-cell>
          <table:table-cell office:value-type="float" office:value="1.2456400000000001" table:style-name="ce1">
            <text:p>1.24564</text:p>
          </table:table-cell>
          <table:table-cell office:value-type="float" office:value="1.2331836" table:style-name="ce1">
            <text:p>1.2331836</text:p>
          </table:table-cell>
          <table:table-cell office:value-type="float" office:value="1.1584452000000001" table:style-name="ce1">
            <text:p>1.1584452</text:p>
          </table:table-cell>
          <table:table-cell office:value-type="float" office:value="1.1459888" table:style-name="ce1">
            <text:p>1.1459888</text:p>
          </table:table-cell>
          <table:table-cell office:value-type="float" office:value="1.121076" table:style-name="ce1">
            <text:p>1.121076</text:p>
          </table:table-cell>
          <table:table-cell office:value-type="float" office:value="1.0961632000000001" table:style-name="ce1">
            <text:p>1.0961632</text:p>
          </table:table-cell>
          <table:table-cell office:value-type="float" office:value="1.1324000000000001" table:style-name="ce1">
            <text:p>1.1324</text:p>
          </table:table-cell>
          <table:table-cell office:value-type="float" office:value="1.2456400000000001" table:style-name="ce1">
            <text:p>1.24564</text:p>
          </table:table-cell>
          <table:table-cell office:value-type="float" office:value="1.3362319999999999" table:style-name="ce1">
            <text:p>1.336232</text:p>
          </table:table-cell>
          <table:table-cell office:value-type="float" office:value="1.3588800000000001" table:style-name="ce1">
            <text:p>1.35888</text:p>
          </table:table-cell>
          <table:table-cell office:value-type="float" office:value="1.324908" table:style-name="ce1">
            <text:p>1.324908</text:p>
          </table:table-cell>
          <table:table-cell office:value-type="float" office:value="1.1890200000000002" table:style-name="ce1">
            <text:p>1.18902</text:p>
          </table:table-cell>
          <table:table-cell office:value-type="float" office:value="1.0191600000000001" table:style-name="ce1">
            <text:p>1.01916</text:p>
          </table:table-cell>
          <table:table-cell office:value-type="float" office:value="0.87194800000000017" table:style-name="ce1">
            <text:p>0.871948</text:p>
          </table:table-cell>
          <table:table-cell table:number-columns-repeated="1635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0.79462845000000015" table:formula="of:=0.5775*[.U38]" table:style-name="ce1">
            <text:p>0.79462845</text:p>
          </table:table-cell>
          <table:table-cell office:value-type="float" office:value="0.78201530000000019" table:style-name="ce1">
            <text:p>0.7820153</text:p>
          </table:table-cell>
          <table:table-cell office:value-type="float" office:value="0.75678900000000016" table:style-name="ce1">
            <text:p>0.756789</text:p>
          </table:table-cell>
          <table:table-cell office:value-type="float" office:value="0.73156270000000001" table:style-name="ce1">
            <text:p>0.7315627</text:p>
          </table:table-cell>
          <table:table-cell office:value-type="float" office:value="0.74417585000000019" table:style-name="ce1">
            <text:p>0.74417585</text:p>
          </table:table-cell>
          <table:table-cell office:value-type="float" office:value="0.81985475000000008" table:style-name="ce1">
            <text:p>0.81985475</text:p>
          </table:table-cell>
          <table:table-cell office:value-type="float" office:value="0.90814680000000014" table:style-name="ce1">
            <text:p>0.9081468</text:p>
          </table:table-cell>
          <table:table-cell office:value-type="float" office:value="1.0721177500000001" table:style-name="ce1">
            <text:p>1.07211775</text:p>
          </table:table-cell>
          <table:table-cell office:value-type="float" office:value="1.1982492500000002" table:style-name="ce1">
            <text:p>1.19824925</text:p>
          </table:table-cell>
          <table:table-cell office:value-type="float" office:value="1.2487018500000002" table:style-name="ce1">
            <text:p>1.24870185</text:p>
          </table:table-cell>
          <table:table-cell office:value-type="float" office:value="1.2613150000000002" table:style-name="ce1">
            <text:p>1.261315</text:p>
          </table:table-cell>
          <table:table-cell office:value-type="float" office:value="1.2487018500000002" table:style-name="ce1">
            <text:p>1.24870185</text:p>
          </table:table-cell>
          <table:table-cell office:value-type="float" office:value="1.1730229500000002" table:style-name="ce1">
            <text:p>1.17302295</text:p>
          </table:table-cell>
          <table:table-cell office:value-type="float" office:value="1.1604098000000003" table:style-name="ce1">
            <text:p>1.1604098</text:p>
          </table:table-cell>
          <table:table-cell office:value-type="float" office:value="1.1351835000000001" table:style-name="ce1">
            <text:p>1.1351835</text:p>
          </table:table-cell>
          <table:table-cell office:value-type="float" office:value="1.1099572000000002" table:style-name="ce1">
            <text:p>1.1099572</text:p>
          </table:table-cell>
          <table:table-cell office:value-type="float" office:value="1.1466500000000002" table:style-name="ce1">
            <text:p>1.14665</text:p>
          </table:table-cell>
          <table:table-cell office:value-type="float" office:value="1.2613150000000002" table:style-name="ce1">
            <text:p>1.261315</text:p>
          </table:table-cell>
          <table:table-cell office:value-type="float" office:value="1.3530469999999999" table:style-name="ce1">
            <text:p>1.353047</text:p>
          </table:table-cell>
          <table:table-cell office:value-type="float" office:value="1.3759800000000002" table:style-name="ce1">
            <text:p>1.37598</text:p>
          </table:table-cell>
          <table:table-cell office:value-type="float" office:value="1.3415805000000001" table:style-name="ce1">
            <text:p>1.3415805</text:p>
          </table:table-cell>
          <table:table-cell office:value-type="float" office:value="1.2039825000000002" table:style-name="ce1">
            <text:p>1.2039825</text:p>
          </table:table-cell>
          <table:table-cell office:value-type="float" office:value="1.0319850000000002" table:style-name="ce1">
            <text:p>1.031985</text:p>
          </table:table-cell>
          <table:table-cell office:value-type="float" office:value="0.88292050000000022" table:style-name="ce1">
            <text:p>0.8829205</text:p>
          </table:table-cell>
          <table:table-cell table:number-columns-repeated="1635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0.9778692000000001" table:formula="of:=0.5775*[.U39]" table:style-name="ce1">
            <text:p>0.9778692</text:p>
          </table:table-cell>
          <table:table-cell office:value-type="float" office:value="0.96234746666666682" table:style-name="ce1">
            <text:p>0.962347467</text:p>
          </table:table-cell>
          <table:table-cell office:value-type="float" office:value="0.93130400000000013" table:style-name="ce1">
            <text:p>0.931304</text:p>
          </table:table-cell>
          <table:table-cell office:value-type="float" office:value="0.90026053333333333" table:style-name="ce1">
            <text:p>0.900260533</text:p>
          </table:table-cell>
          <table:table-cell office:value-type="float" office:value="0.91578226666666684" table:style-name="ce1">
            <text:p>0.915782267</text:p>
          </table:table-cell>
          <table:table-cell office:value-type="float" office:value="1.0089126666666668" table:style-name="ce1">
            <text:p>1.008912667</text:p>
          </table:table-cell>
          <table:table-cell office:value-type="float" office:value="1.1175648" table:style-name="ce1">
            <text:p>1.1175648</text:p>
          </table:table-cell>
          <table:table-cell office:value-type="float" office:value="1.3193473333333334" table:style-name="ce1">
            <text:p>1.319347333</text:p>
          </table:table-cell>
          <table:table-cell office:value-type="float" office:value="1.4745646666666667" table:style-name="ce1">
            <text:p>1.474564667</text:p>
          </table:table-cell>
          <table:table-cell office:value-type="float" office:value="1.5366516000000001" table:style-name="ce1">
            <text:p>1.5366516</text:p>
          </table:table-cell>
          <table:table-cell office:value-type="float" office:value="1.5521733333333334" table:style-name="ce1">
            <text:p>1.552173333</text:p>
          </table:table-cell>
          <table:table-cell office:value-type="float" office:value="1.5366516000000001" table:style-name="ce1">
            <text:p>1.5366516</text:p>
          </table:table-cell>
          <table:table-cell office:value-type="float" office:value="1.4435212000000002" table:style-name="ce1">
            <text:p>1.4435212</text:p>
          </table:table-cell>
          <table:table-cell office:value-type="float" office:value="1.4279994666666669" table:style-name="ce1">
            <text:p>1.427999467</text:p>
          </table:table-cell>
          <table:table-cell office:value-type="float" office:value="1.3969560000000001" table:style-name="ce1">
            <text:p>1.396956</text:p>
          </table:table-cell>
          <table:table-cell office:value-type="float" office:value="1.3659125333333333" table:style-name="ce1">
            <text:p>1.365912533</text:p>
          </table:table-cell>
          <table:table-cell office:value-type="float" office:value="1.4110666666666669" table:style-name="ce1">
            <text:p>1.411066667</text:p>
          </table:table-cell>
          <table:table-cell office:value-type="float" office:value="1.5521733333333334" table:style-name="ce1">
            <text:p>1.552173333</text:p>
          </table:table-cell>
          <table:table-cell office:value-type="float" office:value="1.6650586666666665" table:style-name="ce1">
            <text:p>1.665058667</text:p>
          </table:table-cell>
          <table:table-cell office:value-type="float" office:value="1.6932800000000001" table:style-name="ce1">
            <text:p>1.69328</text:p>
          </table:table-cell>
          <table:table-cell office:value-type="float" office:value="1.6509480000000001" table:style-name="ce1">
            <text:p>1.650948</text:p>
          </table:table-cell>
          <table:table-cell office:value-type="float" office:value="1.4816200000000002" table:style-name="ce1">
            <text:p>1.48162</text:p>
          </table:table-cell>
          <table:table-cell office:value-type="float" office:value="1.2699600000000002" table:style-name="ce1">
            <text:p>1.26996</text:p>
          </table:table-cell>
          <table:table-cell office:value-type="float" office:value="1.0865213333333334" table:style-name="ce1">
            <text:p>1.086521333</text:p>
          </table:table-cell>
          <table:table-cell table:number-columns-repeated="1635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0.53890567499999997" table:formula="of:=0.5775*[.U40]" table:style-name="ce1">
            <text:p>0.538905675</text:p>
          </table:table-cell>
          <table:table-cell office:value-type="float" office:value="0.53035161666666664" table:style-name="ce1">
            <text:p>0.530351617</text:p>
          </table:table-cell>
          <table:table-cell office:value-type="float" office:value="0.51324349999999996" table:style-name="ce1">
            <text:p>0.5132435</text:p>
          </table:table-cell>
          <table:table-cell office:value-type="float" office:value="0.49613538333333324" table:style-name="ce1">
            <text:p>0.496135383</text:p>
          </table:table-cell>
          <table:table-cell office:value-type="float" office:value="0.50468944166666674" table:style-name="ce1">
            <text:p>0.504689442</text:p>
          </table:table-cell>
          <table:table-cell office:value-type="float" office:value="0.55601379166666665" table:style-name="ce1">
            <text:p>0.556013792</text:p>
          </table:table-cell>
          <table:table-cell office:value-type="float" office:value="0.6158922" table:style-name="ce1">
            <text:p>0.6158922</text:p>
          </table:table-cell>
          <table:table-cell office:value-type="float" office:value="0.72709495833333326" table:style-name="ce1">
            <text:p>0.727094958</text:p>
          </table:table-cell>
          <table:table-cell office:value-type="float" office:value="0.81263554166666663" table:style-name="ce1">
            <text:p>0.812635542</text:p>
          </table:table-cell>
          <table:table-cell office:value-type="float" office:value="0.84685177499999997" table:style-name="ce1">
            <text:p>0.846851775</text:p>
          </table:table-cell>
          <table:table-cell office:value-type="float" office:value="0.8554058333333332" table:style-name="ce1">
            <text:p>0.855405833</text:p>
          </table:table-cell>
          <table:table-cell office:value-type="float" office:value="0.84685177499999997" table:style-name="ce1">
            <text:p>0.846851775</text:p>
          </table:table-cell>
          <table:table-cell office:value-type="float" office:value="0.79552742499999995" table:style-name="ce1">
            <text:p>0.795527425</text:p>
          </table:table-cell>
          <table:table-cell office:value-type="float" office:value="0.78697336666666662" table:style-name="ce1">
            <text:p>0.786973367</text:p>
          </table:table-cell>
          <table:table-cell office:value-type="float" office:value="0.76986524999999995" table:style-name="ce1">
            <text:p>0.76986525</text:p>
          </table:table-cell>
          <table:table-cell office:value-type="float" office:value="0.75275713333333327" table:style-name="ce1">
            <text:p>0.752757133</text:p>
          </table:table-cell>
          <table:table-cell office:value-type="float" office:value="0.77764166666666668" table:style-name="ce1">
            <text:p>0.777641667</text:p>
          </table:table-cell>
          <table:table-cell office:value-type="float" office:value="0.8554058333333332" table:style-name="ce1">
            <text:p>0.855405833</text:p>
          </table:table-cell>
          <table:table-cell office:value-type="float" office:value="0.91761716666666648" table:style-name="ce1">
            <text:p>0.917617167</text:p>
          </table:table-cell>
          <table:table-cell office:value-type="float" office:value="0.93316999999999994" table:style-name="ce1">
            <text:p>0.93317</text:p>
          </table:table-cell>
          <table:table-cell office:value-type="float" office:value="0.90984074999999998" table:style-name="ce1">
            <text:p>0.90984075</text:p>
          </table:table-cell>
          <table:table-cell office:value-type="float" office:value="0.81652374999999999" table:style-name="ce1">
            <text:p>0.81652375</text:p>
          </table:table-cell>
          <table:table-cell office:value-type="float" office:value="0.69987749999999993" table:style-name="ce1">
            <text:p>0.6998775</text:p>
          </table:table-cell>
          <table:table-cell office:value-type="float" office:value="0.59878408333333333" table:style-name="ce1">
            <text:p>0.598784083</text:p>
          </table:table-cell>
          <table:table-cell table:number-columns-repeated="1635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0.70620165000000001" table:formula="of:=0.5775*[.U41]" table:style-name="ce1">
            <text:p>0.70620165</text:p>
          </table:table-cell>
          <table:table-cell office:value-type="float" office:value="0.69499210000000011" table:style-name="ce1">
            <text:p>0.6949921</text:p>
          </table:table-cell>
          <table:table-cell office:value-type="float" office:value="0.67257300000000009" table:style-name="ce1">
            <text:p>0.672573</text:p>
          </table:table-cell>
          <table:table-cell office:value-type="float" office:value="0.65015389999999995" table:style-name="ce1">
            <text:p>0.6501539</text:p>
          </table:table-cell>
          <table:table-cell office:value-type="float" office:value="0.66136345000000007" table:style-name="ce1">
            <text:p>0.66136345</text:p>
          </table:table-cell>
          <table:table-cell office:value-type="float" office:value="0.72862075000000004" table:style-name="ce1">
            <text:p>0.72862075</text:p>
          </table:table-cell>
          <table:table-cell office:value-type="float" office:value="0.80708760000000013" table:style-name="ce1">
            <text:p>0.8070876</text:p>
          </table:table-cell>
          <table:table-cell office:value-type="float" office:value="0.95281175000000007" table:style-name="ce1">
            <text:p>0.95281175</text:p>
          </table:table-cell>
          <table:table-cell office:value-type="float" office:value="1.0649072500000001" table:style-name="ce1">
            <text:p>1.06490725</text:p>
          </table:table-cell>
          <table:table-cell office:value-type="float" office:value="1.1097454499999999" table:style-name="ce1">
            <text:p>1.10974545</text:p>
          </table:table-cell>
          <table:table-cell office:value-type="float" office:value="1.1209549999999999" table:style-name="ce1">
            <text:p>1.120955</text:p>
          </table:table-cell>
          <table:table-cell office:value-type="float" office:value="1.1097454499999999" table:style-name="ce1">
            <text:p>1.10974545</text:p>
          </table:table-cell>
          <table:table-cell office:value-type="float" office:value="1.0424881500000001" table:style-name="ce1">
            <text:p>1.04248815</text:p>
          </table:table-cell>
          <table:table-cell office:value-type="float" office:value="1.0312786" table:style-name="ce1">
            <text:p>1.0312786</text:p>
          </table:table-cell>
          <table:table-cell office:value-type="float" office:value="1.0088595" table:style-name="ce1">
            <text:p>1.0088595</text:p>
          </table:table-cell>
          <table:table-cell office:value-type="float" office:value="0.9864404" table:style-name="ce1">
            <text:p>0.9864404</text:p>
          </table:table-cell>
          <table:table-cell office:value-type="float" office:value="1.01905" table:style-name="ce1">
            <text:p>1.01905</text:p>
          </table:table-cell>
          <table:table-cell office:value-type="float" office:value="1.1209549999999999" table:style-name="ce1">
            <text:p>1.120955</text:p>
          </table:table-cell>
          <table:table-cell office:value-type="float" office:value="1.2024789999999999" table:style-name="ce1">
            <text:p>1.202479</text:p>
          </table:table-cell>
          <table:table-cell office:value-type="float" office:value="1.2228600000000001" table:style-name="ce1">
            <text:p>1.22286</text:p>
          </table:table-cell>
          <table:table-cell office:value-type="float" office:value="1.1922885000000001" table:style-name="ce1">
            <text:p>1.1922885</text:p>
          </table:table-cell>
          <table:table-cell office:value-type="float" office:value="1.0700025" table:style-name="ce1">
            <text:p>1.0700025</text:p>
          </table:table-cell>
          <table:table-cell office:value-type="float" office:value="0.9171450000000001" table:style-name="ce1">
            <text:p>0.917145</text:p>
          </table:table-cell>
          <table:table-cell office:value-type="float" office:value="0.7846685000000001" table:style-name="ce1">
            <text:p>0.7846685</text:p>
          </table:table-cell>
          <table:table-cell table:number-columns-repeated="1635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0.85429575000000002" table:formula="of:=0.5775*[.U42]" table:style-name="ce1">
            <text:p>0.85429575</text:p>
          </table:table-cell>
          <table:table-cell office:value-type="float" office:value="0.84073550000000008" table:style-name="ce1">
            <text:p>0.8407355</text:p>
          </table:table-cell>
          <table:table-cell office:value-type="float" office:value="0.81361500000000009" table:style-name="ce1">
            <text:p>0.813615</text:p>
          </table:table-cell>
          <table:table-cell office:value-type="float" office:value="0.78649449999999999" table:style-name="ce1">
            <text:p>0.7864945</text:p>
          </table:table-cell>
          <table:table-cell office:value-type="float" office:value="0.80005475000000015" table:style-name="ce1">
            <text:p>0.80005475</text:p>
          </table:table-cell>
          <table:table-cell office:value-type="float" office:value="0.88141625000000001" table:style-name="ce1">
            <text:p>0.88141625</text:p>
          </table:table-cell>
          <table:table-cell office:value-type="float" office:value="0.97633800000000004" table:style-name="ce1">
            <text:p>0.976338</text:p>
          </table:table-cell>
          <table:table-cell office:value-type="float" office:value="1.1526212500000002" table:style-name="ce1">
            <text:p>1.15262125</text:p>
          </table:table-cell>
          <table:table-cell office:value-type="float" office:value="1.28822375" table:style-name="ce1">
            <text:p>1.28822375</text:p>
          </table:table-cell>
          <table:table-cell office:value-type="float" office:value="1.34246475" table:style-name="ce1">
            <text:p>1.34246475</text:p>
          </table:table-cell>
          <table:table-cell office:value-type="float" office:value="1.356025" table:style-name="ce1">
            <text:p>1.356025</text:p>
          </table:table-cell>
          <table:table-cell office:value-type="float" office:value="1.34246475" table:style-name="ce1">
            <text:p>1.34246475</text:p>
          </table:table-cell>
          <table:table-cell office:value-type="float" office:value="1.2611032500000001" table:style-name="ce1">
            <text:p>1.26110325</text:p>
          </table:table-cell>
          <table:table-cell office:value-type="float" office:value="1.2475430000000001" table:style-name="ce1">
            <text:p>1.247543</text:p>
          </table:table-cell>
          <table:table-cell office:value-type="float" office:value="1.2204225" table:style-name="ce1">
            <text:p>1.2204225</text:p>
          </table:table-cell>
          <table:table-cell office:value-type="float" office:value="1.1933020000000001" table:style-name="ce1">
            <text:p>1.193302</text:p>
          </table:table-cell>
          <table:table-cell office:value-type="float" office:value="1.23275" table:style-name="ce1">
            <text:p>1.23275</text:p>
          </table:table-cell>
          <table:table-cell office:value-type="float" office:value="1.356025" table:style-name="ce1">
            <text:p>1.356025</text:p>
          </table:table-cell>
          <table:table-cell office:value-type="float" office:value="1.4546449999999997" table:style-name="ce1">
            <text:p>1.454645</text:p>
          </table:table-cell>
          <table:table-cell office:value-type="float" office:value="1.4793000000000001" table:style-name="ce1">
            <text:p>1.4793</text:p>
          </table:table-cell>
          <table:table-cell office:value-type="float" office:value="1.4423174999999999" table:style-name="ce1">
            <text:p>1.4423175</text:p>
          </table:table-cell>
          <table:table-cell office:value-type="float" office:value="1.2943875" table:style-name="ce1">
            <text:p>1.2943875</text:p>
          </table:table-cell>
          <table:table-cell office:value-type="float" office:value="1.109475" table:style-name="ce1">
            <text:p>1.109475</text:p>
          </table:table-cell>
          <table:table-cell office:value-type="float" office:value="0.94921750000000016" table:style-name="ce1">
            <text:p>0.9492175</text:p>
          </table:table-cell>
          <table:table-cell table:number-columns-repeated="1635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0.28048020000000001" table:formula="of:=0.5775*[.U43]" table:style-name="ce1">
            <text:p>0.2804802</text:p>
          </table:table-cell>
          <table:table-cell office:value-type="float" office:value="0.27602813333333337" table:style-name="ce1">
            <text:p>0.276028133</text:p>
          </table:table-cell>
          <table:table-cell office:value-type="float" office:value="0.26712400000000003" table:style-name="ce1">
            <text:p>0.267124</text:p>
          </table:table-cell>
          <table:table-cell office:value-type="float" office:value="0.25821986666666663" table:style-name="ce1">
            <text:p>0.258219867</text:p>
          </table:table-cell>
          <table:table-cell office:value-type="float" office:value="0.26267193333333339" table:style-name="ce1">
            <text:p>0.262671933</text:p>
          </table:table-cell>
          <table:table-cell office:value-type="float" office:value="0.28938433333333335" table:style-name="ce1">
            <text:p>0.289384333</text:p>
          </table:table-cell>
          <table:table-cell office:value-type="float" office:value="0.32054880000000002" table:style-name="ce1">
            <text:p>0.3205488</text:p>
          </table:table-cell>
          <table:table-cell office:value-type="float" office:value="0.37842566666666666" table:style-name="ce1">
            <text:p>0.378425667</text:p>
          </table:table-cell>
          <table:table-cell office:value-type="float" office:value="0.42294633333333337" table:style-name="ce1">
            <text:p>0.422946333</text:p>
          </table:table-cell>
          <table:table-cell office:value-type="float" office:value="0.4407546" table:style-name="ce1">
            <text:p>0.4407546</text:p>
          </table:table-cell>
          <table:table-cell office:value-type="float" office:value="0.44520666666666664" table:style-name="ce1">
            <text:p>0.445206667</text:p>
          </table:table-cell>
          <table:table-cell office:value-type="float" office:value="0.4407546" table:style-name="ce1">
            <text:p>0.4407546</text:p>
          </table:table-cell>
          <table:table-cell office:value-type="float" office:value="0.41404220000000003" table:style-name="ce1">
            <text:p>0.4140422</text:p>
          </table:table-cell>
          <table:table-cell office:value-type="float" office:value="0.40959013333333338" table:style-name="ce1">
            <text:p>0.409590133</text:p>
          </table:table-cell>
          <table:table-cell office:value-type="float" office:value="0.40068599999999999" table:style-name="ce1">
            <text:p>0.400686</text:p>
          </table:table-cell>
          <table:table-cell office:value-type="float" office:value="0.39178186666666664" table:style-name="ce1">
            <text:p>0.391781867</text:p>
          </table:table-cell>
          <table:table-cell office:value-type="float" office:value="0.40473333333333333" table:style-name="ce1">
            <text:p>0.404733333</text:p>
          </table:table-cell>
          <table:table-cell office:value-type="float" office:value="0.44520666666666664" table:style-name="ce1">
            <text:p>0.445206667</text:p>
          </table:table-cell>
          <table:table-cell office:value-type="float" office:value="0.47758533333333325" table:style-name="ce1">
            <text:p>0.477585333</text:p>
          </table:table-cell>
          <table:table-cell office:value-type="float" office:value="0.48568" table:style-name="ce1">
            <text:p>0.48568</text:p>
          </table:table-cell>
          <table:table-cell office:value-type="float" office:value="0.47353800000000001" table:style-name="ce1">
            <text:p>0.473538</text:p>
          </table:table-cell>
          <table:table-cell office:value-type="float" office:value="0.42497000000000001" table:style-name="ce1">
            <text:p>0.42497</text:p>
          </table:table-cell>
          <table:table-cell office:value-type="float" office:value="0.36426000000000003" table:style-name="ce1">
            <text:p>0.36426</text:p>
          </table:table-cell>
          <table:table-cell office:value-type="float" office:value="0.31164466666666668" table:style-name="ce1">
            <text:p>0.311644667</text:p>
          </table:table-cell>
          <table:table-cell table:number-columns-repeated="1635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0.42478589999999999" table:formula="of:=0.5775*[.U44]" table:style-name="ce1">
            <text:p>0.4247859</text:p>
          </table:table-cell>
          <table:table-cell office:value-type="float" office:value="0.41804326666666669" table:style-name="ce1">
            <text:p>0.418043267</text:p>
          </table:table-cell>
          <table:table-cell office:value-type="float" office:value="0.40455800000000003" table:style-name="ce1">
            <text:p>0.404558</text:p>
          </table:table-cell>
          <table:table-cell office:value-type="float" office:value="0.39107273333333331" table:style-name="ce1">
            <text:p>0.391072733</text:p>
          </table:table-cell>
          <table:table-cell office:value-type="float" office:value="0.39781536666666673" table:style-name="ce1">
            <text:p>0.397815367</text:p>
          </table:table-cell>
          <table:table-cell office:value-type="float" office:value="0.43827116666666666" table:style-name="ce1">
            <text:p>0.438271167</text:p>
          </table:table-cell>
          <table:table-cell office:value-type="float" office:value="0.4854696" table:style-name="ce1">
            <text:p>0.4854696</text:p>
          </table:table-cell>
          <table:table-cell office:value-type="float" office:value="0.57312383333333328" table:style-name="ce1">
            <text:p>0.573123833</text:p>
          </table:table-cell>
          <table:table-cell office:value-type="float" office:value="0.64055016666666664" table:style-name="ce1">
            <text:p>0.640550167</text:p>
          </table:table-cell>
          <table:table-cell office:value-type="float" office:value="0.66752069999999997" table:style-name="ce1">
            <text:p>0.6675207</text:p>
          </table:table-cell>
          <table:table-cell office:value-type="float" office:value="0.67426333333333333" table:style-name="ce1">
            <text:p>0.674263333</text:p>
          </table:table-cell>
          <table:table-cell office:value-type="float" office:value="0.66752069999999997" table:style-name="ce1">
            <text:p>0.6675207</text:p>
          </table:table-cell>
          <table:table-cell office:value-type="float" office:value="0.62706490000000004" table:style-name="ce1">
            <text:p>0.6270649</text:p>
          </table:table-cell>
          <table:table-cell office:value-type="float" office:value="0.62032226666666668" table:style-name="ce1">
            <text:p>0.620322267</text:p>
          </table:table-cell>
          <table:table-cell office:value-type="float" office:value="0.60683699999999996" table:style-name="ce1">
            <text:p>0.606837</text:p>
          </table:table-cell>
          <table:table-cell office:value-type="float" office:value="0.59335173333333335" table:style-name="ce1">
            <text:p>0.593351733</text:p>
          </table:table-cell>
          <table:table-cell office:value-type="float" office:value="0.61296666666666666" table:style-name="ce1">
            <text:p>0.612966667</text:p>
          </table:table-cell>
          <table:table-cell office:value-type="float" office:value="0.67426333333333333" table:style-name="ce1">
            <text:p>0.674263333</text:p>
          </table:table-cell>
          <table:table-cell office:value-type="float" office:value="0.72330066666666659" table:style-name="ce1">
            <text:p>0.723300667</text:p>
          </table:table-cell>
          <table:table-cell office:value-type="float" office:value="0.73555999999999999" table:style-name="ce1">
            <text:p>0.73556</text:p>
          </table:table-cell>
          <table:table-cell office:value-type="float" office:value="0.717171" table:style-name="ce1">
            <text:p>0.717171</text:p>
          </table:table-cell>
          <table:table-cell office:value-type="float" office:value="0.64361500000000005" table:style-name="ce1">
            <text:p>0.643615</text:p>
          </table:table-cell>
          <table:table-cell office:value-type="float" office:value="0.55166999999999999" table:style-name="ce1">
            <text:p>0.55167</text:p>
          </table:table-cell>
          <table:table-cell office:value-type="float" office:value="0.47198433333333334" table:style-name="ce1">
            <text:p>0.471984333</text:p>
          </table:table-cell>
          <table:table-cell table:number-columns-repeated="1635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.2347238750000002" table:formula="of:=0.5775*[.U45]" table:style-name="ce1">
            <text:p>1.234723875</text:p>
          </table:table-cell>
          <table:table-cell office:value-type="float" office:value="1.2151250833333336" table:style-name="ce1">
            <text:p>1.215125083</text:p>
          </table:table-cell>
          <table:table-cell office:value-type="float" office:value="1.1759275000000002" table:style-name="ce1">
            <text:p>1.1759275</text:p>
          </table:table-cell>
          <table:table-cell office:value-type="float" office:value="1.1367299166666667" table:style-name="ce1">
            <text:p>1.136729917</text:p>
          </table:table-cell>
          <table:table-cell office:value-type="float" office:value="1.1563287083333336" table:style-name="ce1">
            <text:p>1.156328708</text:p>
          </table:table-cell>
          <table:table-cell office:value-type="float" office:value="1.2739214583333334" table:style-name="ce1">
            <text:p>1.273921458</text:p>
          </table:table-cell>
          <table:table-cell office:value-type="float" office:value="1.4111130000000003" table:style-name="ce1">
            <text:p>1.411113</text:p>
          </table:table-cell>
          <table:table-cell office:value-type="float" office:value="1.6658972916666668" table:style-name="ce1">
            <text:p>1.665897292</text:p>
          </table:table-cell>
          <table:table-cell office:value-type="float" office:value="1.8618852083333335" table:style-name="ce1">
            <text:p>1.861885208</text:p>
          </table:table-cell>
          <table:table-cell office:value-type="float" office:value="1.9402803750000002" table:style-name="ce1">
            <text:p>1.940280375</text:p>
          </table:table-cell>
          <table:table-cell office:value-type="float" office:value="1.9598791666666668" table:style-name="ce1">
            <text:p>1.959879167</text:p>
          </table:table-cell>
          <table:table-cell office:value-type="float" office:value="1.9402803750000002" table:style-name="ce1">
            <text:p>1.940280375</text:p>
          </table:table-cell>
          <table:table-cell office:value-type="float" office:value="1.8226876250000004" table:style-name="ce1">
            <text:p>1.822687625</text:p>
          </table:table-cell>
          <table:table-cell office:value-type="float" office:value="1.8030888333333337" table:style-name="ce1">
            <text:p>1.803088833</text:p>
          </table:table-cell>
          <table:table-cell office:value-type="float" office:value="1.7638912500000001" table:style-name="ce1">
            <text:p>1.76389125</text:p>
          </table:table-cell>
          <table:table-cell office:value-type="float" office:value="1.7246936666666668" table:style-name="ce1">
            <text:p>1.724693667</text:p>
          </table:table-cell>
          <table:table-cell office:value-type="float" office:value="1.7817083333333337" table:style-name="ce1">
            <text:p>1.781708333</text:p>
          </table:table-cell>
          <table:table-cell office:value-type="float" office:value="1.9598791666666668" table:style-name="ce1">
            <text:p>1.959879167</text:p>
          </table:table-cell>
          <table:table-cell office:value-type="float" office:value="2.1024158333333332" table:style-name="ce1">
            <text:p>2.102415833</text:p>
          </table:table-cell>
          <table:table-cell office:value-type="float" office:value="2.1380500000000002" table:style-name="ce1">
            <text:p>2.13805</text:p>
          </table:table-cell>
          <table:table-cell office:value-type="float" office:value="2.0845987500000001" table:style-name="ce1">
            <text:p>2.08459875</text:p>
          </table:table-cell>
          <table:table-cell office:value-type="float" office:value="1.8707937500000003" table:style-name="ce1">
            <text:p>1.87079375</text:p>
          </table:table-cell>
          <table:table-cell office:value-type="float" office:value="1.6035375000000003" table:style-name="ce1">
            <text:p>1.6035375</text:p>
          </table:table-cell>
          <table:table-cell office:value-type="float" office:value="1.3719154166666669" table:style-name="ce1">
            <text:p>1.371915417</text:p>
          </table:table-cell>
          <table:table-cell table:number-columns-repeated="1635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8.9397000000000004E-2" table:formula="of:=0.5775*[.U46]" table:style-name="ce1">
            <text:p>0.089397</text:p>
          </table:table-cell>
          <table:table-cell office:value-type="float" office:value="8.7978000000000001E-2" table:style-name="ce1">
            <text:p>0.087978</text:p>
          </table:table-cell>
          <table:table-cell office:value-type="float" office:value="8.5140000000000007E-2" table:style-name="ce1">
            <text:p>0.08514</text:p>
          </table:table-cell>
          <table:table-cell office:value-type="float" office:value="8.2301999999999986E-2" table:style-name="ce1">
            <text:p>0.082302</text:p>
          </table:table-cell>
          <table:table-cell office:value-type="float" office:value="8.3721000000000004E-2" table:style-name="ce1">
            <text:p>0.083721</text:p>
          </table:table-cell>
          <table:table-cell office:value-type="float" office:value="9.2234999999999998E-2" table:style-name="ce1">
            <text:p>0.092235</text:p>
          </table:table-cell>
          <table:table-cell office:value-type="float" office:value="0.10216799999999999" table:style-name="ce1">
            <text:p>0.102168</text:p>
          </table:table-cell>
          <table:table-cell office:value-type="float" office:value="0.120615" table:style-name="ce1">
            <text:p>0.120615</text:p>
          </table:table-cell>
          <table:table-cell office:value-type="float" office:value="0.13480500000000001" table:style-name="ce1">
            <text:p>0.134805</text:p>
          </table:table-cell>
          <table:table-cell office:value-type="float" office:value="0.14048099999999999" table:style-name="ce1">
            <text:p>0.140481</text:p>
          </table:table-cell>
          <table:table-cell office:value-type="float" office:value="0.1419" table:style-name="ce1">
            <text:p>0.1419</text:p>
          </table:table-cell>
          <table:table-cell office:value-type="float" office:value="0.14048099999999999" table:style-name="ce1">
            <text:p>0.140481</text:p>
          </table:table-cell>
          <table:table-cell office:value-type="float" office:value="0.131967" table:style-name="ce1">
            <text:p>0.131967</text:p>
          </table:table-cell>
          <table:table-cell office:value-type="float" office:value="0.130548" table:style-name="ce1">
            <text:p>0.130548</text:p>
          </table:table-cell>
          <table:table-cell office:value-type="float" office:value="0.12770999999999999" table:style-name="ce1">
            <text:p>0.12771</text:p>
          </table:table-cell>
          <table:table-cell office:value-type="float" office:value="0.124872" table:style-name="ce1">
            <text:p>0.124872</text:p>
          </table:table-cell>
          <table:table-cell office:value-type="float" office:value="0.129" table:style-name="ce1">
            <text:p>0.129</text:p>
          </table:table-cell>
          <table:table-cell office:value-type="float" office:value="0.1419" table:style-name="ce1">
            <text:p>0.1419</text:p>
          </table:table-cell>
          <table:table-cell office:value-type="float" office:value="0.15221999999999997" table:style-name="ce1">
            <text:p>0.15222</text:p>
          </table:table-cell>
          <table:table-cell office:value-type="float" office:value="0.15479999999999999" table:style-name="ce1">
            <text:p>0.1548</text:p>
          </table:table-cell>
          <table:table-cell office:value-type="float" office:value="0.15092999999999998" table:style-name="ce1">
            <text:p>0.15093</text:p>
          </table:table-cell>
          <table:table-cell office:value-type="float" office:value="0.13544999999999999" table:style-name="ce1">
            <text:p>0.13545</text:p>
          </table:table-cell>
          <table:table-cell office:value-type="float" office:value="0.11609999999999999" table:style-name="ce1">
            <text:p>0.1161</text:p>
          </table:table-cell>
          <table:table-cell office:value-type="float" office:value="9.9330000000000002E-2" table:style-name="ce1">
            <text:p>0.09933</text:p>
          </table:table-cell>
          <table:table-cell table:number-columns-repeated="1635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0.46489904999999998" table:formula="of:=0.5775*[.U47]" table:style-name="ce1">
            <text:p>0.46489905</text:p>
          </table:table-cell>
          <table:table-cell office:value-type="float" office:value="0.45751969999999997" table:style-name="ce1">
            <text:p>0.4575197</text:p>
          </table:table-cell>
          <table:table-cell office:value-type="float" office:value="0.44276100000000002" table:style-name="ce1">
            <text:p>0.442761</text:p>
          </table:table-cell>
          <table:table-cell office:value-type="float" office:value="0.42800229999999995" table:style-name="ce1">
            <text:p>0.4280023</text:p>
          </table:table-cell>
          <table:table-cell office:value-type="float" office:value="0.43538165000000001" table:style-name="ce1">
            <text:p>0.43538165</text:p>
          </table:table-cell>
          <table:table-cell office:value-type="float" office:value="0.47965774999999999" table:style-name="ce1">
            <text:p>0.47965775</text:p>
          </table:table-cell>
          <table:table-cell office:value-type="float" office:value="0.53131320000000004" table:style-name="ce1">
            <text:p>0.5313132</text:p>
          </table:table-cell>
          <table:table-cell office:value-type="float" office:value="0.62724475000000002" table:style-name="ce1">
            <text:p>0.62724475</text:p>
          </table:table-cell>
          <table:table-cell office:value-type="float" office:value="0.70103824999999997" table:style-name="ce1">
            <text:p>0.70103825</text:p>
          </table:table-cell>
          <table:table-cell office:value-type="float" office:value="0.73055564999999989" table:style-name="ce1">
            <text:p>0.73055565</text:p>
          </table:table-cell>
          <table:table-cell office:value-type="float" office:value="0.7379349999999999" table:style-name="ce1">
            <text:p>0.737935</text:p>
          </table:table-cell>
          <table:table-cell office:value-type="float" office:value="0.73055564999999989" table:style-name="ce1">
            <text:p>0.73055565</text:p>
          </table:table-cell>
          <table:table-cell office:value-type="float" office:value="0.68627954999999996" table:style-name="ce1">
            <text:p>0.68627955</text:p>
          </table:table-cell>
          <table:table-cell office:value-type="float" office:value="0.67890019999999995" table:style-name="ce1">
            <text:p>0.6789002</text:p>
          </table:table-cell>
          <table:table-cell office:value-type="float" office:value="0.66414149999999994" table:style-name="ce1">
            <text:p>0.6641415</text:p>
          </table:table-cell>
          <table:table-cell office:value-type="float" office:value="0.64938279999999993" table:style-name="ce1">
            <text:p>0.6493828</text:p>
          </table:table-cell>
          <table:table-cell office:value-type="float" office:value="0.67084999999999995" table:style-name="ce1">
            <text:p>0.67085</text:p>
          </table:table-cell>
          <table:table-cell office:value-type="float" office:value="0.7379349999999999" table:style-name="ce1">
            <text:p>0.737935</text:p>
          </table:table-cell>
          <table:table-cell office:value-type="float" office:value="0.79160299999999983" table:style-name="ce1">
            <text:p>0.791603</text:p>
          </table:table-cell>
          <table:table-cell office:value-type="float" office:value="0.80501999999999996" table:style-name="ce1">
            <text:p>0.80502</text:p>
          </table:table-cell>
          <table:table-cell office:value-type="float" office:value="0.78489449999999994" table:style-name="ce1">
            <text:p>0.7848945</text:p>
          </table:table-cell>
          <table:table-cell office:value-type="float" office:value="0.70439249999999998" table:style-name="ce1">
            <text:p>0.7043925</text:p>
          </table:table-cell>
          <table:table-cell office:value-type="float" office:value="0.603765" table:style-name="ce1">
            <text:p>0.603765</text:p>
          </table:table-cell>
          <table:table-cell office:value-type="float" office:value="0.51655450000000003" table:style-name="ce1">
            <text:p>0.5165545</text:p>
          </table:table-cell>
          <table:table-cell table:number-columns-repeated="1635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0.88722480000000015" table:formula="of:=0.5775*[.U48]" table:style-name="ce1">
            <text:p>0.8872248</text:p>
          </table:table-cell>
          <table:table-cell office:value-type="float" office:value="0.87314186666666682" table:style-name="ce1">
            <text:p>0.873141867</text:p>
          </table:table-cell>
          <table:table-cell office:value-type="float" office:value="0.84497600000000017" table:style-name="ce1">
            <text:p>0.844976</text:p>
          </table:table-cell>
          <table:table-cell office:value-type="float" office:value="0.8168101333333333" table:style-name="ce1">
            <text:p>0.816810133</text:p>
          </table:table-cell>
          <table:table-cell office:value-type="float" office:value="0.83089306666666685" table:style-name="ce1">
            <text:p>0.830893067</text:p>
          </table:table-cell>
          <table:table-cell office:value-type="float" office:value="0.91539066666666669" table:style-name="ce1">
            <text:p>0.915390667</text:p>
          </table:table-cell>
          <table:table-cell office:value-type="float" office:value="1.0139712000000001" table:style-name="ce1">
            <text:p>1.0139712</text:p>
          </table:table-cell>
          <table:table-cell office:value-type="float" office:value="1.1970493333333334" table:style-name="ce1">
            <text:p>1.197049333</text:p>
          </table:table-cell>
          <table:table-cell office:value-type="float" office:value="1.3378786666666669" table:style-name="ce1">
            <text:p>1.337878667</text:p>
          </table:table-cell>
          <table:table-cell office:value-type="float" office:value="1.3942104000000002" table:style-name="ce1">
            <text:p>1.3942104</text:p>
          </table:table-cell>
          <table:table-cell office:value-type="float" office:value="1.4082933333333334" table:style-name="ce1">
            <text:p>1.408293333</text:p>
          </table:table-cell>
          <table:table-cell office:value-type="float" office:value="1.3942104000000002" table:style-name="ce1">
            <text:p>1.3942104</text:p>
          </table:table-cell>
          <table:table-cell office:value-type="float" office:value="1.3097128000000002" table:style-name="ce1">
            <text:p>1.3097128</text:p>
          </table:table-cell>
          <table:table-cell office:value-type="float" office:value="1.2956298666666668" table:style-name="ce1">
            <text:p>1.295629867</text:p>
          </table:table-cell>
          <table:table-cell office:value-type="float" office:value="1.2674640000000001" table:style-name="ce1">
            <text:p>1.267464</text:p>
          </table:table-cell>
          <table:table-cell office:value-type="float" office:value="1.2392981333333335" table:style-name="ce1">
            <text:p>1.239298133</text:p>
          </table:table-cell>
          <table:table-cell office:value-type="float" office:value="1.2802666666666669" table:style-name="ce1">
            <text:p>1.280266667</text:p>
          </table:table-cell>
          <table:table-cell office:value-type="float" office:value="1.4082933333333334" table:style-name="ce1">
            <text:p>1.408293333</text:p>
          </table:table-cell>
          <table:table-cell office:value-type="float" office:value="1.5107146666666667" table:style-name="ce1">
            <text:p>1.510714667</text:p>
          </table:table-cell>
          <table:table-cell office:value-type="float" office:value="1.5363200000000001" table:style-name="ce1">
            <text:p>1.53632</text:p>
          </table:table-cell>
          <table:table-cell office:value-type="float" office:value="1.4979120000000001" table:style-name="ce1">
            <text:p>1.497912</text:p>
          </table:table-cell>
          <table:table-cell office:value-type="float" office:value="1.3442800000000001" table:style-name="ce1">
            <text:p>1.34428</text:p>
          </table:table-cell>
          <table:table-cell office:value-type="float" office:value="1.1522400000000002" table:style-name="ce1">
            <text:p>1.15224</text:p>
          </table:table-cell>
          <table:table-cell office:value-type="float" office:value="0.98580533333333353" table:style-name="ce1">
            <text:p>0.985805333</text:p>
          </table:table-cell>
          <table:table-cell table:number-columns-repeated="1635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.50304292500000003" table:formula="of:=0.5775*[.U49]" table:style-name="ce1">
            <text:p>0.503042925</text:p>
          </table:table-cell>
          <table:table-cell office:value-type="float" office:value="0.49505811666666671" table:style-name="ce1">
            <text:p>0.495058117</text:p>
          </table:table-cell>
          <table:table-cell office:value-type="float" office:value="0.47908850000000003" table:style-name="ce1">
            <text:p>0.4790885</text:p>
          </table:table-cell>
          <table:table-cell office:value-type="float" office:value="0.46311888333333329" table:style-name="ce1">
            <text:p>0.463118883</text:p>
          </table:table-cell>
          <table:table-cell office:value-type="float" office:value="0.47110369166666671" table:style-name="ce1">
            <text:p>0.471103692</text:p>
          </table:table-cell>
          <table:table-cell office:value-type="float" office:value="0.51901254166666666" table:style-name="ce1">
            <text:p>0.519012542</text:p>
          </table:table-cell>
          <table:table-cell office:value-type="float" office:value="0.57490620000000003" table:style-name="ce1">
            <text:p>0.5749062</text:p>
          </table:table-cell>
          <table:table-cell office:value-type="float" office:value="0.6787087083333333" table:style-name="ce1">
            <text:p>0.678708708</text:p>
          </table:table-cell>
          <table:table-cell office:value-type="float" office:value="0.75855679166666667" table:style-name="ce1">
            <text:p>0.758556792</text:p>
          </table:table-cell>
          <table:table-cell office:value-type="float" office:value="0.79049602499999994" table:style-name="ce1">
            <text:p>0.790496025</text:p>
          </table:table-cell>
          <table:table-cell office:value-type="float" office:value="0.79848083333333331" table:style-name="ce1">
            <text:p>0.798480833</text:p>
          </table:table-cell>
          <table:table-cell office:value-type="float" office:value="0.79049602499999994" table:style-name="ce1">
            <text:p>0.790496025</text:p>
          </table:table-cell>
          <table:table-cell office:value-type="float" office:value="0.74258717500000004" table:style-name="ce1">
            <text:p>0.742587175</text:p>
          </table:table-cell>
          <table:table-cell office:value-type="float" office:value="0.73460236666666667" table:style-name="ce1">
            <text:p>0.734602367</text:p>
          </table:table-cell>
          <table:table-cell office:value-type="float" office:value="0.71863274999999993" table:style-name="ce1">
            <text:p>0.71863275</text:p>
          </table:table-cell>
          <table:table-cell office:value-type="float" office:value="0.7026631333333333" table:style-name="ce1">
            <text:p>0.702663133</text:p>
          </table:table-cell>
          <table:table-cell office:value-type="float" office:value="0.72589166666666671" table:style-name="ce1">
            <text:p>0.725891667</text:p>
          </table:table-cell>
          <table:table-cell office:value-type="float" office:value="0.79848083333333331" table:style-name="ce1">
            <text:p>0.798480833</text:p>
          </table:table-cell>
          <table:table-cell office:value-type="float" office:value="0.85655216666666656" table:style-name="ce1">
            <text:p>0.856552167</text:p>
          </table:table-cell>
          <table:table-cell office:value-type="float" office:value="0.87107000000000001" table:style-name="ce1">
            <text:p>0.87107</text:p>
          </table:table-cell>
          <table:table-cell office:value-type="float" office:value="0.84929325" table:style-name="ce1">
            <text:p>0.84929325</text:p>
          </table:table-cell>
          <table:table-cell office:value-type="float" office:value="0.76218625000000007" table:style-name="ce1">
            <text:p>0.76218625</text:p>
          </table:table-cell>
          <table:table-cell office:value-type="float" office:value="0.65330250000000001" table:style-name="ce1">
            <text:p>0.6533025</text:p>
          </table:table-cell>
          <table:table-cell office:value-type="float" office:value="0.5589365833333334" table:style-name="ce1">
            <text:p>0.558936583</text:p>
          </table:table-cell>
          <table:table-cell table:number-columns-repeated="1635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.2067844249999999" table:formula="of:=0.5775*[.U50]" table:style-name="ce1">
            <text:p>1.206784425</text:p>
          </table:table-cell>
          <table:table-cell office:value-type="float" office:value="1.1876291166666666" table:style-name="ce1">
            <text:p>1.187629117</text:p>
          </table:table-cell>
          <table:table-cell office:value-type="float" office:value="1.1493185000000001" table:style-name="ce1">
            <text:p>1.1493185</text:p>
          </table:table-cell>
          <table:table-cell office:value-type="float" office:value="1.1110078833333332" table:style-name="ce1">
            <text:p>1.111007883</text:p>
          </table:table-cell>
          <table:table-cell office:value-type="float" office:value="1.1301631916666668" table:style-name="ce1">
            <text:p>1.130163192</text:p>
          </table:table-cell>
          <table:table-cell office:value-type="float" office:value="1.2450950416666666" table:style-name="ce1">
            <text:p>1.245095042</text:p>
          </table:table-cell>
          <table:table-cell office:value-type="float" office:value="1.3791822" table:style-name="ce1">
            <text:p>1.3791822</text:p>
          </table:table-cell>
          <table:table-cell office:value-type="float" office:value="1.6282012083333333" table:style-name="ce1">
            <text:p>1.628201208</text:p>
          </table:table-cell>
          <table:table-cell office:value-type="float" office:value="1.8197542916666667" table:style-name="ce1">
            <text:p>1.819754292</text:p>
          </table:table-cell>
          <table:table-cell office:value-type="float" office:value="1.8963755249999998" table:style-name="ce1">
            <text:p>1.896375525</text:p>
          </table:table-cell>
          <table:table-cell office:value-type="float" office:value="1.9155308333333332" table:style-name="ce1">
            <text:p>1.915530833</text:p>
          </table:table-cell>
          <table:table-cell office:value-type="float" office:value="1.8963755249999998" table:style-name="ce1">
            <text:p>1.896375525</text:p>
          </table:table-cell>
          <table:table-cell office:value-type="float" office:value="1.781443675" table:style-name="ce1">
            <text:p>1.781443675</text:p>
          </table:table-cell>
          <table:table-cell office:value-type="float" office:value="1.7622883666666667" table:style-name="ce1">
            <text:p>1.762288367</text:p>
          </table:table-cell>
          <table:table-cell office:value-type="float" office:value="1.7239777499999998" table:style-name="ce1">
            <text:p>1.72397775</text:p>
          </table:table-cell>
          <table:table-cell office:value-type="float" office:value="1.6856671333333333" table:style-name="ce1">
            <text:p>1.685667133</text:p>
          </table:table-cell>
          <table:table-cell office:value-type="float" office:value="1.7413916666666667" table:style-name="ce1">
            <text:p>1.741391667</text:p>
          </table:table-cell>
          <table:table-cell office:value-type="float" office:value="1.9155308333333332" table:style-name="ce1">
            <text:p>1.915530833</text:p>
          </table:table-cell>
          <table:table-cell office:value-type="float" office:value="2.0548421666666661" table:style-name="ce1">
            <text:p>2.054842167</text:p>
          </table:table-cell>
          <table:table-cell office:value-type="float" office:value="2.0896699999999999" table:style-name="ce1">
            <text:p>2.08967</text:p>
          </table:table-cell>
          <table:table-cell office:value-type="float" office:value="2.0374282500000001" table:style-name="ce1">
            <text:p>2.03742825</text:p>
          </table:table-cell>
          <table:table-cell office:value-type="float" office:value="1.8284612499999999" table:style-name="ce1">
            <text:p>1.82846125</text:p>
          </table:table-cell>
          <table:table-cell office:value-type="float" office:value="1.5672524999999999" table:style-name="ce1">
            <text:p>1.5672525</text:p>
          </table:table-cell>
          <table:table-cell office:value-type="float" office:value="1.3408715833333333" table:style-name="ce1">
            <text:p>1.340871583</text:p>
          </table:table-cell>
          <table:table-cell table:number-columns-repeated="1635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0.54182782499999993" table:formula="of:=0.5775*[.U51]" table:style-name="ce1">
            <text:p>0.541827825</text:p>
          </table:table-cell>
          <table:table-cell office:value-type="float" office:value="0.5332273833333333" table:style-name="ce1">
            <text:p>0.533227383</text:p>
          </table:table-cell>
          <table:table-cell office:value-type="float" office:value="0.51602649999999994" table:style-name="ce1">
            <text:p>0.5160265</text:p>
          </table:table-cell>
          <table:table-cell office:value-type="float" office:value="0.49882561666666658" table:style-name="ce1">
            <text:p>0.498825617</text:p>
          </table:table-cell>
          <table:table-cell office:value-type="float" office:value="0.50742605833333332" table:style-name="ce1">
            <text:p>0.507426058</text:p>
          </table:table-cell>
          <table:table-cell office:value-type="float" office:value="0.55902870833333329" table:style-name="ce1">
            <text:p>0.559028708</text:p>
          </table:table-cell>
          <table:table-cell office:value-type="float" office:value="0.6192318" table:style-name="ce1">
            <text:p>0.6192318</text:p>
          </table:table-cell>
          <table:table-cell office:value-type="float" office:value="0.73103754166666657" table:style-name="ce1">
            <text:p>0.731037542</text:p>
          </table:table-cell>
          <table:table-cell office:value-type="float" office:value="0.81704195833333326" table:style-name="ce1">
            <text:p>0.817041958</text:p>
          </table:table-cell>
          <table:table-cell office:value-type="float" office:value="0.85144372499999987" table:style-name="ce1">
            <text:p>0.851443725</text:p>
          </table:table-cell>
          <table:table-cell office:value-type="float" office:value="0.8600441666666665" table:style-name="ce1">
            <text:p>0.860044167</text:p>
          </table:table-cell>
          <table:table-cell office:value-type="float" office:value="0.85144372499999987" table:style-name="ce1">
            <text:p>0.851443725</text:p>
          </table:table-cell>
          <table:table-cell office:value-type="float" office:value="0.7998410749999999" table:style-name="ce1">
            <text:p>0.799841075</text:p>
          </table:table-cell>
          <table:table-cell office:value-type="float" office:value="0.79124063333333328" table:style-name="ce1">
            <text:p>0.791240633</text:p>
          </table:table-cell>
          <table:table-cell office:value-type="float" office:value="0.77403974999999992" table:style-name="ce1">
            <text:p>0.77403975</text:p>
          </table:table-cell>
          <table:table-cell office:value-type="float" office:value="0.75683886666666655" table:style-name="ce1">
            <text:p>0.756838867</text:p>
          </table:table-cell>
          <table:table-cell office:value-type="float" office:value="0.78185833333333332" table:style-name="ce1">
            <text:p>0.781858333</text:p>
          </table:table-cell>
          <table:table-cell office:value-type="float" office:value="0.8600441666666665" table:style-name="ce1">
            <text:p>0.860044167</text:p>
          </table:table-cell>
          <table:table-cell office:value-type="float" office:value="0.92259283333333308" table:style-name="ce1">
            <text:p>0.922592833</text:p>
          </table:table-cell>
          <table:table-cell office:value-type="float" office:value="0.9382299999999999" table:style-name="ce1">
            <text:p>0.93823</text:p>
          </table:table-cell>
          <table:table-cell office:value-type="float" office:value="0.9147742499999999" table:style-name="ce1">
            <text:p>0.91477425</text:p>
          </table:table-cell>
          <table:table-cell office:value-type="float" office:value="0.82095124999999991" table:style-name="ce1">
            <text:p>0.82095125</text:p>
          </table:table-cell>
          <table:table-cell office:value-type="float" office:value="0.70367249999999992" table:style-name="ce1">
            <text:p>0.7036725</text:p>
          </table:table-cell>
          <table:table-cell office:value-type="float" office:value="0.60203091666666664" table:style-name="ce1">
            <text:p>0.602030917</text:p>
          </table:table-cell>
          <table:table-cell table:number-columns-repeated="1635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5.8558500000000006E-2" table:formula="of:=0.5775*[.U52]" table:style-name="ce1">
            <text:p>0.0585585</text:p>
          </table:table-cell>
          <table:table-cell office:value-type="float" office:value="5.7629000000000007E-2" table:style-name="ce1">
            <text:p>0.057629</text:p>
          </table:table-cell>
          <table:table-cell office:value-type="float" office:value="5.5770000000000007E-2" table:style-name="ce1">
            <text:p>0.05577</text:p>
          </table:table-cell>
          <table:table-cell office:value-type="float" office:value="5.3911000000000001E-2" table:style-name="ce1">
            <text:p>0.053911</text:p>
          </table:table-cell>
          <table:table-cell office:value-type="float" office:value="5.4840500000000007E-2" table:style-name="ce1">
            <text:p>0.0548405</text:p>
          </table:table-cell>
          <table:table-cell office:value-type="float" office:value="6.0417499999999999E-2" table:style-name="ce1">
            <text:p>0.0604175</text:p>
          </table:table-cell>
          <table:table-cell office:value-type="float" office:value="6.6924000000000011E-2" table:style-name="ce1">
            <text:p>0.066924</text:p>
          </table:table-cell>
          <table:table-cell office:value-type="float" office:value="7.9007500000000008E-2" table:style-name="ce1">
            <text:p>0.0790075</text:p>
          </table:table-cell>
          <table:table-cell office:value-type="float" office:value="8.8302500000000006E-2" table:style-name="ce1">
            <text:p>0.0883025</text:p>
          </table:table-cell>
          <table:table-cell office:value-type="float" office:value="9.2020500000000005E-2" table:style-name="ce1">
            <text:p>0.0920205</text:p>
          </table:table-cell>
          <table:table-cell office:value-type="float" office:value="9.2950000000000005E-2" table:style-name="ce1">
            <text:p>0.09295</text:p>
          </table:table-cell>
          <table:table-cell office:value-type="float" office:value="9.2020500000000005E-2" table:style-name="ce1">
            <text:p>0.0920205</text:p>
          </table:table-cell>
          <table:table-cell office:value-type="float" office:value="8.6443500000000006E-2" table:style-name="ce1">
            <text:p>0.0864435</text:p>
          </table:table-cell>
          <table:table-cell office:value-type="float" office:value="8.5514000000000007E-2" table:style-name="ce1">
            <text:p>0.085514</text:p>
          </table:table-cell>
          <table:table-cell office:value-type="float" office:value="8.3654999999999993E-2" table:style-name="ce1">
            <text:p>0.083655</text:p>
          </table:table-cell>
          <table:table-cell office:value-type="float" office:value="8.1796000000000008E-2" table:style-name="ce1">
            <text:p>0.081796</text:p>
          </table:table-cell>
          <table:table-cell office:value-type="float" office:value="8.4500000000000006E-2" table:style-name="ce1">
            <text:p>0.0845</text:p>
          </table:table-cell>
          <table:table-cell office:value-type="float" office:value="9.2950000000000005E-2" table:style-name="ce1">
            <text:p>0.09295</text:p>
          </table:table-cell>
          <table:table-cell office:value-type="float" office:value="9.9709999999999993E-2" table:style-name="ce1">
            <text:p>0.09971</text:p>
          </table:table-cell>
          <table:table-cell office:value-type="float" office:value="0.1014" table:style-name="ce1">
            <text:p>0.1014</text:p>
          </table:table-cell>
          <table:table-cell office:value-type="float" office:value="9.8865000000000008E-2" table:style-name="ce1">
            <text:p>0.098865</text:p>
          </table:table-cell>
          <table:table-cell office:value-type="float" office:value="8.8724999999999998E-2" table:style-name="ce1">
            <text:p>0.088725</text:p>
          </table:table-cell>
          <table:table-cell office:value-type="float" office:value="7.6050000000000006E-2" table:style-name="ce1">
            <text:p>0.07605</text:p>
          </table:table-cell>
          <table:table-cell office:value-type="float" office:value="6.5065000000000012E-2" table:style-name="ce1">
            <text:p>0.065065</text:p>
          </table:table-cell>
          <table:table-cell table:number-columns-repeated="1635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0.56122027499999994" table:formula="of:=0.5775*[.U53]" table:style-name="ce1">
            <text:p>0.561220275</text:p>
          </table:table-cell>
          <table:table-cell office:value-type="float" office:value="0.55231201666666663" table:style-name="ce1">
            <text:p>0.552312017</text:p>
          </table:table-cell>
          <table:table-cell office:value-type="float" office:value="0.53449550000000001" table:style-name="ce1">
            <text:p>0.5344955</text:p>
          </table:table-cell>
          <table:table-cell office:value-type="float" office:value="0.51667898333333329" table:style-name="ce1">
            <text:p>0.516678983</text:p>
          </table:table-cell>
          <table:table-cell office:value-type="float" office:value="0.5255872416666667" table:style-name="ce1">
            <text:p>0.525587242</text:p>
          </table:table-cell>
          <table:table-cell office:value-type="float" office:value="0.57903679166666666" table:style-name="ce1">
            <text:p>0.579036792</text:p>
          </table:table-cell>
          <table:table-cell office:value-type="float" office:value="0.64139460000000004" table:style-name="ce1">
            <text:p>0.6413946</text:p>
          </table:table-cell>
          <table:table-cell office:value-type="float" office:value="0.75720195833333326" table:style-name="ce1">
            <text:p>0.757201958</text:p>
          </table:table-cell>
          <table:table-cell office:value-type="float" office:value="0.84628454166666667" table:style-name="ce1">
            <text:p>0.846284542</text:p>
          </table:table-cell>
          <table:table-cell office:value-type="float" office:value="0.8819175749999999" table:style-name="ce1">
            <text:p>0.881917575</text:p>
          </table:table-cell>
          <table:table-cell office:value-type="float" office:value="0.89082583333333321" table:style-name="ce1">
            <text:p>0.890825833</text:p>
          </table:table-cell>
          <table:table-cell office:value-type="float" office:value="0.8819175749999999" table:style-name="ce1">
            <text:p>0.881917575</text:p>
          </table:table-cell>
          <table:table-cell office:value-type="float" office:value="0.82846802499999994" table:style-name="ce1">
            <text:p>0.828468025</text:p>
          </table:table-cell>
          <table:table-cell office:value-type="float" office:value="0.81955976666666663" table:style-name="ce1">
            <text:p>0.819559767</text:p>
          </table:table-cell>
          <table:table-cell office:value-type="float" office:value="0.80174324999999991" table:style-name="ce1">
            <text:p>0.80174325</text:p>
          </table:table-cell>
          <table:table-cell office:value-type="float" office:value="0.78392673333333329" table:style-name="ce1">
            <text:p>0.783926733</text:p>
          </table:table-cell>
          <table:table-cell office:value-type="float" office:value="0.80984166666666668" table:style-name="ce1">
            <text:p>0.809841667</text:p>
          </table:table-cell>
          <table:table-cell office:value-type="float" office:value="0.89082583333333321" table:style-name="ce1">
            <text:p>0.890825833</text:p>
          </table:table-cell>
          <table:table-cell office:value-type="float" office:value="0.95561316666666651" table:style-name="ce1">
            <text:p>0.955613167</text:p>
          </table:table-cell>
          <table:table-cell office:value-type="float" office:value="0.97180999999999995" table:style-name="ce1">
            <text:p>0.97181</text:p>
          </table:table-cell>
          <table:table-cell office:value-type="float" office:value="0.94751474999999996" table:style-name="ce1">
            <text:p>0.94751475</text:p>
          </table:table-cell>
          <table:table-cell office:value-type="float" office:value="0.85033375" table:style-name="ce1">
            <text:p>0.85033375</text:p>
          </table:table-cell>
          <table:table-cell office:value-type="float" office:value="0.72885749999999994" table:style-name="ce1">
            <text:p>0.7288575</text:p>
          </table:table-cell>
          <table:table-cell office:value-type="float" office:value="0.62357808333333331" table:style-name="ce1">
            <text:p>0.623578083</text:p>
          </table:table-cell>
          <table:table-cell table:number-columns-repeated="1635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0.31248525000000005" table:formula="of:=0.5775*[.U54]" table:style-name="ce1">
            <text:p>0.31248525</text:p>
          </table:table-cell>
          <table:table-cell office:value-type="float" office:value="0.30752516666666668" table:style-name="ce1">
            <text:p>0.307525167</text:p>
          </table:table-cell>
          <table:table-cell office:value-type="float" office:value="0.29760500000000006" table:style-name="ce1">
            <text:p>0.297605</text:p>
          </table:table-cell>
          <table:table-cell office:value-type="float" office:value="0.28768483333333333" table:style-name="ce1">
            <text:p>0.287684833</text:p>
          </table:table-cell>
          <table:table-cell office:value-type="float" office:value="0.2926449166666667" table:style-name="ce1">
            <text:p>0.292644917</text:p>
          </table:table-cell>
          <table:table-cell office:value-type="float" office:value="0.32240541666666667" table:style-name="ce1">
            <text:p>0.322405417</text:p>
          </table:table-cell>
          <table:table-cell office:value-type="float" office:value="0.35712600000000005" table:style-name="ce1">
            <text:p>0.357126</text:p>
          </table:table-cell>
          <table:table-cell office:value-type="float" office:value="0.42160708333333335" table:style-name="ce1">
            <text:p>0.421607083</text:p>
          </table:table-cell>
          <table:table-cell office:value-type="float" office:value="0.47120791666666667" table:style-name="ce1">
            <text:p>0.471207917</text:p>
          </table:table-cell>
          <table:table-cell office:value-type="float" office:value="0.49104825000000002" table:style-name="ce1">
            <text:p>0.49104825</text:p>
          </table:table-cell>
          <table:table-cell office:value-type="float" office:value="0.49600833333333333" table:style-name="ce1">
            <text:p>0.496008333</text:p>
          </table:table-cell>
          <table:table-cell office:value-type="float" office:value="0.49104825000000002" table:style-name="ce1">
            <text:p>0.49104825</text:p>
          </table:table-cell>
          <table:table-cell office:value-type="float" office:value="0.46128775000000005" table:style-name="ce1">
            <text:p>0.46128775</text:p>
          </table:table-cell>
          <table:table-cell office:value-type="float" office:value="0.45632766666666669" table:style-name="ce1">
            <text:p>0.456327667</text:p>
          </table:table-cell>
          <table:table-cell office:value-type="float" office:value="0.44640750000000001" table:style-name="ce1">
            <text:p>0.4464075</text:p>
          </table:table-cell>
          <table:table-cell office:value-type="float" office:value="0.43648733333333334" table:style-name="ce1">
            <text:p>0.436487333</text:p>
          </table:table-cell>
          <table:table-cell office:value-type="float" office:value="0.45091666666666669" table:style-name="ce1">
            <text:p>0.450916667</text:p>
          </table:table-cell>
          <table:table-cell office:value-type="float" office:value="0.49600833333333333" table:style-name="ce1">
            <text:p>0.496008333</text:p>
          </table:table-cell>
          <table:table-cell office:value-type="float" office:value="0.53208166666666656" table:style-name="ce1">
            <text:p>0.532081667</text:p>
          </table:table-cell>
          <table:table-cell office:value-type="float" office:value="0.54110000000000003" table:style-name="ce1">
            <text:p>0.5411</text:p>
          </table:table-cell>
          <table:table-cell office:value-type="float" office:value="0.5275725" table:style-name="ce1">
            <text:p>0.5275725</text:p>
          </table:table-cell>
          <table:table-cell office:value-type="float" office:value="0.47346250000000001" table:style-name="ce1">
            <text:p>0.4734625</text:p>
          </table:table-cell>
          <table:table-cell office:value-type="float" office:value="0.40582499999999999" table:style-name="ce1">
            <text:p>0.405825</text:p>
          </table:table-cell>
          <table:table-cell office:value-type="float" office:value="0.34720583333333338" table:style-name="ce1">
            <text:p>0.347205833</text:p>
          </table:table-cell>
          <table:table-cell table:number-columns-repeated="1635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0.10890495" table:formula="of:=0.5775*[.U55]" table:style-name="ce1">
            <text:p>0.10890495</text:p>
          </table:table-cell>
          <table:table-cell office:value-type="float" office:value="0.1071763" table:style-name="ce1">
            <text:p>0.1071763</text:p>
          </table:table-cell>
          <table:table-cell office:value-type="float" office:value="0.10371900000000001" table:style-name="ce1">
            <text:p>0.103719</text:p>
          </table:table-cell>
          <table:table-cell office:value-type="float" office:value="0.1002617" table:style-name="ce1">
            <text:p>0.1002617</text:p>
          </table:table-cell>
          <table:table-cell office:value-type="float" office:value="0.10199035000000001" table:style-name="ce1">
            <text:p>0.10199035</text:p>
          </table:table-cell>
          <table:table-cell office:value-type="float" office:value="0.11236225" table:style-name="ce1">
            <text:p>0.11236225</text:p>
          </table:table-cell>
          <table:table-cell office:value-type="float" office:value="0.1244628" table:style-name="ce1">
            <text:p>0.1244628</text:p>
          </table:table-cell>
          <table:table-cell office:value-type="float" office:value="0.14693524999999999" table:style-name="ce1">
            <text:p>0.14693525</text:p>
          </table:table-cell>
          <table:table-cell office:value-type="float" office:value="0.16422175" table:style-name="ce1">
            <text:p>0.16422175</text:p>
          </table:table-cell>
          <table:table-cell office:value-type="float" office:value="0.17113634999999999" table:style-name="ce1">
            <text:p>0.17113635</text:p>
          </table:table-cell>
          <table:table-cell office:value-type="float" office:value="0.17286499999999999" table:style-name="ce1">
            <text:p>0.172865</text:p>
          </table:table-cell>
          <table:table-cell office:value-type="float" office:value="0.17113634999999999" table:style-name="ce1">
            <text:p>0.17113635</text:p>
          </table:table-cell>
          <table:table-cell office:value-type="float" office:value="0.16076445" table:style-name="ce1">
            <text:p>0.16076445</text:p>
          </table:table-cell>
          <table:table-cell office:value-type="float" office:value="0.1590358" table:style-name="ce1">
            <text:p>0.1590358</text:p>
          </table:table-cell>
          <table:table-cell office:value-type="float" office:value="0.15557849999999998" table:style-name="ce1">
            <text:p>0.1555785</text:p>
          </table:table-cell>
          <table:table-cell office:value-type="float" office:value="0.15212119999999998" table:style-name="ce1">
            <text:p>0.1521212</text:p>
          </table:table-cell>
          <table:table-cell office:value-type="float" office:value="0.15715000000000001" table:style-name="ce1">
            <text:p>0.15715</text:p>
          </table:table-cell>
          <table:table-cell office:value-type="float" office:value="0.17286499999999999" table:style-name="ce1">
            <text:p>0.172865</text:p>
          </table:table-cell>
          <table:table-cell office:value-type="float" office:value="0.18543699999999996" table:style-name="ce1">
            <text:p>0.185437</text:p>
          </table:table-cell>
          <table:table-cell office:value-type="float" office:value="0.18858" table:style-name="ce1">
            <text:p>0.18858</text:p>
          </table:table-cell>
          <table:table-cell office:value-type="float" office:value="0.18386549999999999" table:style-name="ce1">
            <text:p>0.1838655</text:p>
          </table:table-cell>
          <table:table-cell office:value-type="float" office:value="0.1650075" table:style-name="ce1">
            <text:p>0.1650075</text:p>
          </table:table-cell>
          <table:table-cell office:value-type="float" office:value="0.14143500000000001" table:style-name="ce1">
            <text:p>0.141435</text:p>
          </table:table-cell>
          <table:table-cell office:value-type="float" office:value="0.1210055" table:style-name="ce1">
            <text:p>0.1210055</text:p>
          </table:table-cell>
          <table:table-cell table:number-columns-repeated="1635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0.53200455000000002" table:formula="of:=0.5775*[.U56]" table:style-name="ce1">
            <text:p>0.53200455</text:p>
          </table:table-cell>
          <table:table-cell office:value-type="float" office:value="0.52356003333333334" table:style-name="ce1">
            <text:p>0.523560033</text:p>
          </table:table-cell>
          <table:table-cell office:value-type="float" office:value="0.50667100000000009" table:style-name="ce1">
            <text:p>0.506671</text:p>
          </table:table-cell>
          <table:table-cell office:value-type="float" office:value="0.48978196666666662" table:style-name="ce1">
            <text:p>0.489781967</text:p>
          </table:table-cell>
          <table:table-cell office:value-type="float" office:value="0.49822648333333341" table:style-name="ce1">
            <text:p>0.498226483</text:p>
          </table:table-cell>
          <table:table-cell office:value-type="float" office:value="0.54889358333333338" table:style-name="ce1">
            <text:p>0.548893583</text:p>
          </table:table-cell>
          <table:table-cell office:value-type="float" office:value="0.60800520000000002" table:style-name="ce1">
            <text:p>0.6080052</text:p>
          </table:table-cell>
          <table:table-cell office:value-type="float" office:value="0.71778391666666674" table:style-name="ce1">
            <text:p>0.717783917</text:p>
          </table:table-cell>
          <table:table-cell office:value-type="float" office:value="0.80222908333333343" table:style-name="ce1">
            <text:p>0.802229083</text:p>
          </table:table-cell>
          <table:table-cell office:value-type="float" office:value="0.83600715000000003" table:style-name="ce1">
            <text:p>0.83600715</text:p>
          </table:table-cell>
          <table:table-cell office:value-type="float" office:value="0.84445166666666671" table:style-name="ce1">
            <text:p>0.844451667</text:p>
          </table:table-cell>
          <table:table-cell office:value-type="float" office:value="0.83600715000000003" table:style-name="ce1">
            <text:p>0.83600715</text:p>
          </table:table-cell>
          <table:table-cell office:value-type="float" office:value="0.78534005000000007" table:style-name="ce1">
            <text:p>0.78534005</text:p>
          </table:table-cell>
          <table:table-cell office:value-type="float" office:value="0.77689553333333339" table:style-name="ce1">
            <text:p>0.776895533</text:p>
          </table:table-cell>
          <table:table-cell office:value-type="float" office:value="0.76000650000000003" table:style-name="ce1">
            <text:p>0.7600065</text:p>
          </table:table-cell>
          <table:table-cell office:value-type="float" office:value="0.74311746666666667" table:style-name="ce1">
            <text:p>0.743117467</text:p>
          </table:table-cell>
          <table:table-cell office:value-type="float" office:value="0.76768333333333338" table:style-name="ce1">
            <text:p>0.767683333</text:p>
          </table:table-cell>
          <table:table-cell office:value-type="float" office:value="0.84445166666666671" table:style-name="ce1">
            <text:p>0.844451667</text:p>
          </table:table-cell>
          <table:table-cell office:value-type="float" office:value="0.90586633333333322" table:style-name="ce1">
            <text:p>0.905866333</text:p>
          </table:table-cell>
          <table:table-cell office:value-type="float" office:value="0.92122000000000004" table:style-name="ce1">
            <text:p>0.92122</text:p>
          </table:table-cell>
          <table:table-cell office:value-type="float" office:value="0.89818949999999997" table:style-name="ce1">
            <text:p>0.8981895</text:p>
          </table:table-cell>
          <table:table-cell office:value-type="float" office:value="0.80606750000000005" table:style-name="ce1">
            <text:p>0.8060675</text:p>
          </table:table-cell>
          <table:table-cell office:value-type="float" office:value="0.69091500000000006" table:style-name="ce1">
            <text:p>0.690915</text:p>
          </table:table-cell>
          <table:table-cell office:value-type="float" office:value="0.59111616666666678" table:style-name="ce1">
            <text:p>0.591116167</text:p>
          </table:table-cell>
          <table:table-cell table:number-columns-repeated="1635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0.56845635000000005" table:formula="of:=0.5775*[.U57]" table:style-name="ce1">
            <text:p>0.56845635</text:p>
          </table:table-cell>
          <table:table-cell office:value-type="float" office:value="0.55943323333333339" table:style-name="ce1">
            <text:p>0.559433233</text:p>
          </table:table-cell>
          <table:table-cell office:value-type="float" office:value="0.54138700000000006" table:style-name="ce1">
            <text:p>0.541387</text:p>
          </table:table-cell>
          <table:table-cell office:value-type="float" office:value="0.52334076666666662" table:style-name="ce1">
            <text:p>0.523340767</text:p>
          </table:table-cell>
          <table:table-cell office:value-type="float" office:value="0.5323638833333334" table:style-name="ce1">
            <text:p>0.532363883</text:p>
          </table:table-cell>
          <table:table-cell office:value-type="float" office:value="0.58650258333333327" table:style-name="ce1">
            <text:p>0.586502583</text:p>
          </table:table-cell>
          <table:table-cell office:value-type="float" office:value="0.64966440000000003" table:style-name="ce1">
            <text:p>0.6496644</text:p>
          </table:table-cell>
          <table:table-cell office:value-type="float" office:value="0.76696491666666666" table:style-name="ce1">
            <text:p>0.766964917</text:p>
          </table:table-cell>
          <table:table-cell office:value-type="float" office:value="0.8571960833333333" table:style-name="ce1">
            <text:p>0.857196083</text:p>
          </table:table-cell>
          <table:table-cell office:value-type="float" office:value="0.89328854999999996" table:style-name="ce1">
            <text:p>0.89328855</text:p>
          </table:table-cell>
          <table:table-cell office:value-type="float" office:value="0.90231166666666662" table:style-name="ce1">
            <text:p>0.902311667</text:p>
          </table:table-cell>
          <table:table-cell office:value-type="float" office:value="0.89328854999999996" table:style-name="ce1">
            <text:p>0.89328855</text:p>
          </table:table-cell>
          <table:table-cell office:value-type="float" office:value="0.83914984999999997" table:style-name="ce1">
            <text:p>0.83914985</text:p>
          </table:table-cell>
          <table:table-cell office:value-type="float" office:value="0.83012673333333342" table:style-name="ce1">
            <text:p>0.830126733</text:p>
          </table:table-cell>
          <table:table-cell office:value-type="float" office:value="0.81208049999999998" table:style-name="ce1">
            <text:p>0.8120805</text:p>
          </table:table-cell>
          <table:table-cell office:value-type="float" office:value="0.79403426666666665" table:style-name="ce1">
            <text:p>0.794034267</text:p>
          </table:table-cell>
          <table:table-cell office:value-type="float" office:value="0.82028333333333336" table:style-name="ce1">
            <text:p>0.820283333</text:p>
          </table:table-cell>
          <table:table-cell office:value-type="float" office:value="0.90231166666666662" table:style-name="ce1">
            <text:p>0.902311667</text:p>
          </table:table-cell>
          <table:table-cell office:value-type="float" office:value="0.96793433333333312" table:style-name="ce1">
            <text:p>0.967934333</text:p>
          </table:table-cell>
          <table:table-cell office:value-type="float" office:value="0.98433999999999999" table:style-name="ce1">
            <text:p>0.98434</text:p>
          </table:table-cell>
          <table:table-cell office:value-type="float" office:value="0.95973149999999996" table:style-name="ce1">
            <text:p>0.9597315</text:p>
          </table:table-cell>
          <table:table-cell office:value-type="float" office:value="0.86129750000000005" table:style-name="ce1">
            <text:p>0.8612975</text:p>
          </table:table-cell>
          <table:table-cell office:value-type="float" office:value="0.73825499999999999" table:style-name="ce1">
            <text:p>0.738255</text:p>
          </table:table-cell>
          <table:table-cell office:value-type="float" office:value="0.6316181666666667" table:style-name="ce1">
            <text:p>0.631618167</text:p>
          </table:table-cell>
          <table:table-cell table:number-columns-repeated="1635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0.53101125000000005" table:formula="of:=0.5775*[.U58]" table:style-name="ce1">
            <text:p>0.53101125</text:p>
          </table:table-cell>
          <table:table-cell office:value-type="float" office:value="0.52258250000000006" table:style-name="ce1">
            <text:p>0.5225825</text:p>
          </table:table-cell>
          <table:table-cell office:value-type="float" office:value="0.50572499999999998" table:style-name="ce1">
            <text:p>0.505725</text:p>
          </table:table-cell>
          <table:table-cell office:value-type="float" office:value="0.48886749999999995" table:style-name="ce1">
            <text:p>0.4888675</text:p>
          </table:table-cell>
          <table:table-cell office:value-type="float" office:value="0.49729625000000005" table:style-name="ce1">
            <text:p>0.49729625</text:p>
          </table:table-cell>
          <table:table-cell office:value-type="float" office:value="0.54786875000000002" table:style-name="ce1">
            <text:p>0.54786875</text:p>
          </table:table-cell>
          <table:table-cell office:value-type="float" office:value="0.60687000000000002" table:style-name="ce1">
            <text:p>0.60687</text:p>
          </table:table-cell>
          <table:table-cell office:value-type="float" office:value="0.71644375000000005" table:style-name="ce1">
            <text:p>0.71644375</text:p>
          </table:table-cell>
          <table:table-cell office:value-type="float" office:value="0.80073125000000001" table:style-name="ce1">
            <text:p>0.80073125</text:p>
          </table:table-cell>
          <table:table-cell office:value-type="float" office:value="0.83444624999999994" table:style-name="ce1">
            <text:p>0.83444625</text:p>
          </table:table-cell>
          <table:table-cell office:value-type="float" office:value="0.84287499999999993" table:style-name="ce1">
            <text:p>0.842875</text:p>
          </table:table-cell>
          <table:table-cell office:value-type="float" office:value="0.83444624999999994" table:style-name="ce1">
            <text:p>0.83444625</text:p>
          </table:table-cell>
          <table:table-cell office:value-type="float" office:value="0.78387375000000004" table:style-name="ce1">
            <text:p>0.78387375</text:p>
          </table:table-cell>
          <table:table-cell office:value-type="float" office:value="0.77544500000000005" table:style-name="ce1">
            <text:p>0.775445</text:p>
          </table:table-cell>
          <table:table-cell office:value-type="float" office:value="0.75858749999999997" table:style-name="ce1">
            <text:p>0.7585875</text:p>
          </table:table-cell>
          <table:table-cell office:value-type="float" office:value="0.74173" table:style-name="ce1">
            <text:p>0.74173</text:p>
          </table:table-cell>
          <table:table-cell office:value-type="float" office:value="0.76624999999999999" table:style-name="ce1">
            <text:p>0.76625</text:p>
          </table:table-cell>
          <table:table-cell office:value-type="float" office:value="0.84287499999999993" table:style-name="ce1">
            <text:p>0.842875</text:p>
          </table:table-cell>
          <table:table-cell office:value-type="float" office:value="0.90417499999999984" table:style-name="ce1">
            <text:p>0.904175</text:p>
          </table:table-cell>
          <table:table-cell office:value-type="float" office:value="0.91949999999999998" table:style-name="ce1">
            <text:p>0.9195</text:p>
          </table:table-cell>
          <table:table-cell office:value-type="float" office:value="0.89651249999999993" table:style-name="ce1">
            <text:p>0.8965125</text:p>
          </table:table-cell>
          <table:table-cell office:value-type="float" office:value="0.80456249999999996" table:style-name="ce1">
            <text:p>0.8045625</text:p>
          </table:table-cell>
          <table:table-cell office:value-type="float" office:value="0.68962499999999993" table:style-name="ce1">
            <text:p>0.689625</text:p>
          </table:table-cell>
          <table:table-cell office:value-type="float" office:value="0.59001250000000005" table:style-name="ce1">
            <text:p>0.5900125</text:p>
          </table:table-cell>
          <table:table-cell table:number-columns-repeated="1635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0.54037252499999999" table:formula="of:=0.5775*[.U59]" table:style-name="ce1">
            <text:p>0.540372525</text:p>
          </table:table-cell>
          <table:table-cell office:value-type="float" office:value="0.53179518333333331" table:style-name="ce1">
            <text:p>0.531795183</text:p>
          </table:table-cell>
          <table:table-cell office:value-type="float" office:value="0.51464050000000006" table:style-name="ce1">
            <text:p>0.5146405</text:p>
          </table:table-cell>
          <table:table-cell office:value-type="float" office:value="0.49748581666666658" table:style-name="ce1">
            <text:p>0.497485817</text:p>
          </table:table-cell>
          <table:table-cell office:value-type="float" office:value="0.50606315833333337" table:style-name="ce1">
            <text:p>0.506063158</text:p>
          </table:table-cell>
          <table:table-cell office:value-type="float" office:value="0.55752720833333325" table:style-name="ce1">
            <text:p>0.557527208</text:p>
          </table:table-cell>
          <table:table-cell office:value-type="float" office:value="0.61756860000000002" table:style-name="ce1">
            <text:p>0.6175686</text:p>
          </table:table-cell>
          <table:table-cell office:value-type="float" office:value="0.72907404166666667" table:style-name="ce1">
            <text:p>0.729074042</text:p>
          </table:table-cell>
          <table:table-cell office:value-type="float" office:value="0.81484745833333327" table:style-name="ce1">
            <text:p>0.814847458</text:p>
          </table:table-cell>
          <table:table-cell office:value-type="float" office:value="0.84915682499999989" table:style-name="ce1">
            <text:p>0.849156825</text:p>
          </table:table-cell>
          <table:table-cell office:value-type="float" office:value="0.85773416666666658" table:style-name="ce1">
            <text:p>0.857734167</text:p>
          </table:table-cell>
          <table:table-cell office:value-type="float" office:value="0.84915682499999989" table:style-name="ce1">
            <text:p>0.849156825</text:p>
          </table:table-cell>
          <table:table-cell office:value-type="float" office:value="0.79769277500000002" table:style-name="ce1">
            <text:p>0.797692775</text:p>
          </table:table-cell>
          <table:table-cell office:value-type="float" office:value="0.78911543333333334" table:style-name="ce1">
            <text:p>0.789115433</text:p>
          </table:table-cell>
          <table:table-cell office:value-type="float" office:value="0.77196074999999986" table:style-name="ce1">
            <text:p>0.77196075</text:p>
          </table:table-cell>
          <table:table-cell office:value-type="float" office:value="0.75480606666666661" table:style-name="ce1">
            <text:p>0.754806067</text:p>
          </table:table-cell>
          <table:table-cell office:value-type="float" office:value="0.77975833333333333" table:style-name="ce1">
            <text:p>0.779758333</text:p>
          </table:table-cell>
          <table:table-cell office:value-type="float" office:value="0.85773416666666658" table:style-name="ce1">
            <text:p>0.857734167</text:p>
          </table:table-cell>
          <table:table-cell office:value-type="float" office:value="0.9201148333333331" table:style-name="ce1">
            <text:p>0.920114833</text:p>
          </table:table-cell>
          <table:table-cell office:value-type="float" office:value="0.93570999999999993" table:style-name="ce1">
            <text:p>0.93571</text:p>
          </table:table-cell>
          <table:table-cell office:value-type="float" office:value="0.91231724999999986" table:style-name="ce1">
            <text:p>0.91231725</text:p>
          </table:table-cell>
          <table:table-cell office:value-type="float" office:value="0.8187462499999999" table:style-name="ce1">
            <text:p>0.81874625</text:p>
          </table:table-cell>
          <table:table-cell office:value-type="float" office:value="0.70178249999999998" table:style-name="ce1">
            <text:p>0.7017825</text:p>
          </table:table-cell>
          <table:table-cell office:value-type="float" office:value="0.60041391666666666" table:style-name="ce1">
            <text:p>0.600413917</text:p>
          </table:table-cell>
          <table:table-cell table:number-columns-repeated="1635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0.12024127500000001" table:formula="of:=0.5775*[.U60]" table:style-name="ce1">
            <text:p>0.120241275</text:p>
          </table:table-cell>
          <table:table-cell office:value-type="float" office:value="0.11833268333333334" table:style-name="ce1">
            <text:p>0.118332683</text:p>
          </table:table-cell>
          <table:table-cell office:value-type="float" office:value="0.11451550000000001" table:style-name="ce1">
            <text:p>0.1145155</text:p>
          </table:table-cell>
          <table:table-cell office:value-type="float" office:value="0.11069831666666666" table:style-name="ce1">
            <text:p>0.110698317</text:p>
          </table:table-cell>
          <table:table-cell office:value-type="float" office:value="0.11260690833333335" table:style-name="ce1">
            <text:p>0.112606908</text:p>
          </table:table-cell>
          <table:table-cell office:value-type="float" office:value="0.12405845833333333" table:style-name="ce1">
            <text:p>0.124058458</text:p>
          </table:table-cell>
          <table:table-cell office:value-type="float" office:value="0.1374186" table:style-name="ce1">
            <text:p>0.1374186</text:p>
          </table:table-cell>
          <table:table-cell office:value-type="float" office:value="0.16223029166666667" table:style-name="ce1">
            <text:p>0.162230292</text:p>
          </table:table-cell>
          <table:table-cell office:value-type="float" office:value="0.18131620833333334" table:style-name="ce1">
            <text:p>0.181316208</text:p>
          </table:table-cell>
          <table:table-cell office:value-type="float" office:value="0.18895057500000001" table:style-name="ce1">
            <text:p>0.188950575</text:p>
          </table:table-cell>
          <table:table-cell office:value-type="float" office:value="0.19085916666666666" table:style-name="ce1">
            <text:p>0.190859167</text:p>
          </table:table-cell>
          <table:table-cell office:value-type="float" office:value="0.18895057500000001" table:style-name="ce1">
            <text:p>0.188950575</text:p>
          </table:table-cell>
          <table:table-cell office:value-type="float" office:value="0.177499025" table:style-name="ce1">
            <text:p>0.177499025</text:p>
          </table:table-cell>
          <table:table-cell office:value-type="float" office:value="0.17559043333333335" table:style-name="ce1">
            <text:p>0.175590433</text:p>
          </table:table-cell>
          <table:table-cell office:value-type="float" office:value="0.17177324999999999" table:style-name="ce1">
            <text:p>0.17177325</text:p>
          </table:table-cell>
          <table:table-cell office:value-type="float" office:value="0.16795606666666665" table:style-name="ce1">
            <text:p>0.167956067</text:p>
          </table:table-cell>
          <table:table-cell office:value-type="float" office:value="0.17350833333333335" table:style-name="ce1">
            <text:p>0.173508333</text:p>
          </table:table-cell>
          <table:table-cell office:value-type="float" office:value="0.19085916666666666" table:style-name="ce1">
            <text:p>0.190859167</text:p>
          </table:table-cell>
          <table:table-cell office:value-type="float" office:value="0.20473983333333332" table:style-name="ce1">
            <text:p>0.204739833</text:p>
          </table:table-cell>
          <table:table-cell office:value-type="float" office:value="0.20821000000000001" table:style-name="ce1">
            <text:p>0.20821</text:p>
          </table:table-cell>
          <table:table-cell office:value-type="float" office:value="0.20300475000000001" table:style-name="ce1">
            <text:p>0.20300475</text:p>
          </table:table-cell>
          <table:table-cell office:value-type="float" office:value="0.18218375000000001" table:style-name="ce1">
            <text:p>0.18218375</text:p>
          </table:table-cell>
          <table:table-cell office:value-type="float" office:value="0.1561575" table:style-name="ce1">
            <text:p>0.1561575</text:p>
          </table:table-cell>
          <table:table-cell office:value-type="float" office:value="0.13360141666666669" table:style-name="ce1">
            <text:p>0.133601417</text:p>
          </table:table-cell>
          <table:table-cell table:number-columns-repeated="1635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0.41303377499999999" table:formula="of:=0.5775*[.U61]" table:style-name="ce1">
            <text:p>0.413033775</text:p>
          </table:table-cell>
          <table:table-cell office:value-type="float" office:value="0.40647768333333334" table:style-name="ce1">
            <text:p>0.406477683</text:p>
          </table:table-cell>
          <table:table-cell office:value-type="float" office:value="0.39336550000000003" table:style-name="ce1">
            <text:p>0.3933655</text:p>
          </table:table-cell>
          <table:table-cell office:value-type="float" office:value="0.38025331666666662" table:style-name="ce1">
            <text:p>0.380253317</text:p>
          </table:table-cell>
          <table:table-cell office:value-type="float" office:value="0.38680940833333338" table:style-name="ce1">
            <text:p>0.386809408</text:p>
          </table:table-cell>
          <table:table-cell office:value-type="float" office:value="0.42614595833333335" table:style-name="ce1">
            <text:p>0.426145958</text:p>
          </table:table-cell>
          <table:table-cell office:value-type="float" office:value="0.47203860000000003" table:style-name="ce1">
            <text:p>0.4720386</text:p>
          </table:table-cell>
          <table:table-cell office:value-type="float" office:value="0.55726779166666673" table:style-name="ce1">
            <text:p>0.557267792</text:p>
          </table:table-cell>
          <table:table-cell office:value-type="float" office:value="0.62282870833333337" table:style-name="ce1">
            <text:p>0.622828708</text:p>
          </table:table-cell>
          <table:table-cell office:value-type="float" office:value="0.64905307499999998" table:style-name="ce1">
            <text:p>0.649053075</text:p>
          </table:table-cell>
          <table:table-cell office:value-type="float" office:value="0.65560916666666669" table:style-name="ce1">
            <text:p>0.655609167</text:p>
          </table:table-cell>
          <table:table-cell office:value-type="float" office:value="0.64905307499999998" table:style-name="ce1">
            <text:p>0.649053075</text:p>
          </table:table-cell>
          <table:table-cell office:value-type="float" office:value="0.60971652500000006" table:style-name="ce1">
            <text:p>0.609716525</text:p>
          </table:table-cell>
          <table:table-cell office:value-type="float" office:value="0.60316043333333336" table:style-name="ce1">
            <text:p>0.603160433</text:p>
          </table:table-cell>
          <table:table-cell office:value-type="float" office:value="0.59004824999999994" table:style-name="ce1">
            <text:p>0.59004825</text:p>
          </table:table-cell>
          <table:table-cell office:value-type="float" office:value="0.57693606666666664" table:style-name="ce1">
            <text:p>0.576936067</text:p>
          </table:table-cell>
          <table:table-cell office:value-type="float" office:value="0.59600833333333336" table:style-name="ce1">
            <text:p>0.596008333</text:p>
          </table:table-cell>
          <table:table-cell office:value-type="float" office:value="0.65560916666666669" table:style-name="ce1">
            <text:p>0.655609167</text:p>
          </table:table-cell>
          <table:table-cell office:value-type="float" office:value="0.70328983333333328" table:style-name="ce1">
            <text:p>0.703289833</text:p>
          </table:table-cell>
          <table:table-cell office:value-type="float" office:value="0.71521000000000001" table:style-name="ce1">
            <text:p>0.71521</text:p>
          </table:table-cell>
          <table:table-cell office:value-type="float" office:value="0.69732974999999997" table:style-name="ce1">
            <text:p>0.69732975</text:p>
          </table:table-cell>
          <table:table-cell office:value-type="float" office:value="0.62580875000000002" table:style-name="ce1">
            <text:p>0.62580875</text:p>
          </table:table-cell>
          <table:table-cell office:value-type="float" office:value="0.53640750000000004" table:style-name="ce1">
            <text:p>0.5364075</text:p>
          </table:table-cell>
          <table:table-cell office:value-type="float" office:value="0.45892641666666673" table:style-name="ce1">
            <text:p>0.458926417</text:p>
          </table:table-cell>
          <table:table-cell table:number-columns-repeated="1635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4.2284550000000004E-2" table:formula="of:=0.5775*[.U62]" table:style-name="ce1">
            <text:p>0.04228455</text:p>
          </table:table-cell>
          <table:table-cell office:value-type="float" office:value="4.1613366666666672E-2" table:style-name="ce1">
            <text:p>0.041613367</text:p>
          </table:table-cell>
          <table:table-cell office:value-type="float" office:value="4.0271000000000008E-2" table:style-name="ce1">
            <text:p>0.040271</text:p>
          </table:table-cell>
          <table:table-cell office:value-type="float" office:value="3.8928633333333337E-2" table:style-name="ce1">
            <text:p>0.038928633</text:p>
          </table:table-cell>
          <table:table-cell office:value-type="float" office:value="3.9599816666666676E-2" table:style-name="ce1">
            <text:p>0.039599817</text:p>
          </table:table-cell>
          <table:table-cell office:value-type="float" office:value="4.3626916666666668E-2" table:style-name="ce1">
            <text:p>0.043626917</text:p>
          </table:table-cell>
          <table:table-cell office:value-type="float" office:value="4.8325200000000006E-2" table:style-name="ce1">
            <text:p>0.0483252</text:p>
          </table:table-cell>
          <table:table-cell office:value-type="float" office:value="5.7050583333333342E-2" table:style-name="ce1">
            <text:p>0.057050583</text:p>
          </table:table-cell>
          <table:table-cell office:value-type="float" office:value="6.3762416666666669E-2" table:style-name="ce1">
            <text:p>0.063762417</text:p>
          </table:table-cell>
          <table:table-cell office:value-type="float" office:value="6.644715000000001E-2" table:style-name="ce1">
            <text:p>0.06644715</text:p>
          </table:table-cell>
          <table:table-cell office:value-type="float" office:value="6.7118333333333335E-2" table:style-name="ce1">
            <text:p>0.067118333</text:p>
          </table:table-cell>
          <table:table-cell office:value-type="float" office:value="6.644715000000001E-2" table:style-name="ce1">
            <text:p>0.06644715</text:p>
          </table:table-cell>
          <table:table-cell office:value-type="float" office:value="6.2420050000000012E-2" table:style-name="ce1">
            <text:p>0.06242005</text:p>
          </table:table-cell>
          <table:table-cell office:value-type="float" office:value="6.1748866666666673E-2" table:style-name="ce1">
            <text:p>0.061748867</text:p>
          </table:table-cell>
          <table:table-cell office:value-type="float" office:value="6.0406500000000002E-2" table:style-name="ce1">
            <text:p>0.0604065</text:p>
          </table:table-cell>
          <table:table-cell office:value-type="float" office:value="5.9064133333333338E-2" table:style-name="ce1">
            <text:p>0.059064133</text:p>
          </table:table-cell>
          <table:table-cell office:value-type="float" office:value="6.1016666666666677E-2" table:style-name="ce1">
            <text:p>0.061016667</text:p>
          </table:table-cell>
          <table:table-cell office:value-type="float" office:value="6.7118333333333335E-2" table:style-name="ce1">
            <text:p>0.067118333</text:p>
          </table:table-cell>
          <table:table-cell office:value-type="float" office:value="7.1999666666666656E-2" table:style-name="ce1">
            <text:p>0.071999667</text:p>
          </table:table-cell>
          <table:table-cell office:value-type="float" office:value="7.3220000000000007E-2" table:style-name="ce1">
            <text:p>0.07322</text:p>
          </table:table-cell>
          <table:table-cell office:value-type="float" office:value="7.1389500000000009E-2" table:style-name="ce1">
            <text:p>0.0713895</text:p>
          </table:table-cell>
          <table:table-cell office:value-type="float" office:value="6.4067499999999999E-2" table:style-name="ce1">
            <text:p>0.0640675</text:p>
          </table:table-cell>
          <table:table-cell office:value-type="float" office:value="5.4915000000000005E-2" table:style-name="ce1">
            <text:p>0.054915</text:p>
          </table:table-cell>
          <table:table-cell office:value-type="float" office:value="4.6982833333333342E-2" table:style-name="ce1">
            <text:p>0.046982833</text:p>
          </table:table-cell>
          <table:table-cell table:number-columns-repeated="1635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0.19011877500000002" table:formula="of:=0.5775*[.U63]" table:style-name="ce1">
            <text:p>0.190118775</text:p>
          </table:table-cell>
          <table:table-cell office:value-type="float" office:value="0.18710101666666668" table:style-name="ce1">
            <text:p>0.187101017</text:p>
          </table:table-cell>
          <table:table-cell office:value-type="float" office:value="0.18106550000000002" table:style-name="ce1">
            <text:p>0.1810655</text:p>
          </table:table-cell>
          <table:table-cell office:value-type="float" office:value="0.17502998333333333" table:style-name="ce1">
            <text:p>0.175029983</text:p>
          </table:table-cell>
          <table:table-cell office:value-type="float" office:value="0.17804774166666668" table:style-name="ce1">
            <text:p>0.178047742</text:p>
          </table:table-cell>
          <table:table-cell office:value-type="float" office:value="0.19615429166666667" table:style-name="ce1">
            <text:p>0.196154292</text:p>
          </table:table-cell>
          <table:table-cell office:value-type="float" office:value="0.21727860000000002" table:style-name="ce1">
            <text:p>0.2172786</text:p>
          </table:table-cell>
          <table:table-cell office:value-type="float" office:value="0.25650945833333333" table:style-name="ce1">
            <text:p>0.256509458</text:p>
          </table:table-cell>
          <table:table-cell office:value-type="float" office:value="0.2866870416666667" table:style-name="ce1">
            <text:p>0.286687042</text:p>
          </table:table-cell>
          <table:table-cell office:value-type="float" office:value="0.29875807500000001" table:style-name="ce1">
            <text:p>0.298758075</text:p>
          </table:table-cell>
          <table:table-cell office:value-type="float" office:value="0.3017758333333333" table:style-name="ce1">
            <text:p>0.301775833</text:p>
          </table:table-cell>
          <table:table-cell office:value-type="float" office:value="0.29875807500000001" table:style-name="ce1">
            <text:p>0.298758075</text:p>
          </table:table-cell>
          <table:table-cell office:value-type="float" office:value="0.28065152500000001" table:style-name="ce1">
            <text:p>0.280651525</text:p>
          </table:table-cell>
          <table:table-cell office:value-type="float" office:value="0.27763376666666667" table:style-name="ce1">
            <text:p>0.277633767</text:p>
          </table:table-cell>
          <table:table-cell office:value-type="float" office:value="0.27159824999999999" table:style-name="ce1">
            <text:p>0.27159825</text:p>
          </table:table-cell>
          <table:table-cell office:value-type="float" office:value="0.2655627333333333" table:style-name="ce1">
            <text:p>0.265562733</text:p>
          </table:table-cell>
          <table:table-cell office:value-type="float" office:value="0.27434166666666671" table:style-name="ce1">
            <text:p>0.274341667</text:p>
          </table:table-cell>
          <table:table-cell office:value-type="float" office:value="0.3017758333333333" table:style-name="ce1">
            <text:p>0.301775833</text:p>
          </table:table-cell>
          <table:table-cell office:value-type="float" office:value="0.32372316666666662" table:style-name="ce1">
            <text:p>0.323723167</text:p>
          </table:table-cell>
          <table:table-cell office:value-type="float" office:value="0.32921" table:style-name="ce1">
            <text:p>0.32921</text:p>
          </table:table-cell>
          <table:table-cell office:value-type="float" office:value="0.32097975000000001" table:style-name="ce1">
            <text:p>0.32097975</text:p>
          </table:table-cell>
          <table:table-cell office:value-type="float" office:value="0.28805875000000003" table:style-name="ce1">
            <text:p>0.28805875</text:p>
          </table:table-cell>
          <table:table-cell office:value-type="float" office:value="0.2469075" table:style-name="ce1">
            <text:p>0.2469075</text:p>
          </table:table-cell>
          <table:table-cell office:value-type="float" office:value="0.21124308333333336" table:style-name="ce1">
            <text:p>0.211243083</text:p>
          </table:table-cell>
          <table:table-cell table:number-columns-repeated="1635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0.24034972500000001" table:formula="of:=0.5775*[.U64]" table:style-name="ce1">
            <text:p>0.240349725</text:p>
          </table:table-cell>
          <table:table-cell office:value-type="float" office:value="0.23653465000000001" table:style-name="ce1">
            <text:p>0.23653465</text:p>
          </table:table-cell>
          <table:table-cell office:value-type="float" office:value="0.22890450000000001" table:style-name="ce1">
            <text:p>0.2289045</text:p>
          </table:table-cell>
          <table:table-cell office:value-type="float" office:value="0.22127434999999998" table:style-name="ce1">
            <text:p>0.22127435</text:p>
          </table:table-cell>
          <table:table-cell office:value-type="float" office:value="0.22508942500000004" table:style-name="ce1">
            <text:p>0.225089425</text:p>
          </table:table-cell>
          <table:table-cell office:value-type="float" office:value="0.24797987499999999" table:style-name="ce1">
            <text:p>0.247979875</text:p>
          </table:table-cell>
          <table:table-cell office:value-type="float" office:value="0.27468540000000002" table:style-name="ce1">
            <text:p>0.2746854</text:p>
          </table:table-cell>
          <table:table-cell office:value-type="float" office:value="0.32428137499999998" table:style-name="ce1">
            <text:p>0.324281375</text:p>
          </table:table-cell>
          <table:table-cell office:value-type="float" office:value="0.36243212499999999" table:style-name="ce1">
            <text:p>0.362432125</text:p>
          </table:table-cell>
          <table:table-cell office:value-type="float" office:value="0.377692425" table:style-name="ce1">
            <text:p>0.377692425</text:p>
          </table:table-cell>
          <table:table-cell office:value-type="float" office:value="0.3815075" table:style-name="ce1">
            <text:p>0.3815075</text:p>
          </table:table-cell>
          <table:table-cell office:value-type="float" office:value="0.377692425" table:style-name="ce1">
            <text:p>0.377692425</text:p>
          </table:table-cell>
          <table:table-cell office:value-type="float" office:value="0.35480197499999999" table:style-name="ce1">
            <text:p>0.354801975</text:p>
          </table:table-cell>
          <table:table-cell office:value-type="float" office:value="0.35098690000000005" table:style-name="ce1">
            <text:p>0.3509869</text:p>
          </table:table-cell>
          <table:table-cell office:value-type="float" office:value="0.34335674999999999" table:style-name="ce1">
            <text:p>0.34335675</text:p>
          </table:table-cell>
          <table:table-cell office:value-type="float" office:value="0.33572659999999999" table:style-name="ce1">
            <text:p>0.3357266</text:p>
          </table:table-cell>
          <table:table-cell office:value-type="float" office:value="0.34682499999999999" table:style-name="ce1">
            <text:p>0.346825</text:p>
          </table:table-cell>
          <table:table-cell office:value-type="float" office:value="0.3815075" table:style-name="ce1">
            <text:p>0.3815075</text:p>
          </table:table-cell>
          <table:table-cell office:value-type="float" office:value="0.40925349999999994" table:style-name="ce1">
            <text:p>0.4092535</text:p>
          </table:table-cell>
          <table:table-cell office:value-type="float" office:value="0.41619" table:style-name="ce1">
            <text:p>0.41619</text:p>
          </table:table-cell>
          <table:table-cell office:value-type="float" office:value="0.40578524999999999" table:style-name="ce1">
            <text:p>0.40578525</text:p>
          </table:table-cell>
          <table:table-cell office:value-type="float" office:value="0.36416625000000002" table:style-name="ce1">
            <text:p>0.36416625</text:p>
          </table:table-cell>
          <table:table-cell office:value-type="float" office:value="0.31214249999999999" table:style-name="ce1">
            <text:p>0.3121425</text:p>
          </table:table-cell>
          <table:table-cell office:value-type="float" office:value="0.26705525000000002" table:style-name="ce1">
            <text:p>0.26705525</text:p>
          </table:table-cell>
          <table:table-cell table:number-columns-repeated="1635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0.75889275" table:formula="of:=0.5775*[.U65]" table:style-name="ce1">
            <text:p>0.75889275</text:p>
          </table:table-cell>
          <table:table-cell office:value-type="float" office:value="0.74684683333333335" table:style-name="ce1">
            <text:p>0.746846833</text:p>
          </table:table-cell>
          <table:table-cell office:value-type="float" office:value="0.72275500000000004" table:style-name="ce1">
            <text:p>0.722755</text:p>
          </table:table-cell>
          <table:table-cell office:value-type="float" office:value="0.69866316666666661" table:style-name="ce1">
            <text:p>0.698663167</text:p>
          </table:table-cell>
          <table:table-cell office:value-type="float" office:value="0.71070908333333338" table:style-name="ce1">
            <text:p>0.710709083</text:p>
          </table:table-cell>
          <table:table-cell office:value-type="float" office:value="0.78298458333333332" table:style-name="ce1">
            <text:p>0.782984583</text:p>
          </table:table-cell>
          <table:table-cell office:value-type="float" office:value="0.86730600000000002" table:style-name="ce1">
            <text:p>0.867306</text:p>
          </table:table-cell>
          <table:table-cell office:value-type="float" office:value="1.0239029166666667" table:style-name="ce1">
            <text:p>1.023902917</text:p>
          </table:table-cell>
          <table:table-cell office:value-type="float" office:value="1.1443620833333334" table:style-name="ce1">
            <text:p>1.144362083</text:p>
          </table:table-cell>
          <table:table-cell office:value-type="float" office:value="1.1925457500000001" table:style-name="ce1">
            <text:p>1.19254575</text:p>
          </table:table-cell>
          <table:table-cell office:value-type="float" office:value="1.2045916666666667" table:style-name="ce1">
            <text:p>1.204591667</text:p>
          </table:table-cell>
          <table:table-cell office:value-type="float" office:value="1.1925457500000001" table:style-name="ce1">
            <text:p>1.19254575</text:p>
          </table:table-cell>
          <table:table-cell office:value-type="float" office:value="1.1202702500000001" table:style-name="ce1">
            <text:p>1.12027025</text:p>
          </table:table-cell>
          <table:table-cell office:value-type="float" office:value="1.1082243333333335" table:style-name="ce1">
            <text:p>1.108224333</text:p>
          </table:table-cell>
          <table:table-cell office:value-type="float" office:value="1.0841324999999999" table:style-name="ce1">
            <text:p>1.0841325</text:p>
          </table:table-cell>
          <table:table-cell office:value-type="float" office:value="1.0600406666666666" table:style-name="ce1">
            <text:p>1.060040667</text:p>
          </table:table-cell>
          <table:table-cell office:value-type="float" office:value="1.0950833333333334" table:style-name="ce1">
            <text:p>1.095083333</text:p>
          </table:table-cell>
          <table:table-cell office:value-type="float" office:value="1.2045916666666667" table:style-name="ce1">
            <text:p>1.204591667</text:p>
          </table:table-cell>
          <table:table-cell office:value-type="float" office:value="1.2921983333333331" table:style-name="ce1">
            <text:p>1.292198333</text:p>
          </table:table-cell>
          <table:table-cell office:value-type="float" office:value="1.3141" table:style-name="ce1">
            <text:p>1.3141</text:p>
          </table:table-cell>
          <table:table-cell office:value-type="float" office:value="1.2812475000000001" table:style-name="ce1">
            <text:p>1.2812475</text:p>
          </table:table-cell>
          <table:table-cell office:value-type="float" office:value="1.1498375000000001" table:style-name="ce1">
            <text:p>1.1498375</text:p>
          </table:table-cell>
          <table:table-cell office:value-type="float" office:value="0.98557500000000009" table:style-name="ce1">
            <text:p>0.985575</text:p>
          </table:table-cell>
          <table:table-cell office:value-type="float" office:value="0.84321416666666671" table:style-name="ce1">
            <text:p>0.843214167</text:p>
          </table:table-cell>
          <table:table-cell table:number-columns-repeated="1635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7.7575575000000008E-2" table:formula="of:=0.5775*[.U66]" table:style-name="ce1">
            <text:p>0.077575575</text:p>
          </table:table-cell>
          <table:table-cell office:value-type="float" office:value="7.6344216666666673E-2" table:style-name="ce1">
            <text:p>0.076344217</text:p>
          </table:table-cell>
          <table:table-cell office:value-type="float" office:value="7.3881500000000003E-2" table:style-name="ce1">
            <text:p>0.0738815</text:p>
          </table:table-cell>
          <table:table-cell office:value-type="float" office:value="7.1418783333333333E-2" table:style-name="ce1">
            <text:p>0.071418783</text:p>
          </table:table-cell>
          <table:table-cell office:value-type="float" office:value="7.2650141666666682E-2" table:style-name="ce1">
            <text:p>0.072650142</text:p>
          </table:table-cell>
          <table:table-cell office:value-type="float" office:value="8.0038291666666664E-2" table:style-name="ce1">
            <text:p>0.080038292</text:p>
          </table:table-cell>
          <table:table-cell office:value-type="float" office:value="8.8657800000000009E-2" table:style-name="ce1">
            <text:p>0.0886578</text:p>
          </table:table-cell>
          <table:table-cell office:value-type="float" office:value="0.10466545833333334" table:style-name="ce1">
            <text:p>0.104665458</text:p>
          </table:table-cell>
          <table:table-cell office:value-type="float" office:value="0.11697904166666667" table:style-name="ce1">
            <text:p>0.116979042</text:p>
          </table:table-cell>
          <table:table-cell office:value-type="float" office:value="0.121904475" table:style-name="ce1">
            <text:p>0.121904475</text:p>
          </table:table-cell>
          <table:table-cell office:value-type="float" office:value="0.12313583333333333" table:style-name="ce1">
            <text:p>0.123135833</text:p>
          </table:table-cell>
          <table:table-cell office:value-type="float" office:value="0.121904475" table:style-name="ce1">
            <text:p>0.121904475</text:p>
          </table:table-cell>
          <table:table-cell office:value-type="float" office:value="0.114516325" table:style-name="ce1">
            <text:p>0.114516325</text:p>
          </table:table-cell>
          <table:table-cell office:value-type="float" office:value="0.11328496666666668" table:style-name="ce1">
            <text:p>0.113284967</text:p>
          </table:table-cell>
          <table:table-cell office:value-type="float" office:value="0.11082225" table:style-name="ce1">
            <text:p>0.11082225</text:p>
          </table:table-cell>
          <table:table-cell office:value-type="float" office:value="0.10835953333333334" table:style-name="ce1">
            <text:p>0.108359533</text:p>
          </table:table-cell>
          <table:table-cell office:value-type="float" office:value="0.11194166666666668" table:style-name="ce1">
            <text:p>0.111941667</text:p>
          </table:table-cell>
          <table:table-cell office:value-type="float" office:value="0.12313583333333333" table:style-name="ce1">
            <text:p>0.123135833</text:p>
          </table:table-cell>
          <table:table-cell office:value-type="float" office:value="0.13209116666666665" table:style-name="ce1">
            <text:p>0.132091167</text:p>
          </table:table-cell>
          <table:table-cell office:value-type="float" office:value="0.13433" table:style-name="ce1">
            <text:p>0.13433</text:p>
          </table:table-cell>
          <table:table-cell office:value-type="float" office:value="0.13097175" table:style-name="ce1">
            <text:p>0.13097175</text:p>
          </table:table-cell>
          <table:table-cell office:value-type="float" office:value="0.11753875" table:style-name="ce1">
            <text:p>0.11753875</text:p>
          </table:table-cell>
          <table:table-cell office:value-type="float" office:value="0.1007475" table:style-name="ce1">
            <text:p>0.1007475</text:p>
          </table:table-cell>
          <table:table-cell office:value-type="float" office:value="8.6195083333333339E-2" table:style-name="ce1">
            <text:p>0.086195083</text:p>
          </table:table-cell>
          <table:table-cell table:number-columns-repeated="1635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0.91670617499999996" table:formula="of:=0.5775*[.U67]" table:style-name="ce1">
            <text:p>0.916706175</text:p>
          </table:table-cell>
          <table:table-cell office:value-type="float" office:value="0.90215528333333339" table:style-name="ce1">
            <text:p>0.902155283</text:p>
          </table:table-cell>
          <table:table-cell office:value-type="float" office:value="0.87305350000000004" table:style-name="ce1">
            <text:p>0.8730535</text:p>
          </table:table-cell>
          <table:table-cell office:value-type="float" office:value="0.84395171666666657" table:style-name="ce1">
            <text:p>0.843951717</text:p>
          </table:table-cell>
          <table:table-cell office:value-type="float" office:value="0.85850260833333336" table:style-name="ce1">
            <text:p>0.858502608</text:p>
          </table:table-cell>
          <table:table-cell office:value-type="float" office:value="0.94580795833333331" table:style-name="ce1">
            <text:p>0.945807958</text:p>
          </table:table-cell>
          <table:table-cell office:value-type="float" office:value="1.0476642" table:style-name="ce1">
            <text:p>1.0476642</text:p>
          </table:table-cell>
          <table:table-cell office:value-type="float" office:value="1.2368257916666667" table:style-name="ce1">
            <text:p>1.236825792</text:p>
          </table:table-cell>
          <table:table-cell office:value-type="float" office:value="1.3823347083333333" table:style-name="ce1">
            <text:p>1.382334708</text:p>
          </table:table-cell>
          <table:table-cell office:value-type="float" office:value="1.440538275" table:style-name="ce1">
            <text:p>1.440538275</text:p>
          </table:table-cell>
          <table:table-cell office:value-type="float" office:value="1.4550891666666665" table:style-name="ce1">
            <text:p>1.455089167</text:p>
          </table:table-cell>
          <table:table-cell office:value-type="float" office:value="1.440538275" table:style-name="ce1">
            <text:p>1.440538275</text:p>
          </table:table-cell>
          <table:table-cell office:value-type="float" office:value="1.3532329249999999" table:style-name="ce1">
            <text:p>1.353232925</text:p>
          </table:table-cell>
          <table:table-cell office:value-type="float" office:value="1.3386820333333334" table:style-name="ce1">
            <text:p>1.338682033</text:p>
          </table:table-cell>
          <table:table-cell office:value-type="float" office:value="1.3095802499999998" table:style-name="ce1">
            <text:p>1.30958025</text:p>
          </table:table-cell>
          <table:table-cell office:value-type="float" office:value="1.2804784666666666" table:style-name="ce1">
            <text:p>1.280478467</text:p>
          </table:table-cell>
          <table:table-cell office:value-type="float" office:value="1.3228083333333334" table:style-name="ce1">
            <text:p>1.322808333</text:p>
          </table:table-cell>
          <table:table-cell office:value-type="float" office:value="1.4550891666666665" table:style-name="ce1">
            <text:p>1.455089167</text:p>
          </table:table-cell>
          <table:table-cell office:value-type="float" office:value="1.560913833333333" table:style-name="ce1">
            <text:p>1.560913833</text:p>
          </table:table-cell>
          <table:table-cell office:value-type="float" office:value="1.5873699999999999" table:style-name="ce1">
            <text:p>1.58737</text:p>
          </table:table-cell>
          <table:table-cell office:value-type="float" office:value="1.5476857499999999" table:style-name="ce1">
            <text:p>1.54768575</text:p>
          </table:table-cell>
          <table:table-cell office:value-type="float" office:value="1.38894875" table:style-name="ce1">
            <text:p>1.38894875</text:p>
          </table:table-cell>
          <table:table-cell office:value-type="float" office:value="1.1905275" table:style-name="ce1">
            <text:p>1.1905275</text:p>
          </table:table-cell>
          <table:table-cell office:value-type="float" office:value="1.0185624166666667" table:style-name="ce1">
            <text:p>1.018562417</text:p>
          </table:table-cell>
          <table:table-cell table:number-columns-repeated="1635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0.16526895" table:formula="of:=0.5775*[.U68]" table:style-name="ce1">
            <text:p>0.16526895</text:p>
          </table:table-cell>
          <table:table-cell office:value-type="float" office:value="0.16264563333333334" table:style-name="ce1">
            <text:p>0.162645633</text:p>
          </table:table-cell>
          <table:table-cell office:value-type="float" office:value="0.15739900000000001" table:style-name="ce1">
            <text:p>0.157399</text:p>
          </table:table-cell>
          <table:table-cell office:value-type="float" office:value="0.15215236666666665" table:style-name="ce1">
            <text:p>0.152152367</text:p>
          </table:table-cell>
          <table:table-cell office:value-type="float" office:value="0.15477568333333333" table:style-name="ce1">
            <text:p>0.154775683</text:p>
          </table:table-cell>
          <table:table-cell office:value-type="float" office:value="0.17051558333333333" table:style-name="ce1">
            <text:p>0.170515583</text:p>
          </table:table-cell>
          <table:table-cell office:value-type="float" office:value="0.18887880000000001" table:style-name="ce1">
            <text:p>0.1888788</text:p>
          </table:table-cell>
          <table:table-cell office:value-type="float" office:value="0.22298191666666667" table:style-name="ce1">
            <text:p>0.222981917</text:p>
          </table:table-cell>
          <table:table-cell office:value-type="float" office:value="0.24921508333333334" table:style-name="ce1">
            <text:p>0.249215083</text:p>
          </table:table-cell>
          <table:table-cell office:value-type="float" office:value="0.25970834999999998" table:style-name="ce1">
            <text:p>0.25970835</text:p>
          </table:table-cell>
          <table:table-cell office:value-type="float" office:value="0.26233166666666663" table:style-name="ce1">
            <text:p>0.262331667</text:p>
          </table:table-cell>
          <table:table-cell office:value-type="float" office:value="0.25970834999999998" table:style-name="ce1">
            <text:p>0.25970835</text:p>
          </table:table-cell>
          <table:table-cell office:value-type="float" office:value="0.24396845" table:style-name="ce1">
            <text:p>0.24396845</text:p>
          </table:table-cell>
          <table:table-cell office:value-type="float" office:value="0.24134513333333335" table:style-name="ce1">
            <text:p>0.241345133</text:p>
          </table:table-cell>
          <table:table-cell office:value-type="float" office:value="0.23609849999999999" table:style-name="ce1">
            <text:p>0.2360985</text:p>
          </table:table-cell>
          <table:table-cell office:value-type="float" office:value="0.23085186666666666" table:style-name="ce1">
            <text:p>0.230851867</text:p>
          </table:table-cell>
          <table:table-cell office:value-type="float" office:value="0.23848333333333332" table:style-name="ce1">
            <text:p>0.238483333</text:p>
          </table:table-cell>
          <table:table-cell office:value-type="float" office:value="0.26233166666666663" table:style-name="ce1">
            <text:p>0.262331667</text:p>
          </table:table-cell>
          <table:table-cell office:value-type="float" office:value="0.28141033333333326" table:style-name="ce1">
            <text:p>0.281410333</text:p>
          </table:table-cell>
          <table:table-cell office:value-type="float" office:value="0.28617999999999999" table:style-name="ce1">
            <text:p>0.28618</text:p>
          </table:table-cell>
          <table:table-cell office:value-type="float" office:value="0.27902549999999998" table:style-name="ce1">
            <text:p>0.2790255</text:p>
          </table:table-cell>
          <table:table-cell office:value-type="float" office:value="0.25040750000000001" table:style-name="ce1">
            <text:p>0.2504075</text:p>
          </table:table-cell>
          <table:table-cell office:value-type="float" office:value="0.21463499999999999" table:style-name="ce1">
            <text:p>0.214635</text:p>
          </table:table-cell>
          <table:table-cell office:value-type="float" office:value="0.18363216666666668" table:style-name="ce1">
            <text:p>0.183632167</text:p>
          </table:table-cell>
          <table:table-cell table:number-columns-repeated="1635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0.18218969999999998" table:formula="of:=0.5775*[.U69]" table:style-name="ce1">
            <text:p>0.1821897</text:p>
          </table:table-cell>
          <table:table-cell office:value-type="float" office:value="0.17929780000000001" table:style-name="ce1">
            <text:p>0.1792978</text:p>
          </table:table-cell>
          <table:table-cell office:value-type="float" office:value="0.173514" table:style-name="ce1">
            <text:p>0.173514</text:p>
          </table:table-cell>
          <table:table-cell office:value-type="float" office:value="0.16773019999999997" table:style-name="ce1">
            <text:p>0.1677302</text:p>
          </table:table-cell>
          <table:table-cell office:value-type="float" office:value="0.1706221" table:style-name="ce1">
            <text:p>0.1706221</text:p>
          </table:table-cell>
          <table:table-cell office:value-type="float" office:value="0.18797349999999999" table:style-name="ce1">
            <text:p>0.1879735</text:p>
          </table:table-cell>
          <table:table-cell office:value-type="float" office:value="0.20821680000000001" table:style-name="ce1">
            <text:p>0.2082168</text:p>
          </table:table-cell>
          <table:table-cell office:value-type="float" office:value="0.24581149999999999" table:style-name="ce1">
            <text:p>0.2458115</text:p>
          </table:table-cell>
          <table:table-cell office:value-type="float" office:value="0.27473049999999999" table:style-name="ce1">
            <text:p>0.2747305</text:p>
          </table:table-cell>
          <table:table-cell office:value-type="float" office:value="0.2862981" table:style-name="ce1">
            <text:p>0.2862981</text:p>
          </table:table-cell>
          <table:table-cell office:value-type="float" office:value="0.28918999999999995" table:style-name="ce1">
            <text:p>0.28919</text:p>
          </table:table-cell>
          <table:table-cell office:value-type="float" office:value="0.2862981" table:style-name="ce1">
            <text:p>0.2862981</text:p>
          </table:table-cell>
          <table:table-cell office:value-type="float" office:value="0.26894669999999998" table:style-name="ce1">
            <text:p>0.2689467</text:p>
          </table:table-cell>
          <table:table-cell office:value-type="float" office:value="0.26605479999999998" table:style-name="ce1">
            <text:p>0.2660548</text:p>
          </table:table-cell>
          <table:table-cell office:value-type="float" office:value="0.26027099999999997" table:style-name="ce1">
            <text:p>0.260271</text:p>
          </table:table-cell>
          <table:table-cell office:value-type="float" office:value="0.25448719999999997" table:style-name="ce1">
            <text:p>0.2544872</text:p>
          </table:table-cell>
          <table:table-cell office:value-type="float" office:value="0.26290000000000002" table:style-name="ce1">
            <text:p>0.2629</text:p>
          </table:table-cell>
          <table:table-cell office:value-type="float" office:value="0.28918999999999995" table:style-name="ce1">
            <text:p>0.28919</text:p>
          </table:table-cell>
          <table:table-cell office:value-type="float" office:value="0.31022199999999994" table:style-name="ce1">
            <text:p>0.310222</text:p>
          </table:table-cell>
          <table:table-cell office:value-type="float" office:value="0.31547999999999998" table:style-name="ce1">
            <text:p>0.31548</text:p>
          </table:table-cell>
          <table:table-cell office:value-type="float" office:value="0.30759299999999995" table:style-name="ce1">
            <text:p>0.307593</text:p>
          </table:table-cell>
          <table:table-cell office:value-type="float" office:value="0.27604499999999998" table:style-name="ce1">
            <text:p>0.276045</text:p>
          </table:table-cell>
          <table:table-cell office:value-type="float" office:value="0.23660999999999999" table:style-name="ce1">
            <text:p>0.23661</text:p>
          </table:table-cell>
          <table:table-cell office:value-type="float" office:value="0.202433" table:style-name="ce1">
            <text:p>0.202433</text:p>
          </table:table-cell>
          <table:table-cell table:number-columns-repeated="16359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0.37113037500000001" table:formula="of:=0.5775*[.U70]" table:style-name="ce1">
            <text:p>0.371130375</text:p>
          </table:table-cell>
          <table:table-cell office:value-type="float" office:value="0.36523941666666671" table:style-name="ce1">
            <text:p>0.365239417</text:p>
          </table:table-cell>
          <table:table-cell office:value-type="float" office:value="0.35345750000000004" table:style-name="ce1">
            <text:p>0.3534575</text:p>
          </table:table-cell>
          <table:table-cell office:value-type="float" office:value="0.34167558333333331" table:style-name="ce1">
            <text:p>0.341675583</text:p>
          </table:table-cell>
          <table:table-cell office:value-type="float" office:value="0.34756654166666673" table:style-name="ce1">
            <text:p>0.347566542</text:p>
          </table:table-cell>
          <table:table-cell office:value-type="float" office:value="0.38291229166666668" table:style-name="ce1">
            <text:p>0.382912292</text:p>
          </table:table-cell>
          <table:table-cell office:value-type="float" office:value="0.42414900000000005" table:style-name="ce1">
            <text:p>0.424149</text:p>
          </table:table-cell>
          <table:table-cell office:value-type="float" office:value="0.50073145833333343" table:style-name="ce1">
            <text:p>0.500731458</text:p>
          </table:table-cell>
          <table:table-cell office:value-type="float" office:value="0.55964104166666673" table:style-name="ce1">
            <text:p>0.559641042</text:p>
          </table:table-cell>
          <table:table-cell office:value-type="float" office:value="0.58320487500000007" table:style-name="ce1">
            <text:p>0.583204875</text:p>
          </table:table-cell>
          <table:table-cell office:value-type="float" office:value="0.58909583333333337" table:style-name="ce1">
            <text:p>0.589095833</text:p>
          </table:table-cell>
          <table:table-cell office:value-type="float" office:value="0.58320487500000007" table:style-name="ce1">
            <text:p>0.583204875</text:p>
          </table:table-cell>
          <table:table-cell office:value-type="float" office:value="0.54785912500000011" table:style-name="ce1">
            <text:p>0.547859125</text:p>
          </table:table-cell>
          <table:table-cell office:value-type="float" office:value="0.5419681666666667" table:style-name="ce1">
            <text:p>0.541968167</text:p>
          </table:table-cell>
          <table:table-cell office:value-type="float" office:value="0.53018624999999997" table:style-name="ce1">
            <text:p>0.53018625</text:p>
          </table:table-cell>
          <table:table-cell office:value-type="float" office:value="0.51840433333333336" table:style-name="ce1">
            <text:p>0.518404333</text:p>
          </table:table-cell>
          <table:table-cell office:value-type="float" office:value="0.53554166666666669" table:style-name="ce1">
            <text:p>0.535541667</text:p>
          </table:table-cell>
          <table:table-cell office:value-type="float" office:value="0.58909583333333337" table:style-name="ce1">
            <text:p>0.589095833</text:p>
          </table:table-cell>
          <table:table-cell office:value-type="float" office:value="0.63193916666666661" table:style-name="ce1">
            <text:p>0.631939167</text:p>
          </table:table-cell>
          <table:table-cell office:value-type="float" office:value="0.64265000000000005" table:style-name="ce1">
            <text:p>0.64265</text:p>
          </table:table-cell>
          <table:table-cell office:value-type="float" office:value="0.62658374999999999" table:style-name="ce1">
            <text:p>0.62658375</text:p>
          </table:table-cell>
          <table:table-cell office:value-type="float" office:value="0.56231875000000009" table:style-name="ce1">
            <text:p>0.56231875</text:p>
          </table:table-cell>
          <table:table-cell office:value-type="float" office:value="0.48198750000000001" table:style-name="ce1">
            <text:p>0.4819875</text:p>
          </table:table-cell>
          <table:table-cell office:value-type="float" office:value="0.41236708333333338" table:style-name="ce1">
            <text:p>0.412367083</text:p>
          </table:table-cell>
          <table:table-cell table:number-columns-repeated="16359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0.16863" table:formula="of:=0.5775*[.U71]" table:style-name="ce1">
            <text:p>0.16863</text:p>
          </table:table-cell>
          <table:table-cell office:value-type="float" office:value="0.16595333333333334" table:style-name="ce1">
            <text:p>0.165953333</text:p>
          </table:table-cell>
          <table:table-cell office:value-type="float" office:value="0.16059999999999999" table:style-name="ce1">
            <text:p>0.1606</text:p>
          </table:table-cell>
          <table:table-cell office:value-type="float" office:value="0.15524666666666664" table:style-name="ce1">
            <text:p>0.155246667</text:p>
          </table:table-cell>
          <table:table-cell office:value-type="float" office:value="0.15792333333333333" table:style-name="ce1">
            <text:p>0.157923333</text:p>
          </table:table-cell>
          <table:table-cell office:value-type="float" office:value="0.17398333333333332" table:style-name="ce1">
            <text:p>0.173983333</text:p>
          </table:table-cell>
          <table:table-cell office:value-type="float" office:value="0.19272" table:style-name="ce1">
            <text:p>0.19272</text:p>
          </table:table-cell>
          <table:table-cell office:value-type="float" office:value="0.22751666666666664" table:style-name="ce1">
            <text:p>0.227516667</text:p>
          </table:table-cell>
          <table:table-cell office:value-type="float" office:value="0.25428333333333331" table:style-name="ce1">
            <text:p>0.254283333</text:p>
          </table:table-cell>
          <table:table-cell office:value-type="float" office:value="0.26499" table:style-name="ce1">
            <text:p>0.26499</text:p>
          </table:table-cell>
          <table:table-cell office:value-type="float" office:value="0.26766666666666666" table:style-name="ce1">
            <text:p>0.267666667</text:p>
          </table:table-cell>
          <table:table-cell office:value-type="float" office:value="0.26499" table:style-name="ce1">
            <text:p>0.26499</text:p>
          </table:table-cell>
          <table:table-cell office:value-type="float" office:value="0.24892999999999998" table:style-name="ce1">
            <text:p>0.24893</text:p>
          </table:table-cell>
          <table:table-cell office:value-type="float" office:value="0.24625333333333332" table:style-name="ce1">
            <text:p>0.246253333</text:p>
          </table:table-cell>
          <table:table-cell office:value-type="float" office:value="0.24089999999999998" table:style-name="ce1">
            <text:p>0.2409</text:p>
          </table:table-cell>
          <table:table-cell office:value-type="float" office:value="0.23554666666666665" table:style-name="ce1">
            <text:p>0.235546667</text:p>
          </table:table-cell>
          <table:table-cell office:value-type="float" office:value="0.24333333333333332" table:style-name="ce1">
            <text:p>0.243333333</text:p>
          </table:table-cell>
          <table:table-cell office:value-type="float" office:value="0.26766666666666666" table:style-name="ce1">
            <text:p>0.267666667</text:p>
          </table:table-cell>
          <table:table-cell office:value-type="float" office:value="0.28713333333333324" table:style-name="ce1">
            <text:p>0.287133333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0.28469999999999995" table:style-name="ce1">
            <text:p>0.2847</text:p>
          </table:table-cell>
          <table:table-cell office:value-type="float" office:value="0.2555" table:style-name="ce1">
            <text:p>0.2555</text:p>
          </table:table-cell>
          <table:table-cell office:value-type="float" office:value="0.21899999999999997" table:style-name="ce1">
            <text:p>0.219</text:p>
          </table:table-cell>
          <table:table-cell office:value-type="float" office:value="0.18736666666666668" table:style-name="ce1">
            <text:p>0.187366667</text:p>
          </table:table-cell>
          <table:table-cell table:number-columns-repeated="16359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0.20225782500000003" table:formula="of:=0.5775*[.U72]" table:style-name="ce1">
            <text:p>0.202257825</text:p>
          </table:table-cell>
          <table:table-cell office:value-type="float" office:value="0.19904738333333336" table:style-name="ce1">
            <text:p>0.199047383</text:p>
          </table:table-cell>
          <table:table-cell office:value-type="float" office:value="0.19262650000000003" table:style-name="ce1">
            <text:p>0.1926265</text:p>
          </table:table-cell>
          <table:table-cell office:value-type="float" office:value="0.18620561666666668" table:style-name="ce1">
            <text:p>0.186205617</text:p>
          </table:table-cell>
          <table:table-cell office:value-type="float" office:value="0.18941605833333339" table:style-name="ce1">
            <text:p>0.189416058</text:p>
          </table:table-cell>
          <table:table-cell office:value-type="float" office:value="0.20867870833333335" table:style-name="ce1">
            <text:p>0.208678708</text:p>
          </table:table-cell>
          <table:table-cell office:value-type="float" office:value="0.23115180000000005" table:style-name="ce1">
            <text:p>0.2311518</text:p>
          </table:table-cell>
          <table:table-cell office:value-type="float" office:value="0.27288754166666668" table:style-name="ce1">
            <text:p>0.272887542</text:p>
          </table:table-cell>
          <table:table-cell office:value-type="float" office:value="0.30499195833333337" table:style-name="ce1">
            <text:p>0.304991958</text:p>
          </table:table-cell>
          <table:table-cell office:value-type="float" office:value="0.31783372500000001" table:style-name="ce1">
            <text:p>0.317833725</text:p>
          </table:table-cell>
          <table:table-cell office:value-type="float" office:value="0.32104416666666669" table:style-name="ce1">
            <text:p>0.321044167</text:p>
          </table:table-cell>
          <table:table-cell office:value-type="float" office:value="0.31783372500000001" table:style-name="ce1">
            <text:p>0.317833725</text:p>
          </table:table-cell>
          <table:table-cell office:value-type="float" office:value="0.29857107500000007" table:style-name="ce1">
            <text:p>0.298571075</text:p>
          </table:table-cell>
          <table:table-cell office:value-type="float" office:value="0.2953606333333334" table:style-name="ce1">
            <text:p>0.295360633</text:p>
          </table:table-cell>
          <table:table-cell office:value-type="float" office:value="0.28893975" table:style-name="ce1">
            <text:p>0.28893975</text:p>
          </table:table-cell>
          <table:table-cell office:value-type="float" office:value="0.2825188666666667" table:style-name="ce1">
            <text:p>0.282518867</text:p>
          </table:table-cell>
          <table:table-cell office:value-type="float" office:value="0.29185833333333339" table:style-name="ce1">
            <text:p>0.291858333</text:p>
          </table:table-cell>
          <table:table-cell office:value-type="float" office:value="0.32104416666666669" table:style-name="ce1">
            <text:p>0.321044167</text:p>
          </table:table-cell>
          <table:table-cell office:value-type="float" office:value="0.34439283333333331" table:style-name="ce1">
            <text:p>0.344392833</text:p>
          </table:table-cell>
          <table:table-cell office:value-type="float" office:value="0.35023000000000004" table:style-name="ce1">
            <text:p>0.35023</text:p>
          </table:table-cell>
          <table:table-cell office:value-type="float" office:value="0.34147425000000003" table:style-name="ce1">
            <text:p>0.34147425</text:p>
          </table:table-cell>
          <table:table-cell office:value-type="float" office:value="0.30645125000000006" table:style-name="ce1">
            <text:p>0.30645125</text:p>
          </table:table-cell>
          <table:table-cell office:value-type="float" office:value="0.26267250000000003" table:style-name="ce1">
            <text:p>0.2626725</text:p>
          </table:table-cell>
          <table:table-cell office:value-type="float" office:value="0.22473091666666672" table:style-name="ce1">
            <text:p>0.224730917</text:p>
          </table:table-cell>
          <table:table-cell table:number-columns-repeated="16359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9.1071750000000007E-2" table:formula="of:=0.5775*[.U73]" table:style-name="ce1">
            <text:p>0.09107175</text:p>
          </table:table-cell>
          <table:table-cell office:value-type="float" office:value="8.9626166666666673E-2" table:style-name="ce1">
            <text:p>0.089626167</text:p>
          </table:table-cell>
          <table:table-cell office:value-type="float" office:value="8.6735000000000007E-2" table:style-name="ce1">
            <text:p>0.086735</text:p>
          </table:table-cell>
          <table:table-cell office:value-type="float" office:value="8.3843833333333326E-2" table:style-name="ce1">
            <text:p>0.083843833</text:p>
          </table:table-cell>
          <table:table-cell office:value-type="float" office:value="8.5289416666666673E-2" table:style-name="ce1">
            <text:p>0.085289417</text:p>
          </table:table-cell>
          <table:table-cell office:value-type="float" office:value="9.3962916666666674E-2" table:style-name="ce1">
            <text:p>0.093962917</text:p>
          </table:table-cell>
          <table:table-cell office:value-type="float" office:value="0.10408200000000001" table:style-name="ce1">
            <text:p>0.104082</text:p>
          </table:table-cell>
          <table:table-cell office:value-type="float" office:value="0.12287458333333334" table:style-name="ce1">
            <text:p>0.122874583</text:p>
          </table:table-cell>
          <table:table-cell office:value-type="float" office:value="0.13733041666666668" table:style-name="ce1">
            <text:p>0.137330417</text:p>
          </table:table-cell>
          <table:table-cell office:value-type="float" office:value="0.14311275000000001" table:style-name="ce1">
            <text:p>0.14311275</text:p>
          </table:table-cell>
          <table:table-cell office:value-type="float" office:value="0.14455833333333334" table:style-name="ce1">
            <text:p>0.144558333</text:p>
          </table:table-cell>
          <table:table-cell office:value-type="float" office:value="0.14311275000000001" table:style-name="ce1">
            <text:p>0.14311275</text:p>
          </table:table-cell>
          <table:table-cell office:value-type="float" office:value="0.13443925000000001" table:style-name="ce1">
            <text:p>0.13443925</text:p>
          </table:table-cell>
          <table:table-cell office:value-type="float" office:value="0.13299366666666668" table:style-name="ce1">
            <text:p>0.132993667</text:p>
          </table:table-cell>
          <table:table-cell office:value-type="float" office:value="0.13010250000000001" table:style-name="ce1">
            <text:p>0.1301025</text:p>
          </table:table-cell>
          <table:table-cell office:value-type="float" office:value="0.12721133333333334" table:style-name="ce1">
            <text:p>0.127211333</text:p>
          </table:table-cell>
          <table:table-cell office:value-type="float" office:value="0.13141666666666668" table:style-name="ce1">
            <text:p>0.131416667</text:p>
          </table:table-cell>
          <table:table-cell office:value-type="float" office:value="0.14455833333333334" table:style-name="ce1">
            <text:p>0.144558333</text:p>
          </table:table-cell>
          <table:table-cell office:value-type="float" office:value="0.15507166666666664" table:style-name="ce1">
            <text:p>0.155071667</text:p>
          </table:table-cell>
          <table:table-cell office:value-type="float" office:value="0.15770000000000001" table:style-name="ce1">
            <text:p>0.1577</text:p>
          </table:table-cell>
          <table:table-cell office:value-type="float" office:value="0.15375749999999999" table:style-name="ce1">
            <text:p>0.1537575</text:p>
          </table:table-cell>
          <table:table-cell office:value-type="float" office:value="0.13798750000000001" table:style-name="ce1">
            <text:p>0.1379875</text:p>
          </table:table-cell>
          <table:table-cell office:value-type="float" office:value="0.11827500000000001" table:style-name="ce1">
            <text:p>0.118275</text:p>
          </table:table-cell>
          <table:table-cell office:value-type="float" office:value="0.10119083333333334" table:style-name="ce1">
            <text:p>0.101190833</text:p>
          </table:table-cell>
          <table:table-cell table:number-columns-repeated="16359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.0054275000000001E-2" table:formula="of:=0.5775*[.U74]" table:style-name="ce1">
            <text:p>0.010054275</text:p>
          </table:table-cell>
          <table:table-cell office:value-type="float" office:value="9.8946833333333345E-3" table:style-name="ce1">
            <text:p>0.009894683</text:p>
          </table:table-cell>
          <table:table-cell office:value-type="float" office:value="9.5755000000000024E-3" table:style-name="ce1">
            <text:p>0.0095755</text:p>
          </table:table-cell>
          <table:table-cell office:value-type="float" office:value="9.2563166666666669E-3" table:style-name="ce1">
            <text:p>0.009256317</text:p>
          </table:table-cell>
          <table:table-cell office:value-type="float" office:value="9.4159083333333355E-3" table:style-name="ce1">
            <text:p>0.009415908</text:p>
          </table:table-cell>
          <table:table-cell office:value-type="float" office:value="1.0373458333333333E-2" table:style-name="ce1">
            <text:p>0.010373458</text:p>
          </table:table-cell>
          <table:table-cell office:value-type="float" office:value="1.1490600000000002E-2" table:style-name="ce1">
            <text:p>0.0114906</text:p>
          </table:table-cell>
          <table:table-cell office:value-type="float" office:value="1.3565291666666668E-2" table:style-name="ce1">
            <text:p>0.013565292</text:p>
          </table:table-cell>
          <table:table-cell office:value-type="float" office:value="1.5161208333333336E-2" table:style-name="ce1">
            <text:p>0.015161208</text:p>
          </table:table-cell>
          <table:table-cell office:value-type="float" office:value="1.5799575E-2" table:style-name="ce1">
            <text:p>0.015799575</text:p>
          </table:table-cell>
          <table:table-cell office:value-type="float" office:value="1.5959166666666667E-2" table:style-name="ce1">
            <text:p>0.015959167</text:p>
          </table:table-cell>
          <table:table-cell office:value-type="float" office:value="1.5799575E-2" table:style-name="ce1">
            <text:p>0.015799575</text:p>
          </table:table-cell>
          <table:table-cell office:value-type="float" office:value="1.4842025000000002E-2" table:style-name="ce1">
            <text:p>0.014842025</text:p>
          </table:table-cell>
          <table:table-cell office:value-type="float" office:value="1.4682433333333337E-2" table:style-name="ce1">
            <text:p>0.014682433</text:p>
          </table:table-cell>
          <table:table-cell office:value-type="float" office:value="1.4363250000000001E-2" table:style-name="ce1">
            <text:p>0.01436325</text:p>
          </table:table-cell>
          <table:table-cell office:value-type="float" office:value="1.4044066666666667E-2" table:style-name="ce1">
            <text:p>0.014044067</text:p>
          </table:table-cell>
          <table:table-cell office:value-type="float" office:value="1.4508333333333335E-2" table:style-name="ce1">
            <text:p>0.014508333</text:p>
          </table:table-cell>
          <table:table-cell office:value-type="float" office:value="1.5959166666666667E-2" table:style-name="ce1">
            <text:p>0.015959167</text:p>
          </table:table-cell>
          <table:table-cell office:value-type="float" office:value="1.7119833333333331E-2" table:style-name="ce1">
            <text:p>0.017119833</text:p>
          </table:table-cell>
          <table:table-cell office:value-type="float" office:value="1.7410000000000002E-2" table:style-name="ce1">
            <text:p>0.01741</text:p>
          </table:table-cell>
          <table:table-cell office:value-type="float" office:value="1.697475E-2" table:style-name="ce1">
            <text:p>0.01697475</text:p>
          </table:table-cell>
          <table:table-cell office:value-type="float" office:value="1.5233750000000001E-2" table:style-name="ce1">
            <text:p>0.01523375</text:p>
          </table:table-cell>
          <table:table-cell office:value-type="float" office:value="1.3057500000000001E-2" table:style-name="ce1">
            <text:p>0.0130575</text:p>
          </table:table-cell>
          <table:table-cell office:value-type="float" office:value="1.1171416666666668E-2" table:style-name="ce1">
            <text:p>0.011171417</text:p>
          </table:table-cell>
          <table:table-cell table:number-columns-repeated="16359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3.9096750000000005E-3" table:formula="of:=0.5775*[.U75]" table:style-name="ce1">
            <text:p>0.003909675</text:p>
          </table:table-cell>
          <table:table-cell office:value-type="float" office:value="3.8476166666666675E-3" table:style-name="ce1">
            <text:p>0.003847617</text:p>
          </table:table-cell>
          <table:table-cell office:value-type="float" office:value="3.7235000000000007E-3" table:style-name="ce1">
            <text:p>0.0037235</text:p>
          </table:table-cell>
          <table:table-cell office:value-type="float" office:value="3.5993833333333334E-3" table:style-name="ce1">
            <text:p>0.003599383</text:p>
          </table:table-cell>
          <table:table-cell office:value-type="float" office:value="3.6614416666666677E-3" table:style-name="ce1">
            <text:p>0.003661442</text:p>
          </table:table-cell>
          <table:table-cell office:value-type="float" office:value="4.0337916666666673E-3" table:style-name="ce1">
            <text:p>0.004033792</text:p>
          </table:table-cell>
          <table:table-cell office:value-type="float" office:value="4.4682000000000012E-3" table:style-name="ce1">
            <text:p>0.0044682</text:p>
          </table:table-cell>
          <table:table-cell office:value-type="float" office:value="5.2749583333333338E-3" table:style-name="ce1">
            <text:p>0.005274958</text:p>
          </table:table-cell>
          <table:table-cell office:value-type="float" office:value="5.8955416666666679E-3" table:style-name="ce1">
            <text:p>0.005895542</text:p>
          </table:table-cell>
          <table:table-cell office:value-type="float" office:value="6.1437750000000006E-3" table:style-name="ce1">
            <text:p>0.006143775</text:p>
          </table:table-cell>
          <table:table-cell office:value-type="float" office:value="6.205833333333334E-3" table:style-name="ce1">
            <text:p>0.006205833</text:p>
          </table:table-cell>
          <table:table-cell office:value-type="float" office:value="6.1437750000000006E-3" table:style-name="ce1">
            <text:p>0.006143775</text:p>
          </table:table-cell>
          <table:table-cell office:value-type="float" office:value="5.771425000000001E-3" table:style-name="ce1">
            <text:p>0.005771425</text:p>
          </table:table-cell>
          <table:table-cell office:value-type="float" office:value="5.7093666666666676E-3" table:style-name="ce1">
            <text:p>0.005709367</text:p>
          </table:table-cell>
          <table:table-cell office:value-type="float" office:value="5.5852500000000008E-3" table:style-name="ce1">
            <text:p>0.00558525</text:p>
          </table:table-cell>
          <table:table-cell office:value-type="float" office:value="5.461133333333334E-3" table:style-name="ce1">
            <text:p>0.005461133</text:p>
          </table:table-cell>
          <table:table-cell office:value-type="float" office:value="5.6416666666666672E-3" table:style-name="ce1">
            <text:p>0.005641667</text:p>
          </table:table-cell>
          <table:table-cell office:value-type="float" office:value="6.205833333333334E-3" table:style-name="ce1">
            <text:p>0.006205833</text:p>
          </table:table-cell>
          <table:table-cell office:value-type="float" office:value="6.6571666666666663E-3" table:style-name="ce1">
            <text:p>0.006657167</text:p>
          </table:table-cell>
          <table:table-cell office:value-type="float" office:value="6.7700000000000008E-3" table:style-name="ce1">
            <text:p>0.00677</text:p>
          </table:table-cell>
          <table:table-cell office:value-type="float" office:value="6.6007500000000007E-3" table:style-name="ce1">
            <text:p>0.00660075</text:p>
          </table:table-cell>
          <table:table-cell office:value-type="float" office:value="5.9237500000000011E-3" table:style-name="ce1">
            <text:p>0.00592375</text:p>
          </table:table-cell>
          <table:table-cell office:value-type="float" office:value="5.0775000000000004E-3" table:style-name="ce1">
            <text:p>0.0050775</text:p>
          </table:table-cell>
          <table:table-cell office:value-type="float" office:value="4.3440833333333343E-3" table:style-name="ce1">
            <text:p>0.004344083</text:p>
          </table:table-cell>
          <table:table-cell table:number-columns-repeated="16359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2.2349250000000001E-2" table:formula="of:=0.5775*[.U76]" table:style-name="ce1">
            <text:p>0.02234925</text:p>
          </table:table-cell>
          <table:table-cell office:value-type="float" office:value="2.19945E-2" table:style-name="ce1">
            <text:p>0.0219945</text:p>
          </table:table-cell>
          <table:table-cell office:value-type="float" office:value="2.1285000000000002E-2" table:style-name="ce1">
            <text:p>0.021285</text:p>
          </table:table-cell>
          <table:table-cell office:value-type="float" office:value="2.0575499999999997E-2" table:style-name="ce1">
            <text:p>0.0205755</text:p>
          </table:table-cell>
          <table:table-cell office:value-type="float" office:value="2.0930250000000001E-2" table:style-name="ce1">
            <text:p>0.02093025</text:p>
          </table:table-cell>
          <table:table-cell office:value-type="float" office:value="2.3058749999999999E-2" table:style-name="ce1">
            <text:p>0.02305875</text:p>
          </table:table-cell>
          <table:table-cell office:value-type="float" office:value="2.5541999999999999E-2" table:style-name="ce1">
            <text:p>0.025542</text:p>
          </table:table-cell>
          <table:table-cell office:value-type="float" office:value="3.015375E-2" table:style-name="ce1">
            <text:p>0.03015375</text:p>
          </table:table-cell>
          <table:table-cell office:value-type="float" office:value="3.3701250000000002E-2" table:style-name="ce1">
            <text:p>0.03370125</text:p>
          </table:table-cell>
          <table:table-cell office:value-type="float" office:value="3.5120249999999999E-2" table:style-name="ce1">
            <text:p>0.03512025</text:p>
          </table:table-cell>
          <table:table-cell office:value-type="float" office:value="3.5475E-2" table:style-name="ce1">
            <text:p>0.035475</text:p>
          </table:table-cell>
          <table:table-cell office:value-type="float" office:value="3.5120249999999999E-2" table:style-name="ce1">
            <text:p>0.03512025</text:p>
          </table:table-cell>
          <table:table-cell office:value-type="float" office:value="3.299175E-2" table:style-name="ce1">
            <text:p>0.03299175</text:p>
          </table:table-cell>
          <table:table-cell office:value-type="float" office:value="3.2636999999999999E-2" table:style-name="ce1">
            <text:p>0.032637</text:p>
          </table:table-cell>
          <table:table-cell office:value-type="float" office:value="3.1927499999999998E-2" table:style-name="ce1">
            <text:p>0.0319275</text:p>
          </table:table-cell>
          <table:table-cell office:value-type="float" office:value="3.1217999999999999E-2" table:style-name="ce1">
            <text:p>0.031218</text:p>
          </table:table-cell>
          <table:table-cell office:value-type="float" office:value="3.2250000000000001E-2" table:style-name="ce1">
            <text:p>0.03225</text:p>
          </table:table-cell>
          <table:table-cell office:value-type="float" office:value="3.5475E-2" table:style-name="ce1">
            <text:p>0.035475</text:p>
          </table:table-cell>
          <table:table-cell office:value-type="float" office:value="3.8054999999999992E-2" table:style-name="ce1">
            <text:p>0.038055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7732499999999995E-2" table:style-name="ce1">
            <text:p>0.0377325</text:p>
          </table:table-cell>
          <table:table-cell office:value-type="float" office:value="3.3862499999999997E-2" table:style-name="ce1">
            <text:p>0.0338625</text:p>
          </table:table-cell>
          <table:table-cell office:value-type="float" office:value="2.9024999999999999E-2" table:style-name="ce1">
            <text:p>0.029025</text:p>
          </table:table-cell>
          <table:table-cell office:value-type="float" office:value="2.48325E-2" table:style-name="ce1">
            <text:p>0.0248325</text:p>
          </table:table-cell>
          <table:table-cell table:number-columns-repeated="1635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0.19557615" table:formula="of:=0.5775*[.U77]" table:style-name="ce1">
            <text:p>0.19557615</text:p>
          </table:table-cell>
          <table:table-cell office:value-type="float" office:value="0.19247176666666668" table:style-name="ce1">
            <text:p>0.192471767</text:p>
          </table:table-cell>
          <table:table-cell office:value-type="float" office:value="0.18626300000000001" table:style-name="ce1">
            <text:p>0.186263</text:p>
          </table:table-cell>
          <table:table-cell office:value-type="float" office:value="0.18005423333333331" table:style-name="ce1">
            <text:p>0.180054233</text:p>
          </table:table-cell>
          <table:table-cell office:value-type="float" office:value="0.18315861666666669" table:style-name="ce1">
            <text:p>0.183158617</text:p>
          </table:table-cell>
          <table:table-cell office:value-type="float" office:value="0.20178491666666667" table:style-name="ce1">
            <text:p>0.201784917</text:p>
          </table:table-cell>
          <table:table-cell office:value-type="float" office:value="0.22351560000000001" table:style-name="ce1">
            <text:p>0.2235156</text:p>
          </table:table-cell>
          <table:table-cell office:value-type="float" office:value="0.26387258333333335" table:style-name="ce1">
            <text:p>0.263872583</text:p>
          </table:table-cell>
          <table:table-cell office:value-type="float" office:value="0.29491641666666668" table:style-name="ce1">
            <text:p>0.294916417</text:p>
          </table:table-cell>
          <table:table-cell office:value-type="float" office:value="0.30733395000000002" table:style-name="ce1">
            <text:p>0.30733395</text:p>
          </table:table-cell>
          <table:table-cell office:value-type="float" office:value="0.31043833333333332" table:style-name="ce1">
            <text:p>0.310438333</text:p>
          </table:table-cell>
          <table:table-cell office:value-type="float" office:value="0.30733395000000002" table:style-name="ce1">
            <text:p>0.30733395</text:p>
          </table:table-cell>
          <table:table-cell office:value-type="float" office:value="0.28870765000000004" table:style-name="ce1">
            <text:p>0.28870765</text:p>
          </table:table-cell>
          <table:table-cell office:value-type="float" office:value="0.28560326666666669" table:style-name="ce1">
            <text:p>0.285603267</text:p>
          </table:table-cell>
          <table:table-cell office:value-type="float" office:value="0.27939449999999999" table:style-name="ce1">
            <text:p>0.2793945</text:p>
          </table:table-cell>
          <table:table-cell office:value-type="float" office:value="0.27318573333333335" table:style-name="ce1">
            <text:p>0.273185733</text:p>
          </table:table-cell>
          <table:table-cell office:value-type="float" office:value="0.28221666666666667" table:style-name="ce1">
            <text:p>0.282216667</text:p>
          </table:table-cell>
          <table:table-cell office:value-type="float" office:value="0.31043833333333332" table:style-name="ce1">
            <text:p>0.310438333</text:p>
          </table:table-cell>
          <table:table-cell office:value-type="float" office:value="0.33301566666666665" table:style-name="ce1">
            <text:p>0.333015667</text:p>
          </table:table-cell>
          <table:table-cell office:value-type="float" office:value="0.33866000000000002" table:style-name="ce1">
            <text:p>0.33866</text:p>
          </table:table-cell>
          <table:table-cell office:value-type="float" office:value="0.33019350000000003" table:style-name="ce1">
            <text:p>0.3301935</text:p>
          </table:table-cell>
          <table:table-cell office:value-type="float" office:value="0.29632750000000002" table:style-name="ce1">
            <text:p>0.2963275</text:p>
          </table:table-cell>
          <table:table-cell office:value-type="float" office:value="0.25399500000000003" table:style-name="ce1">
            <text:p>0.253995</text:p>
          </table:table-cell>
          <table:table-cell office:value-type="float" office:value="0.21730683333333337" table:style-name="ce1">
            <text:p>0.217306833</text:p>
          </table:table-cell>
          <table:table-cell table:number-columns-repeated="16359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0.69872302500000005" table:formula="of:=0.5775*[.U78]" table:style-name="ce1">
            <text:p>0.698723025</text:p>
          </table:table-cell>
          <table:table-cell office:value-type="float" office:value="0.68763218333333342" table:style-name="ce1">
            <text:p>0.687632183</text:p>
          </table:table-cell>
          <table:table-cell office:value-type="float" office:value="0.66545050000000006" table:style-name="ce1">
            <text:p>0.6654505</text:p>
          </table:table-cell>
          <table:table-cell office:value-type="float" office:value="0.64326881666666669" table:style-name="ce1">
            <text:p>0.643268817</text:p>
          </table:table-cell>
          <table:table-cell office:value-type="float" office:value="0.65435965833333343" table:style-name="ce1">
            <text:p>0.654359658</text:p>
          </table:table-cell>
          <table:table-cell office:value-type="float" office:value="0.72090470833333331" table:style-name="ce1">
            <text:p>0.720904708</text:p>
          </table:table-cell>
          <table:table-cell office:value-type="float" office:value="0.79854060000000004" table:style-name="ce1">
            <text:p>0.7985406</text:p>
          </table:table-cell>
          <table:table-cell office:value-type="float" office:value="0.94272154166666666" table:style-name="ce1">
            <text:p>0.942721542</text:p>
          </table:table-cell>
          <table:table-cell office:value-type="float" office:value="1.0536299583333333" table:style-name="ce1">
            <text:p>1.053629958</text:p>
          </table:table-cell>
          <table:table-cell office:value-type="float" office:value="1.097993325" table:style-name="ce1">
            <text:p>1.097993325</text:p>
          </table:table-cell>
          <table:table-cell office:value-type="float" office:value="1.1090841666666666" table:style-name="ce1">
            <text:p>1.109084167</text:p>
          </table:table-cell>
          <table:table-cell office:value-type="float" office:value="1.097993325" table:style-name="ce1">
            <text:p>1.097993325</text:p>
          </table:table-cell>
          <table:table-cell office:value-type="float" office:value="1.031448275" table:style-name="ce1">
            <text:p>1.031448275</text:p>
          </table:table-cell>
          <table:table-cell office:value-type="float" office:value="1.0203574333333334" table:style-name="ce1">
            <text:p>1.020357433</text:p>
          </table:table-cell>
          <table:table-cell office:value-type="float" office:value="0.99817575000000003" table:style-name="ce1">
            <text:p>0.99817575</text:p>
          </table:table-cell>
          <table:table-cell office:value-type="float" office:value="0.97599406666666666" table:style-name="ce1">
            <text:p>0.975994067</text:p>
          </table:table-cell>
          <table:table-cell office:value-type="float" office:value="1.0082583333333335" table:style-name="ce1">
            <text:p>1.008258333</text:p>
          </table:table-cell>
          <table:table-cell office:value-type="float" office:value="1.1090841666666666" table:style-name="ce1">
            <text:p>1.109084167</text:p>
          </table:table-cell>
          <table:table-cell office:value-type="float" office:value="1.1897448333333331" table:style-name="ce1">
            <text:p>1.189744833</text:p>
          </table:table-cell>
          <table:table-cell office:value-type="float" office:value="1.20991" table:style-name="ce1">
            <text:p>1.20991</text:p>
          </table:table-cell>
          <table:table-cell office:value-type="float" office:value="1.17966225" table:style-name="ce1">
            <text:p>1.17966225</text:p>
          </table:table-cell>
          <table:table-cell office:value-type="float" office:value="1.05867125" table:style-name="ce1">
            <text:p>1.05867125</text:p>
          </table:table-cell>
          <table:table-cell office:value-type="float" office:value="0.90743250000000009" table:style-name="ce1">
            <text:p>0.9074325</text:p>
          </table:table-cell>
          <table:table-cell office:value-type="float" office:value="0.77635891666666679" table:style-name="ce1">
            <text:p>0.776358917</text:p>
          </table:table-cell>
          <table:table-cell table:number-columns-repeated="16359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4.2463574999999996E-2" table:formula="of:=0.5775*[.U79]" table:style-name="ce1">
            <text:p>0.042463575</text:p>
          </table:table-cell>
          <table:table-cell office:value-type="float" office:value="4.1789550000000002E-2" table:style-name="ce1">
            <text:p>0.04178955</text:p>
          </table:table-cell>
          <table:table-cell office:value-type="float" office:value="4.0441500000000005E-2" table:style-name="ce1">
            <text:p>0.0404415</text:p>
          </table:table-cell>
          <table:table-cell office:value-type="float" office:value="3.9093449999999995E-2" table:style-name="ce1">
            <text:p>0.03909345</text:p>
          </table:table-cell>
          <table:table-cell office:value-type="float" office:value="3.9767475000000004E-2" table:style-name="ce1">
            <text:p>0.039767475</text:p>
          </table:table-cell>
          <table:table-cell office:value-type="float" office:value="4.3811625E-2" table:style-name="ce1">
            <text:p>0.043811625</text:p>
          </table:table-cell>
          <table:table-cell office:value-type="float" office:value="4.8529799999999998E-2" table:style-name="ce1">
            <text:p>0.0485298</text:p>
          </table:table-cell>
          <table:table-cell office:value-type="float" office:value="5.7292124999999999E-2" table:style-name="ce1">
            <text:p>0.057292125</text:p>
          </table:table-cell>
          <table:table-cell office:value-type="float" office:value="6.4032375000000002E-2" table:style-name="ce1">
            <text:p>0.064032375</text:p>
          </table:table-cell>
          <table:table-cell office:value-type="float" office:value="6.6728474999999995E-2" table:style-name="ce1">
            <text:p>0.066728475</text:p>
          </table:table-cell>
          <table:table-cell office:value-type="float" office:value="6.740249999999999E-2" table:style-name="ce1">
            <text:p>0.0674025</text:p>
          </table:table-cell>
          <table:table-cell office:value-type="float" office:value="6.6728474999999995E-2" table:style-name="ce1">
            <text:p>0.066728475</text:p>
          </table:table-cell>
          <table:table-cell office:value-type="float" office:value="6.2684324999999999E-2" table:style-name="ce1">
            <text:p>0.062684325</text:p>
          </table:table-cell>
          <table:table-cell office:value-type="float" office:value="6.2010300000000004E-2" table:style-name="ce1">
            <text:p>0.0620103</text:p>
          </table:table-cell>
          <table:table-cell office:value-type="float" office:value="6.0662249999999994E-2" table:style-name="ce1">
            <text:p>0.06066225</text:p>
          </table:table-cell>
          <table:table-cell office:value-type="float" office:value="5.9314199999999997E-2" table:style-name="ce1">
            <text:p>0.0593142</text:p>
          </table:table-cell>
          <table:table-cell office:value-type="float" office:value="6.1275000000000003E-2" table:style-name="ce1">
            <text:p>0.061275</text:p>
          </table:table-cell>
          <table:table-cell office:value-type="float" office:value="6.740249999999999E-2" table:style-name="ce1">
            <text:p>0.0674025</text:p>
          </table:table-cell>
          <table:table-cell office:value-type="float" office:value="7.230449999999998E-2" table:style-name="ce1">
            <text:p>0.0723045</text:p>
          </table:table-cell>
          <table:table-cell office:value-type="float" office:value="7.3529999999999998E-2" table:style-name="ce1">
            <text:p>0.07353</text:p>
          </table:table-cell>
          <table:table-cell office:value-type="float" office:value="7.1691749999999999E-2" table:style-name="ce1">
            <text:p>0.07169175</text:p>
          </table:table-cell>
          <table:table-cell office:value-type="float" office:value="6.433875E-2" table:style-name="ce1">
            <text:p>0.06433875</text:p>
          </table:table-cell>
          <table:table-cell office:value-type="float" office:value="5.5147500000000002E-2" table:style-name="ce1">
            <text:p>0.0551475</text:p>
          </table:table-cell>
          <table:table-cell office:value-type="float" office:value="4.7181750000000001E-2" table:style-name="ce1">
            <text:p>0.04718175</text:p>
          </table:table-cell>
          <table:table-cell table:number-columns-repeated="16359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5.0300250000000005E-3" table:formula="of:=0.5775*[.U80]" table:style-name="ce1">
            <text:p>0.005030025</text:p>
          </table:table-cell>
          <table:table-cell office:value-type="float" office:value="4.9501833333333344E-3" table:style-name="ce1">
            <text:p>0.004950183</text:p>
          </table:table-cell>
          <table:table-cell office:value-type="float" office:value="4.7905000000000005E-3" table:style-name="ce1">
            <text:p>0.0047905</text:p>
          </table:table-cell>
          <table:table-cell office:value-type="float" office:value="4.6308166666666666E-3" table:style-name="ce1">
            <text:p>0.004630817</text:p>
          </table:table-cell>
          <table:table-cell office:value-type="float" office:value="4.7106583333333344E-3" table:style-name="ce1">
            <text:p>0.004710658</text:p>
          </table:table-cell>
          <table:table-cell office:value-type="float" office:value="5.1897083333333335E-3" table:style-name="ce1">
            <text:p>0.005189708</text:p>
          </table:table-cell>
          <table:table-cell office:value-type="float" office:value="5.7486000000000004E-3" table:style-name="ce1">
            <text:p>0.0057486</text:p>
          </table:table-cell>
          <table:table-cell office:value-type="float" office:value="6.7865416666666673E-3" table:style-name="ce1">
            <text:p>0.006786542</text:p>
          </table:table-cell>
          <table:table-cell office:value-type="float" office:value="7.5849583333333342E-3" table:style-name="ce1">
            <text:p>0.007584958</text:p>
          </table:table-cell>
          <table:table-cell office:value-type="float" office:value="7.9043250000000002E-3" table:style-name="ce1">
            <text:p>0.007904325</text:p>
          </table:table-cell>
          <table:table-cell office:value-type="float" office:value="7.9841666666666672E-3" table:style-name="ce1">
            <text:p>0.007984167</text:p>
          </table:table-cell>
          <table:table-cell office:value-type="float" office:value="7.9043250000000002E-3" table:style-name="ce1">
            <text:p>0.007904325</text:p>
          </table:table-cell>
          <table:table-cell office:value-type="float" office:value="7.4252750000000011E-3" table:style-name="ce1">
            <text:p>0.007425275</text:p>
          </table:table-cell>
          <table:table-cell office:value-type="float" office:value="7.3454333333333342E-3" table:style-name="ce1">
            <text:p>0.007345433</text:p>
          </table:table-cell>
          <table:table-cell office:value-type="float" office:value="7.1857500000000003E-3" table:style-name="ce1">
            <text:p>0.00718575</text:p>
          </table:table-cell>
          <table:table-cell office:value-type="float" office:value="7.0260666666666673E-3" table:style-name="ce1">
            <text:p>0.007026067</text:p>
          </table:table-cell>
          <table:table-cell office:value-type="float" office:value="7.2583333333333345E-3" table:style-name="ce1">
            <text:p>0.007258333</text:p>
          </table:table-cell>
          <table:table-cell office:value-type="float" office:value="7.9841666666666672E-3" table:style-name="ce1">
            <text:p>0.007984167</text:p>
          </table:table-cell>
          <table:table-cell office:value-type="float" office:value="8.5648333333333323E-3" table:style-name="ce1">
            <text:p>0.008564833</text:p>
          </table:table-cell>
          <table:table-cell office:value-type="float" office:value="8.7100000000000007E-3" table:style-name="ce1">
            <text:p>0.00871</text:p>
          </table:table-cell>
          <table:table-cell office:value-type="float" office:value="8.4922499999999998E-3" table:style-name="ce1">
            <text:p>0.00849225</text:p>
          </table:table-cell>
          <table:table-cell office:value-type="float" office:value="7.6212500000000004E-3" table:style-name="ce1">
            <text:p>0.00762125</text:p>
          </table:table-cell>
          <table:table-cell office:value-type="float" office:value="6.5325000000000001E-3" table:style-name="ce1">
            <text:p>0.0065325</text:p>
          </table:table-cell>
          <table:table-cell office:value-type="float" office:value="5.5889166666666674E-3" table:style-name="ce1">
            <text:p>0.005588917</text:p>
          </table:table-cell>
          <table:table-cell table:number-columns-repeated="16359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6.7047750000000005E-3" table:formula="of:=0.5775*[.U81]" table:style-name="ce1">
            <text:p>0.006704775</text:p>
          </table:table-cell>
          <table:table-cell office:value-type="float" office:value="6.5983500000000002E-3" table:style-name="ce1">
            <text:p>0.00659835</text:p>
          </table:table-cell>
          <table:table-cell office:value-type="float" office:value="6.3855000000000006E-3" table:style-name="ce1">
            <text:p>0.0063855</text:p>
          </table:table-cell>
          <table:table-cell office:value-type="float" office:value="6.17265E-3" table:style-name="ce1">
            <text:p>0.00617265</text:p>
          </table:table-cell>
          <table:table-cell office:value-type="float" office:value="6.2790750000000011E-3" table:style-name="ce1">
            <text:p>0.006279075</text:p>
          </table:table-cell>
          <table:table-cell office:value-type="float" office:value="6.9176250000000002E-3" table:style-name="ce1">
            <text:p>0.006917625</text:p>
          </table:table-cell>
          <table:table-cell office:value-type="float" office:value="7.6626000000000003E-3" table:style-name="ce1">
            <text:p>0.0076626</text:p>
          </table:table-cell>
          <table:table-cell office:value-type="float" office:value="9.0461250000000003E-3" table:style-name="ce1">
            <text:p>0.009046125</text:p>
          </table:table-cell>
          <table:table-cell office:value-type="float" office:value="1.0110375000000001E-2" table:style-name="ce1">
            <text:p>0.010110375</text:p>
          </table:table-cell>
          <table:table-cell office:value-type="float" office:value="1.0536075000000001E-2" table:style-name="ce1">
            <text:p>0.010536075</text:p>
          </table:table-cell>
          <table:table-cell office:value-type="float" office:value="1.0642500000000001E-2" table:style-name="ce1">
            <text:p>0.0106425</text:p>
          </table:table-cell>
          <table:table-cell office:value-type="float" office:value="1.0536075000000001E-2" table:style-name="ce1">
            <text:p>0.010536075</text:p>
          </table:table-cell>
          <table:table-cell office:value-type="float" office:value="9.8975250000000008E-3" table:style-name="ce1">
            <text:p>0.009897525</text:p>
          </table:table-cell>
          <table:table-cell office:value-type="float" office:value="9.7911000000000005E-3" table:style-name="ce1">
            <text:p>0.0097911</text:p>
          </table:table-cell>
          <table:table-cell office:value-type="float" office:value="9.57825E-3" table:style-name="ce1">
            <text:p>0.00957825</text:p>
          </table:table-cell>
          <table:table-cell office:value-type="float" office:value="9.3653999999999994E-3" table:style-name="ce1">
            <text:p>0.0093654</text:p>
          </table:table-cell>
          <table:table-cell office:value-type="float" office:value="9.6750000000000013E-3" table:style-name="ce1">
            <text:p>0.009675</text:p>
          </table:table-cell>
          <table:table-cell office:value-type="float" office:value="1.0642500000000001E-2" table:style-name="ce1">
            <text:p>0.0106425</text:p>
          </table:table-cell>
          <table:table-cell office:value-type="float" office:value="1.1416499999999998E-2" table:style-name="ce1">
            <text:p>0.0114165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31975E-2" table:style-name="ce1">
            <text:p>0.01131975</text:p>
          </table:table-cell>
          <table:table-cell office:value-type="float" office:value="1.0158750000000001E-2" table:style-name="ce1">
            <text:p>0.01015875</text:p>
          </table:table-cell>
          <table:table-cell office:value-type="float" office:value="8.7075E-3" table:style-name="ce1">
            <text:p>0.0087075</text:p>
          </table:table-cell>
          <table:table-cell office:value-type="float" office:value="7.4497500000000006E-3" table:style-name="ce1">
            <text:p>0.00744975</text:p>
          </table:table-cell>
          <table:table-cell table:number-columns-repeated="16359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5.60175E-4" table:formula="of:=0.5775*[.U82]" table:style-name="ce1">
            <text:p>0.000560175</text:p>
          </table:table-cell>
          <table:table-cell office:value-type="float" office:value="5.5128333333333333E-4" table:style-name="ce1">
            <text:p>0.000551283</text:p>
          </table:table-cell>
          <table:table-cell office:value-type="float" office:value="5.3350000000000012E-4" table:style-name="ce1">
            <text:p>0.0005335</text:p>
          </table:table-cell>
          <table:table-cell office:value-type="float" office:value="5.1571666666666669E-4" table:style-name="ce1">
            <text:p>0.000515717</text:p>
          </table:table-cell>
          <table:table-cell office:value-type="float" office:value="5.2460833333333346E-4" table:style-name="ce1">
            <text:p>0.000524608</text:p>
          </table:table-cell>
          <table:table-cell office:value-type="float" office:value="5.7795833333333332E-4" table:style-name="ce1">
            <text:p>0.000577958</text:p>
          </table:table-cell>
          <table:table-cell office:value-type="float" office:value="6.4020000000000006E-4" table:style-name="ce1">
            <text:p>0.0006402</text:p>
          </table:table-cell>
          <table:table-cell office:value-type="float" office:value="7.5579166666666676E-4" table:style-name="ce1">
            <text:p>0.000755792</text:p>
          </table:table-cell>
          <table:table-cell office:value-type="float" office:value="8.4470833333333338E-4" table:style-name="ce1">
            <text:p>0.000844708</text:p>
          </table:table-cell>
          <table:table-cell office:value-type="float" office:value="8.8027500000000002E-4" table:style-name="ce1">
            <text:p>0.000880275</text:p>
          </table:table-cell>
          <table:table-cell office:value-type="float" office:value="8.8916666666666669E-4" table:style-name="ce1">
            <text:p>0.000889167</text:p>
          </table:table-cell>
          <table:table-cell office:value-type="float" office:value="8.8027500000000002E-4" table:style-name="ce1">
            <text:p>0.000880275</text:p>
          </table:table-cell>
          <table:table-cell office:value-type="float" office:value="8.2692500000000006E-4" table:style-name="ce1">
            <text:p>0.000826925</text:p>
          </table:table-cell>
          <table:table-cell office:value-type="float" office:value="8.1803333333333339E-4" table:style-name="ce1">
            <text:p>0.000818033</text:p>
          </table:table-cell>
          <table:table-cell office:value-type="float" office:value="8.0024999999999996E-4" table:style-name="ce1">
            <text:p>0.00080025</text:p>
          </table:table-cell>
          <table:table-cell office:value-type="float" office:value="7.8246666666666664E-4" table:style-name="ce1">
            <text:p>0.000782467</text:p>
          </table:table-cell>
          <table:table-cell office:value-type="float" office:value="8.0833333333333343E-4" table:style-name="ce1">
            <text:p>0.000808333</text:p>
          </table:table-cell>
          <table:table-cell office:value-type="float" office:value="8.8916666666666669E-4" table:style-name="ce1">
            <text:p>0.000889167</text:p>
          </table:table-cell>
          <table:table-cell office:value-type="float" office:value="9.5383333333333323E-4" table:style-name="ce1">
            <text:p>0.000953833</text:p>
          </table:table-cell>
          <table:table-cell office:value-type="float" office:value="9.7000000000000005E-4" table:style-name="ce1">
            <text:p>0.00097</text:p>
          </table:table-cell>
          <table:table-cell office:value-type="float" office:value="9.4574999999999998E-4" table:style-name="ce1">
            <text:p>0.00094575</text:p>
          </table:table-cell>
          <table:table-cell office:value-type="float" office:value="8.4875E-4" table:style-name="ce1">
            <text:p>0.00084875</text:p>
          </table:table-cell>
          <table:table-cell office:value-type="float" office:value="7.2750000000000007E-4" table:style-name="ce1">
            <text:p>0.0007275</text:p>
          </table:table-cell>
          <table:table-cell office:value-type="float" office:value="6.2241666666666673E-4" table:style-name="ce1">
            <text:p>0.000622417</text:p>
          </table:table-cell>
          <table:table-cell table:number-columns-repeated="16359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0.61235790000000001" table:formula="of:=0.5775*[.U83]" table:style-name="ce1">
            <text:p>0.6123579</text:p>
          </table:table-cell>
          <table:table-cell office:value-type="float" office:value="0.60263793333333338" table:style-name="ce1">
            <text:p>0.602637933</text:p>
          </table:table-cell>
          <table:table-cell office:value-type="float" office:value="0.58319799999999999" table:style-name="ce1">
            <text:p>0.583198</text:p>
          </table:table-cell>
          <table:table-cell office:value-type="float" office:value="0.56375806666666661" table:style-name="ce1">
            <text:p>0.563758067</text:p>
          </table:table-cell>
          <table:table-cell office:value-type="float" office:value="0.57347803333333336" table:style-name="ce1">
            <text:p>0.573478033</text:p>
          </table:table-cell>
          <table:table-cell office:value-type="float" office:value="0.63179783333333328" table:style-name="ce1">
            <text:p>0.631797833</text:p>
          </table:table-cell>
          <table:table-cell office:value-type="float" office:value="0.69983760000000006" table:style-name="ce1">
            <text:p>0.6998376</text:p>
          </table:table-cell>
          <table:table-cell office:value-type="float" office:value="0.82619716666666665" table:style-name="ce1">
            <text:p>0.826197167</text:p>
          </table:table-cell>
          <table:table-cell office:value-type="float" office:value="0.92339683333333333" table:style-name="ce1">
            <text:p>0.923396833</text:p>
          </table:table-cell>
          <table:table-cell office:value-type="float" office:value="0.96227669999999998" table:style-name="ce1">
            <text:p>0.9622767</text:p>
          </table:table-cell>
          <table:table-cell office:value-type="float" office:value="0.97199666666666662" table:style-name="ce1">
            <text:p>0.971996667</text:p>
          </table:table-cell>
          <table:table-cell office:value-type="float" office:value="0.96227669999999998" table:style-name="ce1">
            <text:p>0.9622767</text:p>
          </table:table-cell>
          <table:table-cell office:value-type="float" office:value="0.90395690000000006" table:style-name="ce1">
            <text:p>0.9039569</text:p>
          </table:table-cell>
          <table:table-cell office:value-type="float" office:value="0.89423693333333332" table:style-name="ce1">
            <text:p>0.894236933</text:p>
          </table:table-cell>
          <table:table-cell office:value-type="float" office:value="0.87479699999999994" table:style-name="ce1">
            <text:p>0.874797</text:p>
          </table:table-cell>
          <table:table-cell office:value-type="float" office:value="0.85535706666666667" table:style-name="ce1">
            <text:p>0.855357067</text:p>
          </table:table-cell>
          <table:table-cell office:value-type="float" office:value="0.88363333333333338" table:style-name="ce1">
            <text:p>0.883633333</text:p>
          </table:table-cell>
          <table:table-cell office:value-type="float" office:value="0.97199666666666662" table:style-name="ce1">
            <text:p>0.971996667</text:p>
          </table:table-cell>
          <table:table-cell office:value-type="float" office:value="1.0426873333333331" table:style-name="ce1">
            <text:p>1.042687333</text:p>
          </table:table-cell>
          <table:table-cell office:value-type="float" office:value="1.06036" table:style-name="ce1">
            <text:p>1.06036</text:p>
          </table:table-cell>
          <table:table-cell office:value-type="float" office:value="1.0338509999999999" table:style-name="ce1">
            <text:p>1.033851</text:p>
          </table:table-cell>
          <table:table-cell office:value-type="float" office:value="0.92781499999999995" table:style-name="ce1">
            <text:p>0.927815</text:p>
          </table:table-cell>
          <table:table-cell office:value-type="float" office:value="0.79526999999999992" table:style-name="ce1">
            <text:p>0.79527</text:p>
          </table:table-cell>
          <table:table-cell office:value-type="float" office:value="0.68039766666666668" table:style-name="ce1">
            <text:p>0.680397667</text:p>
          </table:table-cell>
          <table:table-cell table:number-columns-repeated="16359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4.46985E-3" table:formula="of:=0.5775*[.U84]" table:style-name="ce1">
            <text:p>0.00446985</text:p>
          </table:table-cell>
          <table:table-cell office:value-type="float" office:value="4.3989000000000007E-3" table:style-name="ce1">
            <text:p>0.0043989</text:p>
          </table:table-cell>
          <table:table-cell office:value-type="float" office:value="4.2570000000000004E-3" table:style-name="ce1">
            <text:p>0.004257</text:p>
          </table:table-cell>
          <table:table-cell office:value-type="float" office:value="4.1151E-3" table:style-name="ce1">
            <text:p>0.0041151</text:p>
          </table:table-cell>
          <table:table-cell office:value-type="float" office:value="4.1860500000000002E-3" table:style-name="ce1">
            <text:p>0.00418605</text:p>
          </table:table-cell>
          <table:table-cell office:value-type="float" office:value="4.6117500000000004E-3" table:style-name="ce1">
            <text:p>0.00461175</text:p>
          </table:table-cell>
          <table:table-cell office:value-type="float" office:value="5.1084000000000008E-3" table:style-name="ce1">
            <text:p>0.0051084</text:p>
          </table:table-cell>
          <table:table-cell office:value-type="float" office:value="6.0307500000000005E-3" table:style-name="ce1">
            <text:p>0.00603075</text:p>
          </table:table-cell>
          <table:table-cell office:value-type="float" office:value="6.7402500000000006E-3" table:style-name="ce1">
            <text:p>0.00674025</text:p>
          </table:table-cell>
          <table:table-cell office:value-type="float" office:value="7.0240500000000004E-3" table:style-name="ce1">
            <text:p>0.00702405</text:p>
          </table:table-cell>
          <table:table-cell office:value-type="float" office:value="7.0949999999999997E-3" table:style-name="ce1">
            <text:p>0.007095</text:p>
          </table:table-cell>
          <table:table-cell office:value-type="float" office:value="7.0240500000000004E-3" table:style-name="ce1">
            <text:p>0.00702405</text:p>
          </table:table-cell>
          <table:table-cell office:value-type="float" office:value="6.5983500000000002E-3" table:style-name="ce1">
            <text:p>0.00659835</text:p>
          </table:table-cell>
          <table:table-cell office:value-type="float" office:value="6.5274000000000009E-3" table:style-name="ce1">
            <text:p>0.0065274</text:p>
          </table:table-cell>
          <table:table-cell office:value-type="float" office:value="6.3854999999999997E-3" table:style-name="ce1">
            <text:p>0.0063855</text:p>
          </table:table-cell>
          <table:table-cell office:value-type="float" office:value="6.2436000000000002E-3" table:style-name="ce1">
            <text:p>0.0062436</text:p>
          </table:table-cell>
          <table:table-cell office:value-type="float" office:value="6.4500000000000009E-3" table:style-name="ce1">
            <text:p>0.00645</text:p>
          </table:table-cell>
          <table:table-cell office:value-type="float" office:value="7.0949999999999997E-3" table:style-name="ce1">
            <text:p>0.007095</text:p>
          </table:table-cell>
          <table:table-cell office:value-type="float" office:value="7.6109999999999988E-3" table:style-name="ce1">
            <text:p>0.007611</text:p>
          </table:table-cell>
          <table:table-cell office:value-type="float" office:value="7.7400000000000004E-3" table:style-name="ce1">
            <text:p>0.00774</text:p>
          </table:table-cell>
          <table:table-cell office:value-type="float" office:value="7.5465000000000003E-3" table:style-name="ce1">
            <text:p>0.0075465</text:p>
          </table:table-cell>
          <table:table-cell office:value-type="float" office:value="6.7725000000000007E-3" table:style-name="ce1">
            <text:p>0.0067725</text:p>
          </table:table-cell>
          <table:table-cell office:value-type="float" office:value="5.8050000000000003E-3" table:style-name="ce1">
            <text:p>0.005805</text:p>
          </table:table-cell>
          <table:table-cell office:value-type="float" office:value="4.9665000000000004E-3" table:style-name="ce1">
            <text:p>0.0049665</text:p>
          </table:table-cell>
          <table:table-cell table:number-columns-repeated="1635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5" table:style-name="ce4"/>
          <table:table-cell table:number-columns-repeated="16359"/>
        </table:table-row>
        <table:table-row table:number-rows-repeated="1048488" table:style-name="ro1">
          <table:table-cell table:number-columns-repeated="16384"/>
        </table:table-row>
      </table:table>
      <table:table table:name="Q_Profiles_Load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Bus</text:p>
          </table:table-cell>
          <table:table-cell office:value-type="string" table:style-name="ce3">
            <text:p>t1</text:p>
          </table:table-cell>
          <table:table-cell office:value-type="string" table:style-name="ce3">
            <text:p>t2</text:p>
          </table:table-cell>
          <table:table-cell office:value-type="string" table:style-name="ce3">
            <text:p>t3</text:p>
          </table:table-cell>
          <table:table-cell office:value-type="string" table:style-name="ce3">
            <text:p>t4</text:p>
          </table:table-cell>
          <table:table-cell office:value-type="string" table:style-name="ce3">
            <text:p>t5</text:p>
          </table:table-cell>
          <table:table-cell office:value-type="string" table:style-name="ce3">
            <text:p>t6</text:p>
          </table:table-cell>
          <table:table-cell office:value-type="string" table:style-name="ce3">
            <text:p>t7</text:p>
          </table:table-cell>
          <table:table-cell office:value-type="string" table:style-name="ce3">
            <text:p>t8</text:p>
          </table:table-cell>
          <table:table-cell office:value-type="string" table:style-name="ce3">
            <text:p>t9</text:p>
          </table:table-cell>
          <table:table-cell office:value-type="string" table:style-name="ce3">
            <text:p>t10</text:p>
          </table:table-cell>
          <table:table-cell office:value-type="string" table:style-name="ce3">
            <text:p>t11</text:p>
          </table:table-cell>
          <table:table-cell office:value-type="string" table:style-name="ce3">
            <text:p>t12</text:p>
          </table:table-cell>
          <table:table-cell office:value-type="string" table:style-name="ce3">
            <text:p>t13</text:p>
          </table:table-cell>
          <table:table-cell office:value-type="string" table:style-name="ce3">
            <text:p>t14</text:p>
          </table:table-cell>
          <table:table-cell office:value-type="string" table:style-name="ce3">
            <text:p>t15</text:p>
          </table:table-cell>
          <table:table-cell office:value-type="string" table:style-name="ce3">
            <text:p>t16</text:p>
          </table:table-cell>
          <table:table-cell office:value-type="string" table:style-name="ce3">
            <text:p>t17</text:p>
          </table:table-cell>
          <table:table-cell office:value-type="string" table:style-name="ce3">
            <text:p>t18</text:p>
          </table:table-cell>
          <table:table-cell office:value-type="string" table:style-name="ce3">
            <text:p>t19</text:p>
          </table:table-cell>
          <table:table-cell office:value-type="string" table:style-name="ce3">
            <text:p>t20</text:p>
          </table:table-cell>
          <table:table-cell office:value-type="string" table:style-name="ce3">
            <text:p>t21</text:p>
          </table:table-cell>
          <table:table-cell office:value-type="string" table:style-name="ce3">
            <text:p>t22</text:p>
          </table:table-cell>
          <table:table-cell office:value-type="string" table:style-name="ce3">
            <text:p>t23</text:p>
          </table:table-cell>
          <table:table-cell office:value-type="string" table:style-name="ce3">
            <text:p>t24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5.60175E-4" table:formula="of:=0.5775*[.U2]" table:style-name="ce1">
            <text:p>-0.000560175</text:p>
          </table:table-cell>
          <table:table-cell office:value-type="float" office:value="-5.5128333333333333E-4" table:style-name="ce1">
            <text:p>-0.000551283</text:p>
          </table:table-cell>
          <table:table-cell office:value-type="float" office:value="-5.3350000000000012E-4" table:style-name="ce1">
            <text:p>-0.0005335</text:p>
          </table:table-cell>
          <table:table-cell office:value-type="float" office:value="-5.1571666666666669E-4" table:style-name="ce1">
            <text:p>-0.000515717</text:p>
          </table:table-cell>
          <table:table-cell office:value-type="float" office:value="-5.2460833333333346E-4" table:style-name="ce1">
            <text:p>-0.000524608</text:p>
          </table:table-cell>
          <table:table-cell office:value-type="float" office:value="-5.7795833333333332E-4" table:style-name="ce1">
            <text:p>-0.000577958</text:p>
          </table:table-cell>
          <table:table-cell office:value-type="float" office:value="-6.4020000000000006E-4" table:style-name="ce1">
            <text:p>-0.0006402</text:p>
          </table:table-cell>
          <table:table-cell office:value-type="float" office:value="-7.5579166666666676E-4" table:style-name="ce1">
            <text:p>-0.000755792</text:p>
          </table:table-cell>
          <table:table-cell office:value-type="float" office:value="-8.4470833333333338E-4" table:style-name="ce1">
            <text:p>-0.000844708</text:p>
          </table:table-cell>
          <table:table-cell office:value-type="float" office:value="-8.8027500000000002E-4" table:style-name="ce1">
            <text:p>-0.000880275</text:p>
          </table:table-cell>
          <table:table-cell office:value-type="float" office:value="-8.8916666666666669E-4" table:style-name="ce1">
            <text:p>-0.000889167</text:p>
          </table:table-cell>
          <table:table-cell office:value-type="float" office:value="-8.8027500000000002E-4" table:style-name="ce1">
            <text:p>-0.000880275</text:p>
          </table:table-cell>
          <table:table-cell office:value-type="float" office:value="-8.2692500000000006E-4" table:style-name="ce1">
            <text:p>-0.000826925</text:p>
          </table:table-cell>
          <table:table-cell office:value-type="float" office:value="-8.1803333333333339E-4" table:style-name="ce1">
            <text:p>-0.000818033</text:p>
          </table:table-cell>
          <table:table-cell office:value-type="float" office:value="-8.0024999999999996E-4" table:style-name="ce1">
            <text:p>-0.00080025</text:p>
          </table:table-cell>
          <table:table-cell office:value-type="float" office:value="-7.8246666666666664E-4" table:style-name="ce1">
            <text:p>-0.000782467</text:p>
          </table:table-cell>
          <table:table-cell office:value-type="float" office:value="-8.0833333333333343E-4" table:style-name="ce1">
            <text:p>-0.000808333</text:p>
          </table:table-cell>
          <table:table-cell office:value-type="float" office:value="-8.8916666666666669E-4" table:style-name="ce1">
            <text:p>-0.000889167</text:p>
          </table:table-cell>
          <table:table-cell office:value-type="float" office:value="-9.5383333333333323E-4" table:style-name="ce1">
            <text:p>-0.000953833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4574999999999998E-4" table:style-name="ce1">
            <text:p>-0.00094575</text:p>
          </table:table-cell>
          <table:table-cell office:value-type="float" office:value="-8.4875E-4" table:style-name="ce1">
            <text:p>-0.00084875</text:p>
          </table:table-cell>
          <table:table-cell office:value-type="float" office:value="-7.2750000000000007E-4" table:style-name="ce1">
            <text:p>-0.0007275</text:p>
          </table:table-cell>
          <table:table-cell office:value-type="float" office:value="-6.2241666666666673E-4" table:style-name="ce1">
            <text:p>-0.000622417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.7047750000000005E-3" table:formula="of:=0.5775*[.U3]" table:style-name="ce1">
            <text:p>0.006704775</text:p>
          </table:table-cell>
          <table:table-cell office:value-type="float" office:value="6.5983500000000002E-3" table:style-name="ce1">
            <text:p>0.00659835</text:p>
          </table:table-cell>
          <table:table-cell office:value-type="float" office:value="6.3855000000000006E-3" table:style-name="ce1">
            <text:p>0.0063855</text:p>
          </table:table-cell>
          <table:table-cell office:value-type="float" office:value="6.17265E-3" table:style-name="ce1">
            <text:p>0.00617265</text:p>
          </table:table-cell>
          <table:table-cell office:value-type="float" office:value="6.2790750000000011E-3" table:style-name="ce1">
            <text:p>0.006279075</text:p>
          </table:table-cell>
          <table:table-cell office:value-type="float" office:value="6.9176250000000002E-3" table:style-name="ce1">
            <text:p>0.006917625</text:p>
          </table:table-cell>
          <table:table-cell office:value-type="float" office:value="7.6626000000000003E-3" table:style-name="ce1">
            <text:p>0.0076626</text:p>
          </table:table-cell>
          <table:table-cell office:value-type="float" office:value="9.0461250000000003E-3" table:style-name="ce1">
            <text:p>0.009046125</text:p>
          </table:table-cell>
          <table:table-cell office:value-type="float" office:value="1.0110375000000001E-2" table:style-name="ce1">
            <text:p>0.010110375</text:p>
          </table:table-cell>
          <table:table-cell office:value-type="float" office:value="1.0536075000000001E-2" table:style-name="ce1">
            <text:p>0.010536075</text:p>
          </table:table-cell>
          <table:table-cell office:value-type="float" office:value="1.0642500000000001E-2" table:style-name="ce1">
            <text:p>0.0106425</text:p>
          </table:table-cell>
          <table:table-cell office:value-type="float" office:value="1.0536075000000001E-2" table:style-name="ce1">
            <text:p>0.010536075</text:p>
          </table:table-cell>
          <table:table-cell office:value-type="float" office:value="9.8975250000000008E-3" table:style-name="ce1">
            <text:p>0.009897525</text:p>
          </table:table-cell>
          <table:table-cell office:value-type="float" office:value="9.7911000000000005E-3" table:style-name="ce1">
            <text:p>0.0097911</text:p>
          </table:table-cell>
          <table:table-cell office:value-type="float" office:value="9.57825E-3" table:style-name="ce1">
            <text:p>0.00957825</text:p>
          </table:table-cell>
          <table:table-cell office:value-type="float" office:value="9.3653999999999994E-3" table:style-name="ce1">
            <text:p>0.0093654</text:p>
          </table:table-cell>
          <table:table-cell office:value-type="float" office:value="9.6750000000000013E-3" table:style-name="ce1">
            <text:p>0.009675</text:p>
          </table:table-cell>
          <table:table-cell office:value-type="float" office:value="1.0642500000000001E-2" table:style-name="ce1">
            <text:p>0.0106425</text:p>
          </table:table-cell>
          <table:table-cell office:value-type="float" office:value="1.1416499999999998E-2" table:style-name="ce1">
            <text:p>0.0114165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31975E-2" table:style-name="ce1">
            <text:p>0.01131975</text:p>
          </table:table-cell>
          <table:table-cell office:value-type="float" office:value="1.0158750000000001E-2" table:style-name="ce1">
            <text:p>0.01015875</text:p>
          </table:table-cell>
          <table:table-cell office:value-type="float" office:value="8.7075E-3" table:style-name="ce1">
            <text:p>0.0087075</text:p>
          </table:table-cell>
          <table:table-cell office:value-type="float" office:value="7.4497500000000006E-3" table:style-name="ce1">
            <text:p>0.00744975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.234925E-3" table:formula="of:=0.5775*[.U4]" table:style-name="ce1">
            <text:p>0.002234925</text:p>
          </table:table-cell>
          <table:table-cell office:value-type="float" office:value="2.1994500000000004E-3" table:style-name="ce1">
            <text:p>0.00219945</text:p>
          </table:table-cell>
          <table:table-cell office:value-type="float" office:value="2.1285000000000002E-3" table:style-name="ce1">
            <text:p>0.0021285</text:p>
          </table:table-cell>
          <table:table-cell office:value-type="float" office:value="2.05755E-3" table:style-name="ce1">
            <text:p>0.00205755</text:p>
          </table:table-cell>
          <table:table-cell office:value-type="float" office:value="2.0930250000000001E-3" table:style-name="ce1">
            <text:p>0.002093025</text:p>
          </table:table-cell>
          <table:table-cell office:value-type="float" office:value="2.3058750000000002E-3" table:style-name="ce1">
            <text:p>0.002305875</text:p>
          </table:table-cell>
          <table:table-cell office:value-type="float" office:value="2.5542000000000004E-3" table:style-name="ce1">
            <text:p>0.0025542</text:p>
          </table:table-cell>
          <table:table-cell office:value-type="float" office:value="3.0153750000000003E-3" table:style-name="ce1">
            <text:p>0.003015375</text:p>
          </table:table-cell>
          <table:table-cell office:value-type="float" office:value="3.3701250000000003E-3" table:style-name="ce1">
            <text:p>0.003370125</text:p>
          </table:table-cell>
          <table:table-cell office:value-type="float" office:value="3.5120250000000002E-3" table:style-name="ce1">
            <text:p>0.003512025</text:p>
          </table:table-cell>
          <table:table-cell office:value-type="float" office:value="3.5474999999999999E-3" table:style-name="ce1">
            <text:p>0.0035475</text:p>
          </table:table-cell>
          <table:table-cell office:value-type="float" office:value="3.5120250000000002E-3" table:style-name="ce1">
            <text:p>0.003512025</text:p>
          </table:table-cell>
          <table:table-cell office:value-type="float" office:value="3.2991750000000001E-3" table:style-name="ce1">
            <text:p>0.003299175</text:p>
          </table:table-cell>
          <table:table-cell office:value-type="float" office:value="3.2637000000000005E-3" table:style-name="ce1">
            <text:p>0.0032637</text:p>
          </table:table-cell>
          <table:table-cell office:value-type="float" office:value="3.1927499999999998E-3" table:style-name="ce1">
            <text:p>0.00319275</text:p>
          </table:table-cell>
          <table:table-cell office:value-type="float" office:value="3.1218000000000001E-3" table:style-name="ce1">
            <text:p>0.0031218</text:p>
          </table:table-cell>
          <table:table-cell office:value-type="float" office:value="3.2250000000000004E-3" table:style-name="ce1">
            <text:p>0.003225</text:p>
          </table:table-cell>
          <table:table-cell office:value-type="float" office:value="3.5474999999999999E-3" table:style-name="ce1">
            <text:p>0.0035475</text:p>
          </table:table-cell>
          <table:table-cell office:value-type="float" office:value="3.8054999999999994E-3" table:style-name="ce1">
            <text:p>0.0038055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7732500000000001E-3" table:style-name="ce1">
            <text:p>0.00377325</text:p>
          </table:table-cell>
          <table:table-cell office:value-type="float" office:value="3.3862500000000004E-3" table:style-name="ce1">
            <text:p>0.00338625</text:p>
          </table:table-cell>
          <table:table-cell office:value-type="float" office:value="2.9025000000000001E-3" table:style-name="ce1">
            <text:p>0.0029025</text:p>
          </table:table-cell>
          <table:table-cell office:value-type="float" office:value="2.4832500000000002E-3" table:style-name="ce1">
            <text:p>0.00248325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-1.7325000000000001E-3" table:formula="of:=0.5775*[.U5]" table:style-name="ce1">
            <text:p>-0.0017325</text:p>
          </table:table-cell>
          <table:table-cell office:value-type="float" office:value="-1.7050000000000001E-3" table:style-name="ce1">
            <text:p>-0.001705</text:p>
          </table:table-cell>
          <table:table-cell office:value-type="float" office:value="-1.6500000000000002E-3" table:style-name="ce1">
            <text:p>-0.00165</text:p>
          </table:table-cell>
          <table:table-cell office:value-type="float" office:value="-1.5949999999999998E-3" table:style-name="ce1">
            <text:p>-0.001595</text:p>
          </table:table-cell>
          <table:table-cell office:value-type="float" office:value="-1.6225000000000002E-3" table:style-name="ce1">
            <text:p>-0.0016225</text:p>
          </table:table-cell>
          <table:table-cell office:value-type="float" office:value="-1.7875E-3" table:style-name="ce1">
            <text:p>-0.0017875</text:p>
          </table:table-cell>
          <table:table-cell office:value-type="float" office:value="-1.98E-3" table:style-name="ce1">
            <text:p>-0.00198</text:p>
          </table:table-cell>
          <table:table-cell office:value-type="float" office:value="-2.3375000000000002E-3" table:style-name="ce1">
            <text:p>-0.0023375</text:p>
          </table:table-cell>
          <table:table-cell office:value-type="float" office:value="-2.6125000000000002E-3" table:style-name="ce1">
            <text:p>-0.0026125</text:p>
          </table:table-cell>
          <table:table-cell office:value-type="float" office:value="-2.7225000000000001E-3" table:style-name="ce1">
            <text:p>-0.0027225</text:p>
          </table:table-cell>
          <table:table-cell office:value-type="float" office:value="-2.7499999999999998E-3" table:style-name="ce1">
            <text:p>-0.00275</text:p>
          </table:table-cell>
          <table:table-cell office:value-type="float" office:value="-2.7225000000000001E-3" table:style-name="ce1">
            <text:p>-0.0027225</text:p>
          </table:table-cell>
          <table:table-cell office:value-type="float" office:value="-2.5575000000000003E-3" table:style-name="ce1">
            <text:p>-0.0025575</text:p>
          </table:table-cell>
          <table:table-cell office:value-type="float" office:value="-2.5300000000000001E-3" table:style-name="ce1">
            <text:p>-0.00253</text:p>
          </table:table-cell>
          <table:table-cell office:value-type="float" office:value="-2.4749999999999998E-3" table:style-name="ce1">
            <text:p>-0.002475</text:p>
          </table:table-cell>
          <table:table-cell office:value-type="float" office:value="-2.4199999999999998E-3" table:style-name="ce1">
            <text:p>-0.00242</text:p>
          </table:table-cell>
          <table:table-cell office:value-type="float" office:value="-2.5000000000000001E-3" table:style-name="ce1">
            <text:p>-0.0025</text:p>
          </table:table-cell>
          <table:table-cell office:value-type="float" office:value="-2.7499999999999998E-3" table:style-name="ce1">
            <text:p>-0.00275</text:p>
          </table:table-cell>
          <table:table-cell office:value-type="float" office:value="-2.9499999999999995E-3" table:style-name="ce1">
            <text:p>-0.00295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2.9250000000000001E-3" table:style-name="ce1">
            <text:p>-0.002925</text:p>
          </table:table-cell>
          <table:table-cell office:value-type="float" office:value="-2.6250000000000002E-3" table:style-name="ce1">
            <text:p>-0.002625</text:p>
          </table:table-cell>
          <table:table-cell office:value-type="float" office:value="-2.2500000000000003E-3" table:style-name="ce1">
            <text:p>-0.00225</text:p>
          </table:table-cell>
          <table:table-cell office:value-type="float" office:value="-1.9250000000000003E-3" table:style-name="ce1">
            <text:p>-0.001925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-1.114575E-3" table:formula="of:=0.5775*[.U6]" table:style-name="ce1">
            <text:p>-0.001114575</text:p>
          </table:table-cell>
          <table:table-cell office:value-type="float" office:value="-1.0968833333333335E-3" table:style-name="ce1">
            <text:p>-0.001096883</text:p>
          </table:table-cell>
          <table:table-cell office:value-type="float" office:value="-1.0615000000000002E-3" table:style-name="ce1">
            <text:p>-0.0010615</text:p>
          </table:table-cell>
          <table:table-cell office:value-type="float" office:value="-1.0261166666666666E-3" table:style-name="ce1">
            <text:p>-0.001026117</text:p>
          </table:table-cell>
          <table:table-cell office:value-type="float" office:value="-1.0438083333333334E-3" table:style-name="ce1">
            <text:p>-0.001043808</text:p>
          </table:table-cell>
          <table:table-cell office:value-type="float" office:value="-1.1499583333333333E-3" table:style-name="ce1">
            <text:p>-0.001149958</text:p>
          </table:table-cell>
          <table:table-cell office:value-type="float" office:value="-1.2738000000000001E-3" table:style-name="ce1">
            <text:p>-0.0012738</text:p>
          </table:table-cell>
          <table:table-cell office:value-type="float" office:value="-1.5037916666666667E-3" table:style-name="ce1">
            <text:p>-0.001503792</text:p>
          </table:table-cell>
          <table:table-cell office:value-type="float" office:value="-1.6807083333333335E-3" table:style-name="ce1">
            <text:p>-0.001680708</text:p>
          </table:table-cell>
          <table:table-cell office:value-type="float" office:value="-1.751475E-3" table:style-name="ce1">
            <text:p>-0.001751475</text:p>
          </table:table-cell>
          <table:table-cell office:value-type="float" office:value="-1.7691666666666667E-3" table:style-name="ce1">
            <text:p>-0.001769167</text:p>
          </table:table-cell>
          <table:table-cell office:value-type="float" office:value="-1.751475E-3" table:style-name="ce1">
            <text:p>-0.001751475</text:p>
          </table:table-cell>
          <table:table-cell office:value-type="float" office:value="-1.6453250000000002E-3" table:style-name="ce1">
            <text:p>-0.001645325</text:p>
          </table:table-cell>
          <table:table-cell office:value-type="float" office:value="-1.6276333333333334E-3" table:style-name="ce1">
            <text:p>-0.001627633</text:p>
          </table:table-cell>
          <table:table-cell office:value-type="float" office:value="-1.5922499999999999E-3" table:style-name="ce1">
            <text:p>-0.00159225</text:p>
          </table:table-cell>
          <table:table-cell office:value-type="float" office:value="-1.5568666666666666E-3" table:style-name="ce1">
            <text:p>-0.001556867</text:p>
          </table:table-cell>
          <table:table-cell office:value-type="float" office:value="-1.6083333333333334E-3" table:style-name="ce1">
            <text:p>-0.001608333</text:p>
          </table:table-cell>
          <table:table-cell office:value-type="float" office:value="-1.7691666666666667E-3" table:style-name="ce1">
            <text:p>-0.001769167</text:p>
          </table:table-cell>
          <table:table-cell office:value-type="float" office:value="-1.8978333333333332E-3" table:style-name="ce1">
            <text:p>-0.00189783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88175E-3" table:style-name="ce1">
            <text:p>-0.00188175</text:p>
          </table:table-cell>
          <table:table-cell office:value-type="float" office:value="-1.6887500000000001E-3" table:style-name="ce1">
            <text:p>-0.00168875</text:p>
          </table:table-cell>
          <table:table-cell office:value-type="float" office:value="-1.4475E-3" table:style-name="ce1">
            <text:p>-0.0014475</text:p>
          </table:table-cell>
          <table:table-cell office:value-type="float" office:value="-1.2384166666666667E-3" table:style-name="ce1">
            <text:p>-0.001238417</text:p>
          </table:table-cell>
          <table:table-cell table:number-columns-repeated="1635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-5.60175E-4" table:formula="of:=0.5775*[.U7]" table:style-name="ce1">
            <text:p>-0.000560175</text:p>
          </table:table-cell>
          <table:table-cell office:value-type="float" office:value="-5.5128333333333333E-4" table:style-name="ce1">
            <text:p>-0.000551283</text:p>
          </table:table-cell>
          <table:table-cell office:value-type="float" office:value="-5.3350000000000012E-4" table:style-name="ce1">
            <text:p>-0.0005335</text:p>
          </table:table-cell>
          <table:table-cell office:value-type="float" office:value="-5.1571666666666669E-4" table:style-name="ce1">
            <text:p>-0.000515717</text:p>
          </table:table-cell>
          <table:table-cell office:value-type="float" office:value="-5.2460833333333346E-4" table:style-name="ce1">
            <text:p>-0.000524608</text:p>
          </table:table-cell>
          <table:table-cell office:value-type="float" office:value="-5.7795833333333332E-4" table:style-name="ce1">
            <text:p>-0.000577958</text:p>
          </table:table-cell>
          <table:table-cell office:value-type="float" office:value="-6.4020000000000006E-4" table:style-name="ce1">
            <text:p>-0.0006402</text:p>
          </table:table-cell>
          <table:table-cell office:value-type="float" office:value="-7.5579166666666676E-4" table:style-name="ce1">
            <text:p>-0.000755792</text:p>
          </table:table-cell>
          <table:table-cell office:value-type="float" office:value="-8.4470833333333338E-4" table:style-name="ce1">
            <text:p>-0.000844708</text:p>
          </table:table-cell>
          <table:table-cell office:value-type="float" office:value="-8.8027500000000002E-4" table:style-name="ce1">
            <text:p>-0.000880275</text:p>
          </table:table-cell>
          <table:table-cell office:value-type="float" office:value="-8.8916666666666669E-4" table:style-name="ce1">
            <text:p>-0.000889167</text:p>
          </table:table-cell>
          <table:table-cell office:value-type="float" office:value="-8.8027500000000002E-4" table:style-name="ce1">
            <text:p>-0.000880275</text:p>
          </table:table-cell>
          <table:table-cell office:value-type="float" office:value="-8.2692500000000006E-4" table:style-name="ce1">
            <text:p>-0.000826925</text:p>
          </table:table-cell>
          <table:table-cell office:value-type="float" office:value="-8.1803333333333339E-4" table:style-name="ce1">
            <text:p>-0.000818033</text:p>
          </table:table-cell>
          <table:table-cell office:value-type="float" office:value="-8.0024999999999996E-4" table:style-name="ce1">
            <text:p>-0.00080025</text:p>
          </table:table-cell>
          <table:table-cell office:value-type="float" office:value="-7.8246666666666664E-4" table:style-name="ce1">
            <text:p>-0.000782467</text:p>
          </table:table-cell>
          <table:table-cell office:value-type="float" office:value="-8.0833333333333343E-4" table:style-name="ce1">
            <text:p>-0.000808333</text:p>
          </table:table-cell>
          <table:table-cell office:value-type="float" office:value="-8.8916666666666669E-4" table:style-name="ce1">
            <text:p>-0.000889167</text:p>
          </table:table-cell>
          <table:table-cell office:value-type="float" office:value="-9.5383333333333323E-4" table:style-name="ce1">
            <text:p>-0.000953833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4574999999999998E-4" table:style-name="ce1">
            <text:p>-0.00094575</text:p>
          </table:table-cell>
          <table:table-cell office:value-type="float" office:value="-8.4875E-4" table:style-name="ce1">
            <text:p>-0.00084875</text:p>
          </table:table-cell>
          <table:table-cell office:value-type="float" office:value="-7.2750000000000007E-4" table:style-name="ce1">
            <text:p>-0.0007275</text:p>
          </table:table-cell>
          <table:table-cell office:value-type="float" office:value="-6.2241666666666673E-4" table:style-name="ce1">
            <text:p>-0.000622417</text:p>
          </table:table-cell>
          <table:table-cell table:number-columns-repeated="1635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9.5345250000000003E-3" table:formula="of:=0.5775*[.U8]" table:style-name="ce1">
            <text:p>0.009534525</text:p>
          </table:table-cell>
          <table:table-cell office:value-type="float" office:value="9.3831833333333347E-3" table:style-name="ce1">
            <text:p>0.009383183</text:p>
          </table:table-cell>
          <table:table-cell office:value-type="float" office:value="9.0805000000000018E-3" table:style-name="ce1">
            <text:p>0.0090805</text:p>
          </table:table-cell>
          <table:table-cell office:value-type="float" office:value="8.7778166666666654E-3" table:style-name="ce1">
            <text:p>0.008777817</text:p>
          </table:table-cell>
          <table:table-cell office:value-type="float" office:value="8.9291583333333344E-3" table:style-name="ce1">
            <text:p>0.008929158</text:p>
          </table:table-cell>
          <table:table-cell office:value-type="float" office:value="9.8372083333333332E-3" table:style-name="ce1">
            <text:p>0.009837208</text:p>
          </table:table-cell>
          <table:table-cell office:value-type="float" office:value="1.0896600000000001E-2" table:style-name="ce1">
            <text:p>0.0108966</text:p>
          </table:table-cell>
          <table:table-cell office:value-type="float" office:value="1.2864041666666668E-2" table:style-name="ce1">
            <text:p>0.012864042</text:p>
          </table:table-cell>
          <table:table-cell office:value-type="float" office:value="1.4377458333333334E-2" table:style-name="ce1">
            <text:p>0.014377458</text:p>
          </table:table-cell>
          <table:table-cell office:value-type="float" office:value="1.4982825E-2" table:style-name="ce1">
            <text:p>0.014982825</text:p>
          </table:table-cell>
          <table:table-cell office:value-type="float" office:value="1.5134166666666666E-2" table:style-name="ce1">
            <text:p>0.015134167</text:p>
          </table:table-cell>
          <table:table-cell office:value-type="float" office:value="1.4982825E-2" table:style-name="ce1">
            <text:p>0.014982825</text:p>
          </table:table-cell>
          <table:table-cell office:value-type="float" office:value="1.4074775000000001E-2" table:style-name="ce1">
            <text:p>0.014074775</text:p>
          </table:table-cell>
          <table:table-cell office:value-type="float" office:value="1.3923433333333334E-2" table:style-name="ce1">
            <text:p>0.013923433</text:p>
          </table:table-cell>
          <table:table-cell office:value-type="float" office:value="1.3620749999999999E-2" table:style-name="ce1">
            <text:p>0.01362075</text:p>
          </table:table-cell>
          <table:table-cell office:value-type="float" office:value="1.3318066666666666E-2" table:style-name="ce1">
            <text:p>0.013318067</text:p>
          </table:table-cell>
          <table:table-cell office:value-type="float" office:value="1.3758333333333334E-2" table:style-name="ce1">
            <text:p>0.013758333</text:p>
          </table:table-cell>
          <table:table-cell office:value-type="float" office:value="1.5134166666666666E-2" table:style-name="ce1">
            <text:p>0.015134167</text:p>
          </table:table-cell>
          <table:table-cell office:value-type="float" office:value="1.623483333333333E-2" table:style-name="ce1">
            <text:p>0.016234833</text:p>
          </table:table-cell>
          <table:table-cell office:value-type="float" office:value="1.651E-2" table:style-name="ce1">
            <text:p>0.01651</text:p>
          </table:table-cell>
          <table:table-cell office:value-type="float" office:value="1.609725E-2" table:style-name="ce1">
            <text:p>0.01609725</text:p>
          </table:table-cell>
          <table:table-cell office:value-type="float" office:value="1.4446250000000001E-2" table:style-name="ce1">
            <text:p>0.01444625</text:p>
          </table:table-cell>
          <table:table-cell office:value-type="float" office:value="1.2382500000000001E-2" table:style-name="ce1">
            <text:p>0.0123825</text:p>
          </table:table-cell>
          <table:table-cell office:value-type="float" office:value="1.0593916666666668E-2" table:style-name="ce1">
            <text:p>0.010593917</text:p>
          </table:table-cell>
          <table:table-cell table:number-columns-repeated="1635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0.16634309999999999" table:formula="of:=0.5775*[.U9]" table:style-name="ce1">
            <text:p>0.1663431</text:p>
          </table:table-cell>
          <table:table-cell office:value-type="float" office:value="0.16370273333333332" table:style-name="ce1">
            <text:p>0.163702733</text:p>
          </table:table-cell>
          <table:table-cell office:value-type="float" office:value="0.15842199999999998" table:style-name="ce1">
            <text:p>0.158422</text:p>
          </table:table-cell>
          <table:table-cell office:value-type="float" office:value="0.15314126666666664" table:style-name="ce1">
            <text:p>0.153141267</text:p>
          </table:table-cell>
          <table:table-cell office:value-type="float" office:value="0.15578163333333334" table:style-name="ce1">
            <text:p>0.155781633</text:p>
          </table:table-cell>
          <table:table-cell office:value-type="float" office:value="0.17162383333333331" table:style-name="ce1">
            <text:p>0.171623833</text:p>
          </table:table-cell>
          <table:table-cell office:value-type="float" office:value="0.19010639999999998" table:style-name="ce1">
            <text:p>0.1901064</text:p>
          </table:table-cell>
          <table:table-cell office:value-type="float" office:value="0.22443116666666663" table:style-name="ce1">
            <text:p>0.224431167</text:p>
          </table:table-cell>
          <table:table-cell office:value-type="float" office:value="0.25083483333333328" table:style-name="ce1">
            <text:p>0.250834833</text:p>
          </table:table-cell>
          <table:table-cell office:value-type="float" office:value="0.26139629999999997" table:style-name="ce1">
            <text:p>0.2613963</text:p>
          </table:table-cell>
          <table:table-cell office:value-type="float" office:value="0.26403666666666664" table:style-name="ce1">
            <text:p>0.264036667</text:p>
          </table:table-cell>
          <table:table-cell office:value-type="float" office:value="0.26139629999999997" table:style-name="ce1">
            <text:p>0.2613963</text:p>
          </table:table-cell>
          <table:table-cell office:value-type="float" office:value="0.24555409999999997" table:style-name="ce1">
            <text:p>0.2455541</text:p>
          </table:table-cell>
          <table:table-cell office:value-type="float" office:value="0.24291373333333333" table:style-name="ce1">
            <text:p>0.242913733</text:p>
          </table:table-cell>
          <table:table-cell office:value-type="float" office:value="0.23763299999999996" table:style-name="ce1">
            <text:p>0.237633</text:p>
          </table:table-cell>
          <table:table-cell office:value-type="float" office:value="0.23235226666666664" table:style-name="ce1">
            <text:p>0.232352267</text:p>
          </table:table-cell>
          <table:table-cell office:value-type="float" office:value="0.24003333333333332" table:style-name="ce1">
            <text:p>0.240033333</text:p>
          </table:table-cell>
          <table:table-cell office:value-type="float" office:value="0.26403666666666664" table:style-name="ce1">
            <text:p>0.264036667</text:p>
          </table:table-cell>
          <table:table-cell office:value-type="float" office:value="0.28323933333333323" table:style-name="ce1">
            <text:p>0.283239333</text:p>
          </table:table-cell>
          <table:table-cell office:value-type="float" office:value="0.28803999999999996" table:style-name="ce1">
            <text:p>0.28804</text:p>
          </table:table-cell>
          <table:table-cell office:value-type="float" office:value="0.28083899999999995" table:style-name="ce1">
            <text:p>0.280839</text:p>
          </table:table-cell>
          <table:table-cell office:value-type="float" office:value="0.25203499999999995" table:style-name="ce1">
            <text:p>0.252035</text:p>
          </table:table-cell>
          <table:table-cell office:value-type="float" office:value="0.21602999999999997" table:style-name="ce1">
            <text:p>0.21603</text:p>
          </table:table-cell>
          <table:table-cell office:value-type="float" office:value="0.18482566666666667" table:style-name="ce1">
            <text:p>0.184825667</text:p>
          </table:table-cell>
          <table:table-cell table:number-columns-repeated="1635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0.10427917499999999" table:formula="of:=0.5775*[.U10]" table:style-name="ce1">
            <text:p>0.104279175</text:p>
          </table:table-cell>
          <table:table-cell office:value-type="float" office:value="0.10262394999999999" table:style-name="ce1">
            <text:p>0.10262395</text:p>
          </table:table-cell>
          <table:table-cell office:value-type="float" office:value="9.9313499999999999E-2" table:style-name="ce1">
            <text:p>0.0993135</text:p>
          </table:table-cell>
          <table:table-cell office:value-type="float" office:value="9.6003049999999979E-2" table:style-name="ce1">
            <text:p>0.09600305</text:p>
          </table:table-cell>
          <table:table-cell office:value-type="float" office:value="9.7658275000000003E-2" table:style-name="ce1">
            <text:p>0.097658275</text:p>
          </table:table-cell>
          <table:table-cell office:value-type="float" office:value="0.10758962499999998" table:style-name="ce1">
            <text:p>0.107589625</text:p>
          </table:table-cell>
          <table:table-cell office:value-type="float" office:value="0.1191762" table:style-name="ce1">
            <text:p>0.1191762</text:p>
          </table:table-cell>
          <table:table-cell office:value-type="float" office:value="0.14069412499999998" table:style-name="ce1">
            <text:p>0.140694125</text:p>
          </table:table-cell>
          <table:table-cell office:value-type="float" office:value="0.15724637499999999" table:style-name="ce1">
            <text:p>0.157246375</text:p>
          </table:table-cell>
          <table:table-cell office:value-type="float" office:value="0.16386727499999998" table:style-name="ce1">
            <text:p>0.163867275</text:p>
          </table:table-cell>
          <table:table-cell office:value-type="float" office:value="0.16552249999999999" table:style-name="ce1">
            <text:p>0.1655225</text:p>
          </table:table-cell>
          <table:table-cell office:value-type="float" office:value="0.16386727499999998" table:style-name="ce1">
            <text:p>0.163867275</text:p>
          </table:table-cell>
          <table:table-cell office:value-type="float" office:value="0.153935925" table:style-name="ce1">
            <text:p>0.153935925</text:p>
          </table:table-cell>
          <table:table-cell office:value-type="float" office:value="0.15228069999999999" table:style-name="ce1">
            <text:p>0.1522807</text:p>
          </table:table-cell>
          <table:table-cell office:value-type="float" office:value="0.14897024999999997" table:style-name="ce1">
            <text:p>0.14897025</text:p>
          </table:table-cell>
          <table:table-cell office:value-type="float" office:value="0.14565979999999998" table:style-name="ce1">
            <text:p>0.1456598</text:p>
          </table:table-cell>
          <table:table-cell office:value-type="float" office:value="0.150475" table:style-name="ce1">
            <text:p>0.150475</text:p>
          </table:table-cell>
          <table:table-cell office:value-type="float" office:value="0.16552249999999999" table:style-name="ce1">
            <text:p>0.1655225</text:p>
          </table:table-cell>
          <table:table-cell office:value-type="float" office:value="0.17756049999999995" table:style-name="ce1">
            <text:p>0.1775605</text:p>
          </table:table-cell>
          <table:table-cell office:value-type="float" office:value="0.18056999999999998" table:style-name="ce1">
            <text:p>0.18057</text:p>
          </table:table-cell>
          <table:table-cell office:value-type="float" office:value="0.17605574999999998" table:style-name="ce1">
            <text:p>0.17605575</text:p>
          </table:table-cell>
          <table:table-cell office:value-type="float" office:value="0.15799874999999999" table:style-name="ce1">
            <text:p>0.15799875</text:p>
          </table:table-cell>
          <table:table-cell office:value-type="float" office:value="0.13542749999999998" table:style-name="ce1">
            <text:p>0.1354275</text:p>
          </table:table-cell>
          <table:table-cell office:value-type="float" office:value="0.11586575" table:style-name="ce1">
            <text:p>0.11586575</text:p>
          </table:table-cell>
          <table:table-cell table:number-columns-repeated="1635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9.8989274999999988E-2" table:formula="of:=0.5775*[.U11]" table:style-name="ce1">
            <text:p>0.098989275</text:p>
          </table:table-cell>
          <table:table-cell office:value-type="float" office:value="9.7418016666666662E-2" table:style-name="ce1">
            <text:p>0.097418017</text:p>
          </table:table-cell>
          <table:table-cell office:value-type="float" office:value="9.4275499999999998E-2" table:style-name="ce1">
            <text:p>0.0942755</text:p>
          </table:table-cell>
          <table:table-cell office:value-type="float" office:value="9.113298333333332E-2" table:style-name="ce1">
            <text:p>0.091132983</text:p>
          </table:table-cell>
          <table:table-cell office:value-type="float" office:value="9.2704241666666659E-2" table:style-name="ce1">
            <text:p>0.092704242</text:p>
          </table:table-cell>
          <table:table-cell office:value-type="float" office:value="0.10213179166666665" table:style-name="ce1">
            <text:p>0.102131792</text:p>
          </table:table-cell>
          <table:table-cell office:value-type="float" office:value="0.1131306" table:style-name="ce1">
            <text:p>0.1131306</text:p>
          </table:table-cell>
          <table:table-cell office:value-type="float" office:value="0.13355695833333331" table:style-name="ce1">
            <text:p>0.133556958</text:p>
          </table:table-cell>
          <table:table-cell office:value-type="float" office:value="0.14926954166666664" table:style-name="ce1">
            <text:p>0.149269542</text:p>
          </table:table-cell>
          <table:table-cell office:value-type="float" office:value="0.15555457499999997" table:style-name="ce1">
            <text:p>0.155554575</text:p>
          </table:table-cell>
          <table:table-cell office:value-type="float" office:value="0.1571258333333333" table:style-name="ce1">
            <text:p>0.157125833</text:p>
          </table:table-cell>
          <table:table-cell office:value-type="float" office:value="0.15555457499999997" table:style-name="ce1">
            <text:p>0.155554575</text:p>
          </table:table-cell>
          <table:table-cell office:value-type="float" office:value="0.14612702499999999" table:style-name="ce1">
            <text:p>0.146127025</text:p>
          </table:table-cell>
          <table:table-cell office:value-type="float" office:value="0.14455576666666667" table:style-name="ce1">
            <text:p>0.144555767</text:p>
          </table:table-cell>
          <table:table-cell office:value-type="float" office:value="0.14141324999999996" table:style-name="ce1">
            <text:p>0.14141325</text:p>
          </table:table-cell>
          <table:table-cell office:value-type="float" office:value="0.13827073333333331" table:style-name="ce1">
            <text:p>0.138270733</text:p>
          </table:table-cell>
          <table:table-cell office:value-type="float" office:value="0.14284166666666664" table:style-name="ce1">
            <text:p>0.142841667</text:p>
          </table:table-cell>
          <table:table-cell office:value-type="float" office:value="0.1571258333333333" table:style-name="ce1">
            <text:p>0.157125833</text:p>
          </table:table-cell>
          <table:table-cell office:value-type="float" office:value="0.16855316666666662" table:style-name="ce1">
            <text:p>0.168553167</text:p>
          </table:table-cell>
          <table:table-cell office:value-type="float" office:value="0.17140999999999998" table:style-name="ce1">
            <text:p>0.17141</text:p>
          </table:table-cell>
          <table:table-cell office:value-type="float" office:value="0.16712474999999999" table:style-name="ce1">
            <text:p>0.16712475</text:p>
          </table:table-cell>
          <table:table-cell office:value-type="float" office:value="0.14998374999999997" table:style-name="ce1">
            <text:p>0.14998375</text:p>
          </table:table-cell>
          <table:table-cell office:value-type="float" office:value="0.12855749999999999" table:style-name="ce1">
            <text:p>0.1285575</text:p>
          </table:table-cell>
          <table:table-cell office:value-type="float" office:value="0.10998808333333333" table:style-name="ce1">
            <text:p>0.109988083</text:p>
          </table:table-cell>
          <table:table-cell table:number-columns-repeated="1635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0.13134660000000001" table:formula="of:=0.5775*[.U12]" table:style-name="ce1">
            <text:p>0.1313466</text:p>
          </table:table-cell>
          <table:table-cell office:value-type="float" office:value="0.12926173333333335" table:style-name="ce1">
            <text:p>0.129261733</text:p>
          </table:table-cell>
          <table:table-cell office:value-type="float" office:value="0.12509200000000001" table:style-name="ce1">
            <text:p>0.125092</text:p>
          </table:table-cell>
          <table:table-cell office:value-type="float" office:value="0.12092226666666665" table:style-name="ce1">
            <text:p>0.120922267</text:p>
          </table:table-cell>
          <table:table-cell office:value-type="float" office:value="0.12300713333333335" table:style-name="ce1">
            <text:p>0.123007133</text:p>
          </table:table-cell>
          <table:table-cell office:value-type="float" office:value="0.13551633333333332" table:style-name="ce1">
            <text:p>0.135516333</text:p>
          </table:table-cell>
          <table:table-cell office:value-type="float" office:value="0.1501104" table:style-name="ce1">
            <text:p>0.1501104</text:p>
          </table:table-cell>
          <table:table-cell office:value-type="float" office:value="0.17721366666666666" table:style-name="ce1">
            <text:p>0.177213667</text:p>
          </table:table-cell>
          <table:table-cell office:value-type="float" office:value="0.19806233333333334" table:style-name="ce1">
            <text:p>0.198062333</text:p>
          </table:table-cell>
          <table:table-cell office:value-type="float" office:value="0.2064018" table:style-name="ce1">
            <text:p>0.2064018</text:p>
          </table:table-cell>
          <table:table-cell office:value-type="float" office:value="0.20848666666666665" table:style-name="ce1">
            <text:p>0.208486667</text:p>
          </table:table-cell>
          <table:table-cell office:value-type="float" office:value="0.2064018" table:style-name="ce1">
            <text:p>0.2064018</text:p>
          </table:table-cell>
          <table:table-cell office:value-type="float" office:value="0.1938926" table:style-name="ce1">
            <text:p>0.1938926</text:p>
          </table:table-cell>
          <table:table-cell office:value-type="float" office:value="0.19180773333333334" table:style-name="ce1">
            <text:p>0.191807733</text:p>
          </table:table-cell>
          <table:table-cell office:value-type="float" office:value="0.187638" table:style-name="ce1">
            <text:p>0.187638</text:p>
          </table:table-cell>
          <table:table-cell office:value-type="float" office:value="0.18346826666666666" table:style-name="ce1">
            <text:p>0.183468267</text:p>
          </table:table-cell>
          <table:table-cell office:value-type="float" office:value="0.18953333333333333" table:style-name="ce1">
            <text:p>0.189533333</text:p>
          </table:table-cell>
          <table:table-cell office:value-type="float" office:value="0.20848666666666665" table:style-name="ce1">
            <text:p>0.208486667</text:p>
          </table:table-cell>
          <table:table-cell office:value-type="float" office:value="0.22364933333333331" table:style-name="ce1">
            <text:p>0.223649333</text:p>
          </table:table-cell>
          <table:table-cell office:value-type="float" office:value="0.22744" table:style-name="ce1">
            <text:p>0.22744</text:p>
          </table:table-cell>
          <table:table-cell office:value-type="float" office:value="0.22175400000000001" table:style-name="ce1">
            <text:p>0.221754</text:p>
          </table:table-cell>
          <table:table-cell office:value-type="float" office:value="0.19900999999999999" table:style-name="ce1">
            <text:p>0.19901</text:p>
          </table:table-cell>
          <table:table-cell office:value-type="float" office:value="0.17058000000000001" table:style-name="ce1">
            <text:p>0.17058</text:p>
          </table:table-cell>
          <table:table-cell office:value-type="float" office:value="0.14594066666666669" table:style-name="ce1">
            <text:p>0.145940667</text:p>
          </table:table-cell>
          <table:table-cell table:number-columns-repeated="1635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4.5472349999999995E-2" table:formula="of:=0.5775*[.U13]" table:style-name="ce1">
            <text:p>0.04547235</text:p>
          </table:table-cell>
          <table:table-cell office:value-type="float" office:value="4.4750566666666665E-2" table:style-name="ce1">
            <text:p>0.044750567</text:p>
          </table:table-cell>
          <table:table-cell office:value-type="float" office:value="4.3306999999999998E-2" table:style-name="ce1">
            <text:p>0.043307</text:p>
          </table:table-cell>
          <table:table-cell office:value-type="float" office:value="4.1863433333333325E-2" table:style-name="ce1">
            <text:p>0.041863433</text:p>
          </table:table-cell>
          <table:table-cell office:value-type="float" office:value="4.2585216666666668E-2" table:style-name="ce1">
            <text:p>0.042585217</text:p>
          </table:table-cell>
          <table:table-cell office:value-type="float" office:value="4.6915916666666661E-2" table:style-name="ce1">
            <text:p>0.046915917</text:p>
          </table:table-cell>
          <table:table-cell office:value-type="float" office:value="5.1968399999999998E-2" table:style-name="ce1">
            <text:p>0.0519684</text:p>
          </table:table-cell>
          <table:table-cell office:value-type="float" office:value="6.1351583333333327E-2" table:style-name="ce1">
            <text:p>0.061351583</text:p>
          </table:table-cell>
          <table:table-cell office:value-type="float" office:value="6.856941666666666E-2" table:style-name="ce1">
            <text:p>0.068569417</text:p>
          </table:table-cell>
          <table:table-cell office:value-type="float" office:value="7.1456549999999994E-2" table:style-name="ce1">
            <text:p>0.07145655</text:p>
          </table:table-cell>
          <table:table-cell office:value-type="float" office:value="7.2178333333333317E-2" table:style-name="ce1">
            <text:p>0.072178333</text:p>
          </table:table-cell>
          <table:table-cell office:value-type="float" office:value="7.1456549999999994E-2" table:style-name="ce1">
            <text:p>0.07145655</text:p>
          </table:table-cell>
          <table:table-cell office:value-type="float" office:value="6.7125850000000001E-2" table:style-name="ce1">
            <text:p>0.06712585</text:p>
          </table:table-cell>
          <table:table-cell office:value-type="float" office:value="6.6404066666666664E-2" table:style-name="ce1">
            <text:p>0.066404067</text:p>
          </table:table-cell>
          <table:table-cell office:value-type="float" office:value="6.496049999999999E-2" table:style-name="ce1">
            <text:p>0.0649605</text:p>
          </table:table-cell>
          <table:table-cell office:value-type="float" office:value="6.3516933333333317E-2" table:style-name="ce1">
            <text:p>0.063516933</text:p>
          </table:table-cell>
          <table:table-cell office:value-type="float" office:value="6.5616666666666656E-2" table:style-name="ce1">
            <text:p>0.065616667</text:p>
          </table:table-cell>
          <table:table-cell office:value-type="float" office:value="7.2178333333333317E-2" table:style-name="ce1">
            <text:p>0.072178333</text:p>
          </table:table-cell>
          <table:table-cell office:value-type="float" office:value="7.7427666666666645E-2" table:style-name="ce1">
            <text:p>0.077427667</text:p>
          </table:table-cell>
          <table:table-cell office:value-type="float" office:value="7.8739999999999991E-2" table:style-name="ce1">
            <text:p>0.07874</text:p>
          </table:table-cell>
          <table:table-cell office:value-type="float" office:value="7.6771499999999993E-2" table:style-name="ce1">
            <text:p>0.0767715</text:p>
          </table:table-cell>
          <table:table-cell office:value-type="float" office:value="6.8897499999999987E-2" table:style-name="ce1">
            <text:p>0.0688975</text:p>
          </table:table-cell>
          <table:table-cell office:value-type="float" office:value="5.9054999999999996E-2" table:style-name="ce1">
            <text:p>0.059055</text:p>
          </table:table-cell>
          <table:table-cell office:value-type="float" office:value="5.0524833333333331E-2" table:style-name="ce1">
            <text:p>0.050524833</text:p>
          </table:table-cell>
          <table:table-cell table:number-columns-repeated="1635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0.10158225" table:formula="of:=0.5775*[.U14]" table:style-name="ce1">
            <text:p>0.10158225</text:p>
          </table:table-cell>
          <table:table-cell office:value-type="float" office:value="9.9969833333333341E-2" table:style-name="ce1">
            <text:p>0.099969833</text:p>
          </table:table-cell>
          <table:table-cell office:value-type="float" office:value="9.6745000000000012E-2" table:style-name="ce1">
            <text:p>0.096745</text:p>
          </table:table-cell>
          <table:table-cell office:value-type="float" office:value="9.3520166666666654E-2" table:style-name="ce1">
            <text:p>0.093520167</text:p>
          </table:table-cell>
          <table:table-cell office:value-type="float" office:value="9.513258333333334E-2" table:style-name="ce1">
            <text:p>0.095132583</text:p>
          </table:table-cell>
          <table:table-cell office:value-type="float" office:value="0.10480708333333333" table:style-name="ce1">
            <text:p>0.104807083</text:p>
          </table:table-cell>
          <table:table-cell office:value-type="float" office:value="0.116094" table:style-name="ce1">
            <text:p>0.116094</text:p>
          </table:table-cell>
          <table:table-cell office:value-type="float" office:value="0.13705541666666668" table:style-name="ce1">
            <text:p>0.137055417</text:p>
          </table:table-cell>
          <table:table-cell office:value-type="float" office:value="0.15317958333333334" table:style-name="ce1">
            <text:p>0.153179583</text:p>
          </table:table-cell>
          <table:table-cell office:value-type="float" office:value="0.15962925" table:style-name="ce1">
            <text:p>0.15962925</text:p>
          </table:table-cell>
          <table:table-cell office:value-type="float" office:value="0.16124166666666667" table:style-name="ce1">
            <text:p>0.161241667</text:p>
          </table:table-cell>
          <table:table-cell office:value-type="float" office:value="0.15962925" table:style-name="ce1">
            <text:p>0.15962925</text:p>
          </table:table-cell>
          <table:table-cell office:value-type="float" office:value="0.14995475" table:style-name="ce1">
            <text:p>0.14995475</text:p>
          </table:table-cell>
          <table:table-cell office:value-type="float" office:value="0.14834233333333335" table:style-name="ce1">
            <text:p>0.148342333</text:p>
          </table:table-cell>
          <table:table-cell office:value-type="float" office:value="0.14511749999999998" table:style-name="ce1">
            <text:p>0.1451175</text:p>
          </table:table-cell>
          <table:table-cell office:value-type="float" office:value="0.14189266666666667" table:style-name="ce1">
            <text:p>0.141892667</text:p>
          </table:table-cell>
          <table:table-cell office:value-type="float" office:value="0.14658333333333334" table:style-name="ce1">
            <text:p>0.146583333</text:p>
          </table:table-cell>
          <table:table-cell office:value-type="float" office:value="0.16124166666666667" table:style-name="ce1">
            <text:p>0.161241667</text:p>
          </table:table-cell>
          <table:table-cell office:value-type="float" office:value="0.17296833333333331" table:style-name="ce1">
            <text:p>0.172968333</text:p>
          </table:table-cell>
          <table:table-cell office:value-type="float" office:value="0.1759" table:style-name="ce1">
            <text:p>0.1759</text:p>
          </table:table-cell>
          <table:table-cell office:value-type="float" office:value="0.1715025" table:style-name="ce1">
            <text:p>0.1715025</text:p>
          </table:table-cell>
          <table:table-cell office:value-type="float" office:value="0.15391250000000001" table:style-name="ce1">
            <text:p>0.1539125</text:p>
          </table:table-cell>
          <table:table-cell office:value-type="float" office:value="0.13192500000000001" table:style-name="ce1">
            <text:p>0.131925</text:p>
          </table:table-cell>
          <table:table-cell office:value-type="float" office:value="0.11286916666666667" table:style-name="ce1">
            <text:p>0.112869167</text:p>
          </table:table-cell>
          <table:table-cell table:number-columns-repeated="1635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3.729495E-2" table:formula="of:=0.5775*[.U15]" table:style-name="ce1">
            <text:p>0.03729495</text:p>
          </table:table-cell>
          <table:table-cell office:value-type="float" office:value="3.670296666666667E-2" table:style-name="ce1">
            <text:p>0.036702967</text:p>
          </table:table-cell>
          <table:table-cell office:value-type="float" office:value="3.5519000000000002E-2" table:style-name="ce1">
            <text:p>0.035519</text:p>
          </table:table-cell>
          <table:table-cell office:value-type="float" office:value="3.4335033333333327E-2" table:style-name="ce1">
            <text:p>0.034335033</text:p>
          </table:table-cell>
          <table:table-cell office:value-type="float" office:value="3.4927016666666671E-2" table:style-name="ce1">
            <text:p>0.034927017</text:p>
          </table:table-cell>
          <table:table-cell office:value-type="float" office:value="3.8478916666666668E-2" table:style-name="ce1">
            <text:p>0.038478917</text:p>
          </table:table-cell>
          <table:table-cell office:value-type="float" office:value="4.2622800000000002E-2" table:style-name="ce1">
            <text:p>0.0426228</text:p>
          </table:table-cell>
          <table:table-cell office:value-type="float" office:value="5.0318583333333333E-2" table:style-name="ce1">
            <text:p>0.050318583</text:p>
          </table:table-cell>
          <table:table-cell office:value-type="float" office:value="5.6238416666666666E-2" table:style-name="ce1">
            <text:p>0.056238417</text:p>
          </table:table-cell>
          <table:table-cell office:value-type="float" office:value="5.8606349999999995E-2" table:style-name="ce1">
            <text:p>0.05860635</text:p>
          </table:table-cell>
          <table:table-cell office:value-type="float" office:value="5.9198333333333332E-2" table:style-name="ce1">
            <text:p>0.059198333</text:p>
          </table:table-cell>
          <table:table-cell office:value-type="float" office:value="5.8606349999999995E-2" table:style-name="ce1">
            <text:p>0.05860635</text:p>
          </table:table-cell>
          <table:table-cell office:value-type="float" office:value="5.5054449999999998E-2" table:style-name="ce1">
            <text:p>0.05505445</text:p>
          </table:table-cell>
          <table:table-cell office:value-type="float" office:value="5.4462466666666667E-2" table:style-name="ce1">
            <text:p>0.054462467</text:p>
          </table:table-cell>
          <table:table-cell office:value-type="float" office:value="5.3278499999999993E-2" table:style-name="ce1">
            <text:p>0.0532785</text:p>
          </table:table-cell>
          <table:table-cell office:value-type="float" office:value="5.2094533333333332E-2" table:style-name="ce1">
            <text:p>0.052094533</text:p>
          </table:table-cell>
          <table:table-cell office:value-type="float" office:value="5.3816666666666665E-2" table:style-name="ce1">
            <text:p>0.053816667</text:p>
          </table:table-cell>
          <table:table-cell office:value-type="float" office:value="5.9198333333333332E-2" table:style-name="ce1">
            <text:p>0.059198333</text:p>
          </table:table-cell>
          <table:table-cell office:value-type="float" office:value="6.3503666666666653E-2" table:style-name="ce1">
            <text:p>0.063503667</text:p>
          </table:table-cell>
          <table:table-cell office:value-type="float" office:value="6.4579999999999999E-2" table:style-name="ce1">
            <text:p>0.06458</text:p>
          </table:table-cell>
          <table:table-cell office:value-type="float" office:value="6.2965499999999994E-2" table:style-name="ce1">
            <text:p>0.0629655</text:p>
          </table:table-cell>
          <table:table-cell office:value-type="float" office:value="5.6507500000000002E-2" table:style-name="ce1">
            <text:p>0.0565075</text:p>
          </table:table-cell>
          <table:table-cell office:value-type="float" office:value="4.8434999999999999E-2" table:style-name="ce1">
            <text:p>0.048435</text:p>
          </table:table-cell>
          <table:table-cell office:value-type="float" office:value="4.1438833333333334E-2" table:style-name="ce1">
            <text:p>0.041438833</text:p>
          </table:table-cell>
          <table:table-cell table:number-columns-repeated="1635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0.20096999999999998" table:formula="of:=0.5775*[.U16]" table:style-name="ce1">
            <text:p>0.20097</text:p>
          </table:table-cell>
          <table:table-cell office:value-type="float" office:value="0.19777999999999998" table:style-name="ce1">
            <text:p>0.19778</text:p>
          </table:table-cell>
          <table:table-cell office:value-type="float" office:value="0.19140000000000001" table:style-name="ce1">
            <text:p>0.1914</text:p>
          </table:table-cell>
          <table:table-cell office:value-type="float" office:value="0.18501999999999996" table:style-name="ce1">
            <text:p>0.18502</text:p>
          </table:table-cell>
          <table:table-cell office:value-type="float" office:value="0.18821000000000002" table:style-name="ce1">
            <text:p>0.18821</text:p>
          </table:table-cell>
          <table:table-cell office:value-type="float" office:value="0.20734999999999998" table:style-name="ce1">
            <text:p>0.20735</text:p>
          </table:table-cell>
          <table:table-cell office:value-type="float" office:value="0.22968" table:style-name="ce1">
            <text:p>0.22968</text:p>
          </table:table-cell>
          <table:table-cell office:value-type="float" office:value="0.27115" table:style-name="ce1">
            <text:p>0.27115</text:p>
          </table:table-cell>
          <table:table-cell office:value-type="float" office:value="0.30304999999999999" table:style-name="ce1">
            <text:p>0.30305</text:p>
          </table:table-cell>
          <table:table-cell office:value-type="float" office:value="0.31580999999999998" table:style-name="ce1">
            <text:p>0.31581</text:p>
          </table:table-cell>
          <table:table-cell office:value-type="float" office:value="0.31899999999999995" table:style-name="ce1">
            <text:p>0.319</text:p>
          </table:table-cell>
          <table:table-cell office:value-type="float" office:value="0.31580999999999998" table:style-name="ce1">
            <text:p>0.31581</text:p>
          </table:table-cell>
          <table:table-cell office:value-type="float" office:value="0.29666999999999999" table:style-name="ce1">
            <text:p>0.29667</text:p>
          </table:table-cell>
          <table:table-cell office:value-type="float" office:value="0.29348000000000002" table:style-name="ce1">
            <text:p>0.29348</text:p>
          </table:table-cell>
          <table:table-cell office:value-type="float" office:value="0.28709999999999997" table:style-name="ce1">
            <text:p>0.2871</text:p>
          </table:table-cell>
          <table:table-cell office:value-type="float" office:value="0.28071999999999997" table:style-name="ce1">
            <text:p>0.28072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0.31899999999999995" table:style-name="ce1">
            <text:p>0.319</text:p>
          </table:table-cell>
          <table:table-cell office:value-type="float" office:value="0.34219999999999989" table:style-name="ce1">
            <text:p>0.3422</text:p>
          </table:table-cell>
          <table:table-cell office:value-type="float" office:value="0.34799999999999998" table:style-name="ce1">
            <text:p>0.348</text:p>
          </table:table-cell>
          <table:table-cell office:value-type="float" office:value="0.33929999999999999" table:style-name="ce1">
            <text:p>0.3393</text:p>
          </table:table-cell>
          <table:table-cell office:value-type="float" office:value="0.30449999999999999" table:style-name="ce1">
            <text:p>0.3045</text:p>
          </table:table-cell>
          <table:table-cell office:value-type="float" office:value="0.26100000000000001" table:style-name="ce1">
            <text:p>0.261</text:p>
          </table:table-cell>
          <table:table-cell office:value-type="float" office:value="0.2233" table:style-name="ce1">
            <text:p>0.2233</text:p>
          </table:table-cell>
          <table:table-cell table:number-columns-repeated="1635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3.3466124999999999E-2" table:formula="of:=0.5775*[.U17]" table:style-name="ce1">
            <text:p>0.033466125</text:p>
          </table:table-cell>
          <table:table-cell office:value-type="float" office:value="3.2934916666666668E-2" table:style-name="ce1">
            <text:p>0.032934917</text:p>
          </table:table-cell>
          <table:table-cell office:value-type="float" office:value="3.1872500000000005E-2" table:style-name="ce1">
            <text:p>0.0318725</text:p>
          </table:table-cell>
          <table:table-cell office:value-type="float" office:value="3.0810083333333332E-2" table:style-name="ce1">
            <text:p>0.030810083</text:p>
          </table:table-cell>
          <table:table-cell office:value-type="float" office:value="3.1341291666666674E-2" table:style-name="ce1">
            <text:p>0.031341292</text:p>
          </table:table-cell>
          <table:table-cell office:value-type="float" office:value="3.4528541666666669E-2" table:style-name="ce1">
            <text:p>0.034528542</text:p>
          </table:table-cell>
          <table:table-cell office:value-type="float" office:value="3.8247000000000003E-2" table:style-name="ce1">
            <text:p>0.038247</text:p>
          </table:table-cell>
          <table:table-cell office:value-type="float" office:value="4.5152708333333333E-2" table:style-name="ce1">
            <text:p>0.045152708</text:p>
          </table:table-cell>
          <table:table-cell office:value-type="float" office:value="5.0464791666666668E-2" table:style-name="ce1">
            <text:p>0.050464792</text:p>
          </table:table-cell>
          <table:table-cell office:value-type="float" office:value="5.2589625000000001E-2" table:style-name="ce1">
            <text:p>0.052589625</text:p>
          </table:table-cell>
          <table:table-cell office:value-type="float" office:value="5.3120833333333332E-2" table:style-name="ce1">
            <text:p>0.053120833</text:p>
          </table:table-cell>
          <table:table-cell office:value-type="float" office:value="5.2589625000000001E-2" table:style-name="ce1">
            <text:p>0.052589625</text:p>
          </table:table-cell>
          <table:table-cell office:value-type="float" office:value="4.9402375000000005E-2" table:style-name="ce1">
            <text:p>0.049402375</text:p>
          </table:table-cell>
          <table:table-cell office:value-type="float" office:value="4.8871166666666674E-2" table:style-name="ce1">
            <text:p>0.048871167</text:p>
          </table:table-cell>
          <table:table-cell office:value-type="float" office:value="4.7808749999999997E-2" table:style-name="ce1">
            <text:p>0.04780875</text:p>
          </table:table-cell>
          <table:table-cell office:value-type="float" office:value="4.6746333333333334E-2" table:style-name="ce1">
            <text:p>0.046746333</text:p>
          </table:table-cell>
          <table:table-cell office:value-type="float" office:value="4.829166666666667E-2" table:style-name="ce1">
            <text:p>0.048291667</text:p>
          </table:table-cell>
          <table:table-cell office:value-type="float" office:value="5.3120833333333332E-2" table:style-name="ce1">
            <text:p>0.053120833</text:p>
          </table:table-cell>
          <table:table-cell office:value-type="float" office:value="5.6984166666666662E-2" table:style-name="ce1">
            <text:p>0.056984167</text:p>
          </table:table-cell>
          <table:table-cell office:value-type="float" office:value="5.7950000000000002E-2" table:style-name="ce1">
            <text:p>0.05795</text:p>
          </table:table-cell>
          <table:table-cell office:value-type="float" office:value="5.6501250000000003E-2" table:style-name="ce1">
            <text:p>0.05650125</text:p>
          </table:table-cell>
          <table:table-cell office:value-type="float" office:value="5.0706250000000001E-2" table:style-name="ce1">
            <text:p>0.05070625</text:p>
          </table:table-cell>
          <table:table-cell office:value-type="float" office:value="4.3462500000000001E-2" table:style-name="ce1">
            <text:p>0.0434625</text:p>
          </table:table-cell>
          <table:table-cell office:value-type="float" office:value="3.718458333333334E-2" table:style-name="ce1">
            <text:p>0.037184583</text:p>
          </table:table-cell>
          <table:table-cell table:number-columns-repeated="1635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7.5323324999999997E-2" table:formula="of:=0.5775*[.U18]" table:style-name="ce1">
            <text:p>0.075323325</text:p>
          </table:table-cell>
          <table:table-cell office:value-type="float" office:value="7.4127716666666663E-2" table:style-name="ce1">
            <text:p>0.074127717</text:p>
          </table:table-cell>
          <table:table-cell office:value-type="float" office:value="7.1736499999999995E-2" table:style-name="ce1">
            <text:p>0.0717365</text:p>
          </table:table-cell>
          <table:table-cell office:value-type="float" office:value="6.9345283333333327E-2" table:style-name="ce1">
            <text:p>0.069345283</text:p>
          </table:table-cell>
          <table:table-cell office:value-type="float" office:value="7.0540891666666675E-2" table:style-name="ce1">
            <text:p>0.070540892</text:p>
          </table:table-cell>
          <table:table-cell office:value-type="float" office:value="7.7714541666666664E-2" table:style-name="ce1">
            <text:p>0.077714542</text:p>
          </table:table-cell>
          <table:table-cell office:value-type="float" office:value="8.6083800000000002E-2" table:style-name="ce1">
            <text:p>0.0860838</text:p>
          </table:table-cell>
          <table:table-cell office:value-type="float" office:value="0.10162670833333333" table:style-name="ce1">
            <text:p>0.101626708</text:p>
          </table:table-cell>
          <table:table-cell office:value-type="float" office:value="0.11358279166666665" table:style-name="ce1">
            <text:p>0.113582792</text:p>
          </table:table-cell>
          <table:table-cell office:value-type="float" office:value="0.11836522499999999" table:style-name="ce1">
            <text:p>0.118365225</text:p>
          </table:table-cell>
          <table:table-cell office:value-type="float" office:value="0.11956083333333332" table:style-name="ce1">
            <text:p>0.119560833</text:p>
          </table:table-cell>
          <table:table-cell office:value-type="float" office:value="0.11836522499999999" table:style-name="ce1">
            <text:p>0.118365225</text:p>
          </table:table-cell>
          <table:table-cell office:value-type="float" office:value="0.111191575" table:style-name="ce1">
            <text:p>0.111191575</text:p>
          </table:table-cell>
          <table:table-cell office:value-type="float" office:value="0.10999596666666667" table:style-name="ce1">
            <text:p>0.109995967</text:p>
          </table:table-cell>
          <table:table-cell office:value-type="float" office:value="0.10760474999999999" table:style-name="ce1">
            <text:p>0.10760475</text:p>
          </table:table-cell>
          <table:table-cell office:value-type="float" office:value="0.10521353333333332" table:style-name="ce1">
            <text:p>0.105213533</text:p>
          </table:table-cell>
          <table:table-cell office:value-type="float" office:value="0.10869166666666666" table:style-name="ce1">
            <text:p>0.108691667</text:p>
          </table:table-cell>
          <table:table-cell office:value-type="float" office:value="0.11956083333333332" table:style-name="ce1">
            <text:p>0.119560833</text:p>
          </table:table-cell>
          <table:table-cell office:value-type="float" office:value="0.12825616666666664" table:style-name="ce1">
            <text:p>0.128256167</text:p>
          </table:table-cell>
          <table:table-cell office:value-type="float" office:value="0.13042999999999999" table:style-name="ce1">
            <text:p>0.13043</text:p>
          </table:table-cell>
          <table:table-cell office:value-type="float" office:value="0.12716924999999998" table:style-name="ce1">
            <text:p>0.12716925</text:p>
          </table:table-cell>
          <table:table-cell office:value-type="float" office:value="0.11412624999999998" table:style-name="ce1">
            <text:p>0.11412625</text:p>
          </table:table-cell>
          <table:table-cell office:value-type="float" office:value="9.7822499999999993E-2" table:style-name="ce1">
            <text:p>0.0978225</text:p>
          </table:table-cell>
          <table:table-cell office:value-type="float" office:value="8.3692583333333334E-2" table:style-name="ce1">
            <text:p>0.083692583</text:p>
          </table:table-cell>
          <table:table-cell table:number-columns-repeated="1635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0.15210195000000001" table:formula="of:=0.5775*[.U19]" table:style-name="ce1">
            <text:p>0.15210195</text:p>
          </table:table-cell>
          <table:table-cell office:value-type="float" office:value="0.14968763333333335" table:style-name="ce1">
            <text:p>0.149687633</text:p>
          </table:table-cell>
          <table:table-cell office:value-type="float" office:value="0.14485900000000002" table:style-name="ce1">
            <text:p>0.144859</text:p>
          </table:table-cell>
          <table:table-cell office:value-type="float" office:value="0.14003036666666666" table:style-name="ce1">
            <text:p>0.140030367</text:p>
          </table:table-cell>
          <table:table-cell office:value-type="float" office:value="0.14244468333333335" table:style-name="ce1">
            <text:p>0.142444683</text:p>
          </table:table-cell>
          <table:table-cell office:value-type="float" office:value="0.15693058333333335" table:style-name="ce1">
            <text:p>0.156930583</text:p>
          </table:table-cell>
          <table:table-cell office:value-type="float" office:value="0.17383080000000001" table:style-name="ce1">
            <text:p>0.1738308</text:p>
          </table:table-cell>
          <table:table-cell office:value-type="float" office:value="0.20521691666666667" table:style-name="ce1">
            <text:p>0.205216917</text:p>
          </table:table-cell>
          <table:table-cell office:value-type="float" office:value="0.22936008333333335" table:style-name="ce1">
            <text:p>0.229360083</text:p>
          </table:table-cell>
          <table:table-cell office:value-type="float" office:value="0.23901734999999999" table:style-name="ce1">
            <text:p>0.23901735</text:p>
          </table:table-cell>
          <table:table-cell office:value-type="float" office:value="0.24143166666666666" table:style-name="ce1">
            <text:p>0.241431667</text:p>
          </table:table-cell>
          <table:table-cell office:value-type="float" office:value="0.23901734999999999" table:style-name="ce1">
            <text:p>0.23901735</text:p>
          </table:table-cell>
          <table:table-cell office:value-type="float" office:value="0.22453145000000002" table:style-name="ce1">
            <text:p>0.22453145</text:p>
          </table:table-cell>
          <table:table-cell office:value-type="float" office:value="0.22211713333333336" table:style-name="ce1">
            <text:p>0.222117133</text:p>
          </table:table-cell>
          <table:table-cell office:value-type="float" office:value="0.2172885" table:style-name="ce1">
            <text:p>0.2172885</text:p>
          </table:table-cell>
          <table:table-cell office:value-type="float" office:value="0.21245986666666666" table:style-name="ce1">
            <text:p>0.212459867</text:p>
          </table:table-cell>
          <table:table-cell office:value-type="float" office:value="0.21948333333333334" table:style-name="ce1">
            <text:p>0.219483333</text:p>
          </table:table-cell>
          <table:table-cell office:value-type="float" office:value="0.24143166666666666" table:style-name="ce1">
            <text:p>0.241431667</text:p>
          </table:table-cell>
          <table:table-cell office:value-type="float" office:value="0.25899033333333327" table:style-name="ce1">
            <text:p>0.258990333</text:p>
          </table:table-cell>
          <table:table-cell office:value-type="float" office:value="0.26338" table:style-name="ce1">
            <text:p>0.26338</text:p>
          </table:table-cell>
          <table:table-cell office:value-type="float" office:value="0.25679550000000001" table:style-name="ce1">
            <text:p>0.2567955</text:p>
          </table:table-cell>
          <table:table-cell office:value-type="float" office:value="0.23045750000000001" table:style-name="ce1">
            <text:p>0.2304575</text:p>
          </table:table-cell>
          <table:table-cell office:value-type="float" office:value="0.19753500000000002" table:style-name="ce1">
            <text:p>0.197535</text:p>
          </table:table-cell>
          <table:table-cell office:value-type="float" office:value="0.16900216666666668" table:style-name="ce1">
            <text:p>0.169002167</text:p>
          </table:table-cell>
          <table:table-cell table:number-columns-repeated="1635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8.7156300000000006E-2" table:formula="of:=0.5775*[.U20]" table:style-name="ce1">
            <text:p>0.0871563</text:p>
          </table:table-cell>
          <table:table-cell office:value-type="float" office:value="8.5772866666666669E-2" table:style-name="ce1">
            <text:p>0.085772867</text:p>
          </table:table-cell>
          <table:table-cell office:value-type="float" office:value="8.300600000000001E-2" table:style-name="ce1">
            <text:p>0.083006</text:p>
          </table:table-cell>
          <table:table-cell office:value-type="float" office:value="8.0239133333333323E-2" table:style-name="ce1">
            <text:p>0.080239133</text:p>
          </table:table-cell>
          <table:table-cell office:value-type="float" office:value="8.1622566666666674E-2" table:style-name="ce1">
            <text:p>0.081622567</text:p>
          </table:table-cell>
          <table:table-cell office:value-type="float" office:value="8.9923166666666665E-2" table:style-name="ce1">
            <text:p>0.089923167</text:p>
          </table:table-cell>
          <table:table-cell office:value-type="float" office:value="9.9607200000000007E-2" table:style-name="ce1">
            <text:p>0.0996072</text:p>
          </table:table-cell>
          <table:table-cell office:value-type="float" office:value="0.11759183333333334" table:style-name="ce1">
            <text:p>0.117591833</text:p>
          </table:table-cell>
          <table:table-cell office:value-type="float" office:value="0.13142616666666668" table:style-name="ce1">
            <text:p>0.131426167</text:p>
          </table:table-cell>
          <table:table-cell office:value-type="float" office:value="0.1369599" table:style-name="ce1">
            <text:p>0.1369599</text:p>
          </table:table-cell>
          <table:table-cell office:value-type="float" office:value="0.13834333333333332" table:style-name="ce1">
            <text:p>0.138343333</text:p>
          </table:table-cell>
          <table:table-cell office:value-type="float" office:value="0.1369599" table:style-name="ce1">
            <text:p>0.1369599</text:p>
          </table:table-cell>
          <table:table-cell office:value-type="float" office:value="0.1286593" table:style-name="ce1">
            <text:p>0.1286593</text:p>
          </table:table-cell>
          <table:table-cell office:value-type="float" office:value="0.12727586666666668" table:style-name="ce1">
            <text:p>0.127275867</text:p>
          </table:table-cell>
          <table:table-cell office:value-type="float" office:value="0.12450899999999999" table:style-name="ce1">
            <text:p>0.124509</text:p>
          </table:table-cell>
          <table:table-cell office:value-type="float" office:value="0.12174213333333334" table:style-name="ce1">
            <text:p>0.121742133</text:p>
          </table:table-cell>
          <table:table-cell office:value-type="float" office:value="0.12576666666666667" table:style-name="ce1">
            <text:p>0.125766667</text:p>
          </table:table-cell>
          <table:table-cell office:value-type="float" office:value="0.13834333333333332" table:style-name="ce1">
            <text:p>0.138343333</text:p>
          </table:table-cell>
          <table:table-cell office:value-type="float" office:value="0.14840466666666663" table:style-name="ce1">
            <text:p>0.148404667</text:p>
          </table:table-cell>
          <table:table-cell office:value-type="float" office:value="0.15092" table:style-name="ce1">
            <text:p>0.15092</text:p>
          </table:table-cell>
          <table:table-cell office:value-type="float" office:value="0.147147" table:style-name="ce1">
            <text:p>0.147147</text:p>
          </table:table-cell>
          <table:table-cell office:value-type="float" office:value="0.13205500000000001" table:style-name="ce1">
            <text:p>0.132055</text:p>
          </table:table-cell>
          <table:table-cell office:value-type="float" office:value="0.11319" table:style-name="ce1">
            <text:p>0.11319</text:p>
          </table:table-cell>
          <table:table-cell office:value-type="float" office:value="9.6840333333333334E-2" table:style-name="ce1">
            <text:p>0.096840333</text:p>
          </table:table-cell>
          <table:table-cell table:number-columns-repeated="1635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7.4393550000000003E-2" table:formula="of:=0.5775*[.U21]" table:style-name="ce1">
            <text:p>0.07439355</text:p>
          </table:table-cell>
          <table:table-cell office:value-type="float" office:value="7.3212699999999992E-2" table:style-name="ce1">
            <text:p>0.0732127</text:p>
          </table:table-cell>
          <table:table-cell office:value-type="float" office:value="7.0850999999999997E-2" table:style-name="ce1">
            <text:p>0.070851</text:p>
          </table:table-cell>
          <table:table-cell office:value-type="float" office:value="6.8489299999999989E-2" table:style-name="ce1">
            <text:p>0.0684893</text:p>
          </table:table-cell>
          <table:table-cell office:value-type="float" office:value="6.967015E-2" table:style-name="ce1">
            <text:p>0.06967015</text:p>
          </table:table-cell>
          <table:table-cell office:value-type="float" office:value="7.6755249999999997E-2" table:style-name="ce1">
            <text:p>0.07675525</text:p>
          </table:table-cell>
          <table:table-cell office:value-type="float" office:value="8.5021199999999991E-2" table:style-name="ce1">
            <text:p>0.0850212</text:p>
          </table:table-cell>
          <table:table-cell office:value-type="float" office:value="0.10037225" table:style-name="ce1">
            <text:p>0.10037225</text:p>
          </table:table-cell>
          <table:table-cell office:value-type="float" office:value="0.11218075" table:style-name="ce1">
            <text:p>0.11218075</text:p>
          </table:table-cell>
          <table:table-cell office:value-type="float" office:value="0.11690414999999998" table:style-name="ce1">
            <text:p>0.11690415</text:p>
          </table:table-cell>
          <table:table-cell office:value-type="float" office:value="0.11808499999999998" table:style-name="ce1">
            <text:p>0.118085</text:p>
          </table:table-cell>
          <table:table-cell office:value-type="float" office:value="0.11690414999999998" table:style-name="ce1">
            <text:p>0.11690415</text:p>
          </table:table-cell>
          <table:table-cell office:value-type="float" office:value="0.10981905" table:style-name="ce1">
            <text:p>0.10981905</text:p>
          </table:table-cell>
          <table:table-cell office:value-type="float" office:value="0.1086382" table:style-name="ce1">
            <text:p>0.1086382</text:p>
          </table:table-cell>
          <table:table-cell office:value-type="float" office:value="0.10627649999999998" table:style-name="ce1">
            <text:p>0.1062765</text:p>
          </table:table-cell>
          <table:table-cell office:value-type="float" office:value="0.10391479999999999" table:style-name="ce1">
            <text:p>0.1039148</text:p>
          </table:table-cell>
          <table:table-cell office:value-type="float" office:value="0.10735" table:style-name="ce1">
            <text:p>0.10735</text:p>
          </table:table-cell>
          <table:table-cell office:value-type="float" office:value="0.11808499999999998" table:style-name="ce1">
            <text:p>0.118085</text:p>
          </table:table-cell>
          <table:table-cell office:value-type="float" office:value="0.12667299999999998" table:style-name="ce1">
            <text:p>0.126673</text:p>
          </table:table-cell>
          <table:table-cell office:value-type="float" office:value="0.12881999999999999" table:style-name="ce1">
            <text:p>0.12882</text:p>
          </table:table-cell>
          <table:table-cell office:value-type="float" office:value="0.12559949999999998" table:style-name="ce1">
            <text:p>0.1255995</text:p>
          </table:table-cell>
          <table:table-cell office:value-type="float" office:value="0.1127175" table:style-name="ce1">
            <text:p>0.1127175</text:p>
          </table:table-cell>
          <table:table-cell office:value-type="float" office:value="9.6614999999999993E-2" table:style-name="ce1">
            <text:p>0.096615</text:p>
          </table:table-cell>
          <table:table-cell office:value-type="float" office:value="8.2659499999999997E-2" table:style-name="ce1">
            <text:p>0.0826595</text:p>
          </table:table-cell>
          <table:table-cell table:number-columns-repeated="1635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0.13884255000000001" table:formula="of:=0.5775*[.U22]" table:style-name="ce1">
            <text:p>0.13884255</text:p>
          </table:table-cell>
          <table:table-cell office:value-type="float" office:value="0.13663870000000003" table:style-name="ce1">
            <text:p>0.1366387</text:p>
          </table:table-cell>
          <table:table-cell office:value-type="float" office:value="0.13223100000000002" table:style-name="ce1">
            <text:p>0.132231</text:p>
          </table:table-cell>
          <table:table-cell office:value-type="float" office:value="0.1278233" table:style-name="ce1">
            <text:p>0.1278233</text:p>
          </table:table-cell>
          <table:table-cell office:value-type="float" office:value="0.13002715000000004" table:style-name="ce1">
            <text:p>0.13002715</text:p>
          </table:table-cell>
          <table:table-cell office:value-type="float" office:value="0.14325025000000002" table:style-name="ce1">
            <text:p>0.14325025</text:p>
          </table:table-cell>
          <table:table-cell office:value-type="float" office:value="0.15867720000000002" table:style-name="ce1">
            <text:p>0.1586772</text:p>
          </table:table-cell>
          <table:table-cell office:value-type="float" office:value="0.18732725000000003" table:style-name="ce1">
            <text:p>0.18732725</text:p>
          </table:table-cell>
          <table:table-cell office:value-type="float" office:value="0.20936575000000002" table:style-name="ce1">
            <text:p>0.20936575</text:p>
          </table:table-cell>
          <table:table-cell office:value-type="float" office:value="0.21818115000000002" table:style-name="ce1">
            <text:p>0.21818115</text:p>
          </table:table-cell>
          <table:table-cell office:value-type="float" office:value="0.22038500000000003" table:style-name="ce1">
            <text:p>0.220385</text:p>
          </table:table-cell>
          <table:table-cell office:value-type="float" office:value="0.21818115000000002" table:style-name="ce1">
            <text:p>0.21818115</text:p>
          </table:table-cell>
          <table:table-cell office:value-type="float" office:value="0.20495805000000003" table:style-name="ce1">
            <text:p>0.20495805</text:p>
          </table:table-cell>
          <table:table-cell office:value-type="float" office:value="0.20275420000000002" table:style-name="ce1">
            <text:p>0.2027542</text:p>
          </table:table-cell>
          <table:table-cell office:value-type="float" office:value="0.19834650000000001" table:style-name="ce1">
            <text:p>0.1983465</text:p>
          </table:table-cell>
          <table:table-cell office:value-type="float" office:value="0.19393880000000002" table:style-name="ce1">
            <text:p>0.1939388</text:p>
          </table:table-cell>
          <table:table-cell office:value-type="float" office:value="0.20035000000000003" table:style-name="ce1">
            <text:p>0.20035</text:p>
          </table:table-cell>
          <table:table-cell office:value-type="float" office:value="0.22038500000000003" table:style-name="ce1">
            <text:p>0.220385</text:p>
          </table:table-cell>
          <table:table-cell office:value-type="float" office:value="0.23641299999999998" table:style-name="ce1">
            <text:p>0.236413</text:p>
          </table:table-cell>
          <table:table-cell office:value-type="float" office:value="0.24042000000000002" table:style-name="ce1">
            <text:p>0.24042</text:p>
          </table:table-cell>
          <table:table-cell office:value-type="float" office:value="0.23440950000000002" table:style-name="ce1">
            <text:p>0.2344095</text:p>
          </table:table-cell>
          <table:table-cell office:value-type="float" office:value="0.21036750000000001" table:style-name="ce1">
            <text:p>0.2103675</text:p>
          </table:table-cell>
          <table:table-cell office:value-type="float" office:value="0.180315" table:style-name="ce1">
            <text:p>0.180315</text:p>
          </table:table-cell>
          <table:table-cell office:value-type="float" office:value="0.15426950000000003" table:style-name="ce1">
            <text:p>0.1542695</text:p>
          </table:table-cell>
          <table:table-cell table:number-columns-repeated="1635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0.12029324999999999" table:formula="of:=0.5775*[.U23]" table:style-name="ce1">
            <text:p>0.12029325</text:p>
          </table:table-cell>
          <table:table-cell office:value-type="float" office:value="0.11838383333333333" table:style-name="ce1">
            <text:p>0.118383833</text:p>
          </table:table-cell>
          <table:table-cell office:value-type="float" office:value="0.114565" table:style-name="ce1">
            <text:p>0.114565</text:p>
          </table:table-cell>
          <table:table-cell office:value-type="float" office:value="0.11074616666666665" table:style-name="ce1">
            <text:p>0.110746167</text:p>
          </table:table-cell>
          <table:table-cell office:value-type="float" office:value="0.11265558333333334" table:style-name="ce1">
            <text:p>0.112655583</text:p>
          </table:table-cell>
          <table:table-cell office:value-type="float" office:value="0.12411208333333332" table:style-name="ce1">
            <text:p>0.124112083</text:p>
          </table:table-cell>
          <table:table-cell office:value-type="float" office:value="0.13747799999999999" table:style-name="ce1">
            <text:p>0.137478</text:p>
          </table:table-cell>
          <table:table-cell office:value-type="float" office:value="0.16230041666666667" table:style-name="ce1">
            <text:p>0.162300417</text:p>
          </table:table-cell>
          <table:table-cell office:value-type="float" office:value="0.18139458333333333" table:style-name="ce1">
            <text:p>0.181394583</text:p>
          </table:table-cell>
          <table:table-cell office:value-type="float" office:value="0.18903224999999999" table:style-name="ce1">
            <text:p>0.18903225</text:p>
          </table:table-cell>
          <table:table-cell office:value-type="float" office:value="0.19094166666666665" table:style-name="ce1">
            <text:p>0.190941667</text:p>
          </table:table-cell>
          <table:table-cell office:value-type="float" office:value="0.18903224999999999" table:style-name="ce1">
            <text:p>0.18903225</text:p>
          </table:table-cell>
          <table:table-cell office:value-type="float" office:value="0.17757575" table:style-name="ce1">
            <text:p>0.17757575</text:p>
          </table:table-cell>
          <table:table-cell office:value-type="float" office:value="0.17566633333333334" table:style-name="ce1">
            <text:p>0.175666333</text:p>
          </table:table-cell>
          <table:table-cell office:value-type="float" office:value="0.17184749999999999" table:style-name="ce1">
            <text:p>0.1718475</text:p>
          </table:table-cell>
          <table:table-cell office:value-type="float" office:value="0.16802866666666666" table:style-name="ce1">
            <text:p>0.168028667</text:p>
          </table:table-cell>
          <table:table-cell office:value-type="float" office:value="0.17358333333333334" table:style-name="ce1">
            <text:p>0.173583333</text:p>
          </table:table-cell>
          <table:table-cell office:value-type="float" office:value="0.19094166666666665" table:style-name="ce1">
            <text:p>0.190941667</text:p>
          </table:table-cell>
          <table:table-cell office:value-type="float" office:value="0.20482833333333328" table:style-name="ce1">
            <text:p>0.204828333</text:p>
          </table:table-cell>
          <table:table-cell office:value-type="float" office:value="0.20829999999999999" table:style-name="ce1">
            <text:p>0.2083</text:p>
          </table:table-cell>
          <table:table-cell office:value-type="float" office:value="0.20309249999999998" table:style-name="ce1">
            <text:p>0.2030925</text:p>
          </table:table-cell>
          <table:table-cell office:value-type="float" office:value="0.18226249999999999" table:style-name="ce1">
            <text:p>0.1822625</text:p>
          </table:table-cell>
          <table:table-cell office:value-type="float" office:value="0.156225" table:style-name="ce1">
            <text:p>0.156225</text:p>
          </table:table-cell>
          <table:table-cell office:value-type="float" office:value="0.13365916666666666" table:style-name="ce1">
            <text:p>0.133659167</text:p>
          </table:table-cell>
          <table:table-cell table:number-columns-repeated="1635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8.1993449999999996E-2" table:formula="of:=0.5775*[.U24]" table:style-name="ce1">
            <text:p>0.08199345</text:p>
          </table:table-cell>
          <table:table-cell office:value-type="float" office:value="8.069196666666667E-2" table:style-name="ce1">
            <text:p>0.080691967</text:p>
          </table:table-cell>
          <table:table-cell office:value-type="float" office:value="7.8089000000000006E-2" table:style-name="ce1">
            <text:p>0.078089</text:p>
          </table:table-cell>
          <table:table-cell office:value-type="float" office:value="7.5486033333333327E-2" table:style-name="ce1">
            <text:p>0.075486033</text:p>
          </table:table-cell>
          <table:table-cell office:value-type="float" office:value="7.6787516666666666E-2" table:style-name="ce1">
            <text:p>0.076787517</text:p>
          </table:table-cell>
          <table:table-cell office:value-type="float" office:value="8.459641666666666E-2" table:style-name="ce1">
            <text:p>0.084596417</text:p>
          </table:table-cell>
          <table:table-cell office:value-type="float" office:value="9.3706800000000007E-2" table:style-name="ce1">
            <text:p>0.0937068</text:p>
          </table:table-cell>
          <table:table-cell office:value-type="float" office:value="0.11062608333333333" table:style-name="ce1">
            <text:p>0.110626083</text:p>
          </table:table-cell>
          <table:table-cell office:value-type="float" office:value="0.12364091666666667" table:style-name="ce1">
            <text:p>0.123640917</text:p>
          </table:table-cell>
          <table:table-cell office:value-type="float" office:value="0.12884684999999999" table:style-name="ce1">
            <text:p>0.12884685</text:p>
          </table:table-cell>
          <table:table-cell office:value-type="float" office:value="0.13014833333333331" table:style-name="ce1">
            <text:p>0.130148333</text:p>
          </table:table-cell>
          <table:table-cell office:value-type="float" office:value="0.12884684999999999" table:style-name="ce1">
            <text:p>0.12884685</text:p>
          </table:table-cell>
          <table:table-cell office:value-type="float" office:value="0.12103795000000001" table:style-name="ce1">
            <text:p>0.12103795</text:p>
          </table:table-cell>
          <table:table-cell office:value-type="float" office:value="0.11973646666666667" table:style-name="ce1">
            <text:p>0.119736467</text:p>
          </table:table-cell>
          <table:table-cell office:value-type="float" office:value="0.11713349999999999" table:style-name="ce1">
            <text:p>0.1171335</text:p>
          </table:table-cell>
          <table:table-cell office:value-type="float" office:value="0.11453053333333332" table:style-name="ce1">
            <text:p>0.114530533</text:p>
          </table:table-cell>
          <table:table-cell office:value-type="float" office:value="0.11831666666666667" table:style-name="ce1">
            <text:p>0.118316667</text:p>
          </table:table-cell>
          <table:table-cell office:value-type="float" office:value="0.13014833333333331" table:style-name="ce1">
            <text:p>0.130148333</text:p>
          </table:table-cell>
          <table:table-cell office:value-type="float" office:value="0.13961366666666664" table:style-name="ce1">
            <text:p>0.139613667</text:p>
          </table:table-cell>
          <table:table-cell office:value-type="float" office:value="0.14198" table:style-name="ce1">
            <text:p>0.14198</text:p>
          </table:table-cell>
          <table:table-cell office:value-type="float" office:value="0.13843049999999998" table:style-name="ce1">
            <text:p>0.1384305</text:p>
          </table:table-cell>
          <table:table-cell office:value-type="float" office:value="0.1242325" table:style-name="ce1">
            <text:p>0.1242325</text:p>
          </table:table-cell>
          <table:table-cell office:value-type="float" office:value="0.106485" table:style-name="ce1">
            <text:p>0.106485</text:p>
          </table:table-cell>
          <table:table-cell office:value-type="float" office:value="9.1103833333333342E-2" table:style-name="ce1">
            <text:p>0.091103833</text:p>
          </table:table-cell>
          <table:table-cell table:number-columns-repeated="1635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7.8401399999999996E-2" table:formula="of:=0.5775*[.U25]" table:style-name="ce1">
            <text:p>0.0784014</text:p>
          </table:table-cell>
          <table:table-cell office:value-type="float" office:value="7.715693333333333E-2" table:style-name="ce1">
            <text:p>0.077156933</text:p>
          </table:table-cell>
          <table:table-cell office:value-type="float" office:value="7.4667999999999998E-2" table:style-name="ce1">
            <text:p>0.074668</text:p>
          </table:table-cell>
          <table:table-cell office:value-type="float" office:value="7.2179066666666652E-2" table:style-name="ce1">
            <text:p>0.072179067</text:p>
          </table:table-cell>
          <table:table-cell office:value-type="float" office:value="7.3423533333333332E-2" table:style-name="ce1">
            <text:p>0.073423533</text:p>
          </table:table-cell>
          <table:table-cell office:value-type="float" office:value="8.0890333333333328E-2" table:style-name="ce1">
            <text:p>0.080890333</text:p>
          </table:table-cell>
          <table:table-cell office:value-type="float" office:value="8.9601600000000003E-2" table:style-name="ce1">
            <text:p>0.0896016</text:p>
          </table:table-cell>
          <table:table-cell office:value-type="float" office:value="0.10577966666666666" table:style-name="ce1">
            <text:p>0.105779667</text:p>
          </table:table-cell>
          <table:table-cell office:value-type="float" office:value="0.11822433333333333" table:style-name="ce1">
            <text:p>0.118224333</text:p>
          </table:table-cell>
          <table:table-cell office:value-type="float" office:value="0.12320219999999998" table:style-name="ce1">
            <text:p>0.1232022</text:p>
          </table:table-cell>
          <table:table-cell office:value-type="float" office:value="0.12444666666666665" table:style-name="ce1">
            <text:p>0.124446667</text:p>
          </table:table-cell>
          <table:table-cell office:value-type="float" office:value="0.12320219999999998" table:style-name="ce1">
            <text:p>0.1232022</text:p>
          </table:table-cell>
          <table:table-cell office:value-type="float" office:value="0.1157354" table:style-name="ce1">
            <text:p>0.1157354</text:p>
          </table:table-cell>
          <table:table-cell office:value-type="float" office:value="0.11449093333333334" table:style-name="ce1">
            <text:p>0.114490933</text:p>
          </table:table-cell>
          <table:table-cell office:value-type="float" office:value="0.11200199999999999" table:style-name="ce1">
            <text:p>0.112002</text:p>
          </table:table-cell>
          <table:table-cell office:value-type="float" office:value="0.10951306666666666" table:style-name="ce1">
            <text:p>0.109513067</text:p>
          </table:table-cell>
          <table:table-cell office:value-type="float" office:value="0.11313333333333334" table:style-name="ce1">
            <text:p>0.113133333</text:p>
          </table:table-cell>
          <table:table-cell office:value-type="float" office:value="0.12444666666666665" table:style-name="ce1">
            <text:p>0.124446667</text:p>
          </table:table-cell>
          <table:table-cell office:value-type="float" office:value="0.1334973333333333" table:style-name="ce1">
            <text:p>0.133497333</text:p>
          </table:table-cell>
          <table:table-cell office:value-type="float" office:value="0.13575999999999999" table:style-name="ce1">
            <text:p>0.13576</text:p>
          </table:table-cell>
          <table:table-cell office:value-type="float" office:value="0.13236599999999998" table:style-name="ce1">
            <text:p>0.132366</text:p>
          </table:table-cell>
          <table:table-cell office:value-type="float" office:value="0.11878999999999999" table:style-name="ce1">
            <text:p>0.11879</text:p>
          </table:table-cell>
          <table:table-cell office:value-type="float" office:value="0.10181999999999999" table:style-name="ce1">
            <text:p>0.10182</text:p>
          </table:table-cell>
          <table:table-cell office:value-type="float" office:value="8.7112666666666672E-2" table:style-name="ce1">
            <text:p>0.087112667</text:p>
          </table:table-cell>
          <table:table-cell table:number-columns-repeated="1635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5.8136924999999999E-2" table:formula="of:=0.5775*[.U26]" table:style-name="ce1">
            <text:p>0.058136925</text:p>
          </table:table-cell>
          <table:table-cell office:value-type="float" office:value="5.7214116666666669E-2" table:style-name="ce1">
            <text:p>0.057214117</text:p>
          </table:table-cell>
          <table:table-cell office:value-type="float" office:value="5.5368500000000001E-2" table:style-name="ce1">
            <text:p>0.0553685</text:p>
          </table:table-cell>
          <table:table-cell office:value-type="float" office:value="5.3522883333333326E-2" table:style-name="ce1">
            <text:p>0.053522883</text:p>
          </table:table-cell>
          <table:table-cell office:value-type="float" office:value="5.4445691666666671E-2" table:style-name="ce1">
            <text:p>0.054445692</text:p>
          </table:table-cell>
          <table:table-cell office:value-type="float" office:value="5.9982541666666667E-2" table:style-name="ce1">
            <text:p>0.059982542</text:p>
          </table:table-cell>
          <table:table-cell office:value-type="float" office:value="6.6442200000000007E-2" table:style-name="ce1">
            <text:p>0.0664422</text:p>
          </table:table-cell>
          <table:table-cell office:value-type="float" office:value="7.8438708333333329E-2" table:style-name="ce1">
            <text:p>0.078438708</text:p>
          </table:table-cell>
          <table:table-cell office:value-type="float" office:value="8.766679166666666E-2" table:style-name="ce1">
            <text:p>0.087666792</text:p>
          </table:table-cell>
          <table:table-cell office:value-type="float" office:value="9.1358024999999995E-2" table:style-name="ce1">
            <text:p>0.091358025</text:p>
          </table:table-cell>
          <table:table-cell office:value-type="float" office:value="9.2280833333333326E-2" table:style-name="ce1">
            <text:p>0.092280833</text:p>
          </table:table-cell>
          <table:table-cell office:value-type="float" office:value="9.1358024999999995E-2" table:style-name="ce1">
            <text:p>0.091358025</text:p>
          </table:table-cell>
          <table:table-cell office:value-type="float" office:value="8.5821175E-2" table:style-name="ce1">
            <text:p>0.085821175</text:p>
          </table:table-cell>
          <table:table-cell office:value-type="float" office:value="8.4898366666666669E-2" table:style-name="ce1">
            <text:p>0.084898367</text:p>
          </table:table-cell>
          <table:table-cell office:value-type="float" office:value="8.3052749999999995E-2" table:style-name="ce1">
            <text:p>0.08305275</text:p>
          </table:table-cell>
          <table:table-cell office:value-type="float" office:value="8.1207133333333334E-2" table:style-name="ce1">
            <text:p>0.081207133</text:p>
          </table:table-cell>
          <table:table-cell office:value-type="float" office:value="8.389166666666667E-2" table:style-name="ce1">
            <text:p>0.083891667</text:p>
          </table:table-cell>
          <table:table-cell office:value-type="float" office:value="9.2280833333333326E-2" table:style-name="ce1">
            <text:p>0.092280833</text:p>
          </table:table-cell>
          <table:table-cell office:value-type="float" office:value="9.8992166666666645E-2" table:style-name="ce1">
            <text:p>0.098992167</text:p>
          </table:table-cell>
          <table:table-cell office:value-type="float" office:value="0.10067" table:style-name="ce1">
            <text:p>0.10067</text:p>
          </table:table-cell>
          <table:table-cell office:value-type="float" office:value="9.8153249999999997E-2" table:style-name="ce1">
            <text:p>0.09815325</text:p>
          </table:table-cell>
          <table:table-cell office:value-type="float" office:value="8.8086249999999991E-2" table:style-name="ce1">
            <text:p>0.08808625</text:p>
          </table:table-cell>
          <table:table-cell office:value-type="float" office:value="7.55025E-2" table:style-name="ce1">
            <text:p>0.0755025</text:p>
          </table:table-cell>
          <table:table-cell office:value-type="float" office:value="6.4596583333333332E-2" table:style-name="ce1">
            <text:p>0.064596583</text:p>
          </table:table-cell>
          <table:table-cell table:number-columns-repeated="1635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5.1391724999999992E-2" table:formula="of:=0.5775*[.U27]" table:style-name="ce1">
            <text:p>0.051391725</text:p>
          </table:table-cell>
          <table:table-cell office:value-type="float" office:value="5.0575983333333324E-2" table:style-name="ce1">
            <text:p>0.050575983</text:p>
          </table:table-cell>
          <table:table-cell office:value-type="float" office:value="4.8944499999999995E-2" table:style-name="ce1">
            <text:p>0.0489445</text:p>
          </table:table-cell>
          <table:table-cell office:value-type="float" office:value="4.7313016666666652E-2" table:style-name="ce1">
            <text:p>0.047313017</text:p>
          </table:table-cell>
          <table:table-cell office:value-type="float" office:value="4.8128758333333334E-2" table:style-name="ce1">
            <text:p>0.048128758</text:p>
          </table:table-cell>
          <table:table-cell office:value-type="float" office:value="5.3023208333333322E-2" table:style-name="ce1">
            <text:p>0.053023208</text:p>
          </table:table-cell>
          <table:table-cell office:value-type="float" office:value="5.8733399999999991E-2" table:style-name="ce1">
            <text:p>0.0587334</text:p>
          </table:table-cell>
          <table:table-cell office:value-type="float" office:value="6.9338041666666655E-2" table:style-name="ce1">
            <text:p>0.069338042</text:p>
          </table:table-cell>
          <table:table-cell office:value-type="float" office:value="7.7495458333333322E-2" table:style-name="ce1">
            <text:p>0.077495458</text:p>
          </table:table-cell>
          <table:table-cell office:value-type="float" office:value="8.0758424999999981E-2" table:style-name="ce1">
            <text:p>0.080758425</text:p>
          </table:table-cell>
          <table:table-cell office:value-type="float" office:value="8.1574166666666656E-2" table:style-name="ce1">
            <text:p>0.081574167</text:p>
          </table:table-cell>
          <table:table-cell office:value-type="float" office:value="8.0758424999999981E-2" table:style-name="ce1">
            <text:p>0.080758425</text:p>
          </table:table-cell>
          <table:table-cell office:value-type="float" office:value="7.5863974999999986E-2" table:style-name="ce1">
            <text:p>0.075863975</text:p>
          </table:table-cell>
          <table:table-cell office:value-type="float" office:value="7.5048233333333325E-2" table:style-name="ce1">
            <text:p>0.075048233</text:p>
          </table:table-cell>
          <table:table-cell office:value-type="float" office:value="7.3416749999999989E-2" table:style-name="ce1">
            <text:p>0.07341675</text:p>
          </table:table-cell>
          <table:table-cell office:value-type="float" office:value="7.1785266666666653E-2" table:style-name="ce1">
            <text:p>0.071785267</text:p>
          </table:table-cell>
          <table:table-cell office:value-type="float" office:value="7.4158333333333326E-2" table:style-name="ce1">
            <text:p>0.074158333</text:p>
          </table:table-cell>
          <table:table-cell office:value-type="float" office:value="8.1574166666666656E-2" table:style-name="ce1">
            <text:p>0.081574167</text:p>
          </table:table-cell>
          <table:table-cell office:value-type="float" office:value="8.7506833333333311E-2" table:style-name="ce1">
            <text:p>0.087506833</text:p>
          </table:table-cell>
          <table:table-cell office:value-type="float" office:value="8.8989999999999986E-2" table:style-name="ce1">
            <text:p>0.08899</text:p>
          </table:table-cell>
          <table:table-cell office:value-type="float" office:value="8.6765249999999988E-2" table:style-name="ce1">
            <text:p>0.08676525</text:p>
          </table:table-cell>
          <table:table-cell office:value-type="float" office:value="7.7866249999999984E-2" table:style-name="ce1">
            <text:p>0.07786625</text:p>
          </table:table-cell>
          <table:table-cell office:value-type="float" office:value="6.6742499999999982E-2" table:style-name="ce1">
            <text:p>0.0667425</text:p>
          </table:table-cell>
          <table:table-cell office:value-type="float" office:value="5.7101916666666662E-2" table:style-name="ce1">
            <text:p>0.057101917</text:p>
          </table:table-cell>
          <table:table-cell table:number-columns-repeated="1635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0.19494090000000003" table:formula="of:=0.5775*[.U28]" table:style-name="ce1">
            <text:p>0.1949409</text:p>
          </table:table-cell>
          <table:table-cell office:value-type="float" office:value="0.19184660000000003" table:style-name="ce1">
            <text:p>0.1918466</text:p>
          </table:table-cell>
          <table:table-cell office:value-type="float" office:value="0.18565800000000002" table:style-name="ce1">
            <text:p>0.185658</text:p>
          </table:table-cell>
          <table:table-cell office:value-type="float" office:value="0.1794694" table:style-name="ce1">
            <text:p>0.1794694</text:p>
          </table:table-cell>
          <table:table-cell office:value-type="float" office:value="0.18256370000000002" table:style-name="ce1">
            <text:p>0.1825637</text:p>
          </table:table-cell>
          <table:table-cell office:value-type="float" office:value="0.20112950000000002" table:style-name="ce1">
            <text:p>0.2011295</text:p>
          </table:table-cell>
          <table:table-cell office:value-type="float" office:value="0.22278960000000003" table:style-name="ce1">
            <text:p>0.2227896</text:p>
          </table:table-cell>
          <table:table-cell office:value-type="float" office:value="0.26301550000000001" table:style-name="ce1">
            <text:p>0.2630155</text:p>
          </table:table-cell>
          <table:table-cell office:value-type="float" office:value="0.29395850000000001" table:style-name="ce1">
            <text:p>0.2939585</text:p>
          </table:table-cell>
          <table:table-cell office:value-type="float" office:value="0.30633569999999999" table:style-name="ce1">
            <text:p>0.3063357</text:p>
          </table:table-cell>
          <table:table-cell office:value-type="float" office:value="0.30943000000000004" table:style-name="ce1">
            <text:p>0.30943</text:p>
          </table:table-cell>
          <table:table-cell office:value-type="float" office:value="0.30633569999999999" table:style-name="ce1">
            <text:p>0.3063357</text:p>
          </table:table-cell>
          <table:table-cell office:value-type="float" office:value="0.28776990000000002" table:style-name="ce1">
            <text:p>0.2877699</text:p>
          </table:table-cell>
          <table:table-cell office:value-type="float" office:value="0.28467560000000003" table:style-name="ce1">
            <text:p>0.2846756</text:p>
          </table:table-cell>
          <table:table-cell office:value-type="float" office:value="0.27848699999999998" table:style-name="ce1">
            <text:p>0.278487</text:p>
          </table:table-cell>
          <table:table-cell office:value-type="float" office:value="0.2722984" table:style-name="ce1">
            <text:p>0.2722984</text:p>
          </table:table-cell>
          <table:table-cell office:value-type="float" office:value="0.28130000000000005" table:style-name="ce1">
            <text:p>0.2813</text:p>
          </table:table-cell>
          <table:table-cell office:value-type="float" office:value="0.30943000000000004" table:style-name="ce1">
            <text:p>0.30943</text:p>
          </table:table-cell>
          <table:table-cell office:value-type="float" office:value="0.33193399999999995" table:style-name="ce1">
            <text:p>0.331934</text:p>
          </table:table-cell>
          <table:table-cell office:value-type="float" office:value="0.33756000000000003" table:style-name="ce1">
            <text:p>0.33756</text:p>
          </table:table-cell>
          <table:table-cell office:value-type="float" office:value="0.329121" table:style-name="ce1">
            <text:p>0.329121</text:p>
          </table:table-cell>
          <table:table-cell office:value-type="float" office:value="0.29536500000000004" table:style-name="ce1">
            <text:p>0.295365</text:p>
          </table:table-cell>
          <table:table-cell office:value-type="float" office:value="0.25317000000000001" table:style-name="ce1">
            <text:p>0.25317</text:p>
          </table:table-cell>
          <table:table-cell office:value-type="float" office:value="0.21660100000000004" table:style-name="ce1">
            <text:p>0.216601</text:p>
          </table:table-cell>
          <table:table-cell table:number-columns-repeated="1635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0.17627610000000002" table:formula="of:=0.5775*[.U29]" table:style-name="ce1">
            <text:p>0.1762761</text:p>
          </table:table-cell>
          <table:table-cell office:value-type="float" office:value="0.17347806666666668" table:style-name="ce1">
            <text:p>0.173478067</text:p>
          </table:table-cell>
          <table:table-cell office:value-type="float" office:value="0.16788200000000003" table:style-name="ce1">
            <text:p>0.167882</text:p>
          </table:table-cell>
          <table:table-cell office:value-type="float" office:value="0.16228593333333333" table:style-name="ce1">
            <text:p>0.162285933</text:p>
          </table:table-cell>
          <table:table-cell office:value-type="float" office:value="0.16508396666666669" table:style-name="ce1">
            <text:p>0.165083967</text:p>
          </table:table-cell>
          <table:table-cell office:value-type="float" office:value="0.18187216666666667" table:style-name="ce1">
            <text:p>0.181872167</text:p>
          </table:table-cell>
          <table:table-cell office:value-type="float" office:value="0.20145840000000001" table:style-name="ce1">
            <text:p>0.2014584</text:p>
          </table:table-cell>
          <table:table-cell office:value-type="float" office:value="0.23783283333333335" table:style-name="ce1">
            <text:p>0.237832833</text:p>
          </table:table-cell>
          <table:table-cell office:value-type="float" office:value="0.26581316666666666" table:style-name="ce1">
            <text:p>0.265813167</text:p>
          </table:table-cell>
          <table:table-cell office:value-type="float" office:value="0.27700530000000001" table:style-name="ce1">
            <text:p>0.2770053</text:p>
          </table:table-cell>
          <table:table-cell office:value-type="float" office:value="0.27980333333333335" table:style-name="ce1">
            <text:p>0.279803333</text:p>
          </table:table-cell>
          <table:table-cell office:value-type="float" office:value="0.27700530000000001" table:style-name="ce1">
            <text:p>0.2770053</text:p>
          </table:table-cell>
          <table:table-cell office:value-type="float" office:value="0.26021710000000003" table:style-name="ce1">
            <text:p>0.2602171</text:p>
          </table:table-cell>
          <table:table-cell office:value-type="float" office:value="0.2574190666666667" table:style-name="ce1">
            <text:p>0.257419067</text:p>
          </table:table-cell>
          <table:table-cell office:value-type="float" office:value="0.25182300000000002" table:style-name="ce1">
            <text:p>0.251823</text:p>
          </table:table-cell>
          <table:table-cell office:value-type="float" office:value="0.24622693333333334" table:style-name="ce1">
            <text:p>0.246226933</text:p>
          </table:table-cell>
          <table:table-cell office:value-type="float" office:value="0.25436666666666669" table:style-name="ce1">
            <text:p>0.254366667</text:p>
          </table:table-cell>
          <table:table-cell office:value-type="float" office:value="0.27980333333333335" table:style-name="ce1">
            <text:p>0.279803333</text:p>
          </table:table-cell>
          <table:table-cell office:value-type="float" office:value="0.30015266666666662" table:style-name="ce1">
            <text:p>0.300152667</text:p>
          </table:table-cell>
          <table:table-cell office:value-type="float" office:value="0.30524000000000001" table:style-name="ce1">
            <text:p>0.30524</text:p>
          </table:table-cell>
          <table:table-cell office:value-type="float" office:value="0.29760900000000001" table:style-name="ce1">
            <text:p>0.297609</text:p>
          </table:table-cell>
          <table:table-cell office:value-type="float" office:value="0.26708500000000002" table:style-name="ce1">
            <text:p>0.267085</text:p>
          </table:table-cell>
          <table:table-cell office:value-type="float" office:value="0.22893000000000002" table:style-name="ce1">
            <text:p>0.22893</text:p>
          </table:table-cell>
          <table:table-cell office:value-type="float" office:value="0.19586233333333336" table:style-name="ce1">
            <text:p>0.195862333</text:p>
          </table:table-cell>
          <table:table-cell table:number-columns-repeated="1635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0.21274522500000001" table:formula="of:=0.5775*[.U30]" table:style-name="ce1">
            <text:p>0.212745225</text:p>
          </table:table-cell>
          <table:table-cell office:value-type="float" office:value="0.20936831666666667" table:style-name="ce1">
            <text:p>0.209368317</text:p>
          </table:table-cell>
          <table:table-cell office:value-type="float" office:value="0.2026145" table:style-name="ce1">
            <text:p>0.2026145</text:p>
          </table:table-cell>
          <table:table-cell office:value-type="float" office:value="0.19586068333333331" table:style-name="ce1">
            <text:p>0.195860683</text:p>
          </table:table-cell>
          <table:table-cell office:value-type="float" office:value="0.19923759166666669" table:style-name="ce1">
            <text:p>0.199237592</text:p>
          </table:table-cell>
          <table:table-cell office:value-type="float" office:value="0.21949904166666667" table:style-name="ce1">
            <text:p>0.219499042</text:p>
          </table:table-cell>
          <table:table-cell office:value-type="float" office:value="0.2431374" table:style-name="ce1">
            <text:p>0.2431374</text:p>
          </table:table-cell>
          <table:table-cell office:value-type="float" office:value="0.28703720833333335" table:style-name="ce1">
            <text:p>0.287037208</text:p>
          </table:table-cell>
          <table:table-cell office:value-type="float" office:value="0.32080629166666669" table:style-name="ce1">
            <text:p>0.320806292</text:p>
          </table:table-cell>
          <table:table-cell office:value-type="float" office:value="0.33431392500000001" table:style-name="ce1">
            <text:p>0.334313925</text:p>
          </table:table-cell>
          <table:table-cell office:value-type="float" office:value="0.33769083333333333" table:style-name="ce1">
            <text:p>0.337690833</text:p>
          </table:table-cell>
          <table:table-cell office:value-type="float" office:value="0.33431392500000001" table:style-name="ce1">
            <text:p>0.334313925</text:p>
          </table:table-cell>
          <table:table-cell office:value-type="float" office:value="0.314052475" table:style-name="ce1">
            <text:p>0.314052475</text:p>
          </table:table-cell>
          <table:table-cell office:value-type="float" office:value="0.31067556666666668" table:style-name="ce1">
            <text:p>0.310675567</text:p>
          </table:table-cell>
          <table:table-cell office:value-type="float" office:value="0.30392174999999999" table:style-name="ce1">
            <text:p>0.30392175</text:p>
          </table:table-cell>
          <table:table-cell office:value-type="float" office:value="0.2971679333333333" table:style-name="ce1">
            <text:p>0.297167933</text:p>
          </table:table-cell>
          <table:table-cell office:value-type="float" office:value="0.30699166666666666" table:style-name="ce1">
            <text:p>0.306991667</text:p>
          </table:table-cell>
          <table:table-cell office:value-type="float" office:value="0.33769083333333333" table:style-name="ce1">
            <text:p>0.337690833</text:p>
          </table:table-cell>
          <table:table-cell office:value-type="float" office:value="0.3622501666666666" table:style-name="ce1">
            <text:p>0.362250167</text:p>
          </table:table-cell>
          <table:table-cell office:value-type="float" office:value="0.36839" table:style-name="ce1">
            <text:p>0.36839</text:p>
          </table:table-cell>
          <table:table-cell office:value-type="float" office:value="0.35918024999999998" table:style-name="ce1">
            <text:p>0.35918025</text:p>
          </table:table-cell>
          <table:table-cell office:value-type="float" office:value="0.32234125000000002" table:style-name="ce1">
            <text:p>0.32234125</text:p>
          </table:table-cell>
          <table:table-cell office:value-type="float" office:value="0.2762925" table:style-name="ce1">
            <text:p>0.2762925</text:p>
          </table:table-cell>
          <table:table-cell office:value-type="float" office:value="0.23638358333333334" table:style-name="ce1">
            <text:p>0.236383583</text:p>
          </table:table-cell>
          <table:table-cell table:number-columns-repeated="1635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9.1984200000000002E-2" table:formula="of:=0.5775*[.U31]" table:style-name="ce1">
            <text:p>0.0919842</text:p>
          </table:table-cell>
          <table:table-cell office:value-type="float" office:value="9.052413333333334E-2" table:style-name="ce1">
            <text:p>0.090524133</text:p>
          </table:table-cell>
          <table:table-cell office:value-type="float" office:value="8.7604000000000015E-2" table:style-name="ce1">
            <text:p>0.087604</text:p>
          </table:table-cell>
          <table:table-cell office:value-type="float" office:value="8.4683866666666663E-2" table:style-name="ce1">
            <text:p>0.084683867</text:p>
          </table:table-cell>
          <table:table-cell office:value-type="float" office:value="8.6143933333333339E-2" table:style-name="ce1">
            <text:p>0.086143933</text:p>
          </table:table-cell>
          <table:table-cell office:value-type="float" office:value="9.4904333333333341E-2" table:style-name="ce1">
            <text:p>0.094904333</text:p>
          </table:table-cell>
          <table:table-cell office:value-type="float" office:value="0.1051248" table:style-name="ce1">
            <text:p>0.1051248</text:p>
          </table:table-cell>
          <table:table-cell office:value-type="float" office:value="0.12410566666666667" table:style-name="ce1">
            <text:p>0.124105667</text:p>
          </table:table-cell>
          <table:table-cell office:value-type="float" office:value="0.13870633333333335" table:style-name="ce1">
            <text:p>0.138706333</text:p>
          </table:table-cell>
          <table:table-cell office:value-type="float" office:value="0.1445466" table:style-name="ce1">
            <text:p>0.1445466</text:p>
          </table:table-cell>
          <table:table-cell office:value-type="float" office:value="0.14600666666666667" table:style-name="ce1">
            <text:p>0.146006667</text:p>
          </table:table-cell>
          <table:table-cell office:value-type="float" office:value="0.1445466" table:style-name="ce1">
            <text:p>0.1445466</text:p>
          </table:table-cell>
          <table:table-cell office:value-type="float" office:value="0.13578620000000002" table:style-name="ce1">
            <text:p>0.1357862</text:p>
          </table:table-cell>
          <table:table-cell office:value-type="float" office:value="0.13432613333333335" table:style-name="ce1">
            <text:p>0.134326133</text:p>
          </table:table-cell>
          <table:table-cell office:value-type="float" office:value="0.131406" table:style-name="ce1">
            <text:p>0.131406</text:p>
          </table:table-cell>
          <table:table-cell office:value-type="float" office:value="0.12848586666666667" table:style-name="ce1">
            <text:p>0.128485867</text:p>
          </table:table-cell>
          <table:table-cell office:value-type="float" office:value="0.13273333333333334" table:style-name="ce1">
            <text:p>0.132733333</text:p>
          </table:table-cell>
          <table:table-cell office:value-type="float" office:value="0.14600666666666667" table:style-name="ce1">
            <text:p>0.146006667</text:p>
          </table:table-cell>
          <table:table-cell office:value-type="float" office:value="0.15662533333333331" table:style-name="ce1">
            <text:p>0.156625333</text:p>
          </table:table-cell>
          <table:table-cell office:value-type="float" office:value="0.15928" table:style-name="ce1">
            <text:p>0.15928</text:p>
          </table:table-cell>
          <table:table-cell office:value-type="float" office:value="0.15529799999999999" table:style-name="ce1">
            <text:p>0.155298</text:p>
          </table:table-cell>
          <table:table-cell office:value-type="float" office:value="0.13936999999999999" table:style-name="ce1">
            <text:p>0.13937</text:p>
          </table:table-cell>
          <table:table-cell office:value-type="float" office:value="0.11946000000000001" table:style-name="ce1">
            <text:p>0.11946</text:p>
          </table:table-cell>
          <table:table-cell office:value-type="float" office:value="0.10220466666666668" table:style-name="ce1">
            <text:p>0.102204667</text:p>
          </table:table-cell>
          <table:table-cell table:number-columns-repeated="1635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6.7971750000000008E-3" table:formula="of:=0.5775*[.U32]" table:style-name="ce1">
            <text:p>0.006797175</text:p>
          </table:table-cell>
          <table:table-cell office:value-type="float" office:value="6.6892833333333339E-3" table:style-name="ce1">
            <text:p>0.006689283</text:p>
          </table:table-cell>
          <table:table-cell office:value-type="float" office:value="6.473500000000001E-3" table:style-name="ce1">
            <text:p>0.0064735</text:p>
          </table:table-cell>
          <table:table-cell office:value-type="float" office:value="6.2577166666666663E-3" table:style-name="ce1">
            <text:p>0.006257717</text:p>
          </table:table-cell>
          <table:table-cell office:value-type="float" office:value="6.3656083333333349E-3" table:style-name="ce1">
            <text:p>0.006365608</text:p>
          </table:table-cell>
          <table:table-cell office:value-type="float" office:value="7.0129583333333337E-3" table:style-name="ce1">
            <text:p>0.007012958</text:p>
          </table:table-cell>
          <table:table-cell office:value-type="float" office:value="7.7682000000000011E-3" table:style-name="ce1">
            <text:p>0.0077682</text:p>
          </table:table-cell>
          <table:table-cell office:value-type="float" office:value="9.1707916666666674E-3" table:style-name="ce1">
            <text:p>0.009170792</text:p>
          </table:table-cell>
          <table:table-cell office:value-type="float" office:value="1.0249708333333335E-2" table:style-name="ce1">
            <text:p>0.010249708</text:p>
          </table:table-cell>
          <table:table-cell office:value-type="float" office:value="1.0681275E-2" table:style-name="ce1">
            <text:p>0.010681275</text:p>
          </table:table-cell>
          <table:table-cell office:value-type="float" office:value="1.0789166666666667E-2" table:style-name="ce1">
            <text:p>0.010789167</text:p>
          </table:table-cell>
          <table:table-cell office:value-type="float" office:value="1.0681275E-2" table:style-name="ce1">
            <text:p>0.010681275</text:p>
          </table:table-cell>
          <table:table-cell office:value-type="float" office:value="1.0033925000000001E-2" table:style-name="ce1">
            <text:p>0.010033925</text:p>
          </table:table-cell>
          <table:table-cell office:value-type="float" office:value="9.9260333333333339E-3" table:style-name="ce1">
            <text:p>0.009926033</text:p>
          </table:table-cell>
          <table:table-cell office:value-type="float" office:value="9.7102500000000001E-3" table:style-name="ce1">
            <text:p>0.00971025</text:p>
          </table:table-cell>
          <table:table-cell office:value-type="float" office:value="9.4944666666666663E-3" table:style-name="ce1">
            <text:p>0.009494467</text:p>
          </table:table-cell>
          <table:table-cell office:value-type="float" office:value="9.8083333333333338E-3" table:style-name="ce1">
            <text:p>0.009808333</text:p>
          </table:table-cell>
          <table:table-cell office:value-type="float" office:value="1.0789166666666667E-2" table:style-name="ce1">
            <text:p>0.010789167</text:p>
          </table:table-cell>
          <table:table-cell office:value-type="float" office:value="1.1573833333333332E-2" table:style-name="ce1">
            <text:p>0.011573833</text:p>
          </table:table-cell>
          <table:table-cell office:value-type="float" office:value="1.1770000000000001E-2" table:style-name="ce1">
            <text:p>0.01177</text:p>
          </table:table-cell>
          <table:table-cell office:value-type="float" office:value="1.147575E-2" table:style-name="ce1">
            <text:p>0.01147575</text:p>
          </table:table-cell>
          <table:table-cell office:value-type="float" office:value="1.0298750000000001E-2" table:style-name="ce1">
            <text:p>0.01029875</text:p>
          </table:table-cell>
          <table:table-cell office:value-type="float" office:value="8.8275000000000003E-3" table:style-name="ce1">
            <text:p>0.0088275</text:p>
          </table:table-cell>
          <table:table-cell office:value-type="float" office:value="7.5524166666666682E-3" table:style-name="ce1">
            <text:p>0.007552417</text:p>
          </table:table-cell>
          <table:table-cell table:number-columns-repeated="1635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8.147370000000001E-2" table:formula="of:=0.5775*[.U33]" table:style-name="ce1">
            <text:p>0.0814737</text:p>
          </table:table-cell>
          <table:table-cell office:value-type="float" office:value="8.0180466666666672E-2" table:style-name="ce1">
            <text:p>0.080180467</text:p>
          </table:table-cell>
          <table:table-cell office:value-type="float" office:value="7.759400000000001E-2" table:style-name="ce1">
            <text:p>0.077594</text:p>
          </table:table-cell>
          <table:table-cell office:value-type="float" office:value="7.5007533333333334E-2" table:style-name="ce1">
            <text:p>0.075007533</text:p>
          </table:table-cell>
          <table:table-cell office:value-type="float" office:value="7.6300766666666686E-2" table:style-name="ce1">
            <text:p>0.076300767</text:p>
          </table:table-cell>
          <table:table-cell office:value-type="float" office:value="8.4060166666666672E-2" table:style-name="ce1">
            <text:p>0.084060167</text:p>
          </table:table-cell>
          <table:table-cell office:value-type="float" office:value="9.3112800000000009E-2" table:style-name="ce1">
            <text:p>0.0931128</text:p>
          </table:table-cell>
          <table:table-cell office:value-type="float" office:value="0.10992483333333335" table:style-name="ce1">
            <text:p>0.109924833</text:p>
          </table:table-cell>
          <table:table-cell office:value-type="float" office:value="0.12285716666666668" table:style-name="ce1">
            <text:p>0.122857167</text:p>
          </table:table-cell>
          <table:table-cell office:value-type="float" office:value="0.12803010000000001" table:style-name="ce1">
            <text:p>0.1280301</text:p>
          </table:table-cell>
          <table:table-cell office:value-type="float" office:value="0.12932333333333335" table:style-name="ce1">
            <text:p>0.129323333</text:p>
          </table:table-cell>
          <table:table-cell office:value-type="float" office:value="0.12803010000000001" table:style-name="ce1">
            <text:p>0.1280301</text:p>
          </table:table-cell>
          <table:table-cell office:value-type="float" office:value="0.12027070000000001" table:style-name="ce1">
            <text:p>0.1202707</text:p>
          </table:table-cell>
          <table:table-cell office:value-type="float" office:value="0.11897746666666668" table:style-name="ce1">
            <text:p>0.118977467</text:p>
          </table:table-cell>
          <table:table-cell office:value-type="float" office:value="0.11639100000000001" table:style-name="ce1">
            <text:p>0.116391</text:p>
          </table:table-cell>
          <table:table-cell office:value-type="float" office:value="0.11380453333333333" table:style-name="ce1">
            <text:p>0.113804533</text:p>
          </table:table-cell>
          <table:table-cell office:value-type="float" office:value="0.11756666666666668" table:style-name="ce1">
            <text:p>0.117566667</text:p>
          </table:table-cell>
          <table:table-cell office:value-type="float" office:value="0.12932333333333335" table:style-name="ce1">
            <text:p>0.129323333</text:p>
          </table:table-cell>
          <table:table-cell office:value-type="float" office:value="0.13872866666666667" table:style-name="ce1">
            <text:p>0.138728667</text:p>
          </table:table-cell>
          <table:table-cell office:value-type="float" office:value="0.14108000000000001" table:style-name="ce1">
            <text:p>0.14108</text:p>
          </table:table-cell>
          <table:table-cell office:value-type="float" office:value="0.13755300000000001" table:style-name="ce1">
            <text:p>0.137553</text:p>
          </table:table-cell>
          <table:table-cell office:value-type="float" office:value="0.12344500000000001" table:style-name="ce1">
            <text:p>0.123445</text:p>
          </table:table-cell>
          <table:table-cell office:value-type="float" office:value="0.10581000000000002" table:style-name="ce1">
            <text:p>0.10581</text:p>
          </table:table-cell>
          <table:table-cell office:value-type="float" office:value="9.0526333333333348E-2" table:style-name="ce1">
            <text:p>0.090526333</text:p>
          </table:table-cell>
          <table:table-cell table:number-columns-repeated="1635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0.11325929999999999" table:formula="of:=0.5775*[.U34]" table:style-name="ce1">
            <text:p>0.1132593</text:p>
          </table:table-cell>
          <table:table-cell office:value-type="float" office:value="0.11146153333333333" table:style-name="ce1">
            <text:p>0.111461533</text:p>
          </table:table-cell>
          <table:table-cell office:value-type="float" office:value="0.107866" table:style-name="ce1">
            <text:p>0.107866</text:p>
          </table:table-cell>
          <table:table-cell office:value-type="float" office:value="0.10427046666666666" table:style-name="ce1">
            <text:p>0.104270467</text:p>
          </table:table-cell>
          <table:table-cell office:value-type="float" office:value="0.10606823333333334" table:style-name="ce1">
            <text:p>0.106068233</text:p>
          </table:table-cell>
          <table:table-cell office:value-type="float" office:value="0.11685483333333332" table:style-name="ce1">
            <text:p>0.116854833</text:p>
          </table:table-cell>
          <table:table-cell office:value-type="float" office:value="0.1294392" table:style-name="ce1">
            <text:p>0.1294392</text:p>
          </table:table-cell>
          <table:table-cell office:value-type="float" office:value="0.15281016666666666" table:style-name="ce1">
            <text:p>0.152810167</text:p>
          </table:table-cell>
          <table:table-cell office:value-type="float" office:value="0.17078783333333333" table:style-name="ce1">
            <text:p>0.170787833</text:p>
          </table:table-cell>
          <table:table-cell office:value-type="float" office:value="0.1779789" table:style-name="ce1">
            <text:p>0.1779789</text:p>
          </table:table-cell>
          <table:table-cell office:value-type="float" office:value="0.17977666666666664" table:style-name="ce1">
            <text:p>0.179776667</text:p>
          </table:table-cell>
          <table:table-cell office:value-type="float" office:value="0.1779789" table:style-name="ce1">
            <text:p>0.1779789</text:p>
          </table:table-cell>
          <table:table-cell office:value-type="float" office:value="0.16719229999999999" table:style-name="ce1">
            <text:p>0.1671923</text:p>
          </table:table-cell>
          <table:table-cell office:value-type="float" office:value="0.16539453333333334" table:style-name="ce1">
            <text:p>0.165394533</text:p>
          </table:table-cell>
          <table:table-cell office:value-type="float" office:value="0.16179899999999997" table:style-name="ce1">
            <text:p>0.161799</text:p>
          </table:table-cell>
          <table:table-cell office:value-type="float" office:value="0.15820346666666665" table:style-name="ce1">
            <text:p>0.158203467</text:p>
          </table:table-cell>
          <table:table-cell office:value-type="float" office:value="0.16343333333333332" table:style-name="ce1">
            <text:p>0.163433333</text:p>
          </table:table-cell>
          <table:table-cell office:value-type="float" office:value="0.17977666666666664" table:style-name="ce1">
            <text:p>0.179776667</text:p>
          </table:table-cell>
          <table:table-cell office:value-type="float" office:value="0.19285133333333329" table:style-name="ce1">
            <text:p>0.192851333</text:p>
          </table:table-cell>
          <table:table-cell office:value-type="float" office:value="0.19611999999999999" table:style-name="ce1">
            <text:p>0.19612</text:p>
          </table:table-cell>
          <table:table-cell office:value-type="float" office:value="0.191217" table:style-name="ce1">
            <text:p>0.191217</text:p>
          </table:table-cell>
          <table:table-cell office:value-type="float" office:value="0.17160499999999998" table:style-name="ce1">
            <text:p>0.171605</text:p>
          </table:table-cell>
          <table:table-cell office:value-type="float" office:value="0.14709" table:style-name="ce1">
            <text:p>0.14709</text:p>
          </table:table-cell>
          <table:table-cell office:value-type="float" office:value="0.12584366666666666" table:style-name="ce1">
            <text:p>0.125843667</text:p>
          </table:table-cell>
          <table:table-cell table:number-columns-repeated="1635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7.2632174999999993E-2" table:formula="of:=0.5775*[.U35]" table:style-name="ce1">
            <text:p>0.072632175</text:p>
          </table:table-cell>
          <table:table-cell office:value-type="float" office:value="7.1479283333333338E-2" table:style-name="ce1">
            <text:p>0.071479283</text:p>
          </table:table-cell>
          <table:table-cell office:value-type="float" office:value="6.9173499999999999E-2" table:style-name="ce1">
            <text:p>0.0691735</text:p>
          </table:table-cell>
          <table:table-cell office:value-type="float" office:value="6.686771666666666E-2" table:style-name="ce1">
            <text:p>0.066867717</text:p>
          </table:table-cell>
          <table:table-cell office:value-type="float" office:value="6.8020608333333329E-2" table:style-name="ce1">
            <text:p>0.068020608</text:p>
          </table:table-cell>
          <table:table-cell office:value-type="float" office:value="7.4937958333333332E-2" table:style-name="ce1">
            <text:p>0.074937958</text:p>
          </table:table-cell>
          <table:table-cell office:value-type="float" office:value="8.3008200000000004E-2" table:style-name="ce1">
            <text:p>0.0830082</text:p>
          </table:table-cell>
          <table:table-cell office:value-type="float" office:value="9.7995791666666665E-2" table:style-name="ce1">
            <text:p>0.097995792</text:p>
          </table:table-cell>
          <table:table-cell office:value-type="float" office:value="0.10952470833333333" table:style-name="ce1">
            <text:p>0.109524708</text:p>
          </table:table-cell>
          <table:table-cell office:value-type="float" office:value="0.114136275" table:style-name="ce1">
            <text:p>0.114136275</text:p>
          </table:table-cell>
          <table:table-cell office:value-type="float" office:value="0.11528916666666665" table:style-name="ce1">
            <text:p>0.115289167</text:p>
          </table:table-cell>
          <table:table-cell office:value-type="float" office:value="0.114136275" table:style-name="ce1">
            <text:p>0.114136275</text:p>
          </table:table-cell>
          <table:table-cell office:value-type="float" office:value="0.10721892499999999" table:style-name="ce1">
            <text:p>0.107218925</text:p>
          </table:table-cell>
          <table:table-cell office:value-type="float" office:value="0.10606603333333334" table:style-name="ce1">
            <text:p>0.106066033</text:p>
          </table:table-cell>
          <table:table-cell office:value-type="float" office:value="0.10376024999999998" table:style-name="ce1">
            <text:p>0.10376025</text:p>
          </table:table-cell>
          <table:table-cell office:value-type="float" office:value="0.10145446666666666" table:style-name="ce1">
            <text:p>0.101454467</text:p>
          </table:table-cell>
          <table:table-cell office:value-type="float" office:value="0.10480833333333334" table:style-name="ce1">
            <text:p>0.104808333</text:p>
          </table:table-cell>
          <table:table-cell office:value-type="float" office:value="0.11528916666666665" table:style-name="ce1">
            <text:p>0.115289167</text:p>
          </table:table-cell>
          <table:table-cell office:value-type="float" office:value="0.1236738333333333" table:style-name="ce1">
            <text:p>0.123673833</text:p>
          </table:table-cell>
          <table:table-cell office:value-type="float" office:value="0.12576999999999999" table:style-name="ce1">
            <text:p>0.12577</text:p>
          </table:table-cell>
          <table:table-cell office:value-type="float" office:value="0.12262574999999999" table:style-name="ce1">
            <text:p>0.12262575</text:p>
          </table:table-cell>
          <table:table-cell office:value-type="float" office:value="0.11004875" table:style-name="ce1">
            <text:p>0.11004875</text:p>
          </table:table-cell>
          <table:table-cell office:value-type="float" office:value="9.4327499999999995E-2" table:style-name="ce1">
            <text:p>0.0943275</text:p>
          </table:table-cell>
          <table:table-cell office:value-type="float" office:value="8.0702416666666665E-2" table:style-name="ce1">
            <text:p>0.080702417</text:p>
          </table:table-cell>
          <table:table-cell table:number-columns-repeated="1635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0.14008994999999999" table:formula="of:=0.5775*[.U36]" table:style-name="ce1">
            <text:p>0.14008995</text:p>
          </table:table-cell>
          <table:table-cell office:value-type="float" office:value="0.1378663" table:style-name="ce1">
            <text:p>0.1378663</text:p>
          </table:table-cell>
          <table:table-cell office:value-type="float" office:value="0.13341900000000001" table:style-name="ce1">
            <text:p>0.133419</text:p>
          </table:table-cell>
          <table:table-cell office:value-type="float" office:value="0.12897169999999999" table:style-name="ce1">
            <text:p>0.1289717</text:p>
          </table:table-cell>
          <table:table-cell office:value-type="float" office:value="0.13119535000000002" table:style-name="ce1">
            <text:p>0.13119535</text:p>
          </table:table-cell>
          <table:table-cell office:value-type="float" office:value="0.14453725000000001" table:style-name="ce1">
            <text:p>0.14453725</text:p>
          </table:table-cell>
          <table:table-cell office:value-type="float" office:value="0.16010279999999999" table:style-name="ce1">
            <text:p>0.1601028</text:p>
          </table:table-cell>
          <table:table-cell office:value-type="float" office:value="0.18901024999999999" table:style-name="ce1">
            <text:p>0.18901025</text:p>
          </table:table-cell>
          <table:table-cell office:value-type="float" office:value="0.21124674999999998" table:style-name="ce1">
            <text:p>0.21124675</text:p>
          </table:table-cell>
          <table:table-cell office:value-type="float" office:value="0.22014134999999999" table:style-name="ce1">
            <text:p>0.22014135</text:p>
          </table:table-cell>
          <table:table-cell office:value-type="float" office:value="0.22236499999999998" table:style-name="ce1">
            <text:p>0.222365</text:p>
          </table:table-cell>
          <table:table-cell office:value-type="float" office:value="0.22014134999999999" table:style-name="ce1">
            <text:p>0.22014135</text:p>
          </table:table-cell>
          <table:table-cell office:value-type="float" office:value="0.20679945" table:style-name="ce1">
            <text:p>0.20679945</text:p>
          </table:table-cell>
          <table:table-cell office:value-type="float" office:value="0.2045758" table:style-name="ce1">
            <text:p>0.2045758</text:p>
          </table:table-cell>
          <table:table-cell office:value-type="float" office:value="0.20012849999999999" table:style-name="ce1">
            <text:p>0.2001285</text:p>
          </table:table-cell>
          <table:table-cell office:value-type="float" office:value="0.1956812" table:style-name="ce1">
            <text:p>0.1956812</text:p>
          </table:table-cell>
          <table:table-cell office:value-type="float" office:value="0.20215" table:style-name="ce1">
            <text:p>0.20215</text:p>
          </table:table-cell>
          <table:table-cell office:value-type="float" office:value="0.22236499999999998" table:style-name="ce1">
            <text:p>0.222365</text:p>
          </table:table-cell>
          <table:table-cell office:value-type="float" office:value="0.23853699999999994" table:style-name="ce1">
            <text:p>0.238537</text:p>
          </table:table-cell>
          <table:table-cell office:value-type="float" office:value="0.24257999999999999" table:style-name="ce1">
            <text:p>0.24258</text:p>
          </table:table-cell>
          <table:table-cell office:value-type="float" office:value="0.23651549999999999" table:style-name="ce1">
            <text:p>0.2365155</text:p>
          </table:table-cell>
          <table:table-cell office:value-type="float" office:value="0.21225749999999999" table:style-name="ce1">
            <text:p>0.2122575</text:p>
          </table:table-cell>
          <table:table-cell office:value-type="float" office:value="0.18193499999999999" table:style-name="ce1">
            <text:p>0.181935</text:p>
          </table:table-cell>
          <table:table-cell office:value-type="float" office:value="0.1556555" table:style-name="ce1">
            <text:p>0.1556555</text:p>
          </table:table-cell>
          <table:table-cell table:number-columns-repeated="1635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7.8476475000000004E-2" table:formula="of:=0.5775*[.U37]" table:style-name="ce1">
            <text:p>0.078476475</text:p>
          </table:table-cell>
          <table:table-cell office:value-type="float" office:value="7.7230816666666674E-2" table:style-name="ce1">
            <text:p>0.077230817</text:p>
          </table:table-cell>
          <table:table-cell office:value-type="float" office:value="7.4739500000000014E-2" table:style-name="ce1">
            <text:p>0.0747395</text:p>
          </table:table-cell>
          <table:table-cell office:value-type="float" office:value="7.2248183333333327E-2" table:style-name="ce1">
            <text:p>0.072248183</text:p>
          </table:table-cell>
          <table:table-cell office:value-type="float" office:value="7.3493841666666684E-2" table:style-name="ce1">
            <text:p>0.073493842</text:p>
          </table:table-cell>
          <table:table-cell office:value-type="float" office:value="8.0967791666666677E-2" table:style-name="ce1">
            <text:p>0.080967792</text:p>
          </table:table-cell>
          <table:table-cell office:value-type="float" office:value="8.9687400000000014E-2" table:style-name="ce1">
            <text:p>0.0896874</text:p>
          </table:table-cell>
          <table:table-cell office:value-type="float" office:value="0.10588095833333334" table:style-name="ce1">
            <text:p>0.105880958</text:p>
          </table:table-cell>
          <table:table-cell office:value-type="float" office:value="0.11833754166666668" table:style-name="ce1">
            <text:p>0.118337542</text:p>
          </table:table-cell>
          <table:table-cell office:value-type="float" office:value="0.123320175" table:style-name="ce1">
            <text:p>0.123320175</text:p>
          </table:table-cell>
          <table:table-cell office:value-type="float" office:value="0.12456583333333333" table:style-name="ce1">
            <text:p>0.124565833</text:p>
          </table:table-cell>
          <table:table-cell office:value-type="float" office:value="0.123320175" table:style-name="ce1">
            <text:p>0.123320175</text:p>
          </table:table-cell>
          <table:table-cell office:value-type="float" office:value="0.11584622500000001" table:style-name="ce1">
            <text:p>0.115846225</text:p>
          </table:table-cell>
          <table:table-cell office:value-type="float" office:value="0.11460056666666668" table:style-name="ce1">
            <text:p>0.114600567</text:p>
          </table:table-cell>
          <table:table-cell office:value-type="float" office:value="0.11210925000000001" table:style-name="ce1">
            <text:p>0.11210925</text:p>
          </table:table-cell>
          <table:table-cell office:value-type="float" office:value="0.10961793333333333" table:style-name="ce1">
            <text:p>0.109617933</text:p>
          </table:table-cell>
          <table:table-cell office:value-type="float" office:value="0.11324166666666668" table:style-name="ce1">
            <text:p>0.113241667</text:p>
          </table:table-cell>
          <table:table-cell office:value-type="float" office:value="0.12456583333333333" table:style-name="ce1">
            <text:p>0.124565833</text:p>
          </table:table-cell>
          <table:table-cell office:value-type="float" office:value="0.13362516666666666" table:style-name="ce1">
            <text:p>0.133625167</text:p>
          </table:table-cell>
          <table:table-cell office:value-type="float" office:value="0.13589000000000001" table:style-name="ce1">
            <text:p>0.13589</text:p>
          </table:table-cell>
          <table:table-cell office:value-type="float" office:value="0.13249275000000002" table:style-name="ce1">
            <text:p>0.13249275</text:p>
          </table:table-cell>
          <table:table-cell office:value-type="float" office:value="0.11890375" table:style-name="ce1">
            <text:p>0.11890375</text:p>
          </table:table-cell>
          <table:table-cell office:value-type="float" office:value="0.10191750000000001" table:style-name="ce1">
            <text:p>0.1019175</text:p>
          </table:table-cell>
          <table:table-cell office:value-type="float" office:value="8.7196083333333341E-2" table:style-name="ce1">
            <text:p>0.087196083</text:p>
          </table:table-cell>
          <table:table-cell table:number-columns-repeated="1635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7.9464000000000007E-2" table:formula="of:=0.5775*[.U38]" table:style-name="ce1">
            <text:p>0.079464</text:p>
          </table:table-cell>
          <table:table-cell office:value-type="float" office:value="7.820266666666667E-2" table:style-name="ce1">
            <text:p>0.078202667</text:p>
          </table:table-cell>
          <table:table-cell office:value-type="float" office:value="7.5680000000000011E-2" table:style-name="ce1">
            <text:p>0.07568</text:p>
          </table:table-cell>
          <table:table-cell office:value-type="float" office:value="7.3157333333333324E-2" table:style-name="ce1">
            <text:p>0.073157333</text:p>
          </table:table-cell>
          <table:table-cell office:value-type="float" office:value="7.4418666666666675E-2" table:style-name="ce1">
            <text:p>0.074418667</text:p>
          </table:table-cell>
          <table:table-cell office:value-type="float" office:value="8.1986666666666666E-2" table:style-name="ce1">
            <text:p>0.081986667</text:p>
          </table:table-cell>
          <table:table-cell office:value-type="float" office:value="9.0816000000000008E-2" table:style-name="ce1">
            <text:p>0.090816</text:p>
          </table:table-cell>
          <table:table-cell office:value-type="float" office:value="0.10721333333333334" table:style-name="ce1">
            <text:p>0.107213333</text:p>
          </table:table-cell>
          <table:table-cell office:value-type="float" office:value="0.11982666666666666" table:style-name="ce1">
            <text:p>0.119826667</text:p>
          </table:table-cell>
          <table:table-cell office:value-type="float" office:value="0.124872" table:style-name="ce1">
            <text:p>0.124872</text:p>
          </table:table-cell>
          <table:table-cell office:value-type="float" office:value="0.12613333333333332" table:style-name="ce1">
            <text:p>0.126133333</text:p>
          </table:table-cell>
          <table:table-cell office:value-type="float" office:value="0.124872" table:style-name="ce1">
            <text:p>0.124872</text:p>
          </table:table-cell>
          <table:table-cell office:value-type="float" office:value="0.11730400000000001" table:style-name="ce1">
            <text:p>0.117304</text:p>
          </table:table-cell>
          <table:table-cell office:value-type="float" office:value="0.11604266666666667" table:style-name="ce1">
            <text:p>0.116042667</text:p>
          </table:table-cell>
          <table:table-cell office:value-type="float" office:value="0.11352" table:style-name="ce1">
            <text:p>0.11352</text:p>
          </table:table-cell>
          <table:table-cell office:value-type="float" office:value="0.11099733333333334" table:style-name="ce1">
            <text:p>0.110997333</text:p>
          </table:table-cell>
          <table:table-cell office:value-type="float" office:value="0.11466666666666667" table:style-name="ce1">
            <text:p>0.114666667</text:p>
          </table:table-cell>
          <table:table-cell office:value-type="float" office:value="0.12613333333333332" table:style-name="ce1">
            <text:p>0.126133333</text:p>
          </table:table-cell>
          <table:table-cell office:value-type="float" office:value="0.13530666666666663" table:style-name="ce1">
            <text:p>0.135306667</text:p>
          </table:table-cell>
          <table:table-cell office:value-type="float" office:value="0.1376" table:style-name="ce1">
            <text:p>0.1376</text:p>
          </table:table-cell>
          <table:table-cell office:value-type="float" office:value="0.13416" table:style-name="ce1">
            <text:p>0.13416</text:p>
          </table:table-cell>
          <table:table-cell office:value-type="float" office:value="0.12040000000000001" table:style-name="ce1">
            <text:p>0.1204</text:p>
          </table:table-cell>
          <table:table-cell office:value-type="float" office:value="0.1032" table:style-name="ce1">
            <text:p>0.1032</text:p>
          </table:table-cell>
          <table:table-cell office:value-type="float" office:value="8.8293333333333335E-2" table:style-name="ce1">
            <text:p>0.088293333</text:p>
          </table:table-cell>
          <table:table-cell table:number-columns-repeated="1635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9.7788075000000002E-2" table:formula="of:=0.5775*[.U39]" table:style-name="ce1">
            <text:p>0.097788075</text:p>
          </table:table-cell>
          <table:table-cell office:value-type="float" office:value="9.6235883333333341E-2" table:style-name="ce1">
            <text:p>0.096235883</text:p>
          </table:table-cell>
          <table:table-cell office:value-type="float" office:value="9.3131500000000006E-2" table:style-name="ce1">
            <text:p>0.0931315</text:p>
          </table:table-cell>
          <table:table-cell office:value-type="float" office:value="9.0027116666666657E-2" table:style-name="ce1">
            <text:p>0.090027117</text:p>
          </table:table-cell>
          <table:table-cell office:value-type="float" office:value="9.1579308333333345E-2" table:style-name="ce1">
            <text:p>0.091579308</text:p>
          </table:table-cell>
          <table:table-cell office:value-type="float" office:value="0.10089245833333334" table:style-name="ce1">
            <text:p>0.100892458</text:p>
          </table:table-cell>
          <table:table-cell office:value-type="float" office:value="0.1117578" table:style-name="ce1">
            <text:p>0.1117578</text:p>
          </table:table-cell>
          <table:table-cell office:value-type="float" office:value="0.13193629166666668" table:style-name="ce1">
            <text:p>0.131936292</text:p>
          </table:table-cell>
          <table:table-cell office:value-type="float" office:value="0.14745820833333334" table:style-name="ce1">
            <text:p>0.147458208</text:p>
          </table:table-cell>
          <table:table-cell office:value-type="float" office:value="0.15366697500000001" table:style-name="ce1">
            <text:p>0.153666975</text:p>
          </table:table-cell>
          <table:table-cell office:value-type="float" office:value="0.15521916666666666" table:style-name="ce1">
            <text:p>0.155219167</text:p>
          </table:table-cell>
          <table:table-cell office:value-type="float" office:value="0.15366697500000001" table:style-name="ce1">
            <text:p>0.153666975</text:p>
          </table:table-cell>
          <table:table-cell office:value-type="float" office:value="0.14435382500000002" table:style-name="ce1">
            <text:p>0.144353825</text:p>
          </table:table-cell>
          <table:table-cell office:value-type="float" office:value="0.14280163333333334" table:style-name="ce1">
            <text:p>0.142801633</text:p>
          </table:table-cell>
          <table:table-cell office:value-type="float" office:value="0.13969725" table:style-name="ce1">
            <text:p>0.13969725</text:p>
          </table:table-cell>
          <table:table-cell office:value-type="float" office:value="0.13659286666666667" table:style-name="ce1">
            <text:p>0.136592867</text:p>
          </table:table-cell>
          <table:table-cell office:value-type="float" office:value="0.14110833333333334" table:style-name="ce1">
            <text:p>0.141108333</text:p>
          </table:table-cell>
          <table:table-cell office:value-type="float" office:value="0.15521916666666666" table:style-name="ce1">
            <text:p>0.155219167</text:p>
          </table:table-cell>
          <table:table-cell office:value-type="float" office:value="0.16650783333333333" table:style-name="ce1">
            <text:p>0.166507833</text:p>
          </table:table-cell>
          <table:table-cell office:value-type="float" office:value="0.16933000000000001" table:style-name="ce1">
            <text:p>0.16933</text:p>
          </table:table-cell>
          <table:table-cell office:value-type="float" office:value="0.16509675000000001" table:style-name="ce1">
            <text:p>0.16509675</text:p>
          </table:table-cell>
          <table:table-cell office:value-type="float" office:value="0.14816375000000001" table:style-name="ce1">
            <text:p>0.14816375</text:p>
          </table:table-cell>
          <table:table-cell office:value-type="float" office:value="0.12699750000000001" table:style-name="ce1">
            <text:p>0.1269975</text:p>
          </table:table-cell>
          <table:table-cell office:value-type="float" office:value="0.10865341666666668" table:style-name="ce1">
            <text:p>0.108653417</text:p>
          </table:table-cell>
          <table:table-cell table:number-columns-repeated="1635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5.3892300000000011E-2" table:formula="of:=0.5775*[.U40]" table:style-name="ce1">
            <text:p>0.0538923</text:p>
          </table:table-cell>
          <table:table-cell office:value-type="float" office:value="5.3036866666666675E-2" table:style-name="ce1">
            <text:p>0.053036867</text:p>
          </table:table-cell>
          <table:table-cell office:value-type="float" office:value="5.1326000000000011E-2" table:style-name="ce1">
            <text:p>0.051326</text:p>
          </table:table-cell>
          <table:table-cell office:value-type="float" office:value="4.9615133333333339E-2" table:style-name="ce1">
            <text:p>0.049615133</text:p>
          </table:table-cell>
          <table:table-cell office:value-type="float" office:value="5.0470566666666682E-2" table:style-name="ce1">
            <text:p>0.050470567</text:p>
          </table:table-cell>
          <table:table-cell office:value-type="float" office:value="5.5603166666666676E-2" table:style-name="ce1">
            <text:p>0.055603167</text:p>
          </table:table-cell>
          <table:table-cell office:value-type="float" office:value="6.1591200000000013E-2" table:style-name="ce1">
            <text:p>0.0615912</text:p>
          </table:table-cell>
          <table:table-cell office:value-type="float" office:value="7.2711833333333351E-2" table:style-name="ce1">
            <text:p>0.072711833</text:p>
          </table:table-cell>
          <table:table-cell office:value-type="float" office:value="8.1266166666666681E-2" table:style-name="ce1">
            <text:p>0.081266167</text:p>
          </table:table-cell>
          <table:table-cell office:value-type="float" office:value="8.468790000000001E-2" table:style-name="ce1">
            <text:p>0.0846879</text:p>
          </table:table-cell>
          <table:table-cell office:value-type="float" office:value="8.5543333333333346E-2" table:style-name="ce1">
            <text:p>0.085543333</text:p>
          </table:table-cell>
          <table:table-cell office:value-type="float" office:value="8.468790000000001E-2" table:style-name="ce1">
            <text:p>0.0846879</text:p>
          </table:table-cell>
          <table:table-cell office:value-type="float" office:value="7.9555300000000009E-2" table:style-name="ce1">
            <text:p>0.0795553</text:p>
          </table:table-cell>
          <table:table-cell office:value-type="float" office:value="7.8699866666666687E-2" table:style-name="ce1">
            <text:p>0.078699867</text:p>
          </table:table-cell>
          <table:table-cell office:value-type="float" office:value="7.6989000000000002E-2" table:style-name="ce1">
            <text:p>0.076989</text:p>
          </table:table-cell>
          <table:table-cell office:value-type="float" office:value="7.5278133333333344E-2" table:style-name="ce1">
            <text:p>0.075278133</text:p>
          </table:table-cell>
          <table:table-cell office:value-type="float" office:value="7.7766666666666678E-2" table:style-name="ce1">
            <text:p>0.077766667</text:p>
          </table:table-cell>
          <table:table-cell office:value-type="float" office:value="8.5543333333333346E-2" table:style-name="ce1">
            <text:p>0.085543333</text:p>
          </table:table-cell>
          <table:table-cell office:value-type="float" office:value="9.1764666666666661E-2" table:style-name="ce1">
            <text:p>0.091764667</text:p>
          </table:table-cell>
          <table:table-cell office:value-type="float" office:value="9.3320000000000014E-2" table:style-name="ce1">
            <text:p>0.09332</text:p>
          </table:table-cell>
          <table:table-cell office:value-type="float" office:value="9.0987000000000012E-2" table:style-name="ce1">
            <text:p>0.090987</text:p>
          </table:table-cell>
          <table:table-cell office:value-type="float" office:value="8.1655000000000005E-2" table:style-name="ce1">
            <text:p>0.081655</text:p>
          </table:table-cell>
          <table:table-cell office:value-type="float" office:value="6.9990000000000011E-2" table:style-name="ce1">
            <text:p>0.06999</text:p>
          </table:table-cell>
          <table:table-cell office:value-type="float" office:value="5.9880333333333348E-2" table:style-name="ce1">
            <text:p>0.059880333</text:p>
          </table:table-cell>
          <table:table-cell table:number-columns-repeated="1635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7.0622475000000004E-2" table:formula="of:=0.5775*[.U41]" table:style-name="ce1">
            <text:p>0.070622475</text:p>
          </table:table-cell>
          <table:table-cell office:value-type="float" office:value="6.9501483333333336E-2" table:style-name="ce1">
            <text:p>0.069501483</text:p>
          </table:table-cell>
          <table:table-cell office:value-type="float" office:value="6.72595E-2" table:style-name="ce1">
            <text:p>0.0672595</text:p>
          </table:table-cell>
          <table:table-cell office:value-type="float" office:value="6.5017516666666664E-2" table:style-name="ce1">
            <text:p>0.065017517</text:p>
          </table:table-cell>
          <table:table-cell office:value-type="float" office:value="6.6138508333333332E-2" table:style-name="ce1">
            <text:p>0.066138508</text:p>
          </table:table-cell>
          <table:table-cell office:value-type="float" office:value="7.2864458333333326E-2" table:style-name="ce1">
            <text:p>0.072864458</text:p>
          </table:table-cell>
          <table:table-cell office:value-type="float" office:value="8.0711400000000003E-2" table:style-name="ce1">
            <text:p>0.0807114</text:p>
          </table:table-cell>
          <table:table-cell office:value-type="float" office:value="9.528429166666666E-2" table:style-name="ce1">
            <text:p>0.095284292</text:p>
          </table:table-cell>
          <table:table-cell office:value-type="float" office:value="0.10649420833333333" table:style-name="ce1">
            <text:p>0.106494208</text:p>
          </table:table-cell>
          <table:table-cell office:value-type="float" office:value="0.110978175" table:style-name="ce1">
            <text:p>0.110978175</text:p>
          </table:table-cell>
          <table:table-cell office:value-type="float" office:value="0.11209916666666665" table:style-name="ce1">
            <text:p>0.112099167</text:p>
          </table:table-cell>
          <table:table-cell office:value-type="float" office:value="0.110978175" table:style-name="ce1">
            <text:p>0.110978175</text:p>
          </table:table-cell>
          <table:table-cell office:value-type="float" office:value="0.104252225" table:style-name="ce1">
            <text:p>0.104252225</text:p>
          </table:table-cell>
          <table:table-cell office:value-type="float" office:value="0.10313123333333334" table:style-name="ce1">
            <text:p>0.103131233</text:p>
          </table:table-cell>
          <table:table-cell office:value-type="float" office:value="0.10088924999999999" table:style-name="ce1">
            <text:p>0.10088925</text:p>
          </table:table-cell>
          <table:table-cell office:value-type="float" office:value="9.8647266666666664E-2" table:style-name="ce1">
            <text:p>0.098647267</text:p>
          </table:table-cell>
          <table:table-cell office:value-type="float" office:value="0.10190833333333334" table:style-name="ce1">
            <text:p>0.101908333</text:p>
          </table:table-cell>
          <table:table-cell office:value-type="float" office:value="0.11209916666666665" table:style-name="ce1">
            <text:p>0.112099167</text:p>
          </table:table-cell>
          <table:table-cell office:value-type="float" office:value="0.12025183333333331" table:style-name="ce1">
            <text:p>0.120251833</text:p>
          </table:table-cell>
          <table:table-cell office:value-type="float" office:value="0.12229" table:style-name="ce1">
            <text:p>0.12229</text:p>
          </table:table-cell>
          <table:table-cell office:value-type="float" office:value="0.11923275" table:style-name="ce1">
            <text:p>0.11923275</text:p>
          </table:table-cell>
          <table:table-cell office:value-type="float" office:value="0.10700374999999999" table:style-name="ce1">
            <text:p>0.10700375</text:p>
          </table:table-cell>
          <table:table-cell office:value-type="float" office:value="9.1717499999999993E-2" table:style-name="ce1">
            <text:p>0.0917175</text:p>
          </table:table-cell>
          <table:table-cell office:value-type="float" office:value="7.8469416666666666E-2" table:style-name="ce1">
            <text:p>0.078469417</text:p>
          </table:table-cell>
          <table:table-cell table:number-columns-repeated="1635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8.5429575000000008E-2" table:formula="of:=0.5775*[.U42]" table:style-name="ce1">
            <text:p>0.085429575</text:p>
          </table:table-cell>
          <table:table-cell office:value-type="float" office:value="8.4073550000000011E-2" table:style-name="ce1">
            <text:p>0.08407355</text:p>
          </table:table-cell>
          <table:table-cell office:value-type="float" office:value="8.1361500000000003E-2" table:style-name="ce1">
            <text:p>0.0813615</text:p>
          </table:table-cell>
          <table:table-cell office:value-type="float" office:value="7.8649449999999996E-2" table:style-name="ce1">
            <text:p>0.07864945</text:p>
          </table:table-cell>
          <table:table-cell office:value-type="float" office:value="8.0005475000000006E-2" table:style-name="ce1">
            <text:p>0.080005475</text:p>
          </table:table-cell>
          <table:table-cell office:value-type="float" office:value="8.8141625000000001E-2" table:style-name="ce1">
            <text:p>0.088141625</text:p>
          </table:table-cell>
          <table:table-cell office:value-type="float" office:value="9.7633800000000007E-2" table:style-name="ce1">
            <text:p>0.0976338</text:p>
          </table:table-cell>
          <table:table-cell office:value-type="float" office:value="0.11526212500000001" table:style-name="ce1">
            <text:p>0.115262125</text:p>
          </table:table-cell>
          <table:table-cell office:value-type="float" office:value="0.12882237500000002" table:style-name="ce1">
            <text:p>0.128822375</text:p>
          </table:table-cell>
          <table:table-cell office:value-type="float" office:value="0.134246475" table:style-name="ce1">
            <text:p>0.134246475</text:p>
          </table:table-cell>
          <table:table-cell office:value-type="float" office:value="0.13560249999999999" table:style-name="ce1">
            <text:p>0.1356025</text:p>
          </table:table-cell>
          <table:table-cell office:value-type="float" office:value="0.134246475" table:style-name="ce1">
            <text:p>0.134246475</text:p>
          </table:table-cell>
          <table:table-cell office:value-type="float" office:value="0.12611032500000002" table:style-name="ce1">
            <text:p>0.126110325</text:p>
          </table:table-cell>
          <table:table-cell office:value-type="float" office:value="0.12475430000000001" table:style-name="ce1">
            <text:p>0.1247543</text:p>
          </table:table-cell>
          <table:table-cell office:value-type="float" office:value="0.12204225" table:style-name="ce1">
            <text:p>0.12204225</text:p>
          </table:table-cell>
          <table:table-cell office:value-type="float" office:value="0.1193302" table:style-name="ce1">
            <text:p>0.1193302</text:p>
          </table:table-cell>
          <table:table-cell office:value-type="float" office:value="0.12327500000000001" table:style-name="ce1">
            <text:p>0.123275</text:p>
          </table:table-cell>
          <table:table-cell office:value-type="float" office:value="0.13560249999999999" table:style-name="ce1">
            <text:p>0.1356025</text:p>
          </table:table-cell>
          <table:table-cell office:value-type="float" office:value="0.14546449999999997" table:style-name="ce1">
            <text:p>0.1454645</text:p>
          </table:table-cell>
          <table:table-cell office:value-type="float" office:value="0.14793000000000001" table:style-name="ce1">
            <text:p>0.14793</text:p>
          </table:table-cell>
          <table:table-cell office:value-type="float" office:value="0.14423174999999999" table:style-name="ce1">
            <text:p>0.14423175</text:p>
          </table:table-cell>
          <table:table-cell office:value-type="float" office:value="0.12943874999999999" table:style-name="ce1">
            <text:p>0.12943875</text:p>
          </table:table-cell>
          <table:table-cell office:value-type="float" office:value="0.1109475" table:style-name="ce1">
            <text:p>0.1109475</text:p>
          </table:table-cell>
          <table:table-cell office:value-type="float" office:value="9.4921750000000013E-2" table:style-name="ce1">
            <text:p>0.09492175</text:p>
          </table:table-cell>
          <table:table-cell table:number-columns-repeated="1635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2.2909425000000004E-2" table:formula="of:=0.5775*[.U43]" table:style-name="ce1">
            <text:p>0.022909425</text:p>
          </table:table-cell>
          <table:table-cell office:value-type="float" office:value="2.2545783333333336E-2" table:style-name="ce1">
            <text:p>0.022545783</text:p>
          </table:table-cell>
          <table:table-cell office:value-type="float" office:value="2.1818500000000005E-2" table:style-name="ce1">
            <text:p>0.0218185</text:p>
          </table:table-cell>
          <table:table-cell office:value-type="float" office:value="2.1091216666666666E-2" table:style-name="ce1">
            <text:p>0.021091217</text:p>
          </table:table-cell>
          <table:table-cell office:value-type="float" office:value="2.1454858333333337E-2" table:style-name="ce1">
            <text:p>0.021454858</text:p>
          </table:table-cell>
          <table:table-cell office:value-type="float" office:value="2.3636708333333336E-2" table:style-name="ce1">
            <text:p>0.023636708</text:p>
          </table:table-cell>
          <table:table-cell office:value-type="float" office:value="2.6182200000000003E-2" table:style-name="ce1">
            <text:p>0.0261822</text:p>
          </table:table-cell>
          <table:table-cell office:value-type="float" office:value="3.0909541666666668E-2" table:style-name="ce1">
            <text:p>0.030909542</text:p>
          </table:table-cell>
          <table:table-cell office:value-type="float" office:value="3.4545958333333335E-2" table:style-name="ce1">
            <text:p>0.034545958</text:p>
          </table:table-cell>
          <table:table-cell office:value-type="float" office:value="3.6000525000000005E-2" table:style-name="ce1">
            <text:p>0.036000525</text:p>
          </table:table-cell>
          <table:table-cell office:value-type="float" office:value="3.636416666666667E-2" table:style-name="ce1">
            <text:p>0.036364167</text:p>
          </table:table-cell>
          <table:table-cell office:value-type="float" office:value="3.6000525000000005E-2" table:style-name="ce1">
            <text:p>0.036000525</text:p>
          </table:table-cell>
          <table:table-cell office:value-type="float" office:value="3.3818675000000006E-2" table:style-name="ce1">
            <text:p>0.033818675</text:p>
          </table:table-cell>
          <table:table-cell office:value-type="float" office:value="3.3455033333333335E-2" table:style-name="ce1">
            <text:p>0.033455033</text:p>
          </table:table-cell>
          <table:table-cell office:value-type="float" office:value="3.272775E-2" table:style-name="ce1">
            <text:p>0.03272775</text:p>
          </table:table-cell>
          <table:table-cell office:value-type="float" office:value="3.2000466666666672E-2" table:style-name="ce1">
            <text:p>0.032000467</text:p>
          </table:table-cell>
          <table:table-cell office:value-type="float" office:value="3.3058333333333335E-2" table:style-name="ce1">
            <text:p>0.033058333</text:p>
          </table:table-cell>
          <table:table-cell office:value-type="float" office:value="3.636416666666667E-2" table:style-name="ce1">
            <text:p>0.036364167</text:p>
          </table:table-cell>
          <table:table-cell office:value-type="float" office:value="3.9008833333333333E-2" table:style-name="ce1">
            <text:p>0.039008833</text:p>
          </table:table-cell>
          <table:table-cell office:value-type="float" office:value="3.9670000000000004E-2" table:style-name="ce1">
            <text:p>0.03967</text:p>
          </table:table-cell>
          <table:table-cell office:value-type="float" office:value="3.8678250000000004E-2" table:style-name="ce1">
            <text:p>0.03867825</text:p>
          </table:table-cell>
          <table:table-cell office:value-type="float" office:value="3.4711250000000006E-2" table:style-name="ce1">
            <text:p>0.03471125</text:p>
          </table:table-cell>
          <table:table-cell office:value-type="float" office:value="2.9752500000000001E-2" table:style-name="ce1">
            <text:p>0.0297525</text:p>
          </table:table-cell>
          <table:table-cell office:value-type="float" office:value="2.5454916666666671E-2" table:style-name="ce1">
            <text:p>0.025454917</text:p>
          </table:table-cell>
          <table:table-cell table:number-columns-repeated="1635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4.2480900000000002E-2" table:formula="of:=0.5775*[.U44]" table:style-name="ce1">
            <text:p>0.0424809</text:p>
          </table:table-cell>
          <table:table-cell office:value-type="float" office:value="4.1806599999999999E-2" table:style-name="ce1">
            <text:p>0.0418066</text:p>
          </table:table-cell>
          <table:table-cell office:value-type="float" office:value="4.0458000000000001E-2" table:style-name="ce1">
            <text:p>0.040458</text:p>
          </table:table-cell>
          <table:table-cell office:value-type="float" office:value="3.9109399999999996E-2" table:style-name="ce1">
            <text:p>0.0391094</text:p>
          </table:table-cell>
          <table:table-cell office:value-type="float" office:value="3.9783700000000005E-2" table:style-name="ce1">
            <text:p>0.0397837</text:p>
          </table:table-cell>
          <table:table-cell office:value-type="float" office:value="4.38295E-2" table:style-name="ce1">
            <text:p>0.0438295</text:p>
          </table:table-cell>
          <table:table-cell office:value-type="float" office:value="4.8549600000000005E-2" table:style-name="ce1">
            <text:p>0.0485496</text:p>
          </table:table-cell>
          <table:table-cell office:value-type="float" office:value="5.7315499999999998E-2" table:style-name="ce1">
            <text:p>0.0573155</text:p>
          </table:table-cell>
          <table:table-cell office:value-type="float" office:value="6.4058500000000004E-2" table:style-name="ce1">
            <text:p>0.0640585</text:p>
          </table:table-cell>
          <table:table-cell office:value-type="float" office:value="6.6755700000000001E-2" table:style-name="ce1">
            <text:p>0.0667557</text:p>
          </table:table-cell>
          <table:table-cell office:value-type="float" office:value="6.7430000000000004E-2" table:style-name="ce1">
            <text:p>0.06743</text:p>
          </table:table-cell>
          <table:table-cell office:value-type="float" office:value="6.6755700000000001E-2" table:style-name="ce1">
            <text:p>0.0667557</text:p>
          </table:table-cell>
          <table:table-cell office:value-type="float" office:value="6.2709899999999999E-2" table:style-name="ce1">
            <text:p>0.0627099</text:p>
          </table:table-cell>
          <table:table-cell office:value-type="float" office:value="6.2035600000000003E-2" table:style-name="ce1">
            <text:p>0.0620356</text:p>
          </table:table-cell>
          <table:table-cell office:value-type="float" office:value="6.0686999999999998E-2" table:style-name="ce1">
            <text:p>0.060687</text:p>
          </table:table-cell>
          <table:table-cell office:value-type="float" office:value="5.9338399999999999E-2" table:style-name="ce1">
            <text:p>0.0593384</text:p>
          </table:table-cell>
          <table:table-cell office:value-type="float" office:value="6.13E-2" table:style-name="ce1">
            <text:p>0.0613</text:p>
          </table:table-cell>
          <table:table-cell office:value-type="float" office:value="6.7430000000000004E-2" table:style-name="ce1">
            <text:p>0.06743</text:p>
          </table:table-cell>
          <table:table-cell office:value-type="float" office:value="7.2333999999999982E-2" table:style-name="ce1">
            <text:p>0.072334</text:p>
          </table:table-cell>
          <table:table-cell office:value-type="float" office:value="7.356E-2" table:style-name="ce1">
            <text:p>0.07356</text:p>
          </table:table-cell>
          <table:table-cell office:value-type="float" office:value="7.1720999999999993E-2" table:style-name="ce1">
            <text:p>0.071721</text:p>
          </table:table-cell>
          <table:table-cell office:value-type="float" office:value="6.4365000000000006E-2" table:style-name="ce1">
            <text:p>0.064365</text:p>
          </table:table-cell>
          <table:table-cell office:value-type="float" office:value="5.5169999999999997E-2" table:style-name="ce1">
            <text:p>0.05517</text:p>
          </table:table-cell>
          <table:table-cell office:value-type="float" office:value="4.7201000000000007E-2" table:style-name="ce1">
            <text:p>0.047201</text:p>
          </table:table-cell>
          <table:table-cell table:number-columns-repeated="1635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0.1234695" table:formula="of:=0.5775*[.U45]" table:style-name="ce1">
            <text:p>0.1234695</text:p>
          </table:table-cell>
          <table:table-cell office:value-type="float" office:value="0.12150966666666667" table:style-name="ce1">
            <text:p>0.121509667</text:p>
          </table:table-cell>
          <table:table-cell office:value-type="float" office:value="0.11759" table:style-name="ce1">
            <text:p>0.11759</text:p>
          </table:table-cell>
          <table:table-cell office:value-type="float" office:value="0.11367033333333332" table:style-name="ce1">
            <text:p>0.113670333</text:p>
          </table:table-cell>
          <table:table-cell office:value-type="float" office:value="0.11563016666666667" table:style-name="ce1">
            <text:p>0.115630167</text:p>
          </table:table-cell>
          <table:table-cell office:value-type="float" office:value="0.12738916666666666" table:style-name="ce1">
            <text:p>0.127389167</text:p>
          </table:table-cell>
          <table:table-cell office:value-type="float" office:value="0.14110800000000001" table:style-name="ce1">
            <text:p>0.141108</text:p>
          </table:table-cell>
          <table:table-cell office:value-type="float" office:value="0.16658583333333332" table:style-name="ce1">
            <text:p>0.166585833</text:p>
          </table:table-cell>
          <table:table-cell office:value-type="float" office:value="0.18618416666666665" table:style-name="ce1">
            <text:p>0.186184167</text:p>
          </table:table-cell>
          <table:table-cell office:value-type="float" office:value="0.19402349999999999" table:style-name="ce1">
            <text:p>0.1940235</text:p>
          </table:table-cell>
          <table:table-cell office:value-type="float" office:value="0.19598333333333331" table:style-name="ce1">
            <text:p>0.195983333</text:p>
          </table:table-cell>
          <table:table-cell office:value-type="float" office:value="0.19402349999999999" table:style-name="ce1">
            <text:p>0.1940235</text:p>
          </table:table-cell>
          <table:table-cell office:value-type="float" office:value="0.1822645" table:style-name="ce1">
            <text:p>0.1822645</text:p>
          </table:table-cell>
          <table:table-cell office:value-type="float" office:value="0.18030466666666667" table:style-name="ce1">
            <text:p>0.180304667</text:p>
          </table:table-cell>
          <table:table-cell office:value-type="float" office:value="0.17638499999999999" table:style-name="ce1">
            <text:p>0.176385</text:p>
          </table:table-cell>
          <table:table-cell office:value-type="float" office:value="0.17246533333333333" table:style-name="ce1">
            <text:p>0.172465333</text:p>
          </table:table-cell>
          <table:table-cell office:value-type="float" office:value="0.17816666666666667" table:style-name="ce1">
            <text:p>0.178166667</text:p>
          </table:table-cell>
          <table:table-cell office:value-type="float" office:value="0.19598333333333331" table:style-name="ce1">
            <text:p>0.195983333</text:p>
          </table:table-cell>
          <table:table-cell office:value-type="float" office:value="0.21023666666666663" table:style-name="ce1">
            <text:p>0.210236667</text:p>
          </table:table-cell>
          <table:table-cell office:value-type="float" office:value="0.21379999999999999" table:style-name="ce1">
            <text:p>0.2138</text:p>
          </table:table-cell>
          <table:table-cell office:value-type="float" office:value="0.20845499999999997" table:style-name="ce1">
            <text:p>0.208455</text:p>
          </table:table-cell>
          <table:table-cell office:value-type="float" office:value="0.18707499999999999" table:style-name="ce1">
            <text:p>0.187075</text:p>
          </table:table-cell>
          <table:table-cell office:value-type="float" office:value="0.16034999999999999" table:style-name="ce1">
            <text:p>0.16035</text:p>
          </table:table-cell>
          <table:table-cell office:value-type="float" office:value="0.13718833333333333" table:style-name="ce1">
            <text:p>0.137188333</text:p>
          </table:table-cell>
          <table:table-cell table:number-columns-repeated="1635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8.9397000000000001E-3" table:formula="of:=0.5775*[.U46]" table:style-name="ce1">
            <text:p>0.0089397</text:p>
          </table:table-cell>
          <table:table-cell office:value-type="float" office:value="8.7978000000000015E-3" table:style-name="ce1">
            <text:p>0.0087978</text:p>
          </table:table-cell>
          <table:table-cell office:value-type="float" office:value="8.5140000000000007E-3" table:style-name="ce1">
            <text:p>0.008514</text:p>
          </table:table-cell>
          <table:table-cell office:value-type="float" office:value="8.2302E-3" table:style-name="ce1">
            <text:p>0.0082302</text:p>
          </table:table-cell>
          <table:table-cell office:value-type="float" office:value="8.3721000000000004E-3" table:style-name="ce1">
            <text:p>0.0083721</text:p>
          </table:table-cell>
          <table:table-cell office:value-type="float" office:value="9.2235000000000008E-3" table:style-name="ce1">
            <text:p>0.0092235</text:p>
          </table:table-cell>
          <table:table-cell office:value-type="float" office:value="1.0216800000000002E-2" table:style-name="ce1">
            <text:p>0.0102168</text:p>
          </table:table-cell>
          <table:table-cell office:value-type="float" office:value="1.2061500000000001E-2" table:style-name="ce1">
            <text:p>0.0120615</text:p>
          </table:table-cell>
          <table:table-cell office:value-type="float" office:value="1.3480500000000001E-2" table:style-name="ce1">
            <text:p>0.0134805</text:p>
          </table:table-cell>
          <table:table-cell office:value-type="float" office:value="1.4048100000000001E-2" table:style-name="ce1">
            <text:p>0.0140481</text:p>
          </table:table-cell>
          <table:table-cell office:value-type="float" office:value="1.4189999999999999E-2" table:style-name="ce1">
            <text:p>0.01419</text:p>
          </table:table-cell>
          <table:table-cell office:value-type="float" office:value="1.4048100000000001E-2" table:style-name="ce1">
            <text:p>0.0140481</text:p>
          </table:table-cell>
          <table:table-cell office:value-type="float" office:value="1.31967E-2" table:style-name="ce1">
            <text:p>0.0131967</text:p>
          </table:table-cell>
          <table:table-cell office:value-type="float" office:value="1.3054800000000002E-2" table:style-name="ce1">
            <text:p>0.0130548</text:p>
          </table:table-cell>
          <table:table-cell office:value-type="float" office:value="1.2770999999999999E-2" table:style-name="ce1">
            <text:p>0.012771</text:p>
          </table:table-cell>
          <table:table-cell office:value-type="float" office:value="1.24872E-2" table:style-name="ce1">
            <text:p>0.0124872</text:p>
          </table:table-cell>
          <table:table-cell office:value-type="float" office:value="1.2900000000000002E-2" table:style-name="ce1">
            <text:p>0.0129</text:p>
          </table:table-cell>
          <table:table-cell office:value-type="float" office:value="1.4189999999999999E-2" table:style-name="ce1">
            <text:p>0.01419</text:p>
          </table:table-cell>
          <table:table-cell office:value-type="float" office:value="1.5221999999999998E-2" table:style-name="ce1">
            <text:p>0.015222</text:p>
          </table:table-cell>
          <table:table-cell office:value-type="float" office:value="1.5480000000000001E-2" table:style-name="ce1">
            <text:p>0.01548</text:p>
          </table:table-cell>
          <table:table-cell office:value-type="float" office:value="1.5093000000000001E-2" table:style-name="ce1">
            <text:p>0.015093</text:p>
          </table:table-cell>
          <table:table-cell office:value-type="float" office:value="1.3545000000000001E-2" table:style-name="ce1">
            <text:p>0.013545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9.9330000000000009E-3" table:style-name="ce1">
            <text:p>0.009933</text:p>
          </table:table-cell>
          <table:table-cell table:number-columns-repeated="1635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4.6488750000000002E-2" table:formula="of:=0.5775*[.U47]" table:style-name="ce1">
            <text:p>0.04648875</text:p>
          </table:table-cell>
          <table:table-cell office:value-type="float" office:value="4.5750833333333338E-2" table:style-name="ce1">
            <text:p>0.045750833</text:p>
          </table:table-cell>
          <table:table-cell office:value-type="float" office:value="4.4275000000000002E-2" table:style-name="ce1">
            <text:p>0.044275</text:p>
          </table:table-cell>
          <table:table-cell office:value-type="float" office:value="4.2799166666666666E-2" table:style-name="ce1">
            <text:p>0.042799167</text:p>
          </table:table-cell>
          <table:table-cell office:value-type="float" office:value="4.3537083333333337E-2" table:style-name="ce1">
            <text:p>0.043537083</text:p>
          </table:table-cell>
          <table:table-cell office:value-type="float" office:value="4.7964583333333331E-2" table:style-name="ce1">
            <text:p>0.047964583</text:p>
          </table:table-cell>
          <table:table-cell office:value-type="float" office:value="5.3130000000000004E-2" table:style-name="ce1">
            <text:p>0.05313</text:p>
          </table:table-cell>
          <table:table-cell office:value-type="float" office:value="6.272291666666667E-2" table:style-name="ce1">
            <text:p>0.062722917</text:p>
          </table:table-cell>
          <table:table-cell office:value-type="float" office:value="7.0102083333333343E-2" table:style-name="ce1">
            <text:p>0.070102083</text:p>
          </table:table-cell>
          <table:table-cell office:value-type="float" office:value="7.3053750000000001E-2" table:style-name="ce1">
            <text:p>0.07305375</text:p>
          </table:table-cell>
          <table:table-cell office:value-type="float" office:value="7.3791666666666672E-2" table:style-name="ce1">
            <text:p>0.073791667</text:p>
          </table:table-cell>
          <table:table-cell office:value-type="float" office:value="7.3053750000000001E-2" table:style-name="ce1">
            <text:p>0.07305375</text:p>
          </table:table-cell>
          <table:table-cell office:value-type="float" office:value="6.862625E-2" table:style-name="ce1">
            <text:p>0.06862625</text:p>
          </table:table-cell>
          <table:table-cell office:value-type="float" office:value="6.7888333333333342E-2" table:style-name="ce1">
            <text:p>0.067888333</text:p>
          </table:table-cell>
          <table:table-cell office:value-type="float" office:value="6.6412499999999999E-2" table:style-name="ce1">
            <text:p>0.0664125</text:p>
          </table:table-cell>
          <table:table-cell office:value-type="float" office:value="6.493666666666667E-2" table:style-name="ce1">
            <text:p>0.064936667</text:p>
          </table:table-cell>
          <table:table-cell office:value-type="float" office:value="6.7083333333333342E-2" table:style-name="ce1">
            <text:p>0.067083333</text:p>
          </table:table-cell>
          <table:table-cell office:value-type="float" office:value="7.3791666666666672E-2" table:style-name="ce1">
            <text:p>0.073791667</text:p>
          </table:table-cell>
          <table:table-cell office:value-type="float" office:value="7.9158333333333317E-2" table:style-name="ce1">
            <text:p>0.079158333</text:p>
          </table:table-cell>
          <table:table-cell office:value-type="float" office:value="8.0500000000000002E-2" table:style-name="ce1">
            <text:p>0.0805</text:p>
          </table:table-cell>
          <table:table-cell office:value-type="float" office:value="7.8487500000000002E-2" table:style-name="ce1">
            <text:p>0.0784875</text:p>
          </table:table-cell>
          <table:table-cell office:value-type="float" office:value="7.04375E-2" table:style-name="ce1">
            <text:p>0.0704375</text:p>
          </table:table-cell>
          <table:table-cell office:value-type="float" office:value="6.0374999999999998E-2" table:style-name="ce1">
            <text:p>0.060375</text:p>
          </table:table-cell>
          <table:table-cell office:value-type="float" office:value="5.1654166666666675E-2" table:style-name="ce1">
            <text:p>0.051654167</text:p>
          </table:table-cell>
          <table:table-cell table:number-columns-repeated="1635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8.872132499999999E-2" table:formula="of:=0.5775*[.U48]" table:style-name="ce1">
            <text:p>0.088721325</text:p>
          </table:table-cell>
          <table:table-cell office:value-type="float" office:value="8.7313050000000003E-2" table:style-name="ce1">
            <text:p>0.08731305</text:p>
          </table:table-cell>
          <table:table-cell office:value-type="float" office:value="8.4496500000000002E-2" table:style-name="ce1">
            <text:p>0.0844965</text:p>
          </table:table-cell>
          <table:table-cell office:value-type="float" office:value="8.1679949999999987E-2" table:style-name="ce1">
            <text:p>0.08167995</text:p>
          </table:table-cell>
          <table:table-cell office:value-type="float" office:value="8.3088225000000002E-2" table:style-name="ce1">
            <text:p>0.083088225</text:p>
          </table:table-cell>
          <table:table-cell office:value-type="float" office:value="9.1537874999999991E-2" table:style-name="ce1">
            <text:p>0.091537875</text:p>
          </table:table-cell>
          <table:table-cell office:value-type="float" office:value="0.10139579999999999" table:style-name="ce1">
            <text:p>0.1013958</text:p>
          </table:table-cell>
          <table:table-cell office:value-type="float" office:value="0.11970337499999999" table:style-name="ce1">
            <text:p>0.119703375</text:p>
          </table:table-cell>
          <table:table-cell office:value-type="float" office:value="0.13378612500000001" table:style-name="ce1">
            <text:p>0.133786125</text:p>
          </table:table-cell>
          <table:table-cell office:value-type="float" office:value="0.13941922499999998" table:style-name="ce1">
            <text:p>0.139419225</text:p>
          </table:table-cell>
          <table:table-cell office:value-type="float" office:value="0.14082749999999999" table:style-name="ce1">
            <text:p>0.1408275</text:p>
          </table:table-cell>
          <table:table-cell office:value-type="float" office:value="0.13941922499999998" table:style-name="ce1">
            <text:p>0.139419225</text:p>
          </table:table-cell>
          <table:table-cell office:value-type="float" office:value="0.130969575" table:style-name="ce1">
            <text:p>0.130969575</text:p>
          </table:table-cell>
          <table:table-cell office:value-type="float" office:value="0.12956129999999999" table:style-name="ce1">
            <text:p>0.1295613</text:p>
          </table:table-cell>
          <table:table-cell office:value-type="float" office:value="0.12674474999999999" table:style-name="ce1">
            <text:p>0.12674475</text:p>
          </table:table-cell>
          <table:table-cell office:value-type="float" office:value="0.12392819999999999" table:style-name="ce1">
            <text:p>0.1239282</text:p>
          </table:table-cell>
          <table:table-cell office:value-type="float" office:value="0.128025" table:style-name="ce1">
            <text:p>0.128025</text:p>
          </table:table-cell>
          <table:table-cell office:value-type="float" office:value="0.14082749999999999" table:style-name="ce1">
            <text:p>0.1408275</text:p>
          </table:table-cell>
          <table:table-cell office:value-type="float" office:value="0.15106949999999997" table:style-name="ce1">
            <text:p>0.1510695</text:p>
          </table:table-cell>
          <table:table-cell office:value-type="float" office:value="0.15362999999999999" table:style-name="ce1">
            <text:p>0.15363</text:p>
          </table:table-cell>
          <table:table-cell office:value-type="float" office:value="0.14978924999999998" table:style-name="ce1">
            <text:p>0.14978925</text:p>
          </table:table-cell>
          <table:table-cell office:value-type="float" office:value="0.13442625" table:style-name="ce1">
            <text:p>0.13442625</text:p>
          </table:table-cell>
          <table:table-cell office:value-type="float" office:value="0.11522249999999999" table:style-name="ce1">
            <text:p>0.1152225</text:p>
          </table:table-cell>
          <table:table-cell office:value-type="float" office:value="9.8579250000000007E-2" table:style-name="ce1">
            <text:p>0.09857925</text:p>
          </table:table-cell>
          <table:table-cell table:number-columns-repeated="1635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5.0306025000000004E-2" table:formula="of:=0.5775*[.U49]" table:style-name="ce1">
            <text:p>0.050306025</text:p>
          </table:table-cell>
          <table:table-cell office:value-type="float" office:value="4.9507516666666675E-2" table:style-name="ce1">
            <text:p>0.049507517</text:p>
          </table:table-cell>
          <table:table-cell office:value-type="float" office:value="4.7910500000000009E-2" table:style-name="ce1">
            <text:p>0.0479105</text:p>
          </table:table-cell>
          <table:table-cell office:value-type="float" office:value="4.6313483333333336E-2" table:style-name="ce1">
            <text:p>0.046313483</text:p>
          </table:table-cell>
          <table:table-cell office:value-type="float" office:value="4.7111991666666672E-2" table:style-name="ce1">
            <text:p>0.047111992</text:p>
          </table:table-cell>
          <table:table-cell office:value-type="float" office:value="5.190304166666667E-2" table:style-name="ce1">
            <text:p>0.051903042</text:p>
          </table:table-cell>
          <table:table-cell office:value-type="float" office:value="5.7492600000000005E-2" table:style-name="ce1">
            <text:p>0.0574926</text:p>
          </table:table-cell>
          <table:table-cell office:value-type="float" office:value="6.7873208333333337E-2" table:style-name="ce1">
            <text:p>0.067873208</text:p>
          </table:table-cell>
          <table:table-cell office:value-type="float" office:value="7.5858291666666675E-2" table:style-name="ce1">
            <text:p>0.075858292</text:p>
          </table:table-cell>
          <table:table-cell office:value-type="float" office:value="7.9052325000000007E-2" table:style-name="ce1">
            <text:p>0.079052325</text:p>
          </table:table-cell>
          <table:table-cell office:value-type="float" office:value="7.9850833333333343E-2" table:style-name="ce1">
            <text:p>0.079850833</text:p>
          </table:table-cell>
          <table:table-cell office:value-type="float" office:value="7.9052325000000007E-2" table:style-name="ce1">
            <text:p>0.079052325</text:p>
          </table:table-cell>
          <table:table-cell office:value-type="float" office:value="7.4261275000000015E-2" table:style-name="ce1">
            <text:p>0.074261275</text:p>
          </table:table-cell>
          <table:table-cell office:value-type="float" office:value="7.3462766666666679E-2" table:style-name="ce1">
            <text:p>0.073462767</text:p>
          </table:table-cell>
          <table:table-cell office:value-type="float" office:value="7.1865750000000006E-2" table:style-name="ce1">
            <text:p>0.07186575</text:p>
          </table:table-cell>
          <table:table-cell office:value-type="float" office:value="7.0268733333333333E-2" table:style-name="ce1">
            <text:p>0.070268733</text:p>
          </table:table-cell>
          <table:table-cell office:value-type="float" office:value="7.2591666666666679E-2" table:style-name="ce1">
            <text:p>0.072591667</text:p>
          </table:table-cell>
          <table:table-cell office:value-type="float" office:value="7.9850833333333343E-2" table:style-name="ce1">
            <text:p>0.079850833</text:p>
          </table:table-cell>
          <table:table-cell office:value-type="float" office:value="8.565816666666666E-2" table:style-name="ce1">
            <text:p>0.085658167</text:p>
          </table:table-cell>
          <table:table-cell office:value-type="float" office:value="8.7110000000000007E-2" table:style-name="ce1">
            <text:p>0.08711</text:p>
          </table:table-cell>
          <table:table-cell office:value-type="float" office:value="8.4932250000000001E-2" table:style-name="ce1">
            <text:p>0.08493225</text:p>
          </table:table-cell>
          <table:table-cell office:value-type="float" office:value="7.6221250000000004E-2" table:style-name="ce1">
            <text:p>0.07622125</text:p>
          </table:table-cell>
          <table:table-cell office:value-type="float" office:value="6.5332500000000002E-2" table:style-name="ce1">
            <text:p>0.0653325</text:p>
          </table:table-cell>
          <table:table-cell office:value-type="float" office:value="5.5895583333333346E-2" table:style-name="ce1">
            <text:p>0.055895583</text:p>
          </table:table-cell>
          <table:table-cell table:number-columns-repeated="1635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0.120680175" table:formula="of:=0.5775*[.U50]" table:style-name="ce1">
            <text:p>0.120680175</text:p>
          </table:table-cell>
          <table:table-cell office:value-type="float" office:value="0.11876461666666667" table:style-name="ce1">
            <text:p>0.118764617</text:p>
          </table:table-cell>
          <table:table-cell office:value-type="float" office:value="0.11493350000000001" table:style-name="ce1">
            <text:p>0.1149335</text:p>
          </table:table-cell>
          <table:table-cell office:value-type="float" office:value="0.11110238333333332" table:style-name="ce1">
            <text:p>0.111102383</text:p>
          </table:table-cell>
          <table:table-cell office:value-type="float" office:value="0.11301794166666668" table:style-name="ce1">
            <text:p>0.113017942</text:p>
          </table:table-cell>
          <table:table-cell office:value-type="float" office:value="0.12451129166666666" table:style-name="ce1">
            <text:p>0.124511292</text:p>
          </table:table-cell>
          <table:table-cell office:value-type="float" office:value="0.13792019999999999" table:style-name="ce1">
            <text:p>0.1379202</text:p>
          </table:table-cell>
          <table:table-cell office:value-type="float" office:value="0.16282245833333334" table:style-name="ce1">
            <text:p>0.162822458</text:p>
          </table:table-cell>
          <table:table-cell office:value-type="float" office:value="0.18197804166666667" table:style-name="ce1">
            <text:p>0.181978042</text:p>
          </table:table-cell>
          <table:table-cell office:value-type="float" office:value="0.189640275" table:style-name="ce1">
            <text:p>0.189640275</text:p>
          </table:table-cell>
          <table:table-cell office:value-type="float" office:value="0.19155583333333331" table:style-name="ce1">
            <text:p>0.191555833</text:p>
          </table:table-cell>
          <table:table-cell office:value-type="float" office:value="0.189640275" table:style-name="ce1">
            <text:p>0.189640275</text:p>
          </table:table-cell>
          <table:table-cell office:value-type="float" office:value="0.17814692500000001" table:style-name="ce1">
            <text:p>0.178146925</text:p>
          </table:table-cell>
          <table:table-cell office:value-type="float" office:value="0.17623136666666667" table:style-name="ce1">
            <text:p>0.176231367</text:p>
          </table:table-cell>
          <table:table-cell office:value-type="float" office:value="0.17240024999999998" table:style-name="ce1">
            <text:p>0.17240025</text:p>
          </table:table-cell>
          <table:table-cell office:value-type="float" office:value="0.16856913333333332" table:style-name="ce1">
            <text:p>0.168569133</text:p>
          </table:table-cell>
          <table:table-cell office:value-type="float" office:value="0.17414166666666667" table:style-name="ce1">
            <text:p>0.174141667</text:p>
          </table:table-cell>
          <table:table-cell office:value-type="float" office:value="0.19155583333333331" table:style-name="ce1">
            <text:p>0.191555833</text:p>
          </table:table-cell>
          <table:table-cell office:value-type="float" office:value="0.20548716666666661" table:style-name="ce1">
            <text:p>0.205487167</text:p>
          </table:table-cell>
          <table:table-cell office:value-type="float" office:value="0.20896999999999999" table:style-name="ce1">
            <text:p>0.20897</text:p>
          </table:table-cell>
          <table:table-cell office:value-type="float" office:value="0.20374574999999998" table:style-name="ce1">
            <text:p>0.20374575</text:p>
          </table:table-cell>
          <table:table-cell office:value-type="float" office:value="0.18284875" table:style-name="ce1">
            <text:p>0.18284875</text:p>
          </table:table-cell>
          <table:table-cell office:value-type="float" office:value="0.15672749999999999" table:style-name="ce1">
            <text:p>0.1567275</text:p>
          </table:table-cell>
          <table:table-cell office:value-type="float" office:value="0.13408908333333333" table:style-name="ce1">
            <text:p>0.134089083</text:p>
          </table:table-cell>
          <table:table-cell table:number-columns-repeated="1635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5.4181050000000001E-2" table:formula="of:=0.5775*[.U51]" table:style-name="ce1">
            <text:p>0.05418105</text:p>
          </table:table-cell>
          <table:table-cell office:value-type="float" office:value="5.3321033333333337E-2" table:style-name="ce1">
            <text:p>0.053321033</text:p>
          </table:table-cell>
          <table:table-cell office:value-type="float" office:value="5.1601000000000008E-2" table:style-name="ce1">
            <text:p>0.051601</text:p>
          </table:table-cell>
          <table:table-cell office:value-type="float" office:value="4.9880966666666665E-2" table:style-name="ce1">
            <text:p>0.049880967</text:p>
          </table:table-cell>
          <table:table-cell office:value-type="float" office:value="5.0740983333333337E-2" table:style-name="ce1">
            <text:p>0.050740983</text:p>
          </table:table-cell>
          <table:table-cell office:value-type="float" office:value="5.590108333333333E-2" table:style-name="ce1">
            <text:p>0.055901083</text:p>
          </table:table-cell>
          <table:table-cell office:value-type="float" office:value="6.1921200000000003E-2" table:style-name="ce1">
            <text:p>0.0619212</text:p>
          </table:table-cell>
          <table:table-cell office:value-type="float" office:value="7.3101416666666669E-2" table:style-name="ce1">
            <text:p>0.073101417</text:p>
          </table:table-cell>
          <table:table-cell office:value-type="float" office:value="8.1701583333333341E-2" table:style-name="ce1">
            <text:p>0.081701583</text:p>
          </table:table-cell>
          <table:table-cell office:value-type="float" office:value="8.5141649999999999E-2" table:style-name="ce1">
            <text:p>0.08514165</text:p>
          </table:table-cell>
          <table:table-cell office:value-type="float" office:value="8.6001666666666671E-2" table:style-name="ce1">
            <text:p>0.086001667</text:p>
          </table:table-cell>
          <table:table-cell office:value-type="float" office:value="8.5141649999999999E-2" table:style-name="ce1">
            <text:p>0.08514165</text:p>
          </table:table-cell>
          <table:table-cell office:value-type="float" office:value="7.9981549999999998E-2" table:style-name="ce1">
            <text:p>0.07998155</text:p>
          </table:table-cell>
          <table:table-cell office:value-type="float" office:value="7.9121533333333341E-2" table:style-name="ce1">
            <text:p>0.079121533</text:p>
          </table:table-cell>
          <table:table-cell office:value-type="float" office:value="7.7401499999999998E-2" table:style-name="ce1">
            <text:p>0.0774015</text:p>
          </table:table-cell>
          <table:table-cell office:value-type="float" office:value="7.5681466666666669E-2" table:style-name="ce1">
            <text:p>0.075681467</text:p>
          </table:table-cell>
          <table:table-cell office:value-type="float" office:value="7.8183333333333341E-2" table:style-name="ce1">
            <text:p>0.078183333</text:p>
          </table:table-cell>
          <table:table-cell office:value-type="float" office:value="8.6001666666666671E-2" table:style-name="ce1">
            <text:p>0.086001667</text:p>
          </table:table-cell>
          <table:table-cell office:value-type="float" office:value="9.2256333333333315E-2" table:style-name="ce1">
            <text:p>0.092256333</text:p>
          </table:table-cell>
          <table:table-cell office:value-type="float" office:value="9.3820000000000001E-2" table:style-name="ce1">
            <text:p>0.09382</text:p>
          </table:table-cell>
          <table:table-cell office:value-type="float" office:value="9.14745E-2" table:style-name="ce1">
            <text:p>0.0914745</text:p>
          </table:table-cell>
          <table:table-cell office:value-type="float" office:value="8.2092499999999999E-2" table:style-name="ce1">
            <text:p>0.0820925</text:p>
          </table:table-cell>
          <table:table-cell office:value-type="float" office:value="7.0364999999999997E-2" table:style-name="ce1">
            <text:p>0.070365</text:p>
          </table:table-cell>
          <table:table-cell office:value-type="float" office:value="6.0201166666666674E-2" table:style-name="ce1">
            <text:p>0.060201167</text:p>
          </table:table-cell>
          <table:table-cell table:number-columns-repeated="1635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5.8558500000000001E-3" table:formula="of:=0.5775*[.U52]" table:style-name="ce1">
            <text:p>0.00585585</text:p>
          </table:table-cell>
          <table:table-cell office:value-type="float" office:value="5.7629000000000005E-3" table:style-name="ce1">
            <text:p>0.0057629</text:p>
          </table:table-cell>
          <table:table-cell office:value-type="float" office:value="5.5770000000000004E-3" table:style-name="ce1">
            <text:p>0.005577</text:p>
          </table:table-cell>
          <table:table-cell office:value-type="float" office:value="5.3910999999999994E-3" table:style-name="ce1">
            <text:p>0.0053911</text:p>
          </table:table-cell>
          <table:table-cell office:value-type="float" office:value="5.4840500000000007E-3" table:style-name="ce1">
            <text:p>0.00548405</text:p>
          </table:table-cell>
          <table:table-cell office:value-type="float" office:value="6.0417499999999994E-3" table:style-name="ce1">
            <text:p>0.00604175</text:p>
          </table:table-cell>
          <table:table-cell office:value-type="float" office:value="6.6924000000000003E-3" table:style-name="ce1">
            <text:p>0.0066924</text:p>
          </table:table-cell>
          <table:table-cell office:value-type="float" office:value="7.9007499999999998E-3" table:style-name="ce1">
            <text:p>0.00790075</text:p>
          </table:table-cell>
          <table:table-cell office:value-type="float" office:value="8.8302499999999996E-3" table:style-name="ce1">
            <text:p>0.00883025</text:p>
          </table:table-cell>
          <table:table-cell office:value-type="float" office:value="9.2020499999999998E-3" table:style-name="ce1">
            <text:p>0.00920205</text:p>
          </table:table-cell>
          <table:table-cell office:value-type="float" office:value="9.2949999999999994E-3" table:style-name="ce1">
            <text:p>0.009295</text:p>
          </table:table-cell>
          <table:table-cell office:value-type="float" office:value="9.2020499999999998E-3" table:style-name="ce1">
            <text:p>0.00920205</text:p>
          </table:table-cell>
          <table:table-cell office:value-type="float" office:value="8.6443500000000003E-3" table:style-name="ce1">
            <text:p>0.00864435</text:p>
          </table:table-cell>
          <table:table-cell office:value-type="float" office:value="8.5514000000000007E-3" table:style-name="ce1">
            <text:p>0.0085514</text:p>
          </table:table-cell>
          <table:table-cell office:value-type="float" office:value="8.3654999999999997E-3" table:style-name="ce1">
            <text:p>0.0083655</text:p>
          </table:table-cell>
          <table:table-cell office:value-type="float" office:value="8.1795999999999987E-3" table:style-name="ce1">
            <text:p>0.0081796</text:p>
          </table:table-cell>
          <table:table-cell office:value-type="float" office:value="8.4500000000000009E-3" table:style-name="ce1">
            <text:p>0.00845</text:p>
          </table:table-cell>
          <table:table-cell office:value-type="float" office:value="9.2949999999999994E-3" table:style-name="ce1">
            <text:p>0.009295</text:p>
          </table:table-cell>
          <table:table-cell office:value-type="float" office:value="9.9709999999999972E-3" table:style-name="ce1">
            <text:p>0.009971</text:p>
          </table:table-cell>
          <table:table-cell office:value-type="float" office:value="1.014E-2" table:style-name="ce1">
            <text:p>0.01014</text:p>
          </table:table-cell>
          <table:table-cell office:value-type="float" office:value="9.8864999999999995E-3" table:style-name="ce1">
            <text:p>0.0098865</text:p>
          </table:table-cell>
          <table:table-cell office:value-type="float" office:value="8.8725000000000002E-3" table:style-name="ce1">
            <text:p>0.0088725</text:p>
          </table:table-cell>
          <table:table-cell office:value-type="float" office:value="7.6049999999999998E-3" table:style-name="ce1">
            <text:p>0.007605</text:p>
          </table:table-cell>
          <table:table-cell office:value-type="float" office:value="6.5065000000000001E-3" table:style-name="ce1">
            <text:p>0.0065065</text:p>
          </table:table-cell>
          <table:table-cell table:number-columns-repeated="1635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5.6121450000000003E-2" table:formula="of:=0.5775*[.U53]" table:style-name="ce1">
            <text:p>0.05612145</text:p>
          </table:table-cell>
          <table:table-cell office:value-type="float" office:value="5.5230633333333334E-2" table:style-name="ce1">
            <text:p>0.055230633</text:p>
          </table:table-cell>
          <table:table-cell office:value-type="float" office:value="5.3449000000000003E-2" table:style-name="ce1">
            <text:p>0.053449</text:p>
          </table:table-cell>
          <table:table-cell office:value-type="float" office:value="5.1667366666666666E-2" table:style-name="ce1">
            <text:p>0.051667367</text:p>
          </table:table-cell>
          <table:table-cell office:value-type="float" office:value="5.2558183333333341E-2" table:style-name="ce1">
            <text:p>0.052558183</text:p>
          </table:table-cell>
          <table:table-cell office:value-type="float" office:value="5.7903083333333334E-2" table:style-name="ce1">
            <text:p>0.057903083</text:p>
          </table:table-cell>
          <table:table-cell office:value-type="float" office:value="6.413880000000001E-2" table:style-name="ce1">
            <text:p>0.0641388</text:p>
          </table:table-cell>
          <table:table-cell office:value-type="float" office:value="7.5719416666666664E-2" table:style-name="ce1">
            <text:p>0.075719417</text:p>
          </table:table-cell>
          <table:table-cell office:value-type="float" office:value="8.4627583333333339E-2" table:style-name="ce1">
            <text:p>0.084627583</text:p>
          </table:table-cell>
          <table:table-cell office:value-type="float" office:value="8.8190850000000001E-2" table:style-name="ce1">
            <text:p>0.08819085</text:p>
          </table:table-cell>
          <table:table-cell office:value-type="float" office:value="8.908166666666667E-2" table:style-name="ce1">
            <text:p>0.089081667</text:p>
          </table:table-cell>
          <table:table-cell office:value-type="float" office:value="8.8190850000000001E-2" table:style-name="ce1">
            <text:p>0.08819085</text:p>
          </table:table-cell>
          <table:table-cell office:value-type="float" office:value="8.2845950000000002E-2" table:style-name="ce1">
            <text:p>0.08284595</text:p>
          </table:table-cell>
          <table:table-cell office:value-type="float" office:value="8.1955133333333346E-2" table:style-name="ce1">
            <text:p>0.081955133</text:p>
          </table:table-cell>
          <table:table-cell office:value-type="float" office:value="8.0173499999999995E-2" table:style-name="ce1">
            <text:p>0.0801735</text:p>
          </table:table-cell>
          <table:table-cell office:value-type="float" office:value="7.8391866666666671E-2" table:style-name="ce1">
            <text:p>0.078391867</text:p>
          </table:table-cell>
          <table:table-cell office:value-type="float" office:value="8.0983333333333338E-2" table:style-name="ce1">
            <text:p>0.080983333</text:p>
          </table:table-cell>
          <table:table-cell office:value-type="float" office:value="8.908166666666667E-2" table:style-name="ce1">
            <text:p>0.089081667</text:p>
          </table:table-cell>
          <table:table-cell office:value-type="float" office:value="9.5560333333333317E-2" table:style-name="ce1">
            <text:p>0.095560333</text:p>
          </table:table-cell>
          <table:table-cell office:value-type="float" office:value="9.7180000000000002E-2" table:style-name="ce1">
            <text:p>0.09718</text:p>
          </table:table-cell>
          <table:table-cell office:value-type="float" office:value="9.4750500000000001E-2" table:style-name="ce1">
            <text:p>0.0947505</text:p>
          </table:table-cell>
          <table:table-cell office:value-type="float" office:value="8.5032499999999997E-2" table:style-name="ce1">
            <text:p>0.0850325</text:p>
          </table:table-cell>
          <table:table-cell office:value-type="float" office:value="7.2885000000000005E-2" table:style-name="ce1">
            <text:p>0.072885</text:p>
          </table:table-cell>
          <table:table-cell office:value-type="float" office:value="6.2357166666666672E-2" table:style-name="ce1">
            <text:p>0.062357167</text:p>
          </table:table-cell>
          <table:table-cell table:number-columns-repeated="1635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3.1248524999999999E-2" table:formula="of:=0.5775*[.U54]" table:style-name="ce1">
            <text:p>0.031248525</text:p>
          </table:table-cell>
          <table:table-cell office:value-type="float" office:value="3.0752516666666667E-2" table:style-name="ce1">
            <text:p>0.030752517</text:p>
          </table:table-cell>
          <table:table-cell office:value-type="float" office:value="2.9760500000000002E-2" table:style-name="ce1">
            <text:p>0.0297605</text:p>
          </table:table-cell>
          <table:table-cell office:value-type="float" office:value="2.8768483333333331E-2" table:style-name="ce1">
            <text:p>0.028768483</text:p>
          </table:table-cell>
          <table:table-cell office:value-type="float" office:value="2.926449166666667E-2" table:style-name="ce1">
            <text:p>0.029264492</text:p>
          </table:table-cell>
          <table:table-cell office:value-type="float" office:value="3.2240541666666664E-2" table:style-name="ce1">
            <text:p>0.032240542</text:p>
          </table:table-cell>
          <table:table-cell office:value-type="float" office:value="3.5712600000000004E-2" table:style-name="ce1">
            <text:p>0.0357126</text:p>
          </table:table-cell>
          <table:table-cell office:value-type="float" office:value="4.2160708333333331E-2" table:style-name="ce1">
            <text:p>0.042160708</text:p>
          </table:table-cell>
          <table:table-cell office:value-type="float" office:value="4.7120791666666668E-2" table:style-name="ce1">
            <text:p>0.047120792</text:p>
          </table:table-cell>
          <table:table-cell office:value-type="float" office:value="4.9104824999999998E-2" table:style-name="ce1">
            <text:p>0.049104825</text:p>
          </table:table-cell>
          <table:table-cell office:value-type="float" office:value="4.960083333333333E-2" table:style-name="ce1">
            <text:p>0.049600833</text:p>
          </table:table-cell>
          <table:table-cell office:value-type="float" office:value="4.9104824999999998E-2" table:style-name="ce1">
            <text:p>0.049104825</text:p>
          </table:table-cell>
          <table:table-cell office:value-type="float" office:value="4.6128775000000004E-2" table:style-name="ce1">
            <text:p>0.046128775</text:p>
          </table:table-cell>
          <table:table-cell office:value-type="float" office:value="4.5632766666666665E-2" table:style-name="ce1">
            <text:p>0.045632767</text:p>
          </table:table-cell>
          <table:table-cell office:value-type="float" office:value="4.4640749999999993E-2" table:style-name="ce1">
            <text:p>0.04464075</text:p>
          </table:table-cell>
          <table:table-cell office:value-type="float" office:value="4.3648733333333328E-2" table:style-name="ce1">
            <text:p>0.043648733</text:p>
          </table:table-cell>
          <table:table-cell office:value-type="float" office:value="4.5091666666666669E-2" table:style-name="ce1">
            <text:p>0.045091667</text:p>
          </table:table-cell>
          <table:table-cell office:value-type="float" office:value="4.960083333333333E-2" table:style-name="ce1">
            <text:p>0.049600833</text:p>
          </table:table-cell>
          <table:table-cell office:value-type="float" office:value="5.3208166666666654E-2" table:style-name="ce1">
            <text:p>0.053208167</text:p>
          </table:table-cell>
          <table:table-cell office:value-type="float" office:value="5.4109999999999998E-2" table:style-name="ce1">
            <text:p>0.05411</text:p>
          </table:table-cell>
          <table:table-cell office:value-type="float" office:value="5.2757249999999999E-2" table:style-name="ce1">
            <text:p>0.05275725</text:p>
          </table:table-cell>
          <table:table-cell office:value-type="float" office:value="4.7346249999999999E-2" table:style-name="ce1">
            <text:p>0.04734625</text:p>
          </table:table-cell>
          <table:table-cell office:value-type="float" office:value="4.0582500000000001E-2" table:style-name="ce1">
            <text:p>0.0405825</text:p>
          </table:table-cell>
          <table:table-cell office:value-type="float" office:value="3.4720583333333332E-2" table:style-name="ce1">
            <text:p>0.034720583</text:p>
          </table:table-cell>
          <table:table-cell table:number-columns-repeated="1635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.0891649999999999E-2" table:formula="of:=0.5775*[.U55]" table:style-name="ce1">
            <text:p>0.01089165</text:p>
          </table:table-cell>
          <table:table-cell office:value-type="float" office:value="1.0718766666666666E-2" table:style-name="ce1">
            <text:p>0.010718767</text:p>
          </table:table-cell>
          <table:table-cell office:value-type="float" office:value="1.0373E-2" table:style-name="ce1">
            <text:p>0.010373</text:p>
          </table:table-cell>
          <table:table-cell office:value-type="float" office:value="1.0027233333333331E-2" table:style-name="ce1">
            <text:p>0.010027233</text:p>
          </table:table-cell>
          <table:table-cell office:value-type="float" office:value="1.0200116666666667E-2" table:style-name="ce1">
            <text:p>0.010200117</text:p>
          </table:table-cell>
          <table:table-cell office:value-type="float" office:value="1.1237416666666665E-2" table:style-name="ce1">
            <text:p>0.011237417</text:p>
          </table:table-cell>
          <table:table-cell office:value-type="float" office:value="1.24476E-2" table:style-name="ce1">
            <text:p>0.0124476</text:p>
          </table:table-cell>
          <table:table-cell office:value-type="float" office:value="1.4695083333333333E-2" table:style-name="ce1">
            <text:p>0.014695083</text:p>
          </table:table-cell>
          <table:table-cell office:value-type="float" office:value="1.6423916666666667E-2" table:style-name="ce1">
            <text:p>0.016423917</text:p>
          </table:table-cell>
          <table:table-cell office:value-type="float" office:value="1.7115449999999997E-2" table:style-name="ce1">
            <text:p>0.01711545</text:p>
          </table:table-cell>
          <table:table-cell office:value-type="float" office:value="1.7288333333333333E-2" table:style-name="ce1">
            <text:p>0.017288333</text:p>
          </table:table-cell>
          <table:table-cell office:value-type="float" office:value="1.7115449999999997E-2" table:style-name="ce1">
            <text:p>0.01711545</text:p>
          </table:table-cell>
          <table:table-cell office:value-type="float" office:value="1.6078149999999999E-2" table:style-name="ce1">
            <text:p>0.01607815</text:p>
          </table:table-cell>
          <table:table-cell office:value-type="float" office:value="1.5905266666666668E-2" table:style-name="ce1">
            <text:p>0.015905267</text:p>
          </table:table-cell>
          <table:table-cell office:value-type="float" office:value="1.5559499999999997E-2" table:style-name="ce1">
            <text:p>0.0155595</text:p>
          </table:table-cell>
          <table:table-cell office:value-type="float" office:value="1.5213733333333332E-2" table:style-name="ce1">
            <text:p>0.015213733</text:p>
          </table:table-cell>
          <table:table-cell office:value-type="float" office:value="1.5716666666666667E-2" table:style-name="ce1">
            <text:p>0.015716667</text:p>
          </table:table-cell>
          <table:table-cell office:value-type="float" office:value="1.7288333333333333E-2" table:style-name="ce1">
            <text:p>0.017288333</text:p>
          </table:table-cell>
          <table:table-cell office:value-type="float" office:value="1.8545666666666662E-2" table:style-name="ce1">
            <text:p>0.018545667</text:p>
          </table:table-cell>
          <table:table-cell office:value-type="float" office:value="1.8859999999999998E-2" table:style-name="ce1">
            <text:p>0.01886</text:p>
          </table:table-cell>
          <table:table-cell office:value-type="float" office:value="1.8388499999999999E-2" table:style-name="ce1">
            <text:p>0.0183885</text:p>
          </table:table-cell>
          <table:table-cell office:value-type="float" office:value="1.65025E-2" table:style-name="ce1">
            <text:p>0.0165025</text:p>
          </table:table-cell>
          <table:table-cell office:value-type="float" office:value="1.4144999999999998E-2" table:style-name="ce1">
            <text:p>0.014145</text:p>
          </table:table-cell>
          <table:table-cell office:value-type="float" office:value="1.2101833333333332E-2" table:style-name="ce1">
            <text:p>0.012101833</text:p>
          </table:table-cell>
          <table:table-cell table:number-columns-repeated="1635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5.3199299999999998E-2" table:formula="of:=0.5775*[.U56]" table:style-name="ce1">
            <text:p>0.0531993</text:p>
          </table:table-cell>
          <table:table-cell office:value-type="float" office:value="5.2354866666666666E-2" table:style-name="ce1">
            <text:p>0.052354867</text:p>
          </table:table-cell>
          <table:table-cell office:value-type="float" office:value="5.0666000000000003E-2" table:style-name="ce1">
            <text:p>0.050666</text:p>
          </table:table-cell>
          <table:table-cell office:value-type="float" office:value="4.8977133333333325E-2" table:style-name="ce1">
            <text:p>0.048977133</text:p>
          </table:table-cell>
          <table:table-cell office:value-type="float" office:value="4.9821566666666671E-2" table:style-name="ce1">
            <text:p>0.049821567</text:p>
          </table:table-cell>
          <table:table-cell office:value-type="float" office:value="5.4888166666666661E-2" table:style-name="ce1">
            <text:p>0.054888167</text:p>
          </table:table-cell>
          <table:table-cell office:value-type="float" office:value="6.0799199999999998E-2" table:style-name="ce1">
            <text:p>0.0607992</text:p>
          </table:table-cell>
          <table:table-cell office:value-type="float" office:value="7.1776833333333331E-2" table:style-name="ce1">
            <text:p>0.071776833</text:p>
          </table:table-cell>
          <table:table-cell office:value-type="float" office:value="8.0221166666666663E-2" table:style-name="ce1">
            <text:p>0.080221167</text:p>
          </table:table-cell>
          <table:table-cell office:value-type="float" office:value="8.359889999999999E-2" table:style-name="ce1">
            <text:p>0.0835989</text:p>
          </table:table-cell>
          <table:table-cell office:value-type="float" office:value="8.4443333333333329E-2" table:style-name="ce1">
            <text:p>0.084443333</text:p>
          </table:table-cell>
          <table:table-cell office:value-type="float" office:value="8.359889999999999E-2" table:style-name="ce1">
            <text:p>0.0835989</text:p>
          </table:table-cell>
          <table:table-cell office:value-type="float" office:value="7.8532299999999999E-2" table:style-name="ce1">
            <text:p>0.0785323</text:p>
          </table:table-cell>
          <table:table-cell office:value-type="float" office:value="7.7687866666666661E-2" table:style-name="ce1">
            <text:p>0.077687867</text:p>
          </table:table-cell>
          <table:table-cell office:value-type="float" office:value="7.5998999999999997E-2" table:style-name="ce1">
            <text:p>0.075999</text:p>
          </table:table-cell>
          <table:table-cell office:value-type="float" office:value="7.431013333333332E-2" table:style-name="ce1">
            <text:p>0.074310133</text:p>
          </table:table-cell>
          <table:table-cell office:value-type="float" office:value="7.6766666666666664E-2" table:style-name="ce1">
            <text:p>0.076766667</text:p>
          </table:table-cell>
          <table:table-cell office:value-type="float" office:value="8.4443333333333329E-2" table:style-name="ce1">
            <text:p>0.084443333</text:p>
          </table:table-cell>
          <table:table-cell office:value-type="float" office:value="9.0584666666666647E-2" table:style-name="ce1">
            <text:p>0.090584667</text:p>
          </table:table-cell>
          <table:table-cell office:value-type="float" office:value="9.2119999999999994E-2" table:style-name="ce1">
            <text:p>0.09212</text:p>
          </table:table-cell>
          <table:table-cell office:value-type="float" office:value="8.9816999999999994E-2" table:style-name="ce1">
            <text:p>0.089817</text:p>
          </table:table-cell>
          <table:table-cell office:value-type="float" office:value="8.0604999999999996E-2" table:style-name="ce1">
            <text:p>0.080605</text:p>
          </table:table-cell>
          <table:table-cell office:value-type="float" office:value="6.9089999999999999E-2" table:style-name="ce1">
            <text:p>0.06909</text:p>
          </table:table-cell>
          <table:table-cell office:value-type="float" office:value="5.9110333333333334E-2" table:style-name="ce1">
            <text:p>0.059110333</text:p>
          </table:table-cell>
          <table:table-cell table:number-columns-repeated="1635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5.6843325E-2" table:formula="of:=0.5775*[.U57]" table:style-name="ce1">
            <text:p>0.056843325</text:p>
          </table:table-cell>
          <table:table-cell office:value-type="float" office:value="5.5941050000000006E-2" table:style-name="ce1">
            <text:p>0.05594105</text:p>
          </table:table-cell>
          <table:table-cell office:value-type="float" office:value="5.4136500000000004E-2" table:style-name="ce1">
            <text:p>0.0541365</text:p>
          </table:table-cell>
          <table:table-cell office:value-type="float" office:value="5.2331949999999995E-2" table:style-name="ce1">
            <text:p>0.05233195</text:p>
          </table:table-cell>
          <table:table-cell office:value-type="float" office:value="5.323422500000001E-2" table:style-name="ce1">
            <text:p>0.053234225</text:p>
          </table:table-cell>
          <table:table-cell office:value-type="float" office:value="5.8647875000000002E-2" table:style-name="ce1">
            <text:p>0.058647875</text:p>
          </table:table-cell>
          <table:table-cell office:value-type="float" office:value="6.4963800000000002E-2" table:style-name="ce1">
            <text:p>0.0649638</text:p>
          </table:table-cell>
          <table:table-cell office:value-type="float" office:value="7.6693375000000008E-2" table:style-name="ce1">
            <text:p>0.076693375</text:p>
          </table:table-cell>
          <table:table-cell office:value-type="float" office:value="8.5716125000000004E-2" table:style-name="ce1">
            <text:p>0.085716125</text:p>
          </table:table-cell>
          <table:table-cell office:value-type="float" office:value="8.9325224999999994E-2" table:style-name="ce1">
            <text:p>0.089325225</text:p>
          </table:table-cell>
          <table:table-cell office:value-type="float" office:value="9.0227500000000002E-2" table:style-name="ce1">
            <text:p>0.0902275</text:p>
          </table:table-cell>
          <table:table-cell office:value-type="float" office:value="8.9325224999999994E-2" table:style-name="ce1">
            <text:p>0.089325225</text:p>
          </table:table-cell>
          <table:table-cell office:value-type="float" office:value="8.3911575000000002E-2" table:style-name="ce1">
            <text:p>0.083911575</text:p>
          </table:table-cell>
          <table:table-cell office:value-type="float" office:value="8.3009300000000008E-2" table:style-name="ce1">
            <text:p>0.0830093</text:p>
          </table:table-cell>
          <table:table-cell office:value-type="float" office:value="8.1204749999999992E-2" table:style-name="ce1">
            <text:p>0.08120475</text:p>
          </table:table-cell>
          <table:table-cell office:value-type="float" office:value="7.9400200000000004E-2" table:style-name="ce1">
            <text:p>0.0794002</text:p>
          </table:table-cell>
          <table:table-cell office:value-type="float" office:value="8.2025000000000001E-2" table:style-name="ce1">
            <text:p>0.082025</text:p>
          </table:table-cell>
          <table:table-cell office:value-type="float" office:value="9.0227500000000002E-2" table:style-name="ce1">
            <text:p>0.0902275</text:p>
          </table:table-cell>
          <table:table-cell office:value-type="float" office:value="9.6789499999999987E-2" table:style-name="ce1">
            <text:p>0.0967895</text:p>
          </table:table-cell>
          <table:table-cell office:value-type="float" office:value="9.8430000000000004E-2" table:style-name="ce1">
            <text:p>0.09843</text:p>
          </table:table-cell>
          <table:table-cell office:value-type="float" office:value="9.5969250000000006E-2" table:style-name="ce1">
            <text:p>0.09596925</text:p>
          </table:table-cell>
          <table:table-cell office:value-type="float" office:value="8.6126250000000001E-2" table:style-name="ce1">
            <text:p>0.08612625</text:p>
          </table:table-cell>
          <table:table-cell office:value-type="float" office:value="7.3822499999999999E-2" table:style-name="ce1">
            <text:p>0.0738225</text:p>
          </table:table-cell>
          <table:table-cell office:value-type="float" office:value="6.3159250000000014E-2" table:style-name="ce1">
            <text:p>0.06315925</text:p>
          </table:table-cell>
          <table:table-cell table:number-columns-repeated="1635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5.3101125000000006E-2" table:formula="of:=0.5775*[.U58]" table:style-name="ce1">
            <text:p>0.053101125</text:p>
          </table:table-cell>
          <table:table-cell office:value-type="float" office:value="5.2258250000000006E-2" table:style-name="ce1">
            <text:p>0.05225825</text:p>
          </table:table-cell>
          <table:table-cell office:value-type="float" office:value="5.0572500000000006E-2" table:style-name="ce1">
            <text:p>0.0505725</text:p>
          </table:table-cell>
          <table:table-cell office:value-type="float" office:value="4.888675E-2" table:style-name="ce1">
            <text:p>0.04888675</text:p>
          </table:table-cell>
          <table:table-cell office:value-type="float" office:value="4.9729625000000006E-2" table:style-name="ce1">
            <text:p>0.049729625</text:p>
          </table:table-cell>
          <table:table-cell office:value-type="float" office:value="5.4786874999999999E-2" table:style-name="ce1">
            <text:p>0.054786875</text:p>
          </table:table-cell>
          <table:table-cell office:value-type="float" office:value="6.0687000000000005E-2" table:style-name="ce1">
            <text:p>0.060687</text:p>
          </table:table-cell>
          <table:table-cell office:value-type="float" office:value="7.164437500000001E-2" table:style-name="ce1">
            <text:p>0.071644375</text:p>
          </table:table-cell>
          <table:table-cell office:value-type="float" office:value="8.0073125000000009E-2" table:style-name="ce1">
            <text:p>0.080073125</text:p>
          </table:table-cell>
          <table:table-cell office:value-type="float" office:value="8.3444624999999994E-2" table:style-name="ce1">
            <text:p>0.083444625</text:p>
          </table:table-cell>
          <table:table-cell office:value-type="float" office:value="8.4287500000000001E-2" table:style-name="ce1">
            <text:p>0.0842875</text:p>
          </table:table-cell>
          <table:table-cell office:value-type="float" office:value="8.3444624999999994E-2" table:style-name="ce1">
            <text:p>0.083444625</text:p>
          </table:table-cell>
          <table:table-cell office:value-type="float" office:value="7.8387375000000009E-2" table:style-name="ce1">
            <text:p>0.078387375</text:p>
          </table:table-cell>
          <table:table-cell office:value-type="float" office:value="7.7544500000000002E-2" table:style-name="ce1">
            <text:p>0.0775445</text:p>
          </table:table-cell>
          <table:table-cell office:value-type="float" office:value="7.5858750000000003E-2" table:style-name="ce1">
            <text:p>0.07585875</text:p>
          </table:table-cell>
          <table:table-cell office:value-type="float" office:value="7.4173000000000003E-2" table:style-name="ce1">
            <text:p>0.074173</text:p>
          </table:table-cell>
          <table:table-cell office:value-type="float" office:value="7.6625000000000013E-2" table:style-name="ce1">
            <text:p>0.076625</text:p>
          </table:table-cell>
          <table:table-cell office:value-type="float" office:value="8.4287500000000001E-2" table:style-name="ce1">
            <text:p>0.0842875</text:p>
          </table:table-cell>
          <table:table-cell office:value-type="float" office:value="9.0417499999999984E-2" table:style-name="ce1">
            <text:p>0.0904175</text:p>
          </table:table-cell>
          <table:table-cell office:value-type="float" office:value="9.1950000000000004E-2" table:style-name="ce1">
            <text:p>0.09195</text:p>
          </table:table-cell>
          <table:table-cell office:value-type="float" office:value="8.9651250000000002E-2" table:style-name="ce1">
            <text:p>0.08965125</text:p>
          </table:table-cell>
          <table:table-cell office:value-type="float" office:value="8.0456250000000007E-2" table:style-name="ce1">
            <text:p>0.08045625</text:p>
          </table:table-cell>
          <table:table-cell office:value-type="float" office:value="6.896250000000001E-2" table:style-name="ce1">
            <text:p>0.0689625</text:p>
          </table:table-cell>
          <table:table-cell office:value-type="float" office:value="5.9001250000000005E-2" table:style-name="ce1">
            <text:p>0.05900125</text:p>
          </table:table-cell>
          <table:table-cell table:number-columns-repeated="1635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5.4036674999999992E-2" table:formula="of:=0.5775*[.U59]" table:style-name="ce1">
            <text:p>0.054036675</text:p>
          </table:table-cell>
          <table:table-cell office:value-type="float" office:value="5.3178949999999996E-2" table:style-name="ce1">
            <text:p>0.05317895</text:p>
          </table:table-cell>
          <table:table-cell office:value-type="float" office:value="5.1463499999999995E-2" table:style-name="ce1">
            <text:p>0.0514635</text:p>
          </table:table-cell>
          <table:table-cell office:value-type="float" office:value="4.9748049999999988E-2" table:style-name="ce1">
            <text:p>0.04974805</text:p>
          </table:table-cell>
          <table:table-cell office:value-type="float" office:value="5.0605774999999999E-2" table:style-name="ce1">
            <text:p>0.050605775</text:p>
          </table:table-cell>
          <table:table-cell office:value-type="float" office:value="5.5752124999999993E-2" table:style-name="ce1">
            <text:p>0.055752125</text:p>
          </table:table-cell>
          <table:table-cell office:value-type="float" office:value="6.1756199999999997E-2" table:style-name="ce1">
            <text:p>0.0617562</text:p>
          </table:table-cell>
          <table:table-cell office:value-type="float" office:value="7.2906624999999989E-2" table:style-name="ce1">
            <text:p>0.072906625</text:p>
          </table:table-cell>
          <table:table-cell office:value-type="float" office:value="8.1483874999999983E-2" table:style-name="ce1">
            <text:p>0.081483875</text:p>
          </table:table-cell>
          <table:table-cell office:value-type="float" office:value="8.4914774999999984E-2" table:style-name="ce1">
            <text:p>0.084914775</text:p>
          </table:table-cell>
          <table:table-cell office:value-type="float" office:value="8.5772499999999988E-2" table:style-name="ce1">
            <text:p>0.0857725</text:p>
          </table:table-cell>
          <table:table-cell office:value-type="float" office:value="8.4914774999999984E-2" table:style-name="ce1">
            <text:p>0.084914775</text:p>
          </table:table-cell>
          <table:table-cell office:value-type="float" office:value="7.976842499999999E-2" table:style-name="ce1">
            <text:p>0.079768425</text:p>
          </table:table-cell>
          <table:table-cell office:value-type="float" office:value="7.8910699999999986E-2" table:style-name="ce1">
            <text:p>0.0789107</text:p>
          </table:table-cell>
          <table:table-cell office:value-type="float" office:value="7.7195249999999979E-2" table:style-name="ce1">
            <text:p>0.07719525</text:p>
          </table:table-cell>
          <table:table-cell office:value-type="float" office:value="7.5479799999999986E-2" table:style-name="ce1">
            <text:p>0.0754798</text:p>
          </table:table-cell>
          <table:table-cell office:value-type="float" office:value="7.7974999999999989E-2" table:style-name="ce1">
            <text:p>0.077975</text:p>
          </table:table-cell>
          <table:table-cell office:value-type="float" office:value="8.5772499999999988E-2" table:style-name="ce1">
            <text:p>0.0857725</text:p>
          </table:table-cell>
          <table:table-cell office:value-type="float" office:value="9.2010499999999967E-2" table:style-name="ce1">
            <text:p>0.0920105</text:p>
          </table:table-cell>
          <table:table-cell office:value-type="float" office:value="9.3569999999999987E-2" table:style-name="ce1">
            <text:p>0.09357</text:p>
          </table:table-cell>
          <table:table-cell office:value-type="float" office:value="9.1230749999999985E-2" table:style-name="ce1">
            <text:p>0.09123075</text:p>
          </table:table-cell>
          <table:table-cell office:value-type="float" office:value="8.1873749999999995E-2" table:style-name="ce1">
            <text:p>0.08187375</text:p>
          </table:table-cell>
          <table:table-cell office:value-type="float" office:value="7.017749999999999E-2" table:style-name="ce1">
            <text:p>0.0701775</text:p>
          </table:table-cell>
          <table:table-cell office:value-type="float" office:value="6.0040749999999997E-2" table:style-name="ce1">
            <text:p>0.06004075</text:p>
          </table:table-cell>
          <table:table-cell table:number-columns-repeated="1635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1.2023549999999999E-2" table:formula="of:=0.5775*[.U60]" table:style-name="ce1">
            <text:p>0.01202355</text:p>
          </table:table-cell>
          <table:table-cell office:value-type="float" office:value="1.18327E-2" table:style-name="ce1">
            <text:p>0.0118327</text:p>
          </table:table-cell>
          <table:table-cell office:value-type="float" office:value="1.1450999999999999E-2" table:style-name="ce1">
            <text:p>0.011451</text:p>
          </table:table-cell>
          <table:table-cell office:value-type="float" office:value="1.1069299999999999E-2" table:style-name="ce1">
            <text:p>0.0110693</text:p>
          </table:table-cell>
          <table:table-cell office:value-type="float" office:value="1.126015E-2" table:style-name="ce1">
            <text:p>0.01126015</text:p>
          </table:table-cell>
          <table:table-cell office:value-type="float" office:value="1.240525E-2" table:style-name="ce1">
            <text:p>0.01240525</text:p>
          </table:table-cell>
          <table:table-cell office:value-type="float" office:value="1.37412E-2" table:style-name="ce1">
            <text:p>0.0137412</text:p>
          </table:table-cell>
          <table:table-cell office:value-type="float" office:value="1.6222249999999997E-2" table:style-name="ce1">
            <text:p>0.01622225</text:p>
          </table:table-cell>
          <table:table-cell office:value-type="float" office:value="1.8130749999999998E-2" table:style-name="ce1">
            <text:p>0.01813075</text:p>
          </table:table-cell>
          <table:table-cell office:value-type="float" office:value="1.8894149999999998E-2" table:style-name="ce1">
            <text:p>0.01889415</text:p>
          </table:table-cell>
          <table:table-cell office:value-type="float" office:value="1.9084999999999998E-2" table:style-name="ce1">
            <text:p>0.019085</text:p>
          </table:table-cell>
          <table:table-cell office:value-type="float" office:value="1.8894149999999998E-2" table:style-name="ce1">
            <text:p>0.01889415</text:p>
          </table:table-cell>
          <table:table-cell office:value-type="float" office:value="1.7749049999999999E-2" table:style-name="ce1">
            <text:p>0.01774905</text:p>
          </table:table-cell>
          <table:table-cell office:value-type="float" office:value="1.75582E-2" table:style-name="ce1">
            <text:p>0.0175582</text:p>
          </table:table-cell>
          <table:table-cell office:value-type="float" office:value="1.7176499999999997E-2" table:style-name="ce1">
            <text:p>0.0171765</text:p>
          </table:table-cell>
          <table:table-cell office:value-type="float" office:value="1.6794799999999999E-2" table:style-name="ce1">
            <text:p>0.0167948</text:p>
          </table:table-cell>
          <table:table-cell office:value-type="float" office:value="1.7350000000000001E-2" table:style-name="ce1">
            <text:p>0.01735</text:p>
          </table:table-cell>
          <table:table-cell office:value-type="float" office:value="1.9084999999999998E-2" table:style-name="ce1">
            <text:p>0.019085</text:p>
          </table:table-cell>
          <table:table-cell office:value-type="float" office:value="2.0472999999999995E-2" table:style-name="ce1">
            <text:p>0.020473</text:p>
          </table:table-cell>
          <table:table-cell office:value-type="float" office:value="2.0819999999999998E-2" table:style-name="ce1">
            <text:p>0.02082</text:p>
          </table:table-cell>
          <table:table-cell office:value-type="float" office:value="2.0299499999999998E-2" table:style-name="ce1">
            <text:p>0.0202995</text:p>
          </table:table-cell>
          <table:table-cell office:value-type="float" office:value="1.8217499999999998E-2" table:style-name="ce1">
            <text:p>0.0182175</text:p>
          </table:table-cell>
          <table:table-cell office:value-type="float" office:value="1.5614999999999999E-2" table:style-name="ce1">
            <text:p>0.015615</text:p>
          </table:table-cell>
          <table:table-cell office:value-type="float" office:value="1.33595E-2" table:style-name="ce1">
            <text:p>0.0133595</text:p>
          </table:table-cell>
          <table:table-cell table:number-columns-repeated="1635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4.1302800000000001E-2" table:formula="of:=0.5775*[.U61]" table:style-name="ce1">
            <text:p>0.0413028</text:p>
          </table:table-cell>
          <table:table-cell office:value-type="float" office:value="4.0647200000000001E-2" table:style-name="ce1">
            <text:p>0.0406472</text:p>
          </table:table-cell>
          <table:table-cell office:value-type="float" office:value="3.9336000000000003E-2" table:style-name="ce1">
            <text:p>0.039336</text:p>
          </table:table-cell>
          <table:table-cell office:value-type="float" office:value="3.8024799999999997E-2" table:style-name="ce1">
            <text:p>0.0380248</text:p>
          </table:table-cell>
          <table:table-cell office:value-type="float" office:value="3.8680400000000004E-2" table:style-name="ce1">
            <text:p>0.0386804</text:p>
          </table:table-cell>
          <table:table-cell office:value-type="float" office:value="4.2613999999999999E-2" table:style-name="ce1">
            <text:p>0.042614</text:p>
          </table:table-cell>
          <table:table-cell office:value-type="float" office:value="4.7203200000000001E-2" table:style-name="ce1">
            <text:p>0.0472032</text:p>
          </table:table-cell>
          <table:table-cell office:value-type="float" office:value="5.5725999999999998E-2" table:style-name="ce1">
            <text:p>0.055726</text:p>
          </table:table-cell>
          <table:table-cell office:value-type="float" office:value="6.2282000000000004E-2" table:style-name="ce1">
            <text:p>0.062282</text:p>
          </table:table-cell>
          <table:table-cell office:value-type="float" office:value="6.4904400000000001E-2" table:style-name="ce1">
            <text:p>0.0649044</text:p>
          </table:table-cell>
          <table:table-cell office:value-type="float" office:value="6.5559999999999993E-2" table:style-name="ce1">
            <text:p>0.06556</text:p>
          </table:table-cell>
          <table:table-cell office:value-type="float" office:value="6.4904400000000001E-2" table:style-name="ce1">
            <text:p>0.0649044</text:p>
          </table:table-cell>
          <table:table-cell office:value-type="float" office:value="6.0970800000000006E-2" table:style-name="ce1">
            <text:p>0.0609708</text:p>
          </table:table-cell>
          <table:table-cell office:value-type="float" office:value="6.0315200000000006E-2" table:style-name="ce1">
            <text:p>0.0603152</text:p>
          </table:table-cell>
          <table:table-cell office:value-type="float" office:value="5.9003999999999994E-2" table:style-name="ce1">
            <text:p>0.059004</text:p>
          </table:table-cell>
          <table:table-cell office:value-type="float" office:value="5.7692799999999995E-2" table:style-name="ce1">
            <text:p>0.0576928</text:p>
          </table:table-cell>
          <table:table-cell office:value-type="float" office:value="5.96E-2" table:style-name="ce1">
            <text:p>0.0596</text:p>
          </table:table-cell>
          <table:table-cell office:value-type="float" office:value="6.5559999999999993E-2" table:style-name="ce1">
            <text:p>0.06556</text:p>
          </table:table-cell>
          <table:table-cell office:value-type="float" office:value="7.0327999999999988E-2" table:style-name="ce1">
            <text:p>0.070328</text:p>
          </table:table-cell>
          <table:table-cell office:value-type="float" office:value="7.152E-2" table:style-name="ce1">
            <text:p>0.07152</text:p>
          </table:table-cell>
          <table:table-cell office:value-type="float" office:value="6.9732000000000002E-2" table:style-name="ce1">
            <text:p>0.069732</text:p>
          </table:table-cell>
          <table:table-cell office:value-type="float" office:value="6.2579999999999997E-2" table:style-name="ce1">
            <text:p>0.06258</text:p>
          </table:table-cell>
          <table:table-cell office:value-type="float" office:value="5.364E-2" table:style-name="ce1">
            <text:p>0.05364</text:p>
          </table:table-cell>
          <table:table-cell office:value-type="float" office:value="4.5892000000000002E-2" table:style-name="ce1">
            <text:p>0.045892</text:p>
          </table:table-cell>
          <table:table-cell table:number-columns-repeated="1635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4.2272999999999998E-3" table:formula="of:=0.5775*[.U62]" table:style-name="ce1">
            <text:p>0.0042273</text:p>
          </table:table-cell>
          <table:table-cell office:value-type="float" office:value="4.1602000000000002E-3" table:style-name="ce1">
            <text:p>0.0041602</text:p>
          </table:table-cell>
          <table:table-cell office:value-type="float" office:value="4.0260000000000001E-3" table:style-name="ce1">
            <text:p>0.004026</text:p>
          </table:table-cell>
          <table:table-cell office:value-type="float" office:value="3.8917999999999995E-3" table:style-name="ce1">
            <text:p>0.0038918</text:p>
          </table:table-cell>
          <table:table-cell office:value-type="float" office:value="3.9589000000000004E-3" table:style-name="ce1">
            <text:p>0.0039589</text:p>
          </table:table-cell>
          <table:table-cell office:value-type="float" office:value="4.3614999999999999E-3" table:style-name="ce1">
            <text:p>0.0043615</text:p>
          </table:table-cell>
          <table:table-cell office:value-type="float" office:value="4.8311999999999999E-3" table:style-name="ce1">
            <text:p>0.0048312</text:p>
          </table:table-cell>
          <table:table-cell office:value-type="float" office:value="5.7035000000000002E-3" table:style-name="ce1">
            <text:p>0.0057035</text:p>
          </table:table-cell>
          <table:table-cell office:value-type="float" office:value="6.3745E-3" table:style-name="ce1">
            <text:p>0.0063745</text:p>
          </table:table-cell>
          <table:table-cell office:value-type="float" office:value="6.6429000000000002E-3" table:style-name="ce1">
            <text:p>0.0066429</text:p>
          </table:table-cell>
          <table:table-cell office:value-type="float" office:value="6.7099999999999998E-3" table:style-name="ce1">
            <text:p>0.00671</text:p>
          </table:table-cell>
          <table:table-cell office:value-type="float" office:value="6.6429000000000002E-3" table:style-name="ce1">
            <text:p>0.0066429</text:p>
          </table:table-cell>
          <table:table-cell office:value-type="float" office:value="6.2403000000000007E-3" table:style-name="ce1">
            <text:p>0.0062403</text:p>
          </table:table-cell>
          <table:table-cell office:value-type="float" office:value="6.1732000000000002E-3" table:style-name="ce1">
            <text:p>0.0061732</text:p>
          </table:table-cell>
          <table:table-cell office:value-type="float" office:value="6.0390000000000001E-3" table:style-name="ce1">
            <text:p>0.006039</text:p>
          </table:table-cell>
          <table:table-cell office:value-type="float" office:value="5.9048E-3" table:style-name="ce1">
            <text:p>0.0059048</text:p>
          </table:table-cell>
          <table:table-cell office:value-type="float" office:value="6.1000000000000004E-3" table:style-name="ce1">
            <text:p>0.0061</text:p>
          </table:table-cell>
          <table:table-cell office:value-type="float" office:value="6.7099999999999998E-3" table:style-name="ce1">
            <text:p>0.00671</text:p>
          </table:table-cell>
          <table:table-cell office:value-type="float" office:value="7.1979999999999987E-3" table:style-name="ce1">
            <text:p>0.007198</text:p>
          </table:table-cell>
          <table:table-cell office:value-type="float" office:value="7.3200000000000001E-3" table:style-name="ce1">
            <text:p>0.00732</text:p>
          </table:table-cell>
          <table:table-cell office:value-type="float" office:value="7.1370000000000001E-3" table:style-name="ce1">
            <text:p>0.007137</text:p>
          </table:table-cell>
          <table:table-cell office:value-type="float" office:value="6.4050000000000001E-3" table:style-name="ce1">
            <text:p>0.006405</text:p>
          </table:table-cell>
          <table:table-cell office:value-type="float" office:value="5.4900000000000001E-3" table:style-name="ce1">
            <text:p>0.00549</text:p>
          </table:table-cell>
          <table:table-cell office:value-type="float" office:value="4.6970000000000007E-3" table:style-name="ce1">
            <text:p>0.004697</text:p>
          </table:table-cell>
          <table:table-cell table:number-columns-repeated="1635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.9011299999999998E-2" table:formula="of:=0.5775*[.U63]" table:style-name="ce1">
            <text:p>0.0190113</text:p>
          </table:table-cell>
          <table:table-cell office:value-type="float" office:value="1.8709533333333334E-2" table:style-name="ce1">
            <text:p>0.018709533</text:p>
          </table:table-cell>
          <table:table-cell office:value-type="float" office:value="1.8106000000000001E-2" table:style-name="ce1">
            <text:p>0.018106</text:p>
          </table:table-cell>
          <table:table-cell office:value-type="float" office:value="1.7502466666666664E-2" table:style-name="ce1">
            <text:p>0.017502467</text:p>
          </table:table-cell>
          <table:table-cell office:value-type="float" office:value="1.7804233333333332E-2" table:style-name="ce1">
            <text:p>0.017804233</text:p>
          </table:table-cell>
          <table:table-cell office:value-type="float" office:value="1.9614833333333331E-2" table:style-name="ce1">
            <text:p>0.019614833</text:p>
          </table:table-cell>
          <table:table-cell office:value-type="float" office:value="2.1727199999999999E-2" table:style-name="ce1">
            <text:p>0.0217272</text:p>
          </table:table-cell>
          <table:table-cell office:value-type="float" office:value="2.5650166666666665E-2" table:style-name="ce1">
            <text:p>0.025650167</text:p>
          </table:table-cell>
          <table:table-cell office:value-type="float" office:value="2.8667833333333333E-2" table:style-name="ce1">
            <text:p>0.028667833</text:p>
          </table:table-cell>
          <table:table-cell office:value-type="float" office:value="2.9874899999999996E-2" table:style-name="ce1">
            <text:p>0.0298749</text:p>
          </table:table-cell>
          <table:table-cell office:value-type="float" office:value="3.0176666666666664E-2" table:style-name="ce1">
            <text:p>0.030176667</text:p>
          </table:table-cell>
          <table:table-cell office:value-type="float" office:value="2.9874899999999996E-2" table:style-name="ce1">
            <text:p>0.0298749</text:p>
          </table:table-cell>
          <table:table-cell office:value-type="float" office:value="2.80643E-2" table:style-name="ce1">
            <text:p>0.0280643</text:p>
          </table:table-cell>
          <table:table-cell office:value-type="float" office:value="2.7762533333333332E-2" table:style-name="ce1">
            <text:p>0.027762533</text:p>
          </table:table-cell>
          <table:table-cell office:value-type="float" office:value="2.7158999999999996E-2" table:style-name="ce1">
            <text:p>0.027159</text:p>
          </table:table-cell>
          <table:table-cell office:value-type="float" office:value="2.6555466666666663E-2" table:style-name="ce1">
            <text:p>0.026555467</text:p>
          </table:table-cell>
          <table:table-cell office:value-type="float" office:value="2.7433333333333334E-2" table:style-name="ce1">
            <text:p>0.027433333</text:p>
          </table:table-cell>
          <table:table-cell office:value-type="float" office:value="3.0176666666666664E-2" table:style-name="ce1">
            <text:p>0.030176667</text:p>
          </table:table-cell>
          <table:table-cell office:value-type="float" office:value="3.2371333333333328E-2" table:style-name="ce1">
            <text:p>0.032371333</text:p>
          </table:table-cell>
          <table:table-cell office:value-type="float" office:value="3.2919999999999998E-2" table:style-name="ce1">
            <text:p>0.03292</text:p>
          </table:table-cell>
          <table:table-cell office:value-type="float" office:value="3.2097000000000001E-2" table:style-name="ce1">
            <text:p>0.032097</text:p>
          </table:table-cell>
          <table:table-cell office:value-type="float" office:value="2.8804999999999997E-2" table:style-name="ce1">
            <text:p>0.028805</text:p>
          </table:table-cell>
          <table:table-cell office:value-type="float" office:value="2.4689999999999997E-2" table:style-name="ce1">
            <text:p>0.02469</text:p>
          </table:table-cell>
          <table:table-cell office:value-type="float" office:value="2.1123666666666666E-2" table:style-name="ce1">
            <text:p>0.021123667</text:p>
          </table:table-cell>
          <table:table-cell table:number-columns-repeated="1635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.4035549999999999E-2" table:formula="of:=0.5775*[.U64]" table:style-name="ce1">
            <text:p>0.02403555</text:p>
          </table:table-cell>
          <table:table-cell office:value-type="float" office:value="2.3654033333333331E-2" table:style-name="ce1">
            <text:p>0.023654033</text:p>
          </table:table-cell>
          <table:table-cell office:value-type="float" office:value="2.2891000000000002E-2" table:style-name="ce1">
            <text:p>0.022891</text:p>
          </table:table-cell>
          <table:table-cell office:value-type="float" office:value="2.2127966666666662E-2" table:style-name="ce1">
            <text:p>0.022127967</text:p>
          </table:table-cell>
          <table:table-cell office:value-type="float" office:value="2.2509483333333333E-2" table:style-name="ce1">
            <text:p>0.022509483</text:p>
          </table:table-cell>
          <table:table-cell office:value-type="float" office:value="2.4798583333333332E-2" table:style-name="ce1">
            <text:p>0.024798583</text:p>
          </table:table-cell>
          <table:table-cell office:value-type="float" office:value="2.7469199999999999E-2" table:style-name="ce1">
            <text:p>0.0274692</text:p>
          </table:table-cell>
          <table:table-cell office:value-type="float" office:value="3.2428916666666661E-2" table:style-name="ce1">
            <text:p>0.032428917</text:p>
          </table:table-cell>
          <table:table-cell office:value-type="float" office:value="3.624408333333333E-2" table:style-name="ce1">
            <text:p>0.036244083</text:p>
          </table:table-cell>
          <table:table-cell office:value-type="float" office:value="3.7770149999999995E-2" table:style-name="ce1">
            <text:p>0.03777015</text:p>
          </table:table-cell>
          <table:table-cell office:value-type="float" office:value="3.815166666666666E-2" table:style-name="ce1">
            <text:p>0.038151667</text:p>
          </table:table-cell>
          <table:table-cell office:value-type="float" office:value="3.7770149999999995E-2" table:style-name="ce1">
            <text:p>0.03777015</text:p>
          </table:table-cell>
          <table:table-cell office:value-type="float" office:value="3.548105E-2" table:style-name="ce1">
            <text:p>0.03548105</text:p>
          </table:table-cell>
          <table:table-cell office:value-type="float" office:value="3.5099533333333335E-2" table:style-name="ce1">
            <text:p>0.035099533</text:p>
          </table:table-cell>
          <table:table-cell office:value-type="float" office:value="3.4336499999999999E-2" table:style-name="ce1">
            <text:p>0.0343365</text:p>
          </table:table-cell>
          <table:table-cell office:value-type="float" office:value="3.3573466666666663E-2" table:style-name="ce1">
            <text:p>0.033573467</text:p>
          </table:table-cell>
          <table:table-cell office:value-type="float" office:value="3.468333333333333E-2" table:style-name="ce1">
            <text:p>0.034683333</text:p>
          </table:table-cell>
          <table:table-cell office:value-type="float" office:value="3.815166666666666E-2" table:style-name="ce1">
            <text:p>0.038151667</text:p>
          </table:table-cell>
          <table:table-cell office:value-type="float" office:value="4.0926333333333322E-2" table:style-name="ce1">
            <text:p>0.040926333</text:p>
          </table:table-cell>
          <table:table-cell office:value-type="float" office:value="4.1619999999999997E-2" table:style-name="ce1">
            <text:p>0.04162</text:p>
          </table:table-cell>
          <table:table-cell office:value-type="float" office:value="4.0579499999999998E-2" table:style-name="ce1">
            <text:p>0.0405795</text:p>
          </table:table-cell>
          <table:table-cell office:value-type="float" office:value="3.6417499999999998E-2" table:style-name="ce1">
            <text:p>0.0364175</text:p>
          </table:table-cell>
          <table:table-cell office:value-type="float" office:value="3.1215E-2" table:style-name="ce1">
            <text:p>0.031215</text:p>
          </table:table-cell>
          <table:table-cell office:value-type="float" office:value="2.6706166666666666E-2" table:style-name="ce1">
            <text:p>0.026706167</text:p>
          </table:table-cell>
          <table:table-cell table:number-columns-repeated="1635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7.5889275000000006E-2" table:formula="of:=0.5775*[.U65]" table:style-name="ce1">
            <text:p>0.075889275</text:p>
          </table:table-cell>
          <table:table-cell office:value-type="float" office:value="7.4684683333333335E-2" table:style-name="ce1">
            <text:p>0.074684683</text:p>
          </table:table-cell>
          <table:table-cell office:value-type="float" office:value="7.2275500000000006E-2" table:style-name="ce1">
            <text:p>0.0722755</text:p>
          </table:table-cell>
          <table:table-cell office:value-type="float" office:value="6.9866316666666664E-2" table:style-name="ce1">
            <text:p>0.069866317</text:p>
          </table:table-cell>
          <table:table-cell office:value-type="float" office:value="7.1070908333333335E-2" table:style-name="ce1">
            <text:p>0.071070908</text:p>
          </table:table-cell>
          <table:table-cell office:value-type="float" office:value="7.8298458333333334E-2" table:style-name="ce1">
            <text:p>0.078298458</text:p>
          </table:table-cell>
          <table:table-cell office:value-type="float" office:value="8.6730600000000005E-2" table:style-name="ce1">
            <text:p>0.0867306</text:p>
          </table:table-cell>
          <table:table-cell office:value-type="float" office:value="0.10239029166666666" table:style-name="ce1">
            <text:p>0.102390292</text:p>
          </table:table-cell>
          <table:table-cell office:value-type="float" office:value="0.11443620833333333" table:style-name="ce1">
            <text:p>0.114436208</text:p>
          </table:table-cell>
          <table:table-cell office:value-type="float" office:value="0.119254575" table:style-name="ce1">
            <text:p>0.119254575</text:p>
          </table:table-cell>
          <table:table-cell office:value-type="float" office:value="0.12045916666666666" table:style-name="ce1">
            <text:p>0.120459167</text:p>
          </table:table-cell>
          <table:table-cell office:value-type="float" office:value="0.119254575" table:style-name="ce1">
            <text:p>0.119254575</text:p>
          </table:table-cell>
          <table:table-cell office:value-type="float" office:value="0.112027025" table:style-name="ce1">
            <text:p>0.112027025</text:p>
          </table:table-cell>
          <table:table-cell office:value-type="float" office:value="0.11082243333333335" table:style-name="ce1">
            <text:p>0.110822433</text:p>
          </table:table-cell>
          <table:table-cell office:value-type="float" office:value="0.10841324999999999" table:style-name="ce1">
            <text:p>0.10841325</text:p>
          </table:table-cell>
          <table:table-cell office:value-type="float" office:value="0.10600406666666666" table:style-name="ce1">
            <text:p>0.106004067</text:p>
          </table:table-cell>
          <table:table-cell office:value-type="float" office:value="0.10950833333333333" table:style-name="ce1">
            <text:p>0.109508333</text:p>
          </table:table-cell>
          <table:table-cell office:value-type="float" office:value="0.12045916666666666" table:style-name="ce1">
            <text:p>0.120459167</text:p>
          </table:table-cell>
          <table:table-cell office:value-type="float" office:value="0.12921983333333331" table:style-name="ce1">
            <text:p>0.129219833</text:p>
          </table:table-cell>
          <table:table-cell office:value-type="float" office:value="0.13141" table:style-name="ce1">
            <text:p>0.13141</text:p>
          </table:table-cell>
          <table:table-cell office:value-type="float" office:value="0.12812475000000001" table:style-name="ce1">
            <text:p>0.12812475</text:p>
          </table:table-cell>
          <table:table-cell office:value-type="float" office:value="0.11498375" table:style-name="ce1">
            <text:p>0.11498375</text:p>
          </table:table-cell>
          <table:table-cell office:value-type="float" office:value="9.8557499999999992E-2" table:style-name="ce1">
            <text:p>0.0985575</text:p>
          </table:table-cell>
          <table:table-cell office:value-type="float" office:value="8.4321416666666676E-2" table:style-name="ce1">
            <text:p>0.084321417</text:p>
          </table:table-cell>
          <table:table-cell table:number-columns-repeated="1635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7.755825E-3" table:formula="of:=0.5775*[.U66]" table:style-name="ce1">
            <text:p>0.007755825</text:p>
          </table:table-cell>
          <table:table-cell office:value-type="float" office:value="7.6327166666666666E-3" table:style-name="ce1">
            <text:p>0.007632717</text:p>
          </table:table-cell>
          <table:table-cell office:value-type="float" office:value="7.3864999999999998E-3" table:style-name="ce1">
            <text:p>0.0073865</text:p>
          </table:table-cell>
          <table:table-cell office:value-type="float" office:value="7.1402833333333322E-3" table:style-name="ce1">
            <text:p>0.007140283</text:p>
          </table:table-cell>
          <table:table-cell office:value-type="float" office:value="7.2633916666666673E-3" table:style-name="ce1">
            <text:p>0.007263392</text:p>
          </table:table-cell>
          <table:table-cell office:value-type="float" office:value="8.002041666666666E-3" table:style-name="ce1">
            <text:p>0.008002042</text:p>
          </table:table-cell>
          <table:table-cell office:value-type="float" office:value="8.8637999999999998E-3" table:style-name="ce1">
            <text:p>0.0088638</text:p>
          </table:table-cell>
          <table:table-cell office:value-type="float" office:value="1.0464208333333332E-2" table:style-name="ce1">
            <text:p>0.010464208</text:p>
          </table:table-cell>
          <table:table-cell office:value-type="float" office:value="1.1695291666666666E-2" table:style-name="ce1">
            <text:p>0.011695292</text:p>
          </table:table-cell>
          <table:table-cell office:value-type="float" office:value="1.2187724999999998E-2" table:style-name="ce1">
            <text:p>0.012187725</text:p>
          </table:table-cell>
          <table:table-cell office:value-type="float" office:value="1.2310833333333332E-2" table:style-name="ce1">
            <text:p>0.012310833</text:p>
          </table:table-cell>
          <table:table-cell office:value-type="float" office:value="1.2187724999999998E-2" table:style-name="ce1">
            <text:p>0.012187725</text:p>
          </table:table-cell>
          <table:table-cell office:value-type="float" office:value="1.1449075E-2" table:style-name="ce1">
            <text:p>0.011449075</text:p>
          </table:table-cell>
          <table:table-cell office:value-type="float" office:value="1.1325966666666666E-2" table:style-name="ce1">
            <text:p>0.011325967</text:p>
          </table:table-cell>
          <table:table-cell office:value-type="float" office:value="1.1079749999999999E-2" table:style-name="ce1">
            <text:p>0.01107975</text:p>
          </table:table-cell>
          <table:table-cell office:value-type="float" office:value="1.0833533333333333E-2" table:style-name="ce1">
            <text:p>0.010833533</text:p>
          </table:table-cell>
          <table:table-cell office:value-type="float" office:value="1.1191666666666666E-2" table:style-name="ce1">
            <text:p>0.011191667</text:p>
          </table:table-cell>
          <table:table-cell office:value-type="float" office:value="1.2310833333333332E-2" table:style-name="ce1">
            <text:p>0.012310833</text:p>
          </table:table-cell>
          <table:table-cell office:value-type="float" office:value="1.3206166666666663E-2" table:style-name="ce1">
            <text:p>0.013206167</text:p>
          </table:table-cell>
          <table:table-cell office:value-type="float" office:value="1.3429999999999999E-2" table:style-name="ce1">
            <text:p>0.01343</text:p>
          </table:table-cell>
          <table:table-cell office:value-type="float" office:value="1.3094249999999998E-2" table:style-name="ce1">
            <text:p>0.01309425</text:p>
          </table:table-cell>
          <table:table-cell office:value-type="float" office:value="1.175125E-2" table:style-name="ce1">
            <text:p>0.01175125</text:p>
          </table:table-cell>
          <table:table-cell office:value-type="float" office:value="1.00725E-2" table:style-name="ce1">
            <text:p>0.0100725</text:p>
          </table:table-cell>
          <table:table-cell office:value-type="float" office:value="8.617583333333333E-3" table:style-name="ce1">
            <text:p>0.008617583</text:p>
          </table:table-cell>
          <table:table-cell table:number-columns-repeated="1635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9.167235E-2" table:formula="of:=0.5775*[.U67]" table:style-name="ce1">
            <text:p>0.09167235</text:p>
          </table:table-cell>
          <table:table-cell office:value-type="float" office:value="9.0217233333333327E-2" table:style-name="ce1">
            <text:p>0.090217233</text:p>
          </table:table-cell>
          <table:table-cell office:value-type="float" office:value="8.730700000000001E-2" table:style-name="ce1">
            <text:p>0.087307</text:p>
          </table:table-cell>
          <table:table-cell office:value-type="float" office:value="8.4396766666666651E-2" table:style-name="ce1">
            <text:p>0.084396767</text:p>
          </table:table-cell>
          <table:table-cell office:value-type="float" office:value="8.5851883333333337E-2" table:style-name="ce1">
            <text:p>0.085851883</text:p>
          </table:table-cell>
          <table:table-cell office:value-type="float" office:value="9.4582583333333331E-2" table:style-name="ce1">
            <text:p>0.094582583</text:p>
          </table:table-cell>
          <table:table-cell office:value-type="float" office:value="0.1047684" table:style-name="ce1">
            <text:p>0.1047684</text:p>
          </table:table-cell>
          <table:table-cell office:value-type="float" office:value="0.12368491666666666" table:style-name="ce1">
            <text:p>0.123684917</text:p>
          </table:table-cell>
          <table:table-cell office:value-type="float" office:value="0.13823608333333334" table:style-name="ce1">
            <text:p>0.138236083</text:p>
          </table:table-cell>
          <table:table-cell office:value-type="float" office:value="0.14405654999999998" table:style-name="ce1">
            <text:p>0.14405655</text:p>
          </table:table-cell>
          <table:table-cell office:value-type="float" office:value="0.14551166666666665" table:style-name="ce1">
            <text:p>0.145511667</text:p>
          </table:table-cell>
          <table:table-cell office:value-type="float" office:value="0.14405654999999998" table:style-name="ce1">
            <text:p>0.14405655</text:p>
          </table:table-cell>
          <table:table-cell office:value-type="float" office:value="0.13532585" table:style-name="ce1">
            <text:p>0.13532585</text:p>
          </table:table-cell>
          <table:table-cell office:value-type="float" office:value="0.13387073333333332" table:style-name="ce1">
            <text:p>0.133870733</text:p>
          </table:table-cell>
          <table:table-cell office:value-type="float" office:value="0.13096049999999998" table:style-name="ce1">
            <text:p>0.1309605</text:p>
          </table:table-cell>
          <table:table-cell office:value-type="float" office:value="0.12805026666666666" table:style-name="ce1">
            <text:p>0.128050267</text:p>
          </table:table-cell>
          <table:table-cell office:value-type="float" office:value="0.13228333333333334" table:style-name="ce1">
            <text:p>0.132283333</text:p>
          </table:table-cell>
          <table:table-cell office:value-type="float" office:value="0.14551166666666665" table:style-name="ce1">
            <text:p>0.145511667</text:p>
          </table:table-cell>
          <table:table-cell office:value-type="float" office:value="0.15609433333333331" table:style-name="ce1">
            <text:p>0.156094333</text:p>
          </table:table-cell>
          <table:table-cell office:value-type="float" office:value="0.15873999999999999" table:style-name="ce1">
            <text:p>0.15874</text:p>
          </table:table-cell>
          <table:table-cell office:value-type="float" office:value="0.15477149999999998" table:style-name="ce1">
            <text:p>0.1547715</text:p>
          </table:table-cell>
          <table:table-cell office:value-type="float" office:value="0.13889750000000001" table:style-name="ce1">
            <text:p>0.1388975</text:p>
          </table:table-cell>
          <table:table-cell office:value-type="float" office:value="0.11905499999999999" table:style-name="ce1">
            <text:p>0.119055</text:p>
          </table:table-cell>
          <table:table-cell office:value-type="float" office:value="0.10185816666666667" table:style-name="ce1">
            <text:p>0.101858167</text:p>
          </table:table-cell>
          <table:table-cell table:number-columns-repeated="1635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1.6528049999999999E-2" table:formula="of:=0.5775*[.U68]" table:style-name="ce1">
            <text:p>0.01652805</text:p>
          </table:table-cell>
          <table:table-cell office:value-type="float" office:value="1.6265700000000001E-2" table:style-name="ce1">
            <text:p>0.0162657</text:p>
          </table:table-cell>
          <table:table-cell office:value-type="float" office:value="1.5741000000000002E-2" table:style-name="ce1">
            <text:p>0.015741</text:p>
          </table:table-cell>
          <table:table-cell office:value-type="float" office:value="1.5216299999999999E-2" table:style-name="ce1">
            <text:p>0.0152163</text:p>
          </table:table-cell>
          <table:table-cell office:value-type="float" office:value="1.5478650000000002E-2" table:style-name="ce1">
            <text:p>0.01547865</text:p>
          </table:table-cell>
          <table:table-cell office:value-type="float" office:value="1.7052749999999998E-2" table:style-name="ce1">
            <text:p>0.01705275</text:p>
          </table:table-cell>
          <table:table-cell office:value-type="float" office:value="1.8889200000000002E-2" table:style-name="ce1">
            <text:p>0.0188892</text:p>
          </table:table-cell>
          <table:table-cell office:value-type="float" office:value="2.229975E-2" table:style-name="ce1">
            <text:p>0.02229975</text:p>
          </table:table-cell>
          <table:table-cell office:value-type="float" office:value="2.4923250000000001E-2" table:style-name="ce1">
            <text:p>0.02492325</text:p>
          </table:table-cell>
          <table:table-cell office:value-type="float" office:value="2.597265E-2" table:style-name="ce1">
            <text:p>0.02597265</text:p>
          </table:table-cell>
          <table:table-cell office:value-type="float" office:value="2.6234999999999998E-2" table:style-name="ce1">
            <text:p>0.026235</text:p>
          </table:table-cell>
          <table:table-cell office:value-type="float" office:value="2.597265E-2" table:style-name="ce1">
            <text:p>0.02597265</text:p>
          </table:table-cell>
          <table:table-cell office:value-type="float" office:value="2.4398550000000001E-2" table:style-name="ce1">
            <text:p>0.02439855</text:p>
          </table:table-cell>
          <table:table-cell office:value-type="float" office:value="2.41362E-2" table:style-name="ce1">
            <text:p>0.0241362</text:p>
          </table:table-cell>
          <table:table-cell office:value-type="float" office:value="2.3611499999999997E-2" table:style-name="ce1">
            <text:p>0.0236115</text:p>
          </table:table-cell>
          <table:table-cell office:value-type="float" office:value="2.3086799999999998E-2" table:style-name="ce1">
            <text:p>0.0230868</text:p>
          </table:table-cell>
          <table:table-cell office:value-type="float" office:value="2.385E-2" table:style-name="ce1">
            <text:p>0.02385</text:p>
          </table:table-cell>
          <table:table-cell office:value-type="float" office:value="2.6234999999999998E-2" table:style-name="ce1">
            <text:p>0.026235</text:p>
          </table:table-cell>
          <table:table-cell office:value-type="float" office:value="2.8142999999999994E-2" table:style-name="ce1">
            <text:p>0.028143</text:p>
          </table:table-cell>
          <table:table-cell office:value-type="float" office:value="2.862E-2" table:style-name="ce1">
            <text:p>0.02862</text:p>
          </table:table-cell>
          <table:table-cell office:value-type="float" office:value="2.7904499999999999E-2" table:style-name="ce1">
            <text:p>0.0279045</text:p>
          </table:table-cell>
          <table:table-cell office:value-type="float" office:value="2.5042499999999999E-2" table:style-name="ce1">
            <text:p>0.0250425</text:p>
          </table:table-cell>
          <table:table-cell office:value-type="float" office:value="2.1464999999999998E-2" table:style-name="ce1">
            <text:p>0.021465</text:p>
          </table:table-cell>
          <table:table-cell office:value-type="float" office:value="1.8364500000000002E-2" table:style-name="ce1">
            <text:p>0.0183645</text:p>
          </table:table-cell>
          <table:table-cell table:number-columns-repeated="1635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1.8220124999999997E-2" table:formula="of:=0.5775*[.U69]" table:style-name="ce1">
            <text:p>0.018220125</text:p>
          </table:table-cell>
          <table:table-cell office:value-type="float" office:value="1.7930916666666664E-2" table:style-name="ce1">
            <text:p>0.017930917</text:p>
          </table:table-cell>
          <table:table-cell office:value-type="float" office:value="1.73525E-2" table:style-name="ce1">
            <text:p>0.0173525</text:p>
          </table:table-cell>
          <table:table-cell office:value-type="float" office:value="1.6774083333333328E-2" table:style-name="ce1">
            <text:p>0.016774083</text:p>
          </table:table-cell>
          <table:table-cell office:value-type="float" office:value="1.7063291666666664E-2" table:style-name="ce1">
            <text:p>0.017063292</text:p>
          </table:table-cell>
          <table:table-cell office:value-type="float" office:value="1.8798541666666665E-2" table:style-name="ce1">
            <text:p>0.018798542</text:p>
          </table:table-cell>
          <table:table-cell office:value-type="float" office:value="2.0822999999999998E-2" table:style-name="ce1">
            <text:p>0.020823</text:p>
          </table:table-cell>
          <table:table-cell office:value-type="float" office:value="2.4582708333333328E-2" table:style-name="ce1">
            <text:p>0.024582708</text:p>
          </table:table-cell>
          <table:table-cell office:value-type="float" office:value="2.7474791666666661E-2" table:style-name="ce1">
            <text:p>0.027474792</text:p>
          </table:table-cell>
          <table:table-cell office:value-type="float" office:value="2.8631624999999994E-2" table:style-name="ce1">
            <text:p>0.028631625</text:p>
          </table:table-cell>
          <table:table-cell office:value-type="float" office:value="2.8920833333333326E-2" table:style-name="ce1">
            <text:p>0.028920833</text:p>
          </table:table-cell>
          <table:table-cell office:value-type="float" office:value="2.8631624999999994E-2" table:style-name="ce1">
            <text:p>0.028631625</text:p>
          </table:table-cell>
          <table:table-cell office:value-type="float" office:value="2.6896374999999997E-2" table:style-name="ce1">
            <text:p>0.026896375</text:p>
          </table:table-cell>
          <table:table-cell office:value-type="float" office:value="2.6607166666666664E-2" table:style-name="ce1">
            <text:p>0.026607167</text:p>
          </table:table-cell>
          <table:table-cell office:value-type="float" office:value="2.6028749999999993E-2" table:style-name="ce1">
            <text:p>0.02602875</text:p>
          </table:table-cell>
          <table:table-cell office:value-type="float" office:value="2.5450333333333328E-2" table:style-name="ce1">
            <text:p>0.025450333</text:p>
          </table:table-cell>
          <table:table-cell office:value-type="float" office:value="2.6291666666666665E-2" table:style-name="ce1">
            <text:p>0.026291667</text:p>
          </table:table-cell>
          <table:table-cell office:value-type="float" office:value="2.8920833333333326E-2" table:style-name="ce1">
            <text:p>0.028920833</text:p>
          </table:table-cell>
          <table:table-cell office:value-type="float" office:value="3.1024166666666655E-2" table:style-name="ce1">
            <text:p>0.031024167</text:p>
          </table:table-cell>
          <table:table-cell office:value-type="float" office:value="3.1549999999999995E-2" table:style-name="ce1">
            <text:p>0.03155</text:p>
          </table:table-cell>
          <table:table-cell office:value-type="float" office:value="3.0761249999999993E-2" table:style-name="ce1">
            <text:p>0.03076125</text:p>
          </table:table-cell>
          <table:table-cell office:value-type="float" office:value="2.7606249999999995E-2" table:style-name="ce1">
            <text:p>0.02760625</text:p>
          </table:table-cell>
          <table:table-cell office:value-type="float" office:value="2.3662499999999996E-2" table:style-name="ce1">
            <text:p>0.0236625</text:p>
          </table:table-cell>
          <table:table-cell office:value-type="float" office:value="2.0244583333333333E-2" table:style-name="ce1">
            <text:p>0.020244583</text:p>
          </table:table-cell>
          <table:table-cell table:number-columns-repeated="16359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3.7110150000000001E-2" table:formula="of:=0.5775*[.U70]" table:style-name="ce1">
            <text:p>0.03711015</text:p>
          </table:table-cell>
          <table:table-cell office:value-type="float" office:value="3.6521100000000001E-2" table:style-name="ce1">
            <text:p>0.0365211</text:p>
          </table:table-cell>
          <table:table-cell office:value-type="float" office:value="3.5342999999999999E-2" table:style-name="ce1">
            <text:p>0.035343</text:p>
          </table:table-cell>
          <table:table-cell office:value-type="float" office:value="3.4164899999999998E-2" table:style-name="ce1">
            <text:p>0.0341649</text:p>
          </table:table-cell>
          <table:table-cell office:value-type="float" office:value="3.4753950000000006E-2" table:style-name="ce1">
            <text:p>0.03475395</text:p>
          </table:table-cell>
          <table:table-cell office:value-type="float" office:value="3.8288249999999996E-2" table:style-name="ce1">
            <text:p>0.03828825</text:p>
          </table:table-cell>
          <table:table-cell office:value-type="float" office:value="4.2411600000000001E-2" table:style-name="ce1">
            <text:p>0.0424116</text:p>
          </table:table-cell>
          <table:table-cell office:value-type="float" office:value="5.0069249999999996E-2" table:style-name="ce1">
            <text:p>0.05006925</text:p>
          </table:table-cell>
          <table:table-cell office:value-type="float" office:value="5.5959749999999996E-2" table:style-name="ce1">
            <text:p>0.05595975</text:p>
          </table:table-cell>
          <table:table-cell office:value-type="float" office:value="5.8315949999999998E-2" table:style-name="ce1">
            <text:p>0.05831595</text:p>
          </table:table-cell>
          <table:table-cell office:value-type="float" office:value="5.8904999999999992E-2" table:style-name="ce1">
            <text:p>0.058905</text:p>
          </table:table-cell>
          <table:table-cell office:value-type="float" office:value="5.8315949999999998E-2" table:style-name="ce1">
            <text:p>0.05831595</text:p>
          </table:table-cell>
          <table:table-cell office:value-type="float" office:value="5.4781650000000001E-2" table:style-name="ce1">
            <text:p>0.05478165</text:p>
          </table:table-cell>
          <table:table-cell office:value-type="float" office:value="5.41926E-2" table:style-name="ce1">
            <text:p>0.0541926</text:p>
          </table:table-cell>
          <table:table-cell office:value-type="float" office:value="5.3014499999999992E-2" table:style-name="ce1">
            <text:p>0.0530145</text:p>
          </table:table-cell>
          <table:table-cell office:value-type="float" office:value="5.1836399999999998E-2" table:style-name="ce1">
            <text:p>0.0518364</text:p>
          </table:table-cell>
          <table:table-cell office:value-type="float" office:value="5.355E-2" table:style-name="ce1">
            <text:p>0.05355</text:p>
          </table:table-cell>
          <table:table-cell office:value-type="float" office:value="5.8904999999999992E-2" table:style-name="ce1">
            <text:p>0.058905</text:p>
          </table:table-cell>
          <table:table-cell office:value-type="float" office:value="6.3188999999999981E-2" table:style-name="ce1">
            <text:p>0.063189</text:p>
          </table:table-cell>
          <table:table-cell office:value-type="float" office:value="6.4259999999999998E-2" table:style-name="ce1">
            <text:p>0.06426</text:p>
          </table:table-cell>
          <table:table-cell office:value-type="float" office:value="6.2653500000000001E-2" table:style-name="ce1">
            <text:p>0.0626535</text:p>
          </table:table-cell>
          <table:table-cell office:value-type="float" office:value="5.62275E-2" table:style-name="ce1">
            <text:p>0.0562275</text:p>
          </table:table-cell>
          <table:table-cell office:value-type="float" office:value="4.8195000000000002E-2" table:style-name="ce1">
            <text:p>0.048195</text:p>
          </table:table-cell>
          <table:table-cell office:value-type="float" office:value="4.1233499999999999E-2" table:style-name="ce1">
            <text:p>0.0412335</text:p>
          </table:table-cell>
          <table:table-cell table:number-columns-repeated="16359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.6863E-2" table:formula="of:=0.5775*[.U71]" table:style-name="ce1">
            <text:p>0.016863</text:p>
          </table:table-cell>
          <table:table-cell office:value-type="float" office:value="1.6595333333333333E-2" table:style-name="ce1">
            <text:p>0.016595333</text:p>
          </table:table-cell>
          <table:table-cell office:value-type="float" office:value="1.6060000000000001E-2" table:style-name="ce1">
            <text:p>0.01606</text:p>
          </table:table-cell>
          <table:table-cell office:value-type="float" office:value="1.5524666666666666E-2" table:style-name="ce1">
            <text:p>0.015524667</text:p>
          </table:table-cell>
          <table:table-cell office:value-type="float" office:value="1.5792333333333335E-2" table:style-name="ce1">
            <text:p>0.015792333</text:p>
          </table:table-cell>
          <table:table-cell office:value-type="float" office:value="1.7398333333333332E-2" table:style-name="ce1">
            <text:p>0.017398333</text:p>
          </table:table-cell>
          <table:table-cell office:value-type="float" office:value="1.9272000000000001E-2" table:style-name="ce1">
            <text:p>0.019272</text:p>
          </table:table-cell>
          <table:table-cell office:value-type="float" office:value="2.2751666666666667E-2" table:style-name="ce1">
            <text:p>0.022751667</text:p>
          </table:table-cell>
          <table:table-cell office:value-type="float" office:value="2.5428333333333334E-2" table:style-name="ce1">
            <text:p>0.025428333</text:p>
          </table:table-cell>
          <table:table-cell office:value-type="float" office:value="2.6498999999999998E-2" table:style-name="ce1">
            <text:p>0.026499</text:p>
          </table:table-cell>
          <table:table-cell office:value-type="float" office:value="2.6766666666666664E-2" table:style-name="ce1">
            <text:p>0.026766667</text:p>
          </table:table-cell>
          <table:table-cell office:value-type="float" office:value="2.6498999999999998E-2" table:style-name="ce1">
            <text:p>0.026499</text:p>
          </table:table-cell>
          <table:table-cell office:value-type="float" office:value="2.4893000000000002E-2" table:style-name="ce1">
            <text:p>0.024893</text:p>
          </table:table-cell>
          <table:table-cell office:value-type="float" office:value="2.4625333333333336E-2" table:style-name="ce1">
            <text:p>0.024625333</text:p>
          </table:table-cell>
          <table:table-cell office:value-type="float" office:value="2.409E-2" table:style-name="ce1">
            <text:p>0.02409</text:p>
          </table:table-cell>
          <table:table-cell office:value-type="float" office:value="2.3554666666666665E-2" table:style-name="ce1">
            <text:p>0.023554667</text:p>
          </table:table-cell>
          <table:table-cell office:value-type="float" office:value="2.4333333333333335E-2" table:style-name="ce1">
            <text:p>0.024333333</text:p>
          </table:table-cell>
          <table:table-cell office:value-type="float" office:value="2.6766666666666664E-2" table:style-name="ce1">
            <text:p>0.026766667</text:p>
          </table:table-cell>
          <table:table-cell office:value-type="float" office:value="2.871333333333333E-2" table:style-name="ce1">
            <text:p>0.028713333</text:p>
          </table:table-cell>
          <table:table-cell office:value-type="float" office:value="2.92E-2" table:style-name="ce1">
            <text:p>0.0292</text:p>
          </table:table-cell>
          <table:table-cell office:value-type="float" office:value="2.8469999999999999E-2" table:style-name="ce1">
            <text:p>0.02847</text:p>
          </table:table-cell>
          <table:table-cell office:value-type="float" office:value="2.555E-2" table:style-name="ce1">
            <text:p>0.02555</text:p>
          </table:table-cell>
          <table:table-cell office:value-type="float" office:value="2.1899999999999999E-2" table:style-name="ce1">
            <text:p>0.0219</text:p>
          </table:table-cell>
          <table:table-cell office:value-type="float" office:value="1.8736666666666669E-2" table:style-name="ce1">
            <text:p>0.018736667</text:p>
          </table:table-cell>
          <table:table-cell table:number-columns-repeated="16359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6.3692474999999998E-2" table:formula="of:=0.5775*[.U72]" table:style-name="ce1">
            <text:p>0.063692475</text:p>
          </table:table-cell>
          <table:table-cell office:value-type="float" office:value="6.2681483333333329E-2" table:style-name="ce1">
            <text:p>0.062681483</text:p>
          </table:table-cell>
          <table:table-cell office:value-type="float" office:value="6.0659500000000005E-2" table:style-name="ce1">
            <text:p>0.0606595</text:p>
          </table:table-cell>
          <table:table-cell office:value-type="float" office:value="5.863751666666666E-2" table:style-name="ce1">
            <text:p>0.058637517</text:p>
          </table:table-cell>
          <table:table-cell office:value-type="float" office:value="5.9648508333333336E-2" table:style-name="ce1">
            <text:p>0.059648508</text:p>
          </table:table-cell>
          <table:table-cell office:value-type="float" office:value="6.5714458333333337E-2" table:style-name="ce1">
            <text:p>0.065714458</text:p>
          </table:table-cell>
          <table:table-cell office:value-type="float" office:value="7.2791400000000006E-2" table:style-name="ce1">
            <text:p>0.0727914</text:p>
          </table:table-cell>
          <table:table-cell office:value-type="float" office:value="8.5934291666666662E-2" table:style-name="ce1">
            <text:p>0.085934292</text:p>
          </table:table-cell>
          <table:table-cell office:value-type="float" office:value="9.6044208333333339E-2" table:style-name="ce1">
            <text:p>0.096044208</text:p>
          </table:table-cell>
          <table:table-cell office:value-type="float" office:value="0.100088175" table:style-name="ce1">
            <text:p>0.100088175</text:p>
          </table:table-cell>
          <table:table-cell office:value-type="float" office:value="0.10109916666666666" table:style-name="ce1">
            <text:p>0.101099167</text:p>
          </table:table-cell>
          <table:table-cell office:value-type="float" office:value="0.100088175" table:style-name="ce1">
            <text:p>0.100088175</text:p>
          </table:table-cell>
          <table:table-cell office:value-type="float" office:value="9.4022225000000001E-2" table:style-name="ce1">
            <text:p>0.094022225</text:p>
          </table:table-cell>
          <table:table-cell office:value-type="float" office:value="9.3011233333333332E-2" table:style-name="ce1">
            <text:p>0.093011233</text:p>
          </table:table-cell>
          <table:table-cell office:value-type="float" office:value="9.0989249999999994E-2" table:style-name="ce1">
            <text:p>0.09098925</text:p>
          </table:table-cell>
          <table:table-cell office:value-type="float" office:value="8.8967266666666669E-2" table:style-name="ce1">
            <text:p>0.088967267</text:p>
          </table:table-cell>
          <table:table-cell office:value-type="float" office:value="9.1908333333333342E-2" table:style-name="ce1">
            <text:p>0.091908333</text:p>
          </table:table-cell>
          <table:table-cell office:value-type="float" office:value="0.10109916666666666" table:style-name="ce1">
            <text:p>0.101099167</text:p>
          </table:table-cell>
          <table:table-cell office:value-type="float" office:value="0.10845183333333332" table:style-name="ce1">
            <text:p>0.108451833</text:p>
          </table:table-cell>
          <table:table-cell office:value-type="float" office:value="0.11029" table:style-name="ce1">
            <text:p>0.11029</text:p>
          </table:table-cell>
          <table:table-cell office:value-type="float" office:value="0.10753275" table:style-name="ce1">
            <text:p>0.10753275</text:p>
          </table:table-cell>
          <table:table-cell office:value-type="float" office:value="9.6503749999999999E-2" table:style-name="ce1">
            <text:p>0.09650375</text:p>
          </table:table-cell>
          <table:table-cell office:value-type="float" office:value="8.2717499999999999E-2" table:style-name="ce1">
            <text:p>0.0827175</text:p>
          </table:table-cell>
          <table:table-cell office:value-type="float" office:value="7.0769416666666668E-2" table:style-name="ce1">
            <text:p>0.070769417</text:p>
          </table:table-cell>
          <table:table-cell table:number-columns-repeated="16359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2.0674499999999998E-2" table:formula="of:=0.5775*[.U73]" table:style-name="ce1">
            <text:p>0.0206745</text:p>
          </table:table-cell>
          <table:table-cell office:value-type="float" office:value="2.0346333333333334E-2" table:style-name="ce1">
            <text:p>0.020346333</text:p>
          </table:table-cell>
          <table:table-cell office:value-type="float" office:value="1.9689999999999999E-2" table:style-name="ce1">
            <text:p>0.01969</text:p>
          </table:table-cell>
          <table:table-cell office:value-type="float" office:value="1.9033666666666664E-2" table:style-name="ce1">
            <text:p>0.019033667</text:p>
          </table:table-cell>
          <table:table-cell office:value-type="float" office:value="1.9361833333333335E-2" table:style-name="ce1">
            <text:p>0.019361833</text:p>
          </table:table-cell>
          <table:table-cell office:value-type="float" office:value="2.1330833333333334E-2" table:style-name="ce1">
            <text:p>0.021330833</text:p>
          </table:table-cell>
          <table:table-cell office:value-type="float" office:value="2.3628E-2" table:style-name="ce1">
            <text:p>0.023628</text:p>
          </table:table-cell>
          <table:table-cell office:value-type="float" office:value="2.7894166666666664E-2" table:style-name="ce1">
            <text:p>0.027894167</text:p>
          </table:table-cell>
          <table:table-cell office:value-type="float" office:value="3.1175833333333333E-2" table:style-name="ce1">
            <text:p>0.031175833</text:p>
          </table:table-cell>
          <table:table-cell office:value-type="float" office:value="3.2488499999999997E-2" table:style-name="ce1">
            <text:p>0.0324885</text:p>
          </table:table-cell>
          <table:table-cell office:value-type="float" office:value="3.2816666666666661E-2" table:style-name="ce1">
            <text:p>0.032816667</text:p>
          </table:table-cell>
          <table:table-cell office:value-type="float" office:value="3.2488499999999997E-2" table:style-name="ce1">
            <text:p>0.0324885</text:p>
          </table:table-cell>
          <table:table-cell office:value-type="float" office:value="3.0519500000000001E-2" table:style-name="ce1">
            <text:p>0.0305195</text:p>
          </table:table-cell>
          <table:table-cell office:value-type="float" office:value="3.0191333333333334E-2" table:style-name="ce1">
            <text:p>0.030191333</text:p>
          </table:table-cell>
          <table:table-cell office:value-type="float" office:value="2.9534999999999999E-2" table:style-name="ce1">
            <text:p>0.029535</text:p>
          </table:table-cell>
          <table:table-cell office:value-type="float" office:value="2.8878666666666664E-2" table:style-name="ce1">
            <text:p>0.028878667</text:p>
          </table:table-cell>
          <table:table-cell office:value-type="float" office:value="2.9833333333333333E-2" table:style-name="ce1">
            <text:p>0.029833333</text:p>
          </table:table-cell>
          <table:table-cell office:value-type="float" office:value="3.2816666666666661E-2" table:style-name="ce1">
            <text:p>0.032816667</text:p>
          </table:table-cell>
          <table:table-cell office:value-type="float" office:value="3.5203333333333323E-2" table:style-name="ce1">
            <text:p>0.035203333</text:p>
          </table:table-cell>
          <table:table-cell office:value-type="float" office:value="3.5799999999999998E-2" table:style-name="ce1">
            <text:p>0.0358</text:p>
          </table:table-cell>
          <table:table-cell office:value-type="float" office:value="3.4904999999999999E-2" table:style-name="ce1">
            <text:p>0.034905</text:p>
          </table:table-cell>
          <table:table-cell office:value-type="float" office:value="3.1324999999999999E-2" table:style-name="ce1">
            <text:p>0.031325</text:p>
          </table:table-cell>
          <table:table-cell office:value-type="float" office:value="2.6849999999999999E-2" table:style-name="ce1">
            <text:p>0.02685</text:p>
          </table:table-cell>
          <table:table-cell office:value-type="float" office:value="2.2971666666666668E-2" table:style-name="ce1">
            <text:p>0.022971667</text:p>
          </table:table-cell>
          <table:table-cell table:number-columns-repeated="16359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-5.60175E-4" table:formula="of:=0.5775*[.U74]" table:style-name="ce1">
            <text:p>-0.000560175</text:p>
          </table:table-cell>
          <table:table-cell office:value-type="float" office:value="-5.5128333333333333E-4" table:style-name="ce1">
            <text:p>-0.000551283</text:p>
          </table:table-cell>
          <table:table-cell office:value-type="float" office:value="-5.3350000000000012E-4" table:style-name="ce1">
            <text:p>-0.0005335</text:p>
          </table:table-cell>
          <table:table-cell office:value-type="float" office:value="-5.1571666666666669E-4" table:style-name="ce1">
            <text:p>-0.000515717</text:p>
          </table:table-cell>
          <table:table-cell office:value-type="float" office:value="-5.2460833333333346E-4" table:style-name="ce1">
            <text:p>-0.000524608</text:p>
          </table:table-cell>
          <table:table-cell office:value-type="float" office:value="-5.7795833333333332E-4" table:style-name="ce1">
            <text:p>-0.000577958</text:p>
          </table:table-cell>
          <table:table-cell office:value-type="float" office:value="-6.4020000000000006E-4" table:style-name="ce1">
            <text:p>-0.0006402</text:p>
          </table:table-cell>
          <table:table-cell office:value-type="float" office:value="-7.5579166666666676E-4" table:style-name="ce1">
            <text:p>-0.000755792</text:p>
          </table:table-cell>
          <table:table-cell office:value-type="float" office:value="-8.4470833333333338E-4" table:style-name="ce1">
            <text:p>-0.000844708</text:p>
          </table:table-cell>
          <table:table-cell office:value-type="float" office:value="-8.8027500000000002E-4" table:style-name="ce1">
            <text:p>-0.000880275</text:p>
          </table:table-cell>
          <table:table-cell office:value-type="float" office:value="-8.8916666666666669E-4" table:style-name="ce1">
            <text:p>-0.000889167</text:p>
          </table:table-cell>
          <table:table-cell office:value-type="float" office:value="-8.8027500000000002E-4" table:style-name="ce1">
            <text:p>-0.000880275</text:p>
          </table:table-cell>
          <table:table-cell office:value-type="float" office:value="-8.2692500000000006E-4" table:style-name="ce1">
            <text:p>-0.000826925</text:p>
          </table:table-cell>
          <table:table-cell office:value-type="float" office:value="-8.1803333333333339E-4" table:style-name="ce1">
            <text:p>-0.000818033</text:p>
          </table:table-cell>
          <table:table-cell office:value-type="float" office:value="-8.0024999999999996E-4" table:style-name="ce1">
            <text:p>-0.00080025</text:p>
          </table:table-cell>
          <table:table-cell office:value-type="float" office:value="-7.8246666666666664E-4" table:style-name="ce1">
            <text:p>-0.000782467</text:p>
          </table:table-cell>
          <table:table-cell office:value-type="float" office:value="-8.0833333333333343E-4" table:style-name="ce1">
            <text:p>-0.000808333</text:p>
          </table:table-cell>
          <table:table-cell office:value-type="float" office:value="-8.8916666666666669E-4" table:style-name="ce1">
            <text:p>-0.000889167</text:p>
          </table:table-cell>
          <table:table-cell office:value-type="float" office:value="-9.5383333333333323E-4" table:style-name="ce1">
            <text:p>-0.000953833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4574999999999998E-4" table:style-name="ce1">
            <text:p>-0.00094575</text:p>
          </table:table-cell>
          <table:table-cell office:value-type="float" office:value="-8.4875E-4" table:style-name="ce1">
            <text:p>-0.00084875</text:p>
          </table:table-cell>
          <table:table-cell office:value-type="float" office:value="-7.2750000000000007E-4" table:style-name="ce1">
            <text:p>-0.0007275</text:p>
          </table:table-cell>
          <table:table-cell office:value-type="float" office:value="-6.2241666666666673E-4" table:style-name="ce1">
            <text:p>-0.000622417</text:p>
          </table:table-cell>
          <table:table-cell table:number-columns-repeated="16359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-1.114575E-3" table:formula="of:=0.5775*[.U75]" table:style-name="ce1">
            <text:p>-0.001114575</text:p>
          </table:table-cell>
          <table:table-cell office:value-type="float" office:value="-1.0968833333333335E-3" table:style-name="ce1">
            <text:p>-0.001096883</text:p>
          </table:table-cell>
          <table:table-cell office:value-type="float" office:value="-1.0615000000000002E-3" table:style-name="ce1">
            <text:p>-0.0010615</text:p>
          </table:table-cell>
          <table:table-cell office:value-type="float" office:value="-1.0261166666666666E-3" table:style-name="ce1">
            <text:p>-0.001026117</text:p>
          </table:table-cell>
          <table:table-cell office:value-type="float" office:value="-1.0438083333333334E-3" table:style-name="ce1">
            <text:p>-0.001043808</text:p>
          </table:table-cell>
          <table:table-cell office:value-type="float" office:value="-1.1499583333333333E-3" table:style-name="ce1">
            <text:p>-0.001149958</text:p>
          </table:table-cell>
          <table:table-cell office:value-type="float" office:value="-1.2738000000000001E-3" table:style-name="ce1">
            <text:p>-0.0012738</text:p>
          </table:table-cell>
          <table:table-cell office:value-type="float" office:value="-1.5037916666666667E-3" table:style-name="ce1">
            <text:p>-0.001503792</text:p>
          </table:table-cell>
          <table:table-cell office:value-type="float" office:value="-1.6807083333333335E-3" table:style-name="ce1">
            <text:p>-0.001680708</text:p>
          </table:table-cell>
          <table:table-cell office:value-type="float" office:value="-1.751475E-3" table:style-name="ce1">
            <text:p>-0.001751475</text:p>
          </table:table-cell>
          <table:table-cell office:value-type="float" office:value="-1.7691666666666667E-3" table:style-name="ce1">
            <text:p>-0.001769167</text:p>
          </table:table-cell>
          <table:table-cell office:value-type="float" office:value="-1.751475E-3" table:style-name="ce1">
            <text:p>-0.001751475</text:p>
          </table:table-cell>
          <table:table-cell office:value-type="float" office:value="-1.6453250000000002E-3" table:style-name="ce1">
            <text:p>-0.001645325</text:p>
          </table:table-cell>
          <table:table-cell office:value-type="float" office:value="-1.6276333333333334E-3" table:style-name="ce1">
            <text:p>-0.001627633</text:p>
          </table:table-cell>
          <table:table-cell office:value-type="float" office:value="-1.5922499999999999E-3" table:style-name="ce1">
            <text:p>-0.00159225</text:p>
          </table:table-cell>
          <table:table-cell office:value-type="float" office:value="-1.5568666666666666E-3" table:style-name="ce1">
            <text:p>-0.001556867</text:p>
          </table:table-cell>
          <table:table-cell office:value-type="float" office:value="-1.6083333333333334E-3" table:style-name="ce1">
            <text:p>-0.001608333</text:p>
          </table:table-cell>
          <table:table-cell office:value-type="float" office:value="-1.7691666666666667E-3" table:style-name="ce1">
            <text:p>-0.001769167</text:p>
          </table:table-cell>
          <table:table-cell office:value-type="float" office:value="-1.8978333333333332E-3" table:style-name="ce1">
            <text:p>-0.00189783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88175E-3" table:style-name="ce1">
            <text:p>-0.00188175</text:p>
          </table:table-cell>
          <table:table-cell office:value-type="float" office:value="-1.6887500000000001E-3" table:style-name="ce1">
            <text:p>-0.00168875</text:p>
          </table:table-cell>
          <table:table-cell office:value-type="float" office:value="-1.4475E-3" table:style-name="ce1">
            <text:p>-0.0014475</text:p>
          </table:table-cell>
          <table:table-cell office:value-type="float" office:value="-1.2384166666666667E-3" table:style-name="ce1">
            <text:p>-0.001238417</text:p>
          </table:table-cell>
          <table:table-cell table:number-columns-repeated="16359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-4.46985E-3" table:formula="of:=0.5775*[.U76]" table:style-name="ce1">
            <text:p>-0.00446985</text:p>
          </table:table-cell>
          <table:table-cell office:value-type="float" office:value="-4.3989000000000007E-3" table:style-name="ce1">
            <text:p>-0.0043989</text:p>
          </table:table-cell>
          <table:table-cell office:value-type="float" office:value="-4.2570000000000004E-3" table:style-name="ce1">
            <text:p>-0.004257</text:p>
          </table:table-cell>
          <table:table-cell office:value-type="float" office:value="-4.1151E-3" table:style-name="ce1">
            <text:p>-0.0041151</text:p>
          </table:table-cell>
          <table:table-cell office:value-type="float" office:value="-4.1860500000000002E-3" table:style-name="ce1">
            <text:p>-0.00418605</text:p>
          </table:table-cell>
          <table:table-cell office:value-type="float" office:value="-4.6117500000000004E-3" table:style-name="ce1">
            <text:p>-0.00461175</text:p>
          </table:table-cell>
          <table:table-cell office:value-type="float" office:value="-5.1084000000000008E-3" table:style-name="ce1">
            <text:p>-0.0051084</text:p>
          </table:table-cell>
          <table:table-cell office:value-type="float" office:value="-6.0307500000000005E-3" table:style-name="ce1">
            <text:p>-0.00603075</text:p>
          </table:table-cell>
          <table:table-cell office:value-type="float" office:value="-6.7402500000000006E-3" table:style-name="ce1">
            <text:p>-0.00674025</text:p>
          </table:table-cell>
          <table:table-cell office:value-type="float" office:value="-7.0240500000000004E-3" table:style-name="ce1">
            <text:p>-0.00702405</text:p>
          </table:table-cell>
          <table:table-cell office:value-type="float" office:value="-7.0949999999999997E-3" table:style-name="ce1">
            <text:p>-0.007095</text:p>
          </table:table-cell>
          <table:table-cell office:value-type="float" office:value="-7.0240500000000004E-3" table:style-name="ce1">
            <text:p>-0.00702405</text:p>
          </table:table-cell>
          <table:table-cell office:value-type="float" office:value="-6.5983500000000002E-3" table:style-name="ce1">
            <text:p>-0.00659835</text:p>
          </table:table-cell>
          <table:table-cell office:value-type="float" office:value="-6.5274000000000009E-3" table:style-name="ce1">
            <text:p>-0.0065274</text:p>
          </table:table-cell>
          <table:table-cell office:value-type="float" office:value="-6.3854999999999997E-3" table:style-name="ce1">
            <text:p>-0.0063855</text:p>
          </table:table-cell>
          <table:table-cell office:value-type="float" office:value="-6.2436000000000002E-3" table:style-name="ce1">
            <text:p>-0.0062436</text:p>
          </table:table-cell>
          <table:table-cell office:value-type="float" office:value="-6.4500000000000009E-3" table:style-name="ce1">
            <text:p>-0.00645</text:p>
          </table:table-cell>
          <table:table-cell office:value-type="float" office:value="-7.0949999999999997E-3" table:style-name="ce1">
            <text:p>-0.007095</text:p>
          </table:table-cell>
          <table:table-cell office:value-type="float" office:value="-7.6109999999999988E-3" table:style-name="ce1">
            <text:p>-0.007611</text:p>
          </table:table-cell>
          <table:table-cell office:value-type="float" office:value="-7.7400000000000004E-3" table:style-name="ce1">
            <text:p>-0.00774</text:p>
          </table:table-cell>
          <table:table-cell office:value-type="float" office:value="-7.5465000000000003E-3" table:style-name="ce1">
            <text:p>-0.0075465</text:p>
          </table:table-cell>
          <table:table-cell office:value-type="float" office:value="-6.7725000000000007E-3" table:style-name="ce1">
            <text:p>-0.0067725</text:p>
          </table:table-cell>
          <table:table-cell office:value-type="float" office:value="-5.8050000000000003E-3" table:style-name="ce1">
            <text:p>-0.005805</text:p>
          </table:table-cell>
          <table:table-cell office:value-type="float" office:value="-4.9665000000000004E-3" table:style-name="ce1">
            <text:p>-0.0049665</text:p>
          </table:table-cell>
          <table:table-cell table:number-columns-repeated="1635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1.9559924999999999E-2" table:formula="of:=0.5775*[.U77]" table:style-name="ce1">
            <text:p>0.019559925</text:p>
          </table:table-cell>
          <table:table-cell office:value-type="float" office:value="1.9249449999999998E-2" table:style-name="ce1">
            <text:p>0.01924945</text:p>
          </table:table-cell>
          <table:table-cell office:value-type="float" office:value="1.8628499999999999E-2" table:style-name="ce1">
            <text:p>0.0186285</text:p>
          </table:table-cell>
          <table:table-cell office:value-type="float" office:value="1.8007549999999997E-2" table:style-name="ce1">
            <text:p>0.01800755</text:p>
          </table:table-cell>
          <table:table-cell office:value-type="float" office:value="1.8318025000000002E-2" table:style-name="ce1">
            <text:p>0.018318025</text:p>
          </table:table-cell>
          <table:table-cell office:value-type="float" office:value="2.0180874999999997E-2" table:style-name="ce1">
            <text:p>0.020180875</text:p>
          </table:table-cell>
          <table:table-cell office:value-type="float" office:value="2.2354199999999998E-2" table:style-name="ce1">
            <text:p>0.0223542</text:p>
          </table:table-cell>
          <table:table-cell office:value-type="float" office:value="2.6390374999999997E-2" table:style-name="ce1">
            <text:p>0.026390375</text:p>
          </table:table-cell>
          <table:table-cell office:value-type="float" office:value="2.9495124999999997E-2" table:style-name="ce1">
            <text:p>0.029495125</text:p>
          </table:table-cell>
          <table:table-cell office:value-type="float" office:value="3.0737024999999998E-2" table:style-name="ce1">
            <text:p>0.030737025</text:p>
          </table:table-cell>
          <table:table-cell office:value-type="float" office:value="3.1047499999999995E-2" table:style-name="ce1">
            <text:p>0.0310475</text:p>
          </table:table-cell>
          <table:table-cell office:value-type="float" office:value="3.0737024999999998E-2" table:style-name="ce1">
            <text:p>0.030737025</text:p>
          </table:table-cell>
          <table:table-cell office:value-type="float" office:value="2.8874174999999998E-2" table:style-name="ce1">
            <text:p>0.028874175</text:p>
          </table:table-cell>
          <table:table-cell office:value-type="float" office:value="2.8563700000000001E-2" table:style-name="ce1">
            <text:p>0.0285637</text:p>
          </table:table-cell>
          <table:table-cell office:value-type="float" office:value="2.7942749999999995E-2" table:style-name="ce1">
            <text:p>0.02794275</text:p>
          </table:table-cell>
          <table:table-cell office:value-type="float" office:value="2.7321799999999997E-2" table:style-name="ce1">
            <text:p>0.0273218</text:p>
          </table:table-cell>
          <table:table-cell office:value-type="float" office:value="2.8225E-2" table:style-name="ce1">
            <text:p>0.028225</text:p>
          </table:table-cell>
          <table:table-cell office:value-type="float" office:value="3.1047499999999995E-2" table:style-name="ce1">
            <text:p>0.0310475</text:p>
          </table:table-cell>
          <table:table-cell office:value-type="float" office:value="3.3305499999999995E-2" table:style-name="ce1">
            <text:p>0.0333055</text:p>
          </table:table-cell>
          <table:table-cell office:value-type="float" office:value="3.3869999999999997E-2" table:style-name="ce1">
            <text:p>0.03387</text:p>
          </table:table-cell>
          <table:table-cell office:value-type="float" office:value="3.3023249999999997E-2" table:style-name="ce1">
            <text:p>0.03302325</text:p>
          </table:table-cell>
          <table:table-cell office:value-type="float" office:value="2.9636249999999996E-2" table:style-name="ce1">
            <text:p>0.02963625</text:p>
          </table:table-cell>
          <table:table-cell office:value-type="float" office:value="2.5402499999999998E-2" table:style-name="ce1">
            <text:p>0.0254025</text:p>
          </table:table-cell>
          <table:table-cell office:value-type="float" office:value="2.1733249999999999E-2" table:style-name="ce1">
            <text:p>0.02173325</text:p>
          </table:table-cell>
          <table:table-cell table:number-columns-repeated="16359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6.9871724999999996E-2" table:formula="of:=0.5775*[.U78]" table:style-name="ce1">
            <text:p>0.069871725</text:p>
          </table:table-cell>
          <table:table-cell office:value-type="float" office:value="6.8762650000000008E-2" table:style-name="ce1">
            <text:p>0.06876265</text:p>
          </table:table-cell>
          <table:table-cell office:value-type="float" office:value="6.6544500000000006E-2" table:style-name="ce1">
            <text:p>0.0665445</text:p>
          </table:table-cell>
          <table:table-cell office:value-type="float" office:value="6.432634999999999E-2" table:style-name="ce1">
            <text:p>0.06432635</text:p>
          </table:table-cell>
          <table:table-cell office:value-type="float" office:value="6.5435425000000005E-2" table:style-name="ce1">
            <text:p>0.065435425</text:p>
          </table:table-cell>
          <table:table-cell office:value-type="float" office:value="7.2089874999999998E-2" table:style-name="ce1">
            <text:p>0.072089875</text:p>
          </table:table-cell>
          <table:table-cell office:value-type="float" office:value="7.9853400000000005E-2" table:style-name="ce1">
            <text:p>0.0798534</text:p>
          </table:table-cell>
          <table:table-cell office:value-type="float" office:value="9.4271375000000004E-2" table:style-name="ce1">
            <text:p>0.094271375</text:p>
          </table:table-cell>
          <table:table-cell office:value-type="float" office:value="0.105362125" table:style-name="ce1">
            <text:p>0.105362125</text:p>
          </table:table-cell>
          <table:table-cell office:value-type="float" office:value="0.10979842499999999" table:style-name="ce1">
            <text:p>0.109798425</text:p>
          </table:table-cell>
          <table:table-cell office:value-type="float" office:value="0.11090749999999999" table:style-name="ce1">
            <text:p>0.1109075</text:p>
          </table:table-cell>
          <table:table-cell office:value-type="float" office:value="0.10979842499999999" table:style-name="ce1">
            <text:p>0.109798425</text:p>
          </table:table-cell>
          <table:table-cell office:value-type="float" office:value="0.103143975" table:style-name="ce1">
            <text:p>0.103143975</text:p>
          </table:table-cell>
          <table:table-cell office:value-type="float" office:value="0.10203490000000001" table:style-name="ce1">
            <text:p>0.1020349</text:p>
          </table:table-cell>
          <table:table-cell office:value-type="float" office:value="9.9816749999999996E-2" table:style-name="ce1">
            <text:p>0.09981675</text:p>
          </table:table-cell>
          <table:table-cell office:value-type="float" office:value="9.7598599999999994E-2" table:style-name="ce1">
            <text:p>0.0975986</text:p>
          </table:table-cell>
          <table:table-cell office:value-type="float" office:value="0.100825" table:style-name="ce1">
            <text:p>0.100825</text:p>
          </table:table-cell>
          <table:table-cell office:value-type="float" office:value="0.11090749999999999" table:style-name="ce1">
            <text:p>0.1109075</text:p>
          </table:table-cell>
          <table:table-cell office:value-type="float" office:value="0.11897349999999998" table:style-name="ce1">
            <text:p>0.1189735</text:p>
          </table:table-cell>
          <table:table-cell office:value-type="float" office:value="0.12099" table:style-name="ce1">
            <text:p>0.12099</text:p>
          </table:table-cell>
          <table:table-cell office:value-type="float" office:value="0.11796524999999999" table:style-name="ce1">
            <text:p>0.11796525</text:p>
          </table:table-cell>
          <table:table-cell office:value-type="float" office:value="0.10586625" table:style-name="ce1">
            <text:p>0.10586625</text:p>
          </table:table-cell>
          <table:table-cell office:value-type="float" office:value="9.0742500000000004E-2" table:style-name="ce1">
            <text:p>0.0907425</text:p>
          </table:table-cell>
          <table:table-cell office:value-type="float" office:value="7.7635250000000003E-2" table:style-name="ce1">
            <text:p>0.07763525</text:p>
          </table:table-cell>
          <table:table-cell table:number-columns-repeated="16359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2.234925E-3" table:formula="of:=0.5775*[.U79]" table:style-name="ce1">
            <text:p>0.002234925</text:p>
          </table:table-cell>
          <table:table-cell office:value-type="float" office:value="2.1994500000000004E-3" table:style-name="ce1">
            <text:p>0.00219945</text:p>
          </table:table-cell>
          <table:table-cell office:value-type="float" office:value="2.1285000000000002E-3" table:style-name="ce1">
            <text:p>0.0021285</text:p>
          </table:table-cell>
          <table:table-cell office:value-type="float" office:value="2.05755E-3" table:style-name="ce1">
            <text:p>0.00205755</text:p>
          </table:table-cell>
          <table:table-cell office:value-type="float" office:value="2.0930250000000001E-3" table:style-name="ce1">
            <text:p>0.002093025</text:p>
          </table:table-cell>
          <table:table-cell office:value-type="float" office:value="2.3058750000000002E-3" table:style-name="ce1">
            <text:p>0.002305875</text:p>
          </table:table-cell>
          <table:table-cell office:value-type="float" office:value="2.5542000000000004E-3" table:style-name="ce1">
            <text:p>0.0025542</text:p>
          </table:table-cell>
          <table:table-cell office:value-type="float" office:value="3.0153750000000003E-3" table:style-name="ce1">
            <text:p>0.003015375</text:p>
          </table:table-cell>
          <table:table-cell office:value-type="float" office:value="3.3701250000000003E-3" table:style-name="ce1">
            <text:p>0.003370125</text:p>
          </table:table-cell>
          <table:table-cell office:value-type="float" office:value="3.5120250000000002E-3" table:style-name="ce1">
            <text:p>0.003512025</text:p>
          </table:table-cell>
          <table:table-cell office:value-type="float" office:value="3.5474999999999999E-3" table:style-name="ce1">
            <text:p>0.0035475</text:p>
          </table:table-cell>
          <table:table-cell office:value-type="float" office:value="3.5120250000000002E-3" table:style-name="ce1">
            <text:p>0.003512025</text:p>
          </table:table-cell>
          <table:table-cell office:value-type="float" office:value="3.2991750000000001E-3" table:style-name="ce1">
            <text:p>0.003299175</text:p>
          </table:table-cell>
          <table:table-cell office:value-type="float" office:value="3.2637000000000005E-3" table:style-name="ce1">
            <text:p>0.0032637</text:p>
          </table:table-cell>
          <table:table-cell office:value-type="float" office:value="3.1927499999999998E-3" table:style-name="ce1">
            <text:p>0.00319275</text:p>
          </table:table-cell>
          <table:table-cell office:value-type="float" office:value="3.1218000000000001E-3" table:style-name="ce1">
            <text:p>0.0031218</text:p>
          </table:table-cell>
          <table:table-cell office:value-type="float" office:value="3.2250000000000004E-3" table:style-name="ce1">
            <text:p>0.003225</text:p>
          </table:table-cell>
          <table:table-cell office:value-type="float" office:value="3.5474999999999999E-3" table:style-name="ce1">
            <text:p>0.0035475</text:p>
          </table:table-cell>
          <table:table-cell office:value-type="float" office:value="3.8054999999999994E-3" table:style-name="ce1">
            <text:p>0.0038055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7732500000000001E-3" table:style-name="ce1">
            <text:p>0.00377325</text:p>
          </table:table-cell>
          <table:table-cell office:value-type="float" office:value="3.3862500000000004E-3" table:style-name="ce1">
            <text:p>0.00338625</text:p>
          </table:table-cell>
          <table:table-cell office:value-type="float" office:value="2.9025000000000001E-3" table:style-name="ce1">
            <text:p>0.0029025</text:p>
          </table:table-cell>
          <table:table-cell office:value-type="float" office:value="2.4832500000000002E-3" table:style-name="ce1">
            <text:p>0.00248325</text:p>
          </table:table-cell>
          <table:table-cell table:number-columns-repeated="16359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-2.7951E-3" table:formula="of:=0.5775*[.U80]" table:style-name="ce1">
            <text:p>-0.0027951</text:p>
          </table:table-cell>
          <table:table-cell office:value-type="float" office:value="-2.7507333333333332E-3" table:style-name="ce1">
            <text:p>-0.002750733</text:p>
          </table:table-cell>
          <table:table-cell office:value-type="float" office:value="-2.6619999999999999E-3" table:style-name="ce1">
            <text:p>-0.002662</text:p>
          </table:table-cell>
          <table:table-cell office:value-type="float" office:value="-2.5732666666666662E-3" table:style-name="ce1">
            <text:p>-0.002573267</text:p>
          </table:table-cell>
          <table:table-cell office:value-type="float" office:value="-2.6176333333333334E-3" table:style-name="ce1">
            <text:p>-0.002617633</text:p>
          </table:table-cell>
          <table:table-cell office:value-type="float" office:value="-2.8838333333333333E-3" table:style-name="ce1">
            <text:p>-0.002883833</text:p>
          </table:table-cell>
          <table:table-cell office:value-type="float" office:value="-3.1944E-3" table:style-name="ce1">
            <text:p>-0.0031944</text:p>
          </table:table-cell>
          <table:table-cell office:value-type="float" office:value="-3.7711666666666666E-3" table:style-name="ce1">
            <text:p>-0.003771167</text:p>
          </table:table-cell>
          <table:table-cell office:value-type="float" office:value="-4.2148333333333335E-3" table:style-name="ce1">
            <text:p>-0.004214833</text:p>
          </table:table-cell>
          <table:table-cell office:value-type="float" office:value="-4.3922999999999992E-3" table:style-name="ce1">
            <text:p>-0.0043923</text:p>
          </table:table-cell>
          <table:table-cell office:value-type="float" office:value="-4.436666666666666E-3" table:style-name="ce1">
            <text:p>-0.004436667</text:p>
          </table:table-cell>
          <table:table-cell office:value-type="float" office:value="-4.3922999999999992E-3" table:style-name="ce1">
            <text:p>-0.0043923</text:p>
          </table:table-cell>
          <table:table-cell office:value-type="float" office:value="-4.1260999999999997E-3" table:style-name="ce1">
            <text:p>-0.0041261</text:p>
          </table:table-cell>
          <table:table-cell office:value-type="float" office:value="-4.0817333333333329E-3" table:style-name="ce1">
            <text:p>-0.004081733</text:p>
          </table:table-cell>
          <table:table-cell office:value-type="float" office:value="-3.9929999999999992E-3" table:style-name="ce1">
            <text:p>-0.003993</text:p>
          </table:table-cell>
          <table:table-cell office:value-type="float" office:value="-3.9042666666666663E-3" table:style-name="ce1">
            <text:p>-0.003904267</text:p>
          </table:table-cell>
          <table:table-cell office:value-type="float" office:value="-4.0333333333333332E-3" table:style-name="ce1">
            <text:p>-0.004033333</text:p>
          </table:table-cell>
          <table:table-cell office:value-type="float" office:value="-4.436666666666666E-3" table:style-name="ce1">
            <text:p>-0.004436667</text:p>
          </table:table-cell>
          <table:table-cell office:value-type="float" office:value="-4.7593333333333324E-3" table:style-name="ce1">
            <text:p>-0.004759333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7189999999999992E-3" table:style-name="ce1">
            <text:p>-0.004719</text:p>
          </table:table-cell>
          <table:table-cell office:value-type="float" office:value="-4.235E-3" table:style-name="ce1">
            <text:p>-0.004235</text:p>
          </table:table-cell>
          <table:table-cell office:value-type="float" office:value="-3.6299999999999995E-3" table:style-name="ce1">
            <text:p>-0.00363</text:p>
          </table:table-cell>
          <table:table-cell office:value-type="float" office:value="-3.1056666666666667E-3" table:style-name="ce1">
            <text:p>-0.003105667</text:p>
          </table:table-cell>
          <table:table-cell table:number-columns-repeated="16359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-2.234925E-3" table:formula="of:=0.5775*[.U81]" table:style-name="ce1">
            <text:p>-0.002234925</text:p>
          </table:table-cell>
          <table:table-cell office:value-type="float" office:value="-2.1994500000000004E-3" table:style-name="ce1">
            <text:p>-0.00219945</text:p>
          </table:table-cell>
          <table:table-cell office:value-type="float" office:value="-2.1285000000000002E-3" table:style-name="ce1">
            <text:p>-0.0021285</text:p>
          </table:table-cell>
          <table:table-cell office:value-type="float" office:value="-2.05755E-3" table:style-name="ce1">
            <text:p>-0.00205755</text:p>
          </table:table-cell>
          <table:table-cell office:value-type="float" office:value="-2.0930250000000001E-3" table:style-name="ce1">
            <text:p>-0.002093025</text:p>
          </table:table-cell>
          <table:table-cell office:value-type="float" office:value="-2.3058750000000002E-3" table:style-name="ce1">
            <text:p>-0.002305875</text:p>
          </table:table-cell>
          <table:table-cell office:value-type="float" office:value="-2.5542000000000004E-3" table:style-name="ce1">
            <text:p>-0.0025542</text:p>
          </table:table-cell>
          <table:table-cell office:value-type="float" office:value="-3.0153750000000003E-3" table:style-name="ce1">
            <text:p>-0.003015375</text:p>
          </table:table-cell>
          <table:table-cell office:value-type="float" office:value="-3.3701250000000003E-3" table:style-name="ce1">
            <text:p>-0.003370125</text:p>
          </table:table-cell>
          <table:table-cell office:value-type="float" office:value="-3.5120250000000002E-3" table:style-name="ce1">
            <text:p>-0.003512025</text:p>
          </table:table-cell>
          <table:table-cell office:value-type="float" office:value="-3.5474999999999999E-3" table:style-name="ce1">
            <text:p>-0.0035475</text:p>
          </table:table-cell>
          <table:table-cell office:value-type="float" office:value="-3.5120250000000002E-3" table:style-name="ce1">
            <text:p>-0.003512025</text:p>
          </table:table-cell>
          <table:table-cell office:value-type="float" office:value="-3.2991750000000001E-3" table:style-name="ce1">
            <text:p>-0.003299175</text:p>
          </table:table-cell>
          <table:table-cell office:value-type="float" office:value="-3.2637000000000005E-3" table:style-name="ce1">
            <text:p>-0.0032637</text:p>
          </table:table-cell>
          <table:table-cell office:value-type="float" office:value="-3.1927499999999998E-3" table:style-name="ce1">
            <text:p>-0.00319275</text:p>
          </table:table-cell>
          <table:table-cell office:value-type="float" office:value="-3.1218000000000001E-3" table:style-name="ce1">
            <text:p>-0.0031218</text:p>
          </table:table-cell>
          <table:table-cell office:value-type="float" office:value="-3.2250000000000004E-3" table:style-name="ce1">
            <text:p>-0.003225</text:p>
          </table:table-cell>
          <table:table-cell office:value-type="float" office:value="-3.5474999999999999E-3" table:style-name="ce1">
            <text:p>-0.0035475</text:p>
          </table:table-cell>
          <table:table-cell office:value-type="float" office:value="-3.8054999999999994E-3" table:style-name="ce1">
            <text:p>-0.0038055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7732500000000001E-3" table:style-name="ce1">
            <text:p>-0.00377325</text:p>
          </table:table-cell>
          <table:table-cell office:value-type="float" office:value="-3.3862500000000004E-3" table:style-name="ce1">
            <text:p>-0.00338625</text:p>
          </table:table-cell>
          <table:table-cell office:value-type="float" office:value="-2.9025000000000001E-3" table:style-name="ce1">
            <text:p>-0.0029025</text:p>
          </table:table-cell>
          <table:table-cell office:value-type="float" office:value="-2.4832500000000002E-3" table:style-name="ce1">
            <text:p>-0.00248325</text:p>
          </table:table-cell>
          <table:table-cell table:number-columns-repeated="16359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-2.7951E-3" table:formula="of:=0.5775*[.U82]" table:style-name="ce1">
            <text:p>-0.0027951</text:p>
          </table:table-cell>
          <table:table-cell office:value-type="float" office:value="-2.7507333333333332E-3" table:style-name="ce1">
            <text:p>-0.002750733</text:p>
          </table:table-cell>
          <table:table-cell office:value-type="float" office:value="-2.6619999999999999E-3" table:style-name="ce1">
            <text:p>-0.002662</text:p>
          </table:table-cell>
          <table:table-cell office:value-type="float" office:value="-2.5732666666666662E-3" table:style-name="ce1">
            <text:p>-0.002573267</text:p>
          </table:table-cell>
          <table:table-cell office:value-type="float" office:value="-2.6176333333333334E-3" table:style-name="ce1">
            <text:p>-0.002617633</text:p>
          </table:table-cell>
          <table:table-cell office:value-type="float" office:value="-2.8838333333333333E-3" table:style-name="ce1">
            <text:p>-0.002883833</text:p>
          </table:table-cell>
          <table:table-cell office:value-type="float" office:value="-3.1944E-3" table:style-name="ce1">
            <text:p>-0.0031944</text:p>
          </table:table-cell>
          <table:table-cell office:value-type="float" office:value="-3.7711666666666666E-3" table:style-name="ce1">
            <text:p>-0.003771167</text:p>
          </table:table-cell>
          <table:table-cell office:value-type="float" office:value="-4.2148333333333335E-3" table:style-name="ce1">
            <text:p>-0.004214833</text:p>
          </table:table-cell>
          <table:table-cell office:value-type="float" office:value="-4.3922999999999992E-3" table:style-name="ce1">
            <text:p>-0.0043923</text:p>
          </table:table-cell>
          <table:table-cell office:value-type="float" office:value="-4.436666666666666E-3" table:style-name="ce1">
            <text:p>-0.004436667</text:p>
          </table:table-cell>
          <table:table-cell office:value-type="float" office:value="-4.3922999999999992E-3" table:style-name="ce1">
            <text:p>-0.0043923</text:p>
          </table:table-cell>
          <table:table-cell office:value-type="float" office:value="-4.1260999999999997E-3" table:style-name="ce1">
            <text:p>-0.0041261</text:p>
          </table:table-cell>
          <table:table-cell office:value-type="float" office:value="-4.0817333333333329E-3" table:style-name="ce1">
            <text:p>-0.004081733</text:p>
          </table:table-cell>
          <table:table-cell office:value-type="float" office:value="-3.9929999999999992E-3" table:style-name="ce1">
            <text:p>-0.003993</text:p>
          </table:table-cell>
          <table:table-cell office:value-type="float" office:value="-3.9042666666666663E-3" table:style-name="ce1">
            <text:p>-0.003904267</text:p>
          </table:table-cell>
          <table:table-cell office:value-type="float" office:value="-4.0333333333333332E-3" table:style-name="ce1">
            <text:p>-0.004033333</text:p>
          </table:table-cell>
          <table:table-cell office:value-type="float" office:value="-4.436666666666666E-3" table:style-name="ce1">
            <text:p>-0.004436667</text:p>
          </table:table-cell>
          <table:table-cell office:value-type="float" office:value="-4.7593333333333324E-3" table:style-name="ce1">
            <text:p>-0.004759333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7189999999999992E-3" table:style-name="ce1">
            <text:p>-0.004719</text:p>
          </table:table-cell>
          <table:table-cell office:value-type="float" office:value="-4.235E-3" table:style-name="ce1">
            <text:p>-0.004235</text:p>
          </table:table-cell>
          <table:table-cell office:value-type="float" office:value="-3.6299999999999995E-3" table:style-name="ce1">
            <text:p>-0.00363</text:p>
          </table:table-cell>
          <table:table-cell office:value-type="float" office:value="-3.1056666666666667E-3" table:style-name="ce1">
            <text:p>-0.003105667</text:p>
          </table:table-cell>
          <table:table-cell table:number-columns-repeated="16359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0.19443269999999999" table:formula="of:=0.5775*[.U83]" table:style-name="ce1">
            <text:p>0.1944327</text:p>
          </table:table-cell>
          <table:table-cell office:value-type="float" office:value="0.19134646666666666" table:style-name="ce1">
            <text:p>0.191346467</text:p>
          </table:table-cell>
          <table:table-cell office:value-type="float" office:value="0.18517400000000001" table:style-name="ce1">
            <text:p>0.185174</text:p>
          </table:table-cell>
          <table:table-cell office:value-type="float" office:value="0.1790015333333333" table:style-name="ce1">
            <text:p>0.179001533</text:p>
          </table:table-cell>
          <table:table-cell office:value-type="float" office:value="0.18208776666666668" table:style-name="ce1">
            <text:p>0.182087767</text:p>
          </table:table-cell>
          <table:table-cell office:value-type="float" office:value="0.20060516666666664" table:style-name="ce1">
            <text:p>0.200605167</text:p>
          </table:table-cell>
          <table:table-cell office:value-type="float" office:value="0.22220879999999998" table:style-name="ce1">
            <text:p>0.2222088</text:p>
          </table:table-cell>
          <table:table-cell office:value-type="float" office:value="0.26232983333333332" table:style-name="ce1">
            <text:p>0.262329833</text:p>
          </table:table-cell>
          <table:table-cell office:value-type="float" office:value="0.29319216666666664" table:style-name="ce1">
            <text:p>0.293192167</text:p>
          </table:table-cell>
          <table:table-cell office:value-type="float" office:value="0.30553709999999995" table:style-name="ce1">
            <text:p>0.3055371</text:p>
          </table:table-cell>
          <table:table-cell office:value-type="float" office:value="0.30862333333333331" table:style-name="ce1">
            <text:p>0.308623333</text:p>
          </table:table-cell>
          <table:table-cell office:value-type="float" office:value="0.30553709999999995" table:style-name="ce1">
            <text:p>0.3055371</text:p>
          </table:table-cell>
          <table:table-cell office:value-type="float" office:value="0.28701969999999999" table:style-name="ce1">
            <text:p>0.2870197</text:p>
          </table:table-cell>
          <table:table-cell office:value-type="float" office:value="0.28393346666666669" table:style-name="ce1">
            <text:p>0.283933467</text:p>
          </table:table-cell>
          <table:table-cell office:value-type="float" office:value="0.27776099999999998" table:style-name="ce1">
            <text:p>0.277761</text:p>
          </table:table-cell>
          <table:table-cell office:value-type="float" office:value="0.27158853333333333" table:style-name="ce1">
            <text:p>0.271588533</text:p>
          </table:table-cell>
          <table:table-cell office:value-type="float" office:value="0.28056666666666669" table:style-name="ce1">
            <text:p>0.280566667</text:p>
          </table:table-cell>
          <table:table-cell office:value-type="float" office:value="0.30862333333333331" table:style-name="ce1">
            <text:p>0.308623333</text:p>
          </table:table-cell>
          <table:table-cell office:value-type="float" office:value="0.33106866666666657" table:style-name="ce1">
            <text:p>0.331068667</text:p>
          </table:table-cell>
          <table:table-cell office:value-type="float" office:value="0.33667999999999998" table:style-name="ce1">
            <text:p>0.33668</text:p>
          </table:table-cell>
          <table:table-cell office:value-type="float" office:value="0.32826299999999997" table:style-name="ce1">
            <text:p>0.328263</text:p>
          </table:table-cell>
          <table:table-cell office:value-type="float" office:value="0.294595" table:style-name="ce1">
            <text:p>0.294595</text:p>
          </table:table-cell>
          <table:table-cell office:value-type="float" office:value="0.25251000000000001" table:style-name="ce1">
            <text:p>0.25251</text:p>
          </table:table-cell>
          <table:table-cell office:value-type="float" office:value="0.21603633333333333" table:style-name="ce1">
            <text:p>0.216036333</text:p>
          </table:table-cell>
          <table:table-cell table:number-columns-repeated="16359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-2.234925E-3" table:formula="of:=0.5775*[.U84]" table:style-name="ce1">
            <text:p>-0.002234925</text:p>
          </table:table-cell>
          <table:table-cell office:value-type="float" office:value="-2.1994500000000004E-3" table:style-name="ce1">
            <text:p>-0.00219945</text:p>
          </table:table-cell>
          <table:table-cell office:value-type="float" office:value="-2.1285000000000002E-3" table:style-name="ce1">
            <text:p>-0.0021285</text:p>
          </table:table-cell>
          <table:table-cell office:value-type="float" office:value="-2.05755E-3" table:style-name="ce1">
            <text:p>-0.00205755</text:p>
          </table:table-cell>
          <table:table-cell office:value-type="float" office:value="-2.0930250000000001E-3" table:style-name="ce1">
            <text:p>-0.002093025</text:p>
          </table:table-cell>
          <table:table-cell office:value-type="float" office:value="-2.3058750000000002E-3" table:style-name="ce1">
            <text:p>-0.002305875</text:p>
          </table:table-cell>
          <table:table-cell office:value-type="float" office:value="-2.5542000000000004E-3" table:style-name="ce1">
            <text:p>-0.0025542</text:p>
          </table:table-cell>
          <table:table-cell office:value-type="float" office:value="-3.0153750000000003E-3" table:style-name="ce1">
            <text:p>-0.003015375</text:p>
          </table:table-cell>
          <table:table-cell office:value-type="float" office:value="-3.3701250000000003E-3" table:style-name="ce1">
            <text:p>-0.003370125</text:p>
          </table:table-cell>
          <table:table-cell office:value-type="float" office:value="-3.5120250000000002E-3" table:style-name="ce1">
            <text:p>-0.003512025</text:p>
          </table:table-cell>
          <table:table-cell office:value-type="float" office:value="-3.5474999999999999E-3" table:style-name="ce1">
            <text:p>-0.0035475</text:p>
          </table:table-cell>
          <table:table-cell office:value-type="float" office:value="-3.5120250000000002E-3" table:style-name="ce1">
            <text:p>-0.003512025</text:p>
          </table:table-cell>
          <table:table-cell office:value-type="float" office:value="-3.2991750000000001E-3" table:style-name="ce1">
            <text:p>-0.003299175</text:p>
          </table:table-cell>
          <table:table-cell office:value-type="float" office:value="-3.2637000000000005E-3" table:style-name="ce1">
            <text:p>-0.0032637</text:p>
          </table:table-cell>
          <table:table-cell office:value-type="float" office:value="-3.1927499999999998E-3" table:style-name="ce1">
            <text:p>-0.00319275</text:p>
          </table:table-cell>
          <table:table-cell office:value-type="float" office:value="-3.1218000000000001E-3" table:style-name="ce1">
            <text:p>-0.0031218</text:p>
          </table:table-cell>
          <table:table-cell office:value-type="float" office:value="-3.2250000000000004E-3" table:style-name="ce1">
            <text:p>-0.003225</text:p>
          </table:table-cell>
          <table:table-cell office:value-type="float" office:value="-3.5474999999999999E-3" table:style-name="ce1">
            <text:p>-0.0035475</text:p>
          </table:table-cell>
          <table:table-cell office:value-type="float" office:value="-3.8054999999999994E-3" table:style-name="ce1">
            <text:p>-0.0038055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7732500000000001E-3" table:style-name="ce1">
            <text:p>-0.00377325</text:p>
          </table:table-cell>
          <table:table-cell office:value-type="float" office:value="-3.3862500000000004E-3" table:style-name="ce1">
            <text:p>-0.00338625</text:p>
          </table:table-cell>
          <table:table-cell office:value-type="float" office:value="-2.9025000000000001E-3" table:style-name="ce1">
            <text:p>-0.0029025</text:p>
          </table:table-cell>
          <table:table-cell office:value-type="float" office:value="-2.4832500000000002E-3" table:style-name="ce1">
            <text:p>-0.00248325</text:p>
          </table:table-cell>
          <table:table-cell table:number-columns-repeated="16359"/>
        </table:table-row>
        <table:table-row table:number-rows-repeated="1048492" table:style-name="ro1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-0.75" table:style-name="ce1">
            <text:p>-0.75</text:p>
          </table:table-cell>
          <table:table-cell office:value-type="float" office:value="-0.75" table:style-name="ce1">
            <text:p>-0.75</text:p>
          </table:table-cell>
          <table:table-cell office:value-type="float" office:value="-0.75" table:style-name="ce1">
            <text:p>-0.75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-0.7" table:style-name="ce1">
            <text:p>-0.7</text:p>
          </table:table-cell>
          <table:table-cell office:value-type="float" office:value="-0.7" table:style-name="ce1">
            <text:p>-0.7</text:p>
          </table:table-cell>
          <table:table-cell office:value-type="float" office:value="-0.7" table:style-name="ce1">
            <text:p>-0.7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-0.7" table:style-name="ce1">
            <text:p>-0.7</text:p>
          </table:table-cell>
          <table:table-cell office:value-type="float" office:value="-0.7" table:style-name="ce1">
            <text:p>-0.7</text:p>
          </table:table-cell>
          <table:table-cell office:value-type="float" office:value="-0.7" table:style-name="ce1">
            <text:p>-0.7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number-rows-repeated="1048563" table:style-name="ro1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5">
            <text:p>cont</text:p>
          </table:table-cell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float" office:value="83" table:style-name="ce6">
            <text:p>83</text:p>
          </table:table-cell>
          <table:table-cell office:value-type="float" office:value="101" table:style-name="ce6">
            <text:p>101</text:p>
          </table:table-cell>
          <table:table-cell table:number-columns-repeated="16381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float" office:value="83" table:style-name="ce6">
            <text:p>83</text:p>
          </table:table-cell>
          <table:table-cell office:value-type="float" office:value="99" table:style-name="ce6">
            <text:p>99</text:p>
          </table:table-cell>
          <table:table-cell table:number-columns-repeated="16381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84" table:style-name="ce6">
            <text:p>84</text:p>
          </table:table-cell>
          <table:table-cell office:value-type="float" office:value="86" table:style-name="ce6">
            <text:p>86</text:p>
          </table:table-cell>
          <table:table-cell table:number-columns-repeated="16381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84" table:style-name="ce6">
            <text:p>84</text:p>
          </table:table-cell>
          <table:table-cell office:value-type="float" office:value="100" table:style-name="ce6">
            <text:p>100</text:p>
          </table:table-cell>
          <table:table-cell table:number-columns-repeated="16381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float" office:value="85" table:style-name="ce6">
            <text:p>85</text:p>
          </table:table-cell>
          <table:table-cell office:value-type="float" office:value="95" table:style-name="ce6">
            <text:p>95</text:p>
          </table:table-cell>
          <table:table-cell table:number-columns-repeated="16381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85" table:style-name="ce6">
            <text:p>85</text:p>
          </table:table-cell>
          <table:table-cell office:value-type="float" office:value="99" table:style-name="ce6">
            <text:p>99</text:p>
          </table:table-cell>
          <table:table-cell table:number-columns-repeated="16381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float" office:value="86" table:style-name="ce6">
            <text:p>86</text:p>
          </table:table-cell>
          <table:table-cell office:value-type="float" office:value="87" table:style-name="ce6">
            <text:p>87</text:p>
          </table:table-cell>
          <table:table-cell table:number-columns-repeated="16381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float" office:value="86" table:style-name="ce6">
            <text:p>86</text:p>
          </table:table-cell>
          <table:table-cell office:value-type="float" office:value="97" table:style-name="ce6">
            <text:p>97</text:p>
          </table:table-cell>
          <table:table-cell table:number-columns-repeated="16381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float" office:value="86" table:style-name="ce6">
            <text:p>86</text:p>
          </table:table-cell>
          <table:table-cell office:value-type="float" office:value="226" table:style-name="ce6">
            <text:p>226</text:p>
          </table:table-cell>
          <table:table-cell table:number-columns-repeated="16381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float" office:value="87" table:style-name="ce6">
            <text:p>87</text:p>
          </table:table-cell>
          <table:table-cell office:value-type="float" office:value="226" table:style-name="ce6">
            <text:p>226</text:p>
          </table:table-cell>
          <table:table-cell table:number-columns-repeated="16381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float" office:value="87" table:style-name="ce6">
            <text:p>87</text:p>
          </table:table-cell>
          <table:table-cell office:value-type="float" office:value="102" table:style-name="ce6">
            <text:p>102</text:p>
          </table:table-cell>
          <table:table-cell table:number-columns-repeated="16381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float" office:value="88" table:style-name="ce6">
            <text:p>88</text:p>
          </table:table-cell>
          <table:table-cell office:value-type="float" office:value="104" table:style-name="ce6">
            <text:p>104</text:p>
          </table:table-cell>
          <table:table-cell table:number-columns-repeated="16381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float" office:value="88" table:style-name="ce6">
            <text:p>88</text:p>
          </table:table-cell>
          <table:table-cell office:value-type="float" office:value="96" table:style-name="ce6">
            <text:p>96</text:p>
          </table:table-cell>
          <table:table-cell table:number-columns-repeated="16381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float" office:value="90" table:style-name="ce6">
            <text:p>90</text:p>
          </table:table-cell>
          <table:table-cell office:value-type="float" office:value="106" table:style-name="ce6">
            <text:p>106</text:p>
          </table:table-cell>
          <table:table-cell table:number-columns-repeated="16381"/>
        </table:table-row>
        <table:table-row table:style-name="ro1">
          <table:table-cell office:value-type="float" office:value="15" table:style-name="ce6">
            <text:p>15</text:p>
          </table:table-cell>
          <table:table-cell office:value-type="float" office:value="96" table:style-name="ce6">
            <text:p>96</text:p>
          </table:table-cell>
          <table:table-cell office:value-type="float" office:value="104" table:style-name="ce6">
            <text:p>104</text:p>
          </table:table-cell>
          <table:table-cell table:number-columns-repeated="16381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float" office:value="98" table:style-name="ce6">
            <text:p>98</text:p>
          </table:table-cell>
          <table:table-cell office:value-type="float" office:value="99" table:style-name="ce6">
            <text:p>99</text:p>
          </table:table-cell>
          <table:table-cell table:number-columns-repeated="16381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float" office:value="102" table:style-name="ce6">
            <text:p>102</text:p>
          </table:table-cell>
          <table:table-cell office:value-type="float" office:value="107" table:style-name="ce6">
            <text:p>107</text:p>
          </table:table-cell>
          <table:table-cell table:number-columns-repeated="16381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float" office:value="273" table:style-name="ce6">
            <text:p>273</text:p>
          </table:table-cell>
          <table:table-cell office:value-type="float" office:value="282" table:style-name="ce6">
            <text:p>282</text:p>
          </table:table-cell>
          <table:table-cell table:number-columns-repeated="16381"/>
        </table:table-row>
        <table:table-row table:style-name="ro1">
          <table:table-cell office:value-type="float" office:value="19" table:style-name="ce6">
            <text:p>19</text:p>
          </table:table-cell>
          <table:table-cell office:value-type="float" office:value="280" table:style-name="ce6">
            <text:p>280</text:p>
          </table:table-cell>
          <table:table-cell office:value-type="float" office:value="281" table:style-name="ce6">
            <text:p>281</text:p>
          </table:table-cell>
          <table:table-cell table:number-columns-repeated="16381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float" office:value="281" table:style-name="ce6">
            <text:p>281</text:p>
          </table:table-cell>
          <table:table-cell office:value-type="float" office:value="282" table:style-name="ce6">
            <text:p>282</text:p>
          </table:table-cell>
          <table:table-cell table:number-columns-repeated="16381"/>
        </table:table-row>
        <table:table-row table:style-name="ro1">
          <table:table-cell table:number-columns-repeated="3" table:style-name="ce6"/>
          <table:table-cell table:number-columns-repeated="16381"/>
        </table:table-row>
        <table:table-row table:number-rows-repeated="1048554" table:style-name="ro1">
          <table:table-cell table:number-columns-repeated="16384"/>
        </table:table-row>
      </table:table>
      <table:table table:name="contin_repo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K FOR AC SCOPF</text:p>
          </table:table-cell>
          <table:table-cell table:number-columns-repeated="3" table:style-name="ce1"/>
          <table:table-cell office:value-type="string" table:style-name="ce7">
            <text:p>SET of CONTIN FINAL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office:value-type="string" table:style-name="ce5">
            <text:p>cont</text:p>
          </table:table-cell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table:style-name="ce6"/>
          <table:table-cell office:value-type="string" table:style-name="ce5">
            <text:p>cont</text:p>
          </table:table-cell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table:style-name="ce1"/>
          <table:table-cell office:value-type="string" table:style-name="ce5">
            <text:p>cont</text:p>
          </table:table-cell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table:style-name="ce1"/>
          <table:table-cell office:value-type="string" table:style-name="ce5">
            <text:p>cont</text:p>
          </table:table-cell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table:number-columns-repeated="16369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26" table:style-name="ce5">
            <text:p>26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float" office:value="10" table:style-name="ce6">
            <text:p>10</text:p>
          </table:table-cell>
          <table:table-cell office:value-type="float" office:value="19" table:style-name="ce6">
            <text:p>19</text:p>
          </table:table-cell>
          <table:table-cell office:value-type="float" office:value="58" table:style-name="ce2">
            <text:p>58</text:p>
          </table:table-cell>
          <table:table-cell office:value-type="float" office:value="40" table:style-name="ce2">
            <text:p>40</text:p>
          </table:table-cell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float" office:value="40" table:style-name="ce6">
            <text:p>40</text:p>
          </table:table-cell>
          <table:table-cell office:value-type="float" office:value="65" table:style-name="ce6">
            <text:p>65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float" office:value="40" table:style-name="ce5">
            <text:p>40</text:p>
          </table:table-cell>
          <table:table-cell office:value-type="float" office:value="65" table:style-name="ce5">
            <text:p>65</text:p>
          </table:table-cell>
          <table:table-cell table:number-columns-repeated="2" table:style-name="ce1"/>
          <table:table-cell office:value-type="float" office:value="1" table:style-name="ce6">
            <text:p>1</text:p>
          </table:table-cell>
          <table:table-cell office:value-type="float" office:value="33" table:style-name="ce6">
            <text:p>33</text:p>
          </table:table-cell>
          <table:table-cell office:value-type="float" office:value="184" table:style-name="ce6">
            <text:p>184</text:p>
          </table:table-cell>
          <table:table-cell table:number-columns-repeated="1636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19" table:style-name="ce5">
            <text:p>19</text:p>
          </table:table-cell>
          <table:table-cell table:style-name="ce1"/>
          <table:table-cell office:value-type="float" office:value="2" table:style-name="ce6">
            <text:p>2</text:p>
          </table:table-cell>
          <table:table-cell office:value-type="float" office:value="33" table:style-name="ce6">
            <text:p>33</text:p>
          </table:table-cell>
          <table:table-cell office:value-type="float" office:value="184" table:style-name="ce6">
            <text:p>184</text:p>
          </table:table-cell>
          <table:table-cell office:value-type="float" office:value="131" table:style-name="ce2">
            <text:p>131</text:p>
          </table:table-cell>
          <table:table-cell office:value-type="float" office:value="75" table:style-name="ce2">
            <text:p>75</text:p>
          </table:table-cell>
          <table:table-cell office:value-type="float" office:value="79" table:style-name="ce2">
            <text:p>79</text:p>
          </table:table-cell>
          <table:table-cell table:style-name="ce1"/>
          <table:table-cell office:value-type="float" office:value="2" table:style-name="ce6">
            <text:p>2</text:p>
          </table:table-cell>
          <table:table-cell office:value-type="float" office:value="75" table:style-name="ce6">
            <text:p>75</text:p>
          </table:table-cell>
          <table:table-cell office:value-type="float" office:value="79" table:style-name="ce6">
            <text:p>79</text:p>
          </table:table-cell>
          <table:table-cell table:style-name="ce1"/>
          <table:table-cell office:value-type="float" office:value="2" table:style-name="ce6">
            <text:p>2</text:p>
          </table:table-cell>
          <table:table-cell office:value-type="float" office:value="75" table:style-name="ce5">
            <text:p>75</text:p>
          </table:table-cell>
          <table:table-cell office:value-type="float" office:value="79" table:style-name="ce5">
            <text:p>79</text:p>
          </table:table-cell>
          <table:table-cell table:number-columns-repeated="2" table:style-name="ce1"/>
          <table:table-cell office:value-type="float" office:value="2" table:style-name="ce6">
            <text:p>2</text:p>
          </table:table-cell>
          <table:table-cell office:value-type="float" office:value="77" table:style-name="ce6">
            <text:p>77</text:p>
          </table:table-cell>
          <table:table-cell office:value-type="float" office:value="192" table:style-name="ce6">
            <text:p>192</text:p>
          </table:table-cell>
          <table:table-cell table:number-columns-repeated="16361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22" table:style-name="ce5">
            <text:p>22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float" office:value="39" table:style-name="ce6">
            <text:p>39</text:p>
          </table:table-cell>
          <table:table-cell office:value-type="float" office:value="199" table:style-name="ce6">
            <text:p>199</text:p>
          </table:table-cell>
          <table:table-cell office:value-type="float" office:value="134" table:style-name="ce2">
            <text:p>134</text:p>
          </table:table-cell>
          <table:table-cell office:value-type="float" office:value="80" table:style-name="ce2">
            <text:p>80</text:p>
          </table:table-cell>
          <table:table-cell office:value-type="float" office:value="87" table:style-name="ce2">
            <text:p>87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float" office:value="80" table:style-name="ce6">
            <text:p>80</text:p>
          </table:table-cell>
          <table:table-cell office:value-type="float" office:value="87" table:style-name="ce6">
            <text:p>87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float" office:value="80" table:style-name="ce5">
            <text:p>80</text:p>
          </table:table-cell>
          <table:table-cell office:value-type="float" office:value="87" table:style-name="ce5">
            <text:p>87</text:p>
          </table:table-cell>
          <table:table-cell table:number-columns-repeated="2" table:style-name="ce1"/>
          <table:table-cell office:value-type="float" office:value="3" table:style-name="ce6">
            <text:p>3</text:p>
          </table:table-cell>
          <table:table-cell office:value-type="float" office:value="80" table:style-name="ce6">
            <text:p>80</text:p>
          </table:table-cell>
          <table:table-cell office:value-type="float" office:value="87" table:style-name="ce6">
            <text:p>87</text:p>
          </table:table-cell>
          <table:table-cell table:number-columns-repeated="16361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float" office:value="12" table:style-name="ce5">
            <text:p>12</text:p>
          </table:table-cell>
          <table:table-cell office:value-type="float" office:value="34" table:style-name="ce5">
            <text:p>34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50" table:style-name="ce6">
            <text:p>50</text:p>
          </table:table-cell>
          <table:table-cell office:value-type="float" office:value="56" table:style-name="ce6">
            <text:p>56</text:p>
          </table:table-cell>
          <table:table-cell office:value-type="float" office:value="153" table:style-name="ce2">
            <text:p>153</text:p>
          </table:table-cell>
          <table:table-cell office:value-type="float" office:value="88" table:style-name="ce2">
            <text:p>88</text:p>
          </table:table-cell>
          <table:table-cell office:value-type="float" office:value="104" table:style-name="ce2">
            <text:p>104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88" table:style-name="ce6">
            <text:p>88</text:p>
          </table:table-cell>
          <table:table-cell office:value-type="float" office:value="104" table:style-name="ce6">
            <text:p>104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88" table:style-name="ce5">
            <text:p>88</text:p>
          </table:table-cell>
          <table:table-cell office:value-type="float" office:value="104" table:style-name="ce5">
            <text:p>104</text:p>
          </table:table-cell>
          <table:table-cell table:number-columns-repeated="2" table:style-name="ce1"/>
          <table:table-cell office:value-type="float" office:value="4" table:style-name="ce6">
            <text:p>4</text:p>
          </table:table-cell>
          <table:table-cell office:value-type="float" office:value="88" table:style-name="ce6">
            <text:p>88</text:p>
          </table:table-cell>
          <table:table-cell office:value-type="float" office:value="104" table:style-name="ce6">
            <text:p>104</text:p>
          </table:table-cell>
          <table:table-cell table:number-columns-repeated="16361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float" office:value="12" table:style-name="ce5">
            <text:p>12</text:p>
          </table:table-cell>
          <table:table-cell office:value-type="float" office:value="22" table:style-name="ce5">
            <text:p>22</text:p>
          </table:table-cell>
          <table:table-cell table:style-name="ce1"/>
          <table:table-cell office:value-type="float" office:value="5" table:style-name="ce6">
            <text:p>5</text:p>
          </table:table-cell>
          <table:table-cell office:value-type="float" office:value="55" table:style-name="ce6">
            <text:p>55</text:p>
          </table:table-cell>
          <table:table-cell office:value-type="float" office:value="58" table:style-name="ce6">
            <text:p>58</text:p>
          </table:table-cell>
          <table:table-cell office:value-type="float" office:value="154" table:style-name="ce2">
            <text:p>154</text:p>
          </table:table-cell>
          <table:table-cell office:value-type="float" office:value="88" table:style-name="ce2">
            <text:p>88</text:p>
          </table:table-cell>
          <table:table-cell office:value-type="float" office:value="96" table:style-name="ce2">
            <text:p>96</text:p>
          </table:table-cell>
          <table:table-cell table:style-name="ce1"/>
          <table:table-cell office:value-type="float" office:value="5" table:style-name="ce6">
            <text:p>5</text:p>
          </table:table-cell>
          <table:table-cell office:value-type="float" office:value="88" table:style-name="ce6">
            <text:p>88</text:p>
          </table:table-cell>
          <table:table-cell office:value-type="float" office:value="96" table:style-name="ce6">
            <text:p>96</text:p>
          </table:table-cell>
          <table:table-cell table:style-name="ce1"/>
          <table:table-cell office:value-type="float" office:value="5" table:style-name="ce6">
            <text:p>5</text:p>
          </table:table-cell>
          <table:table-cell office:value-type="float" office:value="88" table:style-name="ce5">
            <text:p>88</text:p>
          </table:table-cell>
          <table:table-cell office:value-type="float" office:value="96" table:style-name="ce5">
            <text:p>96</text:p>
          </table:table-cell>
          <table:table-cell table:number-columns-repeated="2" table:style-name="ce1"/>
          <table:table-cell office:value-type="float" office:value="5" table:style-name="ce6">
            <text:p>5</text:p>
          </table:table-cell>
          <table:table-cell office:value-type="float" office:value="88" table:style-name="ce6">
            <text:p>88</text:p>
          </table:table-cell>
          <table:table-cell office:value-type="float" office:value="96" table:style-name="ce6">
            <text:p>96</text:p>
          </table:table-cell>
          <table:table-cell table:number-columns-repeated="16361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float" office:value="12" table:style-name="ce5">
            <text:p>12</text:p>
          </table:table-cell>
          <table:table-cell office:value-type="float" office:value="29" table:style-name="ce5">
            <text:p>29</text:p>
          </table:table-cell>
          <table:table-cell table:style-name="ce1"/>
          <table:table-cell office:value-type="float" office:value="6" table:style-name="ce6">
            <text:p>6</text:p>
          </table:table-cell>
          <table:table-cell office:value-type="float" office:value="77" table:style-name="ce6">
            <text:p>77</text:p>
          </table:table-cell>
          <table:table-cell office:value-type="float" office:value="192" table:style-name="ce6">
            <text:p>192</text:p>
          </table:table-cell>
          <table:table-cell office:value-type="float" office:value="161" table:style-name="ce2">
            <text:p>161</text:p>
          </table:table-cell>
          <table:table-cell office:value-type="float" office:value="90" table:style-name="ce2">
            <text:p>90</text:p>
          </table:table-cell>
          <table:table-cell office:value-type="float" office:value="106" table:style-name="ce2">
            <text:p>106</text:p>
          </table:table-cell>
          <table:table-cell table:style-name="ce1"/>
          <table:table-cell office:value-type="float" office:value="6" table:style-name="ce6">
            <text:p>6</text:p>
          </table:table-cell>
          <table:table-cell office:value-type="float" office:value="90" table:style-name="ce6">
            <text:p>90</text:p>
          </table:table-cell>
          <table:table-cell office:value-type="float" office:value="106" table:style-name="ce6">
            <text:p>106</text:p>
          </table:table-cell>
          <table:table-cell table:style-name="ce1"/>
          <table:table-cell office:value-type="float" office:value="6" table:style-name="ce6">
            <text:p>6</text:p>
          </table:table-cell>
          <table:table-cell office:value-type="float" office:value="90" table:style-name="ce6">
            <text:p>90</text:p>
          </table:table-cell>
          <table:table-cell office:value-type="float" office:value="106" table:style-name="ce6">
            <text:p>106</text:p>
          </table:table-cell>
          <table:table-cell table:number-columns-repeated="2" table:style-name="ce1"/>
          <table:table-cell office:value-type="float" office:value="6" table:style-name="ce6">
            <text:p>6</text:p>
          </table:table-cell>
          <table:table-cell office:value-type="float" office:value="90" table:style-name="ce6">
            <text:p>90</text:p>
          </table:table-cell>
          <table:table-cell office:value-type="float" office:value="106" table:style-name="ce6">
            <text:p>106</text:p>
          </table:table-cell>
          <table:table-cell table:number-columns-repeated="16361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float" office:value="12" table:style-name="ce5">
            <text:p>12</text:p>
          </table:table-cell>
          <table:table-cell office:value-type="float" office:value="23" table:style-name="ce5">
            <text:p>23</text:p>
          </table:table-cell>
          <table:table-cell table:style-name="ce1"/>
          <table:table-cell office:value-type="float" office:value="7" table:style-name="ce6">
            <text:p>7</text:p>
          </table:table-cell>
          <table:table-cell office:value-type="float" office:value="80" table:style-name="ce6">
            <text:p>80</text:p>
          </table:table-cell>
          <table:table-cell office:value-type="float" office:value="87" table:style-name="ce6">
            <text:p>87</text:p>
          </table:table-cell>
          <table:table-cell office:value-type="float" office:value="167" table:style-name="ce2">
            <text:p>167</text:p>
          </table:table-cell>
          <table:table-cell office:value-type="float" office:value="96" table:style-name="ce2">
            <text:p>96</text:p>
          </table:table-cell>
          <table:table-cell office:value-type="float" office:value="104" table:style-name="ce2">
            <text:p>104</text:p>
          </table:table-cell>
          <table:table-cell table:style-name="ce1"/>
          <table:table-cell office:value-type="float" office:value="7" table:style-name="ce6">
            <text:p>7</text:p>
          </table:table-cell>
          <table:table-cell office:value-type="float" office:value="96" table:style-name="ce6">
            <text:p>96</text:p>
          </table:table-cell>
          <table:table-cell office:value-type="float" office:value="104" table:style-name="ce6">
            <text:p>104</text:p>
          </table:table-cell>
          <table:table-cell table:style-name="ce1"/>
          <table:table-cell office:value-type="float" office:value="7" table:style-name="ce6">
            <text:p>7</text:p>
          </table:table-cell>
          <table:table-cell office:value-type="float" office:value="96" table:style-name="ce6">
            <text:p>96</text:p>
          </table:table-cell>
          <table:table-cell office:value-type="float" office:value="104" table:style-name="ce6">
            <text:p>104</text:p>
          </table:table-cell>
          <table:table-cell table:number-columns-repeated="2" table:style-name="ce1"/>
          <table:table-cell office:value-type="float" office:value="7" table:style-name="ce6">
            <text:p>7</text:p>
          </table:table-cell>
          <table:table-cell office:value-type="float" office:value="96" table:style-name="ce6">
            <text:p>96</text:p>
          </table:table-cell>
          <table:table-cell office:value-type="float" office:value="104" table:style-name="ce6">
            <text:p>104</text:p>
          </table:table-cell>
          <table:table-cell table:number-columns-repeated="16361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float" office:value="13" table:style-name="ce5">
            <text:p>13</text:p>
          </table:table-cell>
          <table:table-cell office:value-type="float" office:value="246" table:style-name="ce5">
            <text:p>246</text:p>
          </table:table-cell>
          <table:table-cell table:style-name="ce1"/>
          <table:table-cell office:value-type="float" office:value="8" table:style-name="ce6">
            <text:p>8</text:p>
          </table:table-cell>
          <table:table-cell office:value-type="float" office:value="81" table:style-name="ce6">
            <text:p>81</text:p>
          </table:table-cell>
          <table:table-cell office:value-type="float" office:value="94" table:style-name="ce6">
            <text:p>94</text:p>
          </table:table-cell>
          <table:table-cell office:value-type="float" office:value="168" table:style-name="ce2">
            <text:p>168</text:p>
          </table:table-cell>
          <table:table-cell office:value-type="float" office:value="98" table:style-name="ce2">
            <text:p>98</text:p>
          </table:table-cell>
          <table:table-cell office:value-type="float" office:value="99" table:style-name="ce2">
            <text:p>99</text:p>
          </table:table-cell>
          <table:table-cell table:style-name="ce1"/>
          <table:table-cell office:value-type="float" office:value="8" table:style-name="ce6">
            <text:p>8</text:p>
          </table:table-cell>
          <table:table-cell office:value-type="float" office:value="98" table:style-name="ce6">
            <text:p>98</text:p>
          </table:table-cell>
          <table:table-cell office:value-type="float" office:value="99" table:style-name="ce6">
            <text:p>99</text:p>
          </table:table-cell>
          <table:table-cell table:style-name="ce1"/>
          <table:table-cell office:value-type="float" office:value="8" table:style-name="ce6">
            <text:p>8</text:p>
          </table:table-cell>
          <table:table-cell office:value-type="float" office:value="98" table:style-name="ce6">
            <text:p>98</text:p>
          </table:table-cell>
          <table:table-cell office:value-type="float" office:value="99" table:style-name="ce6">
            <text:p>99</text:p>
          </table:table-cell>
          <table:table-cell table:number-columns-repeated="2" table:style-name="ce1"/>
          <table:table-cell office:value-type="float" office:value="8" table:style-name="ce6">
            <text:p>8</text:p>
          </table:table-cell>
          <table:table-cell office:value-type="float" office:value="98" table:style-name="ce6">
            <text:p>98</text:p>
          </table:table-cell>
          <table:table-cell office:value-type="float" office:value="99" table:style-name="ce6">
            <text:p>99</text:p>
          </table:table-cell>
          <table:table-cell table:number-columns-repeated="16361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table:style-name="ce1"/>
          <table:table-cell office:value-type="float" office:value="9" table:style-name="ce6">
            <text:p>9</text:p>
          </table:table-cell>
          <table:table-cell office:value-type="float" office:value="81" table:style-name="ce6">
            <text:p>81</text:p>
          </table:table-cell>
          <table:table-cell office:value-type="float" office:value="93" table:style-name="ce6">
            <text:p>93</text:p>
          </table:table-cell>
          <table:table-cell office:value-type="float" office:value="170" table:style-name="ce2">
            <text:p>170</text:p>
          </table:table-cell>
          <table:table-cell office:value-type="float" office:value="102" table:style-name="ce2">
            <text:p>102</text:p>
          </table:table-cell>
          <table:table-cell office:value-type="float" office:value="107" table:style-name="ce2">
            <text:p>107</text:p>
          </table:table-cell>
          <table:table-cell table:style-name="ce1"/>
          <table:table-cell office:value-type="float" office:value="9" table:style-name="ce6">
            <text:p>9</text:p>
          </table:table-cell>
          <table:table-cell office:value-type="float" office:value="102" table:style-name="ce6">
            <text:p>102</text:p>
          </table:table-cell>
          <table:table-cell office:value-type="float" office:value="107" table:style-name="ce6">
            <text:p>107</text:p>
          </table:table-cell>
          <table:table-cell table:style-name="ce1"/>
          <table:table-cell office:value-type="float" office:value="9" table:style-name="ce6">
            <text:p>9</text:p>
          </table:table-cell>
          <table:table-cell office:value-type="float" office:value="102" table:style-name="ce6">
            <text:p>102</text:p>
          </table:table-cell>
          <table:table-cell office:value-type="float" office:value="107" table:style-name="ce6">
            <text:p>107</text:p>
          </table:table-cell>
          <table:table-cell table:number-columns-repeated="2" table:style-name="ce1"/>
          <table:table-cell office:value-type="float" office:value="9" table:style-name="ce6">
            <text:p>9</text:p>
          </table:table-cell>
          <table:table-cell office:value-type="float" office:value="102" table:style-name="ce6">
            <text:p>102</text:p>
          </table:table-cell>
          <table:table-cell office:value-type="float" office:value="107" table:style-name="ce6">
            <text:p>107</text:p>
          </table:table-cell>
          <table:table-cell table:number-columns-repeated="16361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float" office:value="13" table:style-name="ce5">
            <text:p>13</text:p>
          </table:table-cell>
          <table:table-cell office:value-type="float" office:value="180" table:style-name="ce5">
            <text:p>180</text:p>
          </table:table-cell>
          <table:table-cell table:style-name="ce1"/>
          <table:table-cell office:value-type="float" office:value="10" table:style-name="ce6">
            <text:p>10</text:p>
          </table:table-cell>
          <table:table-cell office:value-type="float" office:value="82" table:style-name="ce6">
            <text:p>82</text:p>
          </table:table-cell>
          <table:table-cell office:value-type="float" office:value="85" table:style-name="ce6">
            <text:p>85</text:p>
          </table:table-cell>
          <table:table-cell office:value-type="float" office:value="195" table:style-name="ce2">
            <text:p>195</text:p>
          </table:table-cell>
          <table:table-cell office:value-type="float" office:value="273" table:style-name="ce2">
            <text:p>273</text:p>
          </table:table-cell>
          <table:table-cell office:value-type="float" office:value="282" table:style-name="ce2">
            <text:p>282</text:p>
          </table:table-cell>
          <table:table-cell table:style-name="ce1"/>
          <table:table-cell office:value-type="float" office:value="10" table:style-name="ce6">
            <text:p>10</text:p>
          </table:table-cell>
          <table:table-cell office:value-type="float" office:value="273" table:style-name="ce6">
            <text:p>273</text:p>
          </table:table-cell>
          <table:table-cell office:value-type="float" office:value="282" table:style-name="ce6">
            <text:p>282</text:p>
          </table:table-cell>
          <table:table-cell table:style-name="ce1"/>
          <table:table-cell office:value-type="float" office:value="10" table:style-name="ce8">
            <text:p>10</text:p>
          </table:table-cell>
          <table:table-cell office:value-type="float" office:value="273" table:style-name="ce8">
            <text:p>273</text:p>
          </table:table-cell>
          <table:table-cell office:value-type="float" office:value="282" table:style-name="ce8">
            <text:p>282</text:p>
          </table:table-cell>
          <table:table-cell table:number-columns-repeated="16366" table:style-name="ce1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float" office:value="14" table:style-name="ce5">
            <text:p>14</text:p>
          </table:table-cell>
          <table:table-cell office:value-type="float" office:value="186" table:style-name="ce5">
            <text:p>186</text:p>
          </table:table-cell>
          <table:table-cell table:style-name="ce1"/>
          <table:table-cell office:value-type="float" office:value="11" table:style-name="ce6">
            <text:p>11</text:p>
          </table:table-cell>
          <table:table-cell office:value-type="float" office:value="82" table:style-name="ce6">
            <text:p>82</text:p>
          </table:table-cell>
          <table:table-cell office:value-type="float" office:value="100" table:style-name="ce6">
            <text:p>100</text:p>
          </table:table-cell>
          <table:table-cell office:value-type="float" office:value="201" table:style-name="ce2">
            <text:p>201</text:p>
          </table:table-cell>
          <table:table-cell office:value-type="float" office:value="280" table:style-name="ce2">
            <text:p>280</text:p>
          </table:table-cell>
          <table:table-cell office:value-type="float" office:value="281" table:style-name="ce2">
            <text:p>281</text:p>
          </table:table-cell>
          <table:table-cell table:style-name="ce1"/>
          <table:table-cell office:value-type="float" office:value="11" table:style-name="ce6">
            <text:p>11</text:p>
          </table:table-cell>
          <table:table-cell office:value-type="float" office:value="280" table:style-name="ce6">
            <text:p>280</text:p>
          </table:table-cell>
          <table:table-cell office:value-type="float" office:value="281" table:style-name="ce6">
            <text:p>281</text:p>
          </table:table-cell>
          <table:table-cell table:style-name="ce1"/>
          <table:table-cell office:value-type="float" office:value="11" table:style-name="ce8">
            <text:p>11</text:p>
          </table:table-cell>
          <table:table-cell office:value-type="float" office:value="280" table:style-name="ce8">
            <text:p>280</text:p>
          </table:table-cell>
          <table:table-cell office:value-type="float" office:value="281" table:style-name="ce8">
            <text:p>281</text:p>
          </table:table-cell>
          <table:table-cell table:number-columns-repeated="16366" table:style-name="ce1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float" office:value="14" table:style-name="ce5">
            <text:p>14</text:p>
          </table:table-cell>
          <table:table-cell office:value-type="float" office:value="180" table:style-name="ce5">
            <text:p>180</text:p>
          </table:table-cell>
          <table:table-cell table:style-name="ce1"/>
          <table:table-cell office:value-type="float" office:value="12" table:style-name="ce6">
            <text:p>12</text:p>
          </table:table-cell>
          <table:table-cell office:value-type="float" office:value="82" table:style-name="ce6">
            <text:p>82</text:p>
          </table:table-cell>
          <table:table-cell office:value-type="float" office:value="89" table:style-name="ce6">
            <text:p>89</text:p>
          </table:table-cell>
          <table:table-cell office:value-type="float" office:value="202" table:style-name="ce2">
            <text:p>202</text:p>
          </table:table-cell>
          <table:table-cell office:value-type="float" office:value="281" table:style-name="ce2">
            <text:p>281</text:p>
          </table:table-cell>
          <table:table-cell office:value-type="float" office:value="282" table:style-name="ce2">
            <text:p>282</text:p>
          </table:table-cell>
          <table:table-cell table:style-name="ce1"/>
          <table:table-cell office:value-type="float" office:value="12" table:style-name="ce6">
            <text:p>12</text:p>
          </table:table-cell>
          <table:table-cell office:value-type="float" office:value="281" table:style-name="ce6">
            <text:p>281</text:p>
          </table:table-cell>
          <table:table-cell office:value-type="float" office:value="282" table:style-name="ce6">
            <text:p>282</text:p>
          </table:table-cell>
          <table:table-cell table:style-name="ce1"/>
          <table:table-cell office:value-type="float" office:value="12" table:style-name="ce8">
            <text:p>12</text:p>
          </table:table-cell>
          <table:table-cell office:value-type="float" office:value="281" table:style-name="ce8">
            <text:p>281</text:p>
          </table:table-cell>
          <table:table-cell office:value-type="float" office:value="282" table:style-name="ce8">
            <text:p>282</text:p>
          </table:table-cell>
          <table:table-cell table:number-columns-repeated="16366" table:style-name="ce1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246" table:style-name="ce5">
            <text:p>246</text:p>
          </table:table-cell>
          <table:table-cell table:style-name="ce1"/>
          <table:table-cell office:value-type="float" office:value="13" table:style-name="ce6">
            <text:p>13</text:p>
          </table:table-cell>
          <table:table-cell office:value-type="float" office:value="83" table:style-name="ce6">
            <text:p>83</text:p>
          </table:table-cell>
          <table:table-cell office:value-type="float" office:value="95" table:style-name="ce6">
            <text:p>95</text:p>
          </table:table-cell>
          <table:table-cell table:number-columns-repeated="4" table:style-name="ce1"/>
          <table:table-cell office:value-type="float" office:value="13" table:style-name="ce6">
            <text:p>13</text:p>
          </table:table-cell>
          <table:table-cell office:value-type="float" office:value="81" table:style-name="ce6">
            <text:p>81</text:p>
          </table:table-cell>
          <table:table-cell office:value-type="float" office:value="94" table:style-name="ce6">
            <text:p>94</text:p>
          </table:table-cell>
          <table:table-cell table:style-name="ce1"/>
          <table:table-cell office:value-type="float" office:value="13" table:style-name="ce6">
            <text:p>13</text:p>
          </table:table-cell>
          <table:table-cell office:value-type="float" office:value="81" table:style-name="ce6">
            <text:p>81</text:p>
          </table:table-cell>
          <table:table-cell office:value-type="float" office:value="94" table:style-name="ce6">
            <text:p>94</text:p>
          </table:table-cell>
          <table:table-cell table:number-columns-repeated="16366" table:style-name="ce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14" table:style-name="ce5">
            <text:p>14</text:p>
          </table:table-cell>
          <table:table-cell office:value-type="float" office:value="185" table:style-name="ce5">
            <text:p>185</text:p>
          </table:table-cell>
          <table:table-cell table:style-name="ce1"/>
          <table:table-cell office:value-type="float" office:value="14" table:style-name="ce6">
            <text:p>14</text:p>
          </table:table-cell>
          <table:table-cell office:value-type="float" office:value="83" table:style-name="ce6">
            <text:p>83</text:p>
          </table:table-cell>
          <table:table-cell office:value-type="float" office:value="100" table:style-name="ce6">
            <text:p>100</text:p>
          </table:table-cell>
          <table:table-cell table:number-columns-repeated="4" table:style-name="ce1"/>
          <table:table-cell office:value-type="float" office:value="14" table:style-name="ce6">
            <text:p>14</text:p>
          </table:table-cell>
          <table:table-cell office:value-type="float" office:value="81" table:style-name="ce6">
            <text:p>81</text:p>
          </table:table-cell>
          <table:table-cell office:value-type="float" office:value="93" table:style-name="ce6">
            <text:p>93</text:p>
          </table:table-cell>
          <table:table-cell table:style-name="ce1"/>
          <table:table-cell office:value-type="float" office:value="14" table:style-name="ce6">
            <text:p>14</text:p>
          </table:table-cell>
          <table:table-cell office:value-type="float" office:value="81" table:style-name="ce6">
            <text:p>81</text:p>
          </table:table-cell>
          <table:table-cell office:value-type="float" office:value="93" table:style-name="ce6">
            <text:p>93</text:p>
          </table:table-cell>
          <table:table-cell table:number-columns-repeated="16366" table:style-name="ce1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office:value-type="float" office:value="26" table:style-name="ce5">
            <text:p>26</text:p>
          </table:table-cell>
          <table:table-cell table:style-name="ce1"/>
          <table:table-cell office:value-type="float" office:value="15" table:style-name="ce6">
            <text:p>15</text:p>
          </table:table-cell>
          <table:table-cell office:value-type="float" office:value="83" table:style-name="ce6">
            <text:p>83</text:p>
          </table:table-cell>
          <table:table-cell office:value-type="float" office:value="101" table:style-name="ce6">
            <text:p>101</text:p>
          </table:table-cell>
          <table:table-cell table:number-columns-repeated="4" table:style-name="ce1"/>
          <table:table-cell office:value-type="float" office:value="15" table:style-name="ce6">
            <text:p>15</text:p>
          </table:table-cell>
          <table:table-cell office:value-type="float" office:value="82" table:style-name="ce6">
            <text:p>82</text:p>
          </table:table-cell>
          <table:table-cell office:value-type="float" office:value="85" table:style-name="ce6">
            <text:p>85</text:p>
          </table:table-cell>
          <table:table-cell table:style-name="ce1"/>
          <table:table-cell office:value-type="float" office:value="15" table:style-name="ce6">
            <text:p>15</text:p>
          </table:table-cell>
          <table:table-cell office:value-type="float" office:value="82" table:style-name="ce6">
            <text:p>82</text:p>
          </table:table-cell>
          <table:table-cell office:value-type="float" office:value="85" table:style-name="ce6">
            <text:p>85</text:p>
          </table:table-cell>
          <table:table-cell table:number-columns-repeated="16366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15" table:style-name="ce5">
            <text:p>15</text:p>
          </table:table-cell>
          <table:table-cell office:value-type="float" office:value="28" table:style-name="ce5">
            <text:p>28</text:p>
          </table:table-cell>
          <table:table-cell table:style-name="ce1"/>
          <table:table-cell office:value-type="float" office:value="16" table:style-name="ce6">
            <text:p>16</text:p>
          </table:table-cell>
          <table:table-cell office:value-type="float" office:value="83" table:style-name="ce6">
            <text:p>83</text:p>
          </table:table-cell>
          <table:table-cell office:value-type="float" office:value="99" table:style-name="ce6">
            <text:p>99</text:p>
          </table:table-cell>
          <table:table-cell table:number-columns-repeated="4" table:style-name="ce1"/>
          <table:table-cell office:value-type="float" office:value="16" table:style-name="ce6">
            <text:p>16</text:p>
          </table:table-cell>
          <table:table-cell office:value-type="float" office:value="82" table:style-name="ce6">
            <text:p>82</text:p>
          </table:table-cell>
          <table:table-cell office:value-type="float" office:value="100" table:style-name="ce6">
            <text:p>100</text:p>
          </table:table-cell>
          <table:table-cell table:style-name="ce1"/>
          <table:table-cell office:value-type="float" office:value="16" table:style-name="ce6">
            <text:p>16</text:p>
          </table:table-cell>
          <table:table-cell office:value-type="float" office:value="82" table:style-name="ce5">
            <text:p>82</text:p>
          </table:table-cell>
          <table:table-cell office:value-type="float" office:value="100" table:style-name="ce5">
            <text:p>100</text:p>
          </table:table-cell>
          <table:table-cell table:number-columns-repeated="16366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15" table:style-name="ce5">
            <text:p>15</text:p>
          </table:table-cell>
          <table:table-cell office:value-type="float" office:value="22" table:style-name="ce5">
            <text:p>22</text:p>
          </table:table-cell>
          <table:table-cell table:style-name="ce1"/>
          <table:table-cell office:value-type="float" office:value="17" table:style-name="ce6">
            <text:p>17</text:p>
          </table:table-cell>
          <table:table-cell office:value-type="float" office:value="84" table:style-name="ce6">
            <text:p>84</text:p>
          </table:table-cell>
          <table:table-cell office:value-type="float" office:value="86" table:style-name="ce6">
            <text:p>86</text:p>
          </table:table-cell>
          <table:table-cell table:number-columns-repeated="4" table:style-name="ce1"/>
          <table:table-cell office:value-type="float" office:value="17" table:style-name="ce6">
            <text:p>17</text:p>
          </table:table-cell>
          <table:table-cell office:value-type="float" office:value="82" table:style-name="ce6">
            <text:p>82</text:p>
          </table:table-cell>
          <table:table-cell office:value-type="float" office:value="89" table:style-name="ce6">
            <text:p>89</text:p>
          </table:table-cell>
          <table:table-cell table:style-name="ce1"/>
          <table:table-cell office:value-type="float" office:value="17" table:style-name="ce6">
            <text:p>17</text:p>
          </table:table-cell>
          <table:table-cell office:value-type="float" office:value="82" table:style-name="ce5">
            <text:p>82</text:p>
          </table:table-cell>
          <table:table-cell office:value-type="float" office:value="89" table:style-name="ce5">
            <text:p>89</text:p>
          </table:table-cell>
          <table:table-cell table:number-columns-repeated="16366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float" office:value="15" table:style-name="ce5">
            <text:p>15</text:p>
          </table:table-cell>
          <table:table-cell office:value-type="float" office:value="29" table:style-name="ce5">
            <text:p>29</text:p>
          </table:table-cell>
          <table:table-cell table:style-name="ce1"/>
          <table:table-cell office:value-type="float" office:value="18" table:style-name="ce6">
            <text:p>18</text:p>
          </table:table-cell>
          <table:table-cell office:value-type="float" office:value="84" table:style-name="ce6">
            <text:p>84</text:p>
          </table:table-cell>
          <table:table-cell office:value-type="float" office:value="100" table:style-name="ce6">
            <text:p>100</text:p>
          </table:table-cell>
          <table:table-cell table:number-columns-repeated="4" table:style-name="ce1"/>
          <table:table-cell office:value-type="float" office:value="18" table:style-name="ce6">
            <text:p>18</text:p>
          </table:table-cell>
          <table:table-cell office:value-type="float" office:value="83" table:style-name="ce6">
            <text:p>83</text:p>
          </table:table-cell>
          <table:table-cell office:value-type="float" office:value="95" table:style-name="ce6">
            <text:p>95</text:p>
          </table:table-cell>
          <table:table-cell table:style-name="ce1"/>
          <table:table-cell office:value-type="float" office:value="18" table:style-name="ce6">
            <text:p>18</text:p>
          </table:table-cell>
          <table:table-cell office:value-type="float" office:value="83" table:style-name="ce5">
            <text:p>83</text:p>
          </table:table-cell>
          <table:table-cell office:value-type="float" office:value="95" table:style-name="ce5">
            <text:p>95</text:p>
          </table:table-cell>
          <table:table-cell table:number-columns-repeated="16366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15" table:style-name="ce5">
            <text:p>15</text:p>
          </table:table-cell>
          <table:table-cell office:value-type="float" office:value="27" table:style-name="ce5">
            <text:p>27</text:p>
          </table:table-cell>
          <table:table-cell table:style-name="ce1"/>
          <table:table-cell office:value-type="float" office:value="19" table:style-name="ce6">
            <text:p>19</text:p>
          </table:table-cell>
          <table:table-cell office:value-type="float" office:value="85" table:style-name="ce6">
            <text:p>85</text:p>
          </table:table-cell>
          <table:table-cell office:value-type="float" office:value="95" table:style-name="ce6">
            <text:p>95</text:p>
          </table:table-cell>
          <table:table-cell table:number-columns-repeated="4" table:style-name="ce1"/>
          <table:table-cell office:value-type="float" office:value="19" table:style-name="ce6">
            <text:p>19</text:p>
          </table:table-cell>
          <table:table-cell office:value-type="float" office:value="83" table:style-name="ce6">
            <text:p>83</text:p>
          </table:table-cell>
          <table:table-cell office:value-type="float" office:value="100" table:style-name="ce6">
            <text:p>100</text:p>
          </table:table-cell>
          <table:table-cell table:style-name="ce1"/>
          <table:table-cell office:value-type="float" office:value="19" table:style-name="ce6">
            <text:p>19</text:p>
          </table:table-cell>
          <table:table-cell office:value-type="float" office:value="83" table:style-name="ce5">
            <text:p>83</text:p>
          </table:table-cell>
          <table:table-cell office:value-type="float" office:value="100" table:style-name="ce5">
            <text:p>100</text:p>
          </table:table-cell>
          <table:table-cell table:number-columns-repeated="16366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17" table:style-name="ce5">
            <text:p>17</text:p>
          </table:table-cell>
          <table:table-cell office:value-type="float" office:value="25" table:style-name="ce5">
            <text:p>25</text:p>
          </table:table-cell>
          <table:table-cell table:style-name="ce1"/>
          <table:table-cell office:value-type="float" office:value="20" table:style-name="ce6">
            <text:p>20</text:p>
          </table:table-cell>
          <table:table-cell office:value-type="float" office:value="85" table:style-name="ce6">
            <text:p>85</text:p>
          </table:table-cell>
          <table:table-cell office:value-type="float" office:value="99" table:style-name="ce6">
            <text:p>99</text:p>
          </table:table-cell>
          <table:table-cell table:number-columns-repeated="4" table:style-name="ce1"/>
          <table:table-cell office:value-type="float" office:value="20" table:style-name="ce6">
            <text:p>20</text:p>
          </table:table-cell>
          <table:table-cell office:value-type="float" office:value="83" table:style-name="ce6">
            <text:p>83</text:p>
          </table:table-cell>
          <table:table-cell office:value-type="float" office:value="101" table:style-name="ce6">
            <text:p>101</text:p>
          </table:table-cell>
          <table:table-cell table:style-name="ce1"/>
          <table:table-cell office:value-type="float" office:value="20" table:style-name="ce6">
            <text:p>20</text:p>
          </table:table-cell>
          <table:table-cell office:value-type="float" office:value="83" table:style-name="ce5">
            <text:p>83</text:p>
          </table:table-cell>
          <table:table-cell office:value-type="float" office:value="101" table:style-name="ce5">
            <text:p>101</text:p>
          </table:table-cell>
          <table:table-cell table:number-columns-repeated="16366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float" office:value="17" table:style-name="ce5">
            <text:p>17</text:p>
          </table:table-cell>
          <table:table-cell office:value-type="float" office:value="21" table:style-name="ce5">
            <text:p>21</text:p>
          </table:table-cell>
          <table:table-cell table:style-name="ce1"/>
          <table:table-cell office:value-type="float" office:value="21" table:style-name="ce6">
            <text:p>21</text:p>
          </table:table-cell>
          <table:table-cell office:value-type="float" office:value="86" table:style-name="ce6">
            <text:p>86</text:p>
          </table:table-cell>
          <table:table-cell office:value-type="float" office:value="87" table:style-name="ce6">
            <text:p>87</text:p>
          </table:table-cell>
          <table:table-cell table:number-columns-repeated="4" table:style-name="ce1"/>
          <table:table-cell office:value-type="float" office:value="21" table:style-name="ce6">
            <text:p>21</text:p>
          </table:table-cell>
          <table:table-cell office:value-type="float" office:value="83" table:style-name="ce6">
            <text:p>83</text:p>
          </table:table-cell>
          <table:table-cell office:value-type="float" office:value="99" table:style-name="ce6">
            <text:p>99</text:p>
          </table:table-cell>
          <table:table-cell table:number-columns-repeated="16370" table:style-name="ce1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float" office:value="17" table:style-name="ce5">
            <text:p>17</text:p>
          </table:table-cell>
          <table:table-cell office:value-type="float" office:value="184" table:style-name="ce5">
            <text:p>184</text:p>
          </table:table-cell>
          <table:table-cell table:style-name="ce1"/>
          <table:table-cell office:value-type="float" office:value="22" table:style-name="ce6">
            <text:p>22</text:p>
          </table:table-cell>
          <table:table-cell office:value-type="float" office:value="86" table:style-name="ce6">
            <text:p>86</text:p>
          </table:table-cell>
          <table:table-cell office:value-type="float" office:value="97" table:style-name="ce6">
            <text:p>97</text:p>
          </table:table-cell>
          <table:table-cell table:number-columns-repeated="4" table:style-name="ce1"/>
          <table:table-cell office:value-type="float" office:value="22" table:style-name="ce6">
            <text:p>22</text:p>
          </table:table-cell>
          <table:table-cell office:value-type="float" office:value="84" table:style-name="ce6">
            <text:p>84</text:p>
          </table:table-cell>
          <table:table-cell office:value-type="float" office:value="86" table:style-name="ce6">
            <text:p>86</text:p>
          </table:table-cell>
          <table:table-cell table:number-columns-repeated="16370" table:style-name="ce1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float" office:value="18" table:style-name="ce5">
            <text:p>18</text:p>
          </table:table-cell>
          <table:table-cell office:value-type="float" office:value="25" table:style-name="ce5">
            <text:p>25</text:p>
          </table:table-cell>
          <table:table-cell table:style-name="ce1"/>
          <table:table-cell office:value-type="float" office:value="23" table:style-name="ce6">
            <text:p>23</text:p>
          </table:table-cell>
          <table:table-cell office:value-type="float" office:value="86" table:style-name="ce6">
            <text:p>86</text:p>
          </table:table-cell>
          <table:table-cell office:value-type="float" office:value="226" table:style-name="ce6">
            <text:p>226</text:p>
          </table:table-cell>
          <table:table-cell table:number-columns-repeated="4" table:style-name="ce1"/>
          <table:table-cell office:value-type="float" office:value="23" table:style-name="ce6">
            <text:p>23</text:p>
          </table:table-cell>
          <table:table-cell office:value-type="float" office:value="84" table:style-name="ce6">
            <text:p>84</text:p>
          </table:table-cell>
          <table:table-cell office:value-type="float" office:value="100" table:style-name="ce6">
            <text:p>100</text:p>
          </table:table-cell>
          <table:table-cell table:number-columns-repeated="16370" table:style-name="ce1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float" office:value="18" table:style-name="ce5">
            <text:p>18</text:p>
          </table:table-cell>
          <table:table-cell office:value-type="float" office:value="32" table:style-name="ce5">
            <text:p>32</text:p>
          </table:table-cell>
          <table:table-cell table:style-name="ce1"/>
          <table:table-cell office:value-type="float" office:value="24" table:style-name="ce6">
            <text:p>24</text:p>
          </table:table-cell>
          <table:table-cell office:value-type="float" office:value="87" table:style-name="ce6">
            <text:p>87</text:p>
          </table:table-cell>
          <table:table-cell office:value-type="float" office:value="226" table:style-name="ce6">
            <text:p>226</text:p>
          </table:table-cell>
          <table:table-cell table:number-columns-repeated="4" table:style-name="ce1"/>
          <table:table-cell office:value-type="float" office:value="24" table:style-name="ce6">
            <text:p>24</text:p>
          </table:table-cell>
          <table:table-cell office:value-type="float" office:value="85" table:style-name="ce6">
            <text:p>85</text:p>
          </table:table-cell>
          <table:table-cell office:value-type="float" office:value="95" table:style-name="ce6">
            <text:p>95</text:p>
          </table:table-cell>
          <table:table-cell table:number-columns-repeated="16370" table:style-name="ce1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float" office:value="19" table:style-name="ce5">
            <text:p>19</text:p>
          </table:table-cell>
          <table:table-cell office:value-type="float" office:value="186" table:style-name="ce5">
            <text:p>186</text:p>
          </table:table-cell>
          <table:table-cell table:style-name="ce1"/>
          <table:table-cell office:value-type="float" office:value="25" table:style-name="ce6">
            <text:p>25</text:p>
          </table:table-cell>
          <table:table-cell office:value-type="float" office:value="87" table:style-name="ce6">
            <text:p>87</text:p>
          </table:table-cell>
          <table:table-cell office:value-type="float" office:value="102" table:style-name="ce6">
            <text:p>102</text:p>
          </table:table-cell>
          <table:table-cell table:number-columns-repeated="4" table:style-name="ce1"/>
          <table:table-cell office:value-type="float" office:value="25" table:style-name="ce6">
            <text:p>25</text:p>
          </table:table-cell>
          <table:table-cell office:value-type="float" office:value="85" table:style-name="ce6">
            <text:p>85</text:p>
          </table:table-cell>
          <table:table-cell office:value-type="float" office:value="99" table:style-name="ce6">
            <text:p>99</text:p>
          </table:table-cell>
          <table:table-cell table:number-columns-repeated="16370" table:style-name="ce1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float" office:value="21" table:style-name="ce5">
            <text:p>21</text:p>
          </table:table-cell>
          <table:table-cell office:value-type="float" office:value="30" table:style-name="ce5">
            <text:p>30</text:p>
          </table:table-cell>
          <table:table-cell table:style-name="ce1"/>
          <table:table-cell office:value-type="float" office:value="26" table:style-name="ce6">
            <text:p>26</text:p>
          </table:table-cell>
          <table:table-cell office:value-type="float" office:value="88" table:style-name="ce6">
            <text:p>88</text:p>
          </table:table-cell>
          <table:table-cell office:value-type="float" office:value="104" table:style-name="ce6">
            <text:p>104</text:p>
          </table:table-cell>
          <table:table-cell table:number-columns-repeated="4" table:style-name="ce1"/>
          <table:table-cell office:value-type="float" office:value="26" table:style-name="ce6">
            <text:p>26</text:p>
          </table:table-cell>
          <table:table-cell office:value-type="float" office:value="86" table:style-name="ce6">
            <text:p>86</text:p>
          </table:table-cell>
          <table:table-cell office:value-type="float" office:value="87" table:style-name="ce6">
            <text:p>87</text:p>
          </table:table-cell>
          <table:table-cell table:number-columns-repeated="16370" table:style-name="ce1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float" office:value="22" table:style-name="ce5">
            <text:p>22</text:p>
          </table:table-cell>
          <table:table-cell office:value-type="float" office:value="34" table:style-name="ce5">
            <text:p>34</text:p>
          </table:table-cell>
          <table:table-cell table:style-name="ce1"/>
          <table:table-cell office:value-type="float" office:value="27" table:style-name="ce6">
            <text:p>27</text:p>
          </table:table-cell>
          <table:table-cell office:value-type="float" office:value="88" table:style-name="ce6">
            <text:p>88</text:p>
          </table:table-cell>
          <table:table-cell office:value-type="float" office:value="96" table:style-name="ce6">
            <text:p>96</text:p>
          </table:table-cell>
          <table:table-cell table:number-columns-repeated="4" table:style-name="ce1"/>
          <table:table-cell office:value-type="float" office:value="27" table:style-name="ce6">
            <text:p>27</text:p>
          </table:table-cell>
          <table:table-cell office:value-type="float" office:value="86" table:style-name="ce6">
            <text:p>86</text:p>
          </table:table-cell>
          <table:table-cell office:value-type="float" office:value="97" table:style-name="ce6">
            <text:p>97</text:p>
          </table:table-cell>
          <table:table-cell table:number-columns-repeated="16370" table:style-name="ce1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float" office:value="23" table:style-name="ce5">
            <text:p>23</text:p>
          </table:table-cell>
          <table:table-cell office:value-type="float" office:value="34" table:style-name="ce5">
            <text:p>34</text:p>
          </table:table-cell>
          <table:table-cell table:style-name="ce1"/>
          <table:table-cell office:value-type="float" office:value="28" table:style-name="ce6">
            <text:p>28</text:p>
          </table:table-cell>
          <table:table-cell office:value-type="float" office:value="90" table:style-name="ce6">
            <text:p>90</text:p>
          </table:table-cell>
          <table:table-cell office:value-type="float" office:value="106" table:style-name="ce6">
            <text:p>106</text:p>
          </table:table-cell>
          <table:table-cell table:number-columns-repeated="4" table:style-name="ce1"/>
          <table:table-cell office:value-type="float" office:value="28" table:style-name="ce6">
            <text:p>28</text:p>
          </table:table-cell>
          <table:table-cell office:value-type="float" office:value="86" table:style-name="ce6">
            <text:p>86</text:p>
          </table:table-cell>
          <table:table-cell office:value-type="float" office:value="226" table:style-name="ce6">
            <text:p>226</text:p>
          </table:table-cell>
          <table:table-cell table:number-columns-repeated="16370" table:style-name="ce1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float" office:value="24" table:style-name="ce5">
            <text:p>24</text:p>
          </table:table-cell>
          <table:table-cell office:value-type="float" office:value="31" table:style-name="ce5">
            <text:p>31</text:p>
          </table:table-cell>
          <table:table-cell table:style-name="ce1"/>
          <table:table-cell office:value-type="float" office:value="29" table:style-name="ce6">
            <text:p>29</text:p>
          </table:table-cell>
          <table:table-cell office:value-type="float" office:value="96" table:style-name="ce6">
            <text:p>96</text:p>
          </table:table-cell>
          <table:table-cell office:value-type="float" office:value="104" table:style-name="ce6">
            <text:p>104</text:p>
          </table:table-cell>
          <table:table-cell table:number-columns-repeated="4" table:style-name="ce1"/>
          <table:table-cell office:value-type="float" office:value="29" table:style-name="ce6">
            <text:p>29</text:p>
          </table:table-cell>
          <table:table-cell office:value-type="float" office:value="87" table:style-name="ce6">
            <text:p>87</text:p>
          </table:table-cell>
          <table:table-cell office:value-type="float" office:value="226" table:style-name="ce6">
            <text:p>226</text:p>
          </table:table-cell>
          <table:table-cell table:number-columns-repeated="16370" table:style-name="ce1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float" office:value="24" table:style-name="ce5">
            <text:p>24</text:p>
          </table:table-cell>
          <table:table-cell office:value-type="float" office:value="248" table:style-name="ce5">
            <text:p>248</text:p>
          </table:table-cell>
          <table:table-cell table:style-name="ce1"/>
          <table:table-cell office:value-type="float" office:value="30" table:style-name="ce6">
            <text:p>30</text:p>
          </table:table-cell>
          <table:table-cell office:value-type="float" office:value="98" table:style-name="ce6">
            <text:p>98</text:p>
          </table:table-cell>
          <table:table-cell office:value-type="float" office:value="99" table:style-name="ce6">
            <text:p>99</text:p>
          </table:table-cell>
          <table:table-cell table:number-columns-repeated="4" table:style-name="ce1"/>
          <table:table-cell office:value-type="float" office:value="30" table:style-name="ce6">
            <text:p>30</text:p>
          </table:table-cell>
          <table:table-cell office:value-type="float" office:value="87" table:style-name="ce6">
            <text:p>87</text:p>
          </table:table-cell>
          <table:table-cell office:value-type="float" office:value="102" table:style-name="ce6">
            <text:p>102</text:p>
          </table:table-cell>
          <table:table-cell table:number-columns-repeated="16370" table:style-name="ce1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float" office:value="25" table:style-name="ce5">
            <text:p>25</text:p>
          </table:table-cell>
          <table:table-cell office:value-type="float" office:value="32" table:style-name="ce5">
            <text:p>32</text:p>
          </table:table-cell>
          <table:table-cell table:style-name="ce1"/>
          <table:table-cell office:value-type="float" office:value="31" table:style-name="ce6">
            <text:p>31</text:p>
          </table:table-cell>
          <table:table-cell office:value-type="float" office:value="102" table:style-name="ce6">
            <text:p>102</text:p>
          </table:table-cell>
          <table:table-cell office:value-type="float" office:value="107" table:style-name="ce6">
            <text:p>107</text:p>
          </table:table-cell>
          <table:table-cell table:number-columns-repeated="16377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float" office:value="27" table:style-name="ce5">
            <text:p>27</text:p>
          </table:table-cell>
          <table:table-cell office:value-type="float" office:value="185" table:style-name="ce5">
            <text:p>185</text:p>
          </table:table-cell>
          <table:table-cell table:style-name="ce1"/>
          <table:table-cell office:value-type="float" office:value="32" table:style-name="ce6">
            <text:p>32</text:p>
          </table:table-cell>
          <table:table-cell office:value-type="float" office:value="273" table:style-name="ce6">
            <text:p>273</text:p>
          </table:table-cell>
          <table:table-cell office:value-type="float" office:value="282" table:style-name="ce6">
            <text:p>282</text:p>
          </table:table-cell>
          <table:table-cell table:number-columns-repeated="16377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table:style-name="ce1"/>
          <table:table-cell office:value-type="float" office:value="33" table:style-name="ce6">
            <text:p>33</text:p>
          </table:table-cell>
          <table:table-cell office:value-type="float" office:value="280" table:style-name="ce6">
            <text:p>280</text:p>
          </table:table-cell>
          <table:table-cell office:value-type="float" office:value="281" table:style-name="ce6">
            <text:p>281</text:p>
          </table:table-cell>
          <table:table-cell table:number-columns-repeated="16377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float" office:value="30" table:style-name="ce5">
            <text:p>30</text:p>
          </table:table-cell>
          <table:table-cell office:value-type="float" office:value="32" table:style-name="ce5">
            <text:p>32</text:p>
          </table:table-cell>
          <table:table-cell table:style-name="ce1"/>
          <table:table-cell office:value-type="float" office:value="34" table:style-name="ce6">
            <text:p>34</text:p>
          </table:table-cell>
          <table:table-cell office:value-type="float" office:value="281" table:style-name="ce6">
            <text:p>281</text:p>
          </table:table-cell>
          <table:table-cell office:value-type="float" office:value="282" table:style-name="ce6">
            <text:p>282</text:p>
          </table:table-cell>
          <table:table-cell table:number-columns-repeated="16377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float" office:value="30" table:style-name="ce5">
            <text:p>30</text:p>
          </table:table-cell>
          <table:table-cell office:value-type="float" office:value="33" table:style-name="ce5">
            <text:p>33</text:p>
          </table:table-cell>
          <table:table-cell table:number-columns-repeated="16381" table:style-name="ce1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float" office:value="30" table:style-name="ce5">
            <text:p>30</text:p>
          </table:table-cell>
          <table:table-cell office:value-type="float" office:value="184" table:style-name="ce5">
            <text:p>184</text:p>
          </table:table-cell>
          <table:table-cell table:number-columns-repeated="16381" table:style-name="ce1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float" office:value="30" table:style-name="ce5">
            <text:p>30</text:p>
          </table:table-cell>
          <table:table-cell office:value-type="float" office:value="174" table:style-name="ce5">
            <text:p>174</text:p>
          </table:table-cell>
          <table:table-cell table:number-columns-repeated="16381" table:style-name="ce1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float" office:value="31" table:style-name="ce5">
            <text:p>31</text:p>
          </table:table-cell>
          <table:table-cell office:value-type="float" office:value="248" table:style-name="ce5">
            <text:p>248</text:p>
          </table:table-cell>
          <table:table-cell table:number-columns-repeated="16381" table:style-name="ce1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table:number-columns-repeated="16381" table:style-name="ce1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float" office:value="33" table:style-name="ce5">
            <text:p>33</text:p>
          </table:table-cell>
          <table:table-cell office:value-type="float" office:value="184" table:style-name="ce5">
            <text:p>184</text:p>
          </table:table-cell>
          <table:table-cell table:number-columns-repeated="16381" table:style-name="ce1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float" office:value="33" table:style-name="ce5">
            <text:p>33</text:p>
          </table:table-cell>
          <table:table-cell office:value-type="float" office:value="173" table:style-name="ce5">
            <text:p>173</text:p>
          </table:table-cell>
          <table:table-cell table:number-columns-repeated="16381" table:style-name="ce1"/>
        </table:table-row>
        <table:table-row table:style-name="ro1">
          <table:table-cell office:value-type="float" office:value="42" table:style-name="ce5">
            <text:p>42</text:p>
          </table:table-cell>
          <table:table-cell office:value-type="float" office:value="36" table:style-name="ce5">
            <text:p>36</text:p>
          </table:table-cell>
          <table:table-cell office:value-type="float" office:value="71" table:style-name="ce5">
            <text:p>71</text:p>
          </table:table-cell>
          <table:table-cell table:number-columns-repeated="16381" table:style-name="ce1"/>
        </table:table-row>
        <table:table-row table:style-name="ro1">
          <table:table-cell office:value-type="float" office:value="43" table:style-name="ce5">
            <text:p>43</text:p>
          </table:table-cell>
          <table:table-cell office:value-type="float" office:value="36" table:style-name="ce5">
            <text:p>36</text:p>
          </table:table-cell>
          <table:table-cell office:value-type="float" office:value="64" table:style-name="ce5">
            <text:p>64</text:p>
          </table:table-cell>
          <table:table-cell table:number-columns-repeated="16381" table:style-name="ce1"/>
        </table:table-row>
        <table:table-row table:style-name="ro1">
          <table:table-cell office:value-type="float" office:value="44" table:style-name="ce5">
            <text:p>44</text:p>
          </table:table-cell>
          <table:table-cell office:value-type="float" office:value="37" table:style-name="ce5">
            <text:p>37</text:p>
          </table:table-cell>
          <table:table-cell office:value-type="float" office:value="213" table:style-name="ce5">
            <text:p>213</text:p>
          </table:table-cell>
          <table:table-cell table:number-columns-repeated="16381" table:style-name="ce1"/>
        </table:table-row>
        <table:table-row table:style-name="ro1">
          <table:table-cell office:value-type="float" office:value="45" table:style-name="ce5">
            <text:p>45</text:p>
          </table:table-cell>
          <table:table-cell office:value-type="float" office:value="37" table:style-name="ce5">
            <text:p>37</text:p>
          </table:table-cell>
          <table:table-cell office:value-type="float" office:value="59" table:style-name="ce5">
            <text:p>59</text:p>
          </table:table-cell>
          <table:table-cell table:number-columns-repeated="16381" table:style-name="ce1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float" office:value="37" table:style-name="ce5">
            <text:p>37</text:p>
          </table:table-cell>
          <table:table-cell office:value-type="float" office:value="214" table:style-name="ce5">
            <text:p>214</text:p>
          </table:table-cell>
          <table:table-cell table:number-columns-repeated="16381" table:style-name="ce1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float" office:value="37" table:style-name="ce5">
            <text:p>37</text:p>
          </table:table-cell>
          <table:table-cell office:value-type="float" office:value="215" table:style-name="ce5">
            <text:p>215</text:p>
          </table:table-cell>
          <table:table-cell table:number-columns-repeated="16381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float" office:value="37" table:style-name="ce5">
            <text:p>37</text:p>
          </table:table-cell>
          <table:table-cell office:value-type="float" office:value="216" table:style-name="ce5">
            <text:p>216</text:p>
          </table:table-cell>
          <table:table-cell table:number-columns-repeated="16381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float" office:value="38" table:style-name="ce5">
            <text:p>38</text:p>
          </table:table-cell>
          <table:table-cell office:value-type="float" office:value="208" table:style-name="ce5">
            <text:p>208</text:p>
          </table:table-cell>
          <table:table-cell table:number-columns-repeated="16381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float" office:value="38" table:style-name="ce5">
            <text:p>38</text:p>
          </table:table-cell>
          <table:table-cell office:value-type="float" office:value="209" table:style-name="ce5">
            <text:p>209</text:p>
          </table:table-cell>
          <table:table-cell table:number-columns-repeated="16381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float" office:value="39" table:style-name="ce5">
            <text:p>39</text:p>
          </table:table-cell>
          <table:table-cell office:value-type="float" office:value="258" table:style-name="ce5">
            <text:p>258</text:p>
          </table:table-cell>
          <table:table-cell table:number-columns-repeated="16381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float" office:value="39" table:style-name="ce5">
            <text:p>39</text:p>
          </table:table-cell>
          <table:table-cell office:value-type="float" office:value="69" table:style-name="ce5">
            <text:p>69</text:p>
          </table:table-cell>
          <table:table-cell table:number-columns-repeated="16381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float" office:value="39" table:style-name="ce5">
            <text:p>39</text:p>
          </table:table-cell>
          <table:table-cell office:value-type="float" office:value="199" table:style-name="ce5">
            <text:p>199</text:p>
          </table:table-cell>
          <table:table-cell table:number-columns-repeated="16381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float" office:value="39" table:style-name="ce5">
            <text:p>39</text:p>
          </table:table-cell>
          <table:table-cell office:value-type="float" office:value="78" table:style-name="ce5">
            <text:p>78</text:p>
          </table:table-cell>
          <table:table-cell table:number-columns-repeated="16381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float" office:value="39" table:style-name="ce5">
            <text:p>39</text:p>
          </table:table-cell>
          <table:table-cell office:value-type="float" office:value="71" table:style-name="ce5">
            <text:p>71</text:p>
          </table:table-cell>
          <table:table-cell table:number-columns-repeated="16381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float" office:value="39" table:style-name="ce5">
            <text:p>39</text:p>
          </table:table-cell>
          <table:table-cell office:value-type="float" office:value="45" table:style-name="ce5">
            <text:p>45</text:p>
          </table:table-cell>
          <table:table-cell table:number-columns-repeated="16381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float" office:value="39" table:style-name="ce5">
            <text:p>39</text:p>
          </table:table-cell>
          <table:table-cell office:value-type="float" office:value="195" table:style-name="ce5">
            <text:p>195</text:p>
          </table:table-cell>
          <table:table-cell table:number-columns-repeated="16381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float" office:value="40" table:style-name="ce5">
            <text:p>40</text:p>
          </table:table-cell>
          <table:table-cell office:value-type="float" office:value="65" table:style-name="ce5">
            <text:p>65</text:p>
          </table:table-cell>
          <table:table-cell table:number-columns-repeated="16381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float" office:value="40" table:style-name="ce5">
            <text:p>40</text:p>
          </table:table-cell>
          <table:table-cell office:value-type="float" office:value="51" table:style-name="ce5">
            <text:p>51</text:p>
          </table:table-cell>
          <table:table-cell table:number-columns-repeated="16381"/>
        </table:table-row>
        <table:table-row table:style-name="ro1">
          <table:table-cell office:value-type="float" office:value="60" table:style-name="ce5">
            <text:p>60</text:p>
          </table:table-cell>
          <table:table-cell office:value-type="float" office:value="41" table:style-name="ce5">
            <text:p>41</text:p>
          </table:table-cell>
          <table:table-cell office:value-type="float" office:value="53" table:style-name="ce5">
            <text:p>53</text:p>
          </table:table-cell>
          <table:table-cell table:number-columns-repeated="16381"/>
        </table:table-row>
        <table:table-row table:style-name="ro1">
          <table:table-cell office:value-type="float" office:value="61" table:style-name="ce5">
            <text:p>61</text:p>
          </table:table-cell>
          <table:table-cell office:value-type="float" office:value="41" table:style-name="ce5">
            <text:p>41</text:p>
          </table:table-cell>
          <table:table-cell office:value-type="float" office:value="211" table:style-name="ce5">
            <text:p>211</text:p>
          </table:table-cell>
          <table:table-cell table:number-columns-repeated="16381"/>
        </table:table-row>
        <table:table-row table:style-name="ro1">
          <table:table-cell office:value-type="float" office:value="62" table:style-name="ce5">
            <text:p>62</text:p>
          </table:table-cell>
          <table:table-cell office:value-type="float" office:value="41" table:style-name="ce5">
            <text:p>41</text:p>
          </table:table-cell>
          <table:table-cell office:value-type="float" office:value="57" table:style-name="ce5">
            <text:p>57</text:p>
          </table:table-cell>
          <table:table-cell table:number-columns-repeated="16381"/>
        </table:table-row>
        <table:table-row table:style-name="ro1">
          <table:table-cell office:value-type="float" office:value="63" table:style-name="ce5">
            <text:p>63</text:p>
          </table:table-cell>
          <table:table-cell office:value-type="float" office:value="41" table:style-name="ce5">
            <text:p>41</text:p>
          </table:table-cell>
          <table:table-cell office:value-type="float" office:value="210" table:style-name="ce5">
            <text:p>210</text:p>
          </table:table-cell>
          <table:table-cell table:number-columns-repeated="16381"/>
        </table:table-row>
        <table:table-row table:style-name="ro1">
          <table:table-cell office:value-type="float" office:value="64" table:style-name="ce5">
            <text:p>64</text:p>
          </table:table-cell>
          <table:table-cell office:value-type="float" office:value="41" table:style-name="ce5">
            <text:p>41</text:p>
          </table:table-cell>
          <table:table-cell office:value-type="float" office:value="68" table:style-name="ce5">
            <text:p>68</text:p>
          </table:table-cell>
          <table:table-cell table:number-columns-repeated="16381"/>
        </table:table-row>
        <table:table-row table:style-name="ro1">
          <table:table-cell office:value-type="float" office:value="65" table:style-name="ce5">
            <text:p>65</text:p>
          </table:table-cell>
          <table:table-cell office:value-type="float" office:value="42" table:style-name="ce5">
            <text:p>42</text:p>
          </table:table-cell>
          <table:table-cell office:value-type="float" office:value="257" table:style-name="ce5">
            <text:p>257</text:p>
          </table:table-cell>
          <table:table-cell table:number-columns-repeated="16381"/>
        </table:table-row>
        <table:table-row table:style-name="ro1">
          <table:table-cell office:value-type="float" office:value="66" table:style-name="ce5">
            <text:p>66</text:p>
          </table:table-cell>
          <table:table-cell office:value-type="float" office:value="42" table:style-name="ce5">
            <text:p>42</text:p>
          </table:table-cell>
          <table:table-cell office:value-type="float" office:value="78" table:style-name="ce5">
            <text:p>78</text:p>
          </table:table-cell>
          <table:table-cell table:number-columns-repeated="16381"/>
        </table:table-row>
        <table:table-row table:style-name="ro1">
          <table:table-cell office:value-type="float" office:value="67" table:style-name="ce5">
            <text:p>67</text:p>
          </table:table-cell>
          <table:table-cell office:value-type="float" office:value="43" table:style-name="ce5">
            <text:p>43</text:p>
          </table:table-cell>
          <table:table-cell office:value-type="float" office:value="58" table:style-name="ce5">
            <text:p>58</text:p>
          </table:table-cell>
          <table:table-cell table:number-columns-repeated="16381"/>
        </table:table-row>
        <table:table-row table:style-name="ro1">
          <table:table-cell office:value-type="float" office:value="68" table:style-name="ce5">
            <text:p>68</text:p>
          </table:table-cell>
          <table:table-cell office:value-type="float" office:value="43" table:style-name="ce5">
            <text:p>43</text:p>
          </table:table-cell>
          <table:table-cell office:value-type="float" office:value="219" table:style-name="ce5">
            <text:p>219</text:p>
          </table:table-cell>
          <table:table-cell table:number-columns-repeated="16381"/>
        </table:table-row>
        <table:table-row table:style-name="ro1">
          <table:table-cell office:value-type="float" office:value="69" table:style-name="ce5">
            <text:p>69</text:p>
          </table:table-cell>
          <table:table-cell office:value-type="float" office:value="43" table:style-name="ce5">
            <text:p>43</text:p>
          </table:table-cell>
          <table:table-cell office:value-type="float" office:value="205" table:style-name="ce5">
            <text:p>205</text:p>
          </table:table-cell>
          <table:table-cell table:number-columns-repeated="16381"/>
        </table:table-row>
        <table:table-row table:style-name="ro1">
          <table:table-cell office:value-type="float" office:value="70" table:style-name="ce5">
            <text:p>70</text:p>
          </table:table-cell>
          <table:table-cell office:value-type="float" office:value="43" table:style-name="ce5">
            <text:p>43</text:p>
          </table:table-cell>
          <table:table-cell office:value-type="float" office:value="204" table:style-name="ce5">
            <text:p>204</text:p>
          </table:table-cell>
          <table:table-cell table:number-columns-repeated="16381"/>
        </table:table-row>
        <table:table-row table:style-name="ro1">
          <table:table-cell office:value-type="float" office:value="71" table:style-name="ce5">
            <text:p>71</text:p>
          </table:table-cell>
          <table:table-cell office:value-type="float" office:value="44" table:style-name="ce5">
            <text:p>44</text:p>
          </table:table-cell>
          <table:table-cell office:value-type="float" office:value="193" table:style-name="ce5">
            <text:p>193</text:p>
          </table:table-cell>
          <table:table-cell table:number-columns-repeated="16381"/>
        </table:table-row>
        <table:table-row table:style-name="ro1">
          <table:table-cell office:value-type="float" office:value="72" table:style-name="ce5">
            <text:p>72</text:p>
          </table:table-cell>
          <table:table-cell office:value-type="float" office:value="44" table:style-name="ce5">
            <text:p>44</text:p>
          </table:table-cell>
          <table:table-cell office:value-type="float" office:value="66" table:style-name="ce5">
            <text:p>66</text:p>
          </table:table-cell>
          <table:table-cell table:number-columns-repeated="16381"/>
        </table:table-row>
        <table:table-row table:style-name="ro1">
          <table:table-cell office:value-type="float" office:value="73" table:style-name="ce5">
            <text:p>73</text:p>
          </table:table-cell>
          <table:table-cell office:value-type="float" office:value="44" table:style-name="ce5">
            <text:p>44</text:p>
          </table:table-cell>
          <table:table-cell office:value-type="float" office:value="48" table:style-name="ce5">
            <text:p>48</text:p>
          </table:table-cell>
          <table:table-cell table:number-columns-repeated="16381"/>
        </table:table-row>
        <table:table-row table:style-name="ro1">
          <table:table-cell office:value-type="float" office:value="74" table:style-name="ce5">
            <text:p>74</text:p>
          </table:table-cell>
          <table:table-cell office:value-type="float" office:value="45" table:style-name="ce5">
            <text:p>45</text:p>
          </table:table-cell>
          <table:table-cell office:value-type="float" office:value="74" table:style-name="ce5">
            <text:p>74</text:p>
          </table:table-cell>
          <table:table-cell table:number-columns-repeated="16381"/>
        </table:table-row>
        <table:table-row table:style-name="ro1">
          <table:table-cell office:value-type="float" office:value="75" table:style-name="ce5">
            <text:p>75</text:p>
          </table:table-cell>
          <table:table-cell office:value-type="float" office:value="45" table:style-name="ce5">
            <text:p>45</text:p>
          </table:table-cell>
          <table:table-cell office:value-type="float" office:value="199" table:style-name="ce5">
            <text:p>199</text:p>
          </table:table-cell>
          <table:table-cell table:number-columns-repeated="16381"/>
        </table:table-row>
        <table:table-row table:style-name="ro1">
          <table:table-cell office:value-type="float" office:value="76" table:style-name="ce5">
            <text:p>76</text:p>
          </table:table-cell>
          <table:table-cell office:value-type="float" office:value="45" table:style-name="ce5">
            <text:p>45</text:p>
          </table:table-cell>
          <table:table-cell office:value-type="float" office:value="46" table:style-name="ce5">
            <text:p>46</text:p>
          </table:table-cell>
          <table:table-cell table:number-columns-repeated="16381"/>
        </table:table-row>
        <table:table-row table:style-name="ro1">
          <table:table-cell office:value-type="float" office:value="77" table:style-name="ce5">
            <text:p>77</text:p>
          </table:table-cell>
          <table:table-cell office:value-type="float" office:value="46" table:style-name="ce5">
            <text:p>46</text:p>
          </table:table-cell>
          <table:table-cell office:value-type="float" office:value="50" table:style-name="ce5">
            <text:p>50</text:p>
          </table:table-cell>
          <table:table-cell table:number-columns-repeated="16381"/>
        </table:table-row>
        <table:table-row table:style-name="ro1">
          <table:table-cell office:value-type="float" office:value="78" table:style-name="ce5">
            <text:p>78</text:p>
          </table:table-cell>
          <table:table-cell office:value-type="float" office:value="46" table:style-name="ce5">
            <text:p>46</text:p>
          </table:table-cell>
          <table:table-cell office:value-type="float" office:value="214" table:style-name="ce5">
            <text:p>214</text:p>
          </table:table-cell>
          <table:table-cell table:number-columns-repeated="16381"/>
        </table:table-row>
        <table:table-row table:style-name="ro1">
          <table:table-cell office:value-type="float" office:value="79" table:style-name="ce5">
            <text:p>79</text:p>
          </table:table-cell>
          <table:table-cell office:value-type="float" office:value="46" table:style-name="ce5">
            <text:p>46</text:p>
          </table:table-cell>
          <table:table-cell office:value-type="float" office:value="216" table:style-name="ce5">
            <text:p>216</text:p>
          </table:table-cell>
          <table:table-cell table:number-columns-repeated="16381"/>
        </table:table-row>
        <table:table-row table:style-name="ro1">
          <table:table-cell office:value-type="float" office:value="80" table:style-name="ce5">
            <text:p>80</text:p>
          </table:table-cell>
          <table:table-cell office:value-type="float" office:value="46" table:style-name="ce5">
            <text:p>46</text:p>
          </table:table-cell>
          <table:table-cell office:value-type="float" office:value="64" table:style-name="ce5">
            <text:p>64</text:p>
          </table:table-cell>
          <table:table-cell table:number-columns-repeated="16381"/>
        </table:table-row>
        <table:table-row table:style-name="ro1">
          <table:table-cell office:value-type="float" office:value="81" table:style-name="ce5">
            <text:p>81</text:p>
          </table:table-cell>
          <table:table-cell office:value-type="float" office:value="47" table:style-name="ce5">
            <text:p>47</text:p>
          </table:table-cell>
          <table:table-cell office:value-type="float" office:value="211" table:style-name="ce5">
            <text:p>211</text:p>
          </table:table-cell>
          <table:table-cell table:number-columns-repeated="16381"/>
        </table:table-row>
        <table:table-row table:style-name="ro1">
          <table:table-cell office:value-type="float" office:value="82" table:style-name="ce5">
            <text:p>82</text:p>
          </table:table-cell>
          <table:table-cell office:value-type="float" office:value="47" table:style-name="ce5">
            <text:p>47</text:p>
          </table:table-cell>
          <table:table-cell office:value-type="float" office:value="57" table:style-name="ce5">
            <text:p>57</text:p>
          </table:table-cell>
          <table:table-cell table:number-columns-repeated="16381"/>
        </table:table-row>
        <table:table-row table:style-name="ro1">
          <table:table-cell office:value-type="float" office:value="83" table:style-name="ce5">
            <text:p>83</text:p>
          </table:table-cell>
          <table:table-cell office:value-type="float" office:value="47" table:style-name="ce5">
            <text:p>47</text:p>
          </table:table-cell>
          <table:table-cell office:value-type="float" office:value="67" table:style-name="ce5">
            <text:p>67</text:p>
          </table:table-cell>
          <table:table-cell table:number-columns-repeated="16381"/>
        </table:table-row>
        <table:table-row table:style-name="ro1">
          <table:table-cell office:value-type="float" office:value="84" table:style-name="ce5">
            <text:p>84</text:p>
          </table:table-cell>
          <table:table-cell office:value-type="float" office:value="47" table:style-name="ce5">
            <text:p>47</text:p>
          </table:table-cell>
          <table:table-cell office:value-type="float" office:value="75" table:style-name="ce5">
            <text:p>75</text:p>
          </table:table-cell>
          <table:table-cell table:number-columns-repeated="16381"/>
        </table:table-row>
        <table:table-row table:style-name="ro1">
          <table:table-cell office:value-type="float" office:value="85" table:style-name="ce5">
            <text:p>85</text:p>
          </table:table-cell>
          <table:table-cell office:value-type="float" office:value="47" table:style-name="ce5">
            <text:p>47</text:p>
          </table:table-cell>
          <table:table-cell office:value-type="float" office:value="66" table:style-name="ce5">
            <text:p>66</text:p>
          </table:table-cell>
          <table:table-cell table:number-columns-repeated="16381"/>
        </table:table-row>
        <table:table-row table:style-name="ro1">
          <table:table-cell office:value-type="float" office:value="86" table:style-name="ce5">
            <text:p>86</text:p>
          </table:table-cell>
          <table:table-cell office:value-type="float" office:value="48" table:style-name="ce5">
            <text:p>48</text:p>
          </table:table-cell>
          <table:table-cell office:value-type="float" office:value="66" table:style-name="ce5">
            <text:p>66</text:p>
          </table:table-cell>
          <table:table-cell table:number-columns-repeated="16381"/>
        </table:table-row>
        <table:table-row table:style-name="ro1">
          <table:table-cell office:value-type="float" office:value="87" table:style-name="ce5">
            <text:p>87</text:p>
          </table:table-cell>
          <table:table-cell office:value-type="float" office:value="48" table:style-name="ce5">
            <text:p>48</text:p>
          </table:table-cell>
          <table:table-cell office:value-type="float" office:value="69" table:style-name="ce5">
            <text:p>69</text:p>
          </table:table-cell>
          <table:table-cell table:number-columns-repeated="16381"/>
        </table:table-row>
        <table:table-row table:style-name="ro1">
          <table:table-cell office:value-type="float" office:value="88" table:style-name="ce5">
            <text:p>88</text:p>
          </table:table-cell>
          <table:table-cell office:value-type="float" office:value="49" table:style-name="ce5">
            <text:p>49</text:p>
          </table:table-cell>
          <table:table-cell office:value-type="float" office:value="193" table:style-name="ce5">
            <text:p>193</text:p>
          </table:table-cell>
          <table:table-cell table:number-columns-repeated="16381"/>
        </table:table-row>
        <table:table-row table:style-name="ro1">
          <table:table-cell office:value-type="float" office:value="89" table:style-name="ce5">
            <text:p>89</text:p>
          </table:table-cell>
          <table:table-cell office:value-type="float" office:value="49" table:style-name="ce5">
            <text:p>49</text:p>
          </table:table-cell>
          <table:table-cell office:value-type="float" office:value="57" table:style-name="ce5">
            <text:p>57</text:p>
          </table:table-cell>
          <table:table-cell table:number-columns-repeated="16381"/>
        </table:table-row>
        <table:table-row table:style-name="ro1">
          <table:table-cell office:value-type="float" office:value="90" table:style-name="ce5">
            <text:p>90</text:p>
          </table:table-cell>
          <table:table-cell office:value-type="float" office:value="49" table:style-name="ce5">
            <text:p>49</text:p>
          </table:table-cell>
          <table:table-cell office:value-type="float" office:value="221" table:style-name="ce5">
            <text:p>221</text:p>
          </table:table-cell>
          <table:table-cell table:number-columns-repeated="16381"/>
        </table:table-row>
        <table:table-row table:style-name="ro1">
          <table:table-cell office:value-type="float" office:value="91" table:style-name="ce5">
            <text:p>91</text:p>
          </table:table-cell>
          <table:table-cell office:value-type="float" office:value="50" table:style-name="ce5">
            <text:p>50</text:p>
          </table:table-cell>
          <table:table-cell office:value-type="float" office:value="56" table:style-name="ce5">
            <text:p>56</text:p>
          </table:table-cell>
          <table:table-cell table:number-columns-repeated="16381"/>
        </table:table-row>
        <table:table-row table:style-name="ro1">
          <table:table-cell office:value-type="float" office:value="92" table:style-name="ce5">
            <text:p>92</text:p>
          </table:table-cell>
          <table:table-cell office:value-type="float" office:value="50" table:style-name="ce5">
            <text:p>50</text:p>
          </table:table-cell>
          <table:table-cell office:value-type="float" office:value="204" table:style-name="ce5">
            <text:p>204</text:p>
          </table:table-cell>
          <table:table-cell table:number-columns-repeated="16381"/>
        </table:table-row>
        <table:table-row table:style-name="ro1">
          <table:table-cell office:value-type="float" office:value="93" table:style-name="ce5">
            <text:p>93</text:p>
          </table:table-cell>
          <table:table-cell office:value-type="float" office:value="50" table:style-name="ce5">
            <text:p>50</text:p>
          </table:table-cell>
          <table:table-cell office:value-type="float" office:value="215" table:style-name="ce5">
            <text:p>215</text:p>
          </table:table-cell>
          <table:table-cell table:number-columns-repeated="16381"/>
        </table:table-row>
        <table:table-row table:style-name="ro1">
          <table:table-cell office:value-type="float" office:value="94" table:style-name="ce5">
            <text:p>94</text:p>
          </table:table-cell>
          <table:table-cell office:value-type="float" office:value="50" table:style-name="ce5">
            <text:p>50</text:p>
          </table:table-cell>
          <table:table-cell office:value-type="float" office:value="213" table:style-name="ce5">
            <text:p>213</text:p>
          </table:table-cell>
          <table:table-cell table:number-columns-repeated="16381"/>
        </table:table-row>
        <table:table-row table:style-name="ro1">
          <table:table-cell office:value-type="float" office:value="95" table:style-name="ce5">
            <text:p>95</text:p>
          </table:table-cell>
          <table:table-cell office:value-type="float" office:value="50" table:style-name="ce5">
            <text:p>50</text:p>
          </table:table-cell>
          <table:table-cell office:value-type="float" office:value="55" table:style-name="ce5">
            <text:p>55</text:p>
          </table:table-cell>
          <table:table-cell table:number-columns-repeated="16381"/>
        </table:table-row>
        <table:table-row table:style-name="ro1">
          <table:table-cell office:value-type="float" office:value="96" table:style-name="ce5">
            <text:p>96</text:p>
          </table:table-cell>
          <table:table-cell office:value-type="float" office:value="50" table:style-name="ce5">
            <text:p>50</text:p>
          </table:table-cell>
          <table:table-cell office:value-type="float" office:value="217" table:style-name="ce5">
            <text:p>217</text:p>
          </table:table-cell>
          <table:table-cell table:number-columns-repeated="16381"/>
        </table:table-row>
        <table:table-row table:style-name="ro1">
          <table:table-cell office:value-type="float" office:value="97" table:style-name="ce5">
            <text:p>97</text:p>
          </table:table-cell>
          <table:table-cell office:value-type="float" office:value="51" table:style-name="ce5">
            <text:p>51</text:p>
          </table:table-cell>
          <table:table-cell office:value-type="float" office:value="197" table:style-name="ce5">
            <text:p>197</text:p>
          </table:table-cell>
          <table:table-cell table:number-columns-repeated="16381"/>
        </table:table-row>
        <table:table-row table:style-name="ro1">
          <table:table-cell office:value-type="float" office:value="98" table:style-name="ce5">
            <text:p>98</text:p>
          </table:table-cell>
          <table:table-cell office:value-type="float" office:value="51" table:style-name="ce5">
            <text:p>51</text:p>
          </table:table-cell>
          <table:table-cell office:value-type="float" office:value="194" table:style-name="ce5">
            <text:p>194</text:p>
          </table:table-cell>
          <table:table-cell table:number-columns-repeated="16381"/>
        </table:table-row>
        <table:table-row table:style-name="ro1">
          <table:table-cell office:value-type="float" office:value="99" table:style-name="ce5">
            <text:p>99</text:p>
          </table:table-cell>
          <table:table-cell office:value-type="float" office:value="51" table:style-name="ce5">
            <text:p>51</text:p>
          </table:table-cell>
          <table:table-cell office:value-type="float" office:value="66" table:style-name="ce5">
            <text:p>66</text:p>
          </table:table-cell>
          <table:table-cell table:number-columns-repeated="16381"/>
        </table:table-row>
        <table:table-row table:style-name="ro1">
          <table:table-cell office:value-type="float" office:value="100" table:style-name="ce5">
            <text:p>100</text:p>
          </table:table-cell>
          <table:table-cell office:value-type="float" office:value="52" table:style-name="ce5">
            <text:p>52</text:p>
          </table:table-cell>
          <table:table-cell office:value-type="float" office:value="199" table:style-name="ce5">
            <text:p>199</text:p>
          </table:table-cell>
          <table:table-cell table:number-columns-repeated="16381"/>
        </table:table-row>
        <table:table-row table:style-name="ro1">
          <table:table-cell office:value-type="float" office:value="101" table:style-name="ce5">
            <text:p>101</text:p>
          </table:table-cell>
          <table:table-cell office:value-type="float" office:value="53" table:style-name="ce5">
            <text:p>53</text:p>
          </table:table-cell>
          <table:table-cell office:value-type="float" office:value="190" table:style-name="ce5">
            <text:p>190</text:p>
          </table:table-cell>
          <table:table-cell table:number-columns-repeated="16381"/>
        </table:table-row>
        <table:table-row table:style-name="ro1">
          <table:table-cell office:value-type="float" office:value="102" table:style-name="ce5">
            <text:p>102</text:p>
          </table:table-cell>
          <table:table-cell office:value-type="float" office:value="53" table:style-name="ce5">
            <text:p>53</text:p>
          </table:table-cell>
          <table:table-cell office:value-type="float" office:value="68" table:style-name="ce5">
            <text:p>68</text:p>
          </table:table-cell>
          <table:table-cell table:number-columns-repeated="16381"/>
        </table:table-row>
        <table:table-row table:style-name="ro1">
          <table:table-cell office:value-type="float" office:value="103" table:style-name="ce5">
            <text:p>103</text:p>
          </table:table-cell>
          <table:table-cell office:value-type="float" office:value="54" table:style-name="ce5">
            <text:p>54</text:p>
          </table:table-cell>
          <table:table-cell office:value-type="float" office:value="77" table:style-name="ce5">
            <text:p>77</text:p>
          </table:table-cell>
          <table:table-cell table:number-columns-repeated="16381"/>
        </table:table-row>
        <table:table-row table:style-name="ro1">
          <table:table-cell office:value-type="float" office:value="104" table:style-name="ce5">
            <text:p>104</text:p>
          </table:table-cell>
          <table:table-cell office:value-type="float" office:value="54" table:style-name="ce5">
            <text:p>54</text:p>
          </table:table-cell>
          <table:table-cell office:value-type="float" office:value="192" table:style-name="ce5">
            <text:p>192</text:p>
          </table:table-cell>
          <table:table-cell table:number-columns-repeated="16381"/>
        </table:table-row>
        <table:table-row table:style-name="ro1">
          <table:table-cell office:value-type="float" office:value="105" table:style-name="ce5">
            <text:p>105</text:p>
          </table:table-cell>
          <table:table-cell office:value-type="float" office:value="54" table:style-name="ce5">
            <text:p>54</text:p>
          </table:table-cell>
          <table:table-cell office:value-type="float" office:value="63" table:style-name="ce5">
            <text:p>63</text:p>
          </table:table-cell>
          <table:table-cell table:number-columns-repeated="16381"/>
        </table:table-row>
        <table:table-row table:style-name="ro1">
          <table:table-cell office:value-type="float" office:value="106" table:style-name="ce5">
            <text:p>106</text:p>
          </table:table-cell>
          <table:table-cell office:value-type="float" office:value="55" table:style-name="ce5">
            <text:p>55</text:p>
          </table:table-cell>
          <table:table-cell office:value-type="float" office:value="204" table:style-name="ce5">
            <text:p>204</text:p>
          </table:table-cell>
          <table:table-cell table:number-columns-repeated="16381"/>
        </table:table-row>
        <table:table-row table:style-name="ro1">
          <table:table-cell office:value-type="float" office:value="107" table:style-name="ce5">
            <text:p>107</text:p>
          </table:table-cell>
          <table:table-cell office:value-type="float" office:value="55" table:style-name="ce5">
            <text:p>55</text:p>
          </table:table-cell>
          <table:table-cell office:value-type="float" office:value="58" table:style-name="ce5">
            <text:p>58</text:p>
          </table:table-cell>
          <table:table-cell table:number-columns-repeated="16381"/>
        </table:table-row>
        <table:table-row table:style-name="ro1">
          <table:table-cell office:value-type="float" office:value="108" table:style-name="ce5">
            <text:p>108</text:p>
          </table:table-cell>
          <table:table-cell office:value-type="float" office:value="55" table:style-name="ce5">
            <text:p>55</text:p>
          </table:table-cell>
          <table:table-cell office:value-type="float" office:value="205" table:style-name="ce5">
            <text:p>205</text:p>
          </table:table-cell>
          <table:table-cell table:number-columns-repeated="16381"/>
        </table:table-row>
        <table:table-row table:style-name="ro1">
          <table:table-cell office:value-type="float" office:value="109" table:style-name="ce5">
            <text:p>109</text:p>
          </table:table-cell>
          <table:table-cell office:value-type="float" office:value="56" table:style-name="ce5">
            <text:p>56</text:p>
          </table:table-cell>
          <table:table-cell office:value-type="float" office:value="74" table:style-name="ce5">
            <text:p>74</text:p>
          </table:table-cell>
          <table:table-cell table:number-columns-repeated="16381"/>
        </table:table-row>
        <table:table-row table:style-name="ro1">
          <table:table-cell office:value-type="float" office:value="110" table:style-name="ce5">
            <text:p>110</text:p>
          </table:table-cell>
          <table:table-cell office:value-type="float" office:value="56" table:style-name="ce5">
            <text:p>56</text:p>
          </table:table-cell>
          <table:table-cell office:value-type="float" office:value="205" table:style-name="ce5">
            <text:p>205</text:p>
          </table:table-cell>
          <table:table-cell table:number-columns-repeated="16381"/>
        </table:table-row>
        <table:table-row table:style-name="ro1">
          <table:table-cell office:value-type="float" office:value="111" table:style-name="ce5">
            <text:p>111</text:p>
          </table:table-cell>
          <table:table-cell office:value-type="float" office:value="57" table:style-name="ce5">
            <text:p>57</text:p>
          </table:table-cell>
          <table:table-cell office:value-type="float" office:value="190" table:style-name="ce5">
            <text:p>190</text:p>
          </table:table-cell>
          <table:table-cell table:number-columns-repeated="16381"/>
        </table:table-row>
        <table:table-row table:style-name="ro1">
          <table:table-cell office:value-type="float" office:value="112" table:style-name="ce5">
            <text:p>112</text:p>
          </table:table-cell>
          <table:table-cell office:value-type="float" office:value="57" table:style-name="ce5">
            <text:p>57</text:p>
          </table:table-cell>
          <table:table-cell office:value-type="float" office:value="220" table:style-name="ce5">
            <text:p>220</text:p>
          </table:table-cell>
          <table:table-cell table:number-columns-repeated="16381"/>
        </table:table-row>
        <table:table-row table:style-name="ro1">
          <table:table-cell office:value-type="float" office:value="113" table:style-name="ce5">
            <text:p>113</text:p>
          </table:table-cell>
          <table:table-cell office:value-type="float" office:value="57" table:style-name="ce5">
            <text:p>57</text:p>
          </table:table-cell>
          <table:table-cell office:value-type="float" office:value="221" table:style-name="ce5">
            <text:p>221</text:p>
          </table:table-cell>
          <table:table-cell table:number-columns-repeated="16381"/>
        </table:table-row>
        <table:table-row table:style-name="ro1">
          <table:table-cell office:value-type="float" office:value="114" table:style-name="ce5">
            <text:p>114</text:p>
          </table:table-cell>
          <table:table-cell office:value-type="float" office:value="57" table:style-name="ce5">
            <text:p>57</text:p>
          </table:table-cell>
          <table:table-cell office:value-type="float" office:value="60" table:style-name="ce5">
            <text:p>60</text:p>
          </table:table-cell>
          <table:table-cell table:number-columns-repeated="16381"/>
        </table:table-row>
        <table:table-row table:style-name="ro1">
          <table:table-cell office:value-type="float" office:value="115" table:style-name="ce5">
            <text:p>115</text:p>
          </table:table-cell>
          <table:table-cell office:value-type="float" office:value="57" table:style-name="ce5">
            <text:p>57</text:p>
          </table:table-cell>
          <table:table-cell office:value-type="float" office:value="67" table:style-name="ce5">
            <text:p>67</text:p>
          </table:table-cell>
          <table:table-cell table:number-columns-repeated="16381"/>
        </table:table-row>
        <table:table-row table:style-name="ro1">
          <table:table-cell office:value-type="float" office:value="116" table:style-name="ce5">
            <text:p>116</text:p>
          </table:table-cell>
          <table:table-cell office:value-type="float" office:value="57" table:style-name="ce5">
            <text:p>57</text:p>
          </table:table-cell>
          <table:table-cell office:value-type="float" office:value="210" table:style-name="ce5">
            <text:p>210</text:p>
          </table:table-cell>
          <table:table-cell table:number-columns-repeated="16381"/>
        </table:table-row>
        <table:table-row table:style-name="ro1">
          <table:table-cell office:value-type="float" office:value="117" table:style-name="ce5">
            <text:p>117</text:p>
          </table:table-cell>
          <table:table-cell office:value-type="float" office:value="58" table:style-name="ce5">
            <text:p>58</text:p>
          </table:table-cell>
          <table:table-cell office:value-type="float" office:value="219" table:style-name="ce5">
            <text:p>219</text:p>
          </table:table-cell>
          <table:table-cell table:number-columns-repeated="16381"/>
        </table:table-row>
        <table:table-row table:style-name="ro1">
          <table:table-cell office:value-type="float" office:value="118" table:style-name="ce5">
            <text:p>118</text:p>
          </table:table-cell>
          <table:table-cell office:value-type="float" office:value="59" table:style-name="ce5">
            <text:p>59</text:p>
          </table:table-cell>
          <table:table-cell office:value-type="float" office:value="217" table:style-name="ce5">
            <text:p>217</text:p>
          </table:table-cell>
          <table:table-cell table:number-columns-repeated="16381"/>
        </table:table-row>
        <table:table-row table:style-name="ro1">
          <table:table-cell office:value-type="float" office:value="119" table:style-name="ce5">
            <text:p>119</text:p>
          </table:table-cell>
          <table:table-cell office:value-type="float" office:value="60" table:style-name="ce5">
            <text:p>60</text:p>
          </table:table-cell>
          <table:table-cell office:value-type="float" office:value="66" table:style-name="ce5">
            <text:p>66</text:p>
          </table:table-cell>
          <table:table-cell table:number-columns-repeated="16381"/>
        </table:table-row>
        <table:table-row table:style-name="ro1">
          <table:table-cell office:value-type="float" office:value="120" table:style-name="ce5">
            <text:p>120</text:p>
          </table:table-cell>
          <table:table-cell office:value-type="float" office:value="62" table:style-name="ce5">
            <text:p>62</text:p>
          </table:table-cell>
          <table:table-cell office:value-type="float" office:value="261" table:style-name="ce5">
            <text:p>261</text:p>
          </table:table-cell>
          <table:table-cell table:number-columns-repeated="16381"/>
        </table:table-row>
        <table:table-row table:style-name="ro1">
          <table:table-cell office:value-type="float" office:value="121" table:style-name="ce5">
            <text:p>121</text:p>
          </table:table-cell>
          <table:table-cell office:value-type="float" office:value="62" table:style-name="ce5">
            <text:p>62</text:p>
          </table:table-cell>
          <table:table-cell office:value-type="float" office:value="259" table:style-name="ce5">
            <text:p>259</text:p>
          </table:table-cell>
          <table:table-cell table:number-columns-repeated="16381"/>
        </table:table-row>
        <table:table-row table:style-name="ro1">
          <table:table-cell office:value-type="float" office:value="122" table:style-name="ce5">
            <text:p>122</text:p>
          </table:table-cell>
          <table:table-cell office:value-type="float" office:value="63" table:style-name="ce5">
            <text:p>63</text:p>
          </table:table-cell>
          <table:table-cell office:value-type="float" office:value="194" table:style-name="ce5">
            <text:p>194</text:p>
          </table:table-cell>
          <table:table-cell table:number-columns-repeated="16381"/>
        </table:table-row>
        <table:table-row table:style-name="ro1">
          <table:table-cell office:value-type="float" office:value="123" table:style-name="ce5">
            <text:p>123</text:p>
          </table:table-cell>
          <table:table-cell office:value-type="float" office:value="65" table:style-name="ce5">
            <text:p>65</text:p>
          </table:table-cell>
          <table:table-cell office:value-type="float" office:value="259" table:style-name="ce5">
            <text:p>259</text:p>
          </table:table-cell>
          <table:table-cell table:number-columns-repeated="16381"/>
        </table:table-row>
        <table:table-row table:style-name="ro1">
          <table:table-cell office:value-type="float" office:value="124" table:style-name="ce5">
            <text:p>124</text:p>
          </table:table-cell>
          <table:table-cell office:value-type="float" office:value="65" table:style-name="ce5">
            <text:p>65</text:p>
          </table:table-cell>
          <table:table-cell office:value-type="float" office:value="257" table:style-name="ce5">
            <text:p>257</text:p>
          </table:table-cell>
          <table:table-cell table:number-columns-repeated="16381"/>
        </table:table-row>
        <table:table-row table:style-name="ro1">
          <table:table-cell office:value-type="float" office:value="125" table:style-name="ce5">
            <text:p>125</text:p>
          </table:table-cell>
          <table:table-cell office:value-type="float" office:value="69" table:style-name="ce5">
            <text:p>69</text:p>
          </table:table-cell>
          <table:table-cell office:value-type="float" office:value="70" table:style-name="ce5">
            <text:p>70</text:p>
          </table:table-cell>
          <table:table-cell table:number-columns-repeated="16381"/>
        </table:table-row>
        <table:table-row table:style-name="ro1">
          <table:table-cell office:value-type="float" office:value="126" table:style-name="ce5">
            <text:p>126</text:p>
          </table:table-cell>
          <table:table-cell office:value-type="float" office:value="70" table:style-name="ce5">
            <text:p>70</text:p>
          </table:table-cell>
          <table:table-cell office:value-type="float" office:value="197" table:style-name="ce5">
            <text:p>197</text:p>
          </table:table-cell>
          <table:table-cell table:number-columns-repeated="16381"/>
        </table:table-row>
        <table:table-row table:style-name="ro1">
          <table:table-cell office:value-type="float" office:value="127" table:style-name="ce5">
            <text:p>127</text:p>
          </table:table-cell>
          <table:table-cell office:value-type="float" office:value="71" table:style-name="ce5">
            <text:p>71</text:p>
          </table:table-cell>
          <table:table-cell office:value-type="float" office:value="78" table:style-name="ce5">
            <text:p>78</text:p>
          </table:table-cell>
          <table:table-cell table:number-columns-repeated="16381"/>
        </table:table-row>
        <table:table-row table:style-name="ro1">
          <table:table-cell office:value-type="float" office:value="128" table:style-name="ce5">
            <text:p>128</text:p>
          </table:table-cell>
          <table:table-cell office:value-type="float" office:value="72" table:style-name="ce5">
            <text:p>72</text:p>
          </table:table-cell>
          <table:table-cell office:value-type="float" office:value="261" table:style-name="ce5">
            <text:p>261</text:p>
          </table:table-cell>
          <table:table-cell table:number-columns-repeated="16381"/>
        </table:table-row>
        <table:table-row table:style-name="ro1">
          <table:table-cell office:value-type="float" office:value="129" table:style-name="ce5">
            <text:p>129</text:p>
          </table:table-cell>
          <table:table-cell office:value-type="float" office:value="73" table:style-name="ce5">
            <text:p>73</text:p>
          </table:table-cell>
          <table:table-cell office:value-type="float" office:value="79" table:style-name="ce5">
            <text:p>79</text:p>
          </table:table-cell>
          <table:table-cell table:number-columns-repeated="16381"/>
        </table:table-row>
        <table:table-row table:style-name="ro1">
          <table:table-cell office:value-type="float" office:value="130" table:style-name="ce5">
            <text:p>130</text:p>
          </table:table-cell>
          <table:table-cell office:value-type="float" office:value="73" table:style-name="ce5">
            <text:p>73</text:p>
          </table:table-cell>
          <table:table-cell office:value-type="float" office:value="77" table:style-name="ce5">
            <text:p>77</text:p>
          </table:table-cell>
          <table:table-cell table:number-columns-repeated="16381"/>
        </table:table-row>
        <table:table-row table:style-name="ro1">
          <table:table-cell office:value-type="float" office:value="131" table:style-name="ce5">
            <text:p>131</text:p>
          </table:table-cell>
          <table:table-cell office:value-type="float" office:value="75" table:style-name="ce5">
            <text:p>75</text:p>
          </table:table-cell>
          <table:table-cell office:value-type="float" office:value="79" table:style-name="ce5">
            <text:p>79</text:p>
          </table:table-cell>
          <table:table-cell table:number-columns-repeated="16381"/>
        </table:table-row>
        <table:table-row table:style-name="ro1">
          <table:table-cell office:value-type="float" office:value="132" table:style-name="ce5">
            <text:p>132</text:p>
          </table:table-cell>
          <table:table-cell office:value-type="float" office:value="77" table:style-name="ce5">
            <text:p>77</text:p>
          </table:table-cell>
          <table:table-cell office:value-type="float" office:value="192" table:style-name="ce5">
            <text:p>192</text:p>
          </table:table-cell>
          <table:table-cell table:number-columns-repeated="16381"/>
        </table:table-row>
        <table:table-row table:style-name="ro1">
          <table:table-cell office:value-type="float" office:value="133" table:style-name="ce5">
            <text:p>133</text:p>
          </table:table-cell>
          <table:table-cell office:value-type="float" office:value="78" table:style-name="ce5">
            <text:p>78</text:p>
          </table:table-cell>
          <table:table-cell office:value-type="float" office:value="258" table:style-name="ce5">
            <text:p>258</text:p>
          </table:table-cell>
          <table:table-cell table:number-columns-repeated="16381"/>
        </table:table-row>
        <table:table-row table:style-name="ro1">
          <table:table-cell office:value-type="float" office:value="134" table:style-name="ce5">
            <text:p>134</text:p>
          </table:table-cell>
          <table:table-cell office:value-type="float" office:value="80" table:style-name="ce5">
            <text:p>80</text:p>
          </table:table-cell>
          <table:table-cell office:value-type="float" office:value="87" table:style-name="ce5">
            <text:p>87</text:p>
          </table:table-cell>
          <table:table-cell table:number-columns-repeated="16381"/>
        </table:table-row>
        <table:table-row table:style-name="ro1">
          <table:table-cell office:value-type="float" office:value="135" table:style-name="ce5">
            <text:p>135</text:p>
          </table:table-cell>
          <table:table-cell office:value-type="float" office:value="81" table:style-name="ce5">
            <text:p>81</text:p>
          </table:table-cell>
          <table:table-cell office:value-type="float" office:value="94" table:style-name="ce5">
            <text:p>94</text:p>
          </table:table-cell>
          <table:table-cell table:number-columns-repeated="16381"/>
        </table:table-row>
        <table:table-row table:style-name="ro1">
          <table:table-cell office:value-type="float" office:value="136" table:style-name="ce5">
            <text:p>136</text:p>
          </table:table-cell>
          <table:table-cell office:value-type="float" office:value="81" table:style-name="ce5">
            <text:p>81</text:p>
          </table:table-cell>
          <table:table-cell office:value-type="float" office:value="93" table:style-name="ce5">
            <text:p>93</text:p>
          </table:table-cell>
          <table:table-cell table:number-columns-repeated="16381"/>
        </table:table-row>
        <table:table-row table:style-name="ro1">
          <table:table-cell office:value-type="float" office:value="137" table:style-name="ce5">
            <text:p>137</text:p>
          </table:table-cell>
          <table:table-cell office:value-type="float" office:value="82" table:style-name="ce5">
            <text:p>82</text:p>
          </table:table-cell>
          <table:table-cell office:value-type="float" office:value="85" table:style-name="ce5">
            <text:p>85</text:p>
          </table:table-cell>
          <table:table-cell table:number-columns-repeated="16381"/>
        </table:table-row>
        <table:table-row table:style-name="ro1">
          <table:table-cell office:value-type="float" office:value="138" table:style-name="ce5">
            <text:p>138</text:p>
          </table:table-cell>
          <table:table-cell office:value-type="float" office:value="82" table:style-name="ce5">
            <text:p>82</text:p>
          </table:table-cell>
          <table:table-cell office:value-type="float" office:value="100" table:style-name="ce5">
            <text:p>100</text:p>
          </table:table-cell>
          <table:table-cell table:number-columns-repeated="16381"/>
        </table:table-row>
        <table:table-row table:style-name="ro1">
          <table:table-cell office:value-type="float" office:value="139" table:style-name="ce5">
            <text:p>139</text:p>
          </table:table-cell>
          <table:table-cell office:value-type="float" office:value="82" table:style-name="ce5">
            <text:p>82</text:p>
          </table:table-cell>
          <table:table-cell office:value-type="float" office:value="89" table:style-name="ce5">
            <text:p>89</text:p>
          </table:table-cell>
          <table:table-cell table:number-columns-repeated="16381"/>
        </table:table-row>
        <table:table-row table:style-name="ro1">
          <table:table-cell office:value-type="float" office:value="140" table:style-name="ce5">
            <text:p>140</text:p>
          </table:table-cell>
          <table:table-cell office:value-type="float" office:value="83" table:style-name="ce5">
            <text:p>83</text:p>
          </table:table-cell>
          <table:table-cell office:value-type="float" office:value="95" table:style-name="ce5">
            <text:p>95</text:p>
          </table:table-cell>
          <table:table-cell table:number-columns-repeated="16381"/>
        </table:table-row>
        <table:table-row table:style-name="ro1">
          <table:table-cell office:value-type="float" office:value="141" table:style-name="ce5">
            <text:p>141</text:p>
          </table:table-cell>
          <table:table-cell office:value-type="float" office:value="83" table:style-name="ce5">
            <text:p>83</text:p>
          </table:table-cell>
          <table:table-cell office:value-type="float" office:value="100" table:style-name="ce5">
            <text:p>100</text:p>
          </table:table-cell>
          <table:table-cell table:number-columns-repeated="16381"/>
        </table:table-row>
        <table:table-row table:style-name="ro1">
          <table:table-cell office:value-type="float" office:value="142" table:style-name="ce5">
            <text:p>142</text:p>
          </table:table-cell>
          <table:table-cell office:value-type="float" office:value="83" table:style-name="ce5">
            <text:p>83</text:p>
          </table:table-cell>
          <table:table-cell office:value-type="float" office:value="101" table:style-name="ce5">
            <text:p>101</text:p>
          </table:table-cell>
          <table:table-cell table:number-columns-repeated="16381"/>
        </table:table-row>
        <table:table-row table:style-name="ro1">
          <table:table-cell office:value-type="float" office:value="143" table:style-name="ce5">
            <text:p>143</text:p>
          </table:table-cell>
          <table:table-cell office:value-type="float" office:value="83" table:style-name="ce5">
            <text:p>83</text:p>
          </table:table-cell>
          <table:table-cell office:value-type="float" office:value="99" table:style-name="ce5">
            <text:p>99</text:p>
          </table:table-cell>
          <table:table-cell table:number-columns-repeated="16381"/>
        </table:table-row>
        <table:table-row table:style-name="ro1">
          <table:table-cell office:value-type="float" office:value="144" table:style-name="ce5">
            <text:p>144</text:p>
          </table:table-cell>
          <table:table-cell office:value-type="float" office:value="84" table:style-name="ce5">
            <text:p>84</text:p>
          </table:table-cell>
          <table:table-cell office:value-type="float" office:value="86" table:style-name="ce5">
            <text:p>86</text:p>
          </table:table-cell>
          <table:table-cell table:number-columns-repeated="16381"/>
        </table:table-row>
        <table:table-row table:style-name="ro1">
          <table:table-cell office:value-type="float" office:value="145" table:style-name="ce5">
            <text:p>145</text:p>
          </table:table-cell>
          <table:table-cell office:value-type="float" office:value="84" table:style-name="ce5">
            <text:p>84</text:p>
          </table:table-cell>
          <table:table-cell office:value-type="float" office:value="100" table:style-name="ce5">
            <text:p>100</text:p>
          </table:table-cell>
          <table:table-cell table:number-columns-repeated="16381"/>
        </table:table-row>
        <table:table-row table:style-name="ro1">
          <table:table-cell office:value-type="float" office:value="146" table:style-name="ce5">
            <text:p>146</text:p>
          </table:table-cell>
          <table:table-cell office:value-type="float" office:value="85" table:style-name="ce5">
            <text:p>85</text:p>
          </table:table-cell>
          <table:table-cell office:value-type="float" office:value="95" table:style-name="ce5">
            <text:p>95</text:p>
          </table:table-cell>
          <table:table-cell table:number-columns-repeated="16381"/>
        </table:table-row>
        <table:table-row table:style-name="ro1">
          <table:table-cell office:value-type="float" office:value="147" table:style-name="ce5">
            <text:p>147</text:p>
          </table:table-cell>
          <table:table-cell office:value-type="float" office:value="85" table:style-name="ce5">
            <text:p>85</text:p>
          </table:table-cell>
          <table:table-cell office:value-type="float" office:value="99" table:style-name="ce5">
            <text:p>99</text:p>
          </table:table-cell>
          <table:table-cell table:number-columns-repeated="16381"/>
        </table:table-row>
        <table:table-row table:style-name="ro1">
          <table:table-cell office:value-type="float" office:value="148" table:style-name="ce5">
            <text:p>148</text:p>
          </table:table-cell>
          <table:table-cell office:value-type="float" office:value="86" table:style-name="ce5">
            <text:p>86</text:p>
          </table:table-cell>
          <table:table-cell office:value-type="float" office:value="87" table:style-name="ce5">
            <text:p>87</text:p>
          </table:table-cell>
          <table:table-cell table:number-columns-repeated="16381"/>
        </table:table-row>
        <table:table-row table:style-name="ro1">
          <table:table-cell office:value-type="float" office:value="149" table:style-name="ce5">
            <text:p>149</text:p>
          </table:table-cell>
          <table:table-cell office:value-type="float" office:value="86" table:style-name="ce5">
            <text:p>86</text:p>
          </table:table-cell>
          <table:table-cell office:value-type="float" office:value="97" table:style-name="ce5">
            <text:p>97</text:p>
          </table:table-cell>
          <table:table-cell table:number-columns-repeated="16381"/>
        </table:table-row>
        <table:table-row table:style-name="ro1">
          <table:table-cell office:value-type="float" office:value="150" table:style-name="ce5">
            <text:p>150</text:p>
          </table:table-cell>
          <table:table-cell office:value-type="float" office:value="86" table:style-name="ce5">
            <text:p>86</text:p>
          </table:table-cell>
          <table:table-cell office:value-type="float" office:value="226" table:style-name="ce5">
            <text:p>226</text:p>
          </table:table-cell>
          <table:table-cell table:number-columns-repeated="16381"/>
        </table:table-row>
        <table:table-row table:style-name="ro1">
          <table:table-cell office:value-type="float" office:value="151" table:style-name="ce5">
            <text:p>151</text:p>
          </table:table-cell>
          <table:table-cell office:value-type="float" office:value="87" table:style-name="ce5">
            <text:p>87</text:p>
          </table:table-cell>
          <table:table-cell office:value-type="float" office:value="226" table:style-name="ce5">
            <text:p>226</text:p>
          </table:table-cell>
          <table:table-cell table:number-columns-repeated="16381"/>
        </table:table-row>
        <table:table-row table:style-name="ro1">
          <table:table-cell office:value-type="float" office:value="152" table:style-name="ce5">
            <text:p>152</text:p>
          </table:table-cell>
          <table:table-cell office:value-type="float" office:value="87" table:style-name="ce5">
            <text:p>87</text:p>
          </table:table-cell>
          <table:table-cell office:value-type="float" office:value="102" table:style-name="ce5">
            <text:p>102</text:p>
          </table:table-cell>
          <table:table-cell table:number-columns-repeated="16381"/>
        </table:table-row>
        <table:table-row table:style-name="ro1">
          <table:table-cell office:value-type="float" office:value="153" table:style-name="ce5">
            <text:p>153</text:p>
          </table:table-cell>
          <table:table-cell office:value-type="float" office:value="88" table:style-name="ce5">
            <text:p>88</text:p>
          </table:table-cell>
          <table:table-cell office:value-type="float" office:value="104" table:style-name="ce5">
            <text:p>104</text:p>
          </table:table-cell>
          <table:table-cell table:number-columns-repeated="16381"/>
        </table:table-row>
        <table:table-row table:style-name="ro1">
          <table:table-cell office:value-type="float" office:value="154" table:style-name="ce5">
            <text:p>154</text:p>
          </table:table-cell>
          <table:table-cell office:value-type="float" office:value="88" table:style-name="ce5">
            <text:p>88</text:p>
          </table:table-cell>
          <table:table-cell office:value-type="float" office:value="96" table:style-name="ce5">
            <text:p>96</text:p>
          </table:table-cell>
          <table:table-cell table:number-columns-repeated="16381"/>
        </table:table-row>
        <table:table-row table:style-name="ro1">
          <table:table-cell office:value-type="float" office:value="155" table:style-name="ce5">
            <text:p>155</text:p>
          </table:table-cell>
          <table:table-cell office:value-type="float" office:value="88" table:style-name="ce5">
            <text:p>88</text:p>
          </table:table-cell>
          <table:table-cell office:value-type="float" office:value="93" table:style-name="ce5">
            <text:p>93</text:p>
          </table:table-cell>
          <table:table-cell table:number-columns-repeated="16381"/>
        </table:table-row>
        <table:table-row table:style-name="ro1">
          <table:table-cell office:value-type="float" office:value="156" table:style-name="ce5">
            <text:p>156</text:p>
          </table:table-cell>
          <table:table-cell office:value-type="float" office:value="89" table:style-name="ce5">
            <text:p>89</text:p>
          </table:table-cell>
          <table:table-cell office:value-type="float" office:value="226" table:style-name="ce5">
            <text:p>226</text:p>
          </table:table-cell>
          <table:table-cell table:number-columns-repeated="16381"/>
        </table:table-row>
        <table:table-row table:style-name="ro1">
          <table:table-cell office:value-type="float" office:value="157" table:style-name="ce5">
            <text:p>157</text:p>
          </table:table-cell>
          <table:table-cell office:value-type="float" office:value="89" table:style-name="ce5">
            <text:p>89</text:p>
          </table:table-cell>
          <table:table-cell office:value-type="float" office:value="100" table:style-name="ce5">
            <text:p>100</text:p>
          </table:table-cell>
          <table:table-cell table:number-columns-repeated="16381"/>
        </table:table-row>
        <table:table-row table:style-name="ro1">
          <table:table-cell office:value-type="float" office:value="158" table:style-name="ce5">
            <text:p>158</text:p>
          </table:table-cell>
          <table:table-cell office:value-type="float" office:value="89" table:style-name="ce5">
            <text:p>89</text:p>
          </table:table-cell>
          <table:table-cell office:value-type="float" office:value="97" table:style-name="ce5">
            <text:p>97</text:p>
          </table:table-cell>
          <table:table-cell table:number-columns-repeated="16381"/>
        </table:table-row>
        <table:table-row table:style-name="ro1">
          <table:table-cell office:value-type="float" office:value="159" table:style-name="ce5">
            <text:p>159</text:p>
          </table:table-cell>
          <table:table-cell office:value-type="float" office:value="90" table:style-name="ce5">
            <text:p>90</text:p>
          </table:table-cell>
          <table:table-cell office:value-type="float" office:value="93" table:style-name="ce5">
            <text:p>93</text:p>
          </table:table-cell>
          <table:table-cell table:number-columns-repeated="16381"/>
        </table:table-row>
        <table:table-row table:style-name="ro1">
          <table:table-cell office:value-type="float" office:value="160" table:style-name="ce5">
            <text:p>160</text:p>
          </table:table-cell>
          <table:table-cell office:value-type="float" office:value="90" table:style-name="ce5">
            <text:p>90</text:p>
          </table:table-cell>
          <table:table-cell office:value-type="float" office:value="103" table:style-name="ce5">
            <text:p>103</text:p>
          </table:table-cell>
          <table:table-cell table:number-columns-repeated="16381"/>
        </table:table-row>
        <table:table-row table:style-name="ro1">
          <table:table-cell office:value-type="float" office:value="161" table:style-name="ce5">
            <text:p>161</text:p>
          </table:table-cell>
          <table:table-cell office:value-type="float" office:value="90" table:style-name="ce5">
            <text:p>90</text:p>
          </table:table-cell>
          <table:table-cell office:value-type="float" office:value="106" table:style-name="ce5">
            <text:p>106</text:p>
          </table:table-cell>
          <table:table-cell table:number-columns-repeated="16381"/>
        </table:table-row>
        <table:table-row table:style-name="ro1">
          <table:table-cell office:value-type="float" office:value="162" table:style-name="ce5">
            <text:p>162</text:p>
          </table:table-cell>
          <table:table-cell office:value-type="float" office:value="92" table:style-name="ce5">
            <text:p>92</text:p>
          </table:table-cell>
          <table:table-cell office:value-type="float" office:value="93" table:style-name="ce5">
            <text:p>93</text:p>
          </table:table-cell>
          <table:table-cell table:number-columns-repeated="16381"/>
        </table:table-row>
        <table:table-row table:style-name="ro1">
          <table:table-cell office:value-type="float" office:value="163" table:style-name="ce5">
            <text:p>163</text:p>
          </table:table-cell>
          <table:table-cell office:value-type="float" office:value="92" table:style-name="ce5">
            <text:p>92</text:p>
          </table:table-cell>
          <table:table-cell office:value-type="float" office:value="95" table:style-name="ce5">
            <text:p>95</text:p>
          </table:table-cell>
          <table:table-cell table:number-columns-repeated="16381"/>
        </table:table-row>
        <table:table-row table:style-name="ro1">
          <table:table-cell office:value-type="float" office:value="164" table:style-name="ce5">
            <text:p>164</text:p>
          </table:table-cell>
          <table:table-cell office:value-type="float" office:value="93" table:style-name="ce5">
            <text:p>93</text:p>
          </table:table-cell>
          <table:table-cell office:value-type="float" office:value="94" table:style-name="ce5">
            <text:p>94</text:p>
          </table:table-cell>
          <table:table-cell table:number-columns-repeated="16381"/>
        </table:table-row>
        <table:table-row table:style-name="ro1">
          <table:table-cell office:value-type="float" office:value="165" table:style-name="ce5">
            <text:p>165</text:p>
          </table:table-cell>
          <table:table-cell office:value-type="float" office:value="93" table:style-name="ce5">
            <text:p>93</text:p>
          </table:table-cell>
          <table:table-cell office:value-type="float" office:value="101" table:style-name="ce5">
            <text:p>101</text:p>
          </table:table-cell>
          <table:table-cell table:number-columns-repeated="16381"/>
        </table:table-row>
        <table:table-row table:style-name="ro1">
          <table:table-cell office:value-type="float" office:value="166" table:style-name="ce5">
            <text:p>166</text:p>
          </table:table-cell>
          <table:table-cell office:value-type="float" office:value="95" table:style-name="ce5">
            <text:p>95</text:p>
          </table:table-cell>
          <table:table-cell office:value-type="float" office:value="101" table:style-name="ce5">
            <text:p>101</text:p>
          </table:table-cell>
          <table:table-cell table:number-columns-repeated="16381"/>
        </table:table-row>
        <table:table-row table:style-name="ro1">
          <table:table-cell office:value-type="float" office:value="167" table:style-name="ce5">
            <text:p>167</text:p>
          </table:table-cell>
          <table:table-cell office:value-type="float" office:value="96" table:style-name="ce5">
            <text:p>96</text:p>
          </table:table-cell>
          <table:table-cell office:value-type="float" office:value="104" table:style-name="ce5">
            <text:p>104</text:p>
          </table:table-cell>
          <table:table-cell table:number-columns-repeated="16381"/>
        </table:table-row>
        <table:table-row table:style-name="ro1">
          <table:table-cell office:value-type="float" office:value="168" table:style-name="ce5">
            <text:p>168</text:p>
          </table:table-cell>
          <table:table-cell office:value-type="float" office:value="98" table:style-name="ce5">
            <text:p>98</text:p>
          </table:table-cell>
          <table:table-cell office:value-type="float" office:value="99" table:style-name="ce5">
            <text:p>99</text:p>
          </table:table-cell>
          <table:table-cell table:number-columns-repeated="16381"/>
        </table:table-row>
        <table:table-row table:style-name="ro1">
          <table:table-cell office:value-type="float" office:value="169" table:style-name="ce5">
            <text:p>169</text:p>
          </table:table-cell>
          <table:table-cell office:value-type="float" office:value="101" table:style-name="ce5">
            <text:p>101</text:p>
          </table:table-cell>
          <table:table-cell office:value-type="float" office:value="103" table:style-name="ce5">
            <text:p>103</text:p>
          </table:table-cell>
          <table:table-cell table:number-columns-repeated="16381"/>
        </table:table-row>
        <table:table-row table:style-name="ro1">
          <table:table-cell office:value-type="float" office:value="170" table:style-name="ce5">
            <text:p>170</text:p>
          </table:table-cell>
          <table:table-cell office:value-type="float" office:value="102" table:style-name="ce5">
            <text:p>102</text:p>
          </table:table-cell>
          <table:table-cell office:value-type="float" office:value="107" table:style-name="ce5">
            <text:p>107</text:p>
          </table:table-cell>
          <table:table-cell table:number-columns-repeated="16381"/>
        </table:table-row>
        <table:table-row table:style-name="ro1">
          <table:table-cell office:value-type="float" office:value="171" table:style-name="ce5">
            <text:p>171</text:p>
          </table:table-cell>
          <table:table-cell office:value-type="float" office:value="115" table:style-name="ce5">
            <text:p>115</text:p>
          </table:table-cell>
          <table:table-cell office:value-type="float" office:value="269" table:style-name="ce5">
            <text:p>269</text:p>
          </table:table-cell>
          <table:table-cell table:number-columns-repeated="16381"/>
        </table:table-row>
        <table:table-row table:style-name="ro1">
          <table:table-cell office:value-type="float" office:value="172" table:style-name="ce5">
            <text:p>172</text:p>
          </table:table-cell>
          <table:table-cell office:value-type="float" office:value="116" table:style-name="ce5">
            <text:p>116</text:p>
          </table:table-cell>
          <table:table-cell office:value-type="float" office:value="279" table:style-name="ce5">
            <text:p>279</text:p>
          </table:table-cell>
          <table:table-cell table:number-columns-repeated="16381"/>
        </table:table-row>
        <table:table-row table:style-name="ro1">
          <table:table-cell office:value-type="float" office:value="173" table:style-name="ce5">
            <text:p>173</text:p>
          </table:table-cell>
          <table:table-cell office:value-type="float" office:value="130" table:style-name="ce5">
            <text:p>130</text:p>
          </table:table-cell>
          <table:table-cell office:value-type="float" office:value="280" table:style-name="ce5">
            <text:p>280</text:p>
          </table:table-cell>
          <table:table-cell table:number-columns-repeated="16381"/>
        </table:table-row>
        <table:table-row table:style-name="ro1">
          <table:table-cell office:value-type="float" office:value="174" table:style-name="ce5">
            <text:p>174</text:p>
          </table:table-cell>
          <table:table-cell office:value-type="float" office:value="132" table:style-name="ce5">
            <text:p>132</text:p>
          </table:table-cell>
          <table:table-cell office:value-type="float" office:value="283" table:style-name="ce5">
            <text:p>283</text:p>
          </table:table-cell>
          <table:table-cell table:number-columns-repeated="16381"/>
        </table:table-row>
        <table:table-row table:style-name="ro1">
          <table:table-cell office:value-type="float" office:value="175" table:style-name="ce5">
            <text:p>175</text:p>
          </table:table-cell>
          <table:table-cell office:value-type="float" office:value="133" table:style-name="ce5">
            <text:p>133</text:p>
          </table:table-cell>
          <table:table-cell office:value-type="float" office:value="287" table:style-name="ce5">
            <text:p>287</text:p>
          </table:table-cell>
          <table:table-cell table:number-columns-repeated="16381"/>
        </table:table-row>
        <table:table-row table:style-name="ro1">
          <table:table-cell office:value-type="float" office:value="176" table:style-name="ce5">
            <text:p>176</text:p>
          </table:table-cell>
          <table:table-cell office:value-type="float" office:value="133" table:style-name="ce5">
            <text:p>133</text:p>
          </table:table-cell>
          <table:table-cell office:value-type="float" office:value="288" table:style-name="ce5">
            <text:p>288</text:p>
          </table:table-cell>
          <table:table-cell table:number-columns-repeated="16381"/>
        </table:table-row>
        <table:table-row table:style-name="ro1">
          <table:table-cell office:value-type="float" office:value="177" table:style-name="ce5">
            <text:p>177</text:p>
          </table:table-cell>
          <table:table-cell office:value-type="float" office:value="145" table:style-name="ce5">
            <text:p>145</text:p>
          </table:table-cell>
          <table:table-cell office:value-type="float" office:value="286" table:style-name="ce5">
            <text:p>286</text:p>
          </table:table-cell>
          <table:table-cell table:number-columns-repeated="16381"/>
        </table:table-row>
        <table:table-row table:style-name="ro1">
          <table:table-cell office:value-type="float" office:value="178" table:style-name="ce5">
            <text:p>178</text:p>
          </table:table-cell>
          <table:table-cell office:value-type="float" office:value="148" table:style-name="ce5">
            <text:p>148</text:p>
          </table:table-cell>
          <table:table-cell office:value-type="float" office:value="172" table:style-name="ce5">
            <text:p>172</text:p>
          </table:table-cell>
          <table:table-cell table:number-columns-repeated="16381"/>
        </table:table-row>
        <table:table-row table:style-name="ro1">
          <table:table-cell office:value-type="float" office:value="179" table:style-name="ce5">
            <text:p>179</text:p>
          </table:table-cell>
          <table:table-cell office:value-type="float" office:value="148" table:style-name="ce5">
            <text:p>148</text:p>
          </table:table-cell>
          <table:table-cell office:value-type="float" office:value="294" table:style-name="ce5">
            <text:p>294</text:p>
          </table:table-cell>
          <table:table-cell table:number-columns-repeated="16381"/>
        </table:table-row>
        <table:table-row table:style-name="ro1">
          <table:table-cell office:value-type="float" office:value="180" table:style-name="ce5">
            <text:p>180</text:p>
          </table:table-cell>
          <table:table-cell office:value-type="float" office:value="165" table:style-name="ce5">
            <text:p>165</text:p>
          </table:table-cell>
          <table:table-cell office:value-type="float" office:value="272" table:style-name="ce5">
            <text:p>272</text:p>
          </table:table-cell>
          <table:table-cell table:number-columns-repeated="16381"/>
        </table:table-row>
        <table:table-row table:style-name="ro1">
          <table:table-cell office:value-type="float" office:value="181" table:style-name="ce5">
            <text:p>181</text:p>
          </table:table-cell>
          <table:table-cell office:value-type="float" office:value="165" table:style-name="ce5">
            <text:p>165</text:p>
          </table:table-cell>
          <table:table-cell office:value-type="float" office:value="298" table:style-name="ce5">
            <text:p>298</text:p>
          </table:table-cell>
          <table:table-cell table:number-columns-repeated="16381"/>
        </table:table-row>
        <table:table-row table:style-name="ro1">
          <table:table-cell office:value-type="float" office:value="182" table:style-name="ce5">
            <text:p>182</text:p>
          </table:table-cell>
          <table:table-cell office:value-type="float" office:value="165" table:style-name="ce5">
            <text:p>165</text:p>
          </table:table-cell>
          <table:table-cell office:value-type="float" office:value="300" table:style-name="ce5">
            <text:p>300</text:p>
          </table:table-cell>
          <table:table-cell table:number-columns-repeated="16381"/>
        </table:table-row>
        <table:table-row table:style-name="ro1">
          <table:table-cell office:value-type="float" office:value="183" table:style-name="ce5">
            <text:p>183</text:p>
          </table:table-cell>
          <table:table-cell office:value-type="float" office:value="167" table:style-name="ce5">
            <text:p>167</text:p>
          </table:table-cell>
          <table:table-cell office:value-type="float" office:value="297" table:style-name="ce5">
            <text:p>297</text:p>
          </table:table-cell>
          <table:table-cell table:number-columns-repeated="16381"/>
        </table:table-row>
        <table:table-row table:style-name="ro1">
          <table:table-cell office:value-type="float" office:value="184" table:style-name="ce5">
            <text:p>184</text:p>
          </table:table-cell>
          <table:table-cell office:value-type="float" office:value="172" table:style-name="ce5">
            <text:p>172</text:p>
          </table:table-cell>
          <table:table-cell office:value-type="float" office:value="304" table:style-name="ce5">
            <text:p>304</text:p>
          </table:table-cell>
          <table:table-cell table:number-columns-repeated="16381"/>
        </table:table-row>
        <table:table-row table:style-name="ro1">
          <table:table-cell office:value-type="float" office:value="185" table:style-name="ce5">
            <text:p>185</text:p>
          </table:table-cell>
          <table:table-cell office:value-type="float" office:value="173" table:style-name="ce5">
            <text:p>173</text:p>
          </table:table-cell>
          <table:table-cell office:value-type="float" office:value="174" table:style-name="ce5">
            <text:p>174</text:p>
          </table:table-cell>
          <table:table-cell table:number-columns-repeated="16381"/>
        </table:table-row>
        <table:table-row table:style-name="ro1">
          <table:table-cell office:value-type="float" office:value="186" table:style-name="ce5">
            <text:p>186</text:p>
          </table:table-cell>
          <table:table-cell office:value-type="float" office:value="193" table:style-name="ce5">
            <text:p>193</text:p>
          </table:table-cell>
          <table:table-cell office:value-type="float" office:value="220" table:style-name="ce5">
            <text:p>220</text:p>
          </table:table-cell>
          <table:table-cell table:number-columns-repeated="16381"/>
        </table:table-row>
        <table:table-row table:style-name="ro1">
          <table:table-cell office:value-type="float" office:value="187" table:style-name="ce5">
            <text:p>187</text:p>
          </table:table-cell>
          <table:table-cell office:value-type="float" office:value="195" table:style-name="ce5">
            <text:p>195</text:p>
          </table:table-cell>
          <table:table-cell office:value-type="float" office:value="258" table:style-name="ce5">
            <text:p>258</text:p>
          </table:table-cell>
          <table:table-cell table:number-columns-repeated="16381"/>
        </table:table-row>
        <table:table-row table:style-name="ro1">
          <table:table-cell office:value-type="float" office:value="188" table:style-name="ce5">
            <text:p>188</text:p>
          </table:table-cell>
          <table:table-cell office:value-type="float" office:value="208" table:style-name="ce5">
            <text:p>208</text:p>
          </table:table-cell>
          <table:table-cell office:value-type="float" office:value="210" table:style-name="ce5">
            <text:p>210</text:p>
          </table:table-cell>
          <table:table-cell table:number-columns-repeated="16381"/>
        </table:table-row>
        <table:table-row table:style-name="ro1">
          <table:table-cell office:value-type="float" office:value="189" table:style-name="ce5">
            <text:p>189</text:p>
          </table:table-cell>
          <table:table-cell office:value-type="float" office:value="209" table:style-name="ce5">
            <text:p>209</text:p>
          </table:table-cell>
          <table:table-cell office:value-type="float" office:value="211" table:style-name="ce5">
            <text:p>211</text:p>
          </table:table-cell>
          <table:table-cell table:number-columns-repeated="16381"/>
        </table:table-row>
        <table:table-row table:style-name="ro1">
          <table:table-cell office:value-type="float" office:value="190" table:style-name="ce5">
            <text:p>190</text:p>
          </table:table-cell>
          <table:table-cell office:value-type="float" office:value="220" table:style-name="ce5">
            <text:p>220</text:p>
          </table:table-cell>
          <table:table-cell office:value-type="float" office:value="221" table:style-name="ce5">
            <text:p>221</text:p>
          </table:table-cell>
          <table:table-cell table:number-columns-repeated="16381"/>
        </table:table-row>
        <table:table-row table:style-name="ro1">
          <table:table-cell office:value-type="float" office:value="191" table:style-name="ce5">
            <text:p>191</text:p>
          </table:table-cell>
          <table:table-cell office:value-type="float" office:value="269" table:style-name="ce5">
            <text:p>269</text:p>
          </table:table-cell>
          <table:table-cell office:value-type="float" office:value="270" table:style-name="ce5">
            <text:p>270</text:p>
          </table:table-cell>
          <table:table-cell table:number-columns-repeated="16381" table:style-name="ce1"/>
        </table:table-row>
        <table:table-row table:style-name="ro1">
          <table:table-cell office:value-type="float" office:value="192" table:style-name="ce5">
            <text:p>192</text:p>
          </table:table-cell>
          <table:table-cell office:value-type="float" office:value="270" table:style-name="ce5">
            <text:p>270</text:p>
          </table:table-cell>
          <table:table-cell office:value-type="float" office:value="271" table:style-name="ce5">
            <text:p>271</text:p>
          </table:table-cell>
          <table:table-cell table:number-columns-repeated="16381" table:style-name="ce1"/>
        </table:table-row>
        <table:table-row table:style-name="ro1">
          <table:table-cell office:value-type="float" office:value="193" table:style-name="ce5">
            <text:p>193</text:p>
          </table:table-cell>
          <table:table-cell office:value-type="float" office:value="271" table:style-name="ce5">
            <text:p>271</text:p>
          </table:table-cell>
          <table:table-cell office:value-type="float" office:value="272" table:style-name="ce5">
            <text:p>272</text:p>
          </table:table-cell>
          <table:table-cell table:number-columns-repeated="16381" table:style-name="ce1"/>
        </table:table-row>
        <table:table-row table:style-name="ro1">
          <table:table-cell office:value-type="float" office:value="194" table:style-name="ce5">
            <text:p>194</text:p>
          </table:table-cell>
          <table:table-cell office:value-type="float" office:value="273" table:style-name="ce5">
            <text:p>273</text:p>
          </table:table-cell>
          <table:table-cell office:value-type="float" office:value="274" table:style-name="ce5">
            <text:p>274</text:p>
          </table:table-cell>
          <table:table-cell table:number-columns-repeated="16381" table:style-name="ce1"/>
        </table:table-row>
        <table:table-row table:style-name="ro1">
          <table:table-cell office:value-type="float" office:value="195" table:style-name="ce5">
            <text:p>195</text:p>
          </table:table-cell>
          <table:table-cell office:value-type="float" office:value="273" table:style-name="ce5">
            <text:p>273</text:p>
          </table:table-cell>
          <table:table-cell office:value-type="float" office:value="282" table:style-name="ce5">
            <text:p>282</text:p>
          </table:table-cell>
          <table:table-cell table:number-columns-repeated="16381" table:style-name="ce1"/>
        </table:table-row>
        <table:table-row table:style-name="ro1">
          <table:table-cell office:value-type="float" office:value="196" table:style-name="ce5">
            <text:p>196</text:p>
          </table:table-cell>
          <table:table-cell office:value-type="float" office:value="274" table:style-name="ce5">
            <text:p>274</text:p>
          </table:table-cell>
          <table:table-cell office:value-type="float" office:value="275" table:style-name="ce5">
            <text:p>275</text:p>
          </table:table-cell>
          <table:table-cell table:number-columns-repeated="16381" table:style-name="ce1"/>
        </table:table-row>
        <table:table-row table:style-name="ro1">
          <table:table-cell office:value-type="float" office:value="197" table:style-name="ce5">
            <text:p>197</text:p>
          </table:table-cell>
          <table:table-cell office:value-type="float" office:value="275" table:style-name="ce5">
            <text:p>275</text:p>
          </table:table-cell>
          <table:table-cell office:value-type="float" office:value="276" table:style-name="ce5">
            <text:p>276</text:p>
          </table:table-cell>
          <table:table-cell table:number-columns-repeated="16381" table:style-name="ce1"/>
        </table:table-row>
        <table:table-row table:style-name="ro1">
          <table:table-cell office:value-type="float" office:value="198" table:style-name="ce5">
            <text:p>198</text:p>
          </table:table-cell>
          <table:table-cell office:value-type="float" office:value="276" table:style-name="ce5">
            <text:p>276</text:p>
          </table:table-cell>
          <table:table-cell office:value-type="float" office:value="277" table:style-name="ce5">
            <text:p>277</text:p>
          </table:table-cell>
          <table:table-cell table:number-columns-repeated="16381" table:style-name="ce1"/>
        </table:table-row>
        <table:table-row table:style-name="ro1">
          <table:table-cell office:value-type="float" office:value="199" table:style-name="ce5">
            <text:p>199</text:p>
          </table:table-cell>
          <table:table-cell office:value-type="float" office:value="277" table:style-name="ce5">
            <text:p>277</text:p>
          </table:table-cell>
          <table:table-cell office:value-type="float" office:value="278" table:style-name="ce5">
            <text:p>278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00" table:style-name="ce5">
            <text:p>200</text:p>
          </table:table-cell>
          <table:table-cell office:value-type="float" office:value="278" table:style-name="ce5">
            <text:p>278</text:p>
          </table:table-cell>
          <table:table-cell office:value-type="float" office:value="279" table:style-name="ce5">
            <text:p>279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01" table:style-name="ce5">
            <text:p>201</text:p>
          </table:table-cell>
          <table:table-cell office:value-type="float" office:value="280" table:style-name="ce5">
            <text:p>280</text:p>
          </table:table-cell>
          <table:table-cell office:value-type="float" office:value="281" table:style-name="ce5">
            <text:p>281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 table:style-name="ce2"/>
        </table:table-row>
        <table:table-row table:style-name="ro1">
          <table:table-cell office:value-type="float" office:value="202" table:style-name="ce5">
            <text:p>202</text:p>
          </table:table-cell>
          <table:table-cell office:value-type="float" office:value="281" table:style-name="ce5">
            <text:p>281</text:p>
          </table:table-cell>
          <table:table-cell office:value-type="float" office:value="282" table:style-name="ce5">
            <text:p>282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03" table:style-name="ce5">
            <text:p>203</text:p>
          </table:table-cell>
          <table:table-cell office:value-type="float" office:value="283" table:style-name="ce5">
            <text:p>283</text:p>
          </table:table-cell>
          <table:table-cell office:value-type="float" office:value="284" table:style-name="ce5">
            <text:p>284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04" table:style-name="ce5">
            <text:p>204</text:p>
          </table:table-cell>
          <table:table-cell office:value-type="float" office:value="284" table:style-name="ce5">
            <text:p>284</text:p>
          </table:table-cell>
          <table:table-cell office:value-type="float" office:value="285" table:style-name="ce5">
            <text:p>285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05" table:style-name="ce5">
            <text:p>205</text:p>
          </table:table-cell>
          <table:table-cell office:value-type="float" office:value="285" table:style-name="ce5">
            <text:p>285</text:p>
          </table:table-cell>
          <table:table-cell office:value-type="float" office:value="286" table:style-name="ce5">
            <text:p>286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06" table:style-name="ce5">
            <text:p>206</text:p>
          </table:table-cell>
          <table:table-cell office:value-type="float" office:value="287" table:style-name="ce5">
            <text:p>287</text:p>
          </table:table-cell>
          <table:table-cell office:value-type="float" office:value="288" table:style-name="ce5">
            <text:p>288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07" table:style-name="ce5">
            <text:p>207</text:p>
          </table:table-cell>
          <table:table-cell office:value-type="float" office:value="294" table:style-name="ce5">
            <text:p>294</text:p>
          </table:table-cell>
          <table:table-cell office:value-type="float" office:value="295" table:style-name="ce5">
            <text:p>295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08" table:style-name="ce5">
            <text:p>208</text:p>
          </table:table-cell>
          <table:table-cell office:value-type="float" office:value="295" table:style-name="ce5">
            <text:p>295</text:p>
          </table:table-cell>
          <table:table-cell office:value-type="float" office:value="296" table:style-name="ce5">
            <text:p>296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09" table:style-name="ce5">
            <text:p>209</text:p>
          </table:table-cell>
          <table:table-cell office:value-type="float" office:value="296" table:style-name="ce5">
            <text:p>296</text:p>
          </table:table-cell>
          <table:table-cell office:value-type="float" office:value="297" table:style-name="ce5">
            <text:p>297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10" table:style-name="ce5">
            <text:p>210</text:p>
          </table:table-cell>
          <table:table-cell office:value-type="float" office:value="298" table:style-name="ce5">
            <text:p>298</text:p>
          </table:table-cell>
          <table:table-cell office:value-type="float" office:value="299" table:style-name="ce5">
            <text:p>299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11" table:style-name="ce5">
            <text:p>211</text:p>
          </table:table-cell>
          <table:table-cell office:value-type="float" office:value="299" table:style-name="ce5">
            <text:p>299</text:p>
          </table:table-cell>
          <table:table-cell office:value-type="float" office:value="301" table:style-name="ce5">
            <text:p>301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12" table:style-name="ce5">
            <text:p>212</text:p>
          </table:table-cell>
          <table:table-cell office:value-type="float" office:value="299" table:style-name="ce5">
            <text:p>299</text:p>
          </table:table-cell>
          <table:table-cell office:value-type="float" office:value="300" table:style-name="ce5">
            <text:p>300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13" table:style-name="ce5">
            <text:p>213</text:p>
          </table:table-cell>
          <table:table-cell office:value-type="float" office:value="301" table:style-name="ce5">
            <text:p>301</text:p>
          </table:table-cell>
          <table:table-cell office:value-type="float" office:value="302" table:style-name="ce5">
            <text:p>302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14" table:style-name="ce5">
            <text:p>214</text:p>
          </table:table-cell>
          <table:table-cell office:value-type="float" office:value="302" table:style-name="ce5">
            <text:p>302</text:p>
          </table:table-cell>
          <table:table-cell office:value-type="float" office:value="303" table:style-name="ce5">
            <text:p>303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15" table:style-name="ce5">
            <text:p>215</text:p>
          </table:table-cell>
          <table:table-cell office:value-type="float" office:value="303" table:style-name="ce5">
            <text:p>303</text:p>
          </table:table-cell>
          <table:table-cell office:value-type="float" office:value="304" table:style-name="ce5">
            <text:p>304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number-rows-repeated="7" table:style-name="ro1">
          <table:table-cell table:number-columns-repeated="3" table:style-name="ce1"/>
          <table:table-cell table:number-columns-repeated="17" table:style-name="ce6"/>
          <table:table-cell table:number-columns-repeated="16364" table:style-name="ce1"/>
        </table:table-row>
        <table:table-row table:number-rows-repeated="7" table:style-name="ro1">
          <table:table-cell table:number-columns-repeated="3" table:style-name="ce1"/>
          <table:table-cell table:number-columns-repeated="17" table:style-name="ce6"/>
          <table:table-cell table:number-columns-repeated="16364"/>
        </table:table-row>
        <table:table-row table:number-rows-repeated="4" table:style-name="ro1">
          <table:table-cell table:number-columns-repeated="20" table:style-name="ce6"/>
          <table:table-cell table:number-columns-repeated="16364"/>
        </table:table-row>
        <table:table-row table:number-rows-repeated="1048341" table:style-name="ro1">
          <table:table-cell table:number-columns-repeated="16384"/>
        </table:table-row>
      </table:table>
      <table:table table:name="Storag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Qs</text:p>
          </table:table-cell>
          <table:table-cell office:value-type="string" table:style-name="ce1">
            <text:p>Energy (MWh)</text:p>
          </table:table-cell>
          <table:table-cell office:value-type="string" table:style-name="ce1">
            <text:p>E_rating (MWh)</text:p>
          </table:table-cell>
          <table:table-cell office:value-type="string" table:style-name="ce1">
            <text:p>Charge_rating (MW)</text:p>
          </table:table-cell>
          <table:table-cell office:value-type="string" table:style-name="ce1">
            <text:p>Discharge_rating (MW)</text:p>
          </table:table-cell>
          <table:table-cell office:value-type="string" table:style-name="ce1">
            <text:p>Charge_efficiency</text:p>
          </table:table-cell>
          <table:table-cell office:value-type="string" table:style-name="ce1">
            <text:p>Discharge_efficiency</text:p>
          </table:table-cell>
          <table:table-cell office:value-type="string" table:style-name="ce1">
            <text:p>Thermal_rating (MVA)</text:p>
          </table:table-cell>
          <table:table-cell office:value-type="string" table:style-name="ce1">
            <text:p>Qmin (MVAr)</text:p>
          </table:table-cell>
          <table:table-cell office:value-type="string" table:style-name="ce1">
            <text:p>Qmax (MVAr)</text:p>
          </table:table-cell>
          <table:table-cell office:value-type="string" table:style-name="ce1">
            <text:p>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_loss</text:p>
          </table:table-cell>
          <table:table-cell office:value-type="string" table:style-name="ce1">
            <text:p>Q_loss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soc_initial</text:p>
          </table:table-cell>
          <table:table-cell office:value-type="string" table:style-name="ce1">
            <text:p>soc_min</text:p>
          </table:table-cell>
          <table:table-cell office:value-type="string" table:style-name="ce1">
            <text:p>soc_max</text:p>
          </table:table-cell>
          <table:table-cell office:value-type="string" table:style-name="ce1">
            <text:p>E_rating_min (MWh)</text:p>
          </table:table-cell>
          <table:table-cell office:value-type="string" table:style-name="ce1">
            <text:p>E_initial (MWh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59"/>
        </table:table-row>
        <table:table-row table:style-name="ro1">
          <table:table-cell office:value-type="float" office:value="115" table:style-name="ce9">
            <text:p>115.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200" table:style-name="ce4">
            <text:p>2200</text:p>
          </table:table-cell>
          <table:table-cell office:value-type="float" office:value="400" table:style-name="ce4">
            <text:p>400</text:p>
          </table:table-cell>
          <table:table-cell office:value-type="float" office:value="400" table:style-name="ce4">
            <text:p>400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1000" table:style-name="ce4">
            <text:p>1000</text:p>
          </table:table-cell>
          <table:table-cell office:value-type="float" office:value="-50" table:style-name="ce4">
            <text:p>-50</text:p>
          </table:table-cell>
          <table:table-cell office:value-type="float" office:value="70" table:style-name="ce4">
            <text:p>70</text:p>
          </table:table-cell>
          <table:table-cell office:value-type="float" office:value="0" table:style-name="ce4">
            <text:p>0</text:p>
          </table:table-cell>
          <table:table-cell office:value-type="float" office:value="0.01" table:style-name="ce4">
            <text:p>0.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5.0000000000000001E-3" table:style-name="ce10">
            <text:p>5.00E-0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60" table:style-name="ce4">
            <text:p>660</text:p>
          </table:table-cell>
          <table:table-cell office:value-type="float" office:value="1100" table:style-name="ce4">
            <text:p>110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59"/>
        </table:table-row>
        <table:table-row table:style-name="ro1">
          <table:table-cell office:value-type="float" office:value="125" table:style-name="ce9">
            <text:p>125.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200" table:style-name="ce4">
            <text:p>2200</text:p>
          </table:table-cell>
          <table:table-cell office:value-type="float" office:value="400" table:style-name="ce4">
            <text:p>400</text:p>
          </table:table-cell>
          <table:table-cell office:value-type="float" office:value="400" table:style-name="ce4">
            <text:p>400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1000" table:style-name="ce4">
            <text:p>1000</text:p>
          </table:table-cell>
          <table:table-cell office:value-type="float" office:value="-50" table:style-name="ce4">
            <text:p>-50</text:p>
          </table:table-cell>
          <table:table-cell office:value-type="float" office:value="70" table:style-name="ce4">
            <text:p>70</text:p>
          </table:table-cell>
          <table:table-cell office:value-type="float" office:value="0" table:style-name="ce4">
            <text:p>0</text:p>
          </table:table-cell>
          <table:table-cell office:value-type="float" office:value="0.01" table:style-name="ce4">
            <text:p>0.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5.0000000000000001E-3" table:style-name="ce10">
            <text:p>5.00E-0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60" table:style-name="ce4">
            <text:p>660</text:p>
          </table:table-cell>
          <table:table-cell office:value-type="float" office:value="1100" table:style-name="ce4">
            <text:p>110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59"/>
        </table:table-row>
        <table:table-row table:style-name="ro1">
          <table:table-cell office:value-type="float" office:value="135" table:style-name="ce9">
            <text:p>135.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200" table:style-name="ce4">
            <text:p>2200</text:p>
          </table:table-cell>
          <table:table-cell office:value-type="float" office:value="400" table:style-name="ce4">
            <text:p>400</text:p>
          </table:table-cell>
          <table:table-cell office:value-type="float" office:value="400" table:style-name="ce4">
            <text:p>400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1000" table:style-name="ce4">
            <text:p>1000</text:p>
          </table:table-cell>
          <table:table-cell office:value-type="float" office:value="-50" table:style-name="ce4">
            <text:p>-50</text:p>
          </table:table-cell>
          <table:table-cell office:value-type="float" office:value="70" table:style-name="ce4">
            <text:p>70</text:p>
          </table:table-cell>
          <table:table-cell office:value-type="float" office:value="0" table:style-name="ce4">
            <text:p>0</text:p>
          </table:table-cell>
          <table:table-cell office:value-type="float" office:value="0.01" table:style-name="ce4">
            <text:p>0.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5.0000000000000001E-3" table:style-name="ce10">
            <text:p>5.00E-0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60" table:style-name="ce4">
            <text:p>660</text:p>
          </table:table-cell>
          <table:table-cell office:value-type="float" office:value="1100" table:style-name="ce4">
            <text:p>110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59"/>
        </table:table-row>
        <table:table-row table:style-name="ro1">
          <table:table-cell office:value-type="float" office:value="145" table:style-name="ce9">
            <text:p>145.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200" table:style-name="ce4">
            <text:p>2200</text:p>
          </table:table-cell>
          <table:table-cell office:value-type="float" office:value="400" table:style-name="ce4">
            <text:p>400</text:p>
          </table:table-cell>
          <table:table-cell office:value-type="float" office:value="400" table:style-name="ce4">
            <text:p>400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1000" table:style-name="ce4">
            <text:p>1000</text:p>
          </table:table-cell>
          <table:table-cell office:value-type="float" office:value="-50" table:style-name="ce4">
            <text:p>-50</text:p>
          </table:table-cell>
          <table:table-cell office:value-type="float" office:value="70" table:style-name="ce4">
            <text:p>70</text:p>
          </table:table-cell>
          <table:table-cell office:value-type="float" office:value="0" table:style-name="ce4">
            <text:p>0</text:p>
          </table:table-cell>
          <table:table-cell office:value-type="float" office:value="0.01" table:style-name="ce4">
            <text:p>0.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5.0000000000000001E-3" table:style-name="ce10">
            <text:p>5.00E-0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60" table:style-name="ce4">
            <text:p>660</text:p>
          </table:table-cell>
          <table:table-cell office:value-type="float" office:value="1100" table:style-name="ce4">
            <text:p>110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59"/>
        </table:table-row>
        <table:table-row table:style-name="ro1">
          <table:table-cell office:value-type="float" office:value="155" table:style-name="ce9">
            <text:p>155.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200" table:style-name="ce4">
            <text:p>2200</text:p>
          </table:table-cell>
          <table:table-cell office:value-type="float" office:value="400" table:style-name="ce4">
            <text:p>400</text:p>
          </table:table-cell>
          <table:table-cell office:value-type="float" office:value="400" table:style-name="ce4">
            <text:p>400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1000" table:style-name="ce4">
            <text:p>1000</text:p>
          </table:table-cell>
          <table:table-cell office:value-type="float" office:value="-50" table:style-name="ce4">
            <text:p>-50</text:p>
          </table:table-cell>
          <table:table-cell office:value-type="float" office:value="70" table:style-name="ce4">
            <text:p>70</text:p>
          </table:table-cell>
          <table:table-cell office:value-type="float" office:value="0" table:style-name="ce4">
            <text:p>0</text:p>
          </table:table-cell>
          <table:table-cell office:value-type="float" office:value="0.01" table:style-name="ce4">
            <text:p>0.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5.0000000000000001E-3" table:style-name="ce10">
            <text:p>5.00E-0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60" table:style-name="ce4">
            <text:p>660</text:p>
          </table:table-cell>
          <table:table-cell office:value-type="float" office:value="1100" table:style-name="ce4">
            <text:p>110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59"/>
        </table:table-row>
        <table:table-row table:number-rows-repeated="1048570" table:style-name="ro1">
          <table:table-cell table:number-columns-repeated="16384"/>
        </table:table-row>
      </table:table>
      <table:database-ranges>
        <table:database-range table:target-range-address="Buses.A93:Buses.H305">
          <table:sort>
            <table:sort-by table:field-number="0"/>
          </table:sort>
        </table:database-range>
        <table:database-range table:target-range-address="Lines.A93:Lines.H349">
          <table:sort>
            <table:sort-by table:field-number="0"/>
          </table:sort>
        </table:database-range>
        <table:database-range table:target-range-address="Gens.A93:Gens.K210">
          <table:sort>
            <table:sort-by table:field-number="0"/>
          </table:sort>
        </table:database-range>
        <table:database-range table:target-range-address="Transformers.A93:Transformers.J206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Mohammad Iman ALIZADEH</dc:creator>
    <meta:creation-date>2022-03-07T16:12:38Z</meta:creation-date>
    <dc:date>2022-07-21T07:04:50Z</dc:date>
    <meta:editing-cycles>118</meta:editing-cycles>
  </office:meta>
</office:document-meta>
</file>